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27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5492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9516in"/>
    </style:style>
    <style:style style:name="co11" style:family="table-column">
      <style:table-column-properties fo:break-before="auto" style:column-width="1.0583in"/>
    </style:style>
    <style:style style:name="co12" style:family="table-column">
      <style:table-column-properties fo:break-before="auto" style:column-width="0.8307in"/>
    </style:style>
    <style:style style:name="co13" style:family="table-column">
      <style:table-column-properties fo:break-before="auto" style:column-width="0.8437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978in"/>
    </style:style>
    <style:style style:name="co16" style:family="table-column">
      <style:table-column-properties fo:break-before="auto" style:column-width="0.4772in"/>
    </style:style>
    <style:style style:name="co17" style:family="table-column">
      <style:table-column-properties fo:break-before="auto" style:column-width="0.8173in"/>
    </style:style>
    <style:style style:name="co18" style:family="table-column">
      <style:table-column-properties fo:break-before="auto" style:column-width="1.0717in"/>
    </style:style>
    <style:style style:name="co19" style:family="table-column">
      <style:table-column-properties fo:break-before="auto" style:column-width="1.2535in"/>
    </style:style>
    <style:style style:name="co20" style:family="table-column">
      <style:table-column-properties fo:break-before="auto" style:column-width="0.3528in"/>
    </style:style>
    <style:style style:name="co21" style:family="table-column">
      <style:table-column-properties fo:break-before="auto" style:column-width="0.8035in"/>
    </style:style>
    <style:style style:name="co22" style:family="table-column">
      <style:table-column-properties fo:break-before="auto" style:column-width="1.111in"/>
    </style:style>
    <style:style style:name="co23" style:family="table-column">
      <style:table-column-properties fo:break-before="auto" style:column-width="1.9417in"/>
    </style:style>
    <style:style style:name="co24" style:family="table-column">
      <style:table-column-properties fo:break-before="auto" style:column-width="0.539in"/>
    </style:style>
    <style:style style:name="co25" style:family="table-column">
      <style:table-column-properties fo:break-before="auto" style:column-width="1.0181in"/>
    </style:style>
    <style:style style:name="co26" style:family="table-column">
      <style:table-column-properties fo:break-before="auto" style:column-width="1.7957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-bottom="none" style:diagonal-bl-tr="none" style:diagonal-tl-br="none" fo:border-left="0.91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 style:data-style-name="N11">
      <style:table-cell-properties fo:border-bottom="none" style:diagonal-bl-tr="none" style:diagonal-tl-br="none" fo:border-left="0.91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 style:data-style-name="N11">
      <style:table-cell-properties fo:padding="0.028in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16" style:family="table-cell" style:parent-style-name="Default">
      <style:text-properties style:use-window-font-color="true" style:font-name="Arial"/>
    </style:style>
    <style:style style:name="ce17" style:family="table-cell" style:parent-style-name="Default" style:data-style-name="N11"/>
    <style:style style:name="ce18" style:family="table-cell" style:parent-style-name="Default" style:data-style-name="N104">
      <style:table-cell-properties fo:padding="0.028in"/>
    </style:style>
    <style:style style:name="ce19" style:family="table-cell" style:parent-style-name="Default">
      <style:table-cell-properties fo:padding="0.028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svg:width="7.2709in" svg:height="5.9665in" svg:x="19.1587in" svg:y="1.3969in">
            <draw:object draw:notify-on-update-of-ranges="Sheet1.U1:Sheet1.U1 Sheet1.U2:Sheet1.U253 Sheet1.AE1:Sheet1.AE1 Sheet1.AE2:Sheet1.AE2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column table:style-name="co9" table:default-cell-style-name="ce10"/>
        <table:table-column table:style-name="co10" table:default-cell-style-name="ce7"/>
        <table:table-column table:style-name="co11" table:default-cell-style-name="ce9"/>
        <table:table-column table:style-name="co12" table:default-cell-style-name="ce10"/>
        <table:table-column table:style-name="co9" table:default-cell-style-name="ce7"/>
        <table:table-column table:style-name="co11" table:default-cell-style-name="ce9"/>
        <table:table-column table:style-name="co13" table:default-cell-style-name="ce10"/>
        <table:table-column table:style-name="co14" table:default-cell-style-name="ce7"/>
        <table:table-column table:style-name="co15" table:default-cell-style-name="ce9"/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2" table:number-columns-repeated="2" table:default-cell-style-name="ce1"/>
        <table:table-column table:style-name="co24" table:default-cell-style-name="ce16"/>
        <table:table-column table:style-name="co25" table:default-cell-style-name="ce17"/>
        <table:table-column table:style-name="co26" table:default-cell-style-name="ce1"/>
        <table:table-column table:style-name="co22" table:number-columns-repeated="224" table:default-cell-style-name="ce1"/>
        <table:table-column table:style-name="co22" table:number-columns-repeated="767" table:default-cell-style-name="ce16"/>
        <table:table-column table:style-name="co22" table:number-columns-repeated="2" table:default-cell-style-name="Default"/>
        <table:table-row table:style-name="ro1">
          <table:table-cell office:value-type="string">
            <text:p>Date</text:p>
          </table:table-cell>
          <table:table-cell table:style-name="ce3" office:value-type="string">
            <text:p>SHY</text:p>
          </table:table-cell>
          <table:table-cell table:style-name="ce3" office:value-type="string">
            <text:p>LABC</text:p>
          </table:table-cell>
          <table:table-cell table:style-name="ce3" office:value-type="string">
            <text:p>AGG</text:p>
          </table:table-cell>
          <table:table-cell office:value-type="string">
            <text:p>NUV</text:p>
          </table:table-cell>
          <table:table-cell table:style-name="ce4" office:value-type="string">
            <text:p>shy_return_%</text:p>
          </table:table-cell>
          <table:table-cell table:style-name="ce6" office:value-type="string">
            <text:p>shy_return$</text:p>
          </table:table-cell>
          <table:table-cell table:style-name="ce8" office:value-type="string">
            <text:p>shy_balance</text:p>
          </table:table-cell>
          <table:table-cell table:style-name="ce4" office:value-type="string">
            <text:p>labc_return_%</text:p>
          </table:table-cell>
          <table:table-cell table:style-name="ce6" office:value-type="string">
            <text:p>labc_return$</text:p>
          </table:table-cell>
          <table:table-cell table:style-name="ce8" office:value-type="string">
            <text:p>labc_balance</text:p>
          </table:table-cell>
          <table:table-cell table:style-name="ce4" office:value-type="string">
            <text:p>agg_return_%</text:p>
          </table:table-cell>
          <table:table-cell table:style-name="ce6" office:value-type="string">
            <text:p>agg_return$</text:p>
          </table:table-cell>
          <table:table-cell table:style-name="ce8" office:value-type="string">
            <text:p>agg_balance</text:p>
          </table:table-cell>
          <table:table-cell table:style-name="ce4" office:value-type="string">
            <text:p>nuv_return_%</text:p>
          </table:table-cell>
          <table:table-cell table:style-name="ce6" office:value-type="string">
            <text:p>nuv_return$</text:p>
          </table:table-cell>
          <table:table-cell table:style-name="ce8" office:value-type="string">
            <text:p>nuv_balance</text:p>
          </table:table-cell>
          <table:table-cell table:style-name="ce8"/>
          <table:table-cell table:style-name="ce11" office:value-type="string">
            <text:p>Daily_Ret_%</text:p>
          </table:table-cell>
          <table:table-cell table:style-name="ce8" office:value-type="string">
            <text:p>Daily_Ret</text:p>
          </table:table-cell>
          <table:table-cell table:style-name="ce8" office:value-type="string">
            <text:p>Portfolio</text:p>
          </table:table-cell>
          <table:table-cell table:style-name="ce8"/>
          <table:table-cell table:style-name="ce13" office:value-type="string">
            <text:p>Equities</text:p>
          </table:table-cell>
          <table:table-cell table:style-name="ce13" office:value-type="string">
            <text:p>Allocations</text:p>
          </table:table-cell>
          <table:table-cell table:style-name="ce13" office:value-type="string">
            <text:p>Performance</text:p>
          </table:table-cell>
          <table:table-cell table:style-name="ce13" office:value-type="string">
            <text:p>Fund</text:p>
          </table:table-cell>
          <table:table-cell table:style-name="ce13" table:number-columns-repeated="2"/>
          <table:table-cell table:style-name="ce15" office:value-type="string">
            <text:p>SPY</text:p>
          </table:table-cell>
          <table:table-cell/>
          <table:table-cell table:style-name="Default" office:value-type="string">
            <text:p>S&amp;P500</text:p>
          </table:table-cell>
          <table:table-cell table:style-name="ce13" table:number-columns-repeated="991"/>
          <table:table-cell table:number-columns-repeated="2"/>
        </table:table-row>
        <table:table-row table:style-name="ro2">
          <table:table-cell table:style-name="ce2" office:value-type="string">
            <text:p>2011-01-03</text:p>
          </table:table-cell>
          <table:table-cell office:value-type="float" office:value="83.03">
            <text:p>83.03</text:p>
          </table:table-cell>
          <table:table-cell office:value-type="float" office:value="14.51">
            <text:p>14.51</text:p>
          </table:table-cell>
          <table:table-cell office:value-type="float" office:value="100.31">
            <text:p>100.31</text:p>
          </table:table-cell>
          <table:table-cell office:value-type="float" office:value="8.3">
            <text:p>8.3</text:p>
          </table:table-cell>
          <table:table-cell office:value-type="percentage" office:value="0">
            <text:p>0.00%</text:p>
          </table:table-cell>
          <table:table-cell office:value-type="float" office:value="0">
            <text:p>$0.00</text:p>
          </table:table-cell>
          <table:table-cell table:formula="of:=[.X2]*[.X3]" office:value-type="float" office:value="100000">
            <text:p>100,000.00</text:p>
          </table:table-cell>
          <table:table-cell office:value-type="percentage" office:value="0">
            <text:p>0.00%</text:p>
          </table:table-cell>
          <table:table-cell office:value-type="float" office:value="0">
            <text:p>$0.00</text:p>
          </table:table-cell>
          <table:table-cell table:formula="of:=[.X2]*[.X4]" office:value-type="float" office:value="100000">
            <text:p>100,000.00</text:p>
          </table:table-cell>
          <table:table-cell office:value-type="percentage" office:value="0">
            <text:p>0.00%</text:p>
          </table:table-cell>
          <table:table-cell office:value-type="float" office:value="0">
            <text:p>$0.00</text:p>
          </table:table-cell>
          <table:table-cell table:formula="of:=[.X2]*[.X5]" office:value-type="float" office:value="400000">
            <text:p>400,000.00</text:p>
          </table:table-cell>
          <table:table-cell office:value-type="percentage" office:value="0">
            <text:p>0.00%</text:p>
          </table:table-cell>
          <table:table-cell office:value-type="float" office:value="0">
            <text:p>$0.00</text:p>
          </table:table-cell>
          <table:table-cell table:formula="of:=[.X2]*[.X6]" office:value-type="float" office:value="400000">
            <text:p>400,000.00</text:p>
          </table:table-cell>
          <table:table-cell/>
          <table:table-cell table:style-name="ce12" office:value-type="percentage" office:value="0">
            <text:p>0.00%</text:p>
          </table:table-cell>
          <table:table-cell office:value-type="float" office:value="0">
            <text:p>0.00</text:p>
          </table:table-cell>
          <table:table-cell table:formula="of:=[.H2]+[.K2]+[.N2]+[.Q2]" office:value-type="float" office:value="1000000">
            <text:p>1,000,000.00</text:p>
          </table:table-cell>
          <table:table-cell/>
          <table:table-cell office:value-type="string">
            <text:p>start</text:p>
          </table:table-cell>
          <table:table-cell office:value-type="float" office:value="1000000">
            <text:p>1000000</text:p>
          </table:table-cell>
          <table:table-cell office:value-type="string">
            <text:p>Annual Return</text:p>
          </table:table-cell>
          <table:table-cell table:style-name="ce14" table:formula="of:=([.U253]/[.U2])-1" office:value-type="percentage" office:value="0.0988563695449895">
            <text:p>9.89%</text:p>
          </table:table-cell>
          <table:table-cell table:number-columns-repeated="2"/>
          <table:table-cell office:value-type="float" office:value="123.65">
            <text:p>123.65</text:p>
          </table:table-cell>
          <table:table-cell table:formula="of:=[.AC2]/[.$AC$2]" office:value-type="percentage" office:value="1">
            <text:p>100.00%</text:p>
          </table:table-cell>
          <table:table-cell table:style-name="ce18" office:value-type="currency" office:currency="USD" office:value="1000000">
            <text:p>$1,000,000.0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04</text:p>
          </table:table-cell>
          <table:table-cell office:value-type="float" office:value="83.01">
            <text:p>83.01</text:p>
          </table:table-cell>
          <table:table-cell office:value-type="float" office:value="14.51">
            <text:p>14.51</text:p>
          </table:table-cell>
          <table:table-cell office:value-type="float" office:value="100.34">
            <text:p>100.34</text:p>
          </table:table-cell>
          <table:table-cell office:value-type="float" office:value="8.36">
            <text:p>8.36</text:p>
          </table:table-cell>
          <table:table-cell table:formula="of:=([.AC3]/[.AC2])-1" office:value-type="percentage" office:value="0.00493327941771127">
            <text:p>0.49%</text:p>
          </table:table-cell>
          <table:table-cell table:formula="of:=[.H2]*[.F3]" office:value-type="float" office:value="493.327941771127">
            <text:p>$493.33</text:p>
          </table:table-cell>
          <table:table-cell table:formula="of:=[.H2]+[.G3]" office:value-type="float" office:value="100493.327941771">
            <text:p>100,493.33</text:p>
          </table:table-cell>
          <table:table-cell table:formula="of:=([.D3]/[.D2])-1" office:value-type="percentage" office:value="0.000299072874090367">
            <text:p>0.03%</text:p>
          </table:table-cell>
          <table:table-cell table:formula="of:=[.K2]*[.I3]" office:value-type="float" office:value="29.9072874090367">
            <text:p>$29.91</text:p>
          </table:table-cell>
          <table:table-cell table:formula="of:=[.K2]+[.J3]" office:value-type="float" office:value="100029.907287409">
            <text:p>100,029.91</text:p>
          </table:table-cell>
          <table:table-cell table:formula="of:=([.C3]/[.C2])-1" office:value-type="percentage" office:value="0">
            <text:p>0.00%</text:p>
          </table:table-cell>
          <table:table-cell table:formula="of:=[.N2]*[.L3]" office:value-type="float" office:value="0">
            <text:p>$0.00</text:p>
          </table:table-cell>
          <table:table-cell table:formula="of:=[.N2]+[.M3]" office:value-type="float" office:value="400000">
            <text:p>400,000.00</text:p>
          </table:table-cell>
          <table:table-cell table:formula="of:=([.E3]/[.E2])-1" office:value-type="percentage" office:value="0.00722891566265038">
            <text:p>0.72%</text:p>
          </table:table-cell>
          <table:table-cell table:formula="of:=[.Q2]*[.O3]" office:value-type="float" office:value="2891.56626506015">
            <text:p>$2,891.57</text:p>
          </table:table-cell>
          <table:table-cell table:formula="of:=[.Q2]+[.P3]" office:value-type="float" office:value="402891.56626506">
            <text:p>402,891.57</text:p>
          </table:table-cell>
          <table:table-cell/>
          <table:table-cell table:style-name="ce12" table:formula="of:=(([.B3]+[.C3]+[.D3]+[.E3])/([.B2]+[.C2]+[.D2]+[.E2]))-1" office:value-type="percentage" office:value="0.000339558573853926">
            <text:p>0.03%</text:p>
          </table:table-cell>
          <table:table-cell table:formula="of:=[.U2]*[.S3]" office:value-type="float" office:value="339.558573853926">
            <text:p>339.56</text:p>
          </table:table-cell>
          <table:table-cell table:formula="of:=[.H3]+[.K3]+[.N3]+[.Q3]" office:value-type="float" office:value="1003414.80149424">
            <text:p>1,003,414.80</text:p>
          </table:table-cell>
          <table:table-cell/>
          <table:table-cell office:value-type="string">
            <text:p>SHY</text:p>
          </table:table-cell>
          <table:table-cell office:value-type="float" office:value="0.1">
            <text:p>0.1</text:p>
          </table:table-cell>
          <table:table-cell office:value-type="string">
            <text:p>Average Daily Return</text:p>
          </table:table-cell>
          <table:table-cell table:style-name="ce10" table:formula="of:=AVERAGE([.S2:.S253])" office:value-type="percentage" office:value="0.000217890567926035">
            <text:p>0.02%</text:p>
          </table:table-cell>
          <table:table-cell table:number-columns-repeated="2"/>
          <table:table-cell office:value-type="float" office:value="124.26">
            <text:p>124.26</text:p>
          </table:table-cell>
          <table:table-cell table:formula="of:=[.AC3]/[.$AC$2]" office:value-type="percentage" office:value="1.00493327941771">
            <text:p>100.49%</text:p>
          </table:table-cell>
          <table:table-cell table:style-name="ce18" table:formula="of:=[.$AE$2]*[.AD3]" office:value-type="currency" office:currency="USD" office:value="1004933.27941771">
            <text:p>$1,004,933.2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05</text:p>
          </table:table-cell>
          <table:table-cell office:value-type="float" office:value="82.87">
            <text:p>82.87</text:p>
          </table:table-cell>
          <table:table-cell office:value-type="float" office:value="14.51">
            <text:p>14.51</text:p>
          </table:table-cell>
          <table:table-cell office:value-type="float" office:value="99.86">
            <text:p>99.86</text:p>
          </table:table-cell>
          <table:table-cell office:value-type="float" office:value="8.36">
            <text:p>8.36</text:p>
          </table:table-cell>
          <table:table-cell table:formula="of:=([.AC4]/[.AC3])-1" office:value-type="percentage" office:value="-0.0102205053919202">
            <text:p>-1.02%</text:p>
          </table:table-cell>
          <table:table-cell table:formula="of:=[.H3]*[.F4]" office:value-type="float" office:value="-1027.09260008088">
            <text:p>-$1,027.09</text:p>
          </table:table-cell>
          <table:table-cell table:formula="of:=[.H3]+[.G4]" office:value-type="float" office:value="99466.2353416902">
            <text:p>99,466.24</text:p>
          </table:table-cell>
          <table:table-cell table:formula="of:=([.D4]/[.D3])-1" office:value-type="percentage" office:value="-0.00478373529998011">
            <text:p>-0.48%</text:p>
          </table:table-cell>
          <table:table-cell table:formula="of:=[.K3]*[.I4]" office:value-type="float" office:value="-478.516598544516">
            <text:p>-$478.52</text:p>
          </table:table-cell>
          <table:table-cell table:formula="of:=[.K3]+[.J4]" office:value-type="float" office:value="99551.3906888645">
            <text:p>99,551.39</text:p>
          </table:table-cell>
          <table:table-cell table:formula="of:=([.C4]/[.C3])-1" office:value-type="percentage" office:value="0">
            <text:p>0.00%</text:p>
          </table:table-cell>
          <table:table-cell table:formula="of:=[.N3]*[.L4]" office:value-type="float" office:value="0">
            <text:p>$0.00</text:p>
          </table:table-cell>
          <table:table-cell table:formula="of:=[.N3]+[.M4]" office:value-type="float" office:value="400000">
            <text:p>400,000.00</text:p>
          </table:table-cell>
          <table:table-cell table:formula="of:=([.E4]/[.E3])-1" office:value-type="percentage" office:value="0">
            <text:p>0.00%</text:p>
          </table:table-cell>
          <table:table-cell table:formula="of:=[.Q3]*[.O4]" office:value-type="float" office:value="0">
            <text:p>$0.00</text:p>
          </table:table-cell>
          <table:table-cell table:formula="of:=[.Q3]+[.P4]" office:value-type="float" office:value="402891.56626506">
            <text:p>402,891.57</text:p>
          </table:table-cell>
          <table:table-cell/>
          <table:table-cell table:style-name="ce12" table:formula="of:=(([.B4]+[.D4]+[.C4]+[.E4])/([.B3]+[.D3]+[.C3]+[.E3]))-1" office:value-type="percentage" office:value="-0.00300649791484819">
            <text:p>-0.30%</text:p>
          </table:table-cell>
          <table:table-cell table:formula="of:=[.U3]*[.S4]" office:value-type="float" office:value="-3016.76450842025">
            <text:p>-3,016.76</text:p>
          </table:table-cell>
          <table:table-cell table:formula="of:=[.H4]+[.K4]+[.N4]+[.Q4]" office:value-type="float" office:value="1001909.19229562">
            <text:p>1,001,909.19</text:p>
          </table:table-cell>
          <table:table-cell/>
          <table:table-cell table:formula="of:=[.C1]" office:value-type="string" office:string-value="LABC">
            <text:p>LABC</text:p>
          </table:table-cell>
          <table:table-cell office:value-type="float" office:value="0.1">
            <text:p>0.1</text:p>
          </table:table-cell>
          <table:table-cell office:value-type="string">
            <text:p>STDEV Daily Return</text:p>
          </table:table-cell>
          <table:table-cell table:formula="of:=STDEV([.S3:.S253])" office:value-type="float" office:value="0.00176302783826514">
            <text:p>0.0017630278</text:p>
          </table:table-cell>
          <table:table-cell table:number-columns-repeated="2"/>
          <table:table-cell office:value-type="float" office:value="122.99">
            <text:p>122.99</text:p>
          </table:table-cell>
          <table:table-cell table:formula="of:=[.AC4]/[.$AC$2]" office:value-type="percentage" office:value="0.994662353416902">
            <text:p>99.47%</text:p>
          </table:table-cell>
          <table:table-cell table:style-name="ce18" table:formula="of:=[.$AE$2]*[.AD4]" office:value-type="currency" office:currency="USD" office:value="994662.353416902">
            <text:p>$994,662.3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06</text:p>
          </table:table-cell>
          <table:table-cell office:value-type="float" office:value="82.95">
            <text:p>82.95</text:p>
          </table:table-cell>
          <table:table-cell office:value-type="float" office:value="14.61">
            <text:p>14.61</text:p>
          </table:table-cell>
          <table:table-cell office:value-type="float" office:value="99.88">
            <text:p>99.88</text:p>
          </table:table-cell>
          <table:table-cell office:value-type="float" office:value="8.39">
            <text:p>8.39</text:p>
          </table:table-cell>
          <table:table-cell table:formula="of:=([.AC5]/[.AC4])-1" office:value-type="percentage" office:value="0.0132531100089439">
            <text:p>1.33%</text:p>
          </table:table-cell>
          <table:table-cell table:formula="of:=[.H4]*[.F5]" office:value-type="float" office:value="1318.23695915893">
            <text:p>$1,318.24</text:p>
          </table:table-cell>
          <table:table-cell table:formula="of:=[.H4]+[.G5]" office:value-type="float" office:value="100784.472300849">
            <text:p>100,784.47</text:p>
          </table:table-cell>
          <table:table-cell table:formula="of:=([.D5]/[.D4])-1" office:value-type="percentage" office:value="0.000200280392549601">
            <text:p>0.02%</text:p>
          </table:table-cell>
          <table:table-cell table:formula="of:=[.K4]*[.I5]" office:value-type="float" office:value="19.9381916060245">
            <text:p>$19.94</text:p>
          </table:table-cell>
          <table:table-cell table:formula="of:=[.K4]+[.J5]" office:value-type="float" office:value="99571.3288804705">
            <text:p>99,571.33</text:p>
          </table:table-cell>
          <table:table-cell table:formula="of:=([.C5]/[.C4])-1" office:value-type="percentage" office:value="0.0068917987594761">
            <text:p>0.69%</text:p>
          </table:table-cell>
          <table:table-cell table:formula="of:=[.N4]*[.L5]" office:value-type="float" office:value="2756.71950379044">
            <text:p>$2,756.72</text:p>
          </table:table-cell>
          <table:table-cell table:formula="of:=[.N4]+[.M5]" office:value-type="float" office:value="402756.71950379">
            <text:p>402,756.72</text:p>
          </table:table-cell>
          <table:table-cell table:formula="of:=([.E5]/[.E4])-1" office:value-type="percentage" office:value="0.00358851674641159">
            <text:p>0.36%</text:p>
          </table:table-cell>
          <table:table-cell table:formula="of:=[.Q4]*[.O5]" office:value-type="float" office:value="1445.78313253016">
            <text:p>$1,445.78</text:p>
          </table:table-cell>
          <table:table-cell table:formula="of:=[.Q4]+[.P5]" office:value-type="float" office:value="404337.34939759">
            <text:p>404,337.35</text:p>
          </table:table-cell>
          <table:table-cell/>
          <table:table-cell table:style-name="ce12" table:formula="of:=(([.B5]+[.D5]+[.C5]+[.E5])/([.B4]+[.D4]+[.C4]+[.E4]))-1" office:value-type="percentage" office:value="0.00111867704280133">
            <text:p>0.11%</text:p>
          </table:table-cell>
          <table:table-cell table:formula="of:=[.U4]*[.S5]" office:value-type="float" office:value="1120.81281239273">
            <text:p>1,120.81</text:p>
          </table:table-cell>
          <table:table-cell table:formula="of:=[.H5]+[.K5]+[.N5]+[.Q5]" office:value-type="float" office:value="1007449.8700827">
            <text:p>1,007,449.87</text:p>
          </table:table-cell>
          <table:table-cell/>
          <table:table-cell table:formula="of:=[.D1]" office:value-type="string" office:string-value="AGG">
            <text:p>AGG</text:p>
          </table:table-cell>
          <table:table-cell office:value-type="float" office:value="0.4">
            <text:p>0.4</text:p>
          </table:table-cell>
          <table:table-cell office:value-type="string">
            <text:p>Sharpe Ratio</text:p>
          </table:table-cell>
          <table:table-cell table:formula="of:=SQRT(253)*[.Z3]/[.Z4]" office:value-type="float" office:value="1.96580086381714">
            <text:p>1.9658008638</text:p>
          </table:table-cell>
          <table:table-cell table:number-columns-repeated="2"/>
          <table:table-cell office:value-type="float" office:value="124.62">
            <text:p>124.62</text:p>
          </table:table-cell>
          <table:table-cell table:formula="of:=[.AC5]/[.$AC$2]" office:value-type="percentage" office:value="1.00784472300849">
            <text:p>100.78%</text:p>
          </table:table-cell>
          <table:table-cell table:style-name="ce18" table:formula="of:=[.$AE$2]*[.AD5]" office:value-type="currency" office:currency="USD" office:value="1007844.72300849">
            <text:p>$1,007,844.7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07</text:p>
          </table:table-cell>
          <table:table-cell office:value-type="float" office:value="83.07">
            <text:p>83.07</text:p>
          </table:table-cell>
          <table:table-cell office:value-type="float" office:value="14.75">
            <text:p>14.75</text:p>
          </table:table-cell>
          <table:table-cell office:value-type="float" office:value="100.2">
            <text:p>100.2</text:p>
          </table:table-cell>
          <table:table-cell office:value-type="float" office:value="8.32">
            <text:p>8.32</text:p>
          </table:table-cell>
          <table:table-cell table:formula="of:=([.AC6]/[.AC5])-1" office:value-type="percentage" office:value="-0.000722195474241683">
            <text:p>-0.07%</text:p>
          </table:table-cell>
          <table:table-cell table:formula="of:=[.H5]*[.F6]" office:value-type="float" office:value="-72.7860897695095">
            <text:p>-$72.79</text:p>
          </table:table-cell>
          <table:table-cell table:formula="of:=[.H5]+[.G6]" office:value-type="float" office:value="100711.68621108">
            <text:p>100,711.69</text:p>
          </table:table-cell>
          <table:table-cell table:formula="of:=([.D6]/[.D5])-1" office:value-type="percentage" office:value="0.00320384461353629">
            <text:p>0.32%</text:p>
          </table:table-cell>
          <table:table-cell table:formula="of:=[.K5]*[.I6]" office:value-type="float" office:value="319.011065696346">
            <text:p>$319.01</text:p>
          </table:table-cell>
          <table:table-cell table:formula="of:=[.K5]+[.J6]" office:value-type="float" office:value="99890.3399461669">
            <text:p>99,890.34</text:p>
          </table:table-cell>
          <table:table-cell table:formula="of:=([.C6]/[.C5])-1" office:value-type="percentage" office:value="0.00958247775496246">
            <text:p>0.96%</text:p>
          </table:table-cell>
          <table:table-cell table:formula="of:=[.N5]*[.L6]" office:value-type="float" office:value="3859.40730530673">
            <text:p>$3,859.41</text:p>
          </table:table-cell>
          <table:table-cell table:formula="of:=[.N5]+[.M6]" office:value-type="float" office:value="406616.126809097">
            <text:p>406,616.13</text:p>
          </table:table-cell>
          <table:table-cell table:formula="of:=([.E6]/[.E5])-1" office:value-type="percentage" office:value="-0.00834326579261024">
            <text:p>-0.83%</text:p>
          </table:table-cell>
          <table:table-cell table:formula="of:=[.Q5]*[.O6]" office:value-type="float" office:value="-3373.49397590361">
            <text:p>-$3,373.49</text:p>
          </table:table-cell>
          <table:table-cell table:formula="of:=[.Q5]+[.P6]" office:value-type="float" office:value="400963.855421687">
            <text:p>400,963.86</text:p>
          </table:table-cell>
          <table:table-cell/>
          <table:table-cell table:style-name="ce12" table:formula="of:=(([.B6]+[.D6]+[.C6]+[.E6])/([.B5]+[.D5]+[.C5]+[.E5]))-1" office:value-type="percentage" office:value="0.00247777291939943">
            <text:p>0.25%</text:p>
          </table:table-cell>
          <table:table-cell table:formula="of:=[.U5]*[.S6]" office:value-type="float" office:value="2496.23200574339">
            <text:p>2,496.23</text:p>
          </table:table-cell>
          <table:table-cell table:formula="of:=[.H6]+[.K6]+[.N6]+[.Q6]" office:value-type="float" office:value="1008182.00838803">
            <text:p>1,008,182.01</text:p>
          </table:table-cell>
          <table:table-cell/>
          <table:table-cell table:formula="of:=[.E1]" office:value-type="string" office:string-value="NUV">
            <text:p>NUV</text:p>
          </table:table-cell>
          <table:table-cell office:value-type="float" office:value="0.4">
            <text:p>0.4</text:p>
          </table:table-cell>
          <table:table-cell table:number-columns-repeated="4"/>
          <table:table-cell office:value-type="float" office:value="124.53">
            <text:p>124.53</text:p>
          </table:table-cell>
          <table:table-cell table:formula="of:=[.AC6]/[.$AC$2]" office:value-type="percentage" office:value="1.0071168621108">
            <text:p>100.71%</text:p>
          </table:table-cell>
          <table:table-cell table:style-name="ce18" table:formula="of:=[.$AE$2]*[.AD6]" office:value-type="currency" office:currency="USD" office:value="1007116.8621108">
            <text:p>$1,007,116.8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0</text:p>
          </table:table-cell>
          <table:table-cell office:value-type="float" office:value="83.11">
            <text:p>83.11</text:p>
          </table:table-cell>
          <table:table-cell office:value-type="float" office:value="14.75">
            <text:p>14.75</text:p>
          </table:table-cell>
          <table:table-cell office:value-type="float" office:value="100.46">
            <text:p>100.46</text:p>
          </table:table-cell>
          <table:table-cell office:value-type="float" office:value="8.24">
            <text:p>8.24</text:p>
          </table:table-cell>
          <table:table-cell table:formula="of:=([.AC7]/[.AC6])-1" office:value-type="percentage" office:value="-0.00891351481570701">
            <text:p>-0.89%</text:p>
          </table:table-cell>
          <table:table-cell table:formula="of:=[.H6]*[.F7]" office:value-type="float" office:value="-897.695107157294">
            <text:p>-$897.70</text:p>
          </table:table-cell>
          <table:table-cell table:formula="of:=[.H6]+[.G7]" office:value-type="float" office:value="99813.9911039224">
            <text:p>99,813.99</text:p>
          </table:table-cell>
          <table:table-cell table:formula="of:=([.D7]/[.D6])-1" office:value-type="percentage" office:value="0.00259481037924147">
            <text:p>0.26%</text:p>
          </table:table-cell>
          <table:table-cell table:formula="of:=[.K6]*[.I7]" office:value-type="float" office:value="259.196490878273">
            <text:p>$259.20</text:p>
          </table:table-cell>
          <table:table-cell table:formula="of:=[.K6]+[.J7]" office:value-type="float" office:value="100149.536437045">
            <text:p>100,149.54</text:p>
          </table:table-cell>
          <table:table-cell table:formula="of:=([.C7]/[.C6])-1" office:value-type="percentage" office:value="0">
            <text:p>0.00%</text:p>
          </table:table-cell>
          <table:table-cell table:formula="of:=[.N6]*[.L7]" office:value-type="float" office:value="0">
            <text:p>$0.00</text:p>
          </table:table-cell>
          <table:table-cell table:formula="of:=[.N6]+[.M7]" office:value-type="float" office:value="406616.126809097">
            <text:p>406,616.13</text:p>
          </table:table-cell>
          <table:table-cell table:formula="of:=([.E7]/[.E6])-1" office:value-type="percentage" office:value="-0.00961538461538458">
            <text:p>-0.96%</text:p>
          </table:table-cell>
          <table:table-cell table:formula="of:=[.Q6]*[.O7]" office:value-type="float" office:value="-3855.42168674697">
            <text:p>-$3,855.42</text:p>
          </table:table-cell>
          <table:table-cell table:formula="of:=[.Q6]+[.P7]" office:value-type="float" office:value="397108.43373494">
            <text:p>397,108.43</text:p>
          </table:table-cell>
          <table:table-cell/>
          <table:table-cell table:style-name="ce12" table:formula="of:=(([.B7]+[.D7]+[.C7]+[.E7])/([.B6]+[.D6]+[.C6]+[.E6]))-1" office:value-type="percentage" office:value="0.00106620141514013">
            <text:p>0.11%</text:p>
          </table:table-cell>
          <table:table-cell table:formula="of:=[.U6]*[.S7]" office:value-type="float" office:value="1074.92508406214">
            <text:p>1,074.93</text:p>
          </table:table-cell>
          <table:table-cell table:formula="of:=[.H7]+[.K7]+[.N7]+[.Q7]" office:value-type="float" office:value="1003688.088085">
            <text:p>1,003,688.09</text:p>
          </table:table-cell>
          <table:table-cell table:number-columns-repeated="2"/>
          <table:table-cell table:formula="of:=SUM([.X3:.X6])" office:value-type="float" office:value="1">
            <text:p>1</text:p>
          </table:table-cell>
          <table:table-cell table:number-columns-repeated="4"/>
          <table:table-cell office:value-type="float" office:value="123.42">
            <text:p>123.42</text:p>
          </table:table-cell>
          <table:table-cell table:formula="of:=[.AC7]/[.$AC$2]" office:value-type="percentage" office:value="0.998139911039224">
            <text:p>99.81%</text:p>
          </table:table-cell>
          <table:table-cell table:style-name="ce18" table:formula="of:=[.$AE$2]*[.AD7]" office:value-type="currency" office:currency="USD" office:value="998139.911039224">
            <text:p>$998,139.9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1</text:p>
          </table:table-cell>
          <table:table-cell office:value-type="float" office:value="83.06">
            <text:p>83.06</text:p>
          </table:table-cell>
          <table:table-cell office:value-type="float" office:value="14.75">
            <text:p>14.75</text:p>
          </table:table-cell>
          <table:table-cell office:value-type="float" office:value="100.27">
            <text:p>100.27</text:p>
          </table:table-cell>
          <table:table-cell office:value-type="float" office:value="8.21">
            <text:p>8.21</text:p>
          </table:table-cell>
          <table:table-cell table:formula="of:=([.AC8]/[.AC7])-1" office:value-type="percentage" office:value="-0.00875060768108893">
            <text:p>-0.88%</text:p>
          </table:table-cell>
          <table:table-cell table:formula="of:=[.H7]*[.F8]" office:value-type="float" office:value="-873.433077234125">
            <text:p>-$873.43</text:p>
          </table:table-cell>
          <table:table-cell table:formula="of:=[.H7]+[.G8]" office:value-type="float" office:value="98940.5580266883">
            <text:p>98,940.56</text:p>
          </table:table-cell>
          <table:table-cell table:formula="of:=([.D8]/[.D7])-1" office:value-type="percentage" office:value="-0.00189130001990845">
            <text:p>-0.19%</text:p>
          </table:table-cell>
          <table:table-cell table:formula="of:=[.K7]*[.I8]" office:value-type="float" office:value="-189.412820257205">
            <text:p>-$189.41</text:p>
          </table:table-cell>
          <table:table-cell table:formula="of:=[.K7]+[.J8]" office:value-type="float" office:value="99960.123616788">
            <text:p>99,960.12</text:p>
          </table:table-cell>
          <table:table-cell table:formula="of:=([.C8]/[.C7])-1" office:value-type="percentage" office:value="0">
            <text:p>0.00%</text:p>
          </table:table-cell>
          <table:table-cell table:formula="of:=[.N7]*[.L8]" office:value-type="float" office:value="0">
            <text:p>$0.00</text:p>
          </table:table-cell>
          <table:table-cell table:formula="of:=[.N7]+[.M8]" office:value-type="float" office:value="406616.126809097">
            <text:p>406,616.13</text:p>
          </table:table-cell>
          <table:table-cell table:formula="of:=([.E8]/[.E7])-1" office:value-type="percentage" office:value="-0.00364077669902907">
            <text:p>-0.36%</text:p>
          </table:table-cell>
          <table:table-cell table:formula="of:=[.Q7]*[.O8]" office:value-type="float" office:value="-1445.7831325301">
            <text:p>-$1,445.78</text:p>
          </table:table-cell>
          <table:table-cell table:formula="of:=[.Q7]+[.P8]" office:value-type="float" office:value="395662.65060241">
            <text:p>395,662.65</text:p>
          </table:table-cell>
          <table:table-cell/>
          <table:table-cell table:style-name="ce12" table:formula="of:=(([.B8]+[.D8]+[.C8]+[.E8])/([.B7]+[.D7]+[.C7]+[.E7]))-1" office:value-type="percentage" office:value="-0.00130712625871421">
            <text:p>-0.13%</text:p>
          </table:table-cell>
          <table:table-cell table:formula="of:=[.U7]*[.S8]" office:value-type="float" office:value="-1311.94705549457">
            <text:p>-1,311.95</text:p>
          </table:table-cell>
          <table:table-cell table:formula="of:=[.H8]+[.K8]+[.N8]+[.Q8]" office:value-type="float" office:value="1001179.45905498">
            <text:p>1,001,179.46</text:p>
          </table:table-cell>
          <table:table-cell table:number-columns-repeated="7"/>
          <table:table-cell office:value-type="float" office:value="122.34">
            <text:p>122.34</text:p>
          </table:table-cell>
          <table:table-cell table:formula="of:=[.AC8]/[.$AC$2]" office:value-type="percentage" office:value="0.989405580266882">
            <text:p>98.94%</text:p>
          </table:table-cell>
          <table:table-cell table:style-name="ce18" table:formula="of:=[.$AE$2]*[.AD8]" office:value-type="currency" office:currency="USD" office:value="989405.580266882">
            <text:p>$989,405.5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2</text:p>
          </table:table-cell>
          <table:table-cell office:value-type="float" office:value="83.06">
            <text:p>83.06</text:p>
          </table:table-cell>
          <table:table-cell office:value-type="float" office:value="14.7">
            <text:p>14.7</text:p>
          </table:table-cell>
          <table:table-cell office:value-type="float" office:value="100.26">
            <text:p>100.26</text:p>
          </table:table-cell>
          <table:table-cell office:value-type="float" office:value="8.22">
            <text:p>8.22</text:p>
          </table:table-cell>
          <table:table-cell table:formula="of:=([.AC9]/[.AC8])-1" office:value-type="percentage" office:value="-0.00196174595389909">
            <text:p>-0.20%</text:p>
          </table:table-cell>
          <table:table-cell table:formula="of:=[.H8]*[.F9]" office:value-type="float" office:value="-194.096239385373">
            <text:p>-$194.10</text:p>
          </table:table-cell>
          <table:table-cell table:formula="of:=[.H8]+[.G9]" office:value-type="float" office:value="98746.4617873029">
            <text:p>98,746.46</text:p>
          </table:table-cell>
          <table:table-cell table:formula="of:=([.D9]/[.D8])-1" office:value-type="percentage" office:value="-0.0000997307270369507">
            <text:p>-0.01%</text:p>
          </table:table-cell>
          <table:table-cell table:formula="of:=[.K8]*[.I9]" office:value-type="float" office:value="-9.96909580300573">
            <text:p>-$9.97</text:p>
          </table:table-cell>
          <table:table-cell table:formula="of:=[.K8]+[.J9]" office:value-type="float" office:value="99950.1545209849">
            <text:p>99,950.15</text:p>
          </table:table-cell>
          <table:table-cell table:formula="of:=([.C9]/[.C8])-1" office:value-type="percentage" office:value="-0.00338983050847463">
            <text:p>-0.34%</text:p>
          </table:table-cell>
          <table:table-cell table:formula="of:=[.N8]*[.L9]" office:value-type="float" office:value="-1378.35975189527">
            <text:p>-$1,378.36</text:p>
          </table:table-cell>
          <table:table-cell table:formula="of:=[.N8]+[.M9]" office:value-type="float" office:value="405237.767057202">
            <text:p>405,237.77</text:p>
          </table:table-cell>
          <table:table-cell table:formula="of:=([.E9]/[.E8])-1" office:value-type="percentage" office:value="0.00121802679658956">
            <text:p>0.12%</text:p>
          </table:table-cell>
          <table:table-cell table:formula="of:=[.Q8]*[.O9]" office:value-type="float" office:value="481.927710843385">
            <text:p>$481.93</text:p>
          </table:table-cell>
          <table:table-cell table:formula="of:=[.Q8]+[.P9]" office:value-type="float" office:value="396144.578313253">
            <text:p>396,144.58</text:p>
          </table:table-cell>
          <table:table-cell/>
          <table:table-cell table:style-name="ce12" table:formula="of:=(([.B9]+[.D9]+[.C9]+[.E9])/([.B8]+[.D8]+[.C8]+[.E8]))-1" office:value-type="percentage" office:value="-0.000242377235930014">
            <text:p>-0.02%</text:p>
          </table:table-cell>
          <table:table-cell table:formula="of:=[.U8]*[.S9]" office:value-type="float" office:value="-242.663109955653">
            <text:p>-242.66</text:p>
          </table:table-cell>
          <table:table-cell table:formula="of:=[.H9]+[.K9]+[.N9]+[.Q9]" office:value-type="float" office:value="1000078.96167874">
            <text:p>1,000,078.96</text:p>
          </table:table-cell>
          <table:table-cell table:number-columns-repeated="7"/>
          <table:table-cell office:value-type="float" office:value="122.1">
            <text:p>122.1</text:p>
          </table:table-cell>
          <table:table-cell table:formula="of:=[.AC9]/[.$AC$2]" office:value-type="percentage" office:value="0.987464617873029">
            <text:p>98.75%</text:p>
          </table:table-cell>
          <table:table-cell table:style-name="ce18" table:formula="of:=[.$AE$2]*[.AD9]" office:value-type="currency" office:currency="USD" office:value="987464.617873029">
            <text:p>$987,464.6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3</text:p>
          </table:table-cell>
          <table:table-cell office:value-type="float" office:value="83.09">
            <text:p>83.09</text:p>
          </table:table-cell>
          <table:table-cell office:value-type="float" office:value="14.75">
            <text:p>14.75</text:p>
          </table:table-cell>
          <table:table-cell office:value-type="float" office:value="100.62">
            <text:p>100.62</text:p>
          </table:table-cell>
          <table:table-cell office:value-type="float" office:value="8.12">
            <text:p>8.12</text:p>
          </table:table-cell>
          <table:table-cell table:formula="of:=([.AC10]/[.AC9])-1" office:value-type="percentage" office:value="-0.0293202293202293">
            <text:p>-2.93%</text:p>
          </table:table-cell>
          <table:table-cell table:formula="of:=[.H9]*[.F10]" office:value-type="float" office:value="-2895.26890416498">
            <text:p>-$2,895.27</text:p>
          </table:table-cell>
          <table:table-cell table:formula="of:=[.H9]+[.G10]" office:value-type="float" office:value="95851.1928831379">
            <text:p>95,851.19</text:p>
          </table:table-cell>
          <table:table-cell table:formula="of:=([.D10]/[.D9])-1" office:value-type="percentage" office:value="0.00359066427289045">
            <text:p>0.36%</text:p>
          </table:table-cell>
          <table:table-cell table:formula="of:=[.K9]*[.I10]" office:value-type="float" office:value="358.887448908381">
            <text:p>$358.89</text:p>
          </table:table-cell>
          <table:table-cell table:formula="of:=[.K9]+[.J10]" office:value-type="float" office:value="100309.041969893">
            <text:p>100,309.04</text:p>
          </table:table-cell>
          <table:table-cell table:formula="of:=([.C10]/[.C9])-1" office:value-type="percentage" office:value="0.0034013605442178">
            <text:p>0.34%</text:p>
          </table:table-cell>
          <table:table-cell table:formula="of:=[.N9]*[.L10]" office:value-type="float" office:value="1378.35975189529">
            <text:p>$1,378.36</text:p>
          </table:table-cell>
          <table:table-cell table:formula="of:=[.N9]+[.M10]" office:value-type="float" office:value="406616.126809097">
            <text:p>406,616.13</text:p>
          </table:table-cell>
          <table:table-cell table:formula="of:=([.E10]/[.E9])-1" office:value-type="percentage" office:value="-0.0121654501216547">
            <text:p>-1.22%</text:p>
          </table:table-cell>
          <table:table-cell table:formula="of:=[.Q9]*[.O10]" office:value-type="float" office:value="-4819.27710843382">
            <text:p>-$4,819.28</text:p>
          </table:table-cell>
          <table:table-cell table:formula="of:=[.Q9]+[.P10]" office:value-type="float" office:value="391325.301204819">
            <text:p>391,325.30</text:p>
          </table:table-cell>
          <table:table-cell/>
          <table:table-cell table:style-name="ce12" table:formula="of:=(([.B10]+[.D10]+[.C10]+[.E10])/([.B9]+[.D9]+[.C9]+[.E9]))-1" office:value-type="percentage" office:value="0.00164856477889863">
            <text:p>0.16%</text:p>
          </table:table-cell>
          <table:table-cell table:formula="of:=[.U9]*[.S10]" office:value-type="float" office:value="1648.69495234109">
            <text:p>1,648.69</text:p>
          </table:table-cell>
          <table:table-cell table:formula="of:=[.H10]+[.K10]+[.N10]+[.Q10]" office:value-type="float" office:value="994101.662866948">
            <text:p>994,101.66</text:p>
          </table:table-cell>
          <table:table-cell table:number-columns-repeated="7"/>
          <table:table-cell office:value-type="float" office:value="118.52">
            <text:p>118.52</text:p>
          </table:table-cell>
          <table:table-cell table:formula="of:=[.AC10]/[.$AC$2]" office:value-type="percentage" office:value="0.958511928831379">
            <text:p>95.85%</text:p>
          </table:table-cell>
          <table:table-cell table:style-name="ce18" table:formula="of:=[.$AE$2]*[.AD10]" office:value-type="currency" office:currency="USD" office:value="958511.928831379">
            <text:p>$958,511.9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4</text:p>
          </table:table-cell>
          <table:table-cell office:value-type="float" office:value="83.09">
            <text:p>83.09</text:p>
          </table:table-cell>
          <table:table-cell office:value-type="float" office:value="14.7">
            <text:p>14.7</text:p>
          </table:table-cell>
          <table:table-cell office:value-type="float" office:value="100.41">
            <text:p>100.41</text:p>
          </table:table-cell>
          <table:table-cell office:value-type="float" office:value="8.17">
            <text:p>8.17</text:p>
          </table:table-cell>
          <table:table-cell table:formula="of:=([.AC11]/[.AC10])-1" office:value-type="percentage" office:value="0.0107998650016874">
            <text:p>1.08%</text:p>
          </table:table-cell>
          <table:table-cell table:formula="of:=[.H10]*[.F11]" office:value-type="float" office:value="1035.17994338859">
            <text:p>$1,035.18</text:p>
          </table:table-cell>
          <table:table-cell table:formula="of:=[.H10]+[.G11]" office:value-type="float" office:value="96886.3728265265">
            <text:p>96,886.37</text:p>
          </table:table-cell>
          <table:table-cell table:formula="of:=([.D11]/[.D10])-1" office:value-type="percentage" office:value="-0.00208706022659522">
            <text:p>-0.21%</text:p>
          </table:table-cell>
          <table:table-cell table:formula="of:=[.K10]*[.I11]" office:value-type="float" office:value="-209.351011863235">
            <text:p>-$209.35</text:p>
          </table:table-cell>
          <table:table-cell table:formula="of:=[.K10]+[.J11]" office:value-type="float" office:value="100099.69095803">
            <text:p>100,099.69</text:p>
          </table:table-cell>
          <table:table-cell table:formula="of:=([.C11]/[.C10])-1" office:value-type="percentage" office:value="-0.00338983050847463">
            <text:p>-0.34%</text:p>
          </table:table-cell>
          <table:table-cell table:formula="of:=[.N10]*[.L11]" office:value-type="float" office:value="-1378.35975189527">
            <text:p>-$1,378.36</text:p>
          </table:table-cell>
          <table:table-cell table:formula="of:=[.N10]+[.M11]" office:value-type="float" office:value="405237.767057202">
            <text:p>405,237.77</text:p>
          </table:table-cell>
          <table:table-cell table:formula="of:=([.E11]/[.E10])-1" office:value-type="percentage" office:value="0.00615763546798043">
            <text:p>0.62%</text:p>
          </table:table-cell>
          <table:table-cell table:formula="of:=[.Q10]*[.O11]" office:value-type="float" office:value="2409.63855421692">
            <text:p>$2,409.64</text:p>
          </table:table-cell>
          <table:table-cell table:formula="of:=[.Q10]+[.P11]" office:value-type="float" office:value="393734.939759036">
            <text:p>393,734.94</text:p>
          </table:table-cell>
          <table:table-cell/>
          <table:table-cell table:style-name="ce12" table:formula="of:=(([.B11]+[.D11]+[.C11]+[.E11])/([.B10]+[.D10]+[.C10]+[.E10]))-1" office:value-type="percentage" office:value="-0.0010165553296545">
            <text:p>-0.10%</text:p>
          </table:table-cell>
          <table:table-cell table:formula="of:=[.U10]*[.S11]" office:value-type="float" office:value="-1010.5593436058">
            <text:p>-1,010.56</text:p>
          </table:table-cell>
          <table:table-cell table:formula="of:=[.H11]+[.K11]+[.N11]+[.Q11]" office:value-type="float" office:value="995958.770600795">
            <text:p>995,958.77</text:p>
          </table:table-cell>
          <table:table-cell table:number-columns-repeated="7"/>
          <table:table-cell office:value-type="float" office:value="119.8">
            <text:p>119.8</text:p>
          </table:table-cell>
          <table:table-cell table:formula="of:=[.AC11]/[.$AC$2]" office:value-type="percentage" office:value="0.968863728265265">
            <text:p>96.89%</text:p>
          </table:table-cell>
          <table:table-cell table:style-name="ce18" table:formula="of:=[.$AE$2]*[.AD11]" office:value-type="currency" office:currency="USD" office:value="968863.728265265">
            <text:p>$968,863.7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8</text:p>
          </table:table-cell>
          <table:table-cell office:value-type="float" office:value="83.07">
            <text:p>83.07</text:p>
          </table:table-cell>
          <table:table-cell office:value-type="float" office:value="14.5">
            <text:p>14.5</text:p>
          </table:table-cell>
          <table:table-cell office:value-type="float" office:value="100.34">
            <text:p>100.34</text:p>
          </table:table-cell>
          <table:table-cell office:value-type="float" office:value="8.23">
            <text:p>8.23</text:p>
          </table:table-cell>
          <table:table-cell table:formula="of:=([.AC12]/[.AC11])-1" office:value-type="percentage" office:value="-0.00150250417362263">
            <text:p>-0.15%</text:p>
          </table:table-cell>
          <table:table-cell table:formula="of:=[.H11]*[.F12]" office:value-type="float" office:value="-145.572179539014">
            <text:p>-$145.57</text:p>
          </table:table-cell>
          <table:table-cell table:formula="of:=[.H11]+[.G12]" office:value-type="float" office:value="96740.8006469875">
            <text:p>96,740.80</text:p>
          </table:table-cell>
          <table:table-cell table:formula="of:=([.D12]/[.D11])-1" office:value-type="percentage" office:value="-0.000697141718952188">
            <text:p>-0.07%</text:p>
          </table:table-cell>
          <table:table-cell table:formula="of:=[.K11]*[.I12]" office:value-type="float" office:value="-69.7836706210639">
            <text:p>-$69.78</text:p>
          </table:table-cell>
          <table:table-cell table:formula="of:=[.K11]+[.J12]" office:value-type="float" office:value="100029.907287409">
            <text:p>100,029.91</text:p>
          </table:table-cell>
          <table:table-cell table:formula="of:=([.C12]/[.C11])-1" office:value-type="percentage" office:value="-0.0136054421768707">
            <text:p>-1.36%</text:p>
          </table:table-cell>
          <table:table-cell table:formula="of:=[.N11]*[.L12]" office:value-type="float" office:value="-5513.43900758094">
            <text:p>-$5,513.44</text:p>
          </table:table-cell>
          <table:table-cell table:formula="of:=[.N11]+[.M12]" office:value-type="float" office:value="399724.328049621">
            <text:p>399,724.33</text:p>
          </table:table-cell>
          <table:table-cell table:formula="of:=([.E12]/[.E11])-1" office:value-type="percentage" office:value="0.00734394124847015">
            <text:p>0.73%</text:p>
          </table:table-cell>
          <table:table-cell table:formula="of:=[.Q11]*[.O12]" office:value-type="float" office:value="2891.5662650603">
            <text:p>$2,891.57</text:p>
          </table:table-cell>
          <table:table-cell table:formula="of:=[.Q11]+[.P12]" office:value-type="float" office:value="396626.506024096">
            <text:p>396,626.51</text:p>
          </table:table-cell>
          <table:table-cell/>
          <table:table-cell table:style-name="ce12" table:formula="of:=(([.B12]+[.D12]+[.C12]+[.E12])/([.B11]+[.D11]+[.C11]+[.E11]))-1" office:value-type="percentage" office:value="-0.00111450307699756">
            <text:p>-0.11%</text:p>
          </table:table-cell>
          <table:table-cell table:formula="of:=[.U11]*[.S12]" office:value-type="float" office:value="-1109.9991143973">
            <text:p>-1,110.00</text:p>
          </table:table-cell>
          <table:table-cell table:formula="of:=[.H12]+[.K12]+[.N12]+[.Q12]" office:value-type="float" office:value="993121.542008114">
            <text:p>993,121.54</text:p>
          </table:table-cell>
          <table:table-cell table:number-columns-repeated="7"/>
          <table:table-cell office:value-type="float" office:value="119.62">
            <text:p>119.62</text:p>
          </table:table-cell>
          <table:table-cell table:formula="of:=[.AC12]/[.$AC$2]" office:value-type="percentage" office:value="0.967408006469875">
            <text:p>96.74%</text:p>
          </table:table-cell>
          <table:table-cell table:style-name="ce18" table:formula="of:=[.$AE$2]*[.AD12]" office:value-type="currency" office:currency="USD" office:value="967408.006469875">
            <text:p>$967,408.0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19</text:p>
          </table:table-cell>
          <table:table-cell office:value-type="float" office:value="83.11">
            <text:p>83.11</text:p>
          </table:table-cell>
          <table:table-cell office:value-type="float" office:value="14.64">
            <text:p>14.64</text:p>
          </table:table-cell>
          <table:table-cell office:value-type="float" office:value="100.36">
            <text:p>100.36</text:p>
          </table:table-cell>
          <table:table-cell office:value-type="float" office:value="8.27">
            <text:p>8.27</text:p>
          </table:table-cell>
          <table:table-cell table:formula="of:=([.AC13]/[.AC12])-1" office:value-type="percentage" office:value="-0.00359471660257493">
            <text:p>-0.36%</text:p>
          </table:table-cell>
          <table:table-cell table:formula="of:=[.H12]*[.F13]" office:value-type="float" office:value="-347.755762232118">
            <text:p>-$347.76</text:p>
          </table:table-cell>
          <table:table-cell table:formula="of:=[.H12]+[.G13]" office:value-type="float" office:value="96393.0448847554">
            <text:p>96,393.04</text:p>
          </table:table-cell>
          <table:table-cell table:formula="of:=([.D13]/[.D12])-1" office:value-type="percentage" office:value="0.000199322304165861">
            <text:p>0.02%</text:p>
          </table:table-cell>
          <table:table-cell table:formula="of:=[.K12]*[.I13]" office:value-type="float" office:value="19.9381916060238">
            <text:p>$19.94</text:p>
          </table:table-cell>
          <table:table-cell table:formula="of:=[.K12]+[.J13]" office:value-type="float" office:value="100049.845479015">
            <text:p>100,049.85</text:p>
          </table:table-cell>
          <table:table-cell table:formula="of:=([.C13]/[.C12])-1" office:value-type="percentage" office:value="0.00965517241379321">
            <text:p>0.97%</text:p>
          </table:table-cell>
          <table:table-cell table:formula="of:=[.N12]*[.L13]" office:value-type="float" office:value="3859.40730530673">
            <text:p>$3,859.41</text:p>
          </table:table-cell>
          <table:table-cell table:formula="of:=[.N12]+[.M13]" office:value-type="float" office:value="403583.735354928">
            <text:p>403,583.74</text:p>
          </table:table-cell>
          <table:table-cell table:formula="of:=([.E13]/[.E12])-1" office:value-type="percentage" office:value="0.00486026731470224">
            <text:p>0.49%</text:p>
          </table:table-cell>
          <table:table-cell table:formula="of:=[.Q12]*[.O13]" office:value-type="float" office:value="1927.71084337347">
            <text:p>$1,927.71</text:p>
          </table:table-cell>
          <table:table-cell table:formula="of:=[.Q12]+[.P13]" office:value-type="float" office:value="398554.21686747">
            <text:p>398,554.22</text:p>
          </table:table-cell>
          <table:table-cell/>
          <table:table-cell table:style-name="ce12" table:formula="of:=(([.B13]+[.D13]+[.C13]+[.E13])/([.B12]+[.D12]+[.C12]+[.E12]))-1" office:value-type="percentage" office:value="0.00116425730086367">
            <text:p>0.12%</text:p>
          </table:table-cell>
          <table:table-cell table:formula="of:=[.U12]*[.S13]" office:value-type="float" office:value="1156.24900592793">
            <text:p>1,156.25</text:p>
          </table:table-cell>
          <table:table-cell table:formula="of:=[.H13]+[.K13]+[.N13]+[.Q13]" office:value-type="float" office:value="998580.842586168">
            <text:p>998,580.84</text:p>
          </table:table-cell>
          <table:table-cell table:number-columns-repeated="7"/>
          <table:table-cell office:value-type="float" office:value="119.19">
            <text:p>119.19</text:p>
          </table:table-cell>
          <table:table-cell table:formula="of:=[.AC13]/[.$AC$2]" office:value-type="percentage" office:value="0.963930448847554">
            <text:p>96.39%</text:p>
          </table:table-cell>
          <table:table-cell table:style-name="ce18" table:formula="of:=[.$AE$2]*[.AD13]" office:value-type="currency" office:currency="USD" office:value="963930.448847554">
            <text:p>$963,930.4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0</text:p>
          </table:table-cell>
          <table:table-cell office:value-type="float" office:value="83.02">
            <text:p>83.02</text:p>
          </table:table-cell>
          <table:table-cell office:value-type="float" office:value="14.55">
            <text:p>14.55</text:p>
          </table:table-cell>
          <table:table-cell office:value-type="float" office:value="99.98">
            <text:p>99.98</text:p>
          </table:table-cell>
          <table:table-cell office:value-type="float" office:value="8.21">
            <text:p>8.21</text:p>
          </table:table-cell>
          <table:table-cell table:formula="of:=([.AC14]/[.AC13])-1" office:value-type="percentage" office:value="0.0107391559694605">
            <text:p>1.07%</text:p>
          </table:table-cell>
          <table:table-cell table:formula="of:=[.H13]*[.F14]" office:value-type="float" office:value="1035.1799433886">
            <text:p>$1,035.18</text:p>
          </table:table-cell>
          <table:table-cell table:formula="of:=[.H13]+[.G14]" office:value-type="float" office:value="97428.224828144">
            <text:p>97,428.22</text:p>
          </table:table-cell>
          <table:table-cell table:formula="of:=([.D14]/[.D13])-1" office:value-type="percentage" office:value="-0.00378636907134311">
            <text:p>-0.38%</text:p>
          </table:table-cell>
          <table:table-cell table:formula="of:=[.K13]*[.I14]" office:value-type="float" office:value="-378.8256405144">
            <text:p>-$378.83</text:p>
          </table:table-cell>
          <table:table-cell table:formula="of:=[.K13]+[.J14]" office:value-type="float" office:value="99671.0198385006">
            <text:p>99,671.02</text:p>
          </table:table-cell>
          <table:table-cell table:formula="of:=([.C14]/[.C13])-1" office:value-type="percentage" office:value="-0.00614754098360659">
            <text:p>-0.61%</text:p>
          </table:table-cell>
          <table:table-cell table:formula="of:=[.N13]*[.L14]" office:value-type="float" office:value="-2481.04755341146">
            <text:p>-$2,481.05</text:p>
          </table:table-cell>
          <table:table-cell table:formula="of:=[.N13]+[.M14]" office:value-type="float" office:value="401102.687801516">
            <text:p>401,102.69</text:p>
          </table:table-cell>
          <table:table-cell table:formula="of:=([.E14]/[.E13])-1" office:value-type="percentage" office:value="-0.00725513905683173">
            <text:p>-0.73%</text:p>
          </table:table-cell>
          <table:table-cell table:formula="of:=[.Q13]*[.O14]" office:value-type="float" office:value="-2891.56626506016">
            <text:p>-$2,891.57</text:p>
          </table:table-cell>
          <table:table-cell table:formula="of:=[.Q13]+[.P14]" office:value-type="float" office:value="395662.65060241">
            <text:p>395,662.65</text:p>
          </table:table-cell>
          <table:table-cell/>
          <table:table-cell table:style-name="ce12" table:formula="of:=(([.B14]+[.D14]+[.C14]+[.E14])/([.B13]+[.D13]+[.C13]+[.E13]))-1" office:value-type="percentage" office:value="-0.00300416707045259">
            <text:p>-0.30%</text:p>
          </table:table-cell>
          <table:table-cell table:formula="of:=[.U13]*[.S14]" office:value-type="float" office:value="-2999.90368448217">
            <text:p>-2,999.90</text:p>
          </table:table-cell>
          <table:table-cell table:formula="of:=[.H14]+[.K14]+[.N14]+[.Q14]" office:value-type="float" office:value="993864.583070571">
            <text:p>993,864.58</text:p>
          </table:table-cell>
          <table:table-cell table:number-columns-repeated="7"/>
          <table:table-cell office:value-type="float" office:value="120.47">
            <text:p>120.47</text:p>
          </table:table-cell>
          <table:table-cell table:formula="of:=[.AC14]/[.$AC$2]" office:value-type="percentage" office:value="0.97428224828144">
            <text:p>97.43%</text:p>
          </table:table-cell>
          <table:table-cell table:style-name="ce18" table:formula="of:=[.$AE$2]*[.AD14]" office:value-type="currency" office:currency="USD" office:value="974282.24828144">
            <text:p>$974,282.2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1</text:p>
          </table:table-cell>
          <table:table-cell office:value-type="float" office:value="83.04">
            <text:p>83.04</text:p>
          </table:table-cell>
          <table:table-cell office:value-type="float" office:value="14.75">
            <text:p>14.75</text:p>
          </table:table-cell>
          <table:table-cell office:value-type="float" office:value="100.29">
            <text:p>100.29</text:p>
          </table:table-cell>
          <table:table-cell office:value-type="float" office:value="8.24">
            <text:p>8.24</text:p>
          </table:table-cell>
          <table:table-cell table:formula="of:=([.AC15]/[.AC14])-1" office:value-type="percentage" office:value="0.00946293683074617">
            <text:p>0.95%</text:p>
          </table:table-cell>
          <table:table-cell table:formula="of:=[.H14]*[.F15]" office:value-type="float" office:value="921.957137080462">
            <text:p>$921.96</text:p>
          </table:table-cell>
          <table:table-cell table:formula="of:=[.H14]+[.G15]" office:value-type="float" office:value="98350.1819652244">
            <text:p>98,350.18</text:p>
          </table:table-cell>
          <table:table-cell table:formula="of:=([.D15]/[.D14])-1" office:value-type="percentage" office:value="0.0031006201240249">
            <text:p>0.31%</text:p>
          </table:table-cell>
          <table:table-cell table:formula="of:=[.K14]*[.I15]" office:value-type="float" office:value="309.04196989334">
            <text:p>$309.04</text:p>
          </table:table-cell>
          <table:table-cell table:formula="of:=[.K14]+[.J15]" office:value-type="float" office:value="99980.061808394">
            <text:p>99,980.06</text:p>
          </table:table-cell>
          <table:table-cell table:formula="of:=([.C15]/[.C14])-1" office:value-type="percentage" office:value="0.0137457044673539">
            <text:p>1.37%</text:p>
          </table:table-cell>
          <table:table-cell table:formula="of:=[.N14]*[.L15]" office:value-type="float" office:value="5513.43900758096">
            <text:p>$5,513.44</text:p>
          </table:table-cell>
          <table:table-cell table:formula="of:=[.N14]+[.M15]" office:value-type="float" office:value="406616.126809097">
            <text:p>406,616.13</text:p>
          </table:table-cell>
          <table:table-cell table:formula="of:=([.E15]/[.E14])-1" office:value-type="percentage" office:value="0.00365408038976844">
            <text:p>0.37%</text:p>
          </table:table-cell>
          <table:table-cell table:formula="of:=[.Q14]*[.O15]" office:value-type="float" office:value="1445.78313253007">
            <text:p>$1,445.78</text:p>
          </table:table-cell>
          <table:table-cell table:formula="of:=[.Q14]+[.P15]" office:value-type="float" office:value="397108.43373494">
            <text:p>397,108.43</text:p>
          </table:table-cell>
          <table:table-cell/>
          <table:table-cell table:style-name="ce12" table:formula="of:=(([.B15]+[.D15]+[.C15]+[.E15])/([.B14]+[.D14]+[.C14]+[.E14]))-1" office:value-type="percentage" office:value="0.00272161741835153">
            <text:p>0.27%</text:p>
          </table:table-cell>
          <table:table-cell table:formula="of:=[.U14]*[.S15]" office:value-type="float" office:value="2704.91916076755">
            <text:p>2,704.92</text:p>
          </table:table-cell>
          <table:table-cell table:formula="of:=[.H15]+[.K15]+[.N15]+[.Q15]" office:value-type="float" office:value="1002054.80431766">
            <text:p>1,002,054.80</text:p>
          </table:table-cell>
          <table:table-cell table:number-columns-repeated="7"/>
          <table:table-cell office:value-type="float" office:value="121.61">
            <text:p>121.61</text:p>
          </table:table-cell>
          <table:table-cell table:formula="of:=[.AC15]/[.$AC$2]" office:value-type="percentage" office:value="0.983501819652244">
            <text:p>98.35%</text:p>
          </table:table-cell>
          <table:table-cell table:style-name="ce18" table:formula="of:=[.$AE$2]*[.AD15]" office:value-type="currency" office:currency="USD" office:value="983501.819652244">
            <text:p>$983,501.8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4</text:p>
          </table:table-cell>
          <table:table-cell office:value-type="float" office:value="83.03">
            <text:p>83.03</text:p>
          </table:table-cell>
          <table:table-cell office:value-type="float" office:value="14.75">
            <text:p>14.75</text:p>
          </table:table-cell>
          <table:table-cell office:value-type="float" office:value="100.24">
            <text:p>100.24</text:p>
          </table:table-cell>
          <table:table-cell office:value-type="float" office:value="8.26">
            <text:p>8.26</text:p>
          </table:table-cell>
          <table:table-cell table:formula="of:=([.AC16]/[.AC15])-1" office:value-type="percentage" office:value="0.0148014143573718">
            <text:p>1.48%</text:p>
          </table:table-cell>
          <table:table-cell table:formula="of:=[.H15]*[.F16]" office:value-type="float" office:value="1455.7217953902">
            <text:p>$1,455.72</text:p>
          </table:table-cell>
          <table:table-cell table:formula="of:=[.H15]+[.G16]" office:value-type="float" office:value="99805.9037606146">
            <text:p>99,805.90</text:p>
          </table:table-cell>
          <table:table-cell table:formula="of:=([.D16]/[.D15])-1" office:value-type="percentage" office:value="-0.000498554192840839">
            <text:p>-0.05%</text:p>
          </table:table-cell>
          <table:table-cell table:formula="of:=[.K15]*[.I16]" office:value-type="float" office:value="-49.845479015061">
            <text:p>-$49.85</text:p>
          </table:table-cell>
          <table:table-cell table:formula="of:=[.K15]+[.J16]" office:value-type="float" office:value="99930.2163293789">
            <text:p>99,930.22</text:p>
          </table:table-cell>
          <table:table-cell table:formula="of:=([.C16]/[.C15])-1" office:value-type="percentage" office:value="0">
            <text:p>0.00%</text:p>
          </table:table-cell>
          <table:table-cell table:formula="of:=[.N15]*[.L16]" office:value-type="float" office:value="0">
            <text:p>$0.00</text:p>
          </table:table-cell>
          <table:table-cell table:formula="of:=[.N15]+[.M16]" office:value-type="float" office:value="406616.126809097">
            <text:p>406,616.13</text:p>
          </table:table-cell>
          <table:table-cell table:formula="of:=([.E16]/[.E15])-1" office:value-type="percentage" office:value="0.00242718446601931">
            <text:p>0.24%</text:p>
          </table:table-cell>
          <table:table-cell table:formula="of:=[.Q15]*[.O16]" office:value-type="float" office:value="963.855421686702">
            <text:p>$963.86</text:p>
          </table:table-cell>
          <table:table-cell table:formula="of:=[.Q15]+[.P16]" office:value-type="float" office:value="398072.289156626">
            <text:p>398,072.29</text:p>
          </table:table-cell>
          <table:table-cell/>
          <table:table-cell table:style-name="ce12" table:formula="of:=(([.B16]+[.D16]+[.C16]+[.E16])/([.B15]+[.D15]+[.C15]+[.E15]))-1" office:value-type="percentage" office:value="-0.000193873594416694">
            <text:p>-0.02%</text:p>
          </table:table-cell>
          <table:table-cell table:formula="of:=[.U15]*[.S16]" office:value-type="float" office:value="-194.27196671558">
            <text:p>-194.27</text:p>
          </table:table-cell>
          <table:table-cell table:formula="of:=[.H16]+[.K16]+[.N16]+[.Q16]" office:value-type="float" office:value="1004424.53605572">
            <text:p>1,004,424.54</text:p>
          </table:table-cell>
          <table:table-cell table:number-columns-repeated="7"/>
          <table:table-cell office:value-type="float" office:value="123.41">
            <text:p>123.41</text:p>
          </table:table-cell>
          <table:table-cell table:formula="of:=[.AC16]/[.$AC$2]" office:value-type="percentage" office:value="0.998059037606146">
            <text:p>99.81%</text:p>
          </table:table-cell>
          <table:table-cell table:style-name="ce18" table:formula="of:=[.$AE$2]*[.AD16]" office:value-type="currency" office:currency="USD" office:value="998059.037606146">
            <text:p>$998,059.0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5</text:p>
          </table:table-cell>
          <table:table-cell office:value-type="float" office:value="83.09">
            <text:p>83.09</text:p>
          </table:table-cell>
          <table:table-cell office:value-type="float" office:value="14.75">
            <text:p>14.75</text:p>
          </table:table-cell>
          <table:table-cell office:value-type="float" office:value="100.55">
            <text:p>100.55</text:p>
          </table:table-cell>
          <table:table-cell office:value-type="float" office:value="8.29">
            <text:p>8.29</text:p>
          </table:table-cell>
          <table:table-cell table:formula="of:=([.AC17]/[.AC16])-1" office:value-type="percentage" office:value="-0.0166923263917025">
            <text:p>-1.67%</text:p>
          </table:table-cell>
          <table:table-cell table:formula="of:=[.H16]*[.F17]" office:value-type="float" office:value="-1665.99272139103">
            <text:p>-$1,665.99</text:p>
          </table:table-cell>
          <table:table-cell table:formula="of:=[.H16]+[.G17]" office:value-type="float" office:value="98139.9110392236">
            <text:p>98,139.91</text:p>
          </table:table-cell>
          <table:table-cell table:formula="of:=([.D17]/[.D16])-1" office:value-type="percentage" office:value="0.00309257781324823">
            <text:p>0.31%</text:p>
          </table:table-cell>
          <table:table-cell table:formula="of:=[.K16]*[.I17]" office:value-type="float" office:value="309.041969893333">
            <text:p>$309.04</text:p>
          </table:table-cell>
          <table:table-cell table:formula="of:=[.K16]+[.J17]" office:value-type="float" office:value="100239.258299272">
            <text:p>100,239.26</text:p>
          </table:table-cell>
          <table:table-cell table:formula="of:=([.C17]/[.C16])-1" office:value-type="percentage" office:value="0">
            <text:p>0.00%</text:p>
          </table:table-cell>
          <table:table-cell table:formula="of:=[.N16]*[.L17]" office:value-type="float" office:value="0">
            <text:p>$0.00</text:p>
          </table:table-cell>
          <table:table-cell table:formula="of:=[.N16]+[.M17]" office:value-type="float" office:value="406616.126809097">
            <text:p>406,616.13</text:p>
          </table:table-cell>
          <table:table-cell table:formula="of:=([.E17]/[.E16])-1" office:value-type="percentage" office:value="0.00363196125907983">
            <text:p>0.36%</text:p>
          </table:table-cell>
          <table:table-cell table:formula="of:=[.Q16]*[.O17]" office:value-type="float" office:value="1445.78313253009">
            <text:p>$1,445.78</text:p>
          </table:table-cell>
          <table:table-cell table:formula="of:=[.Q16]+[.P17]" office:value-type="float" office:value="399518.072289157">
            <text:p>399,518.07</text:p>
          </table:table-cell>
          <table:table-cell/>
          <table:table-cell table:style-name="ce12" table:formula="of:=(([.B17]+[.D17]+[.C17]+[.E17])/([.B16]+[.D16]+[.C16]+[.E16]))-1" office:value-type="percentage" office:value="0.001939111886756">
            <text:p>0.19%</text:p>
          </table:table-cell>
          <table:table-cell table:formula="of:=[.U16]*[.S17]" office:value-type="float" office:value="1947.69155721502">
            <text:p>1,947.69</text:p>
          </table:table-cell>
          <table:table-cell table:formula="of:=[.H17]+[.K17]+[.N17]+[.Q17]" office:value-type="float" office:value="1004513.36843675">
            <text:p>1,004,513.37</text:p>
          </table:table-cell>
          <table:table-cell table:number-columns-repeated="7"/>
          <table:table-cell office:value-type="float" office:value="121.35">
            <text:p>121.35</text:p>
          </table:table-cell>
          <table:table-cell table:formula="of:=[.AC17]/[.$AC$2]" office:value-type="percentage" office:value="0.981399110392236">
            <text:p>98.14%</text:p>
          </table:table-cell>
          <table:table-cell table:style-name="ce18" table:formula="of:=[.$AE$2]*[.AD17]" office:value-type="currency" office:currency="USD" office:value="981399.110392236">
            <text:p>$981,399.1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6</text:p>
          </table:table-cell>
          <table:table-cell office:value-type="float" office:value="83.07">
            <text:p>83.07</text:p>
          </table:table-cell>
          <table:table-cell office:value-type="float" office:value="14.64">
            <text:p>14.64</text:p>
          </table:table-cell>
          <table:table-cell office:value-type="float" office:value="100.22">
            <text:p>100.22</text:p>
          </table:table-cell>
          <table:table-cell office:value-type="float" office:value="8.25">
            <text:p>8.25</text:p>
          </table:table-cell>
          <table:table-cell table:formula="of:=([.AC18]/[.AC17])-1" office:value-type="percentage" office:value="0.0224145035022663">
            <text:p>2.24%</text:p>
          </table:table-cell>
          <table:table-cell table:formula="of:=[.H17]*[.F18]" office:value-type="float" office:value="2199.75737970078">
            <text:p>$2,199.76</text:p>
          </table:table-cell>
          <table:table-cell table:formula="of:=[.H17]+[.G18]" office:value-type="float" office:value="100339.668418924">
            <text:p>100,339.67</text:p>
          </table:table-cell>
          <table:table-cell table:formula="of:=([.D18]/[.D17])-1" office:value-type="percentage" office:value="-0.00328194927896563">
            <text:p>-0.33%</text:p>
          </table:table-cell>
          <table:table-cell table:formula="of:=[.K17]*[.I18]" office:value-type="float" office:value="-328.980161499347">
            <text:p>-$328.98</text:p>
          </table:table-cell>
          <table:table-cell table:formula="of:=[.K17]+[.J18]" office:value-type="float" office:value="99910.2781377729">
            <text:p>99,910.28</text:p>
          </table:table-cell>
          <table:table-cell table:formula="of:=([.C18]/[.C17])-1" office:value-type="percentage" office:value="-0.00745762711864406">
            <text:p>-0.75%</text:p>
          </table:table-cell>
          <table:table-cell table:formula="of:=[.N17]*[.L18]" office:value-type="float" office:value="-3032.39145416954">
            <text:p>-$3,032.39</text:p>
          </table:table-cell>
          <table:table-cell table:formula="of:=[.N17]+[.M18]" office:value-type="float" office:value="403583.735354928">
            <text:p>403,583.74</text:p>
          </table:table-cell>
          <table:table-cell table:formula="of:=([.E18]/[.E17])-1" office:value-type="percentage" office:value="-0.00482509047044621">
            <text:p>-0.48%</text:p>
          </table:table-cell>
          <table:table-cell table:formula="of:=[.Q17]*[.O18]" office:value-type="float" office:value="-1927.71084337345">
            <text:p>-$1,927.71</text:p>
          </table:table-cell>
          <table:table-cell table:formula="of:=[.Q17]+[.P18]" office:value-type="float" office:value="397590.361445783">
            <text:p>397,590.36</text:p>
          </table:table-cell>
          <table:table-cell/>
          <table:table-cell table:style-name="ce12" table:formula="of:=(([.B18]+[.D18]+[.C18]+[.E18])/([.B17]+[.D17]+[.C17]+[.E17]))-1" office:value-type="percentage" office:value="-0.00241919876137009">
            <text:p>-0.24%</text:p>
          </table:table-cell>
          <table:table-cell table:formula="of:=[.U17]*[.S18]" office:value-type="float" office:value="-2430.11749670188">
            <text:p>-2,430.12</text:p>
          </table:table-cell>
          <table:table-cell table:formula="of:=[.H18]+[.K18]+[.N18]+[.Q18]" office:value-type="float" office:value="1001424.04335741">
            <text:p>1,001,424.04</text:p>
          </table:table-cell>
          <table:table-cell table:number-columns-repeated="7"/>
          <table:table-cell office:value-type="float" office:value="124.07">
            <text:p>124.07</text:p>
          </table:table-cell>
          <table:table-cell table:formula="of:=[.AC18]/[.$AC$2]" office:value-type="percentage" office:value="1.00339668418924">
            <text:p>100.34%</text:p>
          </table:table-cell>
          <table:table-cell table:style-name="ce18" table:formula="of:=[.$AE$2]*[.AD18]" office:value-type="currency" office:currency="USD" office:value="1003396.68418924">
            <text:p>$1,003,396.6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7</text:p>
          </table:table-cell>
          <table:table-cell office:value-type="float" office:value="83.13">
            <text:p>83.13</text:p>
          </table:table-cell>
          <table:table-cell office:value-type="float" office:value="14.68">
            <text:p>14.68</text:p>
          </table:table-cell>
          <table:table-cell office:value-type="float" office:value="100.39">
            <text:p>100.39</text:p>
          </table:table-cell>
          <table:table-cell office:value-type="float" office:value="8.28">
            <text:p>8.28</text:p>
          </table:table-cell>
          <table:table-cell table:formula="of:=([.AC19]/[.AC18])-1" office:value-type="percentage" office:value="-0.00370758442814534">
            <text:p>-0.37%</text:p>
          </table:table-cell>
          <table:table-cell table:formula="of:=[.H18]*[.F19]" office:value-type="float" office:value="-372.017792155271">
            <text:p>-$372.02</text:p>
          </table:table-cell>
          <table:table-cell table:formula="of:=[.H18]+[.G19]" office:value-type="float" office:value="99967.6506267691">
            <text:p>99,967.65</text:p>
          </table:table-cell>
          <table:table-cell table:formula="of:=([.D19]/[.D18])-1" office:value-type="percentage" office:value="0.00169626820993818">
            <text:p>0.17%</text:p>
          </table:table-cell>
          <table:table-cell table:formula="of:=[.K18]*[.I19]" office:value-type="float" office:value="169.474628651186">
            <text:p>$169.47</text:p>
          </table:table-cell>
          <table:table-cell table:formula="of:=[.K18]+[.J19]" office:value-type="float" office:value="100079.752766424">
            <text:p>100,079.75</text:p>
          </table:table-cell>
          <table:table-cell table:formula="of:=([.C19]/[.C18])-1" office:value-type="percentage" office:value="0.00273224043715836">
            <text:p>0.27%</text:p>
          </table:table-cell>
          <table:table-cell table:formula="of:=[.N18]*[.L19]" office:value-type="float" office:value="1102.68780151615">
            <text:p>$1,102.69</text:p>
          </table:table-cell>
          <table:table-cell table:formula="of:=[.N18]+[.M19]" office:value-type="float" office:value="404686.423156444">
            <text:p>404,686.42</text:p>
          </table:table-cell>
          <table:table-cell table:formula="of:=([.E19]/[.E18])-1" office:value-type="percentage" office:value="0.00363636363636366">
            <text:p>0.36%</text:p>
          </table:table-cell>
          <table:table-cell table:formula="of:=[.Q18]*[.O19]" office:value-type="float" office:value="1445.78313253013">
            <text:p>$1,445.78</text:p>
          </table:table-cell>
          <table:table-cell table:formula="of:=[.Q18]+[.P19]" office:value-type="float" office:value="399036.144578313">
            <text:p>399,036.14</text:p>
          </table:table-cell>
          <table:table-cell/>
          <table:table-cell table:style-name="ce12" table:formula="of:=(([.B19]+[.D19]+[.C19]+[.E19])/([.B18]+[.D18]+[.C18]+[.E18]))-1" office:value-type="percentage" office:value="0.00145503928606061">
            <text:p>0.15%</text:p>
          </table:table-cell>
          <table:table-cell table:formula="of:=[.U18]*[.S19]" office:value-type="float" office:value="1457.11132509069">
            <text:p>1,457.11</text:p>
          </table:table-cell>
          <table:table-cell table:formula="of:=[.H19]+[.K19]+[.N19]+[.Q19]" office:value-type="float" office:value="1003769.97112795">
            <text:p>1,003,769.97</text:p>
          </table:table-cell>
          <table:table-cell table:number-columns-repeated="7"/>
          <table:table-cell office:value-type="float" office:value="123.61">
            <text:p>123.61</text:p>
          </table:table-cell>
          <table:table-cell table:formula="of:=[.AC19]/[.$AC$2]" office:value-type="percentage" office:value="0.999676506267691">
            <text:p>99.97%</text:p>
          </table:table-cell>
          <table:table-cell table:style-name="ce18" table:formula="of:=[.$AE$2]*[.AD19]" office:value-type="currency" office:currency="USD" office:value="999676.506267691">
            <text:p>$999,676.5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28</text:p>
          </table:table-cell>
          <table:table-cell office:value-type="float" office:value="83.17">
            <text:p>83.17</text:p>
          </table:table-cell>
          <table:table-cell office:value-type="float" office:value="14.75">
            <text:p>14.75</text:p>
          </table:table-cell>
          <table:table-cell office:value-type="float" office:value="100.53">
            <text:p>100.53</text:p>
          </table:table-cell>
          <table:table-cell office:value-type="float" office:value="8.27">
            <text:p>8.27</text:p>
          </table:table-cell>
          <table:table-cell table:formula="of:=([.AC20]/[.AC19])-1" office:value-type="percentage" office:value="-0.000323598414367798">
            <text:p>-0.03%</text:p>
          </table:table-cell>
          <table:table-cell table:formula="of:=[.H19]*[.F20]" office:value-type="float" office:value="-32.3493732308965">
            <text:p>-$32.35</text:p>
          </table:table-cell>
          <table:table-cell table:formula="of:=[.H19]+[.G20]" office:value-type="float" office:value="99935.3012535382">
            <text:p>99,935.30</text:p>
          </table:table-cell>
          <table:table-cell table:formula="of:=([.D20]/[.D19])-1" office:value-type="percentage" office:value="0.00139456121127601">
            <text:p>0.14%</text:p>
          </table:table-cell>
          <table:table-cell table:formula="of:=[.K19]*[.I20]" office:value-type="float" office:value="139.567341242148">
            <text:p>$139.57</text:p>
          </table:table-cell>
          <table:table-cell table:formula="of:=[.K19]+[.J20]" office:value-type="float" office:value="100219.320107666">
            <text:p>100,219.32</text:p>
          </table:table-cell>
          <table:table-cell table:formula="of:=([.C20]/[.C19])-1" office:value-type="percentage" office:value="0.00476839237057214">
            <text:p>0.48%</text:p>
          </table:table-cell>
          <table:table-cell table:formula="of:=[.N19]*[.L20]" office:value-type="float" office:value="1929.70365265332">
            <text:p>$1,929.70</text:p>
          </table:table-cell>
          <table:table-cell table:formula="of:=[.N19]+[.M20]" office:value-type="float" office:value="406616.126809097">
            <text:p>406,616.13</text:p>
          </table:table-cell>
          <table:table-cell table:formula="of:=([.E20]/[.E19])-1" office:value-type="percentage" office:value="-0.00120772946859904">
            <text:p>-0.12%</text:p>
          </table:table-cell>
          <table:table-cell table:formula="of:=[.Q19]*[.O20]" office:value-type="float" office:value="-481.927710843376">
            <text:p>-$481.93</text:p>
          </table:table-cell>
          <table:table-cell table:formula="of:=[.Q19]+[.P20]" office:value-type="float" office:value="398554.21686747">
            <text:p>398,554.22</text:p>
          </table:table-cell>
          <table:table-cell/>
          <table:table-cell table:style-name="ce12" table:formula="of:=(([.B20]+[.D20]+[.C20]+[.E20])/([.B19]+[.D19]+[.C19]+[.E19]))-1" office:value-type="percentage" office:value="0.00116234017822547">
            <text:p>0.12%</text:p>
          </table:table-cell>
          <table:table-cell table:formula="of:=[.U19]*[.S20]" office:value-type="float" office:value="1166.72216713824">
            <text:p>1,166.72</text:p>
          </table:table-cell>
          <table:table-cell table:formula="of:=[.H20]+[.K20]+[.N20]+[.Q20]" office:value-type="float" office:value="1005324.96503777">
            <text:p>1,005,324.97</text:p>
          </table:table-cell>
          <table:table-cell table:number-columns-repeated="7"/>
          <table:table-cell office:value-type="float" office:value="123.57">
            <text:p>123.57</text:p>
          </table:table-cell>
          <table:table-cell table:formula="of:=[.AC20]/[.$AC$2]" office:value-type="percentage" office:value="0.999353012535382">
            <text:p>99.94%</text:p>
          </table:table-cell>
          <table:table-cell table:style-name="ce18" table:formula="of:=[.$AE$2]*[.AD20]" office:value-type="currency" office:currency="USD" office:value="999353.012535382">
            <text:p>$999,353.0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1-31</text:p>
          </table:table-cell>
          <table:table-cell office:value-type="float" office:value="83.16">
            <text:p>83.16</text:p>
          </table:table-cell>
          <table:table-cell office:value-type="float" office:value="14.7">
            <text:p>14.7</text:p>
          </table:table-cell>
          <table:table-cell office:value-type="float" office:value="100.34">
            <text:p>100.34</text:p>
          </table:table-cell>
          <table:table-cell office:value-type="float" office:value="8.27">
            <text:p>8.27</text:p>
          </table:table-cell>
          <table:table-cell table:formula="of:=([.AC21]/[.AC20])-1" office:value-type="percentage" office:value="-0.0107631302095977">
            <text:p>-1.08%</text:p>
          </table:table-cell>
          <table:table-cell table:formula="of:=[.H20]*[.F21]" office:value-type="float" office:value="-1075.61665992721">
            <text:p>-$1,075.62</text:p>
          </table:table-cell>
          <table:table-cell table:formula="of:=[.H20]+[.G21]" office:value-type="float" office:value="98859.684593611">
            <text:p>98,859.68</text:p>
          </table:table-cell>
          <table:table-cell table:formula="of:=([.D21]/[.D20])-1" office:value-type="percentage" office:value="-0.00188998308962496">
            <text:p>-0.19%</text:p>
          </table:table-cell>
          <table:table-cell table:formula="of:=[.K20]*[.I21]" office:value-type="float" office:value="-189.4128202572">
            <text:p>-$189.41</text:p>
          </table:table-cell>
          <table:table-cell table:formula="of:=[.K20]+[.J21]" office:value-type="float" office:value="100029.907287409">
            <text:p>100,029.91</text:p>
          </table:table-cell>
          <table:table-cell table:formula="of:=([.C21]/[.C20])-1" office:value-type="percentage" office:value="-0.00338983050847463">
            <text:p>-0.34%</text:p>
          </table:table-cell>
          <table:table-cell table:formula="of:=[.N20]*[.L21]" office:value-type="float" office:value="-1378.35975189527">
            <text:p>-$1,378.36</text:p>
          </table:table-cell>
          <table:table-cell table:formula="of:=[.N20]+[.M21]" office:value-type="float" office:value="405237.767057202">
            <text:p>405,237.77</text:p>
          </table:table-cell>
          <table:table-cell table:formula="of:=([.E21]/[.E20])-1" office:value-type="percentage" office:value="0">
            <text:p>0.00%</text:p>
          </table:table-cell>
          <table:table-cell table:formula="of:=[.Q20]*[.O21]" office:value-type="float" office:value="0">
            <text:p>$0.00</text:p>
          </table:table-cell>
          <table:table-cell table:formula="of:=[.Q20]+[.P21]" office:value-type="float" office:value="398554.21686747">
            <text:p>398,554.22</text:p>
          </table:table-cell>
          <table:table-cell/>
          <table:table-cell table:style-name="ce12" table:formula="of:=(([.B21]+[.D21]+[.C21]+[.E21])/([.B20]+[.D20]+[.C20]+[.E20]))-1" office:value-type="percentage" office:value="-0.00120936532507743">
            <text:p>-0.12%</text:p>
          </table:table-cell>
          <table:table-cell table:formula="of:=[.U20]*[.S21]" office:value-type="float" office:value="-1215.80515315136">
            <text:p>-1,215.81</text:p>
          </table:table-cell>
          <table:table-cell table:formula="of:=[.H21]+[.K21]+[.N21]+[.Q21]" office:value-type="float" office:value="1002681.57580569">
            <text:p>1,002,681.58</text:p>
          </table:table-cell>
          <table:table-cell table:number-columns-repeated="7"/>
          <table:table-cell office:value-type="float" office:value="122.24">
            <text:p>122.24</text:p>
          </table:table-cell>
          <table:table-cell table:formula="of:=[.AC21]/[.$AC$2]" office:value-type="percentage" office:value="0.98859684593611">
            <text:p>98.86%</text:p>
          </table:table-cell>
          <table:table-cell table:style-name="ce18" table:formula="of:=[.$AE$2]*[.AD21]" office:value-type="currency" office:currency="USD" office:value="988596.84593611">
            <text:p>$988,596.8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1</text:p>
          </table:table-cell>
          <table:table-cell office:value-type="float" office:value="83.07">
            <text:p>83.07</text:p>
          </table:table-cell>
          <table:table-cell office:value-type="float" office:value="14.74">
            <text:p>14.74</text:p>
          </table:table-cell>
          <table:table-cell office:value-type="float" office:value="100.13">
            <text:p>100.13</text:p>
          </table:table-cell>
          <table:table-cell office:value-type="float" office:value="8.29">
            <text:p>8.29</text:p>
          </table:table-cell>
          <table:table-cell table:formula="of:=([.AC22]/[.AC21])-1" office:value-type="percentage" office:value="0.000899869109947549">
            <text:p>0.09%</text:p>
          </table:table-cell>
          <table:table-cell table:formula="of:=[.H21]*[.F22]" office:value-type="float" office:value="88.9607763849481">
            <text:p>$88.96</text:p>
          </table:table-cell>
          <table:table-cell table:formula="of:=[.H21]+[.G22]" office:value-type="float" office:value="98948.6453699959">
            <text:p>98,948.65</text:p>
          </table:table-cell>
          <table:table-cell table:formula="of:=([.D22]/[.D21])-1" office:value-type="percentage" office:value="-0.00209288419374132">
            <text:p>-0.21%</text:p>
          </table:table-cell>
          <table:table-cell table:formula="of:=[.K21]*[.I22]" office:value-type="float" office:value="-209.351011863228">
            <text:p>-$209.35</text:p>
          </table:table-cell>
          <table:table-cell table:formula="of:=[.K21]+[.J22]" office:value-type="float" office:value="99820.5562755458">
            <text:p>99,820.56</text:p>
          </table:table-cell>
          <table:table-cell table:formula="of:=([.C22]/[.C21])-1" office:value-type="percentage" office:value="0.00272108843537411">
            <text:p>0.27%</text:p>
          </table:table-cell>
          <table:table-cell table:formula="of:=[.N21]*[.L22]" office:value-type="float" office:value="1102.68780151618">
            <text:p>$1,102.69</text:p>
          </table:table-cell>
          <table:table-cell table:formula="of:=[.N21]+[.M22]" office:value-type="float" office:value="406340.454858718">
            <text:p>406,340.45</text:p>
          </table:table-cell>
          <table:table-cell table:formula="of:=([.E22]/[.E21])-1" office:value-type="percentage" office:value="0.00241837968561054">
            <text:p>0.24%</text:p>
          </table:table-cell>
          <table:table-cell table:formula="of:=[.Q21]*[.O22]" office:value-type="float" office:value="963.855421686706">
            <text:p>$963.86</text:p>
          </table:table-cell>
          <table:table-cell table:formula="of:=[.Q21]+[.P22]" office:value-type="float" office:value="399518.072289157">
            <text:p>399,518.07</text:p>
          </table:table-cell>
          <table:table-cell/>
          <table:table-cell table:style-name="ce12" table:formula="of:=(([.B22]+[.D22]+[.C22]+[.E22])/([.B21]+[.D21]+[.C21]+[.E21]))-1" office:value-type="percentage" office:value="-0.00116239647406402">
            <text:p>-0.12%</text:p>
          </table:table-cell>
          <table:table-cell table:formula="of:=[.U21]*[.S22]" office:value-type="float" office:value="-1165.51352832549">
            <text:p>-1,165.51</text:p>
          </table:table-cell>
          <table:table-cell table:formula="of:=[.H22]+[.K22]+[.N22]+[.Q22]" office:value-type="float" office:value="1004627.72879342">
            <text:p>1,004,627.73</text:p>
          </table:table-cell>
          <table:table-cell table:number-columns-repeated="7"/>
          <table:table-cell office:value-type="float" office:value="122.35">
            <text:p>122.35</text:p>
          </table:table-cell>
          <table:table-cell table:formula="of:=[.AC22]/[.$AC$2]" office:value-type="percentage" office:value="0.989486453699959">
            <text:p>98.95%</text:p>
          </table:table-cell>
          <table:table-cell table:style-name="ce18" table:formula="of:=[.$AE$2]*[.AD22]" office:value-type="currency" office:currency="USD" office:value="989486.45369996">
            <text:p>$989,486.4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2</text:p>
          </table:table-cell>
          <table:table-cell office:value-type="float" office:value="83.02">
            <text:p>83.02</text:p>
          </table:table-cell>
          <table:table-cell office:value-type="float" office:value="14.84">
            <text:p>14.84</text:p>
          </table:table-cell>
          <table:table-cell office:value-type="float" office:value="100.01">
            <text:p>100.01</text:p>
          </table:table-cell>
          <table:table-cell office:value-type="float" office:value="8.25">
            <text:p>8.25</text:p>
          </table:table-cell>
          <table:table-cell table:formula="of:=([.AC23]/[.AC22])-1" office:value-type="percentage" office:value="0.000163465467919899">
            <text:p>0.02%</text:p>
          </table:table-cell>
          <table:table-cell table:formula="of:=[.H22]*[.F23]" office:value-type="float" office:value="16.1746866154465">
            <text:p>$16.17</text:p>
          </table:table-cell>
          <table:table-cell table:formula="of:=[.H22]+[.G23]" office:value-type="float" office:value="98964.8200566114">
            <text:p>98,964.82</text:p>
          </table:table-cell>
          <table:table-cell table:formula="of:=([.D23]/[.D22])-1" office:value-type="percentage" office:value="-0.0011984420253669">
            <text:p>-0.12%</text:p>
          </table:table-cell>
          <table:table-cell table:formula="of:=[.K22]*[.I23]" office:value-type="float" office:value="-119.629149636115">
            <text:p>-$119.63</text:p>
          </table:table-cell>
          <table:table-cell table:formula="of:=[.K22]+[.J23]" office:value-type="float" office:value="99700.9271259097">
            <text:p>99,700.93</text:p>
          </table:table-cell>
          <table:table-cell table:formula="of:=([.C23]/[.C22])-1" office:value-type="percentage" office:value="0.00678426051560388">
            <text:p>0.68%</text:p>
          </table:table-cell>
          <table:table-cell table:formula="of:=[.N22]*[.L23]" office:value-type="float" office:value="2756.71950379052">
            <text:p>$2,756.72</text:p>
          </table:table-cell>
          <table:table-cell table:formula="of:=[.N22]+[.M23]" office:value-type="float" office:value="409097.174362509">
            <text:p>409,097.17</text:p>
          </table:table-cell>
          <table:table-cell table:formula="of:=([.E23]/[.E22])-1" office:value-type="percentage" office:value="-0.00482509047044621">
            <text:p>-0.48%</text:p>
          </table:table-cell>
          <table:table-cell table:formula="of:=[.Q22]*[.O23]" office:value-type="float" office:value="-1927.71084337345">
            <text:p>-$1,927.71</text:p>
          </table:table-cell>
          <table:table-cell table:formula="of:=[.Q22]+[.P23]" office:value-type="float" office:value="397590.361445783">
            <text:p>397,590.36</text:p>
          </table:table-cell>
          <table:table-cell/>
          <table:table-cell table:style-name="ce12" table:formula="of:=(([.B23]+[.D23]+[.C23]+[.E23])/([.B22]+[.D22]+[.C22]+[.E22]))-1" office:value-type="percentage" office:value="-0.000533385055520474">
            <text:p>-0.05%</text:p>
          </table:table-cell>
          <table:table-cell table:formula="of:=[.U22]*[.S23]" office:value-type="float" office:value="-535.853416899885">
            <text:p>-535.85</text:p>
          </table:table-cell>
          <table:table-cell table:formula="of:=[.H23]+[.K23]+[.N23]+[.Q23]" office:value-type="float" office:value="1005353.28299081">
            <text:p>1,005,353.28</text:p>
          </table:table-cell>
          <table:table-cell table:number-columns-repeated="7"/>
          <table:table-cell office:value-type="float" office:value="122.37">
            <text:p>122.37</text:p>
          </table:table-cell>
          <table:table-cell table:formula="of:=[.AC23]/[.$AC$2]" office:value-type="percentage" office:value="0.989648200566114">
            <text:p>98.96%</text:p>
          </table:table-cell>
          <table:table-cell table:style-name="ce18" table:formula="of:=[.$AE$2]*[.AD23]" office:value-type="currency" office:currency="USD" office:value="989648.200566114">
            <text:p>$989,648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3</text:p>
          </table:table-cell>
          <table:table-cell office:value-type="float" office:value="82.94">
            <text:p>82.94</text:p>
          </table:table-cell>
          <table:table-cell office:value-type="float" office:value="14.7">
            <text:p>14.7</text:p>
          </table:table-cell>
          <table:table-cell office:value-type="float" office:value="99.64">
            <text:p>99.64</text:p>
          </table:table-cell>
          <table:table-cell office:value-type="float" office:value="8.24">
            <text:p>8.24</text:p>
          </table:table-cell>
          <table:table-cell table:formula="of:=([.AC24]/[.AC23])-1" office:value-type="percentage" office:value="-0.0395521778213614">
            <text:p>-3.96%</text:p>
          </table:table-cell>
          <table:table-cell table:formula="of:=[.H23]*[.F24]" office:value-type="float" office:value="-3914.27416093813">
            <text:p>-$3,914.27</text:p>
          </table:table-cell>
          <table:table-cell table:formula="of:=[.H23]+[.G24]" office:value-type="float" office:value="95050.5458956732">
            <text:p>95,050.55</text:p>
          </table:table-cell>
          <table:table-cell table:formula="of:=([.D24]/[.D23])-1" office:value-type="percentage" office:value="-0.00369963003699636">
            <text:p>-0.37%</text:p>
          </table:table-cell>
          <table:table-cell table:formula="of:=[.K23]*[.I24]" office:value-type="float" office:value="-368.856544711401">
            <text:p>-$368.86</text:p>
          </table:table-cell>
          <table:table-cell table:formula="of:=[.K23]+[.J24]" office:value-type="float" office:value="99332.0705811983">
            <text:p>99,332.07</text:p>
          </table:table-cell>
          <table:table-cell table:formula="of:=([.C24]/[.C23])-1" office:value-type="percentage" office:value="-0.00943396226415094">
            <text:p>-0.94%</text:p>
          </table:table-cell>
          <table:table-cell table:formula="of:=[.N23]*[.L24]" office:value-type="float" office:value="-3859.40730530669">
            <text:p>-$3,859.41</text:p>
          </table:table-cell>
          <table:table-cell table:formula="of:=[.N23]+[.M24]" office:value-type="float" office:value="405237.767057202">
            <text:p>405,237.77</text:p>
          </table:table-cell>
          <table:table-cell table:formula="of:=([.E24]/[.E23])-1" office:value-type="percentage" office:value="-0.00121212121212122">
            <text:p>-0.12%</text:p>
          </table:table-cell>
          <table:table-cell table:formula="of:=[.Q23]*[.O24]" office:value-type="float" office:value="-481.927710843377">
            <text:p>-$481.93</text:p>
          </table:table-cell>
          <table:table-cell table:formula="of:=[.Q23]+[.P24]" office:value-type="float" office:value="397108.43373494">
            <text:p>397,108.43</text:p>
          </table:table-cell>
          <table:table-cell/>
          <table:table-cell table:style-name="ce12" table:formula="of:=(([.B24]+[.D24]+[.C24]+[.E24])/([.B23]+[.D23]+[.C23]+[.E23]))-1" office:value-type="percentage" office:value="-0.00291092567436457">
            <text:p>-0.29%</text:p>
          </table:table-cell>
          <table:table-cell table:formula="of:=[.U23]*[.S24]" office:value-type="float" office:value="-2926.50868326467">
            <text:p>-2,926.51</text:p>
          </table:table-cell>
          <table:table-cell table:formula="of:=[.H24]+[.K24]+[.N24]+[.Q24]" office:value-type="float" office:value="996728.817269013">
            <text:p>996,728.82</text:p>
          </table:table-cell>
          <table:table-cell table:number-columns-repeated="7"/>
          <table:table-cell office:value-type="float" office:value="117.53">
            <text:p>117.53</text:p>
          </table:table-cell>
          <table:table-cell table:formula="of:=[.AC24]/[.$AC$2]" office:value-type="percentage" office:value="0.950505458956733">
            <text:p>95.05%</text:p>
          </table:table-cell>
          <table:table-cell table:style-name="ce18" table:formula="of:=[.$AE$2]*[.AD24]" office:value-type="currency" office:currency="USD" office:value="950505.458956733">
            <text:p>$950,505.4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4</text:p>
          </table:table-cell>
          <table:table-cell office:value-type="float" office:value="82.87">
            <text:p>82.87</text:p>
          </table:table-cell>
          <table:table-cell office:value-type="float" office:value="14.75">
            <text:p>14.75</text:p>
          </table:table-cell>
          <table:table-cell office:value-type="float" office:value="99.31">
            <text:p>99.31</text:p>
          </table:table-cell>
          <table:table-cell office:value-type="float" office:value="8.18">
            <text:p>8.18</text:p>
          </table:table-cell>
          <table:table-cell table:formula="of:=([.AC25]/[.AC24])-1" office:value-type="percentage" office:value="-0.00280779375478601">
            <text:p>-0.28%</text:p>
          </table:table-cell>
          <table:table-cell table:formula="of:=[.H24]*[.F25]" office:value-type="float" office:value="-266.882329154873">
            <text:p>-$266.88</text:p>
          </table:table-cell>
          <table:table-cell table:formula="of:=[.H24]+[.G25]" office:value-type="float" office:value="94783.6635665184">
            <text:p>94,783.66</text:p>
          </table:table-cell>
          <table:table-cell table:formula="of:=([.D25]/[.D24])-1" office:value-type="percentage" office:value="-0.00331192292252103">
            <text:p>-0.33%</text:p>
          </table:table-cell>
          <table:table-cell table:formula="of:=[.K24]*[.I25]" office:value-type="float" office:value="-328.980161499347">
            <text:p>-$328.98</text:p>
          </table:table-cell>
          <table:table-cell table:formula="of:=[.K24]+[.J25]" office:value-type="float" office:value="99003.090419699">
            <text:p>99,003.09</text:p>
          </table:table-cell>
          <table:table-cell table:formula="of:=([.C25]/[.C24])-1" office:value-type="percentage" office:value="0.0034013605442178">
            <text:p>0.34%</text:p>
          </table:table-cell>
          <table:table-cell table:formula="of:=[.N24]*[.L25]" office:value-type="float" office:value="1378.35975189529">
            <text:p>$1,378.36</text:p>
          </table:table-cell>
          <table:table-cell table:formula="of:=[.N24]+[.M25]" office:value-type="float" office:value="406616.126809097">
            <text:p>406,616.13</text:p>
          </table:table-cell>
          <table:table-cell table:formula="of:=([.E25]/[.E24])-1" office:value-type="percentage" office:value="-0.00728155339805836">
            <text:p>-0.73%</text:p>
          </table:table-cell>
          <table:table-cell table:formula="of:=[.Q24]*[.O25]" office:value-type="float" office:value="-2891.56626506028">
            <text:p>-$2,891.57</text:p>
          </table:table-cell>
          <table:table-cell table:formula="of:=[.Q24]+[.P25]" office:value-type="float" office:value="394216.867469879">
            <text:p>394,216.87</text:p>
          </table:table-cell>
          <table:table-cell/>
          <table:table-cell table:style-name="ce12" table:formula="of:=(([.B25]+[.D25]+[.C25]+[.E25])/([.B24]+[.D24]+[.C24]+[.E24]))-1" office:value-type="percentage" office:value="-0.00199493966523923">
            <text:p>-0.20%</text:p>
          </table:table-cell>
          <table:table-cell table:formula="of:=[.U24]*[.S25]" office:value-type="float" office:value="-1988.41385305694">
            <text:p>-1,988.41</text:p>
          </table:table-cell>
          <table:table-cell table:formula="of:=[.H25]+[.K25]+[.N25]+[.Q25]" office:value-type="float" office:value="994619.748265194">
            <text:p>994,619.75</text:p>
          </table:table-cell>
          <table:table-cell table:number-columns-repeated="7"/>
          <table:table-cell office:value-type="float" office:value="117.2">
            <text:p>117.2</text:p>
          </table:table-cell>
          <table:table-cell table:formula="of:=[.AC25]/[.$AC$2]" office:value-type="percentage" office:value="0.947836635665184">
            <text:p>94.78%</text:p>
          </table:table-cell>
          <table:table-cell table:style-name="ce18" table:formula="of:=[.$AE$2]*[.AD25]" office:value-type="currency" office:currency="USD" office:value="947836.635665184">
            <text:p>$947,836.6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7</text:p>
          </table:table-cell>
          <table:table-cell office:value-type="float" office:value="82.83">
            <text:p>82.83</text:p>
          </table:table-cell>
          <table:table-cell office:value-type="float" office:value="14.61">
            <text:p>14.61</text:p>
          </table:table-cell>
          <table:table-cell office:value-type="float" office:value="99.35">
            <text:p>99.35</text:p>
          </table:table-cell>
          <table:table-cell office:value-type="float" office:value="8.2">
            <text:p>8.2</text:p>
          </table:table-cell>
          <table:table-cell table:formula="of:=([.AC26]/[.AC25])-1" office:value-type="percentage" office:value="-0.0281569965870307">
            <text:p>-2.82%</text:p>
          </table:table-cell>
          <table:table-cell table:formula="of:=[.H25]*[.F26]" office:value-type="float" office:value="-2668.82329154873">
            <text:p>-$2,668.82</text:p>
          </table:table-cell>
          <table:table-cell table:formula="of:=[.H25]+[.G26]" office:value-type="float" office:value="92114.8402749696">
            <text:p>92,114.84</text:p>
          </table:table-cell>
          <table:table-cell table:formula="of:=([.D26]/[.D25])-1" office:value-type="percentage" office:value="0.000402779176316592">
            <text:p>0.04%</text:p>
          </table:table-cell>
          <table:table-cell table:formula="of:=[.K25]*[.I26]" office:value-type="float" office:value="39.8763832120434">
            <text:p>$39.88</text:p>
          </table:table-cell>
          <table:table-cell table:formula="of:=[.K25]+[.J26]" office:value-type="float" office:value="99042.966802911">
            <text:p>99,042.97</text:p>
          </table:table-cell>
          <table:table-cell table:formula="of:=([.C26]/[.C25])-1" office:value-type="percentage" office:value="-0.00949152542372889">
            <text:p>-0.95%</text:p>
          </table:table-cell>
          <table:table-cell table:formula="of:=[.N25]*[.L26]" office:value-type="float" office:value="-3859.40730530672">
            <text:p>-$3,859.41</text:p>
          </table:table-cell>
          <table:table-cell table:formula="of:=[.N25]+[.M26]" office:value-type="float" office:value="402756.719503791">
            <text:p>402,756.72</text:p>
          </table:table-cell>
          <table:table-cell table:formula="of:=([.E26]/[.E25])-1" office:value-type="percentage" office:value="0.00244498777506097">
            <text:p>0.24%</text:p>
          </table:table-cell>
          <table:table-cell table:formula="of:=[.Q25]*[.O26]" office:value-type="float" office:value="963.855421686686">
            <text:p>$963.86</text:p>
          </table:table-cell>
          <table:table-cell table:formula="of:=[.Q25]+[.P26]" office:value-type="float" office:value="395180.722891566">
            <text:p>395,180.72</text:p>
          </table:table-cell>
          <table:table-cell/>
          <table:table-cell table:style-name="ce12" table:formula="of:=(([.B26]+[.D26]+[.C26]+[.E26])/([.B25]+[.D25]+[.C25]+[.E25]))-1" office:value-type="percentage" office:value="-0.000585051923358226">
            <text:p>-0.06%</text:p>
          </table:table-cell>
          <table:table-cell table:formula="of:=[.U25]*[.S26]" office:value-type="float" office:value="-581.904196732627">
            <text:p>-581.90</text:p>
          </table:table-cell>
          <table:table-cell table:formula="of:=[.H26]+[.K26]+[.N26]+[.Q26]" office:value-type="float" office:value="989095.249473237">
            <text:p>989,095.25</text:p>
          </table:table-cell>
          <table:table-cell table:number-columns-repeated="7"/>
          <table:table-cell office:value-type="float" office:value="113.9">
            <text:p>113.9</text:p>
          </table:table-cell>
          <table:table-cell table:formula="of:=[.AC26]/[.$AC$2]" office:value-type="percentage" office:value="0.921148402749697">
            <text:p>92.11%</text:p>
          </table:table-cell>
          <table:table-cell table:style-name="ce18" table:formula="of:=[.$AE$2]*[.AD26]" office:value-type="currency" office:currency="USD" office:value="921148.402749697">
            <text:p>$921,148.4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8</text:p>
          </table:table-cell>
          <table:table-cell office:value-type="float" office:value="82.73">
            <text:p>82.73</text:p>
          </table:table-cell>
          <table:table-cell office:value-type="float" office:value="14.75">
            <text:p>14.75</text:p>
          </table:table-cell>
          <table:table-cell office:value-type="float" office:value="99.06">
            <text:p>99.06</text:p>
          </table:table-cell>
          <table:table-cell office:value-type="float" office:value="8.19">
            <text:p>8.19</text:p>
          </table:table-cell>
          <table:table-cell table:formula="of:=([.AC27]/[.AC26])-1" office:value-type="percentage" office:value="0.00193151887620724">
            <text:p>0.19%</text:p>
          </table:table-cell>
          <table:table-cell table:formula="of:=[.H26]*[.F27]" office:value-type="float" office:value="177.921552769919">
            <text:p>$177.92</text:p>
          </table:table-cell>
          <table:table-cell table:formula="of:=[.H26]+[.G27]" office:value-type="float" office:value="92292.7618277396">
            <text:p>92,292.76</text:p>
          </table:table-cell>
          <table:table-cell table:formula="of:=([.D27]/[.D26])-1" office:value-type="percentage" office:value="-0.00291897332662294">
            <text:p>-0.29%</text:p>
          </table:table-cell>
          <table:table-cell table:formula="of:=[.K26]*[.I27]" office:value-type="float" office:value="-289.103778287299">
            <text:p>-$289.10</text:p>
          </table:table-cell>
          <table:table-cell table:formula="of:=[.K26]+[.J27]" office:value-type="float" office:value="98753.8630246237">
            <text:p>98,753.86</text:p>
          </table:table-cell>
          <table:table-cell table:formula="of:=([.C27]/[.C26])-1" office:value-type="percentage" office:value="0.00958247775496246">
            <text:p>0.96%</text:p>
          </table:table-cell>
          <table:table-cell table:formula="of:=[.N26]*[.L27]" office:value-type="float" office:value="3859.40730530673">
            <text:p>$3,859.41</text:p>
          </table:table-cell>
          <table:table-cell table:formula="of:=[.N26]+[.M27]" office:value-type="float" office:value="406616.126809097">
            <text:p>406,616.13</text:p>
          </table:table-cell>
          <table:table-cell table:formula="of:=([.E27]/[.E26])-1" office:value-type="percentage" office:value="-0.00121951219512195">
            <text:p>-0.12%</text:p>
          </table:table-cell>
          <table:table-cell table:formula="of:=[.Q26]*[.O27]" office:value-type="float" office:value="-481.927710843374">
            <text:p>-$481.93</text:p>
          </table:table-cell>
          <table:table-cell table:formula="of:=[.Q26]+[.P27]" office:value-type="float" office:value="394698.795180723">
            <text:p>394,698.80</text:p>
          </table:table-cell>
          <table:table-cell/>
          <table:table-cell table:style-name="ce12" table:formula="of:=(([.B27]+[.D27]+[.C27]+[.E27])/([.B26]+[.D26]+[.C26]+[.E26]))-1" office:value-type="percentage" office:value="-0.00126835455388064">
            <text:p>-0.13%</text:p>
          </table:table-cell>
          <table:table-cell table:formula="of:=[.U26]*[.S27]" office:value-type="float" office:value="-1254.52346389108">
            <text:p>-1,254.52</text:p>
          </table:table-cell>
          <table:table-cell table:formula="of:=[.H27]+[.K27]+[.N27]+[.Q27]" office:value-type="float" office:value="992361.546842183">
            <text:p>992,361.55</text:p>
          </table:table-cell>
          <table:table-cell table:number-columns-repeated="7"/>
          <table:table-cell office:value-type="float" office:value="114.12">
            <text:p>114.12</text:p>
          </table:table-cell>
          <table:table-cell table:formula="of:=[.AC27]/[.$AC$2]" office:value-type="percentage" office:value="0.922927618277396">
            <text:p>92.29%</text:p>
          </table:table-cell>
          <table:table-cell table:style-name="ce18" table:formula="of:=[.$AE$2]*[.AD27]" office:value-type="currency" office:currency="USD" office:value="922927.618277396">
            <text:p>$922,927.6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09</text:p>
          </table:table-cell>
          <table:table-cell office:value-type="float" office:value="82.78">
            <text:p>82.78</text:p>
          </table:table-cell>
          <table:table-cell office:value-type="float" office:value="14.7">
            <text:p>14.7</text:p>
          </table:table-cell>
          <table:table-cell office:value-type="float" office:value="99.24">
            <text:p>99.24</text:p>
          </table:table-cell>
          <table:table-cell office:value-type="float" office:value="8.18">
            <text:p>8.18</text:p>
          </table:table-cell>
          <table:table-cell table:formula="of:=([.AC28]/[.AC27])-1" office:value-type="percentage" office:value="0.0225201542236242">
            <text:p>2.25%</text:p>
          </table:table-cell>
          <table:table-cell table:formula="of:=[.H27]*[.F28]" office:value-type="float" office:value="2078.44723008491">
            <text:p>$2,078.45</text:p>
          </table:table-cell>
          <table:table-cell table:formula="of:=[.H27]+[.G28]" office:value-type="float" office:value="94371.2090578245">
            <text:p>94,371.21</text:p>
          </table:table-cell>
          <table:table-cell table:formula="of:=([.D28]/[.D27])-1" office:value-type="percentage" office:value="0.00181708055723795">
            <text:p>0.18%</text:p>
          </table:table-cell>
          <table:table-cell table:formula="of:=[.K27]*[.I28]" office:value-type="float" office:value="179.443724454183">
            <text:p>$179.44</text:p>
          </table:table-cell>
          <table:table-cell table:formula="of:=[.K27]+[.J28]" office:value-type="float" office:value="98933.3067490779">
            <text:p>98,933.31</text:p>
          </table:table-cell>
          <table:table-cell table:formula="of:=([.C28]/[.C27])-1" office:value-type="percentage" office:value="-0.00338983050847463">
            <text:p>-0.34%</text:p>
          </table:table-cell>
          <table:table-cell table:formula="of:=[.N27]*[.L28]" office:value-type="float" office:value="-1378.35975189527">
            <text:p>-$1,378.36</text:p>
          </table:table-cell>
          <table:table-cell table:formula="of:=[.N27]+[.M28]" office:value-type="float" office:value="405237.767057202">
            <text:p>405,237.77</text:p>
          </table:table-cell>
          <table:table-cell table:formula="of:=([.E28]/[.E27])-1" office:value-type="percentage" office:value="-0.00122100122100122">
            <text:p>-0.12%</text:p>
          </table:table-cell>
          <table:table-cell table:formula="of:=[.Q27]*[.O28]" office:value-type="float" office:value="-481.927710843372">
            <text:p>-$481.93</text:p>
          </table:table-cell>
          <table:table-cell table:formula="of:=[.Q27]+[.P28]" office:value-type="float" office:value="394216.867469879">
            <text:p>394,216.87</text:p>
          </table:table-cell>
          <table:table-cell/>
          <table:table-cell table:style-name="ce12" table:formula="of:=(([.B28]+[.D28]+[.C28]+[.E28])/([.B27]+[.D27]+[.C27]+[.E27]))-1" office:value-type="percentage" office:value="0.000830361940115987">
            <text:p>0.08%</text:p>
          </table:table-cell>
          <table:table-cell table:formula="of:=[.U27]*[.S28]" office:value-type="float" office:value="824.019259332377">
            <text:p>824.02</text:p>
          </table:table-cell>
          <table:table-cell table:formula="of:=[.H28]+[.K28]+[.N28]+[.Q28]" office:value-type="float" office:value="992759.150333984">
            <text:p>992,759.15</text:p>
          </table:table-cell>
          <table:table-cell table:number-columns-repeated="7"/>
          <table:table-cell office:value-type="float" office:value="116.69">
            <text:p>116.69</text:p>
          </table:table-cell>
          <table:table-cell table:formula="of:=[.AC28]/[.$AC$2]" office:value-type="percentage" office:value="0.943712090578245">
            <text:p>94.37%</text:p>
          </table:table-cell>
          <table:table-cell table:style-name="ce18" table:formula="of:=[.$AE$2]*[.AD28]" office:value-type="currency" office:currency="USD" office:value="943712.090578245">
            <text:p>$943,712.0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0</text:p>
          </table:table-cell>
          <table:table-cell office:value-type="float" office:value="82.74">
            <text:p>82.74</text:p>
          </table:table-cell>
          <table:table-cell office:value-type="float" office:value="14.7">
            <text:p>14.7</text:p>
          </table:table-cell>
          <table:table-cell office:value-type="float" office:value="98.96">
            <text:p>98.96</text:p>
          </table:table-cell>
          <table:table-cell office:value-type="float" office:value="8.19">
            <text:p>8.19</text:p>
          </table:table-cell>
          <table:table-cell table:formula="of:=([.AC29]/[.AC28])-1" office:value-type="percentage" office:value="0.0039420687291114">
            <text:p>0.39%</text:p>
          </table:table-cell>
          <table:table-cell table:formula="of:=[.H28]*[.F29]" office:value-type="float" office:value="372.017792155285">
            <text:p>$372.02</text:p>
          </table:table-cell>
          <table:table-cell table:formula="of:=[.H28]+[.G29]" office:value-type="float" office:value="94743.2268499798">
            <text:p>94,743.23</text:p>
          </table:table-cell>
          <table:table-cell table:formula="of:=([.D29]/[.D28])-1" office:value-type="percentage" office:value="-0.00282144296654574">
            <text:p>-0.28%</text:p>
          </table:table-cell>
          <table:table-cell table:formula="of:=[.K28]*[.I29]" office:value-type="float" office:value="-279.134682484298">
            <text:p>-$279.13</text:p>
          </table:table-cell>
          <table:table-cell table:formula="of:=[.K28]+[.J29]" office:value-type="float" office:value="98654.1720665936">
            <text:p>98,654.17</text:p>
          </table:table-cell>
          <table:table-cell table:formula="of:=([.C29]/[.C28])-1" office:value-type="percentage" office:value="0">
            <text:p>0.00%</text:p>
          </table:table-cell>
          <table:table-cell table:formula="of:=[.N28]*[.L29]" office:value-type="float" office:value="0">
            <text:p>$0.00</text:p>
          </table:table-cell>
          <table:table-cell table:formula="of:=[.N28]+[.M29]" office:value-type="float" office:value="405237.767057202">
            <text:p>405,237.77</text:p>
          </table:table-cell>
          <table:table-cell table:formula="of:=([.E29]/[.E28])-1" office:value-type="percentage" office:value="0.00122249388753048">
            <text:p>0.12%</text:p>
          </table:table-cell>
          <table:table-cell table:formula="of:=[.Q28]*[.O29]" office:value-type="float" office:value="481.927710843343">
            <text:p>$481.93</text:p>
          </table:table-cell>
          <table:table-cell table:formula="of:=[.Q28]+[.P29]" office:value-type="float" office:value="394698.795180723">
            <text:p>394,698.80</text:p>
          </table:table-cell>
          <table:table-cell/>
          <table:table-cell table:style-name="ce12" table:formula="of:=(([.B29]+[.D29]+[.C29]+[.E29])/([.B28]+[.D28]+[.C28]+[.E28]))-1" office:value-type="percentage" office:value="-0.00151293313811618">
            <text:p>-0.15%</text:p>
          </table:table-cell>
          <table:table-cell table:formula="of:=[.U28]*[.S29]" office:value-type="float" office:value="-1501.97821670835">
            <text:p>-1,501.98</text:p>
          </table:table-cell>
          <table:table-cell table:formula="of:=[.H29]+[.K29]+[.N29]+[.Q29]" office:value-type="float" office:value="993333.961154498">
            <text:p>993,333.96</text:p>
          </table:table-cell>
          <table:table-cell table:number-columns-repeated="7"/>
          <table:table-cell office:value-type="float" office:value="117.15">
            <text:p>117.15</text:p>
          </table:table-cell>
          <table:table-cell table:formula="of:=[.AC29]/[.$AC$2]" office:value-type="percentage" office:value="0.947432268499798">
            <text:p>94.74%</text:p>
          </table:table-cell>
          <table:table-cell table:style-name="ce18" table:formula="of:=[.$AE$2]*[.AD29]" office:value-type="currency" office:currency="USD" office:value="947432.268499798">
            <text:p>$947,432.2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1</text:p>
          </table:table-cell>
          <table:table-cell office:value-type="float" office:value="82.74">
            <text:p>82.74</text:p>
          </table:table-cell>
          <table:table-cell office:value-type="float" office:value="14.7">
            <text:p>14.7</text:p>
          </table:table-cell>
          <table:table-cell office:value-type="float" office:value="99.35">
            <text:p>99.35</text:p>
          </table:table-cell>
          <table:table-cell office:value-type="float" office:value="8.26">
            <text:p>8.26</text:p>
          </table:table-cell>
          <table:table-cell table:formula="of:=([.AC30]/[.AC29])-1" office:value-type="percentage" office:value="0.0193768672641912">
            <text:p>1.94%</text:p>
          </table:table-cell>
          <table:table-cell table:formula="of:=[.H29]*[.F30]" office:value-type="float" office:value="1835.82693085321">
            <text:p>$1,835.83</text:p>
          </table:table-cell>
          <table:table-cell table:formula="of:=[.H29]+[.G30]" office:value-type="float" office:value="96579.053780833">
            <text:p>96,579.05</text:p>
          </table:table-cell>
          <table:table-cell table:formula="of:=([.D30]/[.D29])-1" office:value-type="percentage" office:value="0.00394098625707362">
            <text:p>0.39%</text:p>
          </table:table-cell>
          <table:table-cell table:formula="of:=[.K29]*[.I30]" office:value-type="float" office:value="388.794736317421">
            <text:p>$388.79</text:p>
          </table:table-cell>
          <table:table-cell table:formula="of:=[.K29]+[.J30]" office:value-type="float" office:value="99042.966802911">
            <text:p>99,042.97</text:p>
          </table:table-cell>
          <table:table-cell table:formula="of:=([.C30]/[.C29])-1" office:value-type="percentage" office:value="0">
            <text:p>0.00%</text:p>
          </table:table-cell>
          <table:table-cell table:formula="of:=[.N29]*[.L30]" office:value-type="float" office:value="0">
            <text:p>$0.00</text:p>
          </table:table-cell>
          <table:table-cell table:formula="of:=[.N29]+[.M30]" office:value-type="float" office:value="405237.767057202">
            <text:p>405,237.77</text:p>
          </table:table-cell>
          <table:table-cell table:formula="of:=([.E30]/[.E29])-1" office:value-type="percentage" office:value="0.00854700854700852">
            <text:p>0.85%</text:p>
          </table:table-cell>
          <table:table-cell table:formula="of:=[.Q29]*[.O30]" office:value-type="float" office:value="3373.4939759036">
            <text:p>$3,373.49</text:p>
          </table:table-cell>
          <table:table-cell table:formula="of:=[.Q29]+[.P30]" office:value-type="float" office:value="398072.289156626">
            <text:p>398,072.29</text:p>
          </table:table-cell>
          <table:table-cell/>
          <table:table-cell table:style-name="ce12" table:formula="of:=(([.B30]+[.D30]+[.C30]+[.E30])/([.B29]+[.D29]+[.C29]+[.E29]))-1" office:value-type="percentage" office:value="0.00224839923749931">
            <text:p>0.22%</text:p>
          </table:table-cell>
          <table:table-cell table:formula="of:=[.U29]*[.S30]" office:value-type="float" office:value="2233.41132084194">
            <text:p>2,233.41</text:p>
          </table:table-cell>
          <table:table-cell table:formula="of:=[.H30]+[.K30]+[.N30]+[.Q30]" office:value-type="float" office:value="998932.076797573">
            <text:p>998,932.08</text:p>
          </table:table-cell>
          <table:table-cell table:number-columns-repeated="7"/>
          <table:table-cell office:value-type="float" office:value="119.42">
            <text:p>119.42</text:p>
          </table:table-cell>
          <table:table-cell table:formula="of:=[.AC30]/[.$AC$2]" office:value-type="percentage" office:value="0.96579053780833">
            <text:p>96.58%</text:p>
          </table:table-cell>
          <table:table-cell table:style-name="ce18" table:formula="of:=[.$AE$2]*[.AD30]" office:value-type="currency" office:currency="USD" office:value="965790.53780833">
            <text:p>$965,790.5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4</text:p>
          </table:table-cell>
          <table:table-cell office:value-type="float" office:value="82.74">
            <text:p>82.74</text:p>
          </table:table-cell>
          <table:table-cell office:value-type="float" office:value="14.75">
            <text:p>14.75</text:p>
          </table:table-cell>
          <table:table-cell office:value-type="float" office:value="99.39">
            <text:p>99.39</text:p>
          </table:table-cell>
          <table:table-cell office:value-type="float" office:value="8.27">
            <text:p>8.27</text:p>
          </table:table-cell>
          <table:table-cell table:formula="of:=([.AC31]/[.AC30])-1" office:value-type="percentage" office:value="0.00108859487523016">
            <text:p>0.11%</text:p>
          </table:table-cell>
          <table:table-cell table:formula="of:=[.H30]*[.F31]" office:value-type="float" office:value="105.135463000393">
            <text:p>$105.14</text:p>
          </table:table-cell>
          <table:table-cell table:formula="of:=[.H30]+[.G31]" office:value-type="float" office:value="96684.1892438334">
            <text:p>96,684.19</text:p>
          </table:table-cell>
          <table:table-cell table:formula="of:=([.D31]/[.D30])-1" office:value-type="percentage" office:value="0.000402617010568651">
            <text:p>0.04%</text:p>
          </table:table-cell>
          <table:table-cell table:formula="of:=[.K30]*[.I31]" office:value-type="float" office:value="39.8763832120382">
            <text:p>$39.88</text:p>
          </table:table-cell>
          <table:table-cell table:formula="of:=[.K30]+[.J31]" office:value-type="float" office:value="99082.843186123">
            <text:p>99,082.84</text:p>
          </table:table-cell>
          <table:table-cell table:formula="of:=([.C31]/[.C30])-1" office:value-type="percentage" office:value="0.0034013605442178">
            <text:p>0.34%</text:p>
          </table:table-cell>
          <table:table-cell table:formula="of:=[.N30]*[.L31]" office:value-type="float" office:value="1378.35975189529">
            <text:p>$1,378.36</text:p>
          </table:table-cell>
          <table:table-cell table:formula="of:=[.N30]+[.M31]" office:value-type="float" office:value="406616.126809098">
            <text:p>406,616.13</text:p>
          </table:table-cell>
          <table:table-cell table:formula="of:=([.E31]/[.E30])-1" office:value-type="percentage" office:value="0.00121065375302654">
            <text:p>0.12%</text:p>
          </table:table-cell>
          <table:table-cell table:formula="of:=[.Q30]*[.O31]" office:value-type="float" office:value="481.927710843334">
            <text:p>$481.93</text:p>
          </table:table-cell>
          <table:table-cell table:formula="of:=[.Q30]+[.P31]" office:value-type="float" office:value="398554.21686747">
            <text:p>398,554.22</text:p>
          </table:table-cell>
          <table:table-cell/>
          <table:table-cell table:style-name="ce12" table:formula="of:=(([.B31]+[.D31]+[.C31]+[.E31])/([.B30]+[.D30]+[.C30]+[.E30]))-1" office:value-type="percentage" office:value="0.000487685930261161">
            <text:p>0.05%</text:p>
          </table:table-cell>
          <table:table-cell table:formula="of:=[.U30]*[.S31]" office:value-type="float" office:value="487.165119140738">
            <text:p>487.17</text:p>
          </table:table-cell>
          <table:table-cell table:formula="of:=[.H31]+[.K31]+[.N31]+[.Q31]" office:value-type="float" office:value="1000937.37610652">
            <text:p>1,000,937.38</text:p>
          </table:table-cell>
          <table:table-cell table:number-columns-repeated="7"/>
          <table:table-cell office:value-type="float" office:value="119.55">
            <text:p>119.55</text:p>
          </table:table-cell>
          <table:table-cell table:formula="of:=[.AC31]/[.$AC$2]" office:value-type="percentage" office:value="0.966841892438334">
            <text:p>96.68%</text:p>
          </table:table-cell>
          <table:table-cell table:style-name="ce18" table:formula="of:=[.$AE$2]*[.AD31]" office:value-type="currency" office:currency="USD" office:value="966841.892438334">
            <text:p>$966,841.8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5</text:p>
          </table:table-cell>
          <table:table-cell office:value-type="float" office:value="82.78">
            <text:p>82.78</text:p>
          </table:table-cell>
          <table:table-cell office:value-type="float" office:value="14.75">
            <text:p>14.75</text:p>
          </table:table-cell>
          <table:table-cell office:value-type="float" office:value="99.52">
            <text:p>99.52</text:p>
          </table:table-cell>
          <table:table-cell office:value-type="float" office:value="8.25">
            <text:p>8.25</text:p>
          </table:table-cell>
          <table:table-cell table:formula="of:=([.AC32]/[.AC31])-1" office:value-type="percentage" office:value="0.0161438728565455">
            <text:p>1.61%</text:p>
          </table:table-cell>
          <table:table-cell table:formula="of:=[.H31]*[.F32]" office:value-type="float" office:value="1560.85725839063">
            <text:p>$1,560.86</text:p>
          </table:table-cell>
          <table:table-cell table:formula="of:=[.H31]+[.G32]" office:value-type="float" office:value="98245.046502224">
            <text:p>98,245.05</text:p>
          </table:table-cell>
          <table:table-cell table:formula="of:=([.D32]/[.D31])-1" office:value-type="percentage" office:value="0.00130797866988619">
            <text:p>0.13%</text:p>
          </table:table-cell>
          <table:table-cell table:formula="of:=[.K31]*[.I32]" office:value-type="float" office:value="129.598245439127">
            <text:p>$129.60</text:p>
          </table:table-cell>
          <table:table-cell table:formula="of:=[.K31]+[.J32]" office:value-type="float" office:value="99212.4414315622">
            <text:p>99,212.44</text:p>
          </table:table-cell>
          <table:table-cell table:formula="of:=([.C32]/[.C31])-1" office:value-type="percentage" office:value="0">
            <text:p>0.00%</text:p>
          </table:table-cell>
          <table:table-cell table:formula="of:=[.N31]*[.L32]" office:value-type="float" office:value="0">
            <text:p>$0.00</text:p>
          </table:table-cell>
          <table:table-cell table:formula="of:=[.N31]+[.M32]" office:value-type="float" office:value="406616.126809098">
            <text:p>406,616.13</text:p>
          </table:table-cell>
          <table:table-cell table:formula="of:=([.E32]/[.E31])-1" office:value-type="percentage" office:value="-0.00241837968561054">
            <text:p>-0.24%</text:p>
          </table:table-cell>
          <table:table-cell table:formula="of:=[.Q31]*[.O32]" office:value-type="float" office:value="-963.855421686706">
            <text:p>-$963.86</text:p>
          </table:table-cell>
          <table:table-cell table:formula="of:=[.Q31]+[.P32]" office:value-type="float" office:value="397590.361445783">
            <text:p>397,590.36</text:p>
          </table:table-cell>
          <table:table-cell/>
          <table:table-cell table:style-name="ce12" table:formula="of:=(([.B32]+[.D32]+[.C32]+[.E32])/([.B31]+[.D31]+[.C31]+[.E31]))-1" office:value-type="percentage" office:value="0.00073117231294173">
            <text:p>0.07%</text:p>
          </table:table-cell>
          <table:table-cell table:formula="of:=[.U31]*[.S32]" office:value-type="float" office:value="731.857696397633">
            <text:p>731.86</text:p>
          </table:table-cell>
          <table:table-cell table:formula="of:=[.H32]+[.K32]+[.N32]+[.Q32]" office:value-type="float" office:value="1001663.97618867">
            <text:p>1,001,663.98</text:p>
          </table:table-cell>
          <table:table-cell table:number-columns-repeated="7"/>
          <table:table-cell office:value-type="float" office:value="121.48">
            <text:p>121.48</text:p>
          </table:table-cell>
          <table:table-cell table:formula="of:=[.AC32]/[.$AC$2]" office:value-type="percentage" office:value="0.98245046502224">
            <text:p>98.25%</text:p>
          </table:table-cell>
          <table:table-cell table:style-name="ce18" table:formula="of:=[.$AE$2]*[.AD32]" office:value-type="currency" office:currency="USD" office:value="982450.46502224">
            <text:p>$982,450.4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6</text:p>
          </table:table-cell>
          <table:table-cell office:value-type="float" office:value="82.77">
            <text:p>82.77</text:p>
          </table:table-cell>
          <table:table-cell office:value-type="float" office:value="14.7">
            <text:p>14.7</text:p>
          </table:table-cell>
          <table:table-cell office:value-type="float" office:value="99.52">
            <text:p>99.52</text:p>
          </table:table-cell>
          <table:table-cell office:value-type="float" office:value="8.26">
            <text:p>8.26</text:p>
          </table:table-cell>
          <table:table-cell table:formula="of:=([.AC33]/[.AC32])-1" office:value-type="percentage" office:value="0.0161343431017451">
            <text:p>1.61%</text:p>
          </table:table-cell>
          <table:table-cell table:formula="of:=[.H32]*[.F33]" office:value-type="float" office:value="1585.11928831379">
            <text:p>$1,585.12</text:p>
          </table:table-cell>
          <table:table-cell table:formula="of:=[.H32]+[.G33]" office:value-type="float" office:value="99830.1657905378">
            <text:p>99,830.17</text:p>
          </table:table-cell>
          <table:table-cell table:formula="of:=([.D33]/[.D32])-1" office:value-type="percentage" office:value="0">
            <text:p>0.00%</text:p>
          </table:table-cell>
          <table:table-cell table:formula="of:=[.K32]*[.I33]" office:value-type="float" office:value="0">
            <text:p>$0.00</text:p>
          </table:table-cell>
          <table:table-cell table:formula="of:=[.K32]+[.J33]" office:value-type="float" office:value="99212.4414315622">
            <text:p>99,212.44</text:p>
          </table:table-cell>
          <table:table-cell table:formula="of:=([.C33]/[.C32])-1" office:value-type="percentage" office:value="-0.00338983050847463">
            <text:p>-0.34%</text:p>
          </table:table-cell>
          <table:table-cell table:formula="of:=[.N32]*[.L33]" office:value-type="float" office:value="-1378.35975189527">
            <text:p>-$1,378.36</text:p>
          </table:table-cell>
          <table:table-cell table:formula="of:=[.N32]+[.M33]" office:value-type="float" office:value="405237.767057202">
            <text:p>405,237.77</text:p>
          </table:table-cell>
          <table:table-cell table:formula="of:=([.E33]/[.E32])-1" office:value-type="percentage" office:value="0.00121212121212122">
            <text:p>0.12%</text:p>
          </table:table-cell>
          <table:table-cell table:formula="of:=[.Q32]*[.O33]" office:value-type="float" office:value="481.927710843376">
            <text:p>$481.93</text:p>
          </table:table-cell>
          <table:table-cell table:formula="of:=[.Q32]+[.P33]" office:value-type="float" office:value="398072.289156626">
            <text:p>398,072.29</text:p>
          </table:table-cell>
          <table:table-cell/>
          <table:table-cell table:style-name="ce12" table:formula="of:=(([.B33]+[.D33]+[.C33]+[.E33])/([.B32]+[.D32]+[.C32]+[.E32]))-1" office:value-type="percentage" office:value="-0.000243546030199937">
            <text:p>-0.02%</text:p>
          </table:table-cell>
          <table:table-cell table:formula="of:=[.U32]*[.S33]" office:value-type="float" office:value="-243.951284995034">
            <text:p>-243.95</text:p>
          </table:table-cell>
          <table:table-cell table:formula="of:=[.H33]+[.K33]+[.N33]+[.Q33]" office:value-type="float" office:value="1002352.66343593">
            <text:p>1,002,352.66</text:p>
          </table:table-cell>
          <table:table-cell table:number-columns-repeated="7"/>
          <table:table-cell office:value-type="float" office:value="123.44">
            <text:p>123.44</text:p>
          </table:table-cell>
          <table:table-cell table:formula="of:=[.AC33]/[.$AC$2]" office:value-type="percentage" office:value="0.998301657905378">
            <text:p>99.83%</text:p>
          </table:table-cell>
          <table:table-cell table:style-name="ce18" table:formula="of:=[.$AE$2]*[.AD33]" office:value-type="currency" office:currency="USD" office:value="998301.657905378">
            <text:p>$998,301.6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7</text:p>
          </table:table-cell>
          <table:table-cell office:value-type="float" office:value="82.87">
            <text:p>82.87</text:p>
          </table:table-cell>
          <table:table-cell office:value-type="float" office:value="14.7">
            <text:p>14.7</text:p>
          </table:table-cell>
          <table:table-cell office:value-type="float" office:value="99.76">
            <text:p>99.76</text:p>
          </table:table-cell>
          <table:table-cell office:value-type="float" office:value="8.28">
            <text:p>8.28</text:p>
          </table:table-cell>
          <table:table-cell table:formula="of:=([.AC34]/[.AC33])-1" office:value-type="percentage" office:value="-0.00494167206740115">
            <text:p>-0.49%</text:p>
          </table:table-cell>
          <table:table-cell table:formula="of:=[.H33]*[.F34]" office:value-type="float" office:value="-493.327941771126">
            <text:p>-$493.33</text:p>
          </table:table-cell>
          <table:table-cell table:formula="of:=[.H33]+[.G34]" office:value-type="float" office:value="99336.8378487667">
            <text:p>99,336.84</text:p>
          </table:table-cell>
          <table:table-cell table:formula="of:=([.D34]/[.D33])-1" office:value-type="percentage" office:value="0.002411575562701">
            <text:p>0.24%</text:p>
          </table:table-cell>
          <table:table-cell table:formula="of:=[.K33]*[.I34]" office:value-type="float" office:value="239.258299272259">
            <text:p>$239.26</text:p>
          </table:table-cell>
          <table:table-cell table:formula="of:=[.K33]+[.J34]" office:value-type="float" office:value="99451.6997308344">
            <text:p>99,451.70</text:p>
          </table:table-cell>
          <table:table-cell table:formula="of:=([.C34]/[.C33])-1" office:value-type="percentage" office:value="0">
            <text:p>0.00%</text:p>
          </table:table-cell>
          <table:table-cell table:formula="of:=[.N33]*[.L34]" office:value-type="float" office:value="0">
            <text:p>$0.00</text:p>
          </table:table-cell>
          <table:table-cell table:formula="of:=[.N33]+[.M34]" office:value-type="float" office:value="405237.767057202">
            <text:p>405,237.77</text:p>
          </table:table-cell>
          <table:table-cell table:formula="of:=([.E34]/[.E33])-1" office:value-type="percentage" office:value="0.00242130750605329">
            <text:p>0.24%</text:p>
          </table:table-cell>
          <table:table-cell table:formula="of:=[.Q33]*[.O34]" office:value-type="float" office:value="963.855421686757">
            <text:p>$963.86</text:p>
          </table:table-cell>
          <table:table-cell table:formula="of:=[.Q33]+[.P34]" office:value-type="float" office:value="399036.144578313">
            <text:p>399,036.14</text:p>
          </table:table-cell>
          <table:table-cell/>
          <table:table-cell table:style-name="ce12" table:formula="of:=(([.B34]+[.D34]+[.C34]+[.E34])/([.B33]+[.D33]+[.C33]+[.E33]))-1" office:value-type="percentage" office:value="0.00175395858708893">
            <text:p>0.18%</text:p>
          </table:table-cell>
          <table:table-cell table:formula="of:=[.U33]*[.S34]" office:value-type="float" office:value="1758.08506132491">
            <text:p>1,758.09</text:p>
          </table:table-cell>
          <table:table-cell table:formula="of:=[.H34]+[.K34]+[.N34]+[.Q34]" office:value-type="float" office:value="1003062.44921512">
            <text:p>1,003,062.45</text:p>
          </table:table-cell>
          <table:table-cell table:number-columns-repeated="7"/>
          <table:table-cell office:value-type="float" office:value="122.83">
            <text:p>122.83</text:p>
          </table:table-cell>
          <table:table-cell table:formula="of:=[.AC34]/[.$AC$2]" office:value-type="percentage" office:value="0.993368378487667">
            <text:p>99.34%</text:p>
          </table:table-cell>
          <table:table-cell table:style-name="ce18" table:formula="of:=[.$AE$2]*[.AD34]" office:value-type="currency" office:currency="USD" office:value="993368.378487667">
            <text:p>$993,368.3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18</text:p>
          </table:table-cell>
          <table:table-cell office:value-type="float" office:value="82.9">
            <text:p>82.9</text:p>
          </table:table-cell>
          <table:table-cell office:value-type="float" office:value="14.7">
            <text:p>14.7</text:p>
          </table:table-cell>
          <table:table-cell office:value-type="float" office:value="99.72">
            <text:p>99.72</text:p>
          </table:table-cell>
          <table:table-cell office:value-type="float" office:value="8.29">
            <text:p>8.29</text:p>
          </table:table-cell>
          <table:table-cell table:formula="of:=([.AC35]/[.AC34])-1" office:value-type="percentage" office:value="0.00952536025400952">
            <text:p>0.95%</text:p>
          </table:table-cell>
          <table:table-cell table:formula="of:=[.H34]*[.F35]" office:value-type="float" office:value="946.21916700363">
            <text:p>$946.22</text:p>
          </table:table-cell>
          <table:table-cell table:formula="of:=[.H34]+[.G35]" office:value-type="float" office:value="100283.05701577">
            <text:p>100,283.06</text:p>
          </table:table-cell>
          <table:table-cell table:formula="of:=([.D35]/[.D34])-1" office:value-type="percentage" office:value="-0.000400962309543007">
            <text:p>-0.04%</text:p>
          </table:table-cell>
          <table:table-cell table:formula="of:=[.K34]*[.I35]" office:value-type="float" office:value="-39.876383212053">
            <text:p>-$39.88</text:p>
          </table:table-cell>
          <table:table-cell table:formula="of:=[.K34]+[.J35]" office:value-type="float" office:value="99411.8233476224">
            <text:p>99,411.82</text:p>
          </table:table-cell>
          <table:table-cell table:formula="of:=([.C35]/[.C34])-1" office:value-type="percentage" office:value="0">
            <text:p>0.00%</text:p>
          </table:table-cell>
          <table:table-cell table:formula="of:=[.N34]*[.L35]" office:value-type="float" office:value="0">
            <text:p>$0.00</text:p>
          </table:table-cell>
          <table:table-cell table:formula="of:=[.N34]+[.M35]" office:value-type="float" office:value="405237.767057202">
            <text:p>405,237.77</text:p>
          </table:table-cell>
          <table:table-cell table:formula="of:=([.E35]/[.E34])-1" office:value-type="percentage" office:value="0.00120772946859904">
            <text:p>0.12%</text:p>
          </table:table-cell>
          <table:table-cell table:formula="of:=[.Q34]*[.O35]" office:value-type="float" office:value="481.927710843375">
            <text:p>$481.93</text:p>
          </table:table-cell>
          <table:table-cell table:formula="of:=[.Q34]+[.P35]" office:value-type="float" office:value="399518.072289156">
            <text:p>399,518.07</text:p>
          </table:table-cell>
          <table:table-cell/>
          <table:table-cell table:style-name="ce12" table:formula="of:=(([.B35]+[.D35]+[.C35]+[.E35])/([.B34]+[.D34]+[.C34]+[.E34]))-1" office:value-type="percentage" office:value="0">
            <text:p>0.00%</text:p>
          </table:table-cell>
          <table:table-cell table:formula="of:=[.U34]*[.S35]" office:value-type="float" office:value="0">
            <text:p>0.00</text:p>
          </table:table-cell>
          <table:table-cell table:formula="of:=[.H35]+[.K35]+[.N35]+[.Q35]" office:value-type="float" office:value="1004450.71970975">
            <text:p>1,004,450.72</text:p>
          </table:table-cell>
          <table:table-cell table:number-columns-repeated="7"/>
          <table:table-cell office:value-type="float" office:value="124">
            <text:p>124</text:p>
          </table:table-cell>
          <table:table-cell table:formula="of:=[.AC35]/[.$AC$2]" office:value-type="percentage" office:value="1.0028305701577">
            <text:p>100.28%</text:p>
          </table:table-cell>
          <table:table-cell table:style-name="ce18" table:formula="of:=[.$AE$2]*[.AD35]" office:value-type="currency" office:currency="USD" office:value="1002830.5701577">
            <text:p>$1,002,830.5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22</text:p>
          </table:table-cell>
          <table:table-cell office:value-type="float" office:value="82.99">
            <text:p>82.99</text:p>
          </table:table-cell>
          <table:table-cell office:value-type="float" office:value="15">
            <text:p>15</text:p>
          </table:table-cell>
          <table:table-cell office:value-type="float" office:value="100.08">
            <text:p>100.08</text:p>
          </table:table-cell>
          <table:table-cell office:value-type="float" office:value="8.27">
            <text:p>8.27</text:p>
          </table:table-cell>
          <table:table-cell table:formula="of:=([.AC36]/[.AC35])-1" office:value-type="percentage" office:value="-0.018467741935484">
            <text:p>-1.85%</text:p>
          </table:table-cell>
          <table:table-cell table:formula="of:=[.H35]*[.F36]" office:value-type="float" office:value="-1852.00161746867">
            <text:p>-$1,852.00</text:p>
          </table:table-cell>
          <table:table-cell table:formula="of:=[.H35]+[.G36]" office:value-type="float" office:value="98431.0553983016">
            <text:p>98,431.06</text:p>
          </table:table-cell>
          <table:table-cell table:formula="of:=([.D36]/[.D35])-1" office:value-type="percentage" office:value="0.00361010830324915">
            <text:p>0.36%</text:p>
          </table:table-cell>
          <table:table-cell table:formula="of:=[.K35]*[.I36]" office:value-type="float" office:value="358.887448908389">
            <text:p>$358.89</text:p>
          </table:table-cell>
          <table:table-cell table:formula="of:=[.K35]+[.J36]" office:value-type="float" office:value="99770.7107965308">
            <text:p>99,770.71</text:p>
          </table:table-cell>
          <table:table-cell table:formula="of:=([.C36]/[.C35])-1" office:value-type="percentage" office:value="0.0204081632653061">
            <text:p>2.04%</text:p>
          </table:table-cell>
          <table:table-cell table:formula="of:=[.N35]*[.L36]" office:value-type="float" office:value="8270.15851137148">
            <text:p>$8,270.16</text:p>
          </table:table-cell>
          <table:table-cell table:formula="of:=[.N35]+[.M36]" office:value-type="float" office:value="413507.925568574">
            <text:p>413,507.93</text:p>
          </table:table-cell>
          <table:table-cell table:formula="of:=([.E36]/[.E35])-1" office:value-type="percentage" office:value="-0.00241254523522316">
            <text:p>-0.24%</text:p>
          </table:table-cell>
          <table:table-cell table:formula="of:=[.Q35]*[.O36]" office:value-type="float" office:value="-963.855421686747">
            <text:p>-$963.86</text:p>
          </table:table-cell>
          <table:table-cell table:formula="of:=[.Q35]+[.P36]" office:value-type="float" office:value="398554.21686747">
            <text:p>398,554.22</text:p>
          </table:table-cell>
          <table:table-cell/>
          <table:table-cell table:style-name="ce12" table:formula="of:=(([.B36]+[.D36]+[.C36]+[.E36])/([.B35]+[.D35]+[.C35]+[.E35]))-1" office:value-type="percentage" office:value="0.00355041097222908">
            <text:p>0.36%</text:p>
          </table:table-cell>
          <table:table-cell table:formula="of:=[.U35]*[.S36]" office:value-type="float" office:value="3566.2128563209">
            <text:p>3,566.21</text:p>
          </table:table-cell>
          <table:table-cell table:formula="of:=[.H36]+[.K36]+[.N36]+[.Q36]" office:value-type="float" office:value="1010263.90863088">
            <text:p>1,010,263.91</text:p>
          </table:table-cell>
          <table:table-cell table:number-columns-repeated="7"/>
          <table:table-cell office:value-type="float" office:value="121.71">
            <text:p>121.71</text:p>
          </table:table-cell>
          <table:table-cell table:formula="of:=[.AC36]/[.$AC$2]" office:value-type="percentage" office:value="0.984310553983016">
            <text:p>98.43%</text:p>
          </table:table-cell>
          <table:table-cell table:style-name="ce18" table:formula="of:=[.$AE$2]*[.AD36]" office:value-type="currency" office:currency="USD" office:value="984310.553983017">
            <text:p>$984,310.5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23</text:p>
          </table:table-cell>
          <table:table-cell office:value-type="float" office:value="82.97">
            <text:p>82.97</text:p>
          </table:table-cell>
          <table:table-cell office:value-type="float" office:value="14.87">
            <text:p>14.87</text:p>
          </table:table-cell>
          <table:table-cell office:value-type="float" office:value="100.16">
            <text:p>100.16</text:p>
          </table:table-cell>
          <table:table-cell office:value-type="float" office:value="8.26">
            <text:p>8.26</text:p>
          </table:table-cell>
          <table:table-cell table:formula="of:=([.AC37]/[.AC36])-1" office:value-type="percentage" office:value="-0.00928436447292746">
            <text:p>-0.93%</text:p>
          </table:table-cell>
          <table:table-cell table:formula="of:=[.H36]*[.F37]" office:value-type="float" office:value="-913.869793772746">
            <text:p>-$913.87</text:p>
          </table:table-cell>
          <table:table-cell table:formula="of:=[.H36]+[.G37]" office:value-type="float" office:value="97517.1856045289">
            <text:p>97,517.19</text:p>
          </table:table-cell>
          <table:table-cell table:formula="of:=([.D37]/[.D36])-1" office:value-type="percentage" office:value="0.000799360511590796">
            <text:p>0.08%</text:p>
          </table:table-cell>
          <table:table-cell table:formula="of:=[.K36]*[.I37]" office:value-type="float" office:value="79.7527664240922">
            <text:p>$79.75</text:p>
          </table:table-cell>
          <table:table-cell table:formula="of:=[.K36]+[.J37]" office:value-type="float" office:value="99850.4635629549">
            <text:p>99,850.46</text:p>
          </table:table-cell>
          <table:table-cell table:formula="of:=([.C37]/[.C36])-1" office:value-type="percentage" office:value="-0.00866666666666671">
            <text:p>-0.87%</text:p>
          </table:table-cell>
          <table:table-cell table:formula="of:=[.N36]*[.L37]" office:value-type="float" office:value="-3583.73535492766">
            <text:p>-$3,583.74</text:p>
          </table:table-cell>
          <table:table-cell table:formula="of:=[.N36]+[.M37]" office:value-type="float" office:value="409924.190213646">
            <text:p>409,924.19</text:p>
          </table:table-cell>
          <table:table-cell table:formula="of:=([.E37]/[.E36])-1" office:value-type="percentage" office:value="-0.00120918984280527">
            <text:p>-0.12%</text:p>
          </table:table-cell>
          <table:table-cell table:formula="of:=[.Q36]*[.O37]" office:value-type="float" office:value="-481.927710843353">
            <text:p>-$481.93</text:p>
          </table:table-cell>
          <table:table-cell table:formula="of:=[.Q36]+[.P37]" office:value-type="float" office:value="398072.289156626">
            <text:p>398,072.29</text:p>
          </table:table-cell>
          <table:table-cell/>
          <table:table-cell table:style-name="ce12" table:formula="of:=(([.B37]+[.D37]+[.C37]+[.E37])/([.B36]+[.D36]+[.C36]+[.E36]))-1" office:value-type="percentage" office:value="-0.000387709605505493">
            <text:p>-0.04%</text:p>
          </table:table-cell>
          <table:table-cell table:formula="of:=[.U36]*[.S37]" office:value-type="float" office:value="-391.689021471714">
            <text:p>-391.69</text:p>
          </table:table-cell>
          <table:table-cell table:formula="of:=[.H37]+[.K37]+[.N37]+[.Q37]" office:value-type="float" office:value="1005364.12853776">
            <text:p>1,005,364.13</text:p>
          </table:table-cell>
          <table:table-cell table:number-columns-repeated="7"/>
          <table:table-cell office:value-type="float" office:value="120.58">
            <text:p>120.58</text:p>
          </table:table-cell>
          <table:table-cell table:formula="of:=[.AC37]/[.$AC$2]" office:value-type="percentage" office:value="0.975171856045289">
            <text:p>97.52%</text:p>
          </table:table-cell>
          <table:table-cell table:style-name="ce18" table:formula="of:=[.$AE$2]*[.AD37]" office:value-type="currency" office:currency="USD" office:value="975171.856045289">
            <text:p>$975,171.8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24</text:p>
          </table:table-cell>
          <table:table-cell office:value-type="float" office:value="83.01">
            <text:p>83.01</text:p>
          </table:table-cell>
          <table:table-cell office:value-type="float" office:value="14.87">
            <text:p>14.87</text:p>
          </table:table-cell>
          <table:table-cell office:value-type="float" office:value="100.18">
            <text:p>100.18</text:p>
          </table:table-cell>
          <table:table-cell office:value-type="float" office:value="8.27">
            <text:p>8.27</text:p>
          </table:table-cell>
          <table:table-cell table:formula="of:=([.AC38]/[.AC37])-1" office:value-type="percentage" office:value="0.038314811743241">
            <text:p>3.83%</text:p>
          </table:table-cell>
          <table:table-cell table:formula="of:=[.H37]*[.F38]" office:value-type="float" office:value="3736.35260816822">
            <text:p>$3,736.35</text:p>
          </table:table-cell>
          <table:table-cell table:formula="of:=[.H37]+[.G38]" office:value-type="float" office:value="101253.538212697">
            <text:p>101,253.54</text:p>
          </table:table-cell>
          <table:table-cell table:formula="of:=([.D38]/[.D37])-1" office:value-type="percentage" office:value="0.000199680511182132">
            <text:p>0.02%</text:p>
          </table:table-cell>
          <table:table-cell table:formula="of:=[.K37]*[.I38]" office:value-type="float" office:value="19.9381916060237">
            <text:p>$19.94</text:p>
          </table:table-cell>
          <table:table-cell table:formula="of:=[.K37]+[.J38]" office:value-type="float" office:value="99870.4017545609">
            <text:p>99,870.40</text:p>
          </table:table-cell>
          <table:table-cell table:formula="of:=([.C38]/[.C37])-1" office:value-type="percentage" office:value="0">
            <text:p>0.00%</text:p>
          </table:table-cell>
          <table:table-cell table:formula="of:=[.N37]*[.L38]" office:value-type="float" office:value="0">
            <text:p>$0.00</text:p>
          </table:table-cell>
          <table:table-cell table:formula="of:=[.N37]+[.M38]" office:value-type="float" office:value="409924.190213646">
            <text:p>409,924.19</text:p>
          </table:table-cell>
          <table:table-cell table:formula="of:=([.E38]/[.E37])-1" office:value-type="percentage" office:value="0.00121065375302654">
            <text:p>0.12%</text:p>
          </table:table-cell>
          <table:table-cell table:formula="of:=[.Q37]*[.O38]" office:value-type="float" office:value="481.927710843334">
            <text:p>$481.93</text:p>
          </table:table-cell>
          <table:table-cell table:formula="of:=[.Q37]+[.P38]" office:value-type="float" office:value="398554.21686747">
            <text:p>398,554.22</text:p>
          </table:table-cell>
          <table:table-cell/>
          <table:table-cell table:style-name="ce12" table:formula="of:=(([.B38]+[.D38]+[.C38]+[.E38])/([.B37]+[.D37]+[.C37]+[.E37]))-1" office:value-type="percentage" office:value="0.00033937748472801">
            <text:p>0.03%</text:p>
          </table:table-cell>
          <table:table-cell table:formula="of:=[.U37]*[.S38]" office:value-type="float" office:value="341.197949178911">
            <text:p>341.20</text:p>
          </table:table-cell>
          <table:table-cell table:formula="of:=[.H38]+[.K38]+[.N38]+[.Q38]" office:value-type="float" office:value="1009602.34704837">
            <text:p>1,009,602.35</text:p>
          </table:table-cell>
          <table:table-cell table:number-columns-repeated="7"/>
          <table:table-cell office:value-type="float" office:value="125.2">
            <text:p>125.2</text:p>
          </table:table-cell>
          <table:table-cell table:formula="of:=[.AC38]/[.$AC$2]" office:value-type="percentage" office:value="1.01253538212697">
            <text:p>101.25%</text:p>
          </table:table-cell>
          <table:table-cell table:style-name="ce18" table:formula="of:=[.$AE$2]*[.AD38]" office:value-type="currency" office:currency="USD" office:value="1012535.38212697">
            <text:p>$1,012,535.3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25</text:p>
          </table:table-cell>
          <table:table-cell office:value-type="float" office:value="83.03">
            <text:p>83.03</text:p>
          </table:table-cell>
          <table:table-cell office:value-type="float" office:value="14.97">
            <text:p>14.97</text:p>
          </table:table-cell>
          <table:table-cell office:value-type="float" office:value="100.44">
            <text:p>100.44</text:p>
          </table:table-cell>
          <table:table-cell office:value-type="float" office:value="8.28">
            <text:p>8.28</text:p>
          </table:table-cell>
          <table:table-cell table:formula="of:=([.AC39]/[.AC38])-1" office:value-type="percentage" office:value="-0.0126996805111821">
            <text:p>-1.27%</text:p>
          </table:table-cell>
          <table:table-cell table:formula="of:=[.H38]*[.F39]" office:value-type="float" office:value="-1285.88758592802">
            <text:p>-$1,285.89</text:p>
          </table:table-cell>
          <table:table-cell table:formula="of:=[.H38]+[.G39]" office:value-type="float" office:value="99967.6506267691">
            <text:p>99,967.65</text:p>
          </table:table-cell>
          <table:table-cell table:formula="of:=([.D39]/[.D38])-1" office:value-type="percentage" office:value="0.00259532840886401">
            <text:p>0.26%</text:p>
          </table:table-cell>
          <table:table-cell table:formula="of:=[.K38]*[.I39]" office:value-type="float" office:value="259.196490878274">
            <text:p>$259.20</text:p>
          </table:table-cell>
          <table:table-cell table:formula="of:=[.K38]+[.J39]" office:value-type="float" office:value="100129.598245439">
            <text:p>100,129.60</text:p>
          </table:table-cell>
          <table:table-cell table:formula="of:=([.C39]/[.C38])-1" office:value-type="percentage" office:value="0.00672494956287828">
            <text:p>0.67%</text:p>
          </table:table-cell>
          <table:table-cell table:formula="of:=[.N38]*[.L39]" office:value-type="float" office:value="2756.71950379049">
            <text:p>$2,756.72</text:p>
          </table:table-cell>
          <table:table-cell table:formula="of:=[.N38]+[.M39]" office:value-type="float" office:value="412680.909717437">
            <text:p>412,680.91</text:p>
          </table:table-cell>
          <table:table-cell table:formula="of:=([.E39]/[.E38])-1" office:value-type="percentage" office:value="0.00120918984280527">
            <text:p>0.12%</text:p>
          </table:table-cell>
          <table:table-cell table:formula="of:=[.Q38]*[.O39]" office:value-type="float" office:value="481.927710843353">
            <text:p>$481.93</text:p>
          </table:table-cell>
          <table:table-cell table:formula="of:=[.Q38]+[.P39]" office:value-type="float" office:value="399036.144578313">
            <text:p>399,036.14</text:p>
          </table:table-cell>
          <table:table-cell/>
          <table:table-cell table:style-name="ce12" table:formula="of:=(([.B39]+[.D39]+[.C39]+[.E39])/([.B38]+[.D38]+[.C38]+[.E38]))-1" office:value-type="percentage" office:value="0.00189017593175977">
            <text:p>0.19%</text:p>
          </table:table-cell>
          <table:table-cell table:formula="of:=[.U38]*[.S39]" office:value-type="float" office:value="1908.32605703902">
            <text:p>1,908.33</text:p>
          </table:table-cell>
          <table:table-cell table:formula="of:=[.H39]+[.K39]+[.N39]+[.Q39]" office:value-type="float" office:value="1011814.30316796">
            <text:p>1,011,814.30</text:p>
          </table:table-cell>
          <table:table-cell table:number-columns-repeated="7"/>
          <table:table-cell office:value-type="float" office:value="123.61">
            <text:p>123.61</text:p>
          </table:table-cell>
          <table:table-cell table:formula="of:=[.AC39]/[.$AC$2]" office:value-type="percentage" office:value="0.999676506267691">
            <text:p>99.97%</text:p>
          </table:table-cell>
          <table:table-cell table:style-name="ce18" table:formula="of:=[.$AE$2]*[.AD39]" office:value-type="currency" office:currency="USD" office:value="999676.506267691">
            <text:p>$999,676.5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2-28</text:p>
          </table:table-cell>
          <table:table-cell office:value-type="float" office:value="83.06">
            <text:p>83.06</text:p>
          </table:table-cell>
          <table:table-cell office:value-type="float" office:value="14.79">
            <text:p>14.79</text:p>
          </table:table-cell>
          <table:table-cell office:value-type="float" office:value="100.63">
            <text:p>100.63</text:p>
          </table:table-cell>
          <table:table-cell office:value-type="float" office:value="8.33">
            <text:p>8.33</text:p>
          </table:table-cell>
          <table:table-cell table:formula="of:=([.AC40]/[.AC39])-1" office:value-type="percentage" office:value="-0.00614836987298761">
            <text:p>-0.61%</text:p>
          </table:table-cell>
          <table:table-cell table:formula="of:=[.H39]*[.F40]" office:value-type="float" office:value="-614.638091386978">
            <text:p>-$614.64</text:p>
          </table:table-cell>
          <table:table-cell table:formula="of:=[.H39]+[.G40]" office:value-type="float" office:value="99353.0125353821">
            <text:p>99,353.01</text:p>
          </table:table-cell>
          <table:table-cell table:formula="of:=([.D40]/[.D39])-1" office:value-type="percentage" office:value="0.00189167662285938">
            <text:p>0.19%</text:p>
          </table:table-cell>
          <table:table-cell table:formula="of:=[.K39]*[.I40]" office:value-type="float" office:value="189.412820257199">
            <text:p>$189.41</text:p>
          </table:table-cell>
          <table:table-cell table:formula="of:=[.K39]+[.J40]" office:value-type="float" office:value="100319.011065696">
            <text:p>100,319.01</text:p>
          </table:table-cell>
          <table:table-cell table:formula="of:=([.C40]/[.C39])-1" office:value-type="percentage" office:value="-0.0120240480961925">
            <text:p>-1.20%</text:p>
          </table:table-cell>
          <table:table-cell table:formula="of:=[.N39]*[.L40]" office:value-type="float" office:value="-4962.09510682294">
            <text:p>-$4,962.10</text:p>
          </table:table-cell>
          <table:table-cell table:formula="of:=[.N39]+[.M40]" office:value-type="float" office:value="407718.814610614">
            <text:p>407,718.81</text:p>
          </table:table-cell>
          <table:table-cell table:formula="of:=([.E40]/[.E39])-1" office:value-type="percentage" office:value="0.0060386473429952">
            <text:p>0.60%</text:p>
          </table:table-cell>
          <table:table-cell table:formula="of:=[.Q39]*[.O40]" office:value-type="float" office:value="2409.63855421688">
            <text:p>$2,409.64</text:p>
          </table:table-cell>
          <table:table-cell table:formula="of:=[.Q39]+[.P40]" office:value-type="float" office:value="401445.78313253">
            <text:p>401,445.78</text:p>
          </table:table-cell>
          <table:table-cell/>
          <table:table-cell table:style-name="ce12" table:formula="of:=(([.B40]+[.D40]+[.C40]+[.E40])/([.B39]+[.D39]+[.C39]+[.E39]))-1" office:value-type="percentage" office:value="0.000435371517027772">
            <text:p>0.04%</text:p>
          </table:table-cell>
          <table:table-cell table:formula="of:=[.U39]*[.S40]" office:value-type="float" office:value="440.515128120631">
            <text:p>440.52</text:p>
          </table:table-cell>
          <table:table-cell table:formula="of:=[.H40]+[.K40]+[.N40]+[.Q40]" office:value-type="float" office:value="1008836.62134422">
            <text:p>1,008,836.62</text:p>
          </table:table-cell>
          <table:table-cell table:number-columns-repeated="7"/>
          <table:table-cell office:value-type="float" office:value="122.85">
            <text:p>122.85</text:p>
          </table:table-cell>
          <table:table-cell table:formula="of:=[.AC40]/[.$AC$2]" office:value-type="percentage" office:value="0.993530125353821">
            <text:p>99.35%</text:p>
          </table:table-cell>
          <table:table-cell table:style-name="ce18" table:formula="of:=[.$AE$2]*[.AD40]" office:value-type="currency" office:currency="USD" office:value="993530.125353821">
            <text:p>$993,530.1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1</text:p>
          </table:table-cell>
          <table:table-cell office:value-type="float" office:value="83.11">
            <text:p>83.11</text:p>
          </table:table-cell>
          <table:table-cell office:value-type="float" office:value="14.7">
            <text:p>14.7</text:p>
          </table:table-cell>
          <table:table-cell office:value-type="float" office:value="100.55">
            <text:p>100.55</text:p>
          </table:table-cell>
          <table:table-cell office:value-type="float" office:value="8.34">
            <text:p>8.34</text:p>
          </table:table-cell>
          <table:table-cell table:formula="of:=([.AC41]/[.AC40])-1" office:value-type="percentage" office:value="0.00610500610500608">
            <text:p>0.61%</text:p>
          </table:table-cell>
          <table:table-cell table:formula="of:=[.H40]*[.F41]" office:value-type="float" office:value="606.550748079254">
            <text:p>$606.55</text:p>
          </table:table-cell>
          <table:table-cell table:formula="of:=[.H40]+[.G41]" office:value-type="float" office:value="99959.5632834613">
            <text:p>99,959.56</text:p>
          </table:table-cell>
          <table:table-cell table:formula="of:=([.D41]/[.D40])-1" office:value-type="percentage" office:value="-0.000794991553214719">
            <text:p>-0.08%</text:p>
          </table:table-cell>
          <table:table-cell table:formula="of:=[.K40]*[.I41]" office:value-type="float" office:value="-79.7527664240825">
            <text:p>-$79.75</text:p>
          </table:table-cell>
          <table:table-cell table:formula="of:=[.K40]+[.J41]" office:value-type="float" office:value="100239.258299272">
            <text:p>100,239.26</text:p>
          </table:table-cell>
          <table:table-cell table:formula="of:=([.C41]/[.C40])-1" office:value-type="percentage" office:value="-0.00608519269776875">
            <text:p>-0.61%</text:p>
          </table:table-cell>
          <table:table-cell table:formula="of:=[.N40]*[.L41]" office:value-type="float" office:value="-2481.04755341144">
            <text:p>-$2,481.05</text:p>
          </table:table-cell>
          <table:table-cell table:formula="of:=[.N40]+[.M41]" office:value-type="float" office:value="405237.767057202">
            <text:p>405,237.77</text:p>
          </table:table-cell>
          <table:table-cell table:formula="of:=([.E41]/[.E40])-1" office:value-type="percentage" office:value="0.00120048019207686">
            <text:p>0.12%</text:p>
          </table:table-cell>
          <table:table-cell table:formula="of:=[.Q40]*[.O41]" office:value-type="float" office:value="481.927710843384">
            <text:p>$481.93</text:p>
          </table:table-cell>
          <table:table-cell table:formula="of:=[.Q40]+[.P41]" office:value-type="float" office:value="401927.710843373">
            <text:p>401,927.71</text:p>
          </table:table-cell>
          <table:table-cell/>
          <table:table-cell table:style-name="ce12" table:formula="of:=(([.B41]+[.D41]+[.C41]+[.E41])/([.B40]+[.D40]+[.C40]+[.E40]))-1" office:value-type="percentage" office:value="-0.000531889173637667">
            <text:p>-0.05%</text:p>
          </table:table-cell>
          <table:table-cell table:formula="of:=[.U40]*[.S41]" office:value-type="float" office:value="-536.589276862195">
            <text:p>-536.59</text:p>
          </table:table-cell>
          <table:table-cell table:formula="of:=[.H41]+[.K41]+[.N41]+[.Q41]" office:value-type="float" office:value="1007364.29948331">
            <text:p>1,007,364.30</text:p>
          </table:table-cell>
          <table:table-cell table:number-columns-repeated="7"/>
          <table:table-cell office:value-type="float" office:value="123.6">
            <text:p>123.6</text:p>
          </table:table-cell>
          <table:table-cell table:formula="of:=[.AC41]/[.$AC$2]" office:value-type="percentage" office:value="0.999595632834614">
            <text:p>99.96%</text:p>
          </table:table-cell>
          <table:table-cell table:style-name="ce18" table:formula="of:=[.$AE$2]*[.AD41]" office:value-type="currency" office:currency="USD" office:value="999595.632834614">
            <text:p>$999,595.6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2</text:p>
          </table:table-cell>
          <table:table-cell office:value-type="float" office:value="83.07">
            <text:p>83.07</text:p>
          </table:table-cell>
          <table:table-cell office:value-type="float" office:value="14.94">
            <text:p>14.94</text:p>
          </table:table-cell>
          <table:table-cell office:value-type="float" office:value="100.39">
            <text:p>100.39</text:p>
          </table:table-cell>
          <table:table-cell office:value-type="float" office:value="8.34">
            <text:p>8.34</text:p>
          </table:table-cell>
          <table:table-cell table:formula="of:=([.AC42]/[.AC41])-1" office:value-type="percentage" office:value="-0.0178802588996764">
            <text:p>-1.79%</text:p>
          </table:table-cell>
          <table:table-cell table:formula="of:=[.H41]*[.F42]" office:value-type="float" office:value="-1787.30287100687">
            <text:p>-$1,787.30</text:p>
          </table:table-cell>
          <table:table-cell table:formula="of:=[.H41]+[.G42]" office:value-type="float" office:value="98172.2604124545">
            <text:p>98,172.26</text:p>
          </table:table-cell>
          <table:table-cell table:formula="of:=([.D42]/[.D41])-1" office:value-type="percentage" office:value="-0.00159124813525602">
            <text:p>-0.16%</text:p>
          </table:table-cell>
          <table:table-cell table:formula="of:=[.K41]*[.I42]" office:value-type="float" office:value="-159.505532848163">
            <text:p>-$159.51</text:p>
          </table:table-cell>
          <table:table-cell table:formula="of:=[.K41]+[.J42]" office:value-type="float" office:value="100079.752766424">
            <text:p>100,079.75</text:p>
          </table:table-cell>
          <table:table-cell table:formula="of:=([.C42]/[.C41])-1" office:value-type="percentage" office:value="0.0163265306122449">
            <text:p>1.63%</text:p>
          </table:table-cell>
          <table:table-cell table:formula="of:=[.N41]*[.L42]" office:value-type="float" office:value="6616.12680909717">
            <text:p>$6,616.13</text:p>
          </table:table-cell>
          <table:table-cell table:formula="of:=[.N41]+[.M42]" office:value-type="float" office:value="411853.893866299">
            <text:p>411,853.89</text:p>
          </table:table-cell>
          <table:table-cell table:formula="of:=([.E42]/[.E41])-1" office:value-type="percentage" office:value="0">
            <text:p>0.00%</text:p>
          </table:table-cell>
          <table:table-cell table:formula="of:=[.Q41]*[.O42]" office:value-type="float" office:value="0">
            <text:p>$0.00</text:p>
          </table:table-cell>
          <table:table-cell table:formula="of:=[.Q41]+[.P42]" office:value-type="float" office:value="401927.710843373">
            <text:p>401,927.71</text:p>
          </table:table-cell>
          <table:table-cell/>
          <table:table-cell table:style-name="ce12" table:formula="of:=(([.B42]+[.D42]+[.C42]+[.E42])/([.B41]+[.D41]+[.C41]+[.E41]))-1" office:value-type="percentage" office:value="0.000193517174649216">
            <text:p>0.02%</text:p>
          </table:table-cell>
          <table:table-cell table:formula="of:=[.U41]*[.S42]" office:value-type="float" office:value="194.942293078497">
            <text:p>194.94</text:p>
          </table:table-cell>
          <table:table-cell table:formula="of:=[.H42]+[.K42]+[.N42]+[.Q42]" office:value-type="float" office:value="1012033.61788855">
            <text:p>1,012,033.62</text:p>
          </table:table-cell>
          <table:table-cell table:number-columns-repeated="7"/>
          <table:table-cell office:value-type="float" office:value="121.39">
            <text:p>121.39</text:p>
          </table:table-cell>
          <table:table-cell table:formula="of:=[.AC42]/[.$AC$2]" office:value-type="percentage" office:value="0.981722604124545">
            <text:p>98.17%</text:p>
          </table:table-cell>
          <table:table-cell table:style-name="ce18" table:formula="of:=[.$AE$2]*[.AD42]" office:value-type="currency" office:currency="USD" office:value="981722.604124545">
            <text:p>$981,722.6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3</text:p>
          </table:table-cell>
          <table:table-cell office:value-type="float" office:value="82.9">
            <text:p>82.9</text:p>
          </table:table-cell>
          <table:table-cell office:value-type="float" office:value="14.94">
            <text:p>14.94</text:p>
          </table:table-cell>
          <table:table-cell office:value-type="float" office:value="100.04">
            <text:p>100.04</text:p>
          </table:table-cell>
          <table:table-cell office:value-type="float" office:value="8.31">
            <text:p>8.31</text:p>
          </table:table-cell>
          <table:table-cell table:formula="of:=([.AC43]/[.AC42])-1" office:value-type="percentage" office:value="-0.0160639261883186">
            <text:p>-1.61%</text:p>
          </table:table-cell>
          <table:table-cell table:formula="of:=[.H42]*[.F43]" office:value-type="float" office:value="-1577.03194500606">
            <text:p>-$1,577.03</text:p>
          </table:table-cell>
          <table:table-cell table:formula="of:=[.H42]+[.G43]" office:value-type="float" office:value="96595.2284674484">
            <text:p>96,595.23</text:p>
          </table:table-cell>
          <table:table-cell table:formula="of:=([.D43]/[.D42])-1" office:value-type="percentage" office:value="-0.00348640302819003">
            <text:p>-0.35%</text:p>
          </table:table-cell>
          <table:table-cell table:formula="of:=[.K42]*[.I43]" office:value-type="float" office:value="-348.918353105371">
            <text:p>-$348.92</text:p>
          </table:table-cell>
          <table:table-cell table:formula="of:=[.K42]+[.J43]" office:value-type="float" office:value="99730.8344133187">
            <text:p>99,730.83</text:p>
          </table:table-cell>
          <table:table-cell table:formula="of:=([.C43]/[.C42])-1" office:value-type="percentage" office:value="0">
            <text:p>0.00%</text:p>
          </table:table-cell>
          <table:table-cell table:formula="of:=[.N42]*[.L43]" office:value-type="float" office:value="0">
            <text:p>$0.00</text:p>
          </table:table-cell>
          <table:table-cell table:formula="of:=[.N42]+[.M43]" office:value-type="float" office:value="411853.893866299">
            <text:p>411,853.89</text:p>
          </table:table-cell>
          <table:table-cell table:formula="of:=([.E43]/[.E42])-1" office:value-type="percentage" office:value="-0.00359712230215825">
            <text:p>-0.36%</text:p>
          </table:table-cell>
          <table:table-cell table:formula="of:=[.Q42]*[.O43]" office:value-type="float" office:value="-1445.78313253011">
            <text:p>-$1,445.78</text:p>
          </table:table-cell>
          <table:table-cell table:formula="of:=[.Q42]+[.P43]" office:value-type="float" office:value="400481.927710843">
            <text:p>400,481.93</text:p>
          </table:table-cell>
          <table:table-cell/>
          <table:table-cell table:style-name="ce12" table:formula="of:=(([.B43]+[.D43]+[.C43]+[.E43])/([.B42]+[.D42]+[.C42]+[.E42]))-1" office:value-type="percentage" office:value="-0.00266034632872203">
            <text:p>-0.27%</text:p>
          </table:table-cell>
          <table:table-cell table:formula="of:=[.U42]*[.S43]" office:value-type="float" office:value="-2692.35991989308">
            <text:p>-2,692.36</text:p>
          </table:table-cell>
          <table:table-cell table:formula="of:=[.H43]+[.K43]+[.N43]+[.Q43]" office:value-type="float" office:value="1008661.88445791">
            <text:p>1,008,661.88</text:p>
          </table:table-cell>
          <table:table-cell table:number-columns-repeated="7"/>
          <table:table-cell office:value-type="float" office:value="119.44">
            <text:p>119.44</text:p>
          </table:table-cell>
          <table:table-cell table:formula="of:=[.AC43]/[.$AC$2]" office:value-type="percentage" office:value="0.965952284674484">
            <text:p>96.60%</text:p>
          </table:table-cell>
          <table:table-cell table:style-name="ce18" table:formula="of:=[.$AE$2]*[.AD43]" office:value-type="currency" office:currency="USD" office:value="965952.284674484">
            <text:p>$965,952.2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4</text:p>
          </table:table-cell>
          <table:table-cell office:value-type="float" office:value="83.09">
            <text:p>83.09</text:p>
          </table:table-cell>
          <table:table-cell office:value-type="float" office:value="14.78">
            <text:p>14.78</text:p>
          </table:table-cell>
          <table:table-cell office:value-type="float" office:value="100.3">
            <text:p>100.3</text:p>
          </table:table-cell>
          <table:table-cell office:value-type="float" office:value="8.34">
            <text:p>8.34</text:p>
          </table:table-cell>
          <table:table-cell table:formula="of:=([.AC44]/[.AC43])-1" office:value-type="percentage" office:value="0.0287173476222371">
            <text:p>2.87%</text:p>
          </table:table-cell>
          <table:table-cell table:formula="of:=[.H43]*[.F44]" office:value-type="float" office:value="2773.95875454913">
            <text:p>$2,773.96</text:p>
          </table:table-cell>
          <table:table-cell table:formula="of:=[.H43]+[.G44]" office:value-type="float" office:value="99369.1872219975">
            <text:p>99,369.19</text:p>
          </table:table-cell>
          <table:table-cell table:formula="of:=([.D44]/[.D43])-1" office:value-type="percentage" office:value="0.00259896041583363">
            <text:p>0.26%</text:p>
          </table:table-cell>
          <table:table-cell table:formula="of:=[.K43]*[.I44]" office:value-type="float" office:value="259.196490878274">
            <text:p>$259.20</text:p>
          </table:table-cell>
          <table:table-cell table:formula="of:=[.K43]+[.J44]" office:value-type="float" office:value="99990.030904197">
            <text:p>99,990.03</text:p>
          </table:table-cell>
          <table:table-cell table:formula="of:=([.C44]/[.C43])-1" office:value-type="percentage" office:value="-0.0107095046854083">
            <text:p>-1.07%</text:p>
          </table:table-cell>
          <table:table-cell table:formula="of:=[.N43]*[.L44]" office:value-type="float" office:value="-4410.7512060648">
            <text:p>-$4,410.75</text:p>
          </table:table-cell>
          <table:table-cell table:formula="of:=[.N43]+[.M44]" office:value-type="float" office:value="407443.142660235">
            <text:p>407,443.14</text:p>
          </table:table-cell>
          <table:table-cell table:formula="of:=([.E44]/[.E43])-1" office:value-type="percentage" office:value="0.00361010830324893">
            <text:p>0.36%</text:p>
          </table:table-cell>
          <table:table-cell table:formula="of:=[.Q43]*[.O44]" office:value-type="float" office:value="1445.78313253005">
            <text:p>$1,445.78</text:p>
          </table:table-cell>
          <table:table-cell table:formula="of:=[.Q43]+[.P44]" office:value-type="float" office:value="401927.710843373">
            <text:p>401,927.71</text:p>
          </table:table-cell>
          <table:table-cell/>
          <table:table-cell table:style-name="ce12" table:formula="of:=(([.B44]+[.D44]+[.C44]+[.E44])/([.B43]+[.D43]+[.C43]+[.E43]))-1" office:value-type="percentage" office:value="0.00155196663271728">
            <text:p>0.16%</text:p>
          </table:table-cell>
          <table:table-cell table:formula="of:=[.U43]*[.S44]" office:value-type="float" office:value="1565.40958837241">
            <text:p>1,565.41</text:p>
          </table:table-cell>
          <table:table-cell table:formula="of:=[.H44]+[.K44]+[.N44]+[.Q44]" office:value-type="float" office:value="1008730.0716298">
            <text:p>1,008,730.07</text:p>
          </table:table-cell>
          <table:table-cell table:number-columns-repeated="7"/>
          <table:table-cell office:value-type="float" office:value="122.87">
            <text:p>122.87</text:p>
          </table:table-cell>
          <table:table-cell table:formula="of:=[.AC44]/[.$AC$2]" office:value-type="percentage" office:value="0.993691872219976">
            <text:p>99.37%</text:p>
          </table:table-cell>
          <table:table-cell table:style-name="ce18" table:formula="of:=[.$AE$2]*[.AD44]" office:value-type="currency" office:currency="USD" office:value="993691.872219976">
            <text:p>$993,691.8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7</text:p>
          </table:table-cell>
          <table:table-cell office:value-type="float" office:value="83.03">
            <text:p>83.03</text:p>
          </table:table-cell>
          <table:table-cell office:value-type="float" office:value="14.78">
            <text:p>14.78</text:p>
          </table:table-cell>
          <table:table-cell office:value-type="float" office:value="100.35">
            <text:p>100.35</text:p>
          </table:table-cell>
          <table:table-cell office:value-type="float" office:value="8.3">
            <text:p>8.3</text:p>
          </table:table-cell>
          <table:table-cell table:formula="of:=([.AC45]/[.AC44])-1" office:value-type="percentage" office:value="0.0246602099780255">
            <text:p>2.47%</text:p>
          </table:table-cell>
          <table:table-cell table:formula="of:=[.H44]*[.F45]" office:value-type="float" office:value="2450.46502224019">
            <text:p>$2,450.47</text:p>
          </table:table-cell>
          <table:table-cell table:formula="of:=[.H44]+[.G45]" office:value-type="float" office:value="101819.652244238">
            <text:p>101,819.65</text:p>
          </table:table-cell>
          <table:table-cell table:formula="of:=([.D45]/[.D44])-1" office:value-type="percentage" office:value="0.00049850448654043">
            <text:p>0.05%</text:p>
          </table:table-cell>
          <table:table-cell table:formula="of:=[.K44]*[.I45]" office:value-type="float" office:value="49.8454790150584">
            <text:p>$49.85</text:p>
          </table:table-cell>
          <table:table-cell table:formula="of:=[.K44]+[.J45]" office:value-type="float" office:value="100039.876383212">
            <text:p>100,039.88</text:p>
          </table:table-cell>
          <table:table-cell table:formula="of:=([.C45]/[.C44])-1" office:value-type="percentage" office:value="0">
            <text:p>0.00%</text:p>
          </table:table-cell>
          <table:table-cell table:formula="of:=[.N44]*[.L45]" office:value-type="float" office:value="0">
            <text:p>$0.00</text:p>
          </table:table-cell>
          <table:table-cell table:formula="of:=[.N44]+[.M45]" office:value-type="float" office:value="407443.142660235">
            <text:p>407,443.14</text:p>
          </table:table-cell>
          <table:table-cell table:formula="of:=([.E45]/[.E44])-1" office:value-type="percentage" office:value="-0.00479616306954422">
            <text:p>-0.48%</text:p>
          </table:table-cell>
          <table:table-cell table:formula="of:=[.Q44]*[.O45]" office:value-type="float" office:value="-1927.71084337344">
            <text:p>-$1,927.71</text:p>
          </table:table-cell>
          <table:table-cell table:formula="of:=[.Q44]+[.P45]" office:value-type="float" office:value="400000">
            <text:p>400,000.00</text:p>
          </table:table-cell>
          <table:table-cell/>
          <table:table-cell table:style-name="ce12" table:formula="of:=(([.B45]+[.D45]+[.C45]+[.E45])/([.B44]+[.D44]+[.C44]+[.E44]))-1" office:value-type="percentage" office:value="-0.000242119025712917">
            <text:p>-0.02%</text:p>
          </table:table-cell>
          <table:table-cell table:formula="of:=[.U44]*[.S45]" office:value-type="float" office:value="-244.232742150329">
            <text:p>-244.23</text:p>
          </table:table-cell>
          <table:table-cell table:formula="of:=[.H45]+[.K45]+[.N45]+[.Q45]" office:value-type="float" office:value="1009302.67128768">
            <text:p>1,009,302.67</text:p>
          </table:table-cell>
          <table:table-cell table:number-columns-repeated="7"/>
          <table:table-cell office:value-type="float" office:value="125.9">
            <text:p>125.9</text:p>
          </table:table-cell>
          <table:table-cell table:formula="of:=[.AC45]/[.$AC$2]" office:value-type="percentage" office:value="1.01819652244238">
            <text:p>101.82%</text:p>
          </table:table-cell>
          <table:table-cell table:style-name="ce18" table:formula="of:=[.$AE$2]*[.AD45]" office:value-type="currency" office:currency="USD" office:value="1018196.52244238">
            <text:p>$1,018,196.5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8</text:p>
          </table:table-cell>
          <table:table-cell office:value-type="float" office:value="83">
            <text:p>83</text:p>
          </table:table-cell>
          <table:table-cell office:value-type="float" office:value="14.78">
            <text:p>14.78</text:p>
          </table:table-cell>
          <table:table-cell office:value-type="float" office:value="100.27">
            <text:p>100.27</text:p>
          </table:table-cell>
          <table:table-cell office:value-type="float" office:value="8.32">
            <text:p>8.32</text:p>
          </table:table-cell>
          <table:table-cell table:formula="of:=([.AC46]/[.AC45])-1" office:value-type="percentage" office:value="0.000238284352660933">
            <text:p>0.02%</text:p>
          </table:table-cell>
          <table:table-cell table:formula="of:=[.H45]*[.F46]" office:value-type="float" office:value="24.2620299231795">
            <text:p>$24.26</text:p>
          </table:table-cell>
          <table:table-cell table:formula="of:=[.H45]+[.G46]" office:value-type="float" office:value="101843.914274161">
            <text:p>101,843.91</text:p>
          </table:table-cell>
          <table:table-cell table:formula="of:=([.D46]/[.D45])-1" office:value-type="percentage" office:value="-0.000797209765819651">
            <text:p>-0.08%</text:p>
          </table:table-cell>
          <table:table-cell table:formula="of:=[.K45]*[.I46]" office:value-type="float" office:value="-79.7527664240873">
            <text:p>-$79.75</text:p>
          </table:table-cell>
          <table:table-cell table:formula="of:=[.K45]+[.J46]" office:value-type="float" office:value="99960.123616788">
            <text:p>99,960.12</text:p>
          </table:table-cell>
          <table:table-cell table:formula="of:=([.C46]/[.C45])-1" office:value-type="percentage" office:value="0">
            <text:p>0.00%</text:p>
          </table:table-cell>
          <table:table-cell table:formula="of:=[.N45]*[.L46]" office:value-type="float" office:value="0">
            <text:p>$0.00</text:p>
          </table:table-cell>
          <table:table-cell table:formula="of:=[.N45]+[.M46]" office:value-type="float" office:value="407443.142660235">
            <text:p>407,443.14</text:p>
          </table:table-cell>
          <table:table-cell table:formula="of:=([.E46]/[.E45])-1" office:value-type="percentage" office:value="0.00240963855421672">
            <text:p>0.24%</text:p>
          </table:table-cell>
          <table:table-cell table:formula="of:=[.Q45]*[.O46]" office:value-type="float" office:value="963.855421686687">
            <text:p>$963.86</text:p>
          </table:table-cell>
          <table:table-cell table:formula="of:=[.Q45]+[.P46]" office:value-type="float" office:value="400963.855421687">
            <text:p>400,963.86</text:p>
          </table:table-cell>
          <table:table-cell/>
          <table:table-cell table:style-name="ce12" table:formula="of:=(([.B46]+[.D46]+[.C46]+[.E46])/([.B45]+[.D45]+[.C45]+[.E45]))-1" office:value-type="percentage" office:value="-0.000435919790758632">
            <text:p>-0.04%</text:p>
          </table:table-cell>
          <table:table-cell table:formula="of:=[.U45]*[.S46]" office:value-type="float" office:value="-439.975009279856">
            <text:p>-439.98</text:p>
          </table:table-cell>
          <table:table-cell table:formula="of:=[.H46]+[.K46]+[.N46]+[.Q46]" office:value-type="float" office:value="1010211.03597287">
            <text:p>1,010,211.04</text:p>
          </table:table-cell>
          <table:table-cell table:number-columns-repeated="7"/>
          <table:table-cell office:value-type="float" office:value="125.93">
            <text:p>125.93</text:p>
          </table:table-cell>
          <table:table-cell table:formula="of:=[.AC46]/[.$AC$2]" office:value-type="percentage" office:value="1.01843914274161">
            <text:p>101.84%</text:p>
          </table:table-cell>
          <table:table-cell table:style-name="ce18" table:formula="of:=[.$AE$2]*[.AD46]" office:value-type="currency" office:currency="USD" office:value="1018439.14274161">
            <text:p>$1,018,439.1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09</text:p>
          </table:table-cell>
          <table:table-cell office:value-type="float" office:value="83.06">
            <text:p>83.06</text:p>
          </table:table-cell>
          <table:table-cell office:value-type="float" office:value="14.78">
            <text:p>14.78</text:p>
          </table:table-cell>
          <table:table-cell office:value-type="float" office:value="100.51">
            <text:p>100.51</text:p>
          </table:table-cell>
          <table:table-cell office:value-type="float" office:value="8.27">
            <text:p>8.27</text:p>
          </table:table-cell>
          <table:table-cell table:formula="of:=([.AC47]/[.AC46])-1" office:value-type="percentage" office:value="-0.0336694989279759">
            <text:p>-3.37%</text:p>
          </table:table-cell>
          <table:table-cell table:formula="of:=[.H46]*[.F47]" office:value-type="float" office:value="-3429.03356247473">
            <text:p>-$3,429.03</text:p>
          </table:table-cell>
          <table:table-cell table:formula="of:=[.H46]+[.G47]" office:value-type="float" office:value="98414.8807116862">
            <text:p>98,414.88</text:p>
          </table:table-cell>
          <table:table-cell table:formula="of:=([.D47]/[.D46])-1" office:value-type="percentage" office:value="0.00239353744888815">
            <text:p>0.24%</text:p>
          </table:table-cell>
          <table:table-cell table:formula="of:=[.K46]*[.I47]" office:value-type="float" office:value="239.258299272271">
            <text:p>$239.26</text:p>
          </table:table-cell>
          <table:table-cell table:formula="of:=[.K46]+[.J47]" office:value-type="float" office:value="100199.38191606">
            <text:p>100,199.38</text:p>
          </table:table-cell>
          <table:table-cell table:formula="of:=([.C47]/[.C46])-1" office:value-type="percentage" office:value="0">
            <text:p>0.00%</text:p>
          </table:table-cell>
          <table:table-cell table:formula="of:=[.N46]*[.L47]" office:value-type="float" office:value="0">
            <text:p>$0.00</text:p>
          </table:table-cell>
          <table:table-cell table:formula="of:=[.N46]+[.M47]" office:value-type="float" office:value="407443.142660235">
            <text:p>407,443.14</text:p>
          </table:table-cell>
          <table:table-cell table:formula="of:=([.E47]/[.E46])-1" office:value-type="percentage" office:value="-0.00600961538461542">
            <text:p>-0.60%</text:p>
          </table:table-cell>
          <table:table-cell table:formula="of:=[.Q46]*[.O47]" office:value-type="float" office:value="-2409.63855421688">
            <text:p>-$2,409.64</text:p>
          </table:table-cell>
          <table:table-cell table:formula="of:=[.Q46]+[.P47]" office:value-type="float" office:value="398554.21686747">
            <text:p>398,554.22</text:p>
          </table:table-cell>
          <table:table-cell/>
          <table:table-cell table:style-name="ce12" table:formula="of:=(([.B47]+[.D47]+[.C47]+[.E47])/([.B46]+[.D46]+[.C46]+[.E46]))-1" office:value-type="percentage" office:value="0.00121141638804101">
            <text:p>0.12%</text:p>
          </table:table-cell>
          <table:table-cell table:formula="of:=[.U46]*[.S47]" office:value-type="float" office:value="1223.78620435742">
            <text:p>1,223.79</text:p>
          </table:table-cell>
          <table:table-cell table:formula="of:=[.H47]+[.K47]+[.N47]+[.Q47]" office:value-type="float" office:value="1004611.62215545">
            <text:p>1,004,611.62</text:p>
          </table:table-cell>
          <table:table-cell table:number-columns-repeated="7"/>
          <table:table-cell office:value-type="float" office:value="121.69">
            <text:p>121.69</text:p>
          </table:table-cell>
          <table:table-cell table:formula="of:=[.AC47]/[.$AC$2]" office:value-type="percentage" office:value="0.984148807116862">
            <text:p>98.41%</text:p>
          </table:table-cell>
          <table:table-cell table:style-name="ce18" table:formula="of:=[.$AE$2]*[.AD47]" office:value-type="currency" office:currency="USD" office:value="984148.807116862">
            <text:p>$984,148.8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0</text:p>
          </table:table-cell>
          <table:table-cell office:value-type="float" office:value="83.15">
            <text:p>83.15</text:p>
          </table:table-cell>
          <table:table-cell office:value-type="float" office:value="14.75">
            <text:p>14.75</text:p>
          </table:table-cell>
          <table:table-cell office:value-type="float" office:value="100.87">
            <text:p>100.87</text:p>
          </table:table-cell>
          <table:table-cell office:value-type="float" office:value="8.26">
            <text:p>8.26</text:p>
          </table:table-cell>
          <table:table-cell table:formula="of:=([.AC48]/[.AC47])-1" office:value-type="percentage" office:value="-0.0100254745665215">
            <text:p>-1.00%</text:p>
          </table:table-cell>
          <table:table-cell table:formula="of:=[.H47]*[.F48]" office:value-type="float" office:value="-986.655883542255">
            <text:p>-$986.66</text:p>
          </table:table-cell>
          <table:table-cell table:formula="of:=[.H47]+[.G48]" office:value-type="float" office:value="97428.2248281439">
            <text:p>97,428.22</text:p>
          </table:table-cell>
          <table:table-cell table:formula="of:=([.D48]/[.D47])-1" office:value-type="percentage" office:value="0.00358173316087962">
            <text:p>0.36%</text:p>
          </table:table-cell>
          <table:table-cell table:formula="of:=[.K47]*[.I48]" office:value-type="float" office:value="358.887448908395">
            <text:p>$358.89</text:p>
          </table:table-cell>
          <table:table-cell table:formula="of:=[.K47]+[.J48]" office:value-type="float" office:value="100558.269364969">
            <text:p>100,558.27</text:p>
          </table:table-cell>
          <table:table-cell table:formula="of:=([.C48]/[.C47])-1" office:value-type="percentage" office:value="-0.00202976995940451">
            <text:p>-0.20%</text:p>
          </table:table-cell>
          <table:table-cell table:formula="of:=[.N47]*[.L48]" office:value-type="float" office:value="-827.015851137112">
            <text:p>-$827.02</text:p>
          </table:table-cell>
          <table:table-cell table:formula="of:=[.N47]+[.M48]" office:value-type="float" office:value="406616.126809097">
            <text:p>406,616.13</text:p>
          </table:table-cell>
          <table:table-cell table:formula="of:=([.E48]/[.E47])-1" office:value-type="percentage" office:value="-0.00120918984280527">
            <text:p>-0.12%</text:p>
          </table:table-cell>
          <table:table-cell table:formula="of:=[.Q47]*[.O48]" office:value-type="float" office:value="-481.927710843353">
            <text:p>-$481.93</text:p>
          </table:table-cell>
          <table:table-cell table:formula="of:=[.Q47]+[.P48]" office:value-type="float" office:value="398072.289156626">
            <text:p>398,072.29</text:p>
          </table:table-cell>
          <table:table-cell/>
          <table:table-cell table:style-name="ce12" table:formula="of:=(([.B48]+[.D48]+[.C48]+[.E48])/([.B47]+[.D47]+[.C47]+[.E47]))-1" office:value-type="percentage" office:value="0.00198431903978324">
            <text:p>0.20%</text:p>
          </table:table-cell>
          <table:table-cell table:formula="of:=[.U47]*[.S48]" office:value-type="float" office:value="1993.46996943059">
            <text:p>1,993.47</text:p>
          </table:table-cell>
          <table:table-cell table:formula="of:=[.H48]+[.K48]+[.N48]+[.Q48]" office:value-type="float" office:value="1002674.91015884">
            <text:p>1,002,674.91</text:p>
          </table:table-cell>
          <table:table-cell table:number-columns-repeated="7"/>
          <table:table-cell office:value-type="float" office:value="120.47">
            <text:p>120.47</text:p>
          </table:table-cell>
          <table:table-cell table:formula="of:=[.AC48]/[.$AC$2]" office:value-type="percentage" office:value="0.97428224828144">
            <text:p>97.43%</text:p>
          </table:table-cell>
          <table:table-cell table:style-name="ce18" table:formula="of:=[.$AE$2]*[.AD48]" office:value-type="currency" office:currency="USD" office:value="974282.24828144">
            <text:p>$974,282.2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1</text:p>
          </table:table-cell>
          <table:table-cell office:value-type="float" office:value="83.16">
            <text:p>83.16</text:p>
          </table:table-cell>
          <table:table-cell office:value-type="float" office:value="14.93">
            <text:p>14.93</text:p>
          </table:table-cell>
          <table:table-cell office:value-type="float" office:value="100.89">
            <text:p>100.89</text:p>
          </table:table-cell>
          <table:table-cell office:value-type="float" office:value="8.33">
            <text:p>8.33</text:p>
          </table:table-cell>
          <table:table-cell table:formula="of:=([.AC49]/[.AC48])-1" office:value-type="percentage" office:value="0.0198389640574417">
            <text:p>1.98%</text:p>
          </table:table-cell>
          <table:table-cell table:formula="of:=[.H48]*[.F49]" office:value-type="float" office:value="1932.87505054589">
            <text:p>$1,932.88</text:p>
          </table:table-cell>
          <table:table-cell table:formula="of:=[.H48]+[.G49]" office:value-type="float" office:value="99361.0998786898">
            <text:p>99,361.10</text:p>
          </table:table-cell>
          <table:table-cell table:formula="of:=([.D49]/[.D48])-1" office:value-type="percentage" office:value="0.000198275007435189">
            <text:p>0.02%</text:p>
          </table:table-cell>
          <table:table-cell table:formula="of:=[.K48]*[.I49]" office:value-type="float" office:value="19.9381916060089">
            <text:p>$19.94</text:p>
          </table:table-cell>
          <table:table-cell table:formula="of:=[.K48]+[.J49]" office:value-type="float" office:value="100578.207556575">
            <text:p>100,578.21</text:p>
          </table:table-cell>
          <table:table-cell table:formula="of:=([.C49]/[.C48])-1" office:value-type="percentage" office:value="0.0122033898305085">
            <text:p>1.22%</text:p>
          </table:table-cell>
          <table:table-cell table:formula="of:=[.N48]*[.L49]" office:value-type="float" office:value="4962.0951068229">
            <text:p>$4,962.10</text:p>
          </table:table-cell>
          <table:table-cell table:formula="of:=[.N48]+[.M49]" office:value-type="float" office:value="411578.22191592">
            <text:p>411,578.22</text:p>
          </table:table-cell>
          <table:table-cell table:formula="of:=([.E49]/[.E48])-1" office:value-type="percentage" office:value="0.00847457627118642">
            <text:p>0.85%</text:p>
          </table:table-cell>
          <table:table-cell table:formula="of:=[.Q48]*[.O49]" office:value-type="float" office:value="3373.4939759036">
            <text:p>$3,373.49</text:p>
          </table:table-cell>
          <table:table-cell table:formula="of:=[.Q48]+[.P49]" office:value-type="float" office:value="401445.78313253">
            <text:p>401,445.78</text:p>
          </table:table-cell>
          <table:table-cell/>
          <table:table-cell table:style-name="ce12" table:formula="of:=(([.B49]+[.D49]+[.C49]+[.E49])/([.B48]+[.D48]+[.C48]+[.E48]))-1" office:value-type="percentage" office:value="0.00135246099599096">
            <text:p>0.14%</text:p>
          </table:table-cell>
          <table:table-cell table:formula="of:=[.U48]*[.S49]" office:value-type="float" office:value="1356.07870764856">
            <text:p>1,356.08</text:p>
          </table:table-cell>
          <table:table-cell table:formula="of:=[.H49]+[.K49]+[.N49]+[.Q49]" office:value-type="float" office:value="1012963.31248371">
            <text:p>1,012,963.31</text:p>
          </table:table-cell>
          <table:table-cell table:number-columns-repeated="7"/>
          <table:table-cell office:value-type="float" office:value="122.86">
            <text:p>122.86</text:p>
          </table:table-cell>
          <table:table-cell table:formula="of:=[.AC49]/[.$AC$2]" office:value-type="percentage" office:value="0.993610998786898">
            <text:p>99.36%</text:p>
          </table:table-cell>
          <table:table-cell table:style-name="ce18" table:formula="of:=[.$AE$2]*[.AD49]" office:value-type="currency" office:currency="USD" office:value="993610.998786899">
            <text:p>$993,611.0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4</text:p>
          </table:table-cell>
          <table:table-cell office:value-type="float" office:value="83.21">
            <text:p>83.21</text:p>
          </table:table-cell>
          <table:table-cell office:value-type="float" office:value="14.93">
            <text:p>14.93</text:p>
          </table:table-cell>
          <table:table-cell office:value-type="float" office:value="100.94">
            <text:p>100.94</text:p>
          </table:table-cell>
          <table:table-cell office:value-type="float" office:value="8.29">
            <text:p>8.29</text:p>
          </table:table-cell>
          <table:table-cell table:formula="of:=([.AC50]/[.AC49])-1" office:value-type="percentage" office:value="-0.0121276249389549">
            <text:p>-1.21%</text:p>
          </table:table-cell>
          <table:table-cell table:formula="of:=[.H49]*[.F50]" office:value-type="float" office:value="-1205.01415285079">
            <text:p>-$1,205.01</text:p>
          </table:table-cell>
          <table:table-cell table:formula="of:=[.H49]+[.G50]" office:value-type="float" office:value="98156.085725839">
            <text:p>98,156.09</text:p>
          </table:table-cell>
          <table:table-cell table:formula="of:=([.D50]/[.D49])-1" office:value-type="percentage" office:value="0.000495589255624873">
            <text:p>0.05%</text:p>
          </table:table-cell>
          <table:table-cell table:formula="of:=[.K49]*[.I50]" office:value-type="float" office:value="49.8454790150468">
            <text:p>$49.85</text:p>
          </table:table-cell>
          <table:table-cell table:formula="of:=[.K49]+[.J50]" office:value-type="float" office:value="100628.05303559">
            <text:p>100,628.05</text:p>
          </table:table-cell>
          <table:table-cell table:formula="of:=([.C50]/[.C49])-1" office:value-type="percentage" office:value="0">
            <text:p>0.00%</text:p>
          </table:table-cell>
          <table:table-cell table:formula="of:=[.N49]*[.L50]" office:value-type="float" office:value="0">
            <text:p>$0.00</text:p>
          </table:table-cell>
          <table:table-cell table:formula="of:=[.N49]+[.M50]" office:value-type="float" office:value="411578.22191592">
            <text:p>411,578.22</text:p>
          </table:table-cell>
          <table:table-cell table:formula="of:=([.E50]/[.E49])-1" office:value-type="percentage" office:value="-0.00480192076830743">
            <text:p>-0.48%</text:p>
          </table:table-cell>
          <table:table-cell table:formula="of:=[.Q49]*[.O50]" office:value-type="float" office:value="-1927.71084337354">
            <text:p>-$1,927.71</text:p>
          </table:table-cell>
          <table:table-cell table:formula="of:=[.Q49]+[.P50]" office:value-type="float" office:value="399518.072289156">
            <text:p>399,518.07</text:p>
          </table:table-cell>
          <table:table-cell/>
          <table:table-cell table:style-name="ce12" table:formula="of:=(([.B50]+[.D50]+[.C50]+[.E50])/([.B49]+[.D49]+[.C49]+[.E49]))-1" office:value-type="percentage" office:value="0.000289421639090959">
            <text:p>0.03%</text:p>
          </table:table-cell>
          <table:table-cell table:formula="of:=[.U49]*[.S50]" office:value-type="float" office:value="293.173502238044">
            <text:p>293.17</text:p>
          </table:table-cell>
          <table:table-cell table:formula="of:=[.H50]+[.K50]+[.N50]+[.Q50]" office:value-type="float" office:value="1009880.43296651">
            <text:p>1,009,880.43</text:p>
          </table:table-cell>
          <table:table-cell table:number-columns-repeated="7"/>
          <table:table-cell office:value-type="float" office:value="121.37">
            <text:p>121.37</text:p>
          </table:table-cell>
          <table:table-cell table:formula="of:=[.AC50]/[.$AC$2]" office:value-type="percentage" office:value="0.981560857258391">
            <text:p>98.16%</text:p>
          </table:table-cell>
          <table:table-cell table:style-name="ce18" table:formula="of:=[.$AE$2]*[.AD50]" office:value-type="currency" office:currency="USD" office:value="981560.857258391">
            <text:p>$981,560.8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5</text:p>
          </table:table-cell>
          <table:table-cell office:value-type="float" office:value="83.17">
            <text:p>83.17</text:p>
          </table:table-cell>
          <table:table-cell office:value-type="float" office:value="14.75">
            <text:p>14.75</text:p>
          </table:table-cell>
          <table:table-cell office:value-type="float" office:value="100.98">
            <text:p>100.98</text:p>
          </table:table-cell>
          <table:table-cell office:value-type="float" office:value="8.3">
            <text:p>8.3</text:p>
          </table:table-cell>
          <table:table-cell table:formula="of:=([.AC51]/[.AC50])-1" office:value-type="percentage" office:value="-0.0186207464777128">
            <text:p>-1.86%</text:p>
          </table:table-cell>
          <table:table-cell table:formula="of:=[.H50]*[.F51]" office:value-type="float" office:value="-1827.7395875455">
            <text:p>-$1,827.74</text:p>
          </table:table-cell>
          <table:table-cell table:formula="of:=[.H50]+[.G51]" office:value-type="float" office:value="96328.3461382935">
            <text:p>96,328.35</text:p>
          </table:table-cell>
          <table:table-cell table:formula="of:=([.D51]/[.D50])-1" office:value-type="percentage" office:value="0.000396275014860281">
            <text:p>0.04%</text:p>
          </table:table-cell>
          <table:table-cell table:formula="of:=[.K50]*[.I51]" office:value-type="float" office:value="39.8763832120395">
            <text:p>$39.88</text:p>
          </table:table-cell>
          <table:table-cell table:formula="of:=[.K50]+[.J51]" office:value-type="float" office:value="100667.929418802">
            <text:p>100,667.93</text:p>
          </table:table-cell>
          <table:table-cell table:formula="of:=([.C51]/[.C50])-1" office:value-type="percentage" office:value="-0.0120562625586068">
            <text:p>-1.21%</text:p>
          </table:table-cell>
          <table:table-cell table:formula="of:=[.N50]*[.L51]" office:value-type="float" office:value="-4962.09510682288">
            <text:p>-$4,962.10</text:p>
          </table:table-cell>
          <table:table-cell table:formula="of:=[.N50]+[.M51]" office:value-type="float" office:value="406616.126809097">
            <text:p>406,616.13</text:p>
          </table:table-cell>
          <table:table-cell table:formula="of:=([.E51]/[.E50])-1" office:value-type="percentage" office:value="0.00120627261761186">
            <text:p>0.12%</text:p>
          </table:table-cell>
          <table:table-cell table:formula="of:=[.Q50]*[.O51]" office:value-type="float" office:value="481.927710843484">
            <text:p>$481.93</text:p>
          </table:table-cell>
          <table:table-cell table:formula="of:=[.Q50]+[.P51]" office:value-type="float" office:value="400000">
            <text:p>400,000.00</text:p>
          </table:table-cell>
          <table:table-cell/>
          <table:table-cell table:style-name="ce12" table:formula="of:=(([.B51]+[.D51]+[.C51]+[.E51])/([.B50]+[.D50]+[.C50]+[.E50]))-1" office:value-type="percentage" office:value="-0.000819790712253243">
            <text:p>-0.08%</text:p>
          </table:table-cell>
          <table:table-cell table:formula="of:=[.U50]*[.S51]" office:value-type="float" office:value="-827.890599432225">
            <text:p>-827.89</text:p>
          </table:table-cell>
          <table:table-cell table:formula="of:=[.H51]+[.K51]+[.N51]+[.Q51]" office:value-type="float" office:value="1003612.40236619">
            <text:p>1,003,612.40</text:p>
          </table:table-cell>
          <table:table-cell table:number-columns-repeated="7"/>
          <table:table-cell office:value-type="float" office:value="119.11">
            <text:p>119.11</text:p>
          </table:table-cell>
          <table:table-cell table:formula="of:=[.AC51]/[.$AC$2]" office:value-type="percentage" office:value="0.963283461382936">
            <text:p>96.33%</text:p>
          </table:table-cell>
          <table:table-cell table:style-name="ce18" table:formula="of:=[.$AE$2]*[.AD51]" office:value-type="currency" office:currency="USD" office:value="963283.461382936">
            <text:p>$963,283.4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6</text:p>
          </table:table-cell>
          <table:table-cell office:value-type="float" office:value="83.32">
            <text:p>83.32</text:p>
          </table:table-cell>
          <table:table-cell office:value-type="float" office:value="14.98">
            <text:p>14.98</text:p>
          </table:table-cell>
          <table:table-cell office:value-type="float" office:value="101.27">
            <text:p>101.27</text:p>
          </table:table-cell>
          <table:table-cell office:value-type="float" office:value="8.25">
            <text:p>8.25</text:p>
          </table:table-cell>
          <table:table-cell table:formula="of:=([.AC52]/[.AC51])-1" office:value-type="percentage" office:value="-0.00436571236671979">
            <text:p>-0.44%</text:p>
          </table:table-cell>
          <table:table-cell table:formula="of:=[.H51]*[.F52]" office:value-type="float" office:value="-420.541852001612">
            <text:p>-$420.54</text:p>
          </table:table-cell>
          <table:table-cell table:formula="of:=[.H51]+[.G52]" office:value-type="float" office:value="95907.8042862919">
            <text:p>95,907.80</text:p>
          </table:table-cell>
          <table:table-cell table:formula="of:=([.D52]/[.D51])-1" office:value-type="percentage" office:value="0.00287185581303229">
            <text:p>0.29%</text:p>
          </table:table-cell>
          <table:table-cell table:formula="of:=[.K51]*[.I52]" office:value-type="float" office:value="289.10377828731">
            <text:p>$289.10</text:p>
          </table:table-cell>
          <table:table-cell table:formula="of:=[.K51]+[.J52]" office:value-type="float" office:value="100957.033197089">
            <text:p>100,957.03</text:p>
          </table:table-cell>
          <table:table-cell table:formula="of:=([.C52]/[.C51])-1" office:value-type="percentage" office:value="0.015593220338983">
            <text:p>1.56%</text:p>
          </table:table-cell>
          <table:table-cell table:formula="of:=[.N51]*[.L52]" office:value-type="float" office:value="6340.45485871812">
            <text:p>$6,340.45</text:p>
          </table:table-cell>
          <table:table-cell table:formula="of:=[.N51]+[.M52]" office:value-type="float" office:value="412956.581667816">
            <text:p>412,956.58</text:p>
          </table:table-cell>
          <table:table-cell table:formula="of:=([.E52]/[.E51])-1" office:value-type="percentage" office:value="-0.00602409638554224">
            <text:p>-0.60%</text:p>
          </table:table-cell>
          <table:table-cell table:formula="of:=[.Q51]*[.O52]" office:value-type="float" office:value="-2409.6385542169">
            <text:p>-$2,409.64</text:p>
          </table:table-cell>
          <table:table-cell table:formula="of:=[.Q51]+[.P52]" office:value-type="float" office:value="397590.361445783">
            <text:p>397,590.36</text:p>
          </table:table-cell>
          <table:table-cell/>
          <table:table-cell table:style-name="ce12" table:formula="of:=(([.B52]+[.D52]+[.C52]+[.E52])/([.B51]+[.D51]+[.C51]+[.E51]))-1" office:value-type="percentage" office:value="0.00299227799227775">
            <text:p>0.30%</text:p>
          </table:table-cell>
          <table:table-cell table:formula="of:=[.U51]*[.S52]" office:value-type="float" office:value="3003.08730437736">
            <text:p>3,003.09</text:p>
          </table:table-cell>
          <table:table-cell table:formula="of:=[.H52]+[.K52]+[.N52]+[.Q52]" office:value-type="float" office:value="1007411.78059698">
            <text:p>1,007,411.78</text:p>
          </table:table-cell>
          <table:table-cell table:number-columns-repeated="7"/>
          <table:table-cell office:value-type="float" office:value="118.59">
            <text:p>118.59</text:p>
          </table:table-cell>
          <table:table-cell table:formula="of:=[.AC52]/[.$AC$2]" office:value-type="percentage" office:value="0.95907804286292">
            <text:p>95.91%</text:p>
          </table:table-cell>
          <table:table-cell table:style-name="ce18" table:formula="of:=[.$AE$2]*[.AD52]" office:value-type="currency" office:currency="USD" office:value="959078.04286292">
            <text:p>$959,078.0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7</text:p>
          </table:table-cell>
          <table:table-cell office:value-type="float" office:value="83.28">
            <text:p>83.28</text:p>
          </table:table-cell>
          <table:table-cell office:value-type="float" office:value="14.98">
            <text:p>14.98</text:p>
          </table:table-cell>
          <table:table-cell office:value-type="float" office:value="101.2">
            <text:p>101.2</text:p>
          </table:table-cell>
          <table:table-cell office:value-type="float" office:value="8.27">
            <text:p>8.27</text:p>
          </table:table-cell>
          <table:table-cell table:formula="of:=([.AC53]/[.AC52])-1" office:value-type="percentage" office:value="0.0119740281642635">
            <text:p>1.20%</text:p>
          </table:table-cell>
          <table:table-cell table:formula="of:=[.H52]*[.F53]" office:value-type="float" office:value="1148.40274969673">
            <text:p>$1,148.40</text:p>
          </table:table-cell>
          <table:table-cell table:formula="of:=[.H52]+[.G53]" office:value-type="float" office:value="97056.2070359886">
            <text:p>97,056.21</text:p>
          </table:table-cell>
          <table:table-cell table:formula="of:=([.D53]/[.D52])-1" office:value-type="percentage" office:value="-0.000691221487113536">
            <text:p>-0.07%</text:p>
          </table:table-cell>
          <table:table-cell table:formula="of:=[.K52]*[.I53]" office:value-type="float" office:value="-69.7836706210625">
            <text:p>-$69.78</text:p>
          </table:table-cell>
          <table:table-cell table:formula="of:=[.K52]+[.J53]" office:value-type="float" office:value="100887.249526468">
            <text:p>100,887.25</text:p>
          </table:table-cell>
          <table:table-cell table:formula="of:=([.C53]/[.C52])-1" office:value-type="percentage" office:value="0">
            <text:p>0.00%</text:p>
          </table:table-cell>
          <table:table-cell table:formula="of:=[.N52]*[.L53]" office:value-type="float" office:value="0">
            <text:p>$0.00</text:p>
          </table:table-cell>
          <table:table-cell table:formula="of:=[.N52]+[.M53]" office:value-type="float" office:value="412956.581667816">
            <text:p>412,956.58</text:p>
          </table:table-cell>
          <table:table-cell table:formula="of:=([.E53]/[.E52])-1" office:value-type="percentage" office:value="0.00242424242424244">
            <text:p>0.24%</text:p>
          </table:table-cell>
          <table:table-cell table:formula="of:=[.Q52]*[.O53]" office:value-type="float" office:value="963.855421686753">
            <text:p>$963.86</text:p>
          </table:table-cell>
          <table:table-cell table:formula="of:=[.Q52]+[.P53]" office:value-type="float" office:value="398554.21686747">
            <text:p>398,554.22</text:p>
          </table:table-cell>
          <table:table-cell/>
          <table:table-cell table:style-name="ce12" table:formula="of:=(([.B53]+[.D53]+[.C53]+[.E53])/([.B52]+[.D52]+[.C52]+[.E52]))-1" office:value-type="percentage" office:value="-0.000433067077278193">
            <text:p>-0.04%</text:p>
          </table:table-cell>
          <table:table-cell table:formula="of:=[.U52]*[.S53]" office:value-type="float" office:value="-436.276875438754">
            <text:p>-436.28</text:p>
          </table:table-cell>
          <table:table-cell table:formula="of:=[.H53]+[.K53]+[.N53]+[.Q53]" office:value-type="float" office:value="1009454.25509774">
            <text:p>1,009,454.26</text:p>
          </table:table-cell>
          <table:table-cell table:number-columns-repeated="7"/>
          <table:table-cell office:value-type="float" office:value="120.01">
            <text:p>120.01</text:p>
          </table:table-cell>
          <table:table-cell table:formula="of:=[.AC53]/[.$AC$2]" office:value-type="percentage" office:value="0.970562070359887">
            <text:p>97.06%</text:p>
          </table:table-cell>
          <table:table-cell table:style-name="ce18" table:formula="of:=[.$AE$2]*[.AD53]" office:value-type="currency" office:currency="USD" office:value="970562.070359887">
            <text:p>$970,562.0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18</text:p>
          </table:table-cell>
          <table:table-cell office:value-type="float" office:value="83.24">
            <text:p>83.24</text:p>
          </table:table-cell>
          <table:table-cell office:value-type="float" office:value="14.8">
            <text:p>14.8</text:p>
          </table:table-cell>
          <table:table-cell office:value-type="float" office:value="101.16">
            <text:p>101.16</text:p>
          </table:table-cell>
          <table:table-cell office:value-type="float" office:value="8.28">
            <text:p>8.28</text:p>
          </table:table-cell>
          <table:table-cell table:formula="of:=([.AC54]/[.AC53])-1" office:value-type="percentage" office:value="-0.0191650695775353">
            <text:p>-1.92%</text:p>
          </table:table-cell>
          <table:table-cell table:formula="of:=[.H53]*[.F54]" office:value-type="float" office:value="-1860.08896077639">
            <text:p>-$1,860.09</text:p>
          </table:table-cell>
          <table:table-cell table:formula="of:=[.H53]+[.G54]" office:value-type="float" office:value="95196.1180752122">
            <text:p>95,196.12</text:p>
          </table:table-cell>
          <table:table-cell table:formula="of:=([.D54]/[.D53])-1" office:value-type="percentage" office:value="-0.000395256916996156">
            <text:p>-0.04%</text:p>
          </table:table-cell>
          <table:table-cell table:formula="of:=[.K53]*[.I54]" office:value-type="float" office:value="-39.8763832120536">
            <text:p>-$39.88</text:p>
          </table:table-cell>
          <table:table-cell table:formula="of:=[.K53]+[.J54]" office:value-type="float" office:value="100847.373143256">
            <text:p>100,847.37</text:p>
          </table:table-cell>
          <table:table-cell table:formula="of:=([.C54]/[.C53])-1" office:value-type="percentage" office:value="-0.0120160213618158">
            <text:p>-1.20%</text:p>
          </table:table-cell>
          <table:table-cell table:formula="of:=[.N53]*[.L54]" office:value-type="float" office:value="-4962.0951068229">
            <text:p>-$4,962.10</text:p>
          </table:table-cell>
          <table:table-cell table:formula="of:=[.N53]+[.M54]" office:value-type="float" office:value="407994.486560993">
            <text:p>407,994.49</text:p>
          </table:table-cell>
          <table:table-cell table:formula="of:=([.E54]/[.E53])-1" office:value-type="percentage" office:value="0.00120918984280527">
            <text:p>0.12%</text:p>
          </table:table-cell>
          <table:table-cell table:formula="of:=[.Q53]*[.O54]" office:value-type="float" office:value="481.927710843353">
            <text:p>$481.93</text:p>
          </table:table-cell>
          <table:table-cell table:formula="of:=[.Q53]+[.P54]" office:value-type="float" office:value="399036.144578313">
            <text:p>399,036.14</text:p>
          </table:table-cell>
          <table:table-cell/>
          <table:table-cell table:style-name="ce12" table:formula="of:=(([.B54]+[.D54]+[.C54]+[.E54])/([.B53]+[.D53]+[.C53]+[.E53]))-1" office:value-type="percentage" office:value="-0.00120348529340986">
            <text:p>-0.12%</text:p>
          </table:table-cell>
          <table:table-cell table:formula="of:=[.U53]*[.S54]" office:value-type="float" office:value="-1214.86335038013">
            <text:p>-1,214.86</text:p>
          </table:table-cell>
          <table:table-cell table:formula="of:=[.H54]+[.K54]+[.N54]+[.Q54]" office:value-type="float" office:value="1003074.12235777">
            <text:p>1,003,074.12</text:p>
          </table:table-cell>
          <table:table-cell table:number-columns-repeated="7"/>
          <table:table-cell office:value-type="float" office:value="117.71">
            <text:p>117.71</text:p>
          </table:table-cell>
          <table:table-cell table:formula="of:=[.AC54]/[.$AC$2]" office:value-type="percentage" office:value="0.951961180752123">
            <text:p>95.20%</text:p>
          </table:table-cell>
          <table:table-cell table:style-name="ce18" table:formula="of:=[.$AE$2]*[.AD54]" office:value-type="currency" office:currency="USD" office:value="951961.180752123">
            <text:p>$951,961.1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1</text:p>
          </table:table-cell>
          <table:table-cell office:value-type="float" office:value="83.15">
            <text:p>83.15</text:p>
          </table:table-cell>
          <table:table-cell office:value-type="float" office:value="14.98">
            <text:p>14.98</text:p>
          </table:table-cell>
          <table:table-cell office:value-type="float" office:value="100.92">
            <text:p>100.92</text:p>
          </table:table-cell>
          <table:table-cell office:value-type="float" office:value="8.3">
            <text:p>8.3</text:p>
          </table:table-cell>
          <table:table-cell table:formula="of:=([.AC55]/[.AC54])-1" office:value-type="percentage" office:value="0.0194545917933906">
            <text:p>1.95%</text:p>
          </table:table-cell>
          <table:table-cell table:formula="of:=[.H54]*[.F55]" office:value-type="float" office:value="1852.00161746867">
            <text:p>$1,852.00</text:p>
          </table:table-cell>
          <table:table-cell table:formula="of:=[.H54]+[.G55]" office:value-type="float" office:value="97048.1196926809">
            <text:p>97,048.12</text:p>
          </table:table-cell>
          <table:table-cell table:formula="of:=([.D55]/[.D54])-1" office:value-type="percentage" office:value="-0.00237247924080664">
            <text:p>-0.24%</text:p>
          </table:table-cell>
          <table:table-cell table:formula="of:=[.K54]*[.I55]" office:value-type="float" office:value="-239.258299272255">
            <text:p>-$239.26</text:p>
          </table:table-cell>
          <table:table-cell table:formula="of:=[.K54]+[.J55]" office:value-type="float" office:value="100608.114843984">
            <text:p>100,608.11</text:p>
          </table:table-cell>
          <table:table-cell table:formula="of:=([.C55]/[.C54])-1" office:value-type="percentage" office:value="0.0121621621621622">
            <text:p>1.22%</text:p>
          </table:table-cell>
          <table:table-cell table:formula="of:=[.N54]*[.L55]" office:value-type="float" office:value="4962.09510682288">
            <text:p>$4,962.10</text:p>
          </table:table-cell>
          <table:table-cell table:formula="of:=[.N54]+[.M55]" office:value-type="float" office:value="412956.581667816">
            <text:p>412,956.58</text:p>
          </table:table-cell>
          <table:table-cell table:formula="of:=([.E55]/[.E54])-1" office:value-type="percentage" office:value="0.0024154589371983">
            <text:p>0.24%</text:p>
          </table:table-cell>
          <table:table-cell table:formula="of:=[.Q54]*[.O55]" office:value-type="float" office:value="963.855421686839">
            <text:p>$963.86</text:p>
          </table:table-cell>
          <table:table-cell table:formula="of:=[.Q54]+[.P55]" office:value-type="float" office:value="400000">
            <text:p>400,000.00</text:p>
          </table:table-cell>
          <table:table-cell/>
          <table:table-cell table:style-name="ce12" table:formula="of:=(([.B55]+[.D55]+[.C55]+[.E55])/([.B54]+[.D54]+[.C54]+[.E54]))-1" office:value-type="percentage" office:value="-0.000626566416040086">
            <text:p>-0.06%</text:p>
          </table:table-cell>
          <table:table-cell table:formula="of:=[.U54]*[.S55]" office:value-type="float" office:value="-628.492557868265">
            <text:p>-628.49</text:p>
          </table:table-cell>
          <table:table-cell table:formula="of:=[.H55]+[.K55]+[.N55]+[.Q55]" office:value-type="float" office:value="1010612.81620448">
            <text:p>1,010,612.82</text:p>
          </table:table-cell>
          <table:table-cell table:number-columns-repeated="7"/>
          <table:table-cell office:value-type="float" office:value="120">
            <text:p>120</text:p>
          </table:table-cell>
          <table:table-cell table:formula="of:=[.AC55]/[.$AC$2]" office:value-type="percentage" office:value="0.970481196926809">
            <text:p>97.05%</text:p>
          </table:table-cell>
          <table:table-cell table:style-name="ce18" table:formula="of:=[.$AE$2]*[.AD55]" office:value-type="currency" office:currency="USD" office:value="970481.196926809">
            <text:p>$970,481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2</text:p>
          </table:table-cell>
          <table:table-cell office:value-type="float" office:value="83.13">
            <text:p>83.13</text:p>
          </table:table-cell>
          <table:table-cell office:value-type="float" office:value="14.98">
            <text:p>14.98</text:p>
          </table:table-cell>
          <table:table-cell office:value-type="float" office:value="100.93">
            <text:p>100.93</text:p>
          </table:table-cell>
          <table:table-cell office:value-type="float" office:value="8.29">
            <text:p>8.29</text:p>
          </table:table-cell>
          <table:table-cell table:formula="of:=([.AC56]/[.AC55])-1" office:value-type="percentage" office:value="-0.0168333333333333">
            <text:p>-1.68%</text:p>
          </table:table-cell>
          <table:table-cell table:formula="of:=[.H55]*[.F56]" office:value-type="float" office:value="-1633.64334816012">
            <text:p>-$1,633.64</text:p>
          </table:table-cell>
          <table:table-cell table:formula="of:=[.H55]+[.G56]" office:value-type="float" office:value="95414.4763445208">
            <text:p>95,414.48</text:p>
          </table:table-cell>
          <table:table-cell table:formula="of:=([.D56]/[.D55])-1" office:value-type="percentage" office:value="0.0000990883868410286">
            <text:p>0.01%</text:p>
          </table:table-cell>
          <table:table-cell table:formula="of:=[.K55]*[.I56]" office:value-type="float" office:value="9.96909580300729">
            <text:p>$9.97</text:p>
          </table:table-cell>
          <table:table-cell table:formula="of:=[.K55]+[.J56]" office:value-type="float" office:value="100618.083939787">
            <text:p>100,618.08</text:p>
          </table:table-cell>
          <table:table-cell table:formula="of:=([.C56]/[.C55])-1" office:value-type="percentage" office:value="0">
            <text:p>0.00%</text:p>
          </table:table-cell>
          <table:table-cell table:formula="of:=[.N55]*[.L56]" office:value-type="float" office:value="0">
            <text:p>$0.00</text:p>
          </table:table-cell>
          <table:table-cell table:formula="of:=[.N55]+[.M56]" office:value-type="float" office:value="412956.581667816">
            <text:p>412,956.58</text:p>
          </table:table-cell>
          <table:table-cell table:formula="of:=([.E56]/[.E55])-1" office:value-type="percentage" office:value="-0.00120481927710858">
            <text:p>-0.12%</text:p>
          </table:table-cell>
          <table:table-cell table:formula="of:=[.Q55]*[.O56]" office:value-type="float" office:value="-481.927710843433">
            <text:p>-$481.93</text:p>
          </table:table-cell>
          <table:table-cell table:formula="of:=[.Q55]+[.P56]" office:value-type="float" office:value="399518.072289156">
            <text:p>399,518.07</text:p>
          </table:table-cell>
          <table:table-cell/>
          <table:table-cell table:style-name="ce12" table:formula="of:=(([.B56]+[.D56]+[.C56]+[.E56])/([.B55]+[.D55]+[.C55]+[.E55]))-1" office:value-type="percentage" office:value="-0.0000964552688691445">
            <text:p>-0.01%</text:p>
          </table:table-cell>
          <table:table-cell table:formula="of:=[.U55]*[.S56]" office:value-type="float" office:value="-97.4789309096064">
            <text:p>-97.48</text:p>
          </table:table-cell>
          <table:table-cell table:formula="of:=[.H56]+[.K56]+[.N56]+[.Q56]" office:value-type="float" office:value="1008507.21424128">
            <text:p>1,008,507.21</text:p>
          </table:table-cell>
          <table:table-cell table:number-columns-repeated="7"/>
          <table:table-cell office:value-type="float" office:value="117.98">
            <text:p>117.98</text:p>
          </table:table-cell>
          <table:table-cell table:formula="of:=[.AC56]/[.$AC$2]" office:value-type="percentage" office:value="0.954144763445208">
            <text:p>95.41%</text:p>
          </table:table-cell>
          <table:table-cell table:style-name="ce18" table:formula="of:=[.$AE$2]*[.AD56]" office:value-type="currency" office:currency="USD" office:value="954144.763445208">
            <text:p>$954,144.7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3</text:p>
          </table:table-cell>
          <table:table-cell office:value-type="float" office:value="83.14">
            <text:p>83.14</text:p>
          </table:table-cell>
          <table:table-cell office:value-type="float" office:value="14.98">
            <text:p>14.98</text:p>
          </table:table-cell>
          <table:table-cell office:value-type="float" office:value="100.89">
            <text:p>100.89</text:p>
          </table:table-cell>
          <table:table-cell office:value-type="float" office:value="8.29">
            <text:p>8.29</text:p>
          </table:table-cell>
          <table:table-cell table:formula="of:=([.AC57]/[.AC56])-1" office:value-type="percentage" office:value="0.00203424309204947">
            <text:p>0.20%</text:p>
          </table:table-cell>
          <table:table-cell table:formula="of:=[.H56]*[.F57]" office:value-type="float" office:value="194.096239385359">
            <text:p>$194.10</text:p>
          </table:table-cell>
          <table:table-cell table:formula="of:=[.H56]+[.G57]" office:value-type="float" office:value="95608.5725839061">
            <text:p>95,608.57</text:p>
          </table:table-cell>
          <table:table-cell table:formula="of:=([.D57]/[.D56])-1" office:value-type="percentage" office:value="-0.000396314277221865">
            <text:p>-0.04%</text:p>
          </table:table-cell>
          <table:table-cell table:formula="of:=[.K56]*[.I57]" office:value-type="float" office:value="-39.8763832120455">
            <text:p>-$39.88</text:p>
          </table:table-cell>
          <table:table-cell table:formula="of:=[.K56]+[.J57]" office:value-type="float" office:value="100578.207556575">
            <text:p>100,578.21</text:p>
          </table:table-cell>
          <table:table-cell table:formula="of:=([.C57]/[.C56])-1" office:value-type="percentage" office:value="0">
            <text:p>0.00%</text:p>
          </table:table-cell>
          <table:table-cell table:formula="of:=[.N56]*[.L57]" office:value-type="float" office:value="0">
            <text:p>$0.00</text:p>
          </table:table-cell>
          <table:table-cell table:formula="of:=[.N56]+[.M57]" office:value-type="float" office:value="412956.581667816">
            <text:p>412,956.58</text:p>
          </table:table-cell>
          <table:table-cell table:formula="of:=([.E57]/[.E56])-1" office:value-type="percentage" office:value="0">
            <text:p>0.00%</text:p>
          </table:table-cell>
          <table:table-cell table:formula="of:=[.Q56]*[.O57]" office:value-type="float" office:value="0">
            <text:p>$0.00</text:p>
          </table:table-cell>
          <table:table-cell table:formula="of:=[.Q56]+[.P57]" office:value-type="float" office:value="399518.072289156">
            <text:p>399,518.07</text:p>
          </table:table-cell>
          <table:table-cell/>
          <table:table-cell table:style-name="ce12" table:formula="of:=(([.B57]+[.D57]+[.C57]+[.E57])/([.B56]+[.D56]+[.C56]+[.E56]))-1" office:value-type="percentage" office:value="-0.00014469686007812">
            <text:p>-0.01%</text:p>
          </table:table-cell>
          <table:table-cell table:formula="of:=[.U56]*[.S57]" office:value-type="float" office:value="-145.927827266845">
            <text:p>-145.93</text:p>
          </table:table-cell>
          <table:table-cell table:formula="of:=[.H57]+[.K57]+[.N57]+[.Q57]" office:value-type="float" office:value="1008661.43409745">
            <text:p>1,008,661.43</text:p>
          </table:table-cell>
          <table:table-cell table:number-columns-repeated="7"/>
          <table:table-cell office:value-type="float" office:value="118.22">
            <text:p>118.22</text:p>
          </table:table-cell>
          <table:table-cell table:formula="of:=[.AC57]/[.$AC$2]" office:value-type="percentage" office:value="0.956085725839062">
            <text:p>95.61%</text:p>
          </table:table-cell>
          <table:table-cell table:style-name="ce18" table:formula="of:=[.$AE$2]*[.AD57]" office:value-type="currency" office:currency="USD" office:value="956085.725839062">
            <text:p>$956,085.7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4</text:p>
          </table:table-cell>
          <table:table-cell office:value-type="float" office:value="83.08">
            <text:p>83.08</text:p>
          </table:table-cell>
          <table:table-cell office:value-type="float" office:value="14.93">
            <text:p>14.93</text:p>
          </table:table-cell>
          <table:table-cell office:value-type="float" office:value="100.61">
            <text:p>100.61</text:p>
          </table:table-cell>
          <table:table-cell office:value-type="float" office:value="8.33">
            <text:p>8.33</text:p>
          </table:table-cell>
          <table:table-cell table:formula="of:=([.AC58]/[.AC57])-1" office:value-type="percentage" office:value="-0.00871256978514634">
            <text:p>-0.87%</text:p>
          </table:table-cell>
          <table:table-cell table:formula="of:=[.H57]*[.F58]" office:value-type="float" office:value="-832.996360695511">
            <text:p>-$833.00</text:p>
          </table:table-cell>
          <table:table-cell table:formula="of:=[.H57]+[.G58]" office:value-type="float" office:value="94775.5762232106">
            <text:p>94,775.58</text:p>
          </table:table-cell>
          <table:table-cell table:formula="of:=([.D58]/[.D57])-1" office:value-type="percentage" office:value="-0.00277529983149971">
            <text:p>-0.28%</text:p>
          </table:table-cell>
          <table:table-cell table:formula="of:=[.K57]*[.I58]" office:value-type="float" office:value="-279.134682484304">
            <text:p>-$279.13</text:p>
          </table:table-cell>
          <table:table-cell table:formula="of:=[.K57]+[.J58]" office:value-type="float" office:value="100299.07287409">
            <text:p>100,299.07</text:p>
          </table:table-cell>
          <table:table-cell table:formula="of:=([.C58]/[.C57])-1" office:value-type="percentage" office:value="-0.00333778371161553">
            <text:p>-0.33%</text:p>
          </table:table-cell>
          <table:table-cell table:formula="of:=[.N57]*[.L58]" office:value-type="float" office:value="-1378.35975189526">
            <text:p>-$1,378.36</text:p>
          </table:table-cell>
          <table:table-cell table:formula="of:=[.N57]+[.M58]" office:value-type="float" office:value="411578.22191592">
            <text:p>411,578.22</text:p>
          </table:table-cell>
          <table:table-cell table:formula="of:=([.E58]/[.E57])-1" office:value-type="percentage" office:value="0.00482509047044633">
            <text:p>0.48%</text:p>
          </table:table-cell>
          <table:table-cell table:formula="of:=[.Q57]*[.O58]" office:value-type="float" office:value="1927.7108433735">
            <text:p>$1,927.71</text:p>
          </table:table-cell>
          <table:table-cell table:formula="of:=[.Q57]+[.P58]" office:value-type="float" office:value="401445.78313253">
            <text:p>401,445.78</text:p>
          </table:table-cell>
          <table:table-cell/>
          <table:table-cell table:style-name="ce12" table:formula="of:=(([.B58]+[.D58]+[.C58]+[.E58])/([.B57]+[.D57]+[.C57]+[.E57]))-1" office:value-type="percentage" office:value="-0.00168837433670987">
            <text:p>-0.17%</text:p>
          </table:table-cell>
          <table:table-cell table:formula="of:=[.U57]*[.S58]" office:value-type="float" office:value="-1702.99807975912">
            <text:p>-1,703.00</text:p>
          </table:table-cell>
          <table:table-cell table:formula="of:=[.H58]+[.K58]+[.N58]+[.Q58]" office:value-type="float" office:value="1008098.65414575">
            <text:p>1,008,098.65</text:p>
          </table:table-cell>
          <table:table-cell table:number-columns-repeated="7"/>
          <table:table-cell office:value-type="float" office:value="117.19">
            <text:p>117.19</text:p>
          </table:table-cell>
          <table:table-cell table:formula="of:=[.AC58]/[.$AC$2]" office:value-type="percentage" office:value="0.947755762232107">
            <text:p>94.78%</text:p>
          </table:table-cell>
          <table:table-cell table:style-name="ce18" table:formula="of:=[.$AE$2]*[.AD58]" office:value-type="currency" office:currency="USD" office:value="947755.762232107">
            <text:p>$947,755.7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5</text:p>
          </table:table-cell>
          <table:table-cell office:value-type="float" office:value="83.02">
            <text:p>83.02</text:p>
          </table:table-cell>
          <table:table-cell office:value-type="float" office:value="14.93">
            <text:p>14.93</text:p>
          </table:table-cell>
          <table:table-cell office:value-type="float" office:value="100.52">
            <text:p>100.52</text:p>
          </table:table-cell>
          <table:table-cell office:value-type="float" office:value="8.3">
            <text:p>8.3</text:p>
          </table:table-cell>
          <table:table-cell table:formula="of:=([.AC59]/[.AC58])-1" office:value-type="percentage" office:value="-0.00102397815513278">
            <text:p>-0.10%</text:p>
          </table:table-cell>
          <table:table-cell table:formula="of:=[.H58]*[.F59]" office:value-type="float" office:value="-97.048119692689">
            <text:p>-$97.05</text:p>
          </table:table-cell>
          <table:table-cell table:formula="of:=[.H58]+[.G59]" office:value-type="float" office:value="94678.5281035179">
            <text:p>94,678.53</text:p>
          </table:table-cell>
          <table:table-cell table:formula="of:=([.D59]/[.D58])-1" office:value-type="percentage" office:value="-0.000894543285955729">
            <text:p>-0.09%</text:p>
          </table:table-cell>
          <table:table-cell table:formula="of:=[.K58]*[.I59]" office:value-type="float" office:value="-89.7218622271019">
            <text:p>-$89.72</text:p>
          </table:table-cell>
          <table:table-cell table:formula="of:=[.K58]+[.J59]" office:value-type="float" office:value="100209.351011863">
            <text:p>100,209.35</text:p>
          </table:table-cell>
          <table:table-cell table:formula="of:=([.C59]/[.C58])-1" office:value-type="percentage" office:value="0">
            <text:p>0.00%</text:p>
          </table:table-cell>
          <table:table-cell table:formula="of:=[.N58]*[.L59]" office:value-type="float" office:value="0">
            <text:p>$0.00</text:p>
          </table:table-cell>
          <table:table-cell table:formula="of:=[.N58]+[.M59]" office:value-type="float" office:value="411578.22191592">
            <text:p>411,578.22</text:p>
          </table:table-cell>
          <table:table-cell table:formula="of:=([.E59]/[.E58])-1" office:value-type="percentage" office:value="-0.00360144057623046">
            <text:p>-0.36%</text:p>
          </table:table-cell>
          <table:table-cell table:formula="of:=[.Q58]*[.O59]" office:value-type="float" office:value="-1445.78313253011">
            <text:p>-$1,445.78</text:p>
          </table:table-cell>
          <table:table-cell table:formula="of:=[.Q58]+[.P59]" office:value-type="float" office:value="400000">
            <text:p>400,000.00</text:p>
          </table:table-cell>
          <table:table-cell/>
          <table:table-cell table:style-name="ce12" table:formula="of:=(([.B59]+[.D59]+[.C59]+[.E59])/([.B58]+[.D58]+[.C58]+[.E58]))-1" office:value-type="percentage" office:value="-0.00086977530804544">
            <text:p>-0.09%</text:p>
          </table:table-cell>
          <table:table-cell table:formula="of:=[.U58]*[.S59]" office:value-type="float" office:value="-876.819317449814">
            <text:p>-876.82</text:p>
          </table:table-cell>
          <table:table-cell table:formula="of:=[.H59]+[.K59]+[.N59]+[.Q59]" office:value-type="float" office:value="1006466.1010313">
            <text:p>1,006,466.10</text:p>
          </table:table-cell>
          <table:table-cell table:number-columns-repeated="7"/>
          <table:table-cell office:value-type="float" office:value="117.07">
            <text:p>117.07</text:p>
          </table:table-cell>
          <table:table-cell table:formula="of:=[.AC59]/[.$AC$2]" office:value-type="percentage" office:value="0.94678528103518">
            <text:p>94.68%</text:p>
          </table:table-cell>
          <table:table-cell table:style-name="ce18" table:formula="of:=[.$AE$2]*[.AD59]" office:value-type="currency" office:currency="USD" office:value="946785.28103518">
            <text:p>$946,785.2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8</text:p>
          </table:table-cell>
          <table:table-cell office:value-type="float" office:value="82.98">
            <text:p>82.98</text:p>
          </table:table-cell>
          <table:table-cell office:value-type="float" office:value="14.93">
            <text:p>14.93</text:p>
          </table:table-cell>
          <table:table-cell office:value-type="float" office:value="100.48">
            <text:p>100.48</text:p>
          </table:table-cell>
          <table:table-cell office:value-type="float" office:value="8.32">
            <text:p>8.32</text:p>
          </table:table-cell>
          <table:table-cell table:formula="of:=([.AC60]/[.AC59])-1" office:value-type="percentage" office:value="-0.0323737934569061">
            <text:p>-3.24%</text:p>
          </table:table-cell>
          <table:table-cell table:formula="of:=[.H59]*[.F60]" office:value-type="float" office:value="-3065.10311362717">
            <text:p>-$3,065.10</text:p>
          </table:table-cell>
          <table:table-cell table:formula="of:=[.H59]+[.G60]" office:value-type="float" office:value="91613.4249898908">
            <text:p>91,613.42</text:p>
          </table:table-cell>
          <table:table-cell table:formula="of:=([.D60]/[.D59])-1" office:value-type="percentage" office:value="-0.000397930760047682">
            <text:p>-0.04%</text:p>
          </table:table-cell>
          <table:table-cell table:formula="of:=[.K59]*[.I60]" office:value-type="float" office:value="-39.8763832120357">
            <text:p>-$39.88</text:p>
          </table:table-cell>
          <table:table-cell table:formula="of:=[.K59]+[.J60]" office:value-type="float" office:value="100169.474628651">
            <text:p>100,169.47</text:p>
          </table:table-cell>
          <table:table-cell table:formula="of:=([.C60]/[.C59])-1" office:value-type="percentage" office:value="0">
            <text:p>0.00%</text:p>
          </table:table-cell>
          <table:table-cell table:formula="of:=[.N59]*[.L60]" office:value-type="float" office:value="0">
            <text:p>$0.00</text:p>
          </table:table-cell>
          <table:table-cell table:formula="of:=[.N59]+[.M60]" office:value-type="float" office:value="411578.22191592">
            <text:p>411,578.22</text:p>
          </table:table-cell>
          <table:table-cell table:formula="of:=([.E60]/[.E59])-1" office:value-type="percentage" office:value="0.00240963855421672">
            <text:p>0.24%</text:p>
          </table:table-cell>
          <table:table-cell table:formula="of:=[.Q59]*[.O60]" office:value-type="float" office:value="963.855421686687">
            <text:p>$963.86</text:p>
          </table:table-cell>
          <table:table-cell table:formula="of:=[.Q59]+[.P60]" office:value-type="float" office:value="400963.855421687">
            <text:p>400,963.86</text:p>
          </table:table-cell>
          <table:table-cell/>
          <table:table-cell table:style-name="ce12" table:formula="of:=(([.B60]+[.D60]+[.C60]+[.E60])/([.B59]+[.D59]+[.C59]+[.E59]))-1" office:value-type="percentage" office:value="-0.000290177491899191">
            <text:p>-0.03%</text:p>
          </table:table-cell>
          <table:table-cell table:formula="of:=[.U59]*[.S60]" office:value-type="float" office:value="-292.05380887882">
            <text:p>-292.05</text:p>
          </table:table-cell>
          <table:table-cell table:formula="of:=[.H60]+[.K60]+[.N60]+[.Q60]" office:value-type="float" office:value="1004324.97695615">
            <text:p>1,004,324.98</text:p>
          </table:table-cell>
          <table:table-cell table:number-columns-repeated="7"/>
          <table:table-cell office:value-type="float" office:value="113.28">
            <text:p>113.28</text:p>
          </table:table-cell>
          <table:table-cell table:formula="of:=[.AC60]/[.$AC$2]" office:value-type="percentage" office:value="0.916134249898908">
            <text:p>91.61%</text:p>
          </table:table-cell>
          <table:table-cell table:style-name="ce18" table:formula="of:=[.$AE$2]*[.AD60]" office:value-type="currency" office:currency="USD" office:value="916134.249898908">
            <text:p>$916,134.2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29</text:p>
          </table:table-cell>
          <table:table-cell office:value-type="float" office:value="82.95">
            <text:p>82.95</text:p>
          </table:table-cell>
          <table:table-cell office:value-type="float" office:value="14.95">
            <text:p>14.95</text:p>
          </table:table-cell>
          <table:table-cell office:value-type="float" office:value="100.35">
            <text:p>100.35</text:p>
          </table:table-cell>
          <table:table-cell office:value-type="float" office:value="8.32">
            <text:p>8.32</text:p>
          </table:table-cell>
          <table:table-cell table:formula="of:=([.AC61]/[.AC60])-1" office:value-type="percentage" office:value="0.0067973163841808">
            <text:p>0.68%</text:p>
          </table:table-cell>
          <table:table-cell table:formula="of:=[.H60]*[.F61]" office:value-type="float" office:value="622.725434694703">
            <text:p>$622.73</text:p>
          </table:table-cell>
          <table:table-cell table:formula="of:=[.H60]+[.G61]" office:value-type="float" office:value="92236.1504245855">
            <text:p>92,236.15</text:p>
          </table:table-cell>
          <table:table-cell table:formula="of:=([.D61]/[.D60])-1" office:value-type="percentage" office:value="-0.00129378980891726">
            <text:p>-0.13%</text:p>
          </table:table-cell>
          <table:table-cell table:formula="of:=[.K60]*[.I61]" office:value-type="float" office:value="-129.598245439145">
            <text:p>-$129.60</text:p>
          </table:table-cell>
          <table:table-cell table:formula="of:=[.K60]+[.J61]" office:value-type="float" office:value="100039.876383212">
            <text:p>100,039.88</text:p>
          </table:table-cell>
          <table:table-cell table:formula="of:=([.C61]/[.C60])-1" office:value-type="percentage" office:value="0.00133958472873408">
            <text:p>0.13%</text:p>
          </table:table-cell>
          <table:table-cell table:formula="of:=[.N60]*[.L61]" office:value-type="float" office:value="551.343900758092">
            <text:p>$551.34</text:p>
          </table:table-cell>
          <table:table-cell table:formula="of:=[.N60]+[.M61]" office:value-type="float" office:value="412129.565816679">
            <text:p>412,129.57</text:p>
          </table:table-cell>
          <table:table-cell table:formula="of:=([.E61]/[.E60])-1" office:value-type="percentage" office:value="0">
            <text:p>0.00%</text:p>
          </table:table-cell>
          <table:table-cell table:formula="of:=[.Q60]*[.O61]" office:value-type="float" office:value="0">
            <text:p>$0.00</text:p>
          </table:table-cell>
          <table:table-cell table:formula="of:=[.Q60]+[.P61]" office:value-type="float" office:value="400963.855421687">
            <text:p>400,963.86</text:p>
          </table:table-cell>
          <table:table-cell/>
          <table:table-cell table:style-name="ce12" table:formula="of:=(([.B61]+[.D61]+[.C61]+[.E61])/([.B60]+[.D60]+[.C60]+[.E60]))-1" office:value-type="percentage" office:value="-0.000677277345072835">
            <text:p>-0.07%</text:p>
          </table:table-cell>
          <table:table-cell table:formula="of:=[.U60]*[.S61]" office:value-type="float" office:value="-680.206553983197">
            <text:p>-680.21</text:p>
          </table:table-cell>
          <table:table-cell table:formula="of:=[.H61]+[.K61]+[.N61]+[.Q61]" office:value-type="float" office:value="1005369.44804616">
            <text:p>1,005,369.45</text:p>
          </table:table-cell>
          <table:table-cell table:number-columns-repeated="7"/>
          <table:table-cell office:value-type="float" office:value="114.05">
            <text:p>114.05</text:p>
          </table:table-cell>
          <table:table-cell table:formula="of:=[.AC61]/[.$AC$2]" office:value-type="percentage" office:value="0.922361504245855">
            <text:p>92.24%</text:p>
          </table:table-cell>
          <table:table-cell table:style-name="ce18" table:formula="of:=[.$AE$2]*[.AD61]" office:value-type="currency" office:currency="USD" office:value="922361.504245855">
            <text:p>$922,361.5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30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100.52">
            <text:p>100.52</text:p>
          </table:table-cell>
          <table:table-cell office:value-type="float" office:value="8.37">
            <text:p>8.37</text:p>
          </table:table-cell>
          <table:table-cell table:formula="of:=([.AC62]/[.AC61])-1" office:value-type="percentage" office:value="-0.0177992108724244">
            <text:p>-1.78%</text:p>
          </table:table-cell>
          <table:table-cell table:formula="of:=[.H61]*[.F62]" office:value-type="float" office:value="-1641.73069146786">
            <text:p>-$1,641.73</text:p>
          </table:table-cell>
          <table:table-cell table:formula="of:=[.H61]+[.G62]" office:value-type="float" office:value="90594.4197331176">
            <text:p>90,594.42</text:p>
          </table:table-cell>
          <table:table-cell table:formula="of:=([.D62]/[.D61])-1" office:value-type="percentage" office:value="0.00169407075236672">
            <text:p>0.17%</text:p>
          </table:table-cell>
          <table:table-cell table:formula="of:=[.K61]*[.I62]" office:value-type="float" office:value="169.474628651181">
            <text:p>$169.47</text:p>
          </table:table-cell>
          <table:table-cell table:formula="of:=[.K61]+[.J62]" office:value-type="float" office:value="100209.351011863">
            <text:p>100,209.35</text:p>
          </table:table-cell>
          <table:table-cell table:formula="of:=([.C62]/[.C61])-1" office:value-type="percentage" office:value="0.00334448160535117">
            <text:p>0.33%</text:p>
          </table:table-cell>
          <table:table-cell table:formula="of:=[.N61]*[.L62]" office:value-type="float" office:value="1378.35975189524">
            <text:p>$1,378.36</text:p>
          </table:table-cell>
          <table:table-cell table:formula="of:=[.N61]+[.M62]" office:value-type="float" office:value="413507.925568574">
            <text:p>413,507.93</text:p>
          </table:table-cell>
          <table:table-cell table:formula="of:=([.E62]/[.E61])-1" office:value-type="percentage" office:value="0.0060096153846152">
            <text:p>0.60%</text:p>
          </table:table-cell>
          <table:table-cell table:formula="of:=[.Q61]*[.O62]" office:value-type="float" office:value="2409.63855421679">
            <text:p>$2,409.64</text:p>
          </table:table-cell>
          <table:table-cell table:formula="of:=[.Q61]+[.P62]" office:value-type="float" office:value="403373.493975903">
            <text:p>403,373.49</text:p>
          </table:table-cell>
          <table:table-cell/>
          <table:table-cell table:style-name="ce12" table:formula="of:=(([.B62]+[.D62]+[.C62]+[.E62])/([.B61]+[.D61]+[.C61]+[.E61]))-1" office:value-type="percentage" office:value="0.00154911168127025">
            <text:p>0.15%</text:p>
          </table:table-cell>
          <table:table-cell table:formula="of:=[.U61]*[.S62]" office:value-type="float" office:value="1557.42955596054">
            <text:p>1,557.43</text:p>
          </table:table-cell>
          <table:table-cell table:formula="of:=[.H62]+[.K62]+[.N62]+[.Q62]" office:value-type="float" office:value="1007685.19028946">
            <text:p>1,007,685.19</text:p>
          </table:table-cell>
          <table:table-cell table:number-columns-repeated="7"/>
          <table:table-cell office:value-type="float" office:value="112.02">
            <text:p>112.02</text:p>
          </table:table-cell>
          <table:table-cell table:formula="of:=[.AC62]/[.$AC$2]" office:value-type="percentage" office:value="0.905944197331177">
            <text:p>90.59%</text:p>
          </table:table-cell>
          <table:table-cell table:style-name="ce18" table:formula="of:=[.$AE$2]*[.AD62]" office:value-type="currency" office:currency="USD" office:value="905944.197331177">
            <text:p>$905,944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3-31</text:p>
          </table:table-cell>
          <table:table-cell office:value-type="float" office:value="82.95">
            <text:p>82.95</text:p>
          </table:table-cell>
          <table:table-cell office:value-type="float" office:value="15">
            <text:p>15</text:p>
          </table:table-cell>
          <table:table-cell office:value-type="float" office:value="100.41">
            <text:p>100.41</text:p>
          </table:table-cell>
          <table:table-cell office:value-type="float" office:value="8.33">
            <text:p>8.33</text:p>
          </table:table-cell>
          <table:table-cell table:formula="of:=([.AC63]/[.AC62])-1" office:value-type="percentage" office:value="-0.0182110337439743">
            <text:p>-1.82%</text:p>
          </table:table-cell>
          <table:table-cell table:formula="of:=[.H62]*[.F63]" office:value-type="float" office:value="-1649.81803477557">
            <text:p>-$1,649.82</text:p>
          </table:table-cell>
          <table:table-cell table:formula="of:=[.H62]+[.G63]" office:value-type="float" office:value="88944.601698342">
            <text:p>88,944.60</text:p>
          </table:table-cell>
          <table:table-cell table:formula="of:=([.D63]/[.D62])-1" office:value-type="percentage" office:value="-0.00109430959013135">
            <text:p>-0.11%</text:p>
          </table:table-cell>
          <table:table-cell table:formula="of:=[.K62]*[.I63]" office:value-type="float" office:value="-109.66005383312">
            <text:p>-$109.66</text:p>
          </table:table-cell>
          <table:table-cell table:formula="of:=[.K62]+[.J63]" office:value-type="float" office:value="100099.69095803">
            <text:p>100,099.69</text:p>
          </table:table-cell>
          <table:table-cell table:formula="of:=([.C63]/[.C62])-1" office:value-type="percentage" office:value="0">
            <text:p>0.00%</text:p>
          </table:table-cell>
          <table:table-cell table:formula="of:=[.N62]*[.L63]" office:value-type="float" office:value="0">
            <text:p>$0.00</text:p>
          </table:table-cell>
          <table:table-cell table:formula="of:=[.N62]+[.M63]" office:value-type="float" office:value="413507.925568574">
            <text:p>413,507.93</text:p>
          </table:table-cell>
          <table:table-cell table:formula="of:=([.E63]/[.E62])-1" office:value-type="percentage" office:value="-0.00477897252090787">
            <text:p>-0.48%</text:p>
          </table:table-cell>
          <table:table-cell table:formula="of:=[.Q62]*[.O63]" office:value-type="float" office:value="-1927.71084337344">
            <text:p>-$1,927.71</text:p>
          </table:table-cell>
          <table:table-cell table:formula="of:=[.Q62]+[.P63]" office:value-type="float" office:value="401445.78313253">
            <text:p>401,445.78</text:p>
          </table:table-cell>
          <table:table-cell/>
          <table:table-cell table:style-name="ce12" table:formula="of:=(([.B63]+[.D63]+[.C63]+[.E63])/([.B62]+[.D62]+[.C62]+[.E62]))-1" office:value-type="percentage" office:value="-0.000966697278746986">
            <text:p>-0.10%</text:p>
          </table:table-cell>
          <table:table-cell table:formula="of:=[.U62]*[.S63]" office:value-type="float" office:value="-974.126531286458">
            <text:p>-974.13</text:p>
          </table:table-cell>
          <table:table-cell table:formula="of:=[.H63]+[.K63]+[.N63]+[.Q63]" office:value-type="float" office:value="1003998.00135748">
            <text:p>1,003,998.00</text:p>
          </table:table-cell>
          <table:table-cell table:number-columns-repeated="7"/>
          <table:table-cell office:value-type="float" office:value="109.98">
            <text:p>109.98</text:p>
          </table:table-cell>
          <table:table-cell table:formula="of:=[.AC63]/[.$AC$2]" office:value-type="percentage" office:value="0.889446016983421">
            <text:p>88.94%</text:p>
          </table:table-cell>
          <table:table-cell table:style-name="ce18" table:formula="of:=[.$AE$2]*[.AD63]" office:value-type="currency" office:currency="USD" office:value="889446.016983421">
            <text:p>$889,446.0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1</text:p>
          </table:table-cell>
          <table:table-cell office:value-type="float" office:value="83.02">
            <text:p>83.02</text:p>
          </table:table-cell>
          <table:table-cell office:value-type="float" office:value="15">
            <text:p>15</text:p>
          </table:table-cell>
          <table:table-cell office:value-type="float" office:value="100.55">
            <text:p>100.55</text:p>
          </table:table-cell>
          <table:table-cell office:value-type="float" office:value="8.34">
            <text:p>8.34</text:p>
          </table:table-cell>
          <table:table-cell table:formula="of:=([.AC64]/[.AC63])-1" office:value-type="percentage" office:value="-0.0213675213675214">
            <text:p>-2.14%</text:p>
          </table:table-cell>
          <table:table-cell table:formula="of:=[.H63]*[.F64]" office:value-type="float" office:value="-1900.525677315">
            <text:p>-$1,900.53</text:p>
          </table:table-cell>
          <table:table-cell table:formula="of:=[.H63]+[.G64]" office:value-type="float" office:value="87044.076021027">
            <text:p>87,044.08</text:p>
          </table:table-cell>
          <table:table-cell table:formula="of:=([.D64]/[.D63])-1" office:value-type="percentage" office:value="0.0013942834379046">
            <text:p>0.14%</text:p>
          </table:table-cell>
          <table:table-cell table:formula="of:=[.K63]*[.I64]" office:value-type="float" office:value="139.56734124215">
            <text:p>$139.57</text:p>
          </table:table-cell>
          <table:table-cell table:formula="of:=[.K63]+[.J64]" office:value-type="float" office:value="100239.258299272">
            <text:p>100,239.26</text:p>
          </table:table-cell>
          <table:table-cell table:formula="of:=([.C64]/[.C63])-1" office:value-type="percentage" office:value="0">
            <text:p>0.00%</text:p>
          </table:table-cell>
          <table:table-cell table:formula="of:=[.N63]*[.L64]" office:value-type="float" office:value="0">
            <text:p>$0.00</text:p>
          </table:table-cell>
          <table:table-cell table:formula="of:=[.N63]+[.M64]" office:value-type="float" office:value="413507.925568574">
            <text:p>413,507.93</text:p>
          </table:table-cell>
          <table:table-cell table:formula="of:=([.E64]/[.E63])-1" office:value-type="percentage" office:value="0.00120048019207686">
            <text:p>0.12%</text:p>
          </table:table-cell>
          <table:table-cell table:formula="of:=[.Q63]*[.O64]" office:value-type="float" office:value="481.927710843384">
            <text:p>$481.93</text:p>
          </table:table-cell>
          <table:table-cell table:formula="of:=[.Q63]+[.P64]" office:value-type="float" office:value="401927.710843373">
            <text:p>401,927.71</text:p>
          </table:table-cell>
          <table:table-cell/>
          <table:table-cell table:style-name="ce12" table:formula="of:=(([.B64]+[.D64]+[.C64]+[.E64])/([.B63]+[.D63]+[.C63]+[.E63]))-1" office:value-type="percentage" office:value="0.00106439595529517">
            <text:p>0.11%</text:p>
          </table:table-cell>
          <table:table-cell table:formula="of:=[.U63]*[.S64]" office:value-type="float" office:value="1068.65141176933">
            <text:p>1,068.65</text:p>
          </table:table-cell>
          <table:table-cell table:formula="of:=[.H64]+[.K64]+[.N64]+[.Q64]" office:value-type="float" office:value="1002718.97073225">
            <text:p>1,002,718.97</text:p>
          </table:table-cell>
          <table:table-cell table:number-columns-repeated="7"/>
          <table:table-cell office:value-type="float" office:value="107.63">
            <text:p>107.63</text:p>
          </table:table-cell>
          <table:table-cell table:formula="of:=[.AC64]/[.$AC$2]" office:value-type="percentage" office:value="0.870440760210271">
            <text:p>87.04%</text:p>
          </table:table-cell>
          <table:table-cell table:style-name="ce18" table:formula="of:=[.$AE$2]*[.AD64]" office:value-type="currency" office:currency="USD" office:value="870440.760210271">
            <text:p>$870,440.7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4</text:p>
          </table:table-cell>
          <table:table-cell office:value-type="float" office:value="83.04">
            <text:p>83.04</text:p>
          </table:table-cell>
          <table:table-cell office:value-type="float" office:value="15">
            <text:p>15</text:p>
          </table:table-cell>
          <table:table-cell office:value-type="float" office:value="100.71">
            <text:p>100.71</text:p>
          </table:table-cell>
          <table:table-cell office:value-type="float" office:value="8.38">
            <text:p>8.38</text:p>
          </table:table-cell>
          <table:table-cell table:formula="of:=([.AC65]/[.AC64])-1" office:value-type="percentage" office:value="0.0292669330112423">
            <text:p>2.93%</text:p>
          </table:table-cell>
          <table:table-cell table:formula="of:=[.H64]*[.F65]" office:value-type="float" office:value="2547.51314193288">
            <text:p>$2,547.51</text:p>
          </table:table-cell>
          <table:table-cell table:formula="of:=[.H64]+[.G65]" office:value-type="float" office:value="89591.5891629599">
            <text:p>89,591.59</text:p>
          </table:table-cell>
          <table:table-cell table:formula="of:=([.D65]/[.D64])-1" office:value-type="percentage" office:value="0.00159124813525602">
            <text:p>0.16%</text:p>
          </table:table-cell>
          <table:table-cell table:formula="of:=[.K64]*[.I65]" office:value-type="float" office:value="159.505532848163">
            <text:p>$159.51</text:p>
          </table:table-cell>
          <table:table-cell table:formula="of:=[.K64]+[.J65]" office:value-type="float" office:value="100398.76383212">
            <text:p>100,398.76</text:p>
          </table:table-cell>
          <table:table-cell table:formula="of:=([.C65]/[.C64])-1" office:value-type="percentage" office:value="0">
            <text:p>0.00%</text:p>
          </table:table-cell>
          <table:table-cell table:formula="of:=[.N64]*[.L65]" office:value-type="float" office:value="0">
            <text:p>$0.00</text:p>
          </table:table-cell>
          <table:table-cell table:formula="of:=[.N64]+[.M65]" office:value-type="float" office:value="413507.925568574">
            <text:p>413,507.93</text:p>
          </table:table-cell>
          <table:table-cell table:formula="of:=([.E65]/[.E64])-1" office:value-type="percentage" office:value="0.00479616306954456">
            <text:p>0.48%</text:p>
          </table:table-cell>
          <table:table-cell table:formula="of:=[.Q64]*[.O65]" office:value-type="float" office:value="1927.71084337357">
            <text:p>$1,927.71</text:p>
          </table:table-cell>
          <table:table-cell table:formula="of:=[.Q64]+[.P65]" office:value-type="float" office:value="403855.421686747">
            <text:p>403,855.42</text:p>
          </table:table-cell>
          <table:table-cell/>
          <table:table-cell table:style-name="ce12" table:formula="of:=(([.B65]+[.D65]+[.C65]+[.E65])/([.B64]+[.D64]+[.C64]+[.E64]))-1" office:value-type="percentage" office:value="0.00106326422115899">
            <text:p>0.11%</text:p>
          </table:table-cell>
          <table:table-cell table:formula="of:=[.U64]*[.S65]" office:value-type="float" office:value="1066.15520545696">
            <text:p>1,066.16</text:p>
          </table:table-cell>
          <table:table-cell table:formula="of:=[.H65]+[.K65]+[.N65]+[.Q65]" office:value-type="float" office:value="1007353.7002504">
            <text:p>1,007,353.70</text:p>
          </table:table-cell>
          <table:table-cell table:number-columns-repeated="7"/>
          <table:table-cell office:value-type="float" office:value="110.78">
            <text:p>110.78</text:p>
          </table:table-cell>
          <table:table-cell table:formula="of:=[.AC65]/[.$AC$2]" office:value-type="percentage" office:value="0.8959158916296">
            <text:p>89.59%</text:p>
          </table:table-cell>
          <table:table-cell table:style-name="ce18" table:formula="of:=[.$AE$2]*[.AD65]" office:value-type="currency" office:currency="USD" office:value="895915.8916296">
            <text:p>$895,915.8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5</text:p>
          </table:table-cell>
          <table:table-cell office:value-type="float" office:value="82.95">
            <text:p>82.95</text:p>
          </table:table-cell>
          <table:table-cell office:value-type="float" office:value="15">
            <text:p>15</text:p>
          </table:table-cell>
          <table:table-cell office:value-type="float" office:value="100.5">
            <text:p>100.5</text:p>
          </table:table-cell>
          <table:table-cell office:value-type="float" office:value="8.38">
            <text:p>8.38</text:p>
          </table:table-cell>
          <table:table-cell table:formula="of:=([.AC66]/[.AC65])-1" office:value-type="percentage" office:value="0.0256363964614552">
            <text:p>2.56%</text:p>
          </table:table-cell>
          <table:table-cell table:formula="of:=[.H65]*[.F66]" office:value-type="float" office:value="2296.80549939345">
            <text:p>$2,296.81</text:p>
          </table:table-cell>
          <table:table-cell table:formula="of:=[.H65]+[.G66]" office:value-type="float" office:value="91888.3946623534">
            <text:p>91,888.39</text:p>
          </table:table-cell>
          <table:table-cell table:formula="of:=([.D66]/[.D65])-1" office:value-type="percentage" office:value="-0.00208519511468563">
            <text:p>-0.21%</text:p>
          </table:table-cell>
          <table:table-cell table:formula="of:=[.K65]*[.I66]" office:value-type="float" office:value="-209.351011863214">
            <text:p>-$209.35</text:p>
          </table:table-cell>
          <table:table-cell table:formula="of:=[.K65]+[.J66]" office:value-type="float" office:value="100189.412820257">
            <text:p>100,189.41</text:p>
          </table:table-cell>
          <table:table-cell table:formula="of:=([.C66]/[.C65])-1" office:value-type="percentage" office:value="0">
            <text:p>0.00%</text:p>
          </table:table-cell>
          <table:table-cell table:formula="of:=[.N65]*[.L66]" office:value-type="float" office:value="0">
            <text:p>$0.00</text:p>
          </table:table-cell>
          <table:table-cell table:formula="of:=[.N65]+[.M66]" office:value-type="float" office:value="413507.925568574">
            <text:p>413,507.93</text:p>
          </table:table-cell>
          <table:table-cell table:formula="of:=([.E66]/[.E65])-1" office:value-type="percentage" office:value="0">
            <text:p>0.00%</text:p>
          </table:table-cell>
          <table:table-cell table:formula="of:=[.Q65]*[.O66]" office:value-type="float" office:value="0">
            <text:p>$0.00</text:p>
          </table:table-cell>
          <table:table-cell table:formula="of:=[.Q65]+[.P66]" office:value-type="float" office:value="403855.421686747">
            <text:p>403,855.42</text:p>
          </table:table-cell>
          <table:table-cell/>
          <table:table-cell table:style-name="ce12" table:formula="of:=(([.B66]+[.D66]+[.C66]+[.E66])/([.B65]+[.D65]+[.C65]+[.E65]))-1" office:value-type="percentage" office:value="-0.00144836576063345">
            <text:p>-0.14%</text:p>
          </table:table-cell>
          <table:table-cell table:formula="of:=[.U65]*[.S66]" office:value-type="float" office:value="-1459.01660829009">
            <text:p>-1,459.02</text:p>
          </table:table-cell>
          <table:table-cell table:formula="of:=[.H66]+[.K66]+[.N66]+[.Q66]" office:value-type="float" office:value="1009441.15473793">
            <text:p>1,009,441.15</text:p>
          </table:table-cell>
          <table:table-cell table:number-columns-repeated="7"/>
          <table:table-cell office:value-type="float" office:value="113.62">
            <text:p>113.62</text:p>
          </table:table-cell>
          <table:table-cell table:formula="of:=[.AC66]/[.$AC$2]" office:value-type="percentage" office:value="0.918883946623534">
            <text:p>91.89%</text:p>
          </table:table-cell>
          <table:table-cell table:style-name="ce18" table:formula="of:=[.$AE$2]*[.AD66]" office:value-type="currency" office:currency="USD" office:value="918883.946623534">
            <text:p>$918,883.9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6</text:p>
          </table:table-cell>
          <table:table-cell office:value-type="float" office:value="82.95">
            <text:p>82.95</text:p>
          </table:table-cell>
          <table:table-cell office:value-type="float" office:value="15">
            <text:p>15</text:p>
          </table:table-cell>
          <table:table-cell office:value-type="float" office:value="100.2">
            <text:p>100.2</text:p>
          </table:table-cell>
          <table:table-cell office:value-type="float" office:value="8.38">
            <text:p>8.38</text:p>
          </table:table-cell>
          <table:table-cell table:formula="of:=([.AC67]/[.AC66])-1" office:value-type="percentage" office:value="-0.00783312797042779">
            <text:p>-0.78%</text:p>
          </table:table-cell>
          <table:table-cell table:formula="of:=[.H66]*[.F67]" office:value-type="float" office:value="-719.773554387388">
            <text:p>-$719.77</text:p>
          </table:table-cell>
          <table:table-cell table:formula="of:=[.H66]+[.G67]" office:value-type="float" office:value="91168.621107966">
            <text:p>91,168.62</text:p>
          </table:table-cell>
          <table:table-cell table:formula="of:=([.D67]/[.D66])-1" office:value-type="percentage" office:value="-0.00298507462686559">
            <text:p>-0.30%</text:p>
          </table:table-cell>
          <table:table-cell table:formula="of:=[.K66]*[.I67]" office:value-type="float" office:value="-299.072874090312">
            <text:p>-$299.07</text:p>
          </table:table-cell>
          <table:table-cell table:formula="of:=[.K66]+[.J67]" office:value-type="float" office:value="99890.3399461669">
            <text:p>99,890.34</text:p>
          </table:table-cell>
          <table:table-cell table:formula="of:=([.C67]/[.C66])-1" office:value-type="percentage" office:value="0">
            <text:p>0.00%</text:p>
          </table:table-cell>
          <table:table-cell table:formula="of:=[.N66]*[.L67]" office:value-type="float" office:value="0">
            <text:p>$0.00</text:p>
          </table:table-cell>
          <table:table-cell table:formula="of:=[.N66]+[.M67]" office:value-type="float" office:value="413507.925568574">
            <text:p>413,507.93</text:p>
          </table:table-cell>
          <table:table-cell table:formula="of:=([.E67]/[.E66])-1" office:value-type="percentage" office:value="0">
            <text:p>0.00%</text:p>
          </table:table-cell>
          <table:table-cell table:formula="of:=[.Q66]*[.O67]" office:value-type="float" office:value="0">
            <text:p>$0.00</text:p>
          </table:table-cell>
          <table:table-cell table:formula="of:=[.Q66]+[.P67]" office:value-type="float" office:value="403855.421686747">
            <text:p>403,855.42</text:p>
          </table:table-cell>
          <table:table-cell/>
          <table:table-cell table:style-name="ce12" table:formula="of:=(([.B67]+[.D67]+[.C67]+[.E67])/([.B66]+[.D66]+[.C66]+[.E66]))-1" office:value-type="percentage" office:value="-0.00145046656674552">
            <text:p>-0.15%</text:p>
          </table:table-cell>
          <table:table-cell table:formula="of:=[.U66]*[.S67]" office:value-type="float" office:value="-1464.16064604436">
            <text:p>-1,464.16</text:p>
          </table:table-cell>
          <table:table-cell table:formula="of:=[.H67]+[.K67]+[.N67]+[.Q67]" office:value-type="float" office:value="1008422.30830945">
            <text:p>1,008,422.31</text:p>
          </table:table-cell>
          <table:table-cell table:number-columns-repeated="7"/>
          <table:table-cell office:value-type="float" office:value="112.73">
            <text:p>112.73</text:p>
          </table:table-cell>
          <table:table-cell table:formula="of:=[.AC67]/[.$AC$2]" office:value-type="percentage" office:value="0.91168621107966">
            <text:p>91.17%</text:p>
          </table:table-cell>
          <table:table-cell table:style-name="ce18" table:formula="of:=[.$AE$2]*[.AD67]" office:value-type="currency" office:currency="USD" office:value="911686.21107966">
            <text:p>$911,686.2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7</text:p>
          </table:table-cell>
          <table:table-cell office:value-type="float" office:value="83.01">
            <text:p>83.01</text:p>
          </table:table-cell>
          <table:table-cell office:value-type="float" office:value="15">
            <text:p>15</text:p>
          </table:table-cell>
          <table:table-cell office:value-type="float" office:value="100.35">
            <text:p>100.35</text:p>
          </table:table-cell>
          <table:table-cell office:value-type="float" office:value="8.39">
            <text:p>8.39</text:p>
          </table:table-cell>
          <table:table-cell table:formula="of:=([.AC68]/[.AC67])-1" office:value-type="percentage" office:value="0.0208462698483101">
            <text:p>2.08%</text:p>
          </table:table-cell>
          <table:table-cell table:formula="of:=[.H67]*[.F68]" office:value-type="float" office:value="1900.525677315">
            <text:p>$1,900.53</text:p>
          </table:table-cell>
          <table:table-cell table:formula="of:=[.H67]+[.G68]" office:value-type="float" office:value="93069.146785281">
            <text:p>93,069.15</text:p>
          </table:table-cell>
          <table:table-cell table:formula="of:=([.D68]/[.D67])-1" office:value-type="percentage" office:value="0.00149700598802394">
            <text:p>0.15%</text:p>
          </table:table-cell>
          <table:table-cell table:formula="of:=[.K67]*[.I68]" office:value-type="float" office:value="149.536437045158">
            <text:p>$149.54</text:p>
          </table:table-cell>
          <table:table-cell table:formula="of:=[.K67]+[.J68]" office:value-type="float" office:value="100039.876383212">
            <text:p>100,039.88</text:p>
          </table:table-cell>
          <table:table-cell table:formula="of:=([.C68]/[.C67])-1" office:value-type="percentage" office:value="0">
            <text:p>0.00%</text:p>
          </table:table-cell>
          <table:table-cell table:formula="of:=[.N67]*[.L68]" office:value-type="float" office:value="0">
            <text:p>$0.00</text:p>
          </table:table-cell>
          <table:table-cell table:formula="of:=[.N67]+[.M68]" office:value-type="float" office:value="413507.925568574">
            <text:p>413,507.93</text:p>
          </table:table-cell>
          <table:table-cell table:formula="of:=([.E68]/[.E67])-1" office:value-type="percentage" office:value="0.00119331742243434">
            <text:p>0.12%</text:p>
          </table:table-cell>
          <table:table-cell table:formula="of:=[.Q67]*[.O68]" office:value-type="float" office:value="481.927710843361">
            <text:p>$481.93</text:p>
          </table:table-cell>
          <table:table-cell table:formula="of:=[.Q67]+[.P68]" office:value-type="float" office:value="404337.34939759">
            <text:p>404,337.35</text:p>
          </table:table-cell>
          <table:table-cell/>
          <table:table-cell table:style-name="ce12" table:formula="of:=(([.B68]+[.D68]+[.C68]+[.E68])/([.B67]+[.D67]+[.C67]+[.E67]))-1" office:value-type="percentage" office:value="0.00106522054907288">
            <text:p>0.11%</text:p>
          </table:table-cell>
          <table:table-cell table:formula="of:=[.U67]*[.S68]" office:value-type="float" office:value="1074.19216495473">
            <text:p>1,074.19</text:p>
          </table:table-cell>
          <table:table-cell table:formula="of:=[.H68]+[.K68]+[.N68]+[.Q68]" office:value-type="float" office:value="1010954.29813466">
            <text:p>1,010,954.30</text:p>
          </table:table-cell>
          <table:table-cell table:number-columns-repeated="7"/>
          <table:table-cell office:value-type="float" office:value="115.08">
            <text:p>115.08</text:p>
          </table:table-cell>
          <table:table-cell table:formula="of:=[.AC68]/[.$AC$2]" office:value-type="percentage" office:value="0.93069146785281">
            <text:p>93.07%</text:p>
          </table:table-cell>
          <table:table-cell table:style-name="ce18" table:formula="of:=[.$AE$2]*[.AD68]" office:value-type="currency" office:currency="USD" office:value="930691.46785281">
            <text:p>$930,691.4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08</text:p>
          </table:table-cell>
          <table:table-cell office:value-type="float" office:value="82.98">
            <text:p>82.98</text:p>
          </table:table-cell>
          <table:table-cell office:value-type="float" office:value="15">
            <text:p>15</text:p>
          </table:table-cell>
          <table:table-cell office:value-type="float" office:value="100.16">
            <text:p>100.16</text:p>
          </table:table-cell>
          <table:table-cell office:value-type="float" office:value="8.39">
            <text:p>8.39</text:p>
          </table:table-cell>
          <table:table-cell table:formula="of:=([.AC69]/[.AC68])-1" office:value-type="percentage" office:value="-0.0111226972540841">
            <text:p>-1.11%</text:p>
          </table:table-cell>
          <table:table-cell table:formula="of:=[.H68]*[.F69]" office:value-type="float" office:value="-1035.17994338859">
            <text:p>-$1,035.18</text:p>
          </table:table-cell>
          <table:table-cell table:formula="of:=[.H68]+[.G69]" office:value-type="float" office:value="92033.9668418924">
            <text:p>92,033.97</text:p>
          </table:table-cell>
          <table:table-cell table:formula="of:=([.D69]/[.D68])-1" office:value-type="percentage" office:value="-0.00189337319382166">
            <text:p>-0.19%</text:p>
          </table:table-cell>
          <table:table-cell table:formula="of:=[.K68]*[.I69]" office:value-type="float" office:value="-189.412820257206">
            <text:p>-$189.41</text:p>
          </table:table-cell>
          <table:table-cell table:formula="of:=[.K68]+[.J69]" office:value-type="float" office:value="99850.4635629548">
            <text:p>99,850.46</text:p>
          </table:table-cell>
          <table:table-cell table:formula="of:=([.C69]/[.C68])-1" office:value-type="percentage" office:value="0">
            <text:p>0.00%</text:p>
          </table:table-cell>
          <table:table-cell table:formula="of:=[.N68]*[.L69]" office:value-type="float" office:value="0">
            <text:p>$0.00</text:p>
          </table:table-cell>
          <table:table-cell table:formula="of:=[.N68]+[.M69]" office:value-type="float" office:value="413507.925568574">
            <text:p>413,507.93</text:p>
          </table:table-cell>
          <table:table-cell table:formula="of:=([.E69]/[.E68])-1" office:value-type="percentage" office:value="0">
            <text:p>0.00%</text:p>
          </table:table-cell>
          <table:table-cell table:formula="of:=[.Q68]*[.O69]" office:value-type="float" office:value="0">
            <text:p>$0.00</text:p>
          </table:table-cell>
          <table:table-cell table:formula="of:=[.Q68]+[.P69]" office:value-type="float" office:value="404337.34939759">
            <text:p>404,337.35</text:p>
          </table:table-cell>
          <table:table-cell/>
          <table:table-cell table:style-name="ce12" table:formula="of:=(([.B69]+[.D69]+[.C69]+[.E69])/([.B68]+[.D68]+[.C68]+[.E68]))-1" office:value-type="percentage" office:value="-0.00106408706166883">
            <text:p>-0.11%</text:p>
          </table:table-cell>
          <table:table-cell table:formula="of:=[.U68]*[.S69]" office:value-type="float" office:value="-1075.74338858358">
            <text:p>-1,075.74</text:p>
          </table:table-cell>
          <table:table-cell table:formula="of:=[.H69]+[.K69]+[.N69]+[.Q69]" office:value-type="float" office:value="1009729.70537101">
            <text:p>1,009,729.71</text:p>
          </table:table-cell>
          <table:table-cell table:number-columns-repeated="7"/>
          <table:table-cell office:value-type="float" office:value="113.8">
            <text:p>113.8</text:p>
          </table:table-cell>
          <table:table-cell table:formula="of:=[.AC69]/[.$AC$2]" office:value-type="percentage" office:value="0.920339668418924">
            <text:p>92.03%</text:p>
          </table:table-cell>
          <table:table-cell table:style-name="ce18" table:formula="of:=[.$AE$2]*[.AD69]" office:value-type="currency" office:currency="USD" office:value="920339.668418924">
            <text:p>$920,339.6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1</text:p>
          </table:table-cell>
          <table:table-cell office:value-type="float" office:value="82.97">
            <text:p>82.97</text:p>
          </table:table-cell>
          <table:table-cell office:value-type="float" office:value="15">
            <text:p>15</text:p>
          </table:table-cell>
          <table:table-cell office:value-type="float" office:value="100.26">
            <text:p>100.26</text:p>
          </table:table-cell>
          <table:table-cell office:value-type="float" office:value="8.33">
            <text:p>8.33</text:p>
          </table:table-cell>
          <table:table-cell table:formula="of:=([.AC70]/[.AC69])-1" office:value-type="percentage" office:value="-0.0231985940246046">
            <text:p>-2.32%</text:p>
          </table:table-cell>
          <table:table-cell table:formula="of:=[.H69]*[.F70]" office:value-type="float" office:value="-2135.05863323898">
            <text:p>-$2,135.06</text:p>
          </table:table-cell>
          <table:table-cell table:formula="of:=[.H69]+[.G70]" office:value-type="float" office:value="89898.9082086534">
            <text:p>89,898.91</text:p>
          </table:table-cell>
          <table:table-cell table:formula="of:=([.D70]/[.D69])-1" office:value-type="percentage" office:value="0.00099840255591066">
            <text:p>0.10%</text:p>
          </table:table-cell>
          <table:table-cell table:formula="of:=[.K69]*[.I70]" office:value-type="float" office:value="99.6909580301184">
            <text:p>$99.69</text:p>
          </table:table-cell>
          <table:table-cell table:formula="of:=[.K69]+[.J70]" office:value-type="float" office:value="99950.1545209849">
            <text:p>99,950.15</text:p>
          </table:table-cell>
          <table:table-cell table:formula="of:=([.C70]/[.C69])-1" office:value-type="percentage" office:value="0">
            <text:p>0.00%</text:p>
          </table:table-cell>
          <table:table-cell table:formula="of:=[.N69]*[.L70]" office:value-type="float" office:value="0">
            <text:p>$0.00</text:p>
          </table:table-cell>
          <table:table-cell table:formula="of:=[.N69]+[.M70]" office:value-type="float" office:value="413507.925568574">
            <text:p>413,507.93</text:p>
          </table:table-cell>
          <table:table-cell table:formula="of:=([.E70]/[.E69])-1" office:value-type="percentage" office:value="-0.00715137067938032">
            <text:p>-0.72%</text:p>
          </table:table-cell>
          <table:table-cell table:formula="of:=[.Q69]*[.O70]" office:value-type="float" office:value="-2891.56626506028">
            <text:p>-$2,891.57</text:p>
          </table:table-cell>
          <table:table-cell table:formula="of:=[.Q69]+[.P70]" office:value-type="float" office:value="401445.78313253">
            <text:p>401,445.78</text:p>
          </table:table-cell>
          <table:table-cell/>
          <table:table-cell table:style-name="ce12" table:formula="of:=(([.B70]+[.D70]+[.C70]+[.E70])/([.B69]+[.D69]+[.C69]+[.E69]))-1" office:value-type="percentage" office:value="0.000145257347601069">
            <text:p>0.01%</text:p>
          </table:table-cell>
          <table:table-cell table:formula="of:=[.U69]*[.S70]" office:value-type="float" office:value="146.670658796202">
            <text:p>146.67</text:p>
          </table:table-cell>
          <table:table-cell table:formula="of:=[.H70]+[.K70]+[.N70]+[.Q70]" office:value-type="float" office:value="1004802.77143074">
            <text:p>1,004,802.77</text:p>
          </table:table-cell>
          <table:table-cell table:number-columns-repeated="7"/>
          <table:table-cell office:value-type="float" office:value="111.16">
            <text:p>111.16</text:p>
          </table:table-cell>
          <table:table-cell table:formula="of:=[.AC70]/[.$AC$2]" office:value-type="percentage" office:value="0.898989082086534">
            <text:p>89.90%</text:p>
          </table:table-cell>
          <table:table-cell table:style-name="ce18" table:formula="of:=[.$AE$2]*[.AD70]" office:value-type="currency" office:currency="USD" office:value="898989.082086534">
            <text:p>$898,989.0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2</text:p>
          </table:table-cell>
          <table:table-cell office:value-type="float" office:value="83.11">
            <text:p>83.11</text:p>
          </table:table-cell>
          <table:table-cell office:value-type="float" office:value="15">
            <text:p>15</text:p>
          </table:table-cell>
          <table:table-cell office:value-type="float" office:value="100.64">
            <text:p>100.64</text:p>
          </table:table-cell>
          <table:table-cell office:value-type="float" office:value="8.33">
            <text:p>8.33</text:p>
          </table:table-cell>
          <table:table-cell table:formula="of:=([.AC71]/[.AC70])-1" office:value-type="percentage" office:value="-0.00602734796689464">
            <text:p>-0.60%</text:p>
          </table:table-cell>
          <table:table-cell table:formula="of:=[.H70]*[.F71]" office:value-type="float" office:value="-541.852001617475">
            <text:p>-$541.85</text:p>
          </table:table-cell>
          <table:table-cell table:formula="of:=[.H70]+[.G71]" office:value-type="float" office:value="89357.0562070359">
            <text:p>89,357.06</text:p>
          </table:table-cell>
          <table:table-cell table:formula="of:=([.D71]/[.D70])-1" office:value-type="percentage" office:value="0.00379014562138424">
            <text:p>0.38%</text:p>
          </table:table-cell>
          <table:table-cell table:formula="of:=[.K70]*[.I71]" office:value-type="float" office:value="378.82564051439">
            <text:p>$378.83</text:p>
          </table:table-cell>
          <table:table-cell table:formula="of:=[.K70]+[.J71]" office:value-type="float" office:value="100328.980161499">
            <text:p>100,328.98</text:p>
          </table:table-cell>
          <table:table-cell table:formula="of:=([.C71]/[.C70])-1" office:value-type="percentage" office:value="0">
            <text:p>0.00%</text:p>
          </table:table-cell>
          <table:table-cell table:formula="of:=[.N70]*[.L71]" office:value-type="float" office:value="0">
            <text:p>$0.00</text:p>
          </table:table-cell>
          <table:table-cell table:formula="of:=[.N70]+[.M71]" office:value-type="float" office:value="413507.925568574">
            <text:p>413,507.93</text:p>
          </table:table-cell>
          <table:table-cell table:formula="of:=([.E71]/[.E70])-1" office:value-type="percentage" office:value="0">
            <text:p>0.00%</text:p>
          </table:table-cell>
          <table:table-cell table:formula="of:=[.Q70]*[.O71]" office:value-type="float" office:value="0">
            <text:p>$0.00</text:p>
          </table:table-cell>
          <table:table-cell table:formula="of:=[.Q70]+[.P71]" office:value-type="float" office:value="401445.78313253">
            <text:p>401,445.78</text:p>
          </table:table-cell>
          <table:table-cell/>
          <table:table-cell table:style-name="ce12" table:formula="of:=(([.B71]+[.D71]+[.C71]+[.E71])/([.B70]+[.D70]+[.C70]+[.E70]))-1" office:value-type="percentage" office:value="0.00251742835011615">
            <text:p>0.25%</text:p>
          </table:table-cell>
          <table:table-cell table:formula="of:=[.U70]*[.S71]" office:value-type="float" office:value="2529.51898307502">
            <text:p>2,529.52</text:p>
          </table:table-cell>
          <table:table-cell table:formula="of:=[.H71]+[.K71]+[.N71]+[.Q71]" office:value-type="float" office:value="1004639.74506964">
            <text:p>1,004,639.75</text:p>
          </table:table-cell>
          <table:table-cell table:number-columns-repeated="7"/>
          <table:table-cell office:value-type="float" office:value="110.49">
            <text:p>110.49</text:p>
          </table:table-cell>
          <table:table-cell table:formula="of:=[.AC71]/[.$AC$2]" office:value-type="percentage" office:value="0.89357056207036">
            <text:p>89.36%</text:p>
          </table:table-cell>
          <table:table-cell table:style-name="ce18" table:formula="of:=[.$AE$2]*[.AD71]" office:value-type="currency" office:currency="USD" office:value="893570.56207036">
            <text:p>$893,570.5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3</text:p>
          </table:table-cell>
          <table:table-cell office:value-type="float" office:value="83.15">
            <text:p>83.15</text:p>
          </table:table-cell>
          <table:table-cell office:value-type="float" office:value="15">
            <text:p>15</text:p>
          </table:table-cell>
          <table:table-cell office:value-type="float" office:value="100.75">
            <text:p>100.75</text:p>
          </table:table-cell>
          <table:table-cell office:value-type="float" office:value="8.3">
            <text:p>8.3</text:p>
          </table:table-cell>
          <table:table-cell table:formula="of:=([.AC72]/[.AC71])-1" office:value-type="percentage" office:value="0.0333966874830303">
            <text:p>3.34%</text:p>
          </table:table-cell>
          <table:table-cell table:formula="of:=[.H71]*[.F72]" office:value-type="float" office:value="2984.22968054995">
            <text:p>$2,984.23</text:p>
          </table:table-cell>
          <table:table-cell table:formula="of:=[.H71]+[.G72]" office:value-type="float" office:value="92341.2858875859">
            <text:p>92,341.29</text:p>
          </table:table-cell>
          <table:table-cell table:formula="of:=([.D72]/[.D71])-1" office:value-type="percentage" office:value="0.00109300476947527">
            <text:p>0.11%</text:p>
          </table:table-cell>
          <table:table-cell table:formula="of:=[.K71]*[.I72]" office:value-type="float" office:value="109.660053833108">
            <text:p>$109.66</text:p>
          </table:table-cell>
          <table:table-cell table:formula="of:=[.K71]+[.J72]" office:value-type="float" office:value="100438.640215332">
            <text:p>100,438.64</text:p>
          </table:table-cell>
          <table:table-cell table:formula="of:=([.C72]/[.C71])-1" office:value-type="percentage" office:value="0">
            <text:p>0.00%</text:p>
          </table:table-cell>
          <table:table-cell table:formula="of:=[.N71]*[.L72]" office:value-type="float" office:value="0">
            <text:p>$0.00</text:p>
          </table:table-cell>
          <table:table-cell table:formula="of:=[.N71]+[.M72]" office:value-type="float" office:value="413507.925568574">
            <text:p>413,507.93</text:p>
          </table:table-cell>
          <table:table-cell table:formula="of:=([.E72]/[.E71])-1" office:value-type="percentage" office:value="-0.00360144057623046">
            <text:p>-0.36%</text:p>
          </table:table-cell>
          <table:table-cell table:formula="of:=[.Q71]*[.O72]" office:value-type="float" office:value="-1445.78313253011">
            <text:p>-$1,445.78</text:p>
          </table:table-cell>
          <table:table-cell table:formula="of:=[.Q71]+[.P72]" office:value-type="float" office:value="400000">
            <text:p>400,000.00</text:p>
          </table:table-cell>
          <table:table-cell/>
          <table:table-cell table:style-name="ce12" table:formula="of:=(([.B72]+[.D72]+[.C72]+[.E72])/([.B71]+[.D71]+[.C71]+[.E71]))-1" office:value-type="percentage" office:value="0.00057948618891257">
            <text:p>0.06%</text:p>
          </table:table-cell>
          <table:table-cell table:formula="of:=[.U71]*[.S72]" office:value-type="float" office:value="582.174857100501">
            <text:p>582.17</text:p>
          </table:table-cell>
          <table:table-cell table:formula="of:=[.H72]+[.K72]+[.N72]+[.Q72]" office:value-type="float" office:value="1006287.85167149">
            <text:p>1,006,287.85</text:p>
          </table:table-cell>
          <table:table-cell table:number-columns-repeated="7"/>
          <table:table-cell office:value-type="float" office:value="114.18">
            <text:p>114.18</text:p>
          </table:table-cell>
          <table:table-cell table:formula="of:=[.AC72]/[.$AC$2]" office:value-type="percentage" office:value="0.923412858875859">
            <text:p>92.34%</text:p>
          </table:table-cell>
          <table:table-cell table:style-name="ce18" table:formula="of:=[.$AE$2]*[.AD72]" office:value-type="currency" office:currency="USD" office:value="923412.858875859">
            <text:p>$923,412.8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4</text:p>
          </table:table-cell>
          <table:table-cell office:value-type="float" office:value="83.07">
            <text:p>83.07</text:p>
          </table:table-cell>
          <table:table-cell office:value-type="float" office:value="15">
            <text:p>15</text:p>
          </table:table-cell>
          <table:table-cell office:value-type="float" office:value="100.65">
            <text:p>100.65</text:p>
          </table:table-cell>
          <table:table-cell office:value-type="float" office:value="8.34">
            <text:p>8.34</text:p>
          </table:table-cell>
          <table:table-cell table:formula="of:=([.AC73]/[.AC72])-1" office:value-type="percentage" office:value="0.0303906113154668">
            <text:p>3.04%</text:p>
          </table:table-cell>
          <table:table-cell table:formula="of:=[.H72]*[.F73]" office:value-type="float" office:value="2806.30812778003">
            <text:p>$2,806.31</text:p>
          </table:table-cell>
          <table:table-cell table:formula="of:=[.H72]+[.G73]" office:value-type="float" office:value="95147.5940153659">
            <text:p>95,147.59</text:p>
          </table:table-cell>
          <table:table-cell table:formula="of:=([.D73]/[.D72])-1" office:value-type="percentage" office:value="-0.000992555831265451">
            <text:p>-0.10%</text:p>
          </table:table-cell>
          <table:table-cell table:formula="of:=[.K72]*[.I73]" office:value-type="float" office:value="-99.6909580301009">
            <text:p>-$99.69</text:p>
          </table:table-cell>
          <table:table-cell table:formula="of:=[.K72]+[.J73]" office:value-type="float" office:value="100338.949257302">
            <text:p>100,338.95</text:p>
          </table:table-cell>
          <table:table-cell table:formula="of:=([.C73]/[.C72])-1" office:value-type="percentage" office:value="0">
            <text:p>0.00%</text:p>
          </table:table-cell>
          <table:table-cell table:formula="of:=[.N72]*[.L73]" office:value-type="float" office:value="0">
            <text:p>$0.00</text:p>
          </table:table-cell>
          <table:table-cell table:formula="of:=[.N72]+[.M73]" office:value-type="float" office:value="413507.925568574">
            <text:p>413,507.93</text:p>
          </table:table-cell>
          <table:table-cell table:formula="of:=([.E73]/[.E72])-1" office:value-type="percentage" office:value="0.00481927710843366">
            <text:p>0.48%</text:p>
          </table:table-cell>
          <table:table-cell table:formula="of:=[.Q72]*[.O73]" office:value-type="float" office:value="1927.71084337346">
            <text:p>$1,927.71</text:p>
          </table:table-cell>
          <table:table-cell table:formula="of:=[.Q72]+[.P73]" office:value-type="float" office:value="401927.710843373">
            <text:p>401,927.71</text:p>
          </table:table-cell>
          <table:table-cell/>
          <table:table-cell table:style-name="ce12" table:formula="of:=(([.B73]+[.D73]+[.C73]+[.E73])/([.B72]+[.D72]+[.C72]+[.E72]))-1" office:value-type="percentage" office:value="-0.000675675675675724">
            <text:p>-0.07%</text:p>
          </table:table-cell>
          <table:table-cell table:formula="of:=[.U72]*[.S73]" office:value-type="float" office:value="-679.924224102408">
            <text:p>-679.92</text:p>
          </table:table-cell>
          <table:table-cell table:formula="of:=[.H73]+[.K73]+[.N73]+[.Q73]" office:value-type="float" office:value="1010922.17968462">
            <text:p>1,010,922.18</text:p>
          </table:table-cell>
          <table:table-cell table:number-columns-repeated="7"/>
          <table:table-cell office:value-type="float" office:value="117.65">
            <text:p>117.65</text:p>
          </table:table-cell>
          <table:table-cell table:formula="of:=[.AC73]/[.$AC$2]" office:value-type="percentage" office:value="0.95147594015366">
            <text:p>95.15%</text:p>
          </table:table-cell>
          <table:table-cell table:style-name="ce18" table:formula="of:=[.$AE$2]*[.AD73]" office:value-type="currency" office:currency="USD" office:value="951475.94015366">
            <text:p>$951,475.9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5</text:p>
          </table:table-cell>
          <table:table-cell office:value-type="float" office:value="83.23">
            <text:p>83.23</text:p>
          </table:table-cell>
          <table:table-cell office:value-type="float" office:value="15">
            <text:p>15</text:p>
          </table:table-cell>
          <table:table-cell office:value-type="float" office:value="101.01">
            <text:p>101.01</text:p>
          </table:table-cell>
          <table:table-cell office:value-type="float" office:value="8.32">
            <text:p>8.32</text:p>
          </table:table-cell>
          <table:table-cell table:formula="of:=([.AC74]/[.AC73])-1" office:value-type="percentage" office:value="0.00118997025074363">
            <text:p>0.12%</text:p>
          </table:table-cell>
          <table:table-cell table:formula="of:=[.H73]*[.F74]" office:value-type="float" office:value="113.222806308118">
            <text:p>$113.22</text:p>
          </table:table-cell>
          <table:table-cell table:formula="of:=[.H73]+[.G74]" office:value-type="float" office:value="95260.816821674">
            <text:p>95,260.82</text:p>
          </table:table-cell>
          <table:table-cell table:formula="of:=([.D74]/[.D73])-1" office:value-type="percentage" office:value="0.0035767511177347">
            <text:p>0.36%</text:p>
          </table:table-cell>
          <table:table-cell table:formula="of:=[.K73]*[.I74]" office:value-type="float" office:value="358.887448908381">
            <text:p>$358.89</text:p>
          </table:table-cell>
          <table:table-cell table:formula="of:=[.K73]+[.J74]" office:value-type="float" office:value="100697.836706211">
            <text:p>100,697.84</text:p>
          </table:table-cell>
          <table:table-cell table:formula="of:=([.C74]/[.C73])-1" office:value-type="percentage" office:value="0">
            <text:p>0.00%</text:p>
          </table:table-cell>
          <table:table-cell table:formula="of:=[.N73]*[.L74]" office:value-type="float" office:value="0">
            <text:p>$0.00</text:p>
          </table:table-cell>
          <table:table-cell table:formula="of:=[.N73]+[.M74]" office:value-type="float" office:value="413507.925568574">
            <text:p>413,507.93</text:p>
          </table:table-cell>
          <table:table-cell table:formula="of:=([.E74]/[.E73])-1" office:value-type="percentage" office:value="-0.00239808153477217">
            <text:p>-0.24%</text:p>
          </table:table-cell>
          <table:table-cell table:formula="of:=[.Q73]*[.O74]" office:value-type="float" office:value="-963.85542168674">
            <text:p>-$963.86</text:p>
          </table:table-cell>
          <table:table-cell table:formula="of:=[.Q73]+[.P74]" office:value-type="float" office:value="400963.855421687">
            <text:p>400,963.86</text:p>
          </table:table-cell>
          <table:table-cell/>
          <table:table-cell table:style-name="ce12" table:formula="of:=(([.B74]+[.D74]+[.C74]+[.E74])/([.B73]+[.D73]+[.C73]+[.E73]))-1" office:value-type="percentage" office:value="0.00241475900705113">
            <text:p>0.24%</text:p>
          </table:table-cell>
          <table:table-cell table:formula="of:=[.U73]*[.S74]" office:value-type="float" office:value="2441.13343882118">
            <text:p>2,441.13</text:p>
          </table:table-cell>
          <table:table-cell table:formula="of:=[.H74]+[.K74]+[.N74]+[.Q74]" office:value-type="float" office:value="1010430.43451815">
            <text:p>1,010,430.43</text:p>
          </table:table-cell>
          <table:table-cell table:number-columns-repeated="7"/>
          <table:table-cell office:value-type="float" office:value="117.79">
            <text:p>117.79</text:p>
          </table:table-cell>
          <table:table-cell table:formula="of:=[.AC74]/[.$AC$2]" office:value-type="percentage" office:value="0.952608168216741">
            <text:p>95.26%</text:p>
          </table:table-cell>
          <table:table-cell table:style-name="ce18" table:formula="of:=[.$AE$2]*[.AD74]" office:value-type="currency" office:currency="USD" office:value="952608.168216741">
            <text:p>$952,608.1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8</text:p>
          </table:table-cell>
          <table:table-cell office:value-type="float" office:value="83.25">
            <text:p>83.25</text:p>
          </table:table-cell>
          <table:table-cell office:value-type="float" office:value="15">
            <text:p>15</text:p>
          </table:table-cell>
          <table:table-cell office:value-type="float" office:value="101.19">
            <text:p>101.19</text:p>
          </table:table-cell>
          <table:table-cell office:value-type="float" office:value="8.33">
            <text:p>8.33</text:p>
          </table:table-cell>
          <table:table-cell table:formula="of:=([.AC75]/[.AC74])-1" office:value-type="percentage" office:value="0.0100178283385686">
            <text:p>1.00%</text:p>
          </table:table-cell>
          <table:table-cell table:formula="of:=[.H74]*[.F75]" office:value-type="float" office:value="954.306510311355">
            <text:p>$954.31</text:p>
          </table:table-cell>
          <table:table-cell table:formula="of:=[.H74]+[.G75]" office:value-type="float" office:value="96215.1233319854">
            <text:p>96,215.12</text:p>
          </table:table-cell>
          <table:table-cell table:formula="of:=([.D75]/[.D74])-1" office:value-type="percentage" office:value="0.00178200178200161">
            <text:p>0.18%</text:p>
          </table:table-cell>
          <table:table-cell table:formula="of:=[.K74]*[.I75]" office:value-type="float" office:value="179.443724454174">
            <text:p>$179.44</text:p>
          </table:table-cell>
          <table:table-cell table:formula="of:=[.K74]+[.J75]" office:value-type="float" office:value="100877.280430665">
            <text:p>100,877.28</text:p>
          </table:table-cell>
          <table:table-cell table:formula="of:=([.C75]/[.C74])-1" office:value-type="percentage" office:value="0">
            <text:p>0.00%</text:p>
          </table:table-cell>
          <table:table-cell table:formula="of:=[.N74]*[.L75]" office:value-type="float" office:value="0">
            <text:p>$0.00</text:p>
          </table:table-cell>
          <table:table-cell table:formula="of:=[.N74]+[.M75]" office:value-type="float" office:value="413507.925568574">
            <text:p>413,507.93</text:p>
          </table:table-cell>
          <table:table-cell table:formula="of:=([.E75]/[.E74])-1" office:value-type="percentage" office:value="0.00120192307692313">
            <text:p>0.12%</text:p>
          </table:table-cell>
          <table:table-cell table:formula="of:=[.Q74]*[.O75]" office:value-type="float" office:value="481.927710843394">
            <text:p>$481.93</text:p>
          </table:table-cell>
          <table:table-cell table:formula="of:=[.Q74]+[.P75]" office:value-type="float" office:value="401445.78313253">
            <text:p>401,445.78</text:p>
          </table:table-cell>
          <table:table-cell/>
          <table:table-cell table:style-name="ce12" table:formula="of:=(([.B75]+[.D75]+[.C75]+[.E75])/([.B74]+[.D74]+[.C74]+[.E74]))-1" office:value-type="percentage" office:value="0.00101175563692424">
            <text:p>0.10%</text:p>
          </table:table-cell>
          <table:table-cell table:formula="of:=[.U74]*[.S75]" office:value-type="float" office:value="1022.30868784354">
            <text:p>1,022.31</text:p>
          </table:table-cell>
          <table:table-cell table:formula="of:=[.H75]+[.K75]+[.N75]+[.Q75]" office:value-type="float" office:value="1012046.11246375">
            <text:p>1,012,046.11</text:p>
          </table:table-cell>
          <table:table-cell table:number-columns-repeated="7"/>
          <table:table-cell office:value-type="float" office:value="118.97">
            <text:p>118.97</text:p>
          </table:table-cell>
          <table:table-cell table:formula="of:=[.AC75]/[.$AC$2]" office:value-type="percentage" office:value="0.962151233319854">
            <text:p>96.22%</text:p>
          </table:table-cell>
          <table:table-cell table:style-name="ce18" table:formula="of:=[.$AE$2]*[.AD75]" office:value-type="currency" office:currency="USD" office:value="962151.233319854">
            <text:p>$962,151.2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19</text:p>
          </table:table-cell>
          <table:table-cell office:value-type="float" office:value="83.27">
            <text:p>83.27</text:p>
          </table:table-cell>
          <table:table-cell office:value-type="float" office:value="15.19">
            <text:p>15.19</text:p>
          </table:table-cell>
          <table:table-cell office:value-type="float" office:value="101.39">
            <text:p>101.39</text:p>
          </table:table-cell>
          <table:table-cell office:value-type="float" office:value="8.34">
            <text:p>8.34</text:p>
          </table:table-cell>
          <table:table-cell table:formula="of:=([.AC76]/[.AC75])-1" office:value-type="percentage" office:value="-0.00588383626124234">
            <text:p>-0.59%</text:p>
          </table:table-cell>
          <table:table-cell table:formula="of:=[.H75]*[.F76]" office:value-type="float" office:value="-566.114031540639">
            <text:p>-$566.11</text:p>
          </table:table-cell>
          <table:table-cell table:formula="of:=[.H75]+[.G76]" office:value-type="float" office:value="95649.0093004448">
            <text:p>95,649.01</text:p>
          </table:table-cell>
          <table:table-cell table:formula="of:=([.D76]/[.D75])-1" office:value-type="percentage" office:value="0.00197647988931715">
            <text:p>0.20%</text:p>
          </table:table-cell>
          <table:table-cell table:formula="of:=[.K75]*[.I76]" office:value-type="float" office:value="199.381916060216">
            <text:p>$199.38</text:p>
          </table:table-cell>
          <table:table-cell table:formula="of:=[.K75]+[.J76]" office:value-type="float" office:value="101076.662346725">
            <text:p>101,076.66</text:p>
          </table:table-cell>
          <table:table-cell table:formula="of:=([.C76]/[.C75])-1" office:value-type="percentage" office:value="0.0126666666666666">
            <text:p>1.27%</text:p>
          </table:table-cell>
          <table:table-cell table:formula="of:=[.N75]*[.L76]" office:value-type="float" office:value="5237.76705720191">
            <text:p>$5,237.77</text:p>
          </table:table-cell>
          <table:table-cell table:formula="of:=[.N75]+[.M76]" office:value-type="float" office:value="418745.692625776">
            <text:p>418,745.69</text:p>
          </table:table-cell>
          <table:table-cell table:formula="of:=([.E76]/[.E75])-1" office:value-type="percentage" office:value="0.00120048019207686">
            <text:p>0.12%</text:p>
          </table:table-cell>
          <table:table-cell table:formula="of:=[.Q75]*[.O76]" office:value-type="float" office:value="481.927710843384">
            <text:p>$481.93</text:p>
          </table:table-cell>
          <table:table-cell table:formula="of:=[.Q75]+[.P76]" office:value-type="float" office:value="401927.710843373">
            <text:p>401,927.71</text:p>
          </table:table-cell>
          <table:table-cell/>
          <table:table-cell table:style-name="ce12" table:formula="of:=(([.B76]+[.D76]+[.C76]+[.E76])/([.B75]+[.D75]+[.C75]+[.E75]))-1" office:value-type="percentage" office:value="0.00202146604418352">
            <text:p>0.20%</text:p>
          </table:table-cell>
          <table:table-cell table:formula="of:=[.U75]*[.S76]" office:value-type="float" office:value="2045.81685149341">
            <text:p>2,045.82</text:p>
          </table:table-cell>
          <table:table-cell table:formula="of:=[.H76]+[.K76]+[.N76]+[.Q76]" office:value-type="float" office:value="1017399.07511632">
            <text:p>1,017,399.08</text:p>
          </table:table-cell>
          <table:table-cell table:number-columns-repeated="7"/>
          <table:table-cell office:value-type="float" office:value="118.27">
            <text:p>118.27</text:p>
          </table:table-cell>
          <table:table-cell table:formula="of:=[.AC76]/[.$AC$2]" office:value-type="percentage" office:value="0.956490093004448">
            <text:p>95.65%</text:p>
          </table:table-cell>
          <table:table-cell table:style-name="ce18" table:formula="of:=[.$AE$2]*[.AD76]" office:value-type="currency" office:currency="USD" office:value="956490.093004448">
            <text:p>$956,490.0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0</text:p>
          </table:table-cell>
          <table:table-cell office:value-type="float" office:value="83.26">
            <text:p>83.26</text:p>
          </table:table-cell>
          <table:table-cell office:value-type="float" office:value="15.02">
            <text:p>15.02</text:p>
          </table:table-cell>
          <table:table-cell office:value-type="float" office:value="101.24">
            <text:p>101.24</text:p>
          </table:table-cell>
          <table:table-cell office:value-type="float" office:value="8.36">
            <text:p>8.36</text:p>
          </table:table-cell>
          <table:table-cell table:formula="of:=([.AC77]/[.AC76])-1" office:value-type="percentage" office:value="-0.0169104591189651">
            <text:p>-1.69%</text:p>
          </table:table-cell>
          <table:table-cell table:formula="of:=[.H76]*[.F77]" office:value-type="float" office:value="-1617.46866154468">
            <text:p>-$1,617.47</text:p>
          </table:table-cell>
          <table:table-cell table:formula="of:=[.H76]+[.G77]" office:value-type="float" office:value="94031.5406389001">
            <text:p>94,031.54</text:p>
          </table:table-cell>
          <table:table-cell table:formula="of:=([.D77]/[.D76])-1" office:value-type="percentage" office:value="-0.0014794358417991">
            <text:p>-0.15%</text:p>
          </table:table-cell>
          <table:table-cell table:formula="of:=[.K76]*[.I77]" office:value-type="float" office:value="-149.536437045171">
            <text:p>-$149.54</text:p>
          </table:table-cell>
          <table:table-cell table:formula="of:=[.K76]+[.J77]" office:value-type="float" office:value="100927.12590968">
            <text:p>100,927.13</text:p>
          </table:table-cell>
          <table:table-cell table:formula="of:=([.C77]/[.C76])-1" office:value-type="percentage" office:value="-0.0111915734035549">
            <text:p>-1.12%</text:p>
          </table:table-cell>
          <table:table-cell table:formula="of:=[.N76]*[.L77]" office:value-type="float" office:value="-4686.42315644381">
            <text:p>-$4,686.42</text:p>
          </table:table-cell>
          <table:table-cell table:formula="of:=[.N76]+[.M77]" office:value-type="float" office:value="414059.269469332">
            <text:p>414,059.27</text:p>
          </table:table-cell>
          <table:table-cell table:formula="of:=([.E77]/[.E76])-1" office:value-type="percentage" office:value="0.00239808153477217">
            <text:p>0.24%</text:p>
          </table:table-cell>
          <table:table-cell table:formula="of:=[.Q76]*[.O77]" office:value-type="float" office:value="963.855421686741">
            <text:p>$963.86</text:p>
          </table:table-cell>
          <table:table-cell table:formula="of:=[.Q76]+[.P77]" office:value-type="float" office:value="402891.56626506">
            <text:p>402,891.57</text:p>
          </table:table-cell>
          <table:table-cell/>
          <table:table-cell table:style-name="ce12" table:formula="of:=(([.B77]+[.D77]+[.C77]+[.E77])/([.B76]+[.D76]+[.C76]+[.E76]))-1" office:value-type="percentage" office:value="-0.00148902444882082">
            <text:p>-0.15%</text:p>
          </table:table-cell>
          <table:table-cell table:formula="of:=[.U76]*[.S77]" office:value-type="float" office:value="-1514.93209705589">
            <text:p>-1,514.93</text:p>
          </table:table-cell>
          <table:table-cell table:formula="of:=[.H77]+[.K77]+[.N77]+[.Q77]" office:value-type="float" office:value="1011909.50228297">
            <text:p>1,011,909.50</text:p>
          </table:table-cell>
          <table:table-cell table:number-columns-repeated="7"/>
          <table:table-cell office:value-type="float" office:value="116.27">
            <text:p>116.27</text:p>
          </table:table-cell>
          <table:table-cell table:formula="of:=[.AC77]/[.$AC$2]" office:value-type="percentage" office:value="0.940315406389001">
            <text:p>94.03%</text:p>
          </table:table-cell>
          <table:table-cell table:style-name="ce18" table:formula="of:=[.$AE$2]*[.AD77]" office:value-type="currency" office:currency="USD" office:value="940315.406389001">
            <text:p>$940,315.4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1</text:p>
          </table:table-cell>
          <table:table-cell office:value-type="float" office:value="83.24">
            <text:p>83.24</text:p>
          </table:table-cell>
          <table:table-cell office:value-type="float" office:value="15.02">
            <text:p>15.02</text:p>
          </table:table-cell>
          <table:table-cell office:value-type="float" office:value="101.31">
            <text:p>101.31</text:p>
          </table:table-cell>
          <table:table-cell office:value-type="float" office:value="8.38">
            <text:p>8.38</text:p>
          </table:table-cell>
          <table:table-cell table:formula="of:=([.AC78]/[.AC77])-1" office:value-type="percentage" office:value="-0.013675066655199">
            <text:p>-1.37%</text:p>
          </table:table-cell>
          <table:table-cell table:formula="of:=[.H77]*[.F78]" office:value-type="float" office:value="-1285.88758592801">
            <text:p>-$1,285.89</text:p>
          </table:table-cell>
          <table:table-cell table:formula="of:=[.H77]+[.G78]" office:value-type="float" office:value="92745.6530529721">
            <text:p>92,745.65</text:p>
          </table:table-cell>
          <table:table-cell table:formula="of:=([.D78]/[.D77])-1" office:value-type="percentage" office:value="0.000691426313710108">
            <text:p>0.07%</text:p>
          </table:table-cell>
          <table:table-cell table:formula="of:=[.K77]*[.I78]" office:value-type="float" office:value="69.783670621086">
            <text:p>$69.78</text:p>
          </table:table-cell>
          <table:table-cell table:formula="of:=[.K77]+[.J78]" office:value-type="float" office:value="100996.909580301">
            <text:p>100,996.91</text:p>
          </table:table-cell>
          <table:table-cell table:formula="of:=([.C78]/[.C77])-1" office:value-type="percentage" office:value="0">
            <text:p>0.00%</text:p>
          </table:table-cell>
          <table:table-cell table:formula="of:=[.N77]*[.L78]" office:value-type="float" office:value="0">
            <text:p>$0.00</text:p>
          </table:table-cell>
          <table:table-cell table:formula="of:=[.N77]+[.M78]" office:value-type="float" office:value="414059.269469332">
            <text:p>414,059.27</text:p>
          </table:table-cell>
          <table:table-cell table:formula="of:=([.E78]/[.E77])-1" office:value-type="percentage" office:value="0.00239234449760772">
            <text:p>0.24%</text:p>
          </table:table-cell>
          <table:table-cell table:formula="of:=[.Q77]*[.O78]" office:value-type="float" office:value="963.855421686774">
            <text:p>$963.86</text:p>
          </table:table-cell>
          <table:table-cell table:formula="of:=[.Q77]+[.P78]" office:value-type="float" office:value="403855.421686747">
            <text:p>403,855.42</text:p>
          </table:table-cell>
          <table:table-cell/>
          <table:table-cell table:style-name="ce12" table:formula="of:=(([.B78]+[.D78]+[.C78]+[.E78])/([.B77]+[.D77]+[.C77]+[.E77]))-1" office:value-type="percentage" office:value="0.000336732730421563">
            <text:p>0.03%</text:p>
          </table:table-cell>
          <table:table-cell table:formula="of:=[.U77]*[.S78]" office:value-type="float" office:value="340.74304964327">
            <text:p>340.74</text:p>
          </table:table-cell>
          <table:table-cell table:formula="of:=[.H78]+[.K78]+[.N78]+[.Q78]" office:value-type="float" office:value="1011657.25378935">
            <text:p>1,011,657.25</text:p>
          </table:table-cell>
          <table:table-cell table:number-columns-repeated="7"/>
          <table:table-cell office:value-type="float" office:value="114.68">
            <text:p>114.68</text:p>
          </table:table-cell>
          <table:table-cell table:formula="of:=[.AC78]/[.$AC$2]" office:value-type="percentage" office:value="0.927456530529721">
            <text:p>92.75%</text:p>
          </table:table-cell>
          <table:table-cell table:style-name="ce18" table:formula="of:=[.$AE$2]*[.AD78]" office:value-type="currency" office:currency="USD" office:value="927456.530529721">
            <text:p>$927,456.5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5</text:p>
          </table:table-cell>
          <table:table-cell office:value-type="float" office:value="83.25">
            <text:p>83.25</text:p>
          </table:table-cell>
          <table:table-cell office:value-type="float" office:value="15.02">
            <text:p>15.02</text:p>
          </table:table-cell>
          <table:table-cell office:value-type="float" office:value="101.37">
            <text:p>101.37</text:p>
          </table:table-cell>
          <table:table-cell office:value-type="float" office:value="8.38">
            <text:p>8.38</text:p>
          </table:table-cell>
          <table:table-cell table:formula="of:=([.AC79]/[.AC78])-1" office:value-type="percentage" office:value="-0.00906871294035583">
            <text:p>-0.91%</text:p>
          </table:table-cell>
          <table:table-cell table:formula="of:=[.H78]*[.F79]" office:value-type="float" office:value="-841.08370400324">
            <text:p>-$841.08</text:p>
          </table:table-cell>
          <table:table-cell table:formula="of:=[.H78]+[.G79]" office:value-type="float" office:value="91904.5693489688">
            <text:p>91,904.57</text:p>
          </table:table-cell>
          <table:table-cell table:formula="of:=([.D79]/[.D78])-1" office:value-type="percentage" office:value="0.000592241634586932">
            <text:p>0.06%</text:p>
          </table:table-cell>
          <table:table-cell table:formula="of:=[.K78]*[.I79]" office:value-type="float" office:value="59.814574818066">
            <text:p>$59.81</text:p>
          </table:table-cell>
          <table:table-cell table:formula="of:=[.K78]+[.J79]" office:value-type="float" office:value="101056.724155119">
            <text:p>101,056.72</text:p>
          </table:table-cell>
          <table:table-cell table:formula="of:=([.C79]/[.C78])-1" office:value-type="percentage" office:value="0">
            <text:p>0.00%</text:p>
          </table:table-cell>
          <table:table-cell table:formula="of:=[.N78]*[.L79]" office:value-type="float" office:value="0">
            <text:p>$0.00</text:p>
          </table:table-cell>
          <table:table-cell table:formula="of:=[.N78]+[.M79]" office:value-type="float" office:value="414059.269469332">
            <text:p>414,059.27</text:p>
          </table:table-cell>
          <table:table-cell table:formula="of:=([.E79]/[.E78])-1" office:value-type="percentage" office:value="0">
            <text:p>0.00%</text:p>
          </table:table-cell>
          <table:table-cell table:formula="of:=[.Q78]*[.O79]" office:value-type="float" office:value="0">
            <text:p>$0.00</text:p>
          </table:table-cell>
          <table:table-cell table:formula="of:=[.Q78]+[.P79]" office:value-type="float" office:value="403855.421686747">
            <text:p>403,855.42</text:p>
          </table:table-cell>
          <table:table-cell/>
          <table:table-cell table:style-name="ce12" table:formula="of:=(([.B79]+[.D79]+[.C79]+[.E79])/([.B78]+[.D78]+[.C78]+[.E78]))-1" office:value-type="percentage" office:value="0.000336619379658565">
            <text:p>0.03%</text:p>
          </table:table-cell>
          <table:table-cell table:formula="of:=[.U78]*[.S79]" office:value-type="float" office:value="340.543437197659">
            <text:p>340.54</text:p>
          </table:table-cell>
          <table:table-cell table:formula="of:=[.H79]+[.K79]+[.N79]+[.Q79]" office:value-type="float" office:value="1010875.98466017">
            <text:p>1,010,875.98</text:p>
          </table:table-cell>
          <table:table-cell table:number-columns-repeated="7"/>
          <table:table-cell office:value-type="float" office:value="113.64">
            <text:p>113.64</text:p>
          </table:table-cell>
          <table:table-cell table:formula="of:=[.AC79]/[.$AC$2]" office:value-type="percentage" office:value="0.919045693489688">
            <text:p>91.90%</text:p>
          </table:table-cell>
          <table:table-cell table:style-name="ce18" table:formula="of:=[.$AE$2]*[.AD79]" office:value-type="currency" office:currency="USD" office:value="919045.693489689">
            <text:p>$919,045.6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6</text:p>
          </table:table-cell>
          <table:table-cell office:value-type="float" office:value="83.33">
            <text:p>83.33</text:p>
          </table:table-cell>
          <table:table-cell office:value-type="float" office:value="15.54">
            <text:p>15.54</text:p>
          </table:table-cell>
          <table:table-cell office:value-type="float" office:value="101.74">
            <text:p>101.74</text:p>
          </table:table-cell>
          <table:table-cell office:value-type="float" office:value="8.38">
            <text:p>8.38</text:p>
          </table:table-cell>
          <table:table-cell table:formula="of:=([.AC80]/[.AC79])-1" office:value-type="percentage" office:value="-0.00642379443857799">
            <text:p>-0.64%</text:p>
          </table:table-cell>
          <table:table-cell table:formula="of:=[.H79]*[.F80]" office:value-type="float" office:value="-590.376061463811">
            <text:p>-$590.38</text:p>
          </table:table-cell>
          <table:table-cell table:formula="of:=[.H79]+[.G80]" office:value-type="float" office:value="91314.193287505">
            <text:p>91,314.19</text:p>
          </table:table-cell>
          <table:table-cell table:formula="of:=([.D80]/[.D79])-1" office:value-type="percentage" office:value="0.00364999506757413">
            <text:p>0.36%</text:p>
          </table:table-cell>
          <table:table-cell table:formula="of:=[.K79]*[.I80]" office:value-type="float" office:value="368.856544711384">
            <text:p>$368.86</text:p>
          </table:table-cell>
          <table:table-cell table:formula="of:=[.K79]+[.J80]" office:value-type="float" office:value="101425.58069983">
            <text:p>101,425.58</text:p>
          </table:table-cell>
          <table:table-cell table:formula="of:=([.C80]/[.C79])-1" office:value-type="percentage" office:value="0.0346205059920106">
            <text:p>3.46%</text:p>
          </table:table-cell>
          <table:table-cell table:formula="of:=[.N79]*[.L80]" office:value-type="float" office:value="14334.9414197105">
            <text:p>$14,334.94</text:p>
          </table:table-cell>
          <table:table-cell table:formula="of:=[.N79]+[.M80]" office:value-type="float" office:value="428394.210889042">
            <text:p>428,394.21</text:p>
          </table:table-cell>
          <table:table-cell table:formula="of:=([.E80]/[.E79])-1" office:value-type="percentage" office:value="0">
            <text:p>0.00%</text:p>
          </table:table-cell>
          <table:table-cell table:formula="of:=[.Q79]*[.O80]" office:value-type="float" office:value="0">
            <text:p>$0.00</text:p>
          </table:table-cell>
          <table:table-cell table:formula="of:=[.Q79]+[.P80]" office:value-type="float" office:value="403855.421686747">
            <text:p>403,855.42</text:p>
          </table:table-cell>
          <table:table-cell/>
          <table:table-cell table:style-name="ce12" table:formula="of:=(([.B80]+[.D80]+[.C80]+[.E80])/([.B79]+[.D79]+[.C79]+[.E79]))-1" office:value-type="percentage" office:value="0.00466301317181017">
            <text:p>0.47%</text:p>
          </table:table-cell>
          <table:table-cell table:formula="of:=[.U79]*[.S80]" office:value-type="float" office:value="4713.72803153693">
            <text:p>4,713.73</text:p>
          </table:table-cell>
          <table:table-cell table:formula="of:=[.H80]+[.K80]+[.N80]+[.Q80]" office:value-type="float" office:value="1024989.40656312">
            <text:p>1,024,989.41</text:p>
          </table:table-cell>
          <table:table-cell table:number-columns-repeated="7"/>
          <table:table-cell office:value-type="float" office:value="112.91">
            <text:p>112.91</text:p>
          </table:table-cell>
          <table:table-cell table:formula="of:=[.AC80]/[.$AC$2]" office:value-type="percentage" office:value="0.913141932875051">
            <text:p>91.31%</text:p>
          </table:table-cell>
          <table:table-cell table:style-name="ce18" table:formula="of:=[.$AE$2]*[.AD80]" office:value-type="currency" office:currency="USD" office:value="913141.932875051">
            <text:p>$913,141.9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7</text:p>
          </table:table-cell>
          <table:table-cell office:value-type="float" office:value="83.36">
            <text:p>83.36</text:p>
          </table:table-cell>
          <table:table-cell office:value-type="float" office:value="15.15">
            <text:p>15.15</text:p>
          </table:table-cell>
          <table:table-cell office:value-type="float" office:value="101.66">
            <text:p>101.66</text:p>
          </table:table-cell>
          <table:table-cell office:value-type="float" office:value="8.36">
            <text:p>8.36</text:p>
          </table:table-cell>
          <table:table-cell table:formula="of:=([.AC81]/[.AC80])-1" office:value-type="percentage" office:value="0.0268355327251795">
            <text:p>2.68%</text:p>
          </table:table-cell>
          <table:table-cell table:formula="of:=[.H80]*[.F81]" office:value-type="float" office:value="2450.4650222402">
            <text:p>$2,450.47</text:p>
          </table:table-cell>
          <table:table-cell table:formula="of:=[.H80]+[.G81]" office:value-type="float" office:value="93764.6583097452">
            <text:p>93,764.66</text:p>
          </table:table-cell>
          <table:table-cell table:formula="of:=([.D81]/[.D80])-1" office:value-type="percentage" office:value="-0.000786318065657543">
            <text:p>-0.08%</text:p>
          </table:table-cell>
          <table:table-cell table:formula="of:=[.K80]*[.I81]" office:value-type="float" office:value="-79.7527664240837">
            <text:p>-$79.75</text:p>
          </table:table-cell>
          <table:table-cell table:formula="of:=[.K80]+[.J81]" office:value-type="float" office:value="101345.827933406">
            <text:p>101,345.83</text:p>
          </table:table-cell>
          <table:table-cell table:formula="of:=([.C81]/[.C80])-1" office:value-type="percentage" office:value="-0.025096525096525">
            <text:p>-2.51%</text:p>
          </table:table-cell>
          <table:table-cell table:formula="of:=[.N80]*[.L81]" office:value-type="float" office:value="-10751.2060647829">
            <text:p>-$10,751.21</text:p>
          </table:table-cell>
          <table:table-cell table:formula="of:=[.N80]+[.M81]" office:value-type="float" office:value="417643.004824259">
            <text:p>417,643.00</text:p>
          </table:table-cell>
          <table:table-cell table:formula="of:=([.E81]/[.E80])-1" office:value-type="percentage" office:value="-0.0023866348448689">
            <text:p>-0.24%</text:p>
          </table:table-cell>
          <table:table-cell table:formula="of:=[.Q80]*[.O81]" office:value-type="float" office:value="-963.855421686811">
            <text:p>-$963.86</text:p>
          </table:table-cell>
          <table:table-cell table:formula="of:=[.Q80]+[.P81]" office:value-type="float" office:value="402891.56626506">
            <text:p>402,891.57</text:p>
          </table:table-cell>
          <table:table-cell/>
          <table:table-cell table:style-name="ce12" table:formula="of:=(([.B81]+[.D81]+[.C81]+[.E81])/([.B80]+[.D80]+[.C80]+[.E80]))-1" office:value-type="percentage" office:value="-0.0022010622517824">
            <text:p>-0.22%</text:p>
          </table:table-cell>
          <table:table-cell table:formula="of:=[.U80]*[.S81]" office:value-type="float" office:value="-2256.06549126294">
            <text:p>-2,256.07</text:p>
          </table:table-cell>
          <table:table-cell table:formula="of:=[.H81]+[.K81]+[.N81]+[.Q81]" office:value-type="float" office:value="1015645.05733247">
            <text:p>1,015,645.06</text:p>
          </table:table-cell>
          <table:table-cell table:number-columns-repeated="7"/>
          <table:table-cell office:value-type="float" office:value="115.94">
            <text:p>115.94</text:p>
          </table:table-cell>
          <table:table-cell table:formula="of:=[.AC81]/[.$AC$2]" office:value-type="percentage" office:value="0.937646583097452">
            <text:p>93.76%</text:p>
          </table:table-cell>
          <table:table-cell table:style-name="ce18" table:formula="of:=[.$AE$2]*[.AD81]" office:value-type="currency" office:currency="USD" office:value="937646.583097452">
            <text:p>$937,646.5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8</text:p>
          </table:table-cell>
          <table:table-cell office:value-type="float" office:value="83.36">
            <text:p>83.36</text:p>
          </table:table-cell>
          <table:table-cell office:value-type="float" office:value="15.2">
            <text:p>15.2</text:p>
          </table:table-cell>
          <table:table-cell office:value-type="float" office:value="101.9">
            <text:p>101.9</text:p>
          </table:table-cell>
          <table:table-cell office:value-type="float" office:value="8.36">
            <text:p>8.36</text:p>
          </table:table-cell>
          <table:table-cell table:formula="of:=([.AC82]/[.AC81])-1" office:value-type="percentage" office:value="0.0105226841469726">
            <text:p>1.05%</text:p>
          </table:table-cell>
          <table:table-cell table:formula="of:=[.H81]*[.F82]" office:value-type="float" office:value="986.655883542254">
            <text:p>$986.66</text:p>
          </table:table-cell>
          <table:table-cell table:formula="of:=[.H81]+[.G82]" office:value-type="float" office:value="94751.3141932874">
            <text:p>94,751.31</text:p>
          </table:table-cell>
          <table:table-cell table:formula="of:=([.D82]/[.D81])-1" office:value-type="percentage" office:value="0.00236081054495396">
            <text:p>0.24%</text:p>
          </table:table-cell>
          <table:table-cell table:formula="of:=[.K81]*[.I82]" office:value-type="float" office:value="239.258299272276">
            <text:p>$239.26</text:p>
          </table:table-cell>
          <table:table-cell table:formula="of:=[.K81]+[.J82]" office:value-type="float" office:value="101585.086232679">
            <text:p>101,585.09</text:p>
          </table:table-cell>
          <table:table-cell table:formula="of:=([.C82]/[.C81])-1" office:value-type="percentage" office:value="0.00330033003300323">
            <text:p>0.33%</text:p>
          </table:table-cell>
          <table:table-cell table:formula="of:=[.N81]*[.L82]" office:value-type="float" office:value="1378.35975189522">
            <text:p>$1,378.36</text:p>
          </table:table-cell>
          <table:table-cell table:formula="of:=[.N81]+[.M82]" office:value-type="float" office:value="419021.364576155">
            <text:p>419,021.36</text:p>
          </table:table-cell>
          <table:table-cell table:formula="of:=([.E82]/[.E81])-1" office:value-type="percentage" office:value="0">
            <text:p>0.00%</text:p>
          </table:table-cell>
          <table:table-cell table:formula="of:=[.Q81]*[.O82]" office:value-type="float" office:value="0">
            <text:p>$0.00</text:p>
          </table:table-cell>
          <table:table-cell table:formula="of:=[.Q81]+[.P82]" office:value-type="float" office:value="402891.56626506">
            <text:p>402,891.57</text:p>
          </table:table-cell>
          <table:table-cell/>
          <table:table-cell table:style-name="ce12" table:formula="of:=(([.B82]+[.D82]+[.C82]+[.E82])/([.B81]+[.D81]+[.C81]+[.E81]))-1" office:value-type="percentage" office:value="0.00139068719129143">
            <text:p>0.14%</text:p>
          </table:table-cell>
          <table:table-cell table:formula="of:=[.U81]*[.S82]" office:value-type="float" office:value="1412.44457213072">
            <text:p>1,412.44</text:p>
          </table:table-cell>
          <table:table-cell table:formula="of:=[.H82]+[.K82]+[.N82]+[.Q82]" office:value-type="float" office:value="1018249.33126718">
            <text:p>1,018,249.33</text:p>
          </table:table-cell>
          <table:table-cell table:number-columns-repeated="7"/>
          <table:table-cell office:value-type="float" office:value="117.16">
            <text:p>117.16</text:p>
          </table:table-cell>
          <table:table-cell table:formula="of:=[.AC82]/[.$AC$2]" office:value-type="percentage" office:value="0.947513141932875">
            <text:p>94.75%</text:p>
          </table:table-cell>
          <table:table-cell table:style-name="ce18" table:formula="of:=[.$AE$2]*[.AD82]" office:value-type="currency" office:currency="USD" office:value="947513.141932875">
            <text:p>$947,513.1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4-29</text:p>
          </table:table-cell>
          <table:table-cell office:value-type="float" office:value="83.4">
            <text:p>83.4</text:p>
          </table:table-cell>
          <table:table-cell office:value-type="float" office:value="15.04">
            <text:p>15.04</text:p>
          </table:table-cell>
          <table:table-cell office:value-type="float" office:value="101.98">
            <text:p>101.98</text:p>
          </table:table-cell>
          <table:table-cell office:value-type="float" office:value="8.38">
            <text:p>8.38</text:p>
          </table:table-cell>
          <table:table-cell table:formula="of:=([.AC83]/[.AC82])-1" office:value-type="percentage" office:value="-0.0273984294981222">
            <text:p>-2.74%</text:p>
          </table:table-cell>
          <table:table-cell table:formula="of:=[.H82]*[.F83]" office:value-type="float" office:value="-2596.03720177921">
            <text:p>-$2,596.04</text:p>
          </table:table-cell>
          <table:table-cell table:formula="of:=[.H82]+[.G83]" office:value-type="float" office:value="92155.2769915082">
            <text:p>92,155.28</text:p>
          </table:table-cell>
          <table:table-cell table:formula="of:=([.D83]/[.D82])-1" office:value-type="percentage" office:value="0.000785083415112853">
            <text:p>0.08%</text:p>
          </table:table-cell>
          <table:table-cell table:formula="of:=[.K82]*[.I83]" office:value-type="float" office:value="79.752766424085">
            <text:p>$79.75</text:p>
          </table:table-cell>
          <table:table-cell table:formula="of:=[.K82]+[.J83]" office:value-type="float" office:value="101664.838999103">
            <text:p>101,664.84</text:p>
          </table:table-cell>
          <table:table-cell table:formula="of:=([.C83]/[.C82])-1" office:value-type="percentage" office:value="-0.0105263157894737">
            <text:p>-1.05%</text:p>
          </table:table-cell>
          <table:table-cell table:formula="of:=[.N82]*[.L83]" office:value-type="float" office:value="-4410.7512060648">
            <text:p>-$4,410.75</text:p>
          </table:table-cell>
          <table:table-cell table:formula="of:=[.N82]+[.M83]" office:value-type="float" office:value="414610.61337009">
            <text:p>414,610.61</text:p>
          </table:table-cell>
          <table:table-cell table:formula="of:=([.E83]/[.E82])-1" office:value-type="percentage" office:value="0.00239234449760772">
            <text:p>0.24%</text:p>
          </table:table-cell>
          <table:table-cell table:formula="of:=[.Q82]*[.O83]" office:value-type="float" office:value="963.855421686774">
            <text:p>$963.86</text:p>
          </table:table-cell>
          <table:table-cell table:formula="of:=[.Q82]+[.P83]" office:value-type="float" office:value="403855.421686747">
            <text:p>403,855.42</text:p>
          </table:table-cell>
          <table:table-cell/>
          <table:table-cell table:style-name="ce12" table:formula="of:=(([.B83]+[.D83]+[.C83]+[.E83])/([.B82]+[.D82]+[.C82]+[.E82]))-1" office:value-type="percentage" office:value="-0.0000957762666411455">
            <text:p>-0.01%</text:p>
          </table:table-cell>
          <table:table-cell table:formula="of:=[.U82]*[.S83]" office:value-type="float" office:value="-97.5241194586136">
            <text:p>-97.52</text:p>
          </table:table-cell>
          <table:table-cell table:formula="of:=[.H83]+[.K83]+[.N83]+[.Q83]" office:value-type="float" office:value="1012286.15104745">
            <text:p>1,012,286.15</text:p>
          </table:table-cell>
          <table:table-cell table:number-columns-repeated="7"/>
          <table:table-cell office:value-type="float" office:value="113.95">
            <text:p>113.95</text:p>
          </table:table-cell>
          <table:table-cell table:formula="of:=[.AC83]/[.$AC$2]" office:value-type="percentage" office:value="0.921552769915083">
            <text:p>92.16%</text:p>
          </table:table-cell>
          <table:table-cell table:style-name="ce18" table:formula="of:=[.$AE$2]*[.AD83]" office:value-type="currency" office:currency="USD" office:value="921552.769915083">
            <text:p>$921,552.7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2</text:p>
          </table:table-cell>
          <table:table-cell office:value-type="float" office:value="83.38">
            <text:p>83.38</text:p>
          </table:table-cell>
          <table:table-cell office:value-type="float" office:value="15.16">
            <text:p>15.16</text:p>
          </table:table-cell>
          <table:table-cell office:value-type="float" office:value="102.04">
            <text:p>102.04</text:p>
          </table:table-cell>
          <table:table-cell office:value-type="float" office:value="8.38">
            <text:p>8.38</text:p>
          </table:table-cell>
          <table:table-cell table:formula="of:=([.AC84]/[.AC83])-1" office:value-type="percentage" office:value="0.00737165423431341">
            <text:p>0.74%</text:p>
          </table:table-cell>
          <table:table-cell table:formula="of:=[.H83]*[.F84]" office:value-type="float" office:value="679.336837848777">
            <text:p>$679.34</text:p>
          </table:table-cell>
          <table:table-cell table:formula="of:=[.H83]+[.G84]" office:value-type="float" office:value="92834.613829357">
            <text:p>92,834.61</text:p>
          </table:table-cell>
          <table:table-cell table:formula="of:=([.D84]/[.D83])-1" office:value-type="percentage" office:value="0.000588350656991699">
            <text:p>0.06%</text:p>
          </table:table-cell>
          <table:table-cell table:formula="of:=[.K83]*[.I84]" office:value-type="float" office:value="59.8145748180774">
            <text:p>$59.81</text:p>
          </table:table-cell>
          <table:table-cell table:formula="of:=[.K83]+[.J84]" office:value-type="float" office:value="101724.653573921">
            <text:p>101,724.65</text:p>
          </table:table-cell>
          <table:table-cell table:formula="of:=([.C84]/[.C83])-1" office:value-type="percentage" office:value="0.00797872340425543">
            <text:p>0.80%</text:p>
          </table:table-cell>
          <table:table-cell table:formula="of:=[.N83]*[.L84]" office:value-type="float" office:value="3308.06340454863">
            <text:p>$3,308.06</text:p>
          </table:table-cell>
          <table:table-cell table:formula="of:=[.N83]+[.M84]" office:value-type="float" office:value="417918.676774638">
            <text:p>417,918.68</text:p>
          </table:table-cell>
          <table:table-cell table:formula="of:=([.E84]/[.E83])-1" office:value-type="percentage" office:value="0">
            <text:p>0.00%</text:p>
          </table:table-cell>
          <table:table-cell table:formula="of:=[.Q83]*[.O84]" office:value-type="float" office:value="0">
            <text:p>$0.00</text:p>
          </table:table-cell>
          <table:table-cell table:formula="of:=[.Q83]+[.P84]" office:value-type="float" office:value="403855.421686747">
            <text:p>403,855.42</text:p>
          </table:table-cell>
          <table:table-cell/>
          <table:table-cell table:style-name="ce12" table:formula="of:=(([.B84]+[.D84]+[.C84]+[.E84])/([.B83]+[.D83]+[.C83]+[.E83]))-1" office:value-type="percentage" office:value="0.000766283524904265">
            <text:p>0.08%</text:p>
          </table:table-cell>
          <table:table-cell table:formula="of:=[.U83]*[.S84]" office:value-type="float" office:value="775.69820003641">
            <text:p>775.70</text:p>
          </table:table-cell>
          <table:table-cell table:formula="of:=[.H84]+[.K84]+[.N84]+[.Q84]" office:value-type="float" office:value="1016333.36586466">
            <text:p>1,016,333.37</text:p>
          </table:table-cell>
          <table:table-cell table:number-columns-repeated="7"/>
          <table:table-cell office:value-type="float" office:value="114.79">
            <text:p>114.79</text:p>
          </table:table-cell>
          <table:table-cell table:formula="of:=[.AC84]/[.$AC$2]" office:value-type="percentage" office:value="0.928346138293571">
            <text:p>92.83%</text:p>
          </table:table-cell>
          <table:table-cell table:style-name="ce18" table:formula="of:=[.$AE$2]*[.AD84]" office:value-type="currency" office:currency="USD" office:value="928346.138293571">
            <text:p>$928,346.1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3</text:p>
          </table:table-cell>
          <table:table-cell office:value-type="float" office:value="83.41">
            <text:p>83.41</text:p>
          </table:table-cell>
          <table:table-cell office:value-type="float" office:value="15.2">
            <text:p>15.2</text:p>
          </table:table-cell>
          <table:table-cell office:value-type="float" office:value="102.07">
            <text:p>102.07</text:p>
          </table:table-cell>
          <table:table-cell office:value-type="float" office:value="8.38">
            <text:p>8.38</text:p>
          </table:table-cell>
          <table:table-cell table:formula="of:=([.AC85]/[.AC84])-1" office:value-type="percentage" office:value="0.0262217963237215">
            <text:p>2.62%</text:p>
          </table:table-cell>
          <table:table-cell table:formula="of:=[.H84]*[.F85]" office:value-type="float" office:value="2434.29033562473">
            <text:p>$2,434.29</text:p>
          </table:table-cell>
          <table:table-cell table:formula="of:=[.H84]+[.G85]" office:value-type="float" office:value="95268.9041649817">
            <text:p>95,268.90</text:p>
          </table:table-cell>
          <table:table-cell table:formula="of:=([.D85]/[.D84])-1" office:value-type="percentage" office:value="0.000294002352018596">
            <text:p>0.03%</text:p>
          </table:table-cell>
          <table:table-cell table:formula="of:=[.K84]*[.I85]" office:value-type="float" office:value="29.9072874090096">
            <text:p>$29.91</text:p>
          </table:table-cell>
          <table:table-cell table:formula="of:=[.K84]+[.J85]" office:value-type="float" office:value="101754.56086133">
            <text:p>101,754.56</text:p>
          </table:table-cell>
          <table:table-cell table:formula="of:=([.C85]/[.C84])-1" office:value-type="percentage" office:value="0.00263852242744056">
            <text:p>0.26%</text:p>
          </table:table-cell>
          <table:table-cell table:formula="of:=[.N84]*[.L85]" office:value-type="float" office:value="1102.68780151617">
            <text:p>$1,102.69</text:p>
          </table:table-cell>
          <table:table-cell table:formula="of:=[.N84]+[.M85]" office:value-type="float" office:value="419021.364576155">
            <text:p>419,021.36</text:p>
          </table:table-cell>
          <table:table-cell table:formula="of:=([.E85]/[.E84])-1" office:value-type="percentage" office:value="0">
            <text:p>0.00%</text:p>
          </table:table-cell>
          <table:table-cell table:formula="of:=[.Q84]*[.O85]" office:value-type="float" office:value="0">
            <text:p>$0.00</text:p>
          </table:table-cell>
          <table:table-cell table:formula="of:=[.Q84]+[.P85]" office:value-type="float" office:value="403855.421686747">
            <text:p>403,855.42</text:p>
          </table:table-cell>
          <table:table-cell/>
          <table:table-cell table:style-name="ce12" table:formula="of:=(([.B85]+[.D85]+[.C85]+[.E85])/([.B84]+[.D84]+[.C84]+[.E84]))-1" office:value-type="percentage" office:value="0.000478560490045687">
            <text:p>0.05%</text:p>
          </table:table-cell>
          <table:table-cell table:formula="of:=[.U84]*[.S85]" office:value-type="float" office:value="486.376993617976">
            <text:p>486.38</text:p>
          </table:table-cell>
          <table:table-cell table:formula="of:=[.H85]+[.K85]+[.N85]+[.Q85]" office:value-type="float" office:value="1019900.25128921">
            <text:p>1,019,900.25</text:p>
          </table:table-cell>
          <table:table-cell table:number-columns-repeated="7"/>
          <table:table-cell office:value-type="float" office:value="117.8">
            <text:p>117.8</text:p>
          </table:table-cell>
          <table:table-cell table:formula="of:=[.AC85]/[.$AC$2]" office:value-type="percentage" office:value="0.952689041649818">
            <text:p>95.27%</text:p>
          </table:table-cell>
          <table:table-cell table:style-name="ce18" table:formula="of:=[.$AE$2]*[.AD85]" office:value-type="currency" office:currency="USD" office:value="952689.041649818">
            <text:p>$952,689.0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4</text:p>
          </table:table-cell>
          <table:table-cell office:value-type="float" office:value="83.45">
            <text:p>83.45</text:p>
          </table:table-cell>
          <table:table-cell office:value-type="float" office:value="15.2">
            <text:p>15.2</text:p>
          </table:table-cell>
          <table:table-cell office:value-type="float" office:value="102.26">
            <text:p>102.26</text:p>
          </table:table-cell>
          <table:table-cell office:value-type="float" office:value="8.42">
            <text:p>8.42</text:p>
          </table:table-cell>
          <table:table-cell table:formula="of:=([.AC86]/[.AC85])-1" office:value-type="percentage" office:value="0.0105263157894737">
            <text:p>1.05%</text:p>
          </table:table-cell>
          <table:table-cell table:formula="of:=[.H85]*[.F86]" office:value-type="float" office:value="1002.83057015771">
            <text:p>$1,002.83</text:p>
          </table:table-cell>
          <table:table-cell table:formula="of:=[.H85]+[.G86]" office:value-type="float" office:value="96271.7347351395">
            <text:p>96,271.73</text:p>
          </table:table-cell>
          <table:table-cell table:formula="of:=([.D86]/[.D85])-1" office:value-type="percentage" office:value="0.00186146762026063">
            <text:p>0.19%</text:p>
          </table:table-cell>
          <table:table-cell table:formula="of:=[.K85]*[.I86]" office:value-type="float" office:value="189.412820257205">
            <text:p>$189.41</text:p>
          </table:table-cell>
          <table:table-cell table:formula="of:=[.K85]+[.J86]" office:value-type="float" office:value="101943.973681587">
            <text:p>101,943.97</text:p>
          </table:table-cell>
          <table:table-cell table:formula="of:=([.C86]/[.C85])-1" office:value-type="percentage" office:value="0">
            <text:p>0.00%</text:p>
          </table:table-cell>
          <table:table-cell table:formula="of:=[.N85]*[.L86]" office:value-type="float" office:value="0">
            <text:p>$0.00</text:p>
          </table:table-cell>
          <table:table-cell table:formula="of:=[.N85]+[.M86]" office:value-type="float" office:value="419021.364576155">
            <text:p>419,021.36</text:p>
          </table:table-cell>
          <table:table-cell table:formula="of:=([.E86]/[.E85])-1" office:value-type="percentage" office:value="0.00477326968973735">
            <text:p>0.48%</text:p>
          </table:table-cell>
          <table:table-cell table:formula="of:=[.Q85]*[.O86]" office:value-type="float" office:value="1927.71084337344">
            <text:p>$1,927.71</text:p>
          </table:table-cell>
          <table:table-cell table:formula="of:=[.Q85]+[.P86]" office:value-type="float" office:value="405783.13253012">
            <text:p>405,783.13</text:p>
          </table:table-cell>
          <table:table-cell/>
          <table:table-cell table:style-name="ce12" table:formula="of:=(([.B86]+[.D86]+[.C86]+[.E86])/([.B85]+[.D85]+[.C85]+[.E85]))-1" office:value-type="percentage" office:value="0.00129149526451733">
            <text:p>0.13%</text:p>
          </table:table-cell>
          <table:table-cell table:formula="of:=[.U85]*[.S86]" office:value-type="float" office:value="1317.19634482005">
            <text:p>1,317.20</text:p>
          </table:table-cell>
          <table:table-cell table:formula="of:=[.H86]+[.K86]+[.N86]+[.Q86]" office:value-type="float" office:value="1023020.205523">
            <text:p>1,023,020.21</text:p>
          </table:table-cell>
          <table:table-cell table:number-columns-repeated="7"/>
          <table:table-cell office:value-type="float" office:value="119.04">
            <text:p>119.04</text:p>
          </table:table-cell>
          <table:table-cell table:formula="of:=[.AC86]/[.$AC$2]" office:value-type="percentage" office:value="0.962717347351395">
            <text:p>96.27%</text:p>
          </table:table-cell>
          <table:table-cell table:style-name="ce18" table:formula="of:=[.$AE$2]*[.AD86]" office:value-type="currency" office:currency="USD" office:value="962717.347351395">
            <text:p>$962,717.3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5</text:p>
          </table:table-cell>
          <table:table-cell office:value-type="float" office:value="83.47">
            <text:p>83.47</text:p>
          </table:table-cell>
          <table:table-cell office:value-type="float" office:value="15.2">
            <text:p>15.2</text:p>
          </table:table-cell>
          <table:table-cell office:value-type="float" office:value="102.49">
            <text:p>102.49</text:p>
          </table:table-cell>
          <table:table-cell office:value-type="float" office:value="8.43">
            <text:p>8.43</text:p>
          </table:table-cell>
          <table:table-cell table:formula="of:=([.AC87]/[.AC86])-1" office:value-type="percentage" office:value="-0.00436827956989261">
            <text:p>-0.44%</text:p>
          </table:table-cell>
          <table:table-cell table:formula="of:=[.H86]*[.F87]" office:value-type="float" office:value="-420.54185200163">
            <text:p>-$420.54</text:p>
          </table:table-cell>
          <table:table-cell table:formula="of:=[.H86]+[.G87]" office:value-type="float" office:value="95851.1928831378">
            <text:p>95,851.19</text:p>
          </table:table-cell>
          <table:table-cell table:formula="of:=([.D87]/[.D86])-1" office:value-type="percentage" office:value="0.00224916878544867">
            <text:p>0.22%</text:p>
          </table:table-cell>
          <table:table-cell table:formula="of:=[.K86]*[.I87]" office:value-type="float" office:value="229.289203469227">
            <text:p>$229.29</text:p>
          </table:table-cell>
          <table:table-cell table:formula="of:=[.K86]+[.J87]" office:value-type="float" office:value="102173.262885056">
            <text:p>102,173.26</text:p>
          </table:table-cell>
          <table:table-cell table:formula="of:=([.C87]/[.C86])-1" office:value-type="percentage" office:value="0">
            <text:p>0.00%</text:p>
          </table:table-cell>
          <table:table-cell table:formula="of:=[.N86]*[.L87]" office:value-type="float" office:value="0">
            <text:p>$0.00</text:p>
          </table:table-cell>
          <table:table-cell table:formula="of:=[.N86]+[.M87]" office:value-type="float" office:value="419021.364576155">
            <text:p>419,021.36</text:p>
          </table:table-cell>
          <table:table-cell table:formula="of:=([.E87]/[.E86])-1" office:value-type="percentage" office:value="0.0011876484560569">
            <text:p>0.12%</text:p>
          </table:table-cell>
          <table:table-cell table:formula="of:=[.Q86]*[.O87]" office:value-type="float" office:value="481.92771084333">
            <text:p>$481.93</text:p>
          </table:table-cell>
          <table:table-cell table:formula="of:=[.Q86]+[.P87]" office:value-type="float" office:value="406265.060240964">
            <text:p>406,265.06</text:p>
          </table:table-cell>
          <table:table-cell/>
          <table:table-cell table:style-name="ce12" table:formula="of:=(([.B87]+[.D87]+[.C87]+[.E87])/([.B86]+[.D86]+[.C86]+[.E86]))-1" office:value-type="percentage" office:value="0.00124205799455401">
            <text:p>0.12%</text:p>
          </table:table-cell>
          <table:table-cell table:formula="of:=[.U86]*[.S87]" office:value-type="float" office:value="1270.65042486013">
            <text:p>1,270.65</text:p>
          </table:table-cell>
          <table:table-cell table:formula="of:=[.H87]+[.K87]+[.N87]+[.Q87]" office:value-type="float" office:value="1023310.88058531">
            <text:p>1,023,310.88</text:p>
          </table:table-cell>
          <table:table-cell table:number-columns-repeated="7"/>
          <table:table-cell office:value-type="float" office:value="118.52">
            <text:p>118.52</text:p>
          </table:table-cell>
          <table:table-cell table:formula="of:=[.AC87]/[.$AC$2]" office:value-type="percentage" office:value="0.958511928831379">
            <text:p>95.85%</text:p>
          </table:table-cell>
          <table:table-cell table:style-name="ce18" table:formula="of:=[.$AE$2]*[.AD87]" office:value-type="currency" office:currency="USD" office:value="958511.928831379">
            <text:p>$958,511.9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6</text:p>
          </table:table-cell>
          <table:table-cell office:value-type="float" office:value="83.48">
            <text:p>83.48</text:p>
          </table:table-cell>
          <table:table-cell office:value-type="float" office:value="15.2">
            <text:p>15.2</text:p>
          </table:table-cell>
          <table:table-cell office:value-type="float" office:value="102.48">
            <text:p>102.48</text:p>
          </table:table-cell>
          <table:table-cell office:value-type="float" office:value="8.43">
            <text:p>8.43</text:p>
          </table:table-cell>
          <table:table-cell table:formula="of:=([.AC88]/[.AC87])-1" office:value-type="percentage" office:value="-0.00269996625042179">
            <text:p>-0.27%</text:p>
          </table:table-cell>
          <table:table-cell table:formula="of:=[.H87]*[.F88]" office:value-type="float" office:value="-258.794985847142">
            <text:p>-$258.79</text:p>
          </table:table-cell>
          <table:table-cell table:formula="of:=[.H87]+[.G88]" office:value-type="float" office:value="95592.3978972907">
            <text:p>95,592.40</text:p>
          </table:table-cell>
          <table:table-cell table:formula="of:=([.D88]/[.D87])-1" office:value-type="percentage" office:value="-0.0000975704946822864">
            <text:p>-0.01%</text:p>
          </table:table-cell>
          <table:table-cell table:formula="of:=[.K87]*[.I88]" office:value-type="float" office:value="-9.96909580299824">
            <text:p>-$9.97</text:p>
          </table:table-cell>
          <table:table-cell table:formula="of:=[.K87]+[.J88]" office:value-type="float" office:value="102163.293789253">
            <text:p>102,163.29</text:p>
          </table:table-cell>
          <table:table-cell table:formula="of:=([.C88]/[.C87])-1" office:value-type="percentage" office:value="0">
            <text:p>0.00%</text:p>
          </table:table-cell>
          <table:table-cell table:formula="of:=[.N87]*[.L88]" office:value-type="float" office:value="0">
            <text:p>$0.00</text:p>
          </table:table-cell>
          <table:table-cell table:formula="of:=[.N87]+[.M88]" office:value-type="float" office:value="419021.364576155">
            <text:p>419,021.36</text:p>
          </table:table-cell>
          <table:table-cell table:formula="of:=([.E88]/[.E87])-1" office:value-type="percentage" office:value="0">
            <text:p>0.00%</text:p>
          </table:table-cell>
          <table:table-cell table:formula="of:=[.Q87]*[.O88]" office:value-type="float" office:value="0">
            <text:p>$0.00</text:p>
          </table:table-cell>
          <table:table-cell table:formula="of:=[.Q87]+[.P88]" office:value-type="float" office:value="406265.060240964">
            <text:p>406,265.06</text:p>
          </table:table-cell>
          <table:table-cell/>
          <table:table-cell table:style-name="ce12" table:formula="of:=(([.B88]+[.D88]+[.C88]+[.E88])/([.B87]+[.D87]+[.C87]+[.E87]))-1" office:value-type="percentage" office:value="0">
            <text:p>0.00%</text:p>
          </table:table-cell>
          <table:table-cell table:formula="of:=[.U87]*[.S88]" office:value-type="float" office:value="0">
            <text:p>0.00</text:p>
          </table:table-cell>
          <table:table-cell table:formula="of:=[.H88]+[.K88]+[.N88]+[.Q88]" office:value-type="float" office:value="1023042.11650366">
            <text:p>1,023,042.12</text:p>
          </table:table-cell>
          <table:table-cell table:number-columns-repeated="7"/>
          <table:table-cell office:value-type="float" office:value="118.2">
            <text:p>118.2</text:p>
          </table:table-cell>
          <table:table-cell table:formula="of:=[.AC88]/[.$AC$2]" office:value-type="percentage" office:value="0.955923978972907">
            <text:p>95.59%</text:p>
          </table:table-cell>
          <table:table-cell table:style-name="ce18" table:formula="of:=[.$AE$2]*[.AD88]" office:value-type="currency" office:currency="USD" office:value="955923.978972908">
            <text:p>$955,923.9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09</text:p>
          </table:table-cell>
          <table:table-cell office:value-type="float" office:value="83.52">
            <text:p>83.52</text:p>
          </table:table-cell>
          <table:table-cell office:value-type="float" office:value="15.2">
            <text:p>15.2</text:p>
          </table:table-cell>
          <table:table-cell office:value-type="float" office:value="102.59">
            <text:p>102.59</text:p>
          </table:table-cell>
          <table:table-cell office:value-type="float" office:value="8.5">
            <text:p>8.5</text:p>
          </table:table-cell>
          <table:table-cell table:formula="of:=([.AC89]/[.AC88])-1" office:value-type="percentage" office:value="-0.0279187817258884">
            <text:p>-2.79%</text:p>
          </table:table-cell>
          <table:table-cell table:formula="of:=[.H88]*[.F89]" office:value-type="float" office:value="-2668.82329154873">
            <text:p>-$2,668.82</text:p>
          </table:table-cell>
          <table:table-cell table:formula="of:=[.H88]+[.G89]" office:value-type="float" office:value="92923.574605742">
            <text:p>92,923.57</text:p>
          </table:table-cell>
          <table:table-cell table:formula="of:=([.D89]/[.D88])-1" office:value-type="percentage" office:value="0.00107338017174086">
            <text:p>0.11%</text:p>
          </table:table-cell>
          <table:table-cell table:formula="of:=[.K88]*[.I89]" office:value-type="float" office:value="109.66005383312">
            <text:p>$109.66</text:p>
          </table:table-cell>
          <table:table-cell table:formula="of:=[.K88]+[.J89]" office:value-type="float" office:value="102272.953843086">
            <text:p>102,272.95</text:p>
          </table:table-cell>
          <table:table-cell table:formula="of:=([.C89]/[.C88])-1" office:value-type="percentage" office:value="0">
            <text:p>0.00%</text:p>
          </table:table-cell>
          <table:table-cell table:formula="of:=[.N88]*[.L89]" office:value-type="float" office:value="0">
            <text:p>$0.00</text:p>
          </table:table-cell>
          <table:table-cell table:formula="of:=[.N88]+[.M89]" office:value-type="float" office:value="419021.364576155">
            <text:p>419,021.36</text:p>
          </table:table-cell>
          <table:table-cell table:formula="of:=([.E89]/[.E88])-1" office:value-type="percentage" office:value="0.00830367734282333">
            <text:p>0.83%</text:p>
          </table:table-cell>
          <table:table-cell table:formula="of:=[.Q88]*[.O89]" office:value-type="float" office:value="3373.49397590365">
            <text:p>$3,373.49</text:p>
          </table:table-cell>
          <table:table-cell table:formula="of:=[.Q88]+[.P89]" office:value-type="float" office:value="409638.554216867">
            <text:p>409,638.55</text:p>
          </table:table-cell>
          <table:table-cell/>
          <table:table-cell table:style-name="ce12" table:formula="of:=(([.B89]+[.D89]+[.C89]+[.E89])/([.B88]+[.D88]+[.C88]+[.E88]))-1" office:value-type="percentage" office:value="0.00104966840020992">
            <text:p>0.10%</text:p>
          </table:table-cell>
          <table:table-cell table:formula="of:=[.U88]*[.S89]" office:value-type="float" office:value="1073.85498177777">
            <text:p>1,073.85</text:p>
          </table:table-cell>
          <table:table-cell table:formula="of:=[.H89]+[.K89]+[.N89]+[.Q89]" office:value-type="float" office:value="1023856.44724185">
            <text:p>1,023,856.45</text:p>
          </table:table-cell>
          <table:table-cell table:number-columns-repeated="7"/>
          <table:table-cell office:value-type="float" office:value="114.9">
            <text:p>114.9</text:p>
          </table:table-cell>
          <table:table-cell table:formula="of:=[.AC89]/[.$AC$2]" office:value-type="percentage" office:value="0.92923574605742">
            <text:p>92.92%</text:p>
          </table:table-cell>
          <table:table-cell table:style-name="ce18" table:formula="of:=[.$AE$2]*[.AD89]" office:value-type="currency" office:currency="USD" office:value="929235.74605742">
            <text:p>$929,235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0</text:p>
          </table:table-cell>
          <table:table-cell office:value-type="float" office:value="83.44">
            <text:p>83.44</text:p>
          </table:table-cell>
          <table:table-cell office:value-type="float" office:value="15.4">
            <text:p>15.4</text:p>
          </table:table-cell>
          <table:table-cell office:value-type="float" office:value="102.41">
            <text:p>102.41</text:p>
          </table:table-cell>
          <table:table-cell office:value-type="float" office:value="8.49">
            <text:p>8.49</text:p>
          </table:table-cell>
          <table:table-cell table:formula="of:=([.AC90]/[.AC89])-1" office:value-type="percentage" office:value="-0.0142732811140122">
            <text:p>-1.43%</text:p>
          </table:table-cell>
          <table:table-cell table:formula="of:=[.H89]*[.F90]" office:value-type="float" office:value="-1326.32430246664">
            <text:p>-$1,326.32</text:p>
          </table:table-cell>
          <table:table-cell table:formula="of:=[.H89]+[.G90]" office:value-type="float" office:value="91597.2503032753">
            <text:p>91,597.25</text:p>
          </table:table-cell>
          <table:table-cell table:formula="of:=([.D90]/[.D89])-1" office:value-type="percentage" office:value="-0.001754556974364">
            <text:p>-0.18%</text:p>
          </table:table-cell>
          <table:table-cell table:formula="of:=[.K89]*[.I90]" office:value-type="float" office:value="-179.443724454194">
            <text:p>-$179.44</text:p>
          </table:table-cell>
          <table:table-cell table:formula="of:=[.K89]+[.J90]" office:value-type="float" office:value="102093.510118632">
            <text:p>102,093.51</text:p>
          </table:table-cell>
          <table:table-cell table:formula="of:=([.C90]/[.C89])-1" office:value-type="percentage" office:value="0.0131578947368423">
            <text:p>1.32%</text:p>
          </table:table-cell>
          <table:table-cell table:formula="of:=[.N89]*[.L90]" office:value-type="float" office:value="5513.43900758105">
            <text:p>$5,513.44</text:p>
          </table:table-cell>
          <table:table-cell table:formula="of:=[.N89]+[.M90]" office:value-type="float" office:value="424534.803583736">
            <text:p>424,534.80</text:p>
          </table:table-cell>
          <table:table-cell table:formula="of:=([.E90]/[.E89])-1" office:value-type="percentage" office:value="-0.00117647058823522">
            <text:p>-0.12%</text:p>
          </table:table-cell>
          <table:table-cell table:formula="of:=[.Q89]*[.O90]" office:value-type="float" office:value="-481.927710843344">
            <text:p>-$481.93</text:p>
          </table:table-cell>
          <table:table-cell table:formula="of:=[.Q89]+[.P90]" office:value-type="float" office:value="409156.626506024">
            <text:p>409,156.63</text:p>
          </table:table-cell>
          <table:table-cell/>
          <table:table-cell table:style-name="ce12" table:formula="of:=(([.B90]+[.D90]+[.C90]+[.E90])/([.B89]+[.D89]+[.C89]+[.E89]))-1" office:value-type="percentage" office:value="-0.00033363519374674">
            <text:p>-0.03%</text:p>
          </table:table-cell>
          <table:table-cell table:formula="of:=[.U89]*[.S90]" office:value-type="float" office:value="-341.594544144383">
            <text:p>-341.59</text:p>
          </table:table-cell>
          <table:table-cell table:formula="of:=[.H90]+[.K90]+[.N90]+[.Q90]" office:value-type="float" office:value="1027382.19051167">
            <text:p>1,027,382.19</text:p>
          </table:table-cell>
          <table:table-cell table:number-columns-repeated="7"/>
          <table:table-cell office:value-type="float" office:value="113.26">
            <text:p>113.26</text:p>
          </table:table-cell>
          <table:table-cell table:formula="of:=[.AC90]/[.$AC$2]" office:value-type="percentage" office:value="0.915972503032754">
            <text:p>91.60%</text:p>
          </table:table-cell>
          <table:table-cell table:style-name="ce18" table:formula="of:=[.$AE$2]*[.AD90]" office:value-type="currency" office:currency="USD" office:value="915972.503032754">
            <text:p>$915,972.5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1</text:p>
          </table:table-cell>
          <table:table-cell office:value-type="float" office:value="83.52">
            <text:p>83.52</text:p>
          </table:table-cell>
          <table:table-cell office:value-type="float" office:value="15.4">
            <text:p>15.4</text:p>
          </table:table-cell>
          <table:table-cell office:value-type="float" office:value="102.59">
            <text:p>102.59</text:p>
          </table:table-cell>
          <table:table-cell office:value-type="float" office:value="8.49">
            <text:p>8.49</text:p>
          </table:table-cell>
          <table:table-cell table:formula="of:=([.AC91]/[.AC90])-1" office:value-type="percentage" office:value="0.015451174289246">
            <text:p>1.55%</text:p>
          </table:table-cell>
          <table:table-cell table:formula="of:=[.H90]*[.F91]" office:value-type="float" office:value="1415.2850788516">
            <text:p>$1,415.29</text:p>
          </table:table-cell>
          <table:table-cell table:formula="of:=[.H90]+[.G91]" office:value-type="float" office:value="93012.5353821269">
            <text:p>93,012.54</text:p>
          </table:table-cell>
          <table:table-cell table:formula="of:=([.D91]/[.D90])-1" office:value-type="percentage" office:value="0.00175764085538521">
            <text:p>0.18%</text:p>
          </table:table-cell>
          <table:table-cell table:formula="of:=[.K90]*[.I91]" office:value-type="float" office:value="179.443724454192">
            <text:p>$179.44</text:p>
          </table:table-cell>
          <table:table-cell table:formula="of:=[.K90]+[.J91]" office:value-type="float" office:value="102272.953843086">
            <text:p>102,272.95</text:p>
          </table:table-cell>
          <table:table-cell table:formula="of:=([.C91]/[.C90])-1" office:value-type="percentage" office:value="0">
            <text:p>0.00%</text:p>
          </table:table-cell>
          <table:table-cell table:formula="of:=[.N90]*[.L91]" office:value-type="float" office:value="0">
            <text:p>$0.00</text:p>
          </table:table-cell>
          <table:table-cell table:formula="of:=[.N90]+[.M91]" office:value-type="float" office:value="424534.803583736">
            <text:p>424,534.80</text:p>
          </table:table-cell>
          <table:table-cell table:formula="of:=([.E91]/[.E90])-1" office:value-type="percentage" office:value="0">
            <text:p>0.00%</text:p>
          </table:table-cell>
          <table:table-cell table:formula="of:=[.Q90]*[.O91]" office:value-type="float" office:value="0">
            <text:p>$0.00</text:p>
          </table:table-cell>
          <table:table-cell table:formula="of:=[.Q90]+[.P91]" office:value-type="float" office:value="409156.626506024">
            <text:p>409,156.63</text:p>
          </table:table-cell>
          <table:table-cell/>
          <table:table-cell table:style-name="ce12" table:formula="of:=(([.B91]+[.D91]+[.C91]+[.E91])/([.B90]+[.D90]+[.C90]+[.E90]))-1" office:value-type="percentage" office:value="0.00123963001811767">
            <text:p>0.12%</text:p>
          </table:table-cell>
          <table:table-cell table:formula="of:=[.U90]*[.S91]" office:value-type="float" office:value="1273.57380343774">
            <text:p>1,273.57</text:p>
          </table:table-cell>
          <table:table-cell table:formula="of:=[.H91]+[.K91]+[.N91]+[.Q91]" office:value-type="float" office:value="1028976.91931497">
            <text:p>1,028,976.92</text:p>
          </table:table-cell>
          <table:table-cell table:number-columns-repeated="7"/>
          <table:table-cell office:value-type="float" office:value="115.01">
            <text:p>115.01</text:p>
          </table:table-cell>
          <table:table-cell table:formula="of:=[.AC91]/[.$AC$2]" office:value-type="percentage" office:value="0.93012535382127">
            <text:p>93.01%</text:p>
          </table:table-cell>
          <table:table-cell table:style-name="ce18" table:formula="of:=[.$AE$2]*[.AD91]" office:value-type="currency" office:currency="USD" office:value="930125.35382127">
            <text:p>$930,125.3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2</text:p>
          </table:table-cell>
          <table:table-cell office:value-type="float" office:value="83.48">
            <text:p>83.48</text:p>
          </table:table-cell>
          <table:table-cell office:value-type="float" office:value="15.37">
            <text:p>15.37</text:p>
          </table:table-cell>
          <table:table-cell office:value-type="float" office:value="102.44">
            <text:p>102.44</text:p>
          </table:table-cell>
          <table:table-cell office:value-type="float" office:value="8.55">
            <text:p>8.55</text:p>
          </table:table-cell>
          <table:table-cell table:formula="of:=([.AC92]/[.AC91])-1" office:value-type="percentage" office:value="-0.0139118337535867">
            <text:p>-1.39%</text:p>
          </table:table-cell>
          <table:table-cell table:formula="of:=[.H91]*[.F92]" office:value-type="float" office:value="-1293.97492923575">
            <text:p>-$1,293.97</text:p>
          </table:table-cell>
          <table:table-cell table:formula="of:=[.H91]+[.G92]" office:value-type="float" office:value="91718.5604528912">
            <text:p>91,718.56</text:p>
          </table:table-cell>
          <table:table-cell table:formula="of:=([.D92]/[.D91])-1" office:value-type="percentage" office:value="-0.00146213081197">
            <text:p>-0.15%</text:p>
          </table:table-cell>
          <table:table-cell table:formula="of:=[.K91]*[.I92]" office:value-type="float" office:value="-149.536437045162">
            <text:p>-$149.54</text:p>
          </table:table-cell>
          <table:table-cell table:formula="of:=[.K91]+[.J92]" office:value-type="float" office:value="102123.417406041">
            <text:p>102,123.42</text:p>
          </table:table-cell>
          <table:table-cell table:formula="of:=([.C92]/[.C91])-1" office:value-type="percentage" office:value="-0.00194805194805203">
            <text:p>-0.19%</text:p>
          </table:table-cell>
          <table:table-cell table:formula="of:=[.N91]*[.L92]" office:value-type="float" office:value="-827.015851137183">
            <text:p>-$827.02</text:p>
          </table:table-cell>
          <table:table-cell table:formula="of:=[.N91]+[.M92]" office:value-type="float" office:value="423707.787732598">
            <text:p>423,707.79</text:p>
          </table:table-cell>
          <table:table-cell table:formula="of:=([.E92]/[.E91])-1" office:value-type="percentage" office:value="0.00706713780918733">
            <text:p>0.71%</text:p>
          </table:table-cell>
          <table:table-cell table:formula="of:=[.Q91]*[.O92]" office:value-type="float" office:value="2891.56626506026">
            <text:p>$2,891.57</text:p>
          </table:table-cell>
          <table:table-cell table:formula="of:=[.Q91]+[.P92]" office:value-type="float" office:value="412048.192771084">
            <text:p>412,048.19</text:p>
          </table:table-cell>
          <table:table-cell/>
          <table:table-cell table:style-name="ce12" table:formula="of:=(([.B92]+[.D92]+[.C92]+[.E92])/([.B91]+[.D91]+[.C91]+[.E91]))-1" office:value-type="percentage" office:value="-0.000761904761904741">
            <text:p>-0.08%</text:p>
          </table:table-cell>
          <table:table-cell table:formula="of:=[.U91]*[.S92]" office:value-type="float" office:value="-783.982414716149">
            <text:p>-783.98</text:p>
          </table:table-cell>
          <table:table-cell table:formula="of:=[.H92]+[.K92]+[.N92]+[.Q92]" office:value-type="float" office:value="1029597.95836262">
            <text:p>1,029,597.96</text:p>
          </table:table-cell>
          <table:table-cell table:number-columns-repeated="7"/>
          <table:table-cell office:value-type="float" office:value="113.41">
            <text:p>113.41</text:p>
          </table:table-cell>
          <table:table-cell table:formula="of:=[.AC92]/[.$AC$2]" office:value-type="percentage" office:value="0.917185604528912">
            <text:p>91.72%</text:p>
          </table:table-cell>
          <table:table-cell table:style-name="ce18" table:formula="of:=[.$AE$2]*[.AD92]" office:value-type="currency" office:currency="USD" office:value="917185.604528912">
            <text:p>$917,185.6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3</text:p>
          </table:table-cell>
          <table:table-cell office:value-type="float" office:value="83.52">
            <text:p>83.52</text:p>
          </table:table-cell>
          <table:table-cell office:value-type="float" office:value="15.37">
            <text:p>15.37</text:p>
          </table:table-cell>
          <table:table-cell office:value-type="float" office:value="102.6">
            <text:p>102.6</text:p>
          </table:table-cell>
          <table:table-cell office:value-type="float" office:value="8.58">
            <text:p>8.58</text:p>
          </table:table-cell>
          <table:table-cell table:formula="of:=([.AC93]/[.AC92])-1" office:value-type="percentage" office:value="-0.0318314081650648">
            <text:p>-3.18%</text:p>
          </table:table-cell>
          <table:table-cell table:formula="of:=[.H92]*[.F93]" office:value-type="float" office:value="-2919.53093408815">
            <text:p>-$2,919.53</text:p>
          </table:table-cell>
          <table:table-cell table:formula="of:=[.H92]+[.G93]" office:value-type="float" office:value="88799.029518803">
            <text:p>88,799.03</text:p>
          </table:table-cell>
          <table:table-cell table:formula="of:=([.D93]/[.D92])-1" office:value-type="percentage" office:value="0.00156188988676287">
            <text:p>0.16%</text:p>
          </table:table-cell>
          <table:table-cell table:formula="of:=[.K92]*[.I93]" office:value-type="float" office:value="159.505532848159">
            <text:p>$159.51</text:p>
          </table:table-cell>
          <table:table-cell table:formula="of:=[.K92]+[.J93]" office:value-type="float" office:value="102282.922938889">
            <text:p>102,282.92</text:p>
          </table:table-cell>
          <table:table-cell table:formula="of:=([.C93]/[.C92])-1" office:value-type="percentage" office:value="0">
            <text:p>0.00%</text:p>
          </table:table-cell>
          <table:table-cell table:formula="of:=[.N92]*[.L93]" office:value-type="float" office:value="0">
            <text:p>$0.00</text:p>
          </table:table-cell>
          <table:table-cell table:formula="of:=[.N92]+[.M93]" office:value-type="float" office:value="423707.787732598">
            <text:p>423,707.79</text:p>
          </table:table-cell>
          <table:table-cell table:formula="of:=([.E93]/[.E92])-1" office:value-type="percentage" office:value="0.00350877192982457">
            <text:p>0.35%</text:p>
          </table:table-cell>
          <table:table-cell table:formula="of:=[.Q92]*[.O93]" office:value-type="float" office:value="1445.78313253012">
            <text:p>$1,445.78</text:p>
          </table:table-cell>
          <table:table-cell table:formula="of:=[.Q92]+[.P93]" office:value-type="float" office:value="413493.975903614">
            <text:p>413,493.98</text:p>
          </table:table-cell>
          <table:table-cell/>
          <table:table-cell table:style-name="ce12" table:formula="of:=(([.B93]+[.D93]+[.C93]+[.E93])/([.B92]+[.D92]+[.C92]+[.E92]))-1" office:value-type="percentage" office:value="0.00109607319862737">
            <text:p>0.11%</text:p>
          </table:table-cell>
          <table:table-cell table:formula="of:=[.U92]*[.S93]" office:value-type="float" office:value="1128.51472752272">
            <text:p>1,128.51</text:p>
          </table:table-cell>
          <table:table-cell table:formula="of:=[.H93]+[.K93]+[.N93]+[.Q93]" office:value-type="float" office:value="1028283.71609391">
            <text:p>1,028,283.72</text:p>
          </table:table-cell>
          <table:table-cell table:number-columns-repeated="7"/>
          <table:table-cell office:value-type="float" office:value="109.8">
            <text:p>109.8</text:p>
          </table:table-cell>
          <table:table-cell table:formula="of:=[.AC93]/[.$AC$2]" office:value-type="percentage" office:value="0.887990295188031">
            <text:p>88.80%</text:p>
          </table:table-cell>
          <table:table-cell table:style-name="ce18" table:formula="of:=[.$AE$2]*[.AD93]" office:value-type="currency" office:currency="USD" office:value="887990.295188031">
            <text:p>$887,990.3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6</text:p>
          </table:table-cell>
          <table:table-cell office:value-type="float" office:value="83.56">
            <text:p>83.56</text:p>
          </table:table-cell>
          <table:table-cell office:value-type="float" office:value="15.36">
            <text:p>15.36</text:p>
          </table:table-cell>
          <table:table-cell office:value-type="float" office:value="102.82">
            <text:p>102.82</text:p>
          </table:table-cell>
          <table:table-cell office:value-type="float" office:value="8.52">
            <text:p>8.52</text:p>
          </table:table-cell>
          <table:table-cell table:formula="of:=([.AC94]/[.AC93])-1" office:value-type="percentage" office:value="-0.000819672131147531">
            <text:p>-0.08%</text:p>
          </table:table-cell>
          <table:table-cell table:formula="of:=[.H93]*[.F94]" office:value-type="float" office:value="-72.7860897695098">
            <text:p>-$72.79</text:p>
          </table:table-cell>
          <table:table-cell table:formula="of:=[.H93]+[.G94]" office:value-type="float" office:value="88726.2434290335">
            <text:p>88,726.24</text:p>
          </table:table-cell>
          <table:table-cell table:formula="of:=([.D94]/[.D93])-1" office:value-type="percentage" office:value="0.00214424951267045">
            <text:p>0.21%</text:p>
          </table:table-cell>
          <table:table-cell table:formula="of:=[.K93]*[.I94]" office:value-type="float" office:value="219.320107666223">
            <text:p>$219.32</text:p>
          </table:table-cell>
          <table:table-cell table:formula="of:=[.K93]+[.J94]" office:value-type="float" office:value="102502.243046556">
            <text:p>102,502.24</text:p>
          </table:table-cell>
          <table:table-cell table:formula="of:=([.C94]/[.C93])-1" office:value-type="percentage" office:value="-0.000650618087182808">
            <text:p>-0.07%</text:p>
          </table:table-cell>
          <table:table-cell table:formula="of:=[.N93]*[.L94]" office:value-type="float" office:value="-275.671950379043">
            <text:p>-$275.67</text:p>
          </table:table-cell>
          <table:table-cell table:formula="of:=[.N93]+[.M94]" office:value-type="float" office:value="423432.11578222">
            <text:p>423,432.12</text:p>
          </table:table-cell>
          <table:table-cell table:formula="of:=([.E94]/[.E93])-1" office:value-type="percentage" office:value="-0.00699300699300709">
            <text:p>-0.70%</text:p>
          </table:table-cell>
          <table:table-cell table:formula="of:=[.Q93]*[.O94]" office:value-type="float" office:value="-2891.56626506028">
            <text:p>-$2,891.57</text:p>
          </table:table-cell>
          <table:table-cell table:formula="of:=[.Q93]+[.P94]" office:value-type="float" office:value="410602.409638554">
            <text:p>410,602.41</text:p>
          </table:table-cell>
          <table:table-cell/>
          <table:table-cell table:style-name="ce12" table:formula="of:=(([.B94]+[.D94]+[.C94]+[.E94])/([.B93]+[.D93]+[.C93]+[.E93]))-1" office:value-type="percentage" office:value="0.000904460417955999">
            <text:p>0.09%</text:p>
          </table:table-cell>
          <table:table-cell table:formula="of:=[.U93]*[.S94]" office:value-type="float" office:value="930.041919635641">
            <text:p>930.04</text:p>
          </table:table-cell>
          <table:table-cell table:formula="of:=[.H94]+[.K94]+[.N94]+[.Q94]" office:value-type="float" office:value="1025263.01189636">
            <text:p>1,025,263.01</text:p>
          </table:table-cell>
          <table:table-cell table:number-columns-repeated="7"/>
          <table:table-cell office:value-type="float" office:value="109.71">
            <text:p>109.71</text:p>
          </table:table-cell>
          <table:table-cell table:formula="of:=[.AC94]/[.$AC$2]" office:value-type="percentage" office:value="0.887262434290336">
            <text:p>88.73%</text:p>
          </table:table-cell>
          <table:table-cell table:style-name="ce18" table:formula="of:=[.$AE$2]*[.AD94]" office:value-type="currency" office:currency="USD" office:value="887262.434290336">
            <text:p>$887,262.4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7</text:p>
          </table:table-cell>
          <table:table-cell office:value-type="float" office:value="83.57">
            <text:p>83.57</text:p>
          </table:table-cell>
          <table:table-cell office:value-type="float" office:value="15.36">
            <text:p>15.36</text:p>
          </table:table-cell>
          <table:table-cell office:value-type="float" office:value="102.94">
            <text:p>102.94</text:p>
          </table:table-cell>
          <table:table-cell office:value-type="float" office:value="8.56">
            <text:p>8.56</text:p>
          </table:table-cell>
          <table:table-cell table:formula="of:=([.AC95]/[.AC94])-1" office:value-type="percentage" office:value="0.0165891896818886">
            <text:p>1.66%</text:p>
          </table:table-cell>
          <table:table-cell table:formula="of:=[.H94]*[.F95]" office:value-type="float" office:value="1471.89648200566">
            <text:p>$1,471.90</text:p>
          </table:table-cell>
          <table:table-cell table:formula="of:=[.H94]+[.G95]" office:value-type="float" office:value="90198.1399110392">
            <text:p>90,198.14</text:p>
          </table:table-cell>
          <table:table-cell table:formula="of:=([.D95]/[.D94])-1" office:value-type="percentage" office:value="0.00116708811515265">
            <text:p>0.12%</text:p>
          </table:table-cell>
          <table:table-cell table:formula="of:=[.K94]*[.I95]" office:value-type="float" office:value="119.629149636123">
            <text:p>$119.63</text:p>
          </table:table-cell>
          <table:table-cell table:formula="of:=[.K94]+[.J95]" office:value-type="float" office:value="102621.872196192">
            <text:p>102,621.87</text:p>
          </table:table-cell>
          <table:table-cell table:formula="of:=([.C95]/[.C94])-1" office:value-type="percentage" office:value="0">
            <text:p>0.00%</text:p>
          </table:table-cell>
          <table:table-cell table:formula="of:=[.N94]*[.L95]" office:value-type="float" office:value="0">
            <text:p>$0.00</text:p>
          </table:table-cell>
          <table:table-cell table:formula="of:=[.N94]+[.M95]" office:value-type="float" office:value="423432.11578222">
            <text:p>423,432.12</text:p>
          </table:table-cell>
          <table:table-cell table:formula="of:=([.E95]/[.E94])-1" office:value-type="percentage" office:value="0.00469483568075124">
            <text:p>0.47%</text:p>
          </table:table-cell>
          <table:table-cell table:formula="of:=[.Q94]*[.O95]" office:value-type="float" office:value="1927.71084337352">
            <text:p>$1,927.71</text:p>
          </table:table-cell>
          <table:table-cell table:formula="of:=[.Q94]+[.P95]" office:value-type="float" office:value="412530.120481927">
            <text:p>412,530.12</text:p>
          </table:table-cell>
          <table:table-cell/>
          <table:table-cell table:style-name="ce12" table:formula="of:=(([.B95]+[.D95]+[.C95]+[.E95])/([.B94]+[.D94]+[.C94]+[.E94]))-1" office:value-type="percentage" office:value="0.000808522781318377">
            <text:p>0.08%</text:p>
          </table:table-cell>
          <table:table-cell table:formula="of:=[.U94]*[.S95]" office:value-type="float" office:value="828.948501961303">
            <text:p>828.95</text:p>
          </table:table-cell>
          <table:table-cell table:formula="of:=[.H95]+[.K95]+[.N95]+[.Q95]" office:value-type="float" office:value="1028782.24837138">
            <text:p>1,028,782.25</text:p>
          </table:table-cell>
          <table:table-cell table:number-columns-repeated="7"/>
          <table:table-cell office:value-type="float" office:value="111.53">
            <text:p>111.53</text:p>
          </table:table-cell>
          <table:table-cell table:formula="of:=[.AC95]/[.$AC$2]" office:value-type="percentage" office:value="0.901981399110392">
            <text:p>90.20%</text:p>
          </table:table-cell>
          <table:table-cell table:style-name="ce18" table:formula="of:=[.$AE$2]*[.AD95]" office:value-type="currency" office:currency="USD" office:value="901981.399110392">
            <text:p>$901,981.4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8</text:p>
          </table:table-cell>
          <table:table-cell office:value-type="float" office:value="83.53">
            <text:p>83.53</text:p>
          </table:table-cell>
          <table:table-cell office:value-type="float" office:value="15.26">
            <text:p>15.26</text:p>
          </table:table-cell>
          <table:table-cell office:value-type="float" office:value="102.78">
            <text:p>102.78</text:p>
          </table:table-cell>
          <table:table-cell office:value-type="float" office:value="8.53">
            <text:p>8.53</text:p>
          </table:table-cell>
          <table:table-cell table:formula="of:=([.AC96]/[.AC95])-1" office:value-type="percentage" office:value="0.0450999731014077">
            <text:p>4.51%</text:p>
          </table:table-cell>
          <table:table-cell table:formula="of:=[.H95]*[.F96]" office:value-type="float" office:value="4067.93368378487">
            <text:p>$4,067.93</text:p>
          </table:table-cell>
          <table:table-cell table:formula="of:=[.H95]+[.G96]" office:value-type="float" office:value="94266.073594824">
            <text:p>94,266.07</text:p>
          </table:table-cell>
          <table:table-cell table:formula="of:=([.D96]/[.D95])-1" office:value-type="percentage" office:value="-0.00155430347775398">
            <text:p>-0.16%</text:p>
          </table:table-cell>
          <table:table-cell table:formula="of:=[.K95]*[.I96]" office:value-type="float" office:value="-159.505532848166">
            <text:p>-$159.51</text:p>
          </table:table-cell>
          <table:table-cell table:formula="of:=[.K95]+[.J96]" office:value-type="float" office:value="102462.366663344">
            <text:p>102,462.37</text:p>
          </table:table-cell>
          <table:table-cell table:formula="of:=([.C96]/[.C95])-1" office:value-type="percentage" office:value="-0.00651041666666663">
            <text:p>-0.65%</text:p>
          </table:table-cell>
          <table:table-cell table:formula="of:=[.N95]*[.L96]" office:value-type="float" office:value="-2756.71950379048">
            <text:p>-$2,756.72</text:p>
          </table:table-cell>
          <table:table-cell table:formula="of:=[.N95]+[.M96]" office:value-type="float" office:value="420675.396278429">
            <text:p>420,675.40</text:p>
          </table:table-cell>
          <table:table-cell table:formula="of:=([.E96]/[.E95])-1" office:value-type="percentage" office:value="-0.00350467289719636">
            <text:p>-0.35%</text:p>
          </table:table-cell>
          <table:table-cell table:formula="of:=[.Q95]*[.O96]" office:value-type="float" office:value="-1445.78313253016">
            <text:p>-$1,445.78</text:p>
          </table:table-cell>
          <table:table-cell table:formula="of:=[.Q95]+[.P96]" office:value-type="float" office:value="411084.337349397">
            <text:p>411,084.34</text:p>
          </table:table-cell>
          <table:table-cell/>
          <table:table-cell table:style-name="ce12" table:formula="of:=(([.B96]+[.D96]+[.C96]+[.E96])/([.B95]+[.D95]+[.C95]+[.E95]))-1" office:value-type="percentage" office:value="-0.00156821745948776">
            <text:p>-0.16%</text:p>
          </table:table-cell>
          <table:table-cell table:formula="of:=[.U95]*[.S96]" office:value-type="float" office:value="-1613.35428390707">
            <text:p>-1,613.35</text:p>
          </table:table-cell>
          <table:table-cell table:formula="of:=[.H96]+[.K96]+[.N96]+[.Q96]" office:value-type="float" office:value="1028488.17388599">
            <text:p>1,028,488.17</text:p>
          </table:table-cell>
          <table:table-cell table:number-columns-repeated="7"/>
          <table:table-cell office:value-type="float" office:value="116.56">
            <text:p>116.56</text:p>
          </table:table-cell>
          <table:table-cell table:formula="of:=[.AC96]/[.$AC$2]" office:value-type="percentage" office:value="0.942660735948241">
            <text:p>94.27%</text:p>
          </table:table-cell>
          <table:table-cell table:style-name="ce18" table:formula="of:=[.$AE$2]*[.AD96]" office:value-type="currency" office:currency="USD" office:value="942660.735948241">
            <text:p>$942,660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19</text:p>
          </table:table-cell>
          <table:table-cell office:value-type="float" office:value="83.54">
            <text:p>83.54</text:p>
          </table:table-cell>
          <table:table-cell office:value-type="float" office:value="15.26">
            <text:p>15.26</text:p>
          </table:table-cell>
          <table:table-cell office:value-type="float" office:value="102.7">
            <text:p>102.7</text:p>
          </table:table-cell>
          <table:table-cell office:value-type="float" office:value="8.53">
            <text:p>8.53</text:p>
          </table:table-cell>
          <table:table-cell table:formula="of:=([.AC97]/[.AC96])-1" office:value-type="percentage" office:value="-0.000686341798215473">
            <text:p>-0.07%</text:p>
          </table:table-cell>
          <table:table-cell table:formula="of:=[.H96]*[.F97]" office:value-type="float" office:value="-64.6987464617836">
            <text:p>-$64.70</text:p>
          </table:table-cell>
          <table:table-cell table:formula="of:=[.H96]+[.G97]" office:value-type="float" office:value="94201.3748483623">
            <text:p>94,201.37</text:p>
          </table:table-cell>
          <table:table-cell table:formula="of:=([.D97]/[.D96])-1" office:value-type="percentage" office:value="-0.00077836154893951">
            <text:p>-0.08%</text:p>
          </table:table-cell>
          <table:table-cell table:formula="of:=[.K96]*[.I97]" office:value-type="float" office:value="-79.7527664240882">
            <text:p>-$79.75</text:p>
          </table:table-cell>
          <table:table-cell table:formula="of:=[.K96]+[.J97]" office:value-type="float" office:value="102382.61389692">
            <text:p>102,382.61</text:p>
          </table:table-cell>
          <table:table-cell table:formula="of:=([.C97]/[.C96])-1" office:value-type="percentage" office:value="0">
            <text:p>0.00%</text:p>
          </table:table-cell>
          <table:table-cell table:formula="of:=[.N96]*[.L97]" office:value-type="float" office:value="0">
            <text:p>$0.00</text:p>
          </table:table-cell>
          <table:table-cell table:formula="of:=[.N96]+[.M97]" office:value-type="float" office:value="420675.396278429">
            <text:p>420,675.40</text:p>
          </table:table-cell>
          <table:table-cell table:formula="of:=([.E97]/[.E96])-1" office:value-type="percentage" office:value="0">
            <text:p>0.00%</text:p>
          </table:table-cell>
          <table:table-cell table:formula="of:=[.Q96]*[.O97]" office:value-type="float" office:value="0">
            <text:p>$0.00</text:p>
          </table:table-cell>
          <table:table-cell table:formula="of:=[.Q96]+[.P97]" office:value-type="float" office:value="411084.337349397">
            <text:p>411,084.34</text:p>
          </table:table-cell>
          <table:table-cell/>
          <table:table-cell table:style-name="ce12" table:formula="of:=(([.B97]+[.D97]+[.C97]+[.E97])/([.B96]+[.D96]+[.C96]+[.E96]))-1" office:value-type="percentage" office:value="-0.000333174678724402">
            <text:p>-0.03%</text:p>
          </table:table-cell>
          <table:table-cell table:formula="of:=[.U96]*[.S97]" office:value-type="float" office:value="-342.666216906313">
            <text:p>-342.67</text:p>
          </table:table-cell>
          <table:table-cell table:formula="of:=[.H97]+[.K97]+[.N97]+[.Q97]" office:value-type="float" office:value="1028343.72237311">
            <text:p>1,028,343.72</text:p>
          </table:table-cell>
          <table:table-cell table:number-columns-repeated="7"/>
          <table:table-cell office:value-type="float" office:value="116.48">
            <text:p>116.48</text:p>
          </table:table-cell>
          <table:table-cell table:formula="of:=[.AC97]/[.$AC$2]" office:value-type="percentage" office:value="0.942013748483623">
            <text:p>94.20%</text:p>
          </table:table-cell>
          <table:table-cell table:style-name="ce18" table:formula="of:=[.$AE$2]*[.AD97]" office:value-type="currency" office:currency="USD" office:value="942013.748483623">
            <text:p>$942,013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0</text:p>
          </table:table-cell>
          <table:table-cell office:value-type="float" office:value="83.57">
            <text:p>83.57</text:p>
          </table:table-cell>
          <table:table-cell office:value-type="float" office:value="15.26">
            <text:p>15.26</text:p>
          </table:table-cell>
          <table:table-cell office:value-type="float" office:value="102.8">
            <text:p>102.8</text:p>
          </table:table-cell>
          <table:table-cell office:value-type="float" office:value="8.59">
            <text:p>8.59</text:p>
          </table:table-cell>
          <table:table-cell table:formula="of:=([.AC98]/[.AC97])-1" office:value-type="percentage" office:value="0.00858516483516492">
            <text:p>0.86%</text:p>
          </table:table-cell>
          <table:table-cell table:formula="of:=[.H97]*[.F98]" office:value-type="float" office:value="808.734330772348">
            <text:p>$808.73</text:p>
          </table:table-cell>
          <table:table-cell table:formula="of:=[.H97]+[.G98]" office:value-type="float" office:value="95010.1091791346">
            <text:p>95,010.11</text:p>
          </table:table-cell>
          <table:table-cell table:formula="of:=([.D98]/[.D97])-1" office:value-type="percentage" office:value="0.000973709834469316">
            <text:p>0.10%</text:p>
          </table:table-cell>
          <table:table-cell table:formula="of:=[.K97]*[.I98]" office:value-type="float" office:value="99.6909580301054">
            <text:p>$99.69</text:p>
          </table:table-cell>
          <table:table-cell table:formula="of:=[.K97]+[.J98]" office:value-type="float" office:value="102482.30485495">
            <text:p>102,482.30</text:p>
          </table:table-cell>
          <table:table-cell table:formula="of:=([.C98]/[.C97])-1" office:value-type="percentage" office:value="0">
            <text:p>0.00%</text:p>
          </table:table-cell>
          <table:table-cell table:formula="of:=[.N97]*[.L98]" office:value-type="float" office:value="0">
            <text:p>$0.00</text:p>
          </table:table-cell>
          <table:table-cell table:formula="of:=[.N97]+[.M98]" office:value-type="float" office:value="420675.396278429">
            <text:p>420,675.40</text:p>
          </table:table-cell>
          <table:table-cell table:formula="of:=([.E98]/[.E97])-1" office:value-type="percentage" office:value="0.00703399765533419">
            <text:p>0.70%</text:p>
          </table:table-cell>
          <table:table-cell table:formula="of:=[.Q97]*[.O98]" office:value-type="float" office:value="2891.56626506027">
            <text:p>$2,891.57</text:p>
          </table:table-cell>
          <table:table-cell table:formula="of:=[.Q97]+[.P98]" office:value-type="float" office:value="413975.903614458">
            <text:p>413,975.90</text:p>
          </table:table-cell>
          <table:table-cell/>
          <table:table-cell table:style-name="ce12" table:formula="of:=(([.B98]+[.D98]+[.C98]+[.E98])/([.B97]+[.D97]+[.C97]+[.E97]))-1" office:value-type="percentage" office:value="0.000904632671523187">
            <text:p>0.09%</text:p>
          </table:table-cell>
          <table:table-cell table:formula="of:=[.U97]*[.S98]" office:value-type="float" office:value="930.273328814483">
            <text:p>930.27</text:p>
          </table:table-cell>
          <table:table-cell table:formula="of:=[.H98]+[.K98]+[.N98]+[.Q98]" office:value-type="float" office:value="1032143.71392697">
            <text:p>1,032,143.71</text:p>
          </table:table-cell>
          <table:table-cell table:number-columns-repeated="7"/>
          <table:table-cell office:value-type="float" office:value="117.48">
            <text:p>117.48</text:p>
          </table:table-cell>
          <table:table-cell table:formula="of:=[.AC98]/[.$AC$2]" office:value-type="percentage" office:value="0.950101091791347">
            <text:p>95.01%</text:p>
          </table:table-cell>
          <table:table-cell table:style-name="ce18" table:formula="of:=[.$AE$2]*[.AD98]" office:value-type="currency" office:currency="USD" office:value="950101.091791347">
            <text:p>$950,101.0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3</text:p>
          </table:table-cell>
          <table:table-cell office:value-type="float" office:value="83.58">
            <text:p>83.58</text:p>
          </table:table-cell>
          <table:table-cell office:value-type="float" office:value="15.33">
            <text:p>15.33</text:p>
          </table:table-cell>
          <table:table-cell office:value-type="float" office:value="102.88">
            <text:p>102.88</text:p>
          </table:table-cell>
          <table:table-cell office:value-type="float" office:value="8.58">
            <text:p>8.58</text:p>
          </table:table-cell>
          <table:table-cell table:formula="of:=([.AC99]/[.AC98])-1" office:value-type="percentage" office:value="-0.0206843718079673">
            <text:p>-2.07%</text:p>
          </table:table-cell>
          <table:table-cell table:formula="of:=[.H98]*[.F99]" office:value-type="float" office:value="-1965.22442377679">
            <text:p>-$1,965.22</text:p>
          </table:table-cell>
          <table:table-cell table:formula="of:=[.H98]+[.G99]" office:value-type="float" office:value="93044.8847553578">
            <text:p>93,044.88</text:p>
          </table:table-cell>
          <table:table-cell table:formula="of:=([.D99]/[.D98])-1" office:value-type="percentage" office:value="0.000778210116731515">
            <text:p>0.08%</text:p>
          </table:table-cell>
          <table:table-cell table:formula="of:=[.K98]*[.I99]" office:value-type="float" office:value="79.752766424085">
            <text:p>$79.75</text:p>
          </table:table-cell>
          <table:table-cell table:formula="of:=[.K98]+[.J99]" office:value-type="float" office:value="102562.057621374">
            <text:p>102,562.06</text:p>
          </table:table-cell>
          <table:table-cell table:formula="of:=([.C99]/[.C98])-1" office:value-type="percentage" office:value="0.00458715596330284">
            <text:p>0.46%</text:p>
          </table:table-cell>
          <table:table-cell table:formula="of:=[.N98]*[.L99]" office:value-type="float" office:value="1929.70365265338">
            <text:p>$1,929.70</text:p>
          </table:table-cell>
          <table:table-cell table:formula="of:=[.N98]+[.M99]" office:value-type="float" office:value="422605.099931082">
            <text:p>422,605.10</text:p>
          </table:table-cell>
          <table:table-cell table:formula="of:=([.E99]/[.E98])-1" office:value-type="percentage" office:value="-0.00116414435389989">
            <text:p>-0.12%</text:p>
          </table:table-cell>
          <table:table-cell table:formula="of:=[.Q98]*[.O99]" office:value-type="float" office:value="-481.927710843375">
            <text:p>-$481.93</text:p>
          </table:table-cell>
          <table:table-cell table:formula="of:=[.Q98]+[.P99]" office:value-type="float" office:value="413493.975903614">
            <text:p>413,493.98</text:p>
          </table:table-cell>
          <table:table-cell/>
          <table:table-cell table:style-name="ce12" table:formula="of:=(([.B99]+[.D99]+[.C99]+[.E99])/([.B98]+[.D98]+[.C98]+[.E98]))-1" office:value-type="percentage" office:value="0.00071353819807829">
            <text:p>0.07%</text:p>
          </table:table-cell>
          <table:table-cell table:formula="of:=[.U98]*[.S99]" office:value-type="float" office:value="736.473965793284">
            <text:p>736.47</text:p>
          </table:table-cell>
          <table:table-cell table:formula="of:=[.H99]+[.K99]+[.N99]+[.Q99]" office:value-type="float" office:value="1031706.01821143">
            <text:p>1,031,706.02</text:p>
          </table:table-cell>
          <table:table-cell table:number-columns-repeated="7"/>
          <table:table-cell office:value-type="float" office:value="115.05">
            <text:p>115.05</text:p>
          </table:table-cell>
          <table:table-cell table:formula="of:=[.AC99]/[.$AC$2]" office:value-type="percentage" office:value="0.930448847553579">
            <text:p>93.04%</text:p>
          </table:table-cell>
          <table:table-cell table:style-name="ce18" table:formula="of:=[.$AE$2]*[.AD99]" office:value-type="currency" office:currency="USD" office:value="930448.847553579">
            <text:p>$930,448.8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4</text:p>
          </table:table-cell>
          <table:table-cell office:value-type="float" office:value="83.58">
            <text:p>83.58</text:p>
          </table:table-cell>
          <table:table-cell office:value-type="float" office:value="15.3">
            <text:p>15.3</text:p>
          </table:table-cell>
          <table:table-cell office:value-type="float" office:value="102.92">
            <text:p>102.92</text:p>
          </table:table-cell>
          <table:table-cell office:value-type="float" office:value="8.6">
            <text:p>8.6</text:p>
          </table:table-cell>
          <table:table-cell table:formula="of:=([.AC100]/[.AC99])-1" office:value-type="percentage" office:value="-0.00669274228596262">
            <text:p>-0.67%</text:p>
          </table:table-cell>
          <table:table-cell table:formula="of:=[.H99]*[.F100]" office:value-type="float" office:value="-622.725434694702">
            <text:p>-$622.73</text:p>
          </table:table-cell>
          <table:table-cell table:formula="of:=[.H99]+[.G100]" office:value-type="float" office:value="92422.1593206631">
            <text:p>92,422.16</text:p>
          </table:table-cell>
          <table:table-cell table:formula="of:=([.D100]/[.D99])-1" office:value-type="percentage" office:value="0.00038880248833606">
            <text:p>0.04%</text:p>
          </table:table-cell>
          <table:table-cell table:formula="of:=[.K99]*[.I100]" office:value-type="float" office:value="39.8763832120564">
            <text:p>$39.88</text:p>
          </table:table-cell>
          <table:table-cell table:formula="of:=[.K99]+[.J100]" office:value-type="float" office:value="102601.934004586">
            <text:p>102,601.93</text:p>
          </table:table-cell>
          <table:table-cell table:formula="of:=([.C100]/[.C99])-1" office:value-type="percentage" office:value="-0.00195694716242656">
            <text:p>-0.20%</text:p>
          </table:table-cell>
          <table:table-cell table:formula="of:=[.N99]*[.L100]" office:value-type="float" office:value="-827.015851137124">
            <text:p>-$827.02</text:p>
          </table:table-cell>
          <table:table-cell table:formula="of:=[.N99]+[.M100]" office:value-type="float" office:value="421778.084079945">
            <text:p>421,778.08</text:p>
          </table:table-cell>
          <table:table-cell table:formula="of:=([.E100]/[.E99])-1" office:value-type="percentage" office:value="0.00233100233100236">
            <text:p>0.23%</text:p>
          </table:table-cell>
          <table:table-cell table:formula="of:=[.Q99]*[.O100]" office:value-type="float" office:value="963.85542168676">
            <text:p>$963.86</text:p>
          </table:table-cell>
          <table:table-cell table:formula="of:=[.Q99]+[.P100]" office:value-type="float" office:value="414457.831325301">
            <text:p>414,457.83</text:p>
          </table:table-cell>
          <table:table-cell/>
          <table:table-cell table:style-name="ce12" table:formula="of:=(([.B100]+[.D100]+[.C100]+[.E100])/([.B99]+[.D99]+[.C99]+[.E99]))-1" office:value-type="percentage" office:value="0.000142605884869473">
            <text:p>0.01%</text:p>
          </table:table-cell>
          <table:table-cell table:formula="of:=[.U99]*[.S100]" office:value-type="float" office:value="147.127349652202">
            <text:p>147.13</text:p>
          </table:table-cell>
          <table:table-cell table:formula="of:=[.H100]+[.K100]+[.N100]+[.Q100]" office:value-type="float" office:value="1031260.0087305">
            <text:p>1,031,260.01</text:p>
          </table:table-cell>
          <table:table-cell table:number-columns-repeated="7"/>
          <table:table-cell office:value-type="float" office:value="114.28">
            <text:p>114.28</text:p>
          </table:table-cell>
          <table:table-cell table:formula="of:=[.AC100]/[.$AC$2]" office:value-type="percentage" office:value="0.924221593206632">
            <text:p>92.42%</text:p>
          </table:table-cell>
          <table:table-cell table:style-name="ce18" table:formula="of:=[.$AE$2]*[.AD100]" office:value-type="currency" office:currency="USD" office:value="924221.593206632">
            <text:p>$924,221.5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5</text:p>
          </table:table-cell>
          <table:table-cell office:value-type="float" office:value="83.62">
            <text:p>83.62</text:p>
          </table:table-cell>
          <table:table-cell office:value-type="float" office:value="15.3">
            <text:p>15.3</text:p>
          </table:table-cell>
          <table:table-cell office:value-type="float" office:value="102.9">
            <text:p>102.9</text:p>
          </table:table-cell>
          <table:table-cell office:value-type="float" office:value="8.58">
            <text:p>8.58</text:p>
          </table:table-cell>
          <table:table-cell table:formula="of:=([.AC101]/[.AC100])-1" office:value-type="percentage" office:value="-0.0429646482324116">
            <text:p>-4.30%</text:p>
          </table:table-cell>
          <table:table-cell table:formula="of:=[.H100]*[.F101]" office:value-type="float" office:value="-3970.88556409219">
            <text:p>-$3,970.89</text:p>
          </table:table-cell>
          <table:table-cell table:formula="of:=[.H100]+[.G101]" office:value-type="float" office:value="88451.2737565709">
            <text:p>88,451.27</text:p>
          </table:table-cell>
          <table:table-cell table:formula="of:=([.D101]/[.D100])-1" office:value-type="percentage" office:value="-0.000194325689856112">
            <text:p>-0.02%</text:p>
          </table:table-cell>
          <table:table-cell table:formula="of:=[.K100]*[.I101]" office:value-type="float" office:value="-19.9381916060124">
            <text:p>-$19.94</text:p>
          </table:table-cell>
          <table:table-cell table:formula="of:=[.K100]+[.J101]" office:value-type="float" office:value="102581.99581298">
            <text:p>102,582.00</text:p>
          </table:table-cell>
          <table:table-cell table:formula="of:=([.C101]/[.C100])-1" office:value-type="percentage" office:value="0">
            <text:p>0.00%</text:p>
          </table:table-cell>
          <table:table-cell table:formula="of:=[.N100]*[.L101]" office:value-type="float" office:value="0">
            <text:p>$0.00</text:p>
          </table:table-cell>
          <table:table-cell table:formula="of:=[.N100]+[.M101]" office:value-type="float" office:value="421778.084079945">
            <text:p>421,778.08</text:p>
          </table:table-cell>
          <table:table-cell table:formula="of:=([.E101]/[.E100])-1" office:value-type="percentage" office:value="-0.00232558139534877">
            <text:p>-0.23%</text:p>
          </table:table-cell>
          <table:table-cell table:formula="of:=[.Q100]*[.O101]" office:value-type="float" office:value="-963.85542168672">
            <text:p>-$963.86</text:p>
          </table:table-cell>
          <table:table-cell table:formula="of:=[.Q100]+[.P101]" office:value-type="float" office:value="413493.975903614">
            <text:p>413,493.98</text:p>
          </table:table-cell>
          <table:table-cell/>
          <table:table-cell table:style-name="ce12" table:formula="of:=(([.B101]+[.D101]+[.C101]+[.E101])/([.B100]+[.D100]+[.C100]+[.E100]))-1" office:value-type="percentage" office:value="0">
            <text:p>0.00%</text:p>
          </table:table-cell>
          <table:table-cell table:formula="of:=[.U100]*[.S101]" office:value-type="float" office:value="0">
            <text:p>0.00</text:p>
          </table:table-cell>
          <table:table-cell table:formula="of:=[.H101]+[.K101]+[.N101]+[.Q101]" office:value-type="float" office:value="1026305.32955311">
            <text:p>1,026,305.33</text:p>
          </table:table-cell>
          <table:table-cell table:number-columns-repeated="7"/>
          <table:table-cell office:value-type="float" office:value="109.37">
            <text:p>109.37</text:p>
          </table:table-cell>
          <table:table-cell table:formula="of:=[.AC101]/[.$AC$2]" office:value-type="percentage" office:value="0.88451273756571">
            <text:p>88.45%</text:p>
          </table:table-cell>
          <table:table-cell table:style-name="ce18" table:formula="of:=[.$AE$2]*[.AD101]" office:value-type="currency" office:currency="USD" office:value="884512.73756571">
            <text:p>$884,512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6</text:p>
          </table:table-cell>
          <table:table-cell office:value-type="float" office:value="83.67">
            <text:p>83.67</text:p>
          </table:table-cell>
          <table:table-cell office:value-type="float" office:value="15.3">
            <text:p>15.3</text:p>
          </table:table-cell>
          <table:table-cell office:value-type="float" office:value="103.12">
            <text:p>103.12</text:p>
          </table:table-cell>
          <table:table-cell office:value-type="float" office:value="8.6">
            <text:p>8.6</text:p>
          </table:table-cell>
          <table:table-cell table:formula="of:=([.AC102]/[.AC101])-1" office:value-type="percentage" office:value="0.0462649721130108">
            <text:p>4.63%</text:p>
          </table:table-cell>
          <table:table-cell table:formula="of:=[.H101]*[.F102]" office:value-type="float" office:value="4092.19571370804">
            <text:p>$4,092.20</text:p>
          </table:table-cell>
          <table:table-cell table:formula="of:=[.H101]+[.G102]" office:value-type="float" office:value="92543.469470279">
            <text:p>92,543.47</text:p>
          </table:table-cell>
          <table:table-cell table:formula="of:=([.D102]/[.D101])-1" office:value-type="percentage" office:value="0.00213799805636539">
            <text:p>0.21%</text:p>
          </table:table-cell>
          <table:table-cell table:formula="of:=[.K101]*[.I102]" office:value-type="float" office:value="219.320107666233">
            <text:p>$219.32</text:p>
          </table:table-cell>
          <table:table-cell table:formula="of:=[.K101]+[.J102]" office:value-type="float" office:value="102801.315920646">
            <text:p>102,801.32</text:p>
          </table:table-cell>
          <table:table-cell table:formula="of:=([.C102]/[.C101])-1" office:value-type="percentage" office:value="0">
            <text:p>0.00%</text:p>
          </table:table-cell>
          <table:table-cell table:formula="of:=[.N101]*[.L102]" office:value-type="float" office:value="0">
            <text:p>$0.00</text:p>
          </table:table-cell>
          <table:table-cell table:formula="of:=[.N101]+[.M102]" office:value-type="float" office:value="421778.084079945">
            <text:p>421,778.08</text:p>
          </table:table-cell>
          <table:table-cell table:formula="of:=([.E102]/[.E101])-1" office:value-type="percentage" office:value="0.00233100233100236">
            <text:p>0.23%</text:p>
          </table:table-cell>
          <table:table-cell table:formula="of:=[.Q101]*[.O102]" office:value-type="float" office:value="963.85542168676">
            <text:p>$963.86</text:p>
          </table:table-cell>
          <table:table-cell table:formula="of:=[.Q101]+[.P102]" office:value-type="float" office:value="414457.831325301">
            <text:p>414,457.83</text:p>
          </table:table-cell>
          <table:table-cell/>
          <table:table-cell table:style-name="ce12" table:formula="of:=(([.B102]+[.D102]+[.C102]+[.E102])/([.B101]+[.D101]+[.C101]+[.E101]))-1" office:value-type="percentage" office:value="0.00137832699619778">
            <text:p>0.14%</text:p>
          </table:table-cell>
          <table:table-cell table:formula="of:=[.U101]*[.S102]" office:value-type="float" office:value="1414.58434206471">
            <text:p>1,414.58</text:p>
          </table:table-cell>
          <table:table-cell table:formula="of:=[.H102]+[.K102]+[.N102]+[.Q102]" office:value-type="float" office:value="1031580.70079617">
            <text:p>1,031,580.70</text:p>
          </table:table-cell>
          <table:table-cell table:number-columns-repeated="7"/>
          <table:table-cell office:value-type="float" office:value="114.43">
            <text:p>114.43</text:p>
          </table:table-cell>
          <table:table-cell table:formula="of:=[.AC102]/[.$AC$2]" office:value-type="percentage" office:value="0.92543469470279">
            <text:p>92.54%</text:p>
          </table:table-cell>
          <table:table-cell table:style-name="ce18" table:formula="of:=[.$AE$2]*[.AD102]" office:value-type="currency" office:currency="USD" office:value="925434.69470279">
            <text:p>$925,434.6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27</text:p>
          </table:table-cell>
          <table:table-cell office:value-type="float" office:value="83.7">
            <text:p>83.7</text:p>
          </table:table-cell>
          <table:table-cell office:value-type="float" office:value="15.39">
            <text:p>15.39</text:p>
          </table:table-cell>
          <table:table-cell office:value-type="float" office:value="103.22">
            <text:p>103.22</text:p>
          </table:table-cell>
          <table:table-cell office:value-type="float" office:value="8.62">
            <text:p>8.62</text:p>
          </table:table-cell>
          <table:table-cell table:formula="of:=([.AC103]/[.AC102])-1" office:value-type="percentage" office:value="-0.0444813423053395">
            <text:p>-4.45%</text:p>
          </table:table-cell>
          <table:table-cell table:formula="of:=[.H102]*[.F103]" office:value-type="float" office:value="-4116.45774363122">
            <text:p>-$4,116.46</text:p>
          </table:table-cell>
          <table:table-cell table:formula="of:=[.H102]+[.G103]" office:value-type="float" office:value="88427.0117266478">
            <text:p>88,427.01</text:p>
          </table:table-cell>
          <table:table-cell table:formula="of:=([.D103]/[.D102])-1" office:value-type="percentage" office:value="0.000969743987587313">
            <text:p>0.10%</text:p>
          </table:table-cell>
          <table:table-cell table:formula="of:=[.K102]*[.I103]" office:value-type="float" office:value="99.6909580301103">
            <text:p>$99.69</text:p>
          </table:table-cell>
          <table:table-cell table:formula="of:=[.K102]+[.J103]" office:value-type="float" office:value="102901.006878676">
            <text:p>102,901.01</text:p>
          </table:table-cell>
          <table:table-cell table:formula="of:=([.C103]/[.C102])-1" office:value-type="percentage" office:value="0.00588235294117645">
            <text:p>0.59%</text:p>
          </table:table-cell>
          <table:table-cell table:formula="of:=[.N102]*[.L103]" office:value-type="float" office:value="2481.04755341143">
            <text:p>$2,481.05</text:p>
          </table:table-cell>
          <table:table-cell table:formula="of:=[.N102]+[.M103]" office:value-type="float" office:value="424259.131633357">
            <text:p>424,259.13</text:p>
          </table:table-cell>
          <table:table-cell table:formula="of:=([.E103]/[.E102])-1" office:value-type="percentage" office:value="0.00232558139534889">
            <text:p>0.23%</text:p>
          </table:table-cell>
          <table:table-cell table:formula="of:=[.Q102]*[.O103]" office:value-type="float" office:value="963.855421686767">
            <text:p>$963.86</text:p>
          </table:table-cell>
          <table:table-cell table:formula="of:=[.Q102]+[.P103]" office:value-type="float" office:value="415421.686746988">
            <text:p>415,421.69</text:p>
          </table:table-cell>
          <table:table-cell/>
          <table:table-cell table:style-name="ce12" table:formula="of:=(([.B103]+[.D103]+[.C103]+[.E103])/([.B102]+[.D102]+[.C102]+[.E102]))-1" office:value-type="percentage" office:value="0.0011391143386017">
            <text:p>0.11%</text:p>
          </table:table-cell>
          <table:table-cell table:formula="of:=[.U102]*[.S103]" office:value-type="float" office:value="1175.08836770171">
            <text:p>1,175.09</text:p>
          </table:table-cell>
          <table:table-cell table:formula="of:=[.H103]+[.K103]+[.N103]+[.Q103]" office:value-type="float" office:value="1031008.83698567">
            <text:p>1,031,008.84</text:p>
          </table:table-cell>
          <table:table-cell table:number-columns-repeated="7"/>
          <table:table-cell office:value-type="float" office:value="109.34">
            <text:p>109.34</text:p>
          </table:table-cell>
          <table:table-cell table:formula="of:=[.AC103]/[.$AC$2]" office:value-type="percentage" office:value="0.884270117266478">
            <text:p>88.43%</text:p>
          </table:table-cell>
          <table:table-cell table:style-name="ce18" table:formula="of:=[.$AE$2]*[.AD103]" office:value-type="currency" office:currency="USD" office:value="884270.117266478">
            <text:p>$884,270.1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5-31</text:p>
          </table:table-cell>
          <table:table-cell office:value-type="float" office:value="83.7">
            <text:p>83.7</text:p>
          </table:table-cell>
          <table:table-cell office:value-type="float" office:value="15.39">
            <text:p>15.39</text:p>
          </table:table-cell>
          <table:table-cell office:value-type="float" office:value="103.25">
            <text:p>103.25</text:p>
          </table:table-cell>
          <table:table-cell office:value-type="float" office:value="8.62">
            <text:p>8.62</text:p>
          </table:table-cell>
          <table:table-cell table:formula="of:=([.AC104]/[.AC103])-1" office:value-type="percentage" office:value="0.0696908725077738">
            <text:p>6.97%</text:p>
          </table:table-cell>
          <table:table-cell table:formula="of:=[.H103]*[.F104]" office:value-type="float" office:value="6162.55560048523">
            <text:p>$6,162.56</text:p>
          </table:table-cell>
          <table:table-cell table:formula="of:=[.H103]+[.G104]" office:value-type="float" office:value="94589.567327133">
            <text:p>94,589.57</text:p>
          </table:table-cell>
          <table:table-cell table:formula="of:=([.D104]/[.D103])-1" office:value-type="percentage" office:value="0.000290641348575926">
            <text:p>0.03%</text:p>
          </table:table-cell>
          <table:table-cell table:formula="of:=[.K103]*[.I104]" office:value-type="float" office:value="29.9072874090391">
            <text:p>$29.91</text:p>
          </table:table-cell>
          <table:table-cell table:formula="of:=[.K103]+[.J104]" office:value-type="float" office:value="102930.914166085">
            <text:p>102,930.91</text:p>
          </table:table-cell>
          <table:table-cell table:formula="of:=([.C104]/[.C103])-1" office:value-type="percentage" office:value="0">
            <text:p>0.00%</text:p>
          </table:table-cell>
          <table:table-cell table:formula="of:=[.N103]*[.L104]" office:value-type="float" office:value="0">
            <text:p>$0.00</text:p>
          </table:table-cell>
          <table:table-cell table:formula="of:=[.N103]+[.M104]" office:value-type="float" office:value="424259.131633357">
            <text:p>424,259.13</text:p>
          </table:table-cell>
          <table:table-cell table:formula="of:=([.E104]/[.E103])-1" office:value-type="percentage" office:value="0">
            <text:p>0.00%</text:p>
          </table:table-cell>
          <table:table-cell table:formula="of:=[.Q103]*[.O104]" office:value-type="float" office:value="0">
            <text:p>$0.00</text:p>
          </table:table-cell>
          <table:table-cell table:formula="of:=[.Q103]+[.P104]" office:value-type="float" office:value="415421.686746988">
            <text:p>415,421.69</text:p>
          </table:table-cell>
          <table:table-cell/>
          <table:table-cell table:style-name="ce12" table:formula="of:=(([.B104]+[.D104]+[.C104]+[.E104])/([.B103]+[.D103]+[.C103]+[.E103]))-1" office:value-type="percentage" office:value="0.000142227279191998">
            <text:p>0.01%</text:p>
          </table:table-cell>
          <table:table-cell table:formula="of:=[.U103]*[.S104]" office:value-type="float" office:value="146.637581707377">
            <text:p>146.64</text:p>
          </table:table-cell>
          <table:table-cell table:formula="of:=[.H104]+[.K104]+[.N104]+[.Q104]" office:value-type="float" office:value="1037201.29987356">
            <text:p>1,037,201.30</text:p>
          </table:table-cell>
          <table:table-cell table:number-columns-repeated="7"/>
          <table:table-cell office:value-type="float" office:value="116.96">
            <text:p>116.96</text:p>
          </table:table-cell>
          <table:table-cell table:formula="of:=[.AC104]/[.$AC$2]" office:value-type="percentage" office:value="0.94589567327133">
            <text:p>94.59%</text:p>
          </table:table-cell>
          <table:table-cell table:style-name="ce18" table:formula="of:=[.$AE$2]*[.AD104]" office:value-type="currency" office:currency="USD" office:value="945895.67327133">
            <text:p>$945,895.6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1</text:p>
          </table:table-cell>
          <table:table-cell office:value-type="float" office:value="83.76">
            <text:p>83.76</text:p>
          </table:table-cell>
          <table:table-cell office:value-type="float" office:value="15.5">
            <text:p>15.5</text:p>
          </table:table-cell>
          <table:table-cell office:value-type="float" office:value="103.69">
            <text:p>103.69</text:p>
          </table:table-cell>
          <table:table-cell office:value-type="float" office:value="8.68">
            <text:p>8.68</text:p>
          </table:table-cell>
          <table:table-cell table:formula="of:=([.AC105]/[.AC104])-1" office:value-type="percentage" office:value="0.00145348837209314">
            <text:p>0.15%</text:p>
          </table:table-cell>
          <table:table-cell table:formula="of:=[.H104]*[.F105]" office:value-type="float" office:value="137.484836231309">
            <text:p>$137.48</text:p>
          </table:table-cell>
          <table:table-cell table:formula="of:=[.H104]+[.G105]" office:value-type="float" office:value="94727.0521633643">
            <text:p>94,727.05</text:p>
          </table:table-cell>
          <table:table-cell table:formula="of:=([.D105]/[.D104])-1" office:value-type="percentage" office:value="0.00426150121065372">
            <text:p>0.43%</text:p>
          </table:table-cell>
          <table:table-cell table:formula="of:=[.K104]*[.I105]" office:value-type="float" office:value="438.640215332466">
            <text:p>$438.64</text:p>
          </table:table-cell>
          <table:table-cell table:formula="of:=[.K104]+[.J105]" office:value-type="float" office:value="103369.554381418">
            <text:p>103,369.55</text:p>
          </table:table-cell>
          <table:table-cell table:formula="of:=([.C105]/[.C104])-1" office:value-type="percentage" office:value="0.00714749837556861">
            <text:p>0.71%</text:p>
          </table:table-cell>
          <table:table-cell table:formula="of:=[.N104]*[.L105]" office:value-type="float" office:value="3032.39145416956">
            <text:p>$3,032.39</text:p>
          </table:table-cell>
          <table:table-cell table:formula="of:=[.N104]+[.M105]" office:value-type="float" office:value="427291.523087526">
            <text:p>427,291.52</text:p>
          </table:table-cell>
          <table:table-cell table:formula="of:=([.E105]/[.E104])-1" office:value-type="percentage" office:value="0.00696055684454766">
            <text:p>0.70%</text:p>
          </table:table-cell>
          <table:table-cell table:formula="of:=[.Q104]*[.O105]" office:value-type="float" office:value="2891.56626506028">
            <text:p>$2,891.57</text:p>
          </table:table-cell>
          <table:table-cell table:formula="of:=[.Q104]+[.P105]" office:value-type="float" office:value="418313.253012048">
            <text:p>418,313.25</text:p>
          </table:table-cell>
          <table:table-cell/>
          <table:table-cell table:style-name="ce12" table:formula="of:=(([.B105]+[.D105]+[.C105]+[.E105])/([.B104]+[.D104]+[.C104]+[.E104]))-1" office:value-type="percentage" office:value="0.00317595752749344">
            <text:p>0.32%</text:p>
          </table:table-cell>
          <table:table-cell table:formula="of:=[.U104]*[.S105]" office:value-type="float" office:value="3294.10727585943">
            <text:p>3,294.11</text:p>
          </table:table-cell>
          <table:table-cell table:formula="of:=[.H105]+[.K105]+[.N105]+[.Q105]" office:value-type="float" office:value="1043701.38264436">
            <text:p>1,043,701.38</text:p>
          </table:table-cell>
          <table:table-cell table:number-columns-repeated="7"/>
          <table:table-cell office:value-type="float" office:value="117.13">
            <text:p>117.13</text:p>
          </table:table-cell>
          <table:table-cell table:formula="of:=[.AC105]/[.$AC$2]" office:value-type="percentage" office:value="0.947270521633643">
            <text:p>94.73%</text:p>
          </table:table-cell>
          <table:table-cell table:style-name="ce18" table:formula="of:=[.$AE$2]*[.AD105]" office:value-type="currency" office:currency="USD" office:value="947270.521633643">
            <text:p>$947,270.5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2</text:p>
          </table:table-cell>
          <table:table-cell office:value-type="float" office:value="83.71">
            <text:p>83.71</text:p>
          </table:table-cell>
          <table:table-cell office:value-type="float" office:value="15.5">
            <text:p>15.5</text:p>
          </table:table-cell>
          <table:table-cell office:value-type="float" office:value="103.28">
            <text:p>103.28</text:p>
          </table:table-cell>
          <table:table-cell office:value-type="float" office:value="8.63">
            <text:p>8.63</text:p>
          </table:table-cell>
          <table:table-cell table:formula="of:=([.AC106]/[.AC105])-1" office:value-type="percentage" office:value="0.0491761290873389">
            <text:p>4.92%</text:p>
          </table:table-cell>
          <table:table-cell table:formula="of:=[.H105]*[.F106]" office:value-type="float" office:value="4658.30974524869">
            <text:p>$4,658.31</text:p>
          </table:table-cell>
          <table:table-cell table:formula="of:=[.H105]+[.G106]" office:value-type="float" office:value="99385.361908613">
            <text:p>99,385.36</text:p>
          </table:table-cell>
          <table:table-cell table:formula="of:=([.D106]/[.D105])-1" office:value-type="percentage" office:value="-0.00395409393384127">
            <text:p>-0.40%</text:p>
          </table:table-cell>
          <table:table-cell table:formula="of:=[.K105]*[.I106]" office:value-type="float" office:value="-408.732927923439">
            <text:p>-$408.73</text:p>
          </table:table-cell>
          <table:table-cell table:formula="of:=[.K105]+[.J106]" office:value-type="float" office:value="102960.821453494">
            <text:p>102,960.82</text:p>
          </table:table-cell>
          <table:table-cell table:formula="of:=([.C106]/[.C105])-1" office:value-type="percentage" office:value="0">
            <text:p>0.00%</text:p>
          </table:table-cell>
          <table:table-cell table:formula="of:=[.N105]*[.L106]" office:value-type="float" office:value="0">
            <text:p>$0.00</text:p>
          </table:table-cell>
          <table:table-cell table:formula="of:=[.N105]+[.M106]" office:value-type="float" office:value="427291.523087526">
            <text:p>427,291.52</text:p>
          </table:table-cell>
          <table:table-cell table:formula="of:=([.E106]/[.E105])-1" office:value-type="percentage" office:value="-0.00576036866359431">
            <text:p>-0.58%</text:p>
          </table:table-cell>
          <table:table-cell table:formula="of:=[.Q105]*[.O106]" office:value-type="float" office:value="-2409.6385542168">
            <text:p>-$2,409.64</text:p>
          </table:table-cell>
          <table:table-cell table:formula="of:=[.Q105]+[.P106]" office:value-type="float" office:value="415903.614457831">
            <text:p>415,903.61</text:p>
          </table:table-cell>
          <table:table-cell/>
          <table:table-cell table:style-name="ce12" table:formula="of:=(([.B106]+[.D106]+[.C106]+[.E106])/([.B105]+[.D105]+[.C105]+[.E105]))-1" office:value-type="percentage" office:value="-0.00240986627604778">
            <text:p>-0.24%</text:p>
          </table:table-cell>
          <table:table-cell table:formula="of:=[.U105]*[.S106]" office:value-type="float" office:value="-2515.18076429907">
            <text:p>-2,515.18</text:p>
          </table:table-cell>
          <table:table-cell table:formula="of:=[.H106]+[.K106]+[.N106]+[.Q106]" office:value-type="float" office:value="1045541.32090746">
            <text:p>1,045,541.32</text:p>
          </table:table-cell>
          <table:table-cell table:number-columns-repeated="7"/>
          <table:table-cell office:value-type="float" office:value="122.89">
            <text:p>122.89</text:p>
          </table:table-cell>
          <table:table-cell table:formula="of:=[.AC106]/[.$AC$2]" office:value-type="percentage" office:value="0.99385361908613">
            <text:p>99.39%</text:p>
          </table:table-cell>
          <table:table-cell table:style-name="ce18" table:formula="of:=[.$AE$2]*[.AD106]" office:value-type="currency" office:currency="USD" office:value="993853.61908613">
            <text:p>$993,853.6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3</text:p>
          </table:table-cell>
          <table:table-cell office:value-type="float" office:value="83.74">
            <text:p>83.74</text:p>
          </table:table-cell>
          <table:table-cell office:value-type="float" office:value="15.45">
            <text:p>15.45</text:p>
          </table:table-cell>
          <table:table-cell office:value-type="float" office:value="103.41">
            <text:p>103.41</text:p>
          </table:table-cell>
          <table:table-cell office:value-type="float" office:value="8.67">
            <text:p>8.67</text:p>
          </table:table-cell>
          <table:table-cell table:formula="of:=([.AC107]/[.AC106])-1" office:value-type="percentage" office:value="-0.00537065668484005">
            <text:p>-0.54%</text:p>
          </table:table-cell>
          <table:table-cell table:formula="of:=[.H106]*[.F107]" office:value-type="float" office:value="-533.76465830974">
            <text:p>-$533.76</text:p>
          </table:table-cell>
          <table:table-cell table:formula="of:=[.H106]+[.G107]" office:value-type="float" office:value="98851.5972503032">
            <text:p>98,851.60</text:p>
          </table:table-cell>
          <table:table-cell table:formula="of:=([.D107]/[.D106])-1" office:value-type="percentage" office:value="0.00125871417505796">
            <text:p>0.13%</text:p>
          </table:table-cell>
          <table:table-cell table:formula="of:=[.K106]*[.I107]" office:value-type="float" office:value="129.598245439125">
            <text:p>$129.60</text:p>
          </table:table-cell>
          <table:table-cell table:formula="of:=[.K106]+[.J107]" office:value-type="float" office:value="103090.419698933">
            <text:p>103,090.42</text:p>
          </table:table-cell>
          <table:table-cell table:formula="of:=([.C107]/[.C106])-1" office:value-type="percentage" office:value="-0.00322580645161297">
            <text:p>-0.32%</text:p>
          </table:table-cell>
          <table:table-cell table:formula="of:=[.N106]*[.L107]" office:value-type="float" office:value="-1378.35975189527">
            <text:p>-$1,378.36</text:p>
          </table:table-cell>
          <table:table-cell table:formula="of:=[.N106]+[.M107]" office:value-type="float" office:value="425913.163335631">
            <text:p>425,913.16</text:p>
          </table:table-cell>
          <table:table-cell table:formula="of:=([.E107]/[.E106])-1" office:value-type="percentage" office:value="0.00463499420625713">
            <text:p>0.46%</text:p>
          </table:table-cell>
          <table:table-cell table:formula="of:=[.Q106]*[.O107]" office:value-type="float" office:value="1927.71084337345">
            <text:p>$1,927.71</text:p>
          </table:table-cell>
          <table:table-cell table:formula="of:=[.Q106]+[.P107]" office:value-type="float" office:value="417831.325301205">
            <text:p>417,831.33</text:p>
          </table:table-cell>
          <table:table-cell/>
          <table:table-cell table:style-name="ce12" table:formula="of:=(([.B107]+[.D107]+[.C107]+[.E107])/([.B106]+[.D106]+[.C106]+[.E106]))-1" office:value-type="percentage" office:value="0.000710496400151417">
            <text:p>0.07%</text:p>
          </table:table-cell>
          <table:table-cell table:formula="of:=[.U106]*[.S107]" office:value-type="float" office:value="742.853344714311">
            <text:p>742.85</text:p>
          </table:table-cell>
          <table:table-cell table:formula="of:=[.H107]+[.K107]+[.N107]+[.Q107]" office:value-type="float" office:value="1045686.50558607">
            <text:p>1,045,686.51</text:p>
          </table:table-cell>
          <table:table-cell table:number-columns-repeated="7"/>
          <table:table-cell office:value-type="float" office:value="122.23">
            <text:p>122.23</text:p>
          </table:table-cell>
          <table:table-cell table:formula="of:=[.AC107]/[.$AC$2]" office:value-type="percentage" office:value="0.988515972503033">
            <text:p>98.85%</text:p>
          </table:table-cell>
          <table:table-cell table:style-name="ce18" table:formula="of:=[.$AE$2]*[.AD107]" office:value-type="currency" office:currency="USD" office:value="988515.972503033">
            <text:p>$988,515.9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6</text:p>
          </table:table-cell>
          <table:table-cell office:value-type="float" office:value="83.75">
            <text:p>83.75</text:p>
          </table:table-cell>
          <table:table-cell office:value-type="float" office:value="15.36">
            <text:p>15.36</text:p>
          </table:table-cell>
          <table:table-cell office:value-type="float" office:value="103.43">
            <text:p>103.43</text:p>
          </table:table-cell>
          <table:table-cell office:value-type="float" office:value="8.63">
            <text:p>8.63</text:p>
          </table:table-cell>
          <table:table-cell table:formula="of:=([.AC108]/[.AC107])-1" office:value-type="percentage" office:value="0.0261801521721345">
            <text:p>2.62%</text:p>
          </table:table-cell>
          <table:table-cell table:formula="of:=[.H107]*[.F108]" office:value-type="float" office:value="2587.94985847149">
            <text:p>$2,587.95</text:p>
          </table:table-cell>
          <table:table-cell table:formula="of:=[.H107]+[.G108]" office:value-type="float" office:value="101439.547108775">
            <text:p>101,439.55</text:p>
          </table:table-cell>
          <table:table-cell table:formula="of:=([.D108]/[.D107])-1" office:value-type="percentage" office:value="0.000193404893143789">
            <text:p>0.02%</text:p>
          </table:table-cell>
          <table:table-cell table:formula="of:=[.K107]*[.I108]" office:value-type="float" office:value="19.9381916060206">
            <text:p>$19.94</text:p>
          </table:table-cell>
          <table:table-cell table:formula="of:=[.K107]+[.J108]" office:value-type="float" office:value="103110.357890539">
            <text:p>103,110.36</text:p>
          </table:table-cell>
          <table:table-cell table:formula="of:=([.C108]/[.C107])-1" office:value-type="percentage" office:value="-0.00582524271844664">
            <text:p>-0.58%</text:p>
          </table:table-cell>
          <table:table-cell table:formula="of:=[.N107]*[.L108]" office:value-type="float" office:value="-2481.04755341146">
            <text:p>-$2,481.05</text:p>
          </table:table-cell>
          <table:table-cell table:formula="of:=[.N107]+[.M108]" office:value-type="float" office:value="423432.11578222">
            <text:p>423,432.12</text:p>
          </table:table-cell>
          <table:table-cell table:formula="of:=([.E108]/[.E107])-1" office:value-type="percentage" office:value="-0.00461361014994222">
            <text:p>-0.46%</text:p>
          </table:table-cell>
          <table:table-cell table:formula="of:=[.Q107]*[.O108]" office:value-type="float" office:value="-1927.71084337345">
            <text:p>-$1,927.71</text:p>
          </table:table-cell>
          <table:table-cell table:formula="of:=[.Q107]+[.P108]" office:value-type="float" office:value="415903.614457831">
            <text:p>415,903.61</text:p>
          </table:table-cell>
          <table:table-cell/>
          <table:table-cell table:style-name="ce12" table:formula="of:=(([.B108]+[.D108]+[.C108]+[.E108])/([.B107]+[.D107]+[.C107]+[.E107]))-1" office:value-type="percentage" office:value="-0.000473327968949389">
            <text:p>-0.05%</text:p>
          </table:table-cell>
          <table:table-cell table:formula="of:=[.U107]*[.S108]" office:value-type="float" office:value="-494.952669846839">
            <text:p>-494.95</text:p>
          </table:table-cell>
          <table:table-cell table:formula="of:=[.H108]+[.K108]+[.N108]+[.Q108]" office:value-type="float" office:value="1043885.63523936">
            <text:p>1,043,885.64</text:p>
          </table:table-cell>
          <table:table-cell table:number-columns-repeated="7"/>
          <table:table-cell office:value-type="float" office:value="125.43">
            <text:p>125.43</text:p>
          </table:table-cell>
          <table:table-cell table:formula="of:=[.AC108]/[.$AC$2]" office:value-type="percentage" office:value="1.01439547108775">
            <text:p>101.44%</text:p>
          </table:table-cell>
          <table:table-cell table:style-name="ce18" table:formula="of:=[.$AE$2]*[.AD108]" office:value-type="currency" office:currency="USD" office:value="1014395.47108775">
            <text:p>$1,014,395.4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7</text:p>
          </table:table-cell>
          <table:table-cell office:value-type="float" office:value="83.81">
            <text:p>83.81</text:p>
          </table:table-cell>
          <table:table-cell office:value-type="float" office:value="15.36">
            <text:p>15.36</text:p>
          </table:table-cell>
          <table:table-cell office:value-type="float" office:value="103.64">
            <text:p>103.64</text:p>
          </table:table-cell>
          <table:table-cell office:value-type="float" office:value="8.6">
            <text:p>8.6</text:p>
          </table:table-cell>
          <table:table-cell table:formula="of:=([.AC109]/[.AC108])-1" office:value-type="percentage" office:value="0.00430519014589814">
            <text:p>0.43%</text:p>
          </table:table-cell>
          <table:table-cell table:formula="of:=[.H108]*[.F109]" office:value-type="float" office:value="436.716538617067">
            <text:p>$436.72</text:p>
          </table:table-cell>
          <table:table-cell table:formula="of:=[.H108]+[.G109]" office:value-type="float" office:value="101876.263647392">
            <text:p>101,876.26</text:p>
          </table:table-cell>
          <table:table-cell table:formula="of:=([.D109]/[.D108])-1" office:value-type="percentage" office:value="0.00203035869670298">
            <text:p>0.20%</text:p>
          </table:table-cell>
          <table:table-cell table:formula="of:=[.K108]*[.I109]" office:value-type="float" office:value="209.351011863213">
            <text:p>$209.35</text:p>
          </table:table-cell>
          <table:table-cell table:formula="of:=[.K108]+[.J109]" office:value-type="float" office:value="103319.708902403">
            <text:p>103,319.71</text:p>
          </table:table-cell>
          <table:table-cell table:formula="of:=([.C109]/[.C108])-1" office:value-type="percentage" office:value="0">
            <text:p>0.00%</text:p>
          </table:table-cell>
          <table:table-cell table:formula="of:=[.N108]*[.L109]" office:value-type="float" office:value="0">
            <text:p>$0.00</text:p>
          </table:table-cell>
          <table:table-cell table:formula="of:=[.N108]+[.M109]" office:value-type="float" office:value="423432.11578222">
            <text:p>423,432.12</text:p>
          </table:table-cell>
          <table:table-cell table:formula="of:=([.E109]/[.E108])-1" office:value-type="percentage" office:value="-0.00347624565469307">
            <text:p>-0.35%</text:p>
          </table:table-cell>
          <table:table-cell table:formula="of:=[.Q108]*[.O109]" office:value-type="float" office:value="-1445.78313253018">
            <text:p>-$1,445.78</text:p>
          </table:table-cell>
          <table:table-cell table:formula="of:=[.Q108]+[.P109]" office:value-type="float" office:value="414457.831325301">
            <text:p>414,457.83</text:p>
          </table:table-cell>
          <table:table-cell/>
          <table:table-cell table:style-name="ce12" table:formula="of:=(([.B109]+[.D109]+[.C109]+[.E109])/([.B108]+[.D108]+[.C108]+[.E108]))-1" office:value-type="percentage" office:value="0.00113652507458428">
            <text:p>0.11%</text:p>
          </table:table-cell>
          <table:table-cell table:formula="of:=[.U108]*[.S109]" office:value-type="float" office:value="1186.40219944788">
            <text:p>1,186.40</text:p>
          </table:table-cell>
          <table:table-cell table:formula="of:=[.H109]+[.K109]+[.N109]+[.Q109]" office:value-type="float" office:value="1043085.91965732">
            <text:p>1,043,085.92</text:p>
          </table:table-cell>
          <table:table-cell table:number-columns-repeated="7"/>
          <table:table-cell office:value-type="float" office:value="125.97">
            <text:p>125.97</text:p>
          </table:table-cell>
          <table:table-cell table:formula="of:=[.AC109]/[.$AC$2]" office:value-type="percentage" office:value="1.01876263647392">
            <text:p>101.88%</text:p>
          </table:table-cell>
          <table:table-cell table:style-name="ce18" table:formula="of:=[.$AE$2]*[.AD109]" office:value-type="currency" office:currency="USD" office:value="1018762.63647392">
            <text:p>$1,018,762.6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8</text:p>
          </table:table-cell>
          <table:table-cell office:value-type="float" office:value="83.82">
            <text:p>83.82</text:p>
          </table:table-cell>
          <table:table-cell office:value-type="float" office:value="15.2">
            <text:p>15.2</text:p>
          </table:table-cell>
          <table:table-cell office:value-type="float" office:value="103.73">
            <text:p>103.73</text:p>
          </table:table-cell>
          <table:table-cell office:value-type="float" office:value="8.59">
            <text:p>8.59</text:p>
          </table:table-cell>
          <table:table-cell table:formula="of:=([.AC110]/[.AC109])-1" office:value-type="percentage" office:value="0.00682702230689847">
            <text:p>0.68%</text:p>
          </table:table-cell>
          <table:table-cell table:formula="of:=[.H109]*[.F110]" office:value-type="float" office:value="695.511524464213">
            <text:p>$695.51</text:p>
          </table:table-cell>
          <table:table-cell table:formula="of:=[.H109]+[.G110]" office:value-type="float" office:value="102571.775171856">
            <text:p>102,571.78</text:p>
          </table:table-cell>
          <table:table-cell table:formula="of:=([.D110]/[.D109])-1" office:value-type="percentage" office:value="0.000868390582786649">
            <text:p>0.09%</text:p>
          </table:table-cell>
          <table:table-cell table:formula="of:=[.K109]*[.I110]" office:value-type="float" office:value="89.7218622271042">
            <text:p>$89.72</text:p>
          </table:table-cell>
          <table:table-cell table:formula="of:=[.K109]+[.J110]" office:value-type="float" office:value="103409.43076463">
            <text:p>103,409.43</text:p>
          </table:table-cell>
          <table:table-cell table:formula="of:=([.C110]/[.C109])-1" office:value-type="percentage" office:value="-0.0104166666666666">
            <text:p>-1.04%</text:p>
          </table:table-cell>
          <table:table-cell table:formula="of:=[.N109]*[.L110]" office:value-type="float" office:value="-4410.75120606477">
            <text:p>-$4,410.75</text:p>
          </table:table-cell>
          <table:table-cell table:formula="of:=[.N109]+[.M110]" office:value-type="float" office:value="419021.364576155">
            <text:p>419,021.36</text:p>
          </table:table-cell>
          <table:table-cell table:formula="of:=([.E110]/[.E109])-1" office:value-type="percentage" office:value="-0.00116279069767444">
            <text:p>-0.12%</text:p>
          </table:table-cell>
          <table:table-cell table:formula="of:=[.Q109]*[.O110]" office:value-type="float" office:value="-481.927710843383">
            <text:p>-$481.93</text:p>
          </table:table-cell>
          <table:table-cell table:formula="of:=[.Q109]+[.P110]" office:value-type="float" office:value="413975.903614458">
            <text:p>413,975.90</text:p>
          </table:table-cell>
          <table:table-cell/>
          <table:table-cell table:style-name="ce12" table:formula="of:=(([.B110]+[.D110]+[.C110]+[.E110])/([.B109]+[.D109]+[.C109]+[.E109]))-1" office:value-type="percentage" office:value="-0.000331110165082027">
            <text:p>-0.03%</text:p>
          </table:table-cell>
          <table:table-cell table:formula="of:=[.U109]*[.S110]" office:value-type="float" office:value="-345.376351052471">
            <text:p>-345.38</text:p>
          </table:table-cell>
          <table:table-cell table:formula="of:=[.H110]+[.K110]+[.N110]+[.Q110]" office:value-type="float" office:value="1038978.4741271">
            <text:p>1,038,978.47</text:p>
          </table:table-cell>
          <table:table-cell table:number-columns-repeated="7"/>
          <table:table-cell office:value-type="float" office:value="126.83">
            <text:p>126.83</text:p>
          </table:table-cell>
          <table:table-cell table:formula="of:=[.AC110]/[.$AC$2]" office:value-type="percentage" office:value="1.02571775171856">
            <text:p>102.57%</text:p>
          </table:table-cell>
          <table:table-cell table:style-name="ce18" table:formula="of:=[.$AE$2]*[.AD110]" office:value-type="currency" office:currency="USD" office:value="1025717.75171856">
            <text:p>$1,025,717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09</text:p>
          </table:table-cell>
          <table:table-cell office:value-type="float" office:value="83.73">
            <text:p>83.73</text:p>
          </table:table-cell>
          <table:table-cell office:value-type="float" office:value="15.35">
            <text:p>15.35</text:p>
          </table:table-cell>
          <table:table-cell office:value-type="float" office:value="103.58">
            <text:p>103.58</text:p>
          </table:table-cell>
          <table:table-cell office:value-type="float" office:value="8.61">
            <text:p>8.61</text:p>
          </table:table-cell>
          <table:table-cell table:formula="of:=([.AC111]/[.AC110])-1" office:value-type="percentage" office:value="0.00291729086178361">
            <text:p>0.29%</text:p>
          </table:table-cell>
          <table:table-cell table:formula="of:=[.H110]*[.F111]" office:value-type="float" office:value="299.231702385778">
            <text:p>$299.23</text:p>
          </table:table-cell>
          <table:table-cell table:formula="of:=[.H110]+[.G111]" office:value-type="float" office:value="102871.006874242">
            <text:p>102,871.01</text:p>
          </table:table-cell>
          <table:table-cell table:formula="of:=([.D111]/[.D110])-1" office:value-type="percentage" office:value="-0.00144606189144902">
            <text:p>-0.14%</text:p>
          </table:table-cell>
          <table:table-cell table:formula="of:=[.K110]*[.I111]" office:value-type="float" office:value="-149.536437045167">
            <text:p>-$149.54</text:p>
          </table:table-cell>
          <table:table-cell table:formula="of:=[.K110]+[.J111]" office:value-type="float" office:value="103259.894327584">
            <text:p>103,259.89</text:p>
          </table:table-cell>
          <table:table-cell table:formula="of:=([.C111]/[.C110])-1" office:value-type="percentage" office:value="0.00986842105263164">
            <text:p>0.99%</text:p>
          </table:table-cell>
          <table:table-cell table:formula="of:=[.N110]*[.L111]" office:value-type="float" office:value="4135.07925568576">
            <text:p>$4,135.08</text:p>
          </table:table-cell>
          <table:table-cell table:formula="of:=[.N110]+[.M111]" office:value-type="float" office:value="423156.443831841">
            <text:p>423,156.44</text:p>
          </table:table-cell>
          <table:table-cell table:formula="of:=([.E111]/[.E110])-1" office:value-type="percentage" office:value="0.00232828870779977">
            <text:p>0.23%</text:p>
          </table:table-cell>
          <table:table-cell table:formula="of:=[.Q110]*[.O111]" office:value-type="float" office:value="963.85542168675">
            <text:p>$963.86</text:p>
          </table:table-cell>
          <table:table-cell table:formula="of:=[.Q110]+[.P111]" office:value-type="float" office:value="414939.759036144">
            <text:p>414,939.76</text:p>
          </table:table-cell>
          <table:table-cell/>
          <table:table-cell table:style-name="ce12" table:formula="of:=(([.B111]+[.D111]+[.C111]+[.E111])/([.B110]+[.D110]+[.C110]+[.E110]))-1" office:value-type="percentage" office:value="-0.000331219835336571">
            <text:p>-0.03%</text:p>
          </table:table-cell>
          <table:table-cell table:formula="of:=[.U110]*[.S111]" office:value-type="float" office:value="-344.13027911862">
            <text:p>-344.13</text:p>
          </table:table-cell>
          <table:table-cell table:formula="of:=[.H111]+[.K111]+[.N111]+[.Q111]" office:value-type="float" office:value="1044227.10406981">
            <text:p>1,044,227.10</text:p>
          </table:table-cell>
          <table:table-cell table:number-columns-repeated="7"/>
          <table:table-cell office:value-type="float" office:value="127.2">
            <text:p>127.2</text:p>
          </table:table-cell>
          <table:table-cell table:formula="of:=[.AC111]/[.$AC$2]" office:value-type="percentage" office:value="1.02871006874242">
            <text:p>102.87%</text:p>
          </table:table-cell>
          <table:table-cell table:style-name="ce18" table:formula="of:=[.$AE$2]*[.AD111]" office:value-type="currency" office:currency="USD" office:value="1028710.06874242">
            <text:p>$1,028,710.0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0</text:p>
          </table:table-cell>
          <table:table-cell office:value-type="float" office:value="83.8">
            <text:p>83.8</text:p>
          </table:table-cell>
          <table:table-cell office:value-type="float" office:value="15.35">
            <text:p>15.35</text:p>
          </table:table-cell>
          <table:table-cell office:value-type="float" office:value="103.57">
            <text:p>103.57</text:p>
          </table:table-cell>
          <table:table-cell office:value-type="float" office:value="8.59">
            <text:p>8.59</text:p>
          </table:table-cell>
          <table:table-cell table:formula="of:=([.AC112]/[.AC111])-1" office:value-type="percentage" office:value="0.0209119496855348">
            <text:p>2.09%</text:p>
          </table:table-cell>
          <table:table-cell table:formula="of:=[.H111]*[.F112]" office:value-type="float" office:value="2151.23331985445">
            <text:p>$2,151.23</text:p>
          </table:table-cell>
          <table:table-cell table:formula="of:=[.H111]+[.G112]" office:value-type="float" office:value="105022.240194096">
            <text:p>105,022.24</text:p>
          </table:table-cell>
          <table:table-cell table:formula="of:=([.D112]/[.D111])-1" office:value-type="percentage" office:value="-0.0000965437343116715">
            <text:p>-0.01%</text:p>
          </table:table-cell>
          <table:table-cell table:formula="of:=[.K111]*[.I112]" office:value-type="float" office:value="-9.96909580301359">
            <text:p>-$9.97</text:p>
          </table:table-cell>
          <table:table-cell table:formula="of:=[.K111]+[.J112]" office:value-type="float" office:value="103249.925231781">
            <text:p>103,249.93</text:p>
          </table:table-cell>
          <table:table-cell table:formula="of:=([.C112]/[.C111])-1" office:value-type="percentage" office:value="0">
            <text:p>0.00%</text:p>
          </table:table-cell>
          <table:table-cell table:formula="of:=[.N111]*[.L112]" office:value-type="float" office:value="0">
            <text:p>$0.00</text:p>
          </table:table-cell>
          <table:table-cell table:formula="of:=[.N111]+[.M112]" office:value-type="float" office:value="423156.443831841">
            <text:p>423,156.44</text:p>
          </table:table-cell>
          <table:table-cell table:formula="of:=([.E112]/[.E111])-1" office:value-type="percentage" office:value="-0.00232288037166084">
            <text:p>-0.23%</text:p>
          </table:table-cell>
          <table:table-cell table:formula="of:=[.Q111]*[.O112]" office:value-type="float" office:value="-963.855421686739">
            <text:p>-$963.86</text:p>
          </table:table-cell>
          <table:table-cell table:formula="of:=[.Q111]+[.P112]" office:value-type="float" office:value="413975.903614458">
            <text:p>413,975.90</text:p>
          </table:table-cell>
          <table:table-cell/>
          <table:table-cell table:style-name="ce12" table:formula="of:=(([.B112]+[.D112]+[.C112]+[.E112])/([.B111]+[.D111]+[.C111]+[.E111]))-1" office:value-type="percentage" office:value="0.000189331187580022">
            <text:p>0.02%</text:p>
          </table:table-cell>
          <table:table-cell table:formula="of:=[.U111]*[.S112]" office:value-type="float" office:value="197.704757716784">
            <text:p>197.70</text:p>
          </table:table-cell>
          <table:table-cell table:formula="of:=[.H112]+[.K112]+[.N112]+[.Q112]" office:value-type="float" office:value="1045404.51287218">
            <text:p>1,045,404.51</text:p>
          </table:table-cell>
          <table:table-cell table:number-columns-repeated="7"/>
          <table:table-cell office:value-type="float" office:value="129.86">
            <text:p>129.86</text:p>
          </table:table-cell>
          <table:table-cell table:formula="of:=[.AC112]/[.$AC$2]" office:value-type="percentage" office:value="1.05022240194096">
            <text:p>105.02%</text:p>
          </table:table-cell>
          <table:table-cell table:style-name="ce18" table:formula="of:=[.$AE$2]*[.AD112]" office:value-type="currency" office:currency="USD" office:value="1050222.40194096">
            <text:p>$1,050,222.4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3</text:p>
          </table:table-cell>
          <table:table-cell office:value-type="float" office:value="83.77">
            <text:p>83.77</text:p>
          </table:table-cell>
          <table:table-cell office:value-type="float" office:value="15.07">
            <text:p>15.07</text:p>
          </table:table-cell>
          <table:table-cell office:value-type="float" office:value="103.43">
            <text:p>103.43</text:p>
          </table:table-cell>
          <table:table-cell office:value-type="float" office:value="8.59">
            <text:p>8.59</text:p>
          </table:table-cell>
          <table:table-cell table:formula="of:=([.AC113]/[.AC112])-1" office:value-type="percentage" office:value="0.00377329431695661">
            <text:p>0.38%</text:p>
          </table:table-cell>
          <table:table-cell table:formula="of:=[.H112]*[.F113]" office:value-type="float" office:value="396.279822078435">
            <text:p>$396.28</text:p>
          </table:table-cell>
          <table:table-cell table:formula="of:=[.H112]+[.G113]" office:value-type="float" office:value="105418.520016175">
            <text:p>105,418.52</text:p>
          </table:table-cell>
          <table:table-cell table:formula="of:=([.D113]/[.D112])-1" office:value-type="percentage" office:value="-0.00135174278265893">
            <text:p>-0.14%</text:p>
          </table:table-cell>
          <table:table-cell table:formula="of:=[.K112]*[.I113]" office:value-type="float" office:value="-139.567341242134">
            <text:p>-$139.57</text:p>
          </table:table-cell>
          <table:table-cell table:formula="of:=[.K112]+[.J113]" office:value-type="float" office:value="103110.357890539">
            <text:p>103,110.36</text:p>
          </table:table-cell>
          <table:table-cell table:formula="of:=([.C113]/[.C112])-1" office:value-type="percentage" office:value="-0.0182410423452768">
            <text:p>-1.82%</text:p>
          </table:table-cell>
          <table:table-cell table:formula="of:=[.N112]*[.L113]" office:value-type="float" office:value="-7718.81461061334">
            <text:p>-$7,718.81</text:p>
          </table:table-cell>
          <table:table-cell table:formula="of:=[.N112]+[.M113]" office:value-type="float" office:value="415437.629221227">
            <text:p>415,437.63</text:p>
          </table:table-cell>
          <table:table-cell table:formula="of:=([.E113]/[.E112])-1" office:value-type="percentage" office:value="0">
            <text:p>0.00%</text:p>
          </table:table-cell>
          <table:table-cell table:formula="of:=[.Q112]*[.O113]" office:value-type="float" office:value="0">
            <text:p>$0.00</text:p>
          </table:table-cell>
          <table:table-cell table:formula="of:=[.Q112]+[.P113]" office:value-type="float" office:value="413975.903614458">
            <text:p>413,975.90</text:p>
          </table:table-cell>
          <table:table-cell/>
          <table:table-cell table:style-name="ce12" table:formula="of:=(([.B113]+[.D113]+[.C113]+[.E113])/([.B112]+[.D112]+[.C112]+[.E112]))-1" office:value-type="percentage" office:value="-0.00212957266575187">
            <text:p>-0.21%</text:p>
          </table:table-cell>
          <table:table-cell table:formula="of:=[.U112]*[.S113]" office:value-type="float" office:value="-2226.26487526623">
            <text:p>-2,226.26</text:p>
          </table:table-cell>
          <table:table-cell table:formula="of:=[.H113]+[.K113]+[.N113]+[.Q113]" office:value-type="float" office:value="1037942.4107424">
            <text:p>1,037,942.41</text:p>
          </table:table-cell>
          <table:table-cell table:number-columns-repeated="7"/>
          <table:table-cell office:value-type="float" office:value="130.35">
            <text:p>130.35</text:p>
          </table:table-cell>
          <table:table-cell table:formula="of:=[.AC113]/[.$AC$2]" office:value-type="percentage" office:value="1.05418520016175">
            <text:p>105.42%</text:p>
          </table:table-cell>
          <table:table-cell table:style-name="ce18" table:formula="of:=[.$AE$2]*[.AD113]" office:value-type="currency" office:currency="USD" office:value="1054185.20016175">
            <text:p>$1,054,185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4</text:p>
          </table:table-cell>
          <table:table-cell office:value-type="float" office:value="83.7">
            <text:p>83.7</text:p>
          </table:table-cell>
          <table:table-cell office:value-type="float" office:value="15.14">
            <text:p>15.14</text:p>
          </table:table-cell>
          <table:table-cell office:value-type="float" office:value="103.15">
            <text:p>103.15</text:p>
          </table:table-cell>
          <table:table-cell office:value-type="float" office:value="8.59">
            <text:p>8.59</text:p>
          </table:table-cell>
          <table:table-cell table:formula="of:=([.AC114]/[.AC113])-1" office:value-type="percentage" office:value="0.00560030686612989">
            <text:p>0.56%</text:p>
          </table:table-cell>
          <table:table-cell table:formula="of:=[.H113]*[.F114]" office:value-type="float" office:value="590.376061463834">
            <text:p>$590.38</text:p>
          </table:table-cell>
          <table:table-cell table:formula="of:=[.H113]+[.G114]" office:value-type="float" office:value="106008.896077638">
            <text:p>106,008.90</text:p>
          </table:table-cell>
          <table:table-cell table:formula="of:=([.D114]/[.D113])-1" office:value-type="percentage" office:value="-0.00270714492893742">
            <text:p>-0.27%</text:p>
          </table:table-cell>
          <table:table-cell table:formula="of:=[.K113]*[.I114]" office:value-type="float" office:value="-279.134682484296">
            <text:p>-$279.13</text:p>
          </table:table-cell>
          <table:table-cell table:formula="of:=[.K113]+[.J114]" office:value-type="float" office:value="102831.223208055">
            <text:p>102,831.22</text:p>
          </table:table-cell>
          <table:table-cell table:formula="of:=([.C114]/[.C113])-1" office:value-type="percentage" office:value="0.00464499004645003">
            <text:p>0.46%</text:p>
          </table:table-cell>
          <table:table-cell table:formula="of:=[.N113]*[.L114]" office:value-type="float" office:value="1929.7036526534">
            <text:p>$1,929.70</text:p>
          </table:table-cell>
          <table:table-cell table:formula="of:=[.N113]+[.M114]" office:value-type="float" office:value="417367.332873881">
            <text:p>417,367.33</text:p>
          </table:table-cell>
          <table:table-cell table:formula="of:=([.E114]/[.E113])-1" office:value-type="percentage" office:value="0">
            <text:p>0.00%</text:p>
          </table:table-cell>
          <table:table-cell table:formula="of:=[.Q113]*[.O114]" office:value-type="float" office:value="0">
            <text:p>$0.00</text:p>
          </table:table-cell>
          <table:table-cell table:formula="of:=[.Q113]+[.P114]" office:value-type="float" office:value="413975.903614458">
            <text:p>413,975.90</text:p>
          </table:table-cell>
          <table:table-cell/>
          <table:table-cell table:style-name="ce12" table:formula="of:=(([.B114]+[.D114]+[.C114]+[.E114])/([.B113]+[.D113]+[.C113]+[.E113]))-1" office:value-type="percentage" office:value="-0.00132789528597166">
            <text:p>-0.13%</text:p>
          </table:table-cell>
          <table:table-cell table:formula="of:=[.U113]*[.S114]" office:value-type="float" office:value="-1378.27883433489">
            <text:p>-1,378.28</text:p>
          </table:table-cell>
          <table:table-cell table:formula="of:=[.H114]+[.K114]+[.N114]+[.Q114]" office:value-type="float" office:value="1040183.35577403">
            <text:p>1,040,183.36</text:p>
          </table:table-cell>
          <table:table-cell table:number-columns-repeated="7"/>
          <table:table-cell office:value-type="float" office:value="131.08">
            <text:p>131.08</text:p>
          </table:table-cell>
          <table:table-cell table:formula="of:=[.AC114]/[.$AC$2]" office:value-type="percentage" office:value="1.06008896077639">
            <text:p>106.01%</text:p>
          </table:table-cell>
          <table:table-cell table:style-name="ce18" table:formula="of:=[.$AE$2]*[.AD114]" office:value-type="currency" office:currency="USD" office:value="1060088.96077639">
            <text:p>$1,060,088.9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5</text:p>
          </table:table-cell>
          <table:table-cell office:value-type="float" office:value="83.82">
            <text:p>83.82</text:p>
          </table:table-cell>
          <table:table-cell office:value-type="float" office:value="15.5">
            <text:p>15.5</text:p>
          </table:table-cell>
          <table:table-cell office:value-type="float" office:value="103.41">
            <text:p>103.41</text:p>
          </table:table-cell>
          <table:table-cell office:value-type="float" office:value="8.55">
            <text:p>8.55</text:p>
          </table:table-cell>
          <table:table-cell table:formula="of:=([.AC115]/[.AC114])-1" office:value-type="percentage" office:value="-0.000686603600854485">
            <text:p>-0.07%</text:p>
          </table:table-cell>
          <table:table-cell table:formula="of:=[.H114]*[.F115]" office:value-type="float" office:value="-72.7860897695155">
            <text:p>-$72.79</text:p>
          </table:table-cell>
          <table:table-cell table:formula="of:=[.H114]+[.G115]" office:value-type="float" office:value="105936.109987869">
            <text:p>105,936.11</text:p>
          </table:table-cell>
          <table:table-cell table:formula="of:=([.D115]/[.D114])-1" office:value-type="percentage" office:value="0.00252060106640806">
            <text:p>0.25%</text:p>
          </table:table-cell>
          <table:table-cell table:formula="of:=[.K114]*[.I115]" office:value-type="float" office:value="259.196490878268">
            <text:p>$259.20</text:p>
          </table:table-cell>
          <table:table-cell table:formula="of:=[.K114]+[.J115]" office:value-type="float" office:value="103090.419698933">
            <text:p>103,090.42</text:p>
          </table:table-cell>
          <table:table-cell table:formula="of:=([.C115]/[.C114])-1" office:value-type="percentage" office:value="0.0237780713342139">
            <text:p>2.38%</text:p>
          </table:table-cell>
          <table:table-cell table:formula="of:=[.N114]*[.L115]" office:value-type="float" office:value="9924.19021364575">
            <text:p>$9,924.19</text:p>
          </table:table-cell>
          <table:table-cell table:formula="of:=[.N114]+[.M115]" office:value-type="float" office:value="427291.523087526">
            <text:p>427,291.52</text:p>
          </table:table-cell>
          <table:table-cell table:formula="of:=([.E115]/[.E114])-1" office:value-type="percentage" office:value="-0.00465657741559944">
            <text:p>-0.47%</text:p>
          </table:table-cell>
          <table:table-cell table:formula="of:=[.Q114]*[.O115]" office:value-type="float" office:value="-1927.71084337345">
            <text:p>-$1,927.71</text:p>
          </table:table-cell>
          <table:table-cell table:formula="of:=[.Q114]+[.P115]" office:value-type="float" office:value="412048.192771084">
            <text:p>412,048.19</text:p>
          </table:table-cell>
          <table:table-cell/>
          <table:table-cell table:style-name="ce12" table:formula="of:=(([.B115]+[.D115]+[.C115]+[.E115])/([.B114]+[.D114]+[.C114]+[.E114]))-1" office:value-type="percentage" office:value="0.00332415234115291">
            <text:p>0.33%</text:p>
          </table:table-cell>
          <table:table-cell table:formula="of:=[.U114]*[.S115]" office:value-type="float" office:value="3457.72793732454">
            <text:p>3,457.73</text:p>
          </table:table-cell>
          <table:table-cell table:formula="of:=[.H115]+[.K115]+[.N115]+[.Q115]" office:value-type="float" office:value="1048366.24554541">
            <text:p>1,048,366.25</text:p>
          </table:table-cell>
          <table:table-cell table:number-columns-repeated="7"/>
          <table:table-cell office:value-type="float" office:value="130.99">
            <text:p>130.99</text:p>
          </table:table-cell>
          <table:table-cell table:formula="of:=[.AC115]/[.$AC$2]" office:value-type="percentage" office:value="1.05936109987869">
            <text:p>105.94%</text:p>
          </table:table-cell>
          <table:table-cell table:style-name="ce18" table:formula="of:=[.$AE$2]*[.AD115]" office:value-type="currency" office:currency="USD" office:value="1059361.09987869">
            <text:p>$1,059,361.1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6</text:p>
          </table:table-cell>
          <table:table-cell office:value-type="float" office:value="83.83">
            <text:p>83.83</text:p>
          </table:table-cell>
          <table:table-cell office:value-type="float" office:value="15.64">
            <text:p>15.64</text:p>
          </table:table-cell>
          <table:table-cell office:value-type="float" office:value="103.48">
            <text:p>103.48</text:p>
          </table:table-cell>
          <table:table-cell office:value-type="float" office:value="8.58">
            <text:p>8.58</text:p>
          </table:table-cell>
          <table:table-cell table:formula="of:=([.AC116]/[.AC115])-1" office:value-type="percentage" office:value="-0.0136651652797926">
            <text:p>-1.37%</text:p>
          </table:table-cell>
          <table:table-cell table:formula="of:=[.H115]*[.F116]" office:value-type="float" office:value="-1447.63445208251">
            <text:p>-$1,447.63</text:p>
          </table:table-cell>
          <table:table-cell table:formula="of:=[.H115]+[.G116]" office:value-type="float" office:value="104488.475535786">
            <text:p>104,488.48</text:p>
          </table:table-cell>
          <table:table-cell table:formula="of:=([.D116]/[.D115])-1" office:value-type="percentage" office:value="0.000676917126003263">
            <text:p>0.07%</text:p>
          </table:table-cell>
          <table:table-cell table:formula="of:=[.K115]*[.I116]" office:value-type="float" office:value="69.783670621072">
            <text:p>$69.78</text:p>
          </table:table-cell>
          <table:table-cell table:formula="of:=[.K115]+[.J116]" office:value-type="float" office:value="103160.203369554">
            <text:p>103,160.20</text:p>
          </table:table-cell>
          <table:table-cell table:formula="of:=([.C116]/[.C115])-1" office:value-type="percentage" office:value="0.00903225806451613">
            <text:p>0.90%</text:p>
          </table:table-cell>
          <table:table-cell table:formula="of:=[.N115]*[.L116]" office:value-type="float" office:value="3859.40730530669">
            <text:p>$3,859.41</text:p>
          </table:table-cell>
          <table:table-cell table:formula="of:=[.N115]+[.M116]" office:value-type="float" office:value="431150.930392833">
            <text:p>431,150.93</text:p>
          </table:table-cell>
          <table:table-cell table:formula="of:=([.E116]/[.E115])-1" office:value-type="percentage" office:value="0.00350877192982457">
            <text:p>0.35%</text:p>
          </table:table-cell>
          <table:table-cell table:formula="of:=[.Q115]*[.O116]" office:value-type="float" office:value="1445.78313253013">
            <text:p>$1,445.78</text:p>
          </table:table-cell>
          <table:table-cell table:formula="of:=[.Q115]+[.P116]" office:value-type="float" office:value="413493.975903614">
            <text:p>413,493.98</text:p>
          </table:table-cell>
          <table:table-cell/>
          <table:table-cell table:style-name="ce12" table:formula="of:=(([.B116]+[.D116]+[.C116]+[.E116])/([.B115]+[.D115]+[.C115]+[.E115]))-1" office:value-type="percentage" office:value="0.00118326391518364">
            <text:p>0.12%</text:p>
          </table:table-cell>
          <table:table-cell table:formula="of:=[.U115]*[.S116]" office:value-type="float" office:value="1240.49394825044">
            <text:p>1,240.49</text:p>
          </table:table-cell>
          <table:table-cell table:formula="of:=[.H116]+[.K116]+[.N116]+[.Q116]" office:value-type="float" office:value="1052293.58520179">
            <text:p>1,052,293.59</text:p>
          </table:table-cell>
          <table:table-cell table:number-columns-repeated="7"/>
          <table:table-cell office:value-type="float" office:value="129.2">
            <text:p>129.2</text:p>
          </table:table-cell>
          <table:table-cell table:formula="of:=[.AC116]/[.$AC$2]" office:value-type="percentage" office:value="1.04488475535786">
            <text:p>104.49%</text:p>
          </table:table-cell>
          <table:table-cell table:style-name="ce18" table:formula="of:=[.$AE$2]*[.AD116]" office:value-type="currency" office:currency="USD" office:value="1044884.75535786">
            <text:p>$1,044,884.7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17</text:p>
          </table:table-cell>
          <table:table-cell office:value-type="float" office:value="83.85">
            <text:p>83.85</text:p>
          </table:table-cell>
          <table:table-cell office:value-type="float" office:value="15.68">
            <text:p>15.68</text:p>
          </table:table-cell>
          <table:table-cell office:value-type="float" office:value="103.58">
            <text:p>103.58</text:p>
          </table:table-cell>
          <table:table-cell office:value-type="float" office:value="8.56">
            <text:p>8.56</text:p>
          </table:table-cell>
          <table:table-cell table:formula="of:=([.AC117]/[.AC116])-1" office:value-type="percentage" office:value="0.000619195046439813">
            <text:p>0.06%</text:p>
          </table:table-cell>
          <table:table-cell table:formula="of:=[.H116]*[.F117]" office:value-type="float" office:value="64.6987464618066">
            <text:p>$64.70</text:p>
          </table:table-cell>
          <table:table-cell table:formula="of:=[.H116]+[.G117]" office:value-type="float" office:value="104553.174282248">
            <text:p>104,553.17</text:p>
          </table:table-cell>
          <table:table-cell table:formula="of:=([.D117]/[.D116])-1" office:value-type="percentage" office:value="0.000966370313103981">
            <text:p>0.10%</text:p>
          </table:table-cell>
          <table:table-cell table:formula="of:=[.K116]*[.I117]" office:value-type="float" office:value="99.6909580301066">
            <text:p>$99.69</text:p>
          </table:table-cell>
          <table:table-cell table:formula="of:=[.K116]+[.J117]" office:value-type="float" office:value="103259.894327584">
            <text:p>103,259.89</text:p>
          </table:table-cell>
          <table:table-cell table:formula="of:=([.C117]/[.C116])-1" office:value-type="percentage" office:value="0.00255754475703318">
            <text:p>0.26%</text:p>
          </table:table-cell>
          <table:table-cell table:formula="of:=[.N116]*[.L117]" office:value-type="float" office:value="1102.68780151617">
            <text:p>$1,102.69</text:p>
          </table:table-cell>
          <table:table-cell table:formula="of:=[.N116]+[.M117]" office:value-type="float" office:value="432253.618194349">
            <text:p>432,253.62</text:p>
          </table:table-cell>
          <table:table-cell table:formula="of:=([.E117]/[.E116])-1" office:value-type="percentage" office:value="-0.00233100233100225">
            <text:p>-0.23%</text:p>
          </table:table-cell>
          <table:table-cell table:formula="of:=[.Q116]*[.O117]" office:value-type="float" office:value="-963.855421686714">
            <text:p>-$963.86</text:p>
          </table:table-cell>
          <table:table-cell table:formula="of:=[.Q116]+[.P117]" office:value-type="float" office:value="412530.120481928">
            <text:p>412,530.12</text:p>
          </table:table-cell>
          <table:table-cell/>
          <table:table-cell table:style-name="ce12" table:formula="of:=(([.B117]+[.D117]+[.C117]+[.E117])/([.B116]+[.D116]+[.C116]+[.E116]))-1" office:value-type="percentage" office:value="0.000661844655604371">
            <text:p>0.07%</text:p>
          </table:table-cell>
          <table:table-cell table:formula="of:=[.U116]*[.S117]" office:value-type="float" office:value="696.454885492567">
            <text:p>696.45</text:p>
          </table:table-cell>
          <table:table-cell table:formula="of:=[.H117]+[.K117]+[.N117]+[.Q117]" office:value-type="float" office:value="1052596.80728611">
            <text:p>1,052,596.81</text:p>
          </table:table-cell>
          <table:table-cell table:number-columns-repeated="7"/>
          <table:table-cell office:value-type="float" office:value="129.28">
            <text:p>129.28</text:p>
          </table:table-cell>
          <table:table-cell table:formula="of:=[.AC117]/[.$AC$2]" office:value-type="percentage" office:value="1.04553174282248">
            <text:p>104.55%</text:p>
          </table:table-cell>
          <table:table-cell table:style-name="ce18" table:formula="of:=[.$AE$2]*[.AD117]" office:value-type="currency" office:currency="USD" office:value="1045531.74282248">
            <text:p>$1,045,531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0</text:p>
          </table:table-cell>
          <table:table-cell office:value-type="float" office:value="83.85">
            <text:p>83.85</text:p>
          </table:table-cell>
          <table:table-cell office:value-type="float" office:value="15.68">
            <text:p>15.68</text:p>
          </table:table-cell>
          <table:table-cell office:value-type="float" office:value="103.44">
            <text:p>103.44</text:p>
          </table:table-cell>
          <table:table-cell office:value-type="float" office:value="8.55">
            <text:p>8.55</text:p>
          </table:table-cell>
          <table:table-cell table:formula="of:=([.AC118]/[.AC117])-1" office:value-type="percentage" office:value="-0.0160117574257427">
            <text:p>-1.60%</text:p>
          </table:table-cell>
          <table:table-cell table:formula="of:=[.H117]*[.F118]" office:value-type="float" office:value="-1674.08006469876">
            <text:p>-$1,674.08</text:p>
          </table:table-cell>
          <table:table-cell table:formula="of:=[.H117]+[.G118]" office:value-type="float" office:value="102879.094217549">
            <text:p>102,879.09</text:p>
          </table:table-cell>
          <table:table-cell table:formula="of:=([.D118]/[.D117])-1" office:value-type="percentage" office:value="-0.00135161228036296">
            <text:p>-0.14%</text:p>
          </table:table-cell>
          <table:table-cell table:formula="of:=[.K117]*[.I118]" office:value-type="float" office:value="-139.567341242144">
            <text:p>-$139.57</text:p>
          </table:table-cell>
          <table:table-cell table:formula="of:=[.K117]+[.J118]" office:value-type="float" office:value="103120.326986342">
            <text:p>103,120.33</text:p>
          </table:table-cell>
          <table:table-cell table:formula="of:=([.C118]/[.C117])-1" office:value-type="percentage" office:value="0">
            <text:p>0.00%</text:p>
          </table:table-cell>
          <table:table-cell table:formula="of:=[.N117]*[.L118]" office:value-type="float" office:value="0">
            <text:p>$0.00</text:p>
          </table:table-cell>
          <table:table-cell table:formula="of:=[.N117]+[.M118]" office:value-type="float" office:value="432253.618194349">
            <text:p>432,253.62</text:p>
          </table:table-cell>
          <table:table-cell table:formula="of:=([.E118]/[.E117])-1" office:value-type="percentage" office:value="-0.00116822429906538">
            <text:p>-0.12%</text:p>
          </table:table-cell>
          <table:table-cell table:formula="of:=[.Q117]*[.O118]" office:value-type="float" office:value="-481.927710843356">
            <text:p>-$481.93</text:p>
          </table:table-cell>
          <table:table-cell table:formula="of:=[.Q117]+[.P118]" office:value-type="float" office:value="412048.192771084">
            <text:p>412,048.19</text:p>
          </table:table-cell>
          <table:table-cell/>
          <table:table-cell table:style-name="ce12" table:formula="of:=(([.B118]+[.D118]+[.C118]+[.E118])/([.B117]+[.D117]+[.C117]+[.E117]))-1" office:value-type="percentage" office:value="-0.00070865025747624">
            <text:p>-0.07%</text:p>
          </table:table-cell>
          <table:table-cell table:formula="of:=[.U117]*[.S118]" office:value-type="float" office:value="-745.92299850197">
            <text:p>-745.92</text:p>
          </table:table-cell>
          <table:table-cell table:formula="of:=[.H118]+[.K118]+[.N118]+[.Q118]" office:value-type="float" office:value="1050301.23216933">
            <text:p>1,050,301.23</text:p>
          </table:table-cell>
          <table:table-cell table:number-columns-repeated="7"/>
          <table:table-cell office:value-type="float" office:value="127.21">
            <text:p>127.21</text:p>
          </table:table-cell>
          <table:table-cell table:formula="of:=[.AC118]/[.$AC$2]" office:value-type="percentage" office:value="1.0287909421755">
            <text:p>102.88%</text:p>
          </table:table-cell>
          <table:table-cell table:style-name="ce18" table:formula="of:=[.$AE$2]*[.AD118]" office:value-type="currency" office:currency="USD" office:value="1028790.9421755">
            <text:p>$1,028,790.9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1</text:p>
          </table:table-cell>
          <table:table-cell office:value-type="float" office:value="83.86">
            <text:p>83.86</text:p>
          </table:table-cell>
          <table:table-cell office:value-type="float" office:value="15.76">
            <text:p>15.76</text:p>
          </table:table-cell>
          <table:table-cell office:value-type="float" office:value="103.54">
            <text:p>103.54</text:p>
          </table:table-cell>
          <table:table-cell office:value-type="float" office:value="8.58">
            <text:p>8.58</text:p>
          </table:table-cell>
          <table:table-cell table:formula="of:=([.AC119]/[.AC118])-1" office:value-type="percentage" office:value="0.00833267824856554">
            <text:p>0.83%</text:p>
          </table:table-cell>
          <table:table-cell table:formula="of:=[.H118]*[.F119]" office:value-type="float" office:value="857.258390618699">
            <text:p>$857.26</text:p>
          </table:table-cell>
          <table:table-cell table:formula="of:=[.H118]+[.G119]" office:value-type="float" office:value="103736.352608168">
            <text:p>103,736.35</text:p>
          </table:table-cell>
          <table:table-cell table:formula="of:=([.D119]/[.D118])-1" office:value-type="percentage" office:value="0.000966744006187348">
            <text:p>0.10%</text:p>
          </table:table-cell>
          <table:table-cell table:formula="of:=[.K118]*[.I119]" office:value-type="float" office:value="99.6909580301258">
            <text:p>$99.69</text:p>
          </table:table-cell>
          <table:table-cell table:formula="of:=[.K118]+[.J119]" office:value-type="float" office:value="103220.017944372">
            <text:p>103,220.02</text:p>
          </table:table-cell>
          <table:table-cell table:formula="of:=([.C119]/[.C118])-1" office:value-type="percentage" office:value="0.00510204081632648">
            <text:p>0.51%</text:p>
          </table:table-cell>
          <table:table-cell table:formula="of:=[.N118]*[.L119]" office:value-type="float" office:value="2205.37560303237">
            <text:p>$2,205.38</text:p>
          </table:table-cell>
          <table:table-cell table:formula="of:=[.N118]+[.M119]" office:value-type="float" office:value="434458.993797382">
            <text:p>434,458.99</text:p>
          </table:table-cell>
          <table:table-cell table:formula="of:=([.E119]/[.E118])-1" office:value-type="percentage" office:value="0.00350877192982457">
            <text:p>0.35%</text:p>
          </table:table-cell>
          <table:table-cell table:formula="of:=[.Q118]*[.O119]" office:value-type="float" office:value="1445.78313253013">
            <text:p>$1,445.78</text:p>
          </table:table-cell>
          <table:table-cell table:formula="of:=[.Q118]+[.P119]" office:value-type="float" office:value="413493.975903615">
            <text:p>413,493.98</text:p>
          </table:table-cell>
          <table:table-cell/>
          <table:table-cell table:style-name="ce12" table:formula="of:=(([.B119]+[.D119]+[.C119]+[.E119])/([.B118]+[.D118]+[.C118]+[.E118]))-1" office:value-type="percentage" office:value="0.0010400907715582">
            <text:p>0.10%</text:p>
          </table:table-cell>
          <table:table-cell table:formula="of:=[.U118]*[.S119]" office:value-type="float" office:value="1092.40861893552">
            <text:p>1,092.41</text:p>
          </table:table-cell>
          <table:table-cell table:formula="of:=[.H119]+[.K119]+[.N119]+[.Q119]" office:value-type="float" office:value="1054909.34025354">
            <text:p>1,054,909.34</text:p>
          </table:table-cell>
          <table:table-cell table:number-columns-repeated="7"/>
          <table:table-cell office:value-type="float" office:value="128.27">
            <text:p>128.27</text:p>
          </table:table-cell>
          <table:table-cell table:formula="of:=[.AC119]/[.$AC$2]" office:value-type="percentage" office:value="1.03736352608168">
            <text:p>103.74%</text:p>
          </table:table-cell>
          <table:table-cell table:style-name="ce18" table:formula="of:=[.$AE$2]*[.AD119]" office:value-type="currency" office:currency="USD" office:value="1037363.52608168">
            <text:p>$1,037,363.5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2</text:p>
          </table:table-cell>
          <table:table-cell office:value-type="float" office:value="83.84">
            <text:p>83.84</text:p>
          </table:table-cell>
          <table:table-cell office:value-type="float" office:value="15.76">
            <text:p>15.76</text:p>
          </table:table-cell>
          <table:table-cell office:value-type="float" office:value="103.47">
            <text:p>103.47</text:p>
          </table:table-cell>
          <table:table-cell office:value-type="float" office:value="8.56">
            <text:p>8.56</text:p>
          </table:table-cell>
          <table:table-cell table:formula="of:=([.AC120]/[.AC119])-1" office:value-type="percentage" office:value="-0.00576908084509242">
            <text:p>-0.58%</text:p>
          </table:table-cell>
          <table:table-cell table:formula="of:=[.H119]*[.F120]" office:value-type="float" office:value="-598.463404771537">
            <text:p>-$598.46</text:p>
          </table:table-cell>
          <table:table-cell table:formula="of:=[.H119]+[.G120]" office:value-type="float" office:value="103137.889203397">
            <text:p>103,137.89</text:p>
          </table:table-cell>
          <table:table-cell table:formula="of:=([.D120]/[.D119])-1" office:value-type="percentage" office:value="-0.000676067220398036">
            <text:p>-0.07%</text:p>
          </table:table-cell>
          <table:table-cell table:formula="of:=[.K119]*[.I120]" office:value-type="float" office:value="-69.7836706210872">
            <text:p>-$69.78</text:p>
          </table:table-cell>
          <table:table-cell table:formula="of:=[.K119]+[.J120]" office:value-type="float" office:value="103150.234273751">
            <text:p>103,150.23</text:p>
          </table:table-cell>
          <table:table-cell table:formula="of:=([.C120]/[.C119])-1" office:value-type="percentage" office:value="0">
            <text:p>0.00%</text:p>
          </table:table-cell>
          <table:table-cell table:formula="of:=[.N119]*[.L120]" office:value-type="float" office:value="0">
            <text:p>$0.00</text:p>
          </table:table-cell>
          <table:table-cell table:formula="of:=[.N119]+[.M120]" office:value-type="float" office:value="434458.993797382">
            <text:p>434,458.99</text:p>
          </table:table-cell>
          <table:table-cell table:formula="of:=([.E120]/[.E119])-1" office:value-type="percentage" office:value="-0.00233100233100225">
            <text:p>-0.23%</text:p>
          </table:table-cell>
          <table:table-cell table:formula="of:=[.Q119]*[.O120]" office:value-type="float" office:value="-963.855421686714">
            <text:p>-$963.86</text:p>
          </table:table-cell>
          <table:table-cell table:formula="of:=[.Q119]+[.P120]" office:value-type="float" office:value="412530.120481928">
            <text:p>412,530.12</text:p>
          </table:table-cell>
          <table:table-cell/>
          <table:table-cell table:style-name="ce12" table:formula="of:=(([.B120]+[.D120]+[.C120]+[.E120])/([.B119]+[.D119]+[.C119]+[.E119]))-1" office:value-type="percentage" office:value="-0.000519505053367397">
            <text:p>-0.05%</text:p>
          </table:table-cell>
          <table:table-cell table:formula="of:=[.U119]*[.S120]" office:value-type="float" office:value="-548.030733106179">
            <text:p>-548.03</text:p>
          </table:table-cell>
          <table:table-cell table:formula="of:=[.H120]+[.K120]+[.N120]+[.Q120]" office:value-type="float" office:value="1053277.23775646">
            <text:p>1,053,277.24</text:p>
          </table:table-cell>
          <table:table-cell table:number-columns-repeated="7"/>
          <table:table-cell office:value-type="float" office:value="127.53">
            <text:p>127.53</text:p>
          </table:table-cell>
          <table:table-cell table:formula="of:=[.AC120]/[.$AC$2]" office:value-type="percentage" office:value="1.03137889203397">
            <text:p>103.14%</text:p>
          </table:table-cell>
          <table:table-cell table:style-name="ce18" table:formula="of:=[.$AE$2]*[.AD120]" office:value-type="currency" office:currency="USD" office:value="1031378.89203397">
            <text:p>$1,031,378.8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3</text:p>
          </table:table-cell>
          <table:table-cell office:value-type="float" office:value="83.89">
            <text:p>83.89</text:p>
          </table:table-cell>
          <table:table-cell office:value-type="float" office:value="16.25">
            <text:p>16.25</text:p>
          </table:table-cell>
          <table:table-cell office:value-type="float" office:value="103.81">
            <text:p>103.81</text:p>
          </table:table-cell>
          <table:table-cell office:value-type="float" office:value="8.58">
            <text:p>8.58</text:p>
          </table:table-cell>
          <table:table-cell table:formula="of:=([.AC121]/[.AC120])-1" office:value-type="percentage" office:value="0.00690033717556648">
            <text:p>0.69%</text:p>
          </table:table-cell>
          <table:table-cell table:formula="of:=[.H120]*[.F121]" office:value-type="float" office:value="711.686211079655">
            <text:p>$711.69</text:p>
          </table:table-cell>
          <table:table-cell table:formula="of:=[.H120]+[.G121]" office:value-type="float" office:value="103849.575414476">
            <text:p>103,849.58</text:p>
          </table:table-cell>
          <table:table-cell table:formula="of:=([.D121]/[.D120])-1" office:value-type="percentage" office:value="0.00328597661157826">
            <text:p>0.33%</text:p>
          </table:table-cell>
          <table:table-cell table:formula="of:=[.K120]*[.I121]" office:value-type="float" office:value="338.949257302365">
            <text:p>$338.95</text:p>
          </table:table-cell>
          <table:table-cell table:formula="of:=[.K120]+[.J121]" office:value-type="float" office:value="103489.183531054">
            <text:p>103,489.18</text:p>
          </table:table-cell>
          <table:table-cell table:formula="of:=([.C121]/[.C120])-1" office:value-type="percentage" office:value="0.0310913705583757">
            <text:p>3.11%</text:p>
          </table:table-cell>
          <table:table-cell table:formula="of:=[.N120]*[.L121]" office:value-type="float" office:value="13507.9255685735">
            <text:p>$13,507.93</text:p>
          </table:table-cell>
          <table:table-cell table:formula="of:=[.N120]+[.M121]" office:value-type="float" office:value="447966.919365955">
            <text:p>447,966.92</text:p>
          </table:table-cell>
          <table:table-cell table:formula="of:=([.E121]/[.E120])-1" office:value-type="percentage" office:value="0.00233644859813076">
            <text:p>0.23%</text:p>
          </table:table-cell>
          <table:table-cell table:formula="of:=[.Q120]*[.O121]" office:value-type="float" office:value="963.855421686713">
            <text:p>$963.86</text:p>
          </table:table-cell>
          <table:table-cell table:formula="of:=[.Q120]+[.P121]" office:value-type="float" office:value="413493.975903615">
            <text:p>413,493.98</text:p>
          </table:table-cell>
          <table:table-cell/>
          <table:table-cell table:style-name="ce12" table:formula="of:=(([.B121]+[.D121]+[.C121]+[.E121])/([.B120]+[.D120]+[.C120]+[.E120]))-1" office:value-type="percentage" office:value="0.00425270519302567">
            <text:p>0.43%</text:p>
          </table:table-cell>
          <table:table-cell table:formula="of:=[.U120]*[.S121]" office:value-type="float" office:value="4479.27757870262">
            <text:p>4,479.28</text:p>
          </table:table-cell>
          <table:table-cell table:formula="of:=[.H121]+[.K121]+[.N121]+[.Q121]" office:value-type="float" office:value="1068799.6542151">
            <text:p>1,068,799.65</text:p>
          </table:table-cell>
          <table:table-cell table:number-columns-repeated="7"/>
          <table:table-cell office:value-type="float" office:value="128.41">
            <text:p>128.41</text:p>
          </table:table-cell>
          <table:table-cell table:formula="of:=[.AC121]/[.$AC$2]" office:value-type="percentage" office:value="1.03849575414476">
            <text:p>103.85%</text:p>
          </table:table-cell>
          <table:table-cell table:style-name="ce18" table:formula="of:=[.$AE$2]*[.AD121]" office:value-type="currency" office:currency="USD" office:value="1038495.75414476">
            <text:p>$1,038,495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4</text:p>
          </table:table-cell>
          <table:table-cell office:value-type="float" office:value="83.93">
            <text:p>83.93</text:p>
          </table:table-cell>
          <table:table-cell office:value-type="float" office:value="16.5">
            <text:p>16.5</text:p>
          </table:table-cell>
          <table:table-cell office:value-type="float" office:value="103.71">
            <text:p>103.71</text:p>
          </table:table-cell>
          <table:table-cell office:value-type="float" office:value="8.57">
            <text:p>8.57</text:p>
          </table:table-cell>
          <table:table-cell table:formula="of:=([.AC122]/[.AC121])-1" office:value-type="percentage" office:value="-0.00334864885912312">
            <text:p>-0.33%</text:p>
          </table:table-cell>
          <table:table-cell table:formula="of:=[.H121]*[.F122]" office:value-type="float" office:value="-347.755762232106">
            <text:p>-$347.76</text:p>
          </table:table-cell>
          <table:table-cell table:formula="of:=[.H121]+[.G122]" office:value-type="float" office:value="103501.819652244">
            <text:p>103,501.82</text:p>
          </table:table-cell>
          <table:table-cell table:formula="of:=([.D122]/[.D121])-1" office:value-type="percentage" office:value="-0.000963298333493956">
            <text:p>-0.10%</text:p>
          </table:table-cell>
          <table:table-cell table:formula="of:=[.K121]*[.I122]" office:value-type="float" office:value="-99.6909580301142">
            <text:p>-$99.69</text:p>
          </table:table-cell>
          <table:table-cell table:formula="of:=[.K121]+[.J122]" office:value-type="float" office:value="103389.492573024">
            <text:p>103,389.49</text:p>
          </table:table-cell>
          <table:table-cell table:formula="of:=([.C122]/[.C121])-1" office:value-type="percentage" office:value="0.0153846153846153">
            <text:p>1.54%</text:p>
          </table:table-cell>
          <table:table-cell table:formula="of:=[.N121]*[.L122]" office:value-type="float" office:value="6891.79875947621">
            <text:p>$6,891.80</text:p>
          </table:table-cell>
          <table:table-cell table:formula="of:=[.N121]+[.M122]" office:value-type="float" office:value="454858.718125431">
            <text:p>454,858.72</text:p>
          </table:table-cell>
          <table:table-cell table:formula="of:=([.E122]/[.E121])-1" office:value-type="percentage" office:value="-0.00116550116550118">
            <text:p>-0.12%</text:p>
          </table:table-cell>
          <table:table-cell table:formula="of:=[.Q121]*[.O122]" office:value-type="float" office:value="-481.92771084338">
            <text:p>-$481.93</text:p>
          </table:table-cell>
          <table:table-cell table:formula="of:=[.Q121]+[.P122]" office:value-type="float" office:value="413012.048192771">
            <text:p>413,012.05</text:p>
          </table:table-cell>
          <table:table-cell/>
          <table:table-cell table:style-name="ce12" table:formula="of:=(([.B122]+[.D122]+[.C122]+[.E122])/([.B121]+[.D121]+[.C121]+[.E121]))-1" office:value-type="percentage" office:value="0.000846939255634505">
            <text:p>0.08%</text:p>
          </table:table-cell>
          <table:table-cell table:formula="of:=[.U121]*[.S122]" office:value-type="float" office:value="905.208383563352">
            <text:p>905.21</text:p>
          </table:table-cell>
          <table:table-cell table:formula="of:=[.H122]+[.K122]+[.N122]+[.Q122]" office:value-type="float" office:value="1074762.07854347">
            <text:p>1,074,762.08</text:p>
          </table:table-cell>
          <table:table-cell table:number-columns-repeated="7"/>
          <table:table-cell office:value-type="float" office:value="127.98">
            <text:p>127.98</text:p>
          </table:table-cell>
          <table:table-cell table:formula="of:=[.AC122]/[.$AC$2]" office:value-type="percentage" office:value="1.03501819652244">
            <text:p>103.50%</text:p>
          </table:table-cell>
          <table:table-cell table:style-name="ce18" table:formula="of:=[.$AE$2]*[.AD122]" office:value-type="currency" office:currency="USD" office:value="1035018.19652244">
            <text:p>$1,035,018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7</text:p>
          </table:table-cell>
          <table:table-cell office:value-type="float" office:value="83.86">
            <text:p>83.86</text:p>
          </table:table-cell>
          <table:table-cell office:value-type="float" office:value="16.39">
            <text:p>16.39</text:p>
          </table:table-cell>
          <table:table-cell office:value-type="float" office:value="103.53">
            <text:p>103.53</text:p>
          </table:table-cell>
          <table:table-cell office:value-type="float" office:value="8.61">
            <text:p>8.61</text:p>
          </table:table-cell>
          <table:table-cell table:formula="of:=([.AC123]/[.AC122])-1" office:value-type="percentage" office:value="0.00437568370057817">
            <text:p>0.44%</text:p>
          </table:table-cell>
          <table:table-cell table:formula="of:=[.H122]*[.F123]" office:value-type="float" office:value="452.891225232506">
            <text:p>$452.89</text:p>
          </table:table-cell>
          <table:table-cell table:formula="of:=[.H122]+[.G123]" office:value-type="float" office:value="103954.710877477">
            <text:p>103,954.71</text:p>
          </table:table-cell>
          <table:table-cell table:formula="of:=([.D123]/[.D122])-1" office:value-type="percentage" office:value="-0.00173560890945901">
            <text:p>-0.17%</text:p>
          </table:table-cell>
          <table:table-cell table:formula="of:=[.K122]*[.I123]" office:value-type="float" office:value="-179.443724454186">
            <text:p>-$179.44</text:p>
          </table:table-cell>
          <table:table-cell table:formula="of:=[.K122]+[.J123]" office:value-type="float" office:value="103210.048848569">
            <text:p>103,210.05</text:p>
          </table:table-cell>
          <table:table-cell table:formula="of:=([.C123]/[.C122])-1" office:value-type="percentage" office:value="-0.0066666666666666">
            <text:p>-0.67%</text:p>
          </table:table-cell>
          <table:table-cell table:formula="of:=[.N122]*[.L123]" office:value-type="float" office:value="-3032.39145416951">
            <text:p>-$3,032.39</text:p>
          </table:table-cell>
          <table:table-cell table:formula="of:=[.N122]+[.M123]" office:value-type="float" office:value="451826.326671262">
            <text:p>451,826.33</text:p>
          </table:table-cell>
          <table:table-cell table:formula="of:=([.E123]/[.E122])-1" office:value-type="percentage" office:value="0.00466744457409551">
            <text:p>0.47%</text:p>
          </table:table-cell>
          <table:table-cell table:formula="of:=[.Q122]*[.O123]" office:value-type="float" office:value="1927.71084337342">
            <text:p>$1,927.71</text:p>
          </table:table-cell>
          <table:table-cell table:formula="of:=[.Q122]+[.P123]" office:value-type="float" office:value="414939.759036145">
            <text:p>414,939.76</text:p>
          </table:table-cell>
          <table:table-cell/>
          <table:table-cell table:style-name="ce12" table:formula="of:=(([.B123]+[.D123]+[.C123]+[.E123])/([.B122]+[.D122]+[.C122]+[.E122]))-1" office:value-type="percentage" office:value="-0.00150439565605753">
            <text:p>-0.15%</text:p>
          </table:table-cell>
          <table:table-cell table:formula="of:=[.U122]*[.S123]" office:value-type="float" office:value="-1616.86740225616">
            <text:p>-1,616.87</text:p>
          </table:table-cell>
          <table:table-cell table:formula="of:=[.H123]+[.K123]+[.N123]+[.Q123]" office:value-type="float" office:value="1073930.84543345">
            <text:p>1,073,930.85</text:p>
          </table:table-cell>
          <table:table-cell table:number-columns-repeated="7"/>
          <table:table-cell office:value-type="float" office:value="128.54">
            <text:p>128.54</text:p>
          </table:table-cell>
          <table:table-cell table:formula="of:=[.AC123]/[.$AC$2]" office:value-type="percentage" office:value="1.03954710877477">
            <text:p>103.95%</text:p>
          </table:table-cell>
          <table:table-cell table:style-name="ce18" table:formula="of:=[.$AE$2]*[.AD123]" office:value-type="currency" office:currency="USD" office:value="1039547.10877477">
            <text:p>$1,039,547.1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8</text:p>
          </table:table-cell>
          <table:table-cell office:value-type="float" office:value="83.71">
            <text:p>83.71</text:p>
          </table:table-cell>
          <table:table-cell office:value-type="float" office:value="15.92">
            <text:p>15.92</text:p>
          </table:table-cell>
          <table:table-cell office:value-type="float" office:value="103.11">
            <text:p>103.11</text:p>
          </table:table-cell>
          <table:table-cell office:value-type="float" office:value="8.61">
            <text:p>8.61</text:p>
          </table:table-cell>
          <table:table-cell table:formula="of:=([.AC124]/[.AC123])-1" office:value-type="percentage" office:value="0.0184378403609771">
            <text:p>1.84%</text:p>
          </table:table-cell>
          <table:table-cell table:formula="of:=[.H123]*[.F124]" office:value-type="float" office:value="1916.70036393044">
            <text:p>$1,916.70</text:p>
          </table:table-cell>
          <table:table-cell table:formula="of:=[.H123]+[.G124]" office:value-type="float" office:value="105871.411241407">
            <text:p>105,871.41</text:p>
          </table:table-cell>
          <table:table-cell table:formula="of:=([.D124]/[.D123])-1" office:value-type="percentage" office:value="-0.00405679513184587">
            <text:p>-0.41%</text:p>
          </table:table-cell>
          <table:table-cell table:formula="of:=[.K123]*[.I124]" office:value-type="float" office:value="-418.702023726451">
            <text:p>-$418.70</text:p>
          </table:table-cell>
          <table:table-cell table:formula="of:=[.K123]+[.J124]" office:value-type="float" office:value="102791.346824843">
            <text:p>102,791.35</text:p>
          </table:table-cell>
          <table:table-cell table:formula="of:=([.C124]/[.C123])-1" office:value-type="percentage" office:value="-0.0286760219646126">
            <text:p>-2.87%</text:p>
          </table:table-cell>
          <table:table-cell table:formula="of:=[.N123]*[.L124]" office:value-type="float" office:value="-12956.5816678153">
            <text:p>-$12,956.58</text:p>
          </table:table-cell>
          <table:table-cell table:formula="of:=[.N123]+[.M124]" office:value-type="float" office:value="438869.745003446">
            <text:p>438,869.75</text:p>
          </table:table-cell>
          <table:table-cell table:formula="of:=([.E124]/[.E123])-1" office:value-type="percentage" office:value="0">
            <text:p>0.00%</text:p>
          </table:table-cell>
          <table:table-cell table:formula="of:=[.Q123]*[.O124]" office:value-type="float" office:value="0">
            <text:p>$0.00</text:p>
          </table:table-cell>
          <table:table-cell table:formula="of:=[.Q123]+[.P124]" office:value-type="float" office:value="414939.759036145">
            <text:p>414,939.76</text:p>
          </table:table-cell>
          <table:table-cell/>
          <table:table-cell table:style-name="ce12" table:formula="of:=(([.B124]+[.D124]+[.C124]+[.E124])/([.B123]+[.D123]+[.C123]+[.E123]))-1" office:value-type="percentage" office:value="-0.004896652384764">
            <text:p>-0.49%</text:p>
          </table:table-cell>
          <table:table-cell table:formula="of:=[.U123]*[.S124]" office:value-type="float" office:value="-5258.66603536333">
            <text:p>-5,258.67</text:p>
          </table:table-cell>
          <table:table-cell table:formula="of:=[.H124]+[.K124]+[.N124]+[.Q124]" office:value-type="float" office:value="1062472.26210584">
            <text:p>1,062,472.26</text:p>
          </table:table-cell>
          <table:table-cell table:number-columns-repeated="7"/>
          <table:table-cell office:value-type="float" office:value="130.91">
            <text:p>130.91</text:p>
          </table:table-cell>
          <table:table-cell table:formula="of:=[.AC124]/[.$AC$2]" office:value-type="percentage" office:value="1.05871411241407">
            <text:p>105.87%</text:p>
          </table:table-cell>
          <table:table-cell table:style-name="ce18" table:formula="of:=[.$AE$2]*[.AD124]" office:value-type="currency" office:currency="USD" office:value="1058714.11241407">
            <text:p>$1,058,714.1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29</text:p>
          </table:table-cell>
          <table:table-cell office:value-type="float" office:value="83.71">
            <text:p>83.71</text:p>
          </table:table-cell>
          <table:table-cell office:value-type="float" office:value="15.95">
            <text:p>15.95</text:p>
          </table:table-cell>
          <table:table-cell office:value-type="float" office:value="102.81">
            <text:p>102.81</text:p>
          </table:table-cell>
          <table:table-cell office:value-type="float" office:value="8.59">
            <text:p>8.59</text:p>
          </table:table-cell>
          <table:table-cell table:formula="of:=([.AC125]/[.AC124])-1" office:value-type="percentage" office:value="0.00710411733251859">
            <text:p>0.71%</text:p>
          </table:table-cell>
          <table:table-cell table:formula="of:=[.H124]*[.F125]" office:value-type="float" office:value="752.122927618284">
            <text:p>$752.12</text:p>
          </table:table-cell>
          <table:table-cell table:formula="of:=[.H124]+[.G125]" office:value-type="float" office:value="106623.534169025">
            <text:p>106,623.53</text:p>
          </table:table-cell>
          <table:table-cell table:formula="of:=([.D125]/[.D124])-1" office:value-type="percentage" office:value="-0.00290951411114337">
            <text:p>-0.29%</text:p>
          </table:table-cell>
          <table:table-cell table:formula="of:=[.K124]*[.I125]" office:value-type="float" office:value="-299.072874090313">
            <text:p>-$299.07</text:p>
          </table:table-cell>
          <table:table-cell table:formula="of:=[.K124]+[.J125]" office:value-type="float" office:value="102492.273950753">
            <text:p>102,492.27</text:p>
          </table:table-cell>
          <table:table-cell table:formula="of:=([.C125]/[.C124])-1" office:value-type="percentage" office:value="0.00188442211055273">
            <text:p>0.19%</text:p>
          </table:table-cell>
          <table:table-cell table:formula="of:=[.N124]*[.L125]" office:value-type="float" office:value="827.015851137133">
            <text:p>$827.02</text:p>
          </table:table-cell>
          <table:table-cell table:formula="of:=[.N124]+[.M125]" office:value-type="float" office:value="439696.760854583">
            <text:p>439,696.76</text:p>
          </table:table-cell>
          <table:table-cell table:formula="of:=([.E125]/[.E124])-1" office:value-type="percentage" office:value="-0.00232288037166084">
            <text:p>-0.23%</text:p>
          </table:table-cell>
          <table:table-cell table:formula="of:=[.Q124]*[.O125]" office:value-type="float" office:value="-963.855421686739">
            <text:p>-$963.86</text:p>
          </table:table-cell>
          <table:table-cell table:formula="of:=[.Q124]+[.P125]" office:value-type="float" office:value="413975.903614458">
            <text:p>413,975.90</text:p>
          </table:table-cell>
          <table:table-cell/>
          <table:table-cell table:style-name="ce12" table:formula="of:=(([.B125]+[.D125]+[.C125]+[.E125])/([.B124]+[.D124]+[.C124]+[.E124]))-1" office:value-type="percentage" office:value="-0.00137213153536786">
            <text:p>-0.14%</text:p>
          </table:table-cell>
          <table:table-cell table:formula="of:=[.U124]*[.S125]" office:value-type="float" office:value="-1457.85169628905">
            <text:p>-1,457.85</text:p>
          </table:table-cell>
          <table:table-cell table:formula="of:=[.H125]+[.K125]+[.N125]+[.Q125]" office:value-type="float" office:value="1062788.47258882">
            <text:p>1,062,788.47</text:p>
          </table:table-cell>
          <table:table-cell table:number-columns-repeated="7"/>
          <table:table-cell office:value-type="float" office:value="131.84">
            <text:p>131.84</text:p>
          </table:table-cell>
          <table:table-cell table:formula="of:=[.AC125]/[.$AC$2]" office:value-type="percentage" office:value="1.06623534169025">
            <text:p>106.62%</text:p>
          </table:table-cell>
          <table:table-cell table:style-name="ce18" table:formula="of:=[.$AE$2]*[.AD125]" office:value-type="currency" office:currency="USD" office:value="1066235.34169025">
            <text:p>$1,066,235.3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6-30</text:p>
          </table:table-cell>
          <table:table-cell office:value-type="float" office:value="83.7">
            <text:p>83.7</text:p>
          </table:table-cell>
          <table:table-cell office:value-type="float" office:value="15.77">
            <text:p>15.77</text:p>
          </table:table-cell>
          <table:table-cell office:value-type="float" office:value="102.79">
            <text:p>102.79</text:p>
          </table:table-cell>
          <table:table-cell office:value-type="float" office:value="8.64">
            <text:p>8.64</text:p>
          </table:table-cell>
          <table:table-cell table:formula="of:=([.AC126]/[.AC125])-1" office:value-type="percentage" office:value="-0.0102396844660194">
            <text:p>-1.02%</text:p>
          </table:table-cell>
          <table:table-cell table:formula="of:=[.H125]*[.F126]" office:value-type="float" office:value="-1091.79134654266">
            <text:p>-$1,091.79</text:p>
          </table:table-cell>
          <table:table-cell table:formula="of:=[.H125]+[.G126]" office:value-type="float" office:value="105531.742822483">
            <text:p>105,531.74</text:p>
          </table:table-cell>
          <table:table-cell table:formula="of:=([.D126]/[.D125])-1" office:value-type="percentage" office:value="-0.000194533605680336">
            <text:p>-0.02%</text:p>
          </table:table-cell>
          <table:table-cell table:formula="of:=[.K125]*[.I126]" office:value-type="float" office:value="-19.9381916060167">
            <text:p>-$19.94</text:p>
          </table:table-cell>
          <table:table-cell table:formula="of:=[.K125]+[.J126]" office:value-type="float" office:value="102472.335759147">
            <text:p>102,472.34</text:p>
          </table:table-cell>
          <table:table-cell table:formula="of:=([.C126]/[.C125])-1" office:value-type="percentage" office:value="-0.0112852664576802">
            <text:p>-1.13%</text:p>
          </table:table-cell>
          <table:table-cell table:formula="of:=[.N125]*[.L126]" office:value-type="float" office:value="-4962.09510682288">
            <text:p>-$4,962.10</text:p>
          </table:table-cell>
          <table:table-cell table:formula="of:=[.N125]+[.M126]" office:value-type="float" office:value="434734.665747761">
            <text:p>434,734.67</text:p>
          </table:table-cell>
          <table:table-cell table:formula="of:=([.E126]/[.E125])-1" office:value-type="percentage" office:value="0.00582072176949944">
            <text:p>0.58%</text:p>
          </table:table-cell>
          <table:table-cell table:formula="of:=[.Q125]*[.O126]" office:value-type="float" office:value="2409.63855421688">
            <text:p>$2,409.64</text:p>
          </table:table-cell>
          <table:table-cell table:formula="of:=[.Q125]+[.P126]" office:value-type="float" office:value="416385.542168675">
            <text:p>416,385.54</text:p>
          </table:table-cell>
          <table:table-cell/>
          <table:table-cell table:style-name="ce12" table:formula="of:=(([.B126]+[.D126]+[.C126]+[.E126])/([.B125]+[.D125]+[.C125]+[.E125]))-1" office:value-type="percentage" office:value="-0.000758078271581253">
            <text:p>-0.08%</text:p>
          </table:table-cell>
          <table:table-cell table:formula="of:=[.U125]*[.S126]" office:value-type="float" office:value="-805.676848356612">
            <text:p>-805.68</text:p>
          </table:table-cell>
          <table:table-cell table:formula="of:=[.H126]+[.K126]+[.N126]+[.Q126]" office:value-type="float" office:value="1059124.28649806">
            <text:p>1,059,124.29</text:p>
          </table:table-cell>
          <table:table-cell table:number-columns-repeated="7"/>
          <table:table-cell office:value-type="float" office:value="130.49">
            <text:p>130.49</text:p>
          </table:table-cell>
          <table:table-cell table:formula="of:=[.AC126]/[.$AC$2]" office:value-type="percentage" office:value="1.05531742822483">
            <text:p>105.53%</text:p>
          </table:table-cell>
          <table:table-cell table:style-name="ce18" table:formula="of:=[.$AE$2]*[.AD126]" office:value-type="currency" office:currency="USD" office:value="1055317.42822483">
            <text:p>$1,055,317.4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01</text:p>
          </table:table-cell>
          <table:table-cell office:value-type="float" office:value="83.67">
            <text:p>83.67</text:p>
          </table:table-cell>
          <table:table-cell office:value-type="float" office:value="15.61">
            <text:p>15.61</text:p>
          </table:table-cell>
          <table:table-cell office:value-type="float" office:value="102.82">
            <text:p>102.82</text:p>
          </table:table-cell>
          <table:table-cell office:value-type="float" office:value="8.67">
            <text:p>8.67</text:p>
          </table:table-cell>
          <table:table-cell table:formula="of:=([.AC127]/[.AC126])-1" office:value-type="percentage" office:value="-0.00122614759751705">
            <text:p>-0.12%</text:p>
          </table:table-cell>
          <table:table-cell table:formula="of:=[.H126]*[.F127]" office:value-type="float" office:value="-129.397492923574">
            <text:p>-$129.40</text:p>
          </table:table-cell>
          <table:table-cell table:formula="of:=[.H126]+[.G127]" office:value-type="float" office:value="105402.345329559">
            <text:p>105,402.35</text:p>
          </table:table-cell>
          <table:table-cell table:formula="of:=([.D127]/[.D126])-1" office:value-type="percentage" office:value="0.000291857184550937">
            <text:p>0.03%</text:p>
          </table:table-cell>
          <table:table-cell table:formula="of:=[.K126]*[.I127]" office:value-type="float" office:value="29.9072874090228">
            <text:p>$29.91</text:p>
          </table:table-cell>
          <table:table-cell table:formula="of:=[.K126]+[.J127]" office:value-type="float" office:value="102502.243046556">
            <text:p>102,502.24</text:p>
          </table:table-cell>
          <table:table-cell table:formula="of:=([.C127]/[.C126])-1" office:value-type="percentage" office:value="-0.010145846544071">
            <text:p>-1.01%</text:p>
          </table:table-cell>
          <table:table-cell table:formula="of:=[.N126]*[.L127]" office:value-type="float" office:value="-4410.75120606479">
            <text:p>-$4,410.75</text:p>
          </table:table-cell>
          <table:table-cell table:formula="of:=[.N126]+[.M127]" office:value-type="float" office:value="430323.914541696">
            <text:p>430,323.91</text:p>
          </table:table-cell>
          <table:table-cell table:formula="of:=([.E127]/[.E126])-1" office:value-type="percentage" office:value="0.0034722222222221">
            <text:p>0.35%</text:p>
          </table:table-cell>
          <table:table-cell table:formula="of:=[.Q126]*[.O127]" office:value-type="float" office:value="1445.78313253007">
            <text:p>$1,445.78</text:p>
          </table:table-cell>
          <table:table-cell table:formula="of:=[.Q126]+[.P127]" office:value-type="float" office:value="417831.325301205">
            <text:p>417,831.33</text:p>
          </table:table-cell>
          <table:table-cell/>
          <table:table-cell table:style-name="ce12" table:formula="of:=(([.B127]+[.D127]+[.C127]+[.E127])/([.B126]+[.D126]+[.C126]+[.E126]))-1" office:value-type="percentage" office:value="-0.000616405879563908">
            <text:p>-0.06%</text:p>
          </table:table-cell>
          <table:table-cell table:formula="of:=[.U126]*[.S127]" office:value-type="float" office:value="-652.850437386336">
            <text:p>-652.85</text:p>
          </table:table-cell>
          <table:table-cell table:formula="of:=[.H127]+[.K127]+[.N127]+[.Q127]" office:value-type="float" office:value="1056059.82821902">
            <text:p>1,056,059.83</text:p>
          </table:table-cell>
          <table:table-cell table:number-columns-repeated="7"/>
          <table:table-cell office:value-type="float" office:value="130.33">
            <text:p>130.33</text:p>
          </table:table-cell>
          <table:table-cell table:formula="of:=[.AC127]/[.$AC$2]" office:value-type="percentage" office:value="1.05402345329559">
            <text:p>105.40%</text:p>
          </table:table-cell>
          <table:table-cell table:style-name="ce18" table:formula="of:=[.$AE$2]*[.AD127]" office:value-type="currency" office:currency="USD" office:value="1054023.45329559">
            <text:p>$1,054,023.4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05</text:p>
          </table:table-cell>
          <table:table-cell office:value-type="float" office:value="83.77">
            <text:p>83.77</text:p>
          </table:table-cell>
          <table:table-cell office:value-type="float" office:value="15.64">
            <text:p>15.64</text:p>
          </table:table-cell>
          <table:table-cell office:value-type="float" office:value="103.22">
            <text:p>103.22</text:p>
          </table:table-cell>
          <table:table-cell office:value-type="float" office:value="8.63">
            <text:p>8.63</text:p>
          </table:table-cell>
          <table:table-cell table:formula="of:=([.AC128]/[.AC127])-1" office:value-type="percentage" office:value="0.000844011355789043">
            <text:p>0.08%</text:p>
          </table:table-cell>
          <table:table-cell table:formula="of:=[.H127]*[.F128]" office:value-type="float" office:value="88.9607763849462">
            <text:p>$88.96</text:p>
          </table:table-cell>
          <table:table-cell table:formula="of:=[.H127]+[.G128]" office:value-type="float" office:value="105491.306105944">
            <text:p>105,491.31</text:p>
          </table:table-cell>
          <table:table-cell table:formula="of:=([.D128]/[.D127])-1" office:value-type="percentage" office:value="0.00389029371717564">
            <text:p>0.39%</text:p>
          </table:table-cell>
          <table:table-cell table:formula="of:=[.K127]*[.I128]" office:value-type="float" office:value="398.763832120426">
            <text:p>$398.76</text:p>
          </table:table-cell>
          <table:table-cell table:formula="of:=[.K127]+[.J128]" office:value-type="float" office:value="102901.006878676">
            <text:p>102,901.01</text:p>
          </table:table-cell>
          <table:table-cell table:formula="of:=([.C128]/[.C127])-1" office:value-type="percentage" office:value="0.00192184497117243">
            <text:p>0.19%</text:p>
          </table:table-cell>
          <table:table-cell table:formula="of:=[.N127]*[.L128]" office:value-type="float" office:value="827.015851137191">
            <text:p>$827.02</text:p>
          </table:table-cell>
          <table:table-cell table:formula="of:=[.N127]+[.M128]" office:value-type="float" office:value="431150.930392833">
            <text:p>431,150.93</text:p>
          </table:table-cell>
          <table:table-cell table:formula="of:=([.E128]/[.E127])-1" office:value-type="percentage" office:value="-0.00461361014994222">
            <text:p>-0.46%</text:p>
          </table:table-cell>
          <table:table-cell table:formula="of:=[.Q127]*[.O128]" office:value-type="float" office:value="-1927.71084337345">
            <text:p>-$1,927.71</text:p>
          </table:table-cell>
          <table:table-cell table:formula="of:=[.Q127]+[.P128]" office:value-type="float" office:value="415903.614457831">
            <text:p>415,903.61</text:p>
          </table:table-cell>
          <table:table-cell/>
          <table:table-cell table:style-name="ce12" table:formula="of:=(([.B128]+[.D128]+[.C128]+[.E128])/([.B127]+[.D127]+[.C127]+[.E127]))-1" office:value-type="percentage" office:value="0.00232480903354348">
            <text:p>0.23%</text:p>
          </table:table-cell>
          <table:table-cell table:formula="of:=[.U127]*[.S128]" office:value-type="float" office:value="2455.13742860595">
            <text:p>2,455.14</text:p>
          </table:table-cell>
          <table:table-cell table:formula="of:=[.H128]+[.K128]+[.N128]+[.Q128]" office:value-type="float" office:value="1055446.85783528">
            <text:p>1,055,446.86</text:p>
          </table:table-cell>
          <table:table-cell table:number-columns-repeated="7"/>
          <table:table-cell office:value-type="float" office:value="130.44">
            <text:p>130.44</text:p>
          </table:table-cell>
          <table:table-cell table:formula="of:=[.AC128]/[.$AC$2]" office:value-type="percentage" office:value="1.05491306105944">
            <text:p>105.49%</text:p>
          </table:table-cell>
          <table:table-cell table:style-name="ce18" table:formula="of:=[.$AE$2]*[.AD128]" office:value-type="currency" office:currency="USD" office:value="1054913.06105944">
            <text:p>$1,054,913.0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06</text:p>
          </table:table-cell>
          <table:table-cell office:value-type="float" office:value="83.8">
            <text:p>83.8</text:p>
          </table:table-cell>
          <table:table-cell office:value-type="float" office:value="15.65">
            <text:p>15.65</text:p>
          </table:table-cell>
          <table:table-cell office:value-type="float" office:value="103.27">
            <text:p>103.27</text:p>
          </table:table-cell>
          <table:table-cell office:value-type="float" office:value="8.67">
            <text:p>8.67</text:p>
          </table:table-cell>
          <table:table-cell table:formula="of:=([.AC129]/[.AC128])-1" office:value-type="percentage" office:value="-0.0145660840233057">
            <text:p>-1.46%</text:p>
          </table:table-cell>
          <table:table-cell table:formula="of:=[.H128]*[.F129]" office:value-type="float" office:value="-1536.59522846745">
            <text:p>-$1,536.60</text:p>
          </table:table-cell>
          <table:table-cell table:formula="of:=[.H128]+[.G129]" office:value-type="float" office:value="103954.710877477">
            <text:p>103,954.71</text:p>
          </table:table-cell>
          <table:table-cell table:formula="of:=([.D129]/[.D128])-1" office:value-type="percentage" office:value="0.00048440224762647">
            <text:p>0.05%</text:p>
          </table:table-cell>
          <table:table-cell table:formula="of:=[.K128]*[.I129]" office:value-type="float" office:value="49.8454790150575">
            <text:p>$49.85</text:p>
          </table:table-cell>
          <table:table-cell table:formula="of:=[.K128]+[.J129]" office:value-type="float" office:value="102950.852357691">
            <text:p>102,950.85</text:p>
          </table:table-cell>
          <table:table-cell table:formula="of:=([.C129]/[.C128])-1" office:value-type="percentage" office:value="0.000639386189258406">
            <text:p>0.06%</text:p>
          </table:table-cell>
          <table:table-cell table:formula="of:=[.N128]*[.L129]" office:value-type="float" office:value="275.67195037909">
            <text:p>$275.67</text:p>
          </table:table-cell>
          <table:table-cell table:formula="of:=[.N128]+[.M129]" office:value-type="float" office:value="431426.602343212">
            <text:p>431,426.60</text:p>
          </table:table-cell>
          <table:table-cell table:formula="of:=([.E129]/[.E128])-1" office:value-type="percentage" office:value="0.00463499420625713">
            <text:p>0.46%</text:p>
          </table:table-cell>
          <table:table-cell table:formula="of:=[.Q128]*[.O129]" office:value-type="float" office:value="1927.71084337345">
            <text:p>$1,927.71</text:p>
          </table:table-cell>
          <table:table-cell table:formula="of:=[.Q128]+[.P129]" office:value-type="float" office:value="417831.325301205">
            <text:p>417,831.33</text:p>
          </table:table-cell>
          <table:table-cell/>
          <table:table-cell table:style-name="ce12" table:formula="of:=(([.B129]+[.D129]+[.C129]+[.E129])/([.B128]+[.D128]+[.C128]+[.E128]))-1" office:value-type="percentage" office:value="0.000615355486130786">
            <text:p>0.06%</text:p>
          </table:table-cell>
          <table:table-cell table:formula="of:=[.U128]*[.S129]" office:value-type="float" office:value="649.475014288443">
            <text:p>649.48</text:p>
          </table:table-cell>
          <table:table-cell table:formula="of:=[.H129]+[.K129]+[.N129]+[.Q129]" office:value-type="float" office:value="1056163.49087958">
            <text:p>1,056,163.49</text:p>
          </table:table-cell>
          <table:table-cell table:number-columns-repeated="7"/>
          <table:table-cell office:value-type="float" office:value="128.54">
            <text:p>128.54</text:p>
          </table:table-cell>
          <table:table-cell table:formula="of:=[.AC129]/[.$AC$2]" office:value-type="percentage" office:value="1.03954710877477">
            <text:p>103.95%</text:p>
          </table:table-cell>
          <table:table-cell table:style-name="ce18" table:formula="of:=[.$AE$2]*[.AD129]" office:value-type="currency" office:currency="USD" office:value="1039547.10877477">
            <text:p>$1,039,547.1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07</text:p>
          </table:table-cell>
          <table:table-cell office:value-type="float" office:value="83.72">
            <text:p>83.72</text:p>
          </table:table-cell>
          <table:table-cell office:value-type="float" office:value="15.65">
            <text:p>15.65</text:p>
          </table:table-cell>
          <table:table-cell office:value-type="float" office:value="102.98">
            <text:p>102.98</text:p>
          </table:table-cell>
          <table:table-cell office:value-type="float" office:value="8.69">
            <text:p>8.69</text:p>
          </table:table-cell>
          <table:table-cell table:formula="of:=([.AC130]/[.AC129])-1" office:value-type="percentage" office:value="-0.0094912089621908">
            <text:p>-0.95%</text:p>
          </table:table-cell>
          <table:table-cell table:formula="of:=[.H129]*[.F130]" office:value-type="float" office:value="-986.655883542261">
            <text:p>-$986.66</text:p>
          </table:table-cell>
          <table:table-cell table:formula="of:=[.H129]+[.G130]" office:value-type="float" office:value="102968.054993934">
            <text:p>102,968.05</text:p>
          </table:table-cell>
          <table:table-cell table:formula="of:=([.D130]/[.D129])-1" office:value-type="percentage" office:value="-0.00280817275104084">
            <text:p>-0.28%</text:p>
          </table:table-cell>
          <table:table-cell table:formula="of:=[.K129]*[.I130]" office:value-type="float" office:value="-289.103778287297">
            <text:p>-$289.10</text:p>
          </table:table-cell>
          <table:table-cell table:formula="of:=[.K129]+[.J130]" office:value-type="float" office:value="102661.748579404">
            <text:p>102,661.75</text:p>
          </table:table-cell>
          <table:table-cell table:formula="of:=([.C130]/[.C129])-1" office:value-type="percentage" office:value="0">
            <text:p>0.00%</text:p>
          </table:table-cell>
          <table:table-cell table:formula="of:=[.N129]*[.L130]" office:value-type="float" office:value="0">
            <text:p>$0.00</text:p>
          </table:table-cell>
          <table:table-cell table:formula="of:=[.N129]+[.M130]" office:value-type="float" office:value="431426.602343212">
            <text:p>431,426.60</text:p>
          </table:table-cell>
          <table:table-cell table:formula="of:=([.E130]/[.E129])-1" office:value-type="percentage" office:value="0.00230680507497105">
            <text:p>0.23%</text:p>
          </table:table-cell>
          <table:table-cell table:formula="of:=[.Q129]*[.O130]" office:value-type="float" office:value="963.8554216867">
            <text:p>$963.86</text:p>
          </table:table-cell>
          <table:table-cell table:formula="of:=[.Q129]+[.P130]" office:value-type="float" office:value="418795.180722892">
            <text:p>418,795.18</text:p>
          </table:table-cell>
          <table:table-cell/>
          <table:table-cell table:style-name="ce12" table:formula="of:=(([.B130]+[.D130]+[.C130]+[.E130])/([.B129]+[.D129]+[.C129]+[.E129]))-1" office:value-type="percentage" office:value="-0.00165570746014476">
            <text:p>-0.17%</text:p>
          </table:table-cell>
          <table:table-cell table:formula="of:=[.U129]*[.S130]" office:value-type="float" office:value="-1748.69777098186">
            <text:p>-1,748.70</text:p>
          </table:table-cell>
          <table:table-cell table:formula="of:=[.H130]+[.K130]+[.N130]+[.Q130]" office:value-type="float" office:value="1055851.58663944">
            <text:p>1,055,851.59</text:p>
          </table:table-cell>
          <table:table-cell table:number-columns-repeated="7"/>
          <table:table-cell office:value-type="float" office:value="127.32">
            <text:p>127.32</text:p>
          </table:table-cell>
          <table:table-cell table:formula="of:=[.AC130]/[.$AC$2]" office:value-type="percentage" office:value="1.02968054993934">
            <text:p>102.97%</text:p>
          </table:table-cell>
          <table:table-cell table:style-name="ce18" table:formula="of:=[.$AE$2]*[.AD130]" office:value-type="currency" office:currency="USD" office:value="1029680.54993934">
            <text:p>$1,029,680.5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08</text:p>
          </table:table-cell>
          <table:table-cell office:value-type="float" office:value="83.84">
            <text:p>83.84</text:p>
          </table:table-cell>
          <table:table-cell office:value-type="float" office:value="15.84">
            <text:p>15.84</text:p>
          </table:table-cell>
          <table:table-cell office:value-type="float" office:value="103.52">
            <text:p>103.52</text:p>
          </table:table-cell>
          <table:table-cell office:value-type="float" office:value="8.71">
            <text:p>8.71</text:p>
          </table:table-cell>
          <table:table-cell table:formula="of:=([.AC131]/[.AC130])-1" office:value-type="percentage" office:value="-0.00848256361922717">
            <text:p>-0.85%</text:p>
          </table:table-cell>
          <table:table-cell table:formula="of:=[.H130]*[.F131]" office:value-type="float" office:value="-873.433077234131">
            <text:p>-$873.43</text:p>
          </table:table-cell>
          <table:table-cell table:formula="of:=[.H130]+[.G131]" office:value-type="float" office:value="102094.6219167">
            <text:p>102,094.62</text:p>
          </table:table-cell>
          <table:table-cell table:formula="of:=([.D131]/[.D130])-1" office:value-type="percentage" office:value="0.00524373664789279">
            <text:p>0.52%</text:p>
          </table:table-cell>
          <table:table-cell table:formula="of:=[.K130]*[.I131]" office:value-type="float" office:value="538.331173362576">
            <text:p>$538.33</text:p>
          </table:table-cell>
          <table:table-cell table:formula="of:=[.K130]+[.J131]" office:value-type="float" office:value="103200.079752766">
            <text:p>103,200.08</text:p>
          </table:table-cell>
          <table:table-cell table:formula="of:=([.C131]/[.C130])-1" office:value-type="percentage" office:value="0.0121405750798722">
            <text:p>1.21%</text:p>
          </table:table-cell>
          <table:table-cell table:formula="of:=[.N130]*[.L131]" office:value-type="float" office:value="5237.76705720194">
            <text:p>$5,237.77</text:p>
          </table:table-cell>
          <table:table-cell table:formula="of:=[.N130]+[.M131]" office:value-type="float" office:value="436664.369400414">
            <text:p>436,664.37</text:p>
          </table:table-cell>
          <table:table-cell table:formula="of:=([.E131]/[.E130])-1" office:value-type="percentage" office:value="0.00230149597238216">
            <text:p>0.23%</text:p>
          </table:table-cell>
          <table:table-cell table:formula="of:=[.Q130]*[.O131]" office:value-type="float" office:value="963.855421686794">
            <text:p>$963.86</text:p>
          </table:table-cell>
          <table:table-cell table:formula="of:=[.Q130]+[.P131]" office:value-type="float" office:value="419759.036144578">
            <text:p>419,759.04</text:p>
          </table:table-cell>
          <table:table-cell/>
          <table:table-cell table:style-name="ce12" table:formula="of:=(([.B131]+[.D131]+[.C131]+[.E131])/([.B130]+[.D130]+[.C130]+[.E130]))-1" office:value-type="percentage" office:value="0.00412244124336625">
            <text:p>0.41%</text:p>
          </table:table-cell>
          <table:table-cell table:formula="of:=[.U130]*[.S131]" office:value-type="float" office:value="4352.68612763613">
            <text:p>4,352.69</text:p>
          </table:table-cell>
          <table:table-cell table:formula="of:=[.H131]+[.K131]+[.N131]+[.Q131]" office:value-type="float" office:value="1061718.10721446">
            <text:p>1,061,718.11</text:p>
          </table:table-cell>
          <table:table-cell table:number-columns-repeated="7"/>
          <table:table-cell office:value-type="float" office:value="126.24">
            <text:p>126.24</text:p>
          </table:table-cell>
          <table:table-cell table:formula="of:=[.AC131]/[.$AC$2]" office:value-type="percentage" office:value="1.020946219167">
            <text:p>102.09%</text:p>
          </table:table-cell>
          <table:table-cell table:style-name="ce18" table:formula="of:=[.$AE$2]*[.AD131]" office:value-type="currency" office:currency="USD" office:value="1020946.219167">
            <text:p>$1,020,946.2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1</text:p>
          </table:table-cell>
          <table:table-cell office:value-type="float" office:value="83.9">
            <text:p>83.9</text:p>
          </table:table-cell>
          <table:table-cell office:value-type="float" office:value="16.04">
            <text:p>16.04</text:p>
          </table:table-cell>
          <table:table-cell office:value-type="float" office:value="103.8">
            <text:p>103.8</text:p>
          </table:table-cell>
          <table:table-cell office:value-type="float" office:value="8.75">
            <text:p>8.75</text:p>
          </table:table-cell>
          <table:table-cell table:formula="of:=([.AC132]/[.AC131])-1" office:value-type="percentage" office:value="-0.0129119138149556">
            <text:p>-1.29%</text:p>
          </table:table-cell>
          <table:table-cell table:formula="of:=[.H131]*[.F132]" office:value-type="float" office:value="-1318.23695915891">
            <text:p>-$1,318.24</text:p>
          </table:table-cell>
          <table:table-cell table:formula="of:=[.H131]+[.G132]" office:value-type="float" office:value="100776.384957541">
            <text:p>100,776.38</text:p>
          </table:table-cell>
          <table:table-cell table:formula="of:=([.D132]/[.D131])-1" office:value-type="percentage" office:value="0.00270479134466761">
            <text:p>0.27%</text:p>
          </table:table-cell>
          <table:table-cell table:formula="of:=[.K131]*[.I132]" office:value-type="float" office:value="279.13468248429">
            <text:p>$279.13</text:p>
          </table:table-cell>
          <table:table-cell table:formula="of:=[.K131]+[.J132]" office:value-type="float" office:value="103479.214435251">
            <text:p>103,479.21</text:p>
          </table:table-cell>
          <table:table-cell table:formula="of:=([.C132]/[.C131])-1" office:value-type="percentage" office:value="0.0126262626262625">
            <text:p>1.26%</text:p>
          </table:table-cell>
          <table:table-cell table:formula="of:=[.N131]*[.L132]" office:value-type="float" office:value="5513.43900758095">
            <text:p>$5,513.44</text:p>
          </table:table-cell>
          <table:table-cell table:formula="of:=[.N131]+[.M132]" office:value-type="float" office:value="442177.808407995">
            <text:p>442,177.81</text:p>
          </table:table-cell>
          <table:table-cell table:formula="of:=([.E132]/[.E131])-1" office:value-type="percentage" office:value="0.00459242250287018">
            <text:p>0.46%</text:p>
          </table:table-cell>
          <table:table-cell table:formula="of:=[.Q131]*[.O132]" office:value-type="float" office:value="1927.71084337346">
            <text:p>$1,927.71</text:p>
          </table:table-cell>
          <table:table-cell table:formula="of:=[.Q131]+[.P132]" office:value-type="float" office:value="421686.746987952">
            <text:p>421,686.75</text:p>
          </table:table-cell>
          <table:table-cell/>
          <table:table-cell table:style-name="ce12" table:formula="of:=(([.B132]+[.D132]+[.C132]+[.E132])/([.B131]+[.D131]+[.C131]+[.E131]))-1" office:value-type="percentage" office:value="0.0027370109952336">
            <text:p>0.27%</text:p>
          </table:table-cell>
          <table:table-cell table:formula="of:=[.U131]*[.S132]" office:value-type="float" office:value="2905.93413328458">
            <text:p>2,905.93</text:p>
          </table:table-cell>
          <table:table-cell table:formula="of:=[.H132]+[.K132]+[.N132]+[.Q132]" office:value-type="float" office:value="1068120.15478874">
            <text:p>1,068,120.15</text:p>
          </table:table-cell>
          <table:table-cell table:number-columns-repeated="7"/>
          <table:table-cell office:value-type="float" office:value="124.61">
            <text:p>124.61</text:p>
          </table:table-cell>
          <table:table-cell table:formula="of:=[.AC132]/[.$AC$2]" office:value-type="percentage" office:value="1.00776384957541">
            <text:p>100.78%</text:p>
          </table:table-cell>
          <table:table-cell table:style-name="ce18" table:formula="of:=[.$AE$2]*[.AD132]" office:value-type="currency" office:currency="USD" office:value="1007763.84957541">
            <text:p>$1,007,763.8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2</text:p>
          </table:table-cell>
          <table:table-cell office:value-type="float" office:value="83.89">
            <text:p>83.89</text:p>
          </table:table-cell>
          <table:table-cell office:value-type="float" office:value="16">
            <text:p>16</text:p>
          </table:table-cell>
          <table:table-cell office:value-type="float" office:value="103.88">
            <text:p>103.88</text:p>
          </table:table-cell>
          <table:table-cell office:value-type="float" office:value="8.78">
            <text:p>8.78</text:p>
          </table:table-cell>
          <table:table-cell table:formula="of:=([.AC133]/[.AC132])-1" office:value-type="percentage" office:value="-0.00882754193082413">
            <text:p>-0.88%</text:p>
          </table:table-cell>
          <table:table-cell table:formula="of:=[.H132]*[.F133]" office:value-type="float" office:value="-889.607763849572">
            <text:p>-$889.61</text:p>
          </table:table-cell>
          <table:table-cell table:formula="of:=[.H132]+[.G133]" office:value-type="float" office:value="99886.7771936918">
            <text:p>99,886.78</text:p>
          </table:table-cell>
          <table:table-cell table:formula="of:=([.D133]/[.D132])-1" office:value-type="percentage" office:value="0.000770712909441196">
            <text:p>0.08%</text:p>
          </table:table-cell>
          <table:table-cell table:formula="of:=[.K132]*[.I133]" office:value-type="float" office:value="79.7527664240814">
            <text:p>$79.75</text:p>
          </table:table-cell>
          <table:table-cell table:formula="of:=[.K132]+[.J133]" office:value-type="float" office:value="103558.967201675">
            <text:p>103,558.97</text:p>
          </table:table-cell>
          <table:table-cell table:formula="of:=([.C133]/[.C132])-1" office:value-type="percentage" office:value="-0.00249376558603487">
            <text:p>-0.25%</text:p>
          </table:table-cell>
          <table:table-cell table:formula="of:=[.N132]*[.L133]" office:value-type="float" office:value="-1102.68780151618">
            <text:p>-$1,102.69</text:p>
          </table:table-cell>
          <table:table-cell table:formula="of:=[.N132]+[.M133]" office:value-type="float" office:value="441075.120606479">
            <text:p>441,075.12</text:p>
          </table:table-cell>
          <table:table-cell table:formula="of:=([.E133]/[.E132])-1" office:value-type="percentage" office:value="0.00342857142857134">
            <text:p>0.34%</text:p>
          </table:table-cell>
          <table:table-cell table:formula="of:=[.Q132]*[.O133]" office:value-type="float" office:value="1445.78313253008">
            <text:p>$1,445.78</text:p>
          </table:table-cell>
          <table:table-cell table:formula="of:=[.Q132]+[.P133]" office:value-type="float" office:value="423132.530120482">
            <text:p>423,132.53</text:p>
          </table:table-cell>
          <table:table-cell/>
          <table:table-cell table:style-name="ce12" table:formula="of:=(([.B133]+[.D133]+[.C133]+[.E133])/([.B132]+[.D132]+[.C132]+[.E132]))-1" office:value-type="percentage" office:value="0.00028236622899902">
            <text:p>0.03%</text:p>
          </table:table-cell>
          <table:table-cell table:formula="of:=[.U132]*[.S133]" office:value-type="float" office:value="301.601060225546">
            <text:p>301.60</text:p>
          </table:table-cell>
          <table:table-cell table:formula="of:=[.H133]+[.K133]+[.N133]+[.Q133]" office:value-type="float" office:value="1067653.39512233">
            <text:p>1,067,653.40</text:p>
          </table:table-cell>
          <table:table-cell table:number-columns-repeated="7"/>
          <table:table-cell office:value-type="float" office:value="123.51">
            <text:p>123.51</text:p>
          </table:table-cell>
          <table:table-cell table:formula="of:=[.AC133]/[.$AC$2]" office:value-type="percentage" office:value="0.998867771936919">
            <text:p>99.89%</text:p>
          </table:table-cell>
          <table:table-cell table:style-name="ce18" table:formula="of:=[.$AE$2]*[.AD133]" office:value-type="currency" office:currency="USD" office:value="998867.771936919">
            <text:p>$998,867.7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3</text:p>
          </table:table-cell>
          <table:table-cell office:value-type="float" office:value="83.91">
            <text:p>83.91</text:p>
          </table:table-cell>
          <table:table-cell office:value-type="float" office:value="16.4">
            <text:p>16.4</text:p>
          </table:table-cell>
          <table:table-cell office:value-type="float" office:value="104.09">
            <text:p>104.09</text:p>
          </table:table-cell>
          <table:table-cell office:value-type="float" office:value="8.74">
            <text:p>8.74</text:p>
          </table:table-cell>
          <table:table-cell table:formula="of:=([.AC134]/[.AC133])-1" office:value-type="percentage" office:value="0.0117399400858229">
            <text:p>1.17%</text:p>
          </table:table-cell>
          <table:table-cell table:formula="of:=[.H133]*[.F134]" office:value-type="float" office:value="1172.66477961988">
            <text:p>$1,172.66</text:p>
          </table:table-cell>
          <table:table-cell table:formula="of:=[.H133]+[.G134]" office:value-type="float" office:value="101059.441973312">
            <text:p>101,059.44</text:p>
          </table:table-cell>
          <table:table-cell table:formula="of:=([.D134]/[.D133])-1" office:value-type="percentage" office:value="0.00202156334231818">
            <text:p>0.20%</text:p>
          </table:table-cell>
          <table:table-cell table:formula="of:=[.K133]*[.I134]" office:value-type="float" office:value="209.351011863236">
            <text:p>$209.35</text:p>
          </table:table-cell>
          <table:table-cell table:formula="of:=[.K133]+[.J134]" office:value-type="float" office:value="103768.318213538">
            <text:p>103,768.32</text:p>
          </table:table-cell>
          <table:table-cell table:formula="of:=([.C134]/[.C133])-1" office:value-type="percentage" office:value="0.0249999999999999">
            <text:p>2.50%</text:p>
          </table:table-cell>
          <table:table-cell table:formula="of:=[.N133]*[.L134]" office:value-type="float" office:value="11026.8780151619">
            <text:p>$11,026.88</text:p>
          </table:table-cell>
          <table:table-cell table:formula="of:=[.N133]+[.M134]" office:value-type="float" office:value="452101.998621641">
            <text:p>452,102.00</text:p>
          </table:table-cell>
          <table:table-cell table:formula="of:=([.E134]/[.E133])-1" office:value-type="percentage" office:value="-0.00455580865603633">
            <text:p>-0.46%</text:p>
          </table:table-cell>
          <table:table-cell table:formula="of:=[.Q133]*[.O134]" office:value-type="float" office:value="-1927.71084337344">
            <text:p>-$1,927.71</text:p>
          </table:table-cell>
          <table:table-cell table:formula="of:=[.Q133]+[.P134]" office:value-type="float" office:value="421204.819277108">
            <text:p>421,204.82</text:p>
          </table:table-cell>
          <table:table-cell/>
          <table:table-cell table:style-name="ce12" table:formula="of:=(([.B134]+[.D134]+[.C134]+[.E134])/([.B133]+[.D133]+[.C133]+[.E133]))-1" office:value-type="percentage" office:value="0.00277581745471678">
            <text:p>0.28%</text:p>
          </table:table-cell>
          <table:table-cell table:formula="of:=[.U133]*[.S134]" office:value-type="float" office:value="2963.61092976818">
            <text:p>2,963.61</text:p>
          </table:table-cell>
          <table:table-cell table:formula="of:=[.H134]+[.K134]+[.N134]+[.Q134]" office:value-type="float" office:value="1078134.5780856">
            <text:p>1,078,134.58</text:p>
          </table:table-cell>
          <table:table-cell table:number-columns-repeated="7"/>
          <table:table-cell office:value-type="float" office:value="124.96">
            <text:p>124.96</text:p>
          </table:table-cell>
          <table:table-cell table:formula="of:=[.AC134]/[.$AC$2]" office:value-type="percentage" office:value="1.01059441973312">
            <text:p>101.06%</text:p>
          </table:table-cell>
          <table:table-cell table:style-name="ce18" table:formula="of:=[.$AE$2]*[.AD134]" office:value-type="currency" office:currency="USD" office:value="1010594.41973312">
            <text:p>$1,010,594.4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4</text:p>
          </table:table-cell>
          <table:table-cell office:value-type="float" office:value="83.88">
            <text:p>83.88</text:p>
          </table:table-cell>
          <table:table-cell office:value-type="float" office:value="16.66">
            <text:p>16.66</text:p>
          </table:table-cell>
          <table:table-cell office:value-type="float" office:value="103.83">
            <text:p>103.83</text:p>
          </table:table-cell>
          <table:table-cell office:value-type="float" office:value="8.74">
            <text:p>8.74</text:p>
          </table:table-cell>
          <table:table-cell table:formula="of:=([.AC135]/[.AC134])-1" office:value-type="percentage" office:value="0.00288092189500633">
            <text:p>0.29%</text:p>
          </table:table-cell>
          <table:table-cell table:formula="of:=[.H134]*[.F135]" office:value-type="float" office:value="291.144359078035">
            <text:p>$291.14</text:p>
          </table:table-cell>
          <table:table-cell table:formula="of:=[.H134]+[.G135]" office:value-type="float" office:value="101350.58633239">
            <text:p>101,350.59</text:p>
          </table:table-cell>
          <table:table-cell table:formula="of:=([.D135]/[.D134])-1" office:value-type="percentage" office:value="-0.00249783840906914">
            <text:p>-0.25%</text:p>
          </table:table-cell>
          <table:table-cell table:formula="of:=[.K134]*[.I135]" office:value-type="float" office:value="-259.196490878284">
            <text:p>-$259.20</text:p>
          </table:table-cell>
          <table:table-cell table:formula="of:=[.K134]+[.J135]" office:value-type="float" office:value="103509.12172266">
            <text:p>103,509.12</text:p>
          </table:table-cell>
          <table:table-cell table:formula="of:=([.C135]/[.C134])-1" office:value-type="percentage" office:value="0.0158536585365854">
            <text:p>1.59%</text:p>
          </table:table-cell>
          <table:table-cell table:formula="of:=[.N134]*[.L135]" office:value-type="float" office:value="7167.47070985529">
            <text:p>$7,167.47</text:p>
          </table:table-cell>
          <table:table-cell table:formula="of:=[.N134]+[.M135]" office:value-type="float" office:value="459269.469331496">
            <text:p>459,269.47</text:p>
          </table:table-cell>
          <table:table-cell table:formula="of:=([.E135]/[.E134])-1" office:value-type="percentage" office:value="0">
            <text:p>0.00%</text:p>
          </table:table-cell>
          <table:table-cell table:formula="of:=[.Q134]*[.O135]" office:value-type="float" office:value="0">
            <text:p>$0.00</text:p>
          </table:table-cell>
          <table:table-cell table:formula="of:=[.Q134]+[.P135]" office:value-type="float" office:value="421204.819277108">
            <text:p>421,204.82</text:p>
          </table:table-cell>
          <table:table-cell/>
          <table:table-cell table:style-name="ce12" table:formula="of:=(([.B135]+[.D135]+[.C135]+[.E135])/([.B134]+[.D134]+[.C134]+[.E134]))-1" office:value-type="percentage" office:value="-0.000140752557004964">
            <text:p>-0.01%</text:p>
          </table:table-cell>
          <table:table-cell table:formula="of:=[.U134]*[.S135]" office:value-type="float" office:value="-151.750198661016">
            <text:p>-151.75</text:p>
          </table:table-cell>
          <table:table-cell table:formula="of:=[.H135]+[.K135]+[.N135]+[.Q135]" office:value-type="float" office:value="1085333.99666365">
            <text:p>1,085,334.00</text:p>
          </table:table-cell>
          <table:table-cell table:number-columns-repeated="7"/>
          <table:table-cell office:value-type="float" office:value="125.32">
            <text:p>125.32</text:p>
          </table:table-cell>
          <table:table-cell table:formula="of:=[.AC135]/[.$AC$2]" office:value-type="percentage" office:value="1.0135058633239">
            <text:p>101.35%</text:p>
          </table:table-cell>
          <table:table-cell table:style-name="ce18" table:formula="of:=[.$AE$2]*[.AD135]" office:value-type="currency" office:currency="USD" office:value="1013505.8633239">
            <text:p>$1,013,505.8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5</text:p>
          </table:table-cell>
          <table:table-cell office:value-type="float" office:value="83.9">
            <text:p>83.9</text:p>
          </table:table-cell>
          <table:table-cell office:value-type="float" office:value="16.18">
            <text:p>16.18</text:p>
          </table:table-cell>
          <table:table-cell office:value-type="float" office:value="103.97">
            <text:p>103.97</text:p>
          </table:table-cell>
          <table:table-cell office:value-type="float" office:value="8.77">
            <text:p>8.77</text:p>
          </table:table-cell>
          <table:table-cell table:formula="of:=([.AC136]/[.AC135])-1" office:value-type="percentage" office:value="0.00606447494414297">
            <text:p>0.61%</text:p>
          </table:table-cell>
          <table:table-cell table:formula="of:=[.H135]*[.F136]" office:value-type="float" office:value="614.638091386977">
            <text:p>$614.64</text:p>
          </table:table-cell>
          <table:table-cell table:formula="of:=[.H135]+[.G136]" office:value-type="float" office:value="101965.224423777">
            <text:p>101,965.22</text:p>
          </table:table-cell>
          <table:table-cell table:formula="of:=([.D136]/[.D135])-1" office:value-type="percentage" office:value="0.00134835789270915">
            <text:p>0.13%</text:p>
          </table:table-cell>
          <table:table-cell table:formula="of:=[.K135]*[.I136]" office:value-type="float" office:value="139.56734124214">
            <text:p>$139.57</text:p>
          </table:table-cell>
          <table:table-cell table:formula="of:=[.K135]+[.J136]" office:value-type="float" office:value="103648.689063902">
            <text:p>103,648.69</text:p>
          </table:table-cell>
          <table:table-cell table:formula="of:=([.C136]/[.C135])-1" office:value-type="percentage" office:value="-0.0288115246098439">
            <text:p>-2.88%</text:p>
          </table:table-cell>
          <table:table-cell table:formula="of:=[.N135]*[.L136]" office:value-type="float" office:value="-13232.2536181944">
            <text:p>-$13,232.25</text:p>
          </table:table-cell>
          <table:table-cell table:formula="of:=[.N135]+[.M136]" office:value-type="float" office:value="446037.215713302">
            <text:p>446,037.22</text:p>
          </table:table-cell>
          <table:table-cell table:formula="of:=([.E136]/[.E135])-1" office:value-type="percentage" office:value="0.00343249427917613">
            <text:p>0.34%</text:p>
          </table:table-cell>
          <table:table-cell table:formula="of:=[.Q135]*[.O136]" office:value-type="float" office:value="1445.78313253009">
            <text:p>$1,445.78</text:p>
          </table:table-cell>
          <table:table-cell table:formula="of:=[.Q135]+[.P136]" office:value-type="float" office:value="422650.602409639">
            <text:p>422,650.60</text:p>
          </table:table-cell>
          <table:table-cell/>
          <table:table-cell table:style-name="ce12" table:formula="of:=(([.B136]+[.D136]+[.C136]+[.E136])/([.B135]+[.D135]+[.C135]+[.E135]))-1" office:value-type="percentage" office:value="-0.00136079958706758">
            <text:p>-0.14%</text:p>
          </table:table-cell>
          <table:table-cell table:formula="of:=[.U135]*[.S136]" office:value-type="float" office:value="-1476.92205449031">
            <text:p>-1,476.92</text:p>
          </table:table-cell>
          <table:table-cell table:formula="of:=[.H136]+[.K136]+[.N136]+[.Q136]" office:value-type="float" office:value="1074301.73161062">
            <text:p>1,074,301.73</text:p>
          </table:table-cell>
          <table:table-cell table:number-columns-repeated="7"/>
          <table:table-cell office:value-type="float" office:value="126.08">
            <text:p>126.08</text:p>
          </table:table-cell>
          <table:table-cell table:formula="of:=[.AC136]/[.$AC$2]" office:value-type="percentage" office:value="1.01965224423777">
            <text:p>101.97%</text:p>
          </table:table-cell>
          <table:table-cell table:style-name="ce18" table:formula="of:=[.$AE$2]*[.AD136]" office:value-type="currency" office:currency="USD" office:value="1019652.24423777">
            <text:p>$1,019,652.2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8</text:p>
          </table:table-cell>
          <table:table-cell office:value-type="float" office:value="83.9">
            <text:p>83.9</text:p>
          </table:table-cell>
          <table:table-cell office:value-type="float" office:value="16.18">
            <text:p>16.18</text:p>
          </table:table-cell>
          <table:table-cell office:value-type="float" office:value="103.82">
            <text:p>103.82</text:p>
          </table:table-cell>
          <table:table-cell office:value-type="float" office:value="8.73">
            <text:p>8.73</text:p>
          </table:table-cell>
          <table:table-cell table:formula="of:=([.AC137]/[.AC136])-1" office:value-type="percentage" office:value="-0.0134835025380711">
            <text:p>-1.35%</text:p>
          </table:table-cell>
          <table:table-cell table:formula="of:=[.H136]*[.F137]" office:value-type="float" office:value="-1374.84836231298">
            <text:p>-$1,374.85</text:p>
          </table:table-cell>
          <table:table-cell table:formula="of:=[.H136]+[.G137]" office:value-type="float" office:value="100590.376061464">
            <text:p>100,590.38</text:p>
          </table:table-cell>
          <table:table-cell table:formula="of:=([.D137]/[.D136])-1" office:value-type="percentage" office:value="-0.00144272386265276">
            <text:p>-0.14%</text:p>
          </table:table-cell>
          <table:table-cell table:formula="of:=[.K136]*[.I137]" office:value-type="float" office:value="-149.536437045168">
            <text:p>-$149.54</text:p>
          </table:table-cell>
          <table:table-cell table:formula="of:=[.K136]+[.J137]" office:value-type="float" office:value="103499.152626857">
            <text:p>103,499.15</text:p>
          </table:table-cell>
          <table:table-cell table:formula="of:=([.C137]/[.C136])-1" office:value-type="percentage" office:value="0">
            <text:p>0.00%</text:p>
          </table:table-cell>
          <table:table-cell table:formula="of:=[.N136]*[.L137]" office:value-type="float" office:value="0">
            <text:p>$0.00</text:p>
          </table:table-cell>
          <table:table-cell table:formula="of:=[.N136]+[.M137]" office:value-type="float" office:value="446037.215713302">
            <text:p>446,037.22</text:p>
          </table:table-cell>
          <table:table-cell table:formula="of:=([.E137]/[.E136])-1" office:value-type="percentage" office:value="-0.0045610034207525">
            <text:p>-0.46%</text:p>
          </table:table-cell>
          <table:table-cell table:formula="of:=[.Q136]*[.O137]" office:value-type="float" office:value="-1927.71084337346">
            <text:p>-$1,927.71</text:p>
          </table:table-cell>
          <table:table-cell table:formula="of:=[.Q136]+[.P137]" office:value-type="float" office:value="420722.891566265">
            <text:p>420,722.89</text:p>
          </table:table-cell>
          <table:table-cell/>
          <table:table-cell table:style-name="ce12" table:formula="of:=(([.B137]+[.D137]+[.C137]+[.E137])/([.B136]+[.D136]+[.C136]+[.E136]))-1" office:value-type="percentage" office:value="-0.000892773235598332">
            <text:p>-0.09%</text:p>
          </table:table-cell>
          <table:table-cell table:formula="of:=[.U136]*[.S137]" office:value-type="float" office:value="-959.107832938903">
            <text:p>-959.11</text:p>
          </table:table-cell>
          <table:table-cell table:formula="of:=[.H137]+[.K137]+[.N137]+[.Q137]" office:value-type="float" office:value="1070849.63596789">
            <text:p>1,070,849.64</text:p>
          </table:table-cell>
          <table:table-cell table:number-columns-repeated="7"/>
          <table:table-cell office:value-type="float" office:value="124.38">
            <text:p>124.38</text:p>
          </table:table-cell>
          <table:table-cell table:formula="of:=[.AC137]/[.$AC$2]" office:value-type="percentage" office:value="1.00590376061464">
            <text:p>100.59%</text:p>
          </table:table-cell>
          <table:table-cell table:style-name="ce18" table:formula="of:=[.$AE$2]*[.AD137]" office:value-type="currency" office:currency="USD" office:value="1005903.76061464">
            <text:p>$1,005,903.7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19</text:p>
          </table:table-cell>
          <table:table-cell office:value-type="float" office:value="83.9">
            <text:p>83.9</text:p>
          </table:table-cell>
          <table:table-cell office:value-type="float" office:value="16.18">
            <text:p>16.18</text:p>
          </table:table-cell>
          <table:table-cell office:value-type="float" office:value="104.04">
            <text:p>104.04</text:p>
          </table:table-cell>
          <table:table-cell office:value-type="float" office:value="8.75">
            <text:p>8.75</text:p>
          </table:table-cell>
          <table:table-cell table:formula="of:=([.AC138]/[.AC137])-1" office:value-type="percentage" office:value="-0.00506512301013018">
            <text:p>-0.51%</text:p>
          </table:table-cell>
          <table:table-cell table:formula="of:=[.H137]*[.F138]" office:value-type="float" office:value="-509.502628386568">
            <text:p>-$509.50</text:p>
          </table:table-cell>
          <table:table-cell table:formula="of:=[.H137]+[.G138]" office:value-type="float" office:value="100080.873433077">
            <text:p>100,080.87</text:p>
          </table:table-cell>
          <table:table-cell table:formula="of:=([.D138]/[.D137])-1" office:value-type="percentage" office:value="0.00211905220574082">
            <text:p>0.21%</text:p>
          </table:table-cell>
          <table:table-cell table:formula="of:=[.K137]*[.I138]" office:value-type="float" office:value="219.320107666247">
            <text:p>$219.32</text:p>
          </table:table-cell>
          <table:table-cell table:formula="of:=[.K137]+[.J138]" office:value-type="float" office:value="103718.472734523">
            <text:p>103,718.47</text:p>
          </table:table-cell>
          <table:table-cell table:formula="of:=([.C138]/[.C137])-1" office:value-type="percentage" office:value="0">
            <text:p>0.00%</text:p>
          </table:table-cell>
          <table:table-cell table:formula="of:=[.N137]*[.L138]" office:value-type="float" office:value="0">
            <text:p>$0.00</text:p>
          </table:table-cell>
          <table:table-cell table:formula="of:=[.N137]+[.M138]" office:value-type="float" office:value="446037.215713302">
            <text:p>446,037.22</text:p>
          </table:table-cell>
          <table:table-cell table:formula="of:=([.E138]/[.E137])-1" office:value-type="percentage" office:value="0.00229095074455898">
            <text:p>0.23%</text:p>
          </table:table-cell>
          <table:table-cell table:formula="of:=[.Q137]*[.O138]" office:value-type="float" office:value="963.855421686744">
            <text:p>$963.86</text:p>
          </table:table-cell>
          <table:table-cell table:formula="of:=[.Q137]+[.P138]" office:value-type="float" office:value="421686.746987952">
            <text:p>421,686.75</text:p>
          </table:table-cell>
          <table:table-cell/>
          <table:table-cell table:style-name="ce12" table:formula="of:=(([.B138]+[.D138]+[.C138]+[.E138])/([.B137]+[.D137]+[.C137]+[.E137]))-1" office:value-type="percentage" office:value="0.00112872125288055">
            <text:p>0.11%</text:p>
          </table:table-cell>
          <table:table-cell table:formula="of:=[.U137]*[.S138]" office:value-type="float" office:value="1208.69074275635">
            <text:p>1,208.69</text:p>
          </table:table-cell>
          <table:table-cell table:formula="of:=[.H138]+[.K138]+[.N138]+[.Q138]" office:value-type="float" office:value="1071523.30886885">
            <text:p>1,071,523.31</text:p>
          </table:table-cell>
          <table:table-cell table:number-columns-repeated="7"/>
          <table:table-cell office:value-type="float" office:value="123.75">
            <text:p>123.75</text:p>
          </table:table-cell>
          <table:table-cell table:formula="of:=[.AC138]/[.$AC$2]" office:value-type="percentage" office:value="1.00080873433077">
            <text:p>100.08%</text:p>
          </table:table-cell>
          <table:table-cell table:style-name="ce18" table:formula="of:=[.$AE$2]*[.AD138]" office:value-type="currency" office:currency="USD" office:value="1000808.73433077">
            <text:p>$1,000,808.7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0</text:p>
          </table:table-cell>
          <table:table-cell office:value-type="float" office:value="83.87">
            <text:p>83.87</text:p>
          </table:table-cell>
          <table:table-cell office:value-type="float" office:value="16.18">
            <text:p>16.18</text:p>
          </table:table-cell>
          <table:table-cell office:value-type="float" office:value="103.87">
            <text:p>103.87</text:p>
          </table:table-cell>
          <table:table-cell office:value-type="float" office:value="8.8">
            <text:p>8.8</text:p>
          </table:table-cell>
          <table:table-cell table:formula="of:=([.AC139]/[.AC138])-1" office:value-type="percentage" office:value="-0.00298989898989899">
            <text:p>-0.30%</text:p>
          </table:table-cell>
          <table:table-cell table:formula="of:=[.H138]*[.F139]" office:value-type="float" office:value="-299.231702385766">
            <text:p>-$299.23</text:p>
          </table:table-cell>
          <table:table-cell table:formula="of:=[.H138]+[.G139]" office:value-type="float" office:value="99781.6417306914">
            <text:p>99,781.64</text:p>
          </table:table-cell>
          <table:table-cell table:formula="of:=([.D139]/[.D138])-1" office:value-type="percentage" office:value="-0.00163398692810457">
            <text:p>-0.16%</text:p>
          </table:table-cell>
          <table:table-cell table:formula="of:=[.K138]*[.I139]" office:value-type="float" office:value="-169.474628651181">
            <text:p>-$169.47</text:p>
          </table:table-cell>
          <table:table-cell table:formula="of:=[.K138]+[.J139]" office:value-type="float" office:value="103548.998105872">
            <text:p>103,549.00</text:p>
          </table:table-cell>
          <table:table-cell table:formula="of:=([.C139]/[.C138])-1" office:value-type="percentage" office:value="0">
            <text:p>0.00%</text:p>
          </table:table-cell>
          <table:table-cell table:formula="of:=[.N138]*[.L139]" office:value-type="float" office:value="0">
            <text:p>$0.00</text:p>
          </table:table-cell>
          <table:table-cell table:formula="of:=[.N138]+[.M139]" office:value-type="float" office:value="446037.215713302">
            <text:p>446,037.22</text:p>
          </table:table-cell>
          <table:table-cell table:formula="of:=([.E139]/[.E138])-1" office:value-type="percentage" office:value="0.00571428571428578">
            <text:p>0.57%</text:p>
          </table:table-cell>
          <table:table-cell table:formula="of:=[.Q138]*[.O139]" office:value-type="float" office:value="2409.6385542169">
            <text:p>$2,409.64</text:p>
          </table:table-cell>
          <table:table-cell table:formula="of:=[.Q138]+[.P139]" office:value-type="float" office:value="424096.385542169">
            <text:p>424,096.39</text:p>
          </table:table-cell>
          <table:table-cell/>
          <table:table-cell table:style-name="ce12" table:formula="of:=(([.B139]+[.D139]+[.C139]+[.E139])/([.B138]+[.D138]+[.C138]+[.E138]))-1" office:value-type="percentage" office:value="-0.000704655423497846">
            <text:p>-0.07%</text:p>
          </table:table-cell>
          <table:table-cell table:formula="of:=[.U138]*[.S139]" office:value-type="float" office:value="-755.054710998795">
            <text:p>-755.05</text:p>
          </table:table-cell>
          <table:table-cell table:formula="of:=[.H139]+[.K139]+[.N139]+[.Q139]" office:value-type="float" office:value="1073464.24109203">
            <text:p>1,073,464.24</text:p>
          </table:table-cell>
          <table:table-cell table:number-columns-repeated="7"/>
          <table:table-cell office:value-type="float" office:value="123.38">
            <text:p>123.38</text:p>
          </table:table-cell>
          <table:table-cell table:formula="of:=[.AC139]/[.$AC$2]" office:value-type="percentage" office:value="0.997816417306915">
            <text:p>99.78%</text:p>
          </table:table-cell>
          <table:table-cell table:style-name="ce18" table:formula="of:=[.$AE$2]*[.AD139]" office:value-type="currency" office:currency="USD" office:value="997816.417306915">
            <text:p>$997,816.4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1</text:p>
          </table:table-cell>
          <table:table-cell office:value-type="float" office:value="83.83">
            <text:p>83.83</text:p>
          </table:table-cell>
          <table:table-cell office:value-type="float" office:value="16.18">
            <text:p>16.18</text:p>
          </table:table-cell>
          <table:table-cell office:value-type="float" office:value="103.71">
            <text:p>103.71</text:p>
          </table:table-cell>
          <table:table-cell office:value-type="float" office:value="8.79">
            <text:p>8.79</text:p>
          </table:table-cell>
          <table:table-cell table:formula="of:=([.AC140]/[.AC139])-1" office:value-type="percentage" office:value="-0.00218836116064192">
            <text:p>-0.22%</text:p>
          </table:table-cell>
          <table:table-cell table:formula="of:=[.H139]*[.F140]" office:value-type="float" office:value="-218.358269308532">
            <text:p>-$218.36</text:p>
          </table:table-cell>
          <table:table-cell table:formula="of:=[.H139]+[.G140]" office:value-type="float" office:value="99563.2834613829">
            <text:p>99,563.28</text:p>
          </table:table-cell>
          <table:table-cell table:formula="of:=([.D140]/[.D139])-1" office:value-type="percentage" office:value="-0.00154038702223946">
            <text:p>-0.15%</text:p>
          </table:table-cell>
          <table:table-cell table:formula="of:=[.K139]*[.I140]" office:value-type="float" office:value="-159.505532848184">
            <text:p>-$159.51</text:p>
          </table:table-cell>
          <table:table-cell table:formula="of:=[.K139]+[.J140]" office:value-type="float" office:value="103389.492573024">
            <text:p>103,389.49</text:p>
          </table:table-cell>
          <table:table-cell table:formula="of:=([.C140]/[.C139])-1" office:value-type="percentage" office:value="0">
            <text:p>0.00%</text:p>
          </table:table-cell>
          <table:table-cell table:formula="of:=[.N139]*[.L140]" office:value-type="float" office:value="0">
            <text:p>$0.00</text:p>
          </table:table-cell>
          <table:table-cell table:formula="of:=[.N139]+[.M140]" office:value-type="float" office:value="446037.215713302">
            <text:p>446,037.22</text:p>
          </table:table-cell>
          <table:table-cell table:formula="of:=([.E140]/[.E139])-1" office:value-type="percentage" office:value="-0.00113636363636382">
            <text:p>-0.11%</text:p>
          </table:table-cell>
          <table:table-cell table:formula="of:=[.Q139]*[.O140]" office:value-type="float" office:value="-481.927710843453">
            <text:p>-$481.93</text:p>
          </table:table-cell>
          <table:table-cell table:formula="of:=[.Q139]+[.P140]" office:value-type="float" office:value="423614.457831325">
            <text:p>423,614.46</text:p>
          </table:table-cell>
          <table:table-cell/>
          <table:table-cell table:style-name="ce12" table:formula="of:=(([.B140]+[.D140]+[.C140]+[.E140])/([.B139]+[.D139]+[.C139]+[.E139]))-1" office:value-type="percentage" office:value="-0.000987213238059614">
            <text:p>-0.10%</text:p>
          </table:table-cell>
          <table:table-cell table:formula="of:=[.U139]*[.S140]" office:value-type="float" office:value="-1059.73810938967">
            <text:p>-1,059.74</text:p>
          </table:table-cell>
          <table:table-cell table:formula="of:=[.H140]+[.K140]+[.N140]+[.Q140]" office:value-type="float" office:value="1072604.44957903">
            <text:p>1,072,604.45</text:p>
          </table:table-cell>
          <table:table-cell table:number-columns-repeated="7"/>
          <table:table-cell office:value-type="float" office:value="123.11">
            <text:p>123.11</text:p>
          </table:table-cell>
          <table:table-cell table:formula="of:=[.AC140]/[.$AC$2]" office:value-type="percentage" office:value="0.995632834613829">
            <text:p>99.56%</text:p>
          </table:table-cell>
          <table:table-cell table:style-name="ce18" table:formula="of:=[.$AE$2]*[.AD140]" office:value-type="currency" office:currency="USD" office:value="995632.834613829">
            <text:p>$995,632.8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2</text:p>
          </table:table-cell>
          <table:table-cell office:value-type="float" office:value="83.84">
            <text:p>83.84</text:p>
          </table:table-cell>
          <table:table-cell office:value-type="float" office:value="16.18">
            <text:p>16.18</text:p>
          </table:table-cell>
          <table:table-cell office:value-type="float" office:value="103.93">
            <text:p>103.93</text:p>
          </table:table-cell>
          <table:table-cell office:value-type="float" office:value="8.82">
            <text:p>8.82</text:p>
          </table:table-cell>
          <table:table-cell table:formula="of:=([.AC141]/[.AC140])-1" office:value-type="percentage" office:value="0.018113881894241">
            <text:p>1.81%</text:p>
          </table:table-cell>
          <table:table-cell table:formula="of:=[.H140]*[.F141]" office:value-type="float" office:value="1803.47755762233">
            <text:p>$1,803.48</text:p>
          </table:table-cell>
          <table:table-cell table:formula="of:=[.H140]+[.G141]" office:value-type="float" office:value="101366.761019005">
            <text:p>101,366.76</text:p>
          </table:table-cell>
          <table:table-cell table:formula="of:=([.D141]/[.D140])-1" office:value-type="percentage" office:value="0.00212129977822784">
            <text:p>0.21%</text:p>
          </table:table-cell>
          <table:table-cell table:formula="of:=[.K140]*[.I141]" office:value-type="float" office:value="219.320107666243">
            <text:p>$219.32</text:p>
          </table:table-cell>
          <table:table-cell table:formula="of:=[.K140]+[.J141]" office:value-type="float" office:value="103608.81268069">
            <text:p>103,608.81</text:p>
          </table:table-cell>
          <table:table-cell table:formula="of:=([.C141]/[.C140])-1" office:value-type="percentage" office:value="0">
            <text:p>0.00%</text:p>
          </table:table-cell>
          <table:table-cell table:formula="of:=[.N140]*[.L141]" office:value-type="float" office:value="0">
            <text:p>$0.00</text:p>
          </table:table-cell>
          <table:table-cell table:formula="of:=[.N140]+[.M141]" office:value-type="float" office:value="446037.215713302">
            <text:p>446,037.22</text:p>
          </table:table-cell>
          <table:table-cell table:formula="of:=([.E141]/[.E140])-1" office:value-type="percentage" office:value="0.0034129692832765">
            <text:p>0.34%</text:p>
          </table:table-cell>
          <table:table-cell table:formula="of:=[.Q140]*[.O141]" office:value-type="float" office:value="1445.78313253014">
            <text:p>$1,445.78</text:p>
          </table:table-cell>
          <table:table-cell table:formula="of:=[.Q140]+[.P141]" office:value-type="float" office:value="425060.240963855">
            <text:p>425,060.24</text:p>
          </table:table-cell>
          <table:table-cell/>
          <table:table-cell table:style-name="ce12" table:formula="of:=(([.B141]+[.D141]+[.C141]+[.E141])/([.B140]+[.D140]+[.C140]+[.E140]))-1" office:value-type="percentage" office:value="0.00122347183661953">
            <text:p>0.12%</text:p>
          </table:table-cell>
          <table:table-cell table:formula="of:=[.U140]*[.S141]" office:value-type="float" office:value="1312.30133589274">
            <text:p>1,312.30</text:p>
          </table:table-cell>
          <table:table-cell table:formula="of:=[.H141]+[.K141]+[.N141]+[.Q141]" office:value-type="float" office:value="1076073.03037685">
            <text:p>1,076,073.03</text:p>
          </table:table-cell>
          <table:table-cell table:number-columns-repeated="7"/>
          <table:table-cell office:value-type="float" office:value="125.34">
            <text:p>125.34</text:p>
          </table:table-cell>
          <table:table-cell table:formula="of:=[.AC141]/[.$AC$2]" office:value-type="percentage" office:value="1.01366761019005">
            <text:p>101.37%</text:p>
          </table:table-cell>
          <table:table-cell table:style-name="ce18" table:formula="of:=[.$AE$2]*[.AD141]" office:value-type="currency" office:currency="USD" office:value="1013667.61019005">
            <text:p>$1,013,667.6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5</text:p>
          </table:table-cell>
          <table:table-cell office:value-type="float" office:value="83.8">
            <text:p>83.8</text:p>
          </table:table-cell>
          <table:table-cell office:value-type="float" office:value="16.18">
            <text:p>16.18</text:p>
          </table:table-cell>
          <table:table-cell office:value-type="float" office:value="103.63">
            <text:p>103.63</text:p>
          </table:table-cell>
          <table:table-cell office:value-type="float" office:value="8.76">
            <text:p>8.76</text:p>
          </table:table-cell>
          <table:table-cell table:formula="of:=([.AC142]/[.AC141])-1" office:value-type="percentage" office:value="-0.0125259294718366">
            <text:p>-1.25%</text:p>
          </table:table-cell>
          <table:table-cell table:formula="of:=[.H141]*[.F142]" office:value-type="float" office:value="-1269.71289931258">
            <text:p>-$1,269.71</text:p>
          </table:table-cell>
          <table:table-cell table:formula="of:=[.H141]+[.G142]" office:value-type="float" office:value="100097.048119693">
            <text:p>100,097.05</text:p>
          </table:table-cell>
          <table:table-cell table:formula="of:=([.D142]/[.D141])-1" office:value-type="percentage" office:value="-0.00288655826036766">
            <text:p>-0.29%</text:p>
          </table:table-cell>
          <table:table-cell table:formula="of:=[.K141]*[.I142]" office:value-type="float" office:value="-299.07287409033">
            <text:p>-$299.07</text:p>
          </table:table-cell>
          <table:table-cell table:formula="of:=[.K141]+[.J142]" office:value-type="float" office:value="103309.739806599">
            <text:p>103,309.74</text:p>
          </table:table-cell>
          <table:table-cell table:formula="of:=([.C142]/[.C141])-1" office:value-type="percentage" office:value="0">
            <text:p>0.00%</text:p>
          </table:table-cell>
          <table:table-cell table:formula="of:=[.N141]*[.L142]" office:value-type="float" office:value="0">
            <text:p>$0.00</text:p>
          </table:table-cell>
          <table:table-cell table:formula="of:=[.N141]+[.M142]" office:value-type="float" office:value="446037.215713302">
            <text:p>446,037.22</text:p>
          </table:table-cell>
          <table:table-cell table:formula="of:=([.E142]/[.E141])-1" office:value-type="percentage" office:value="-0.00680272108843538">
            <text:p>-0.68%</text:p>
          </table:table-cell>
          <table:table-cell table:formula="of:=[.Q141]*[.O142]" office:value-type="float" office:value="-2891.56626506024">
            <text:p>-$2,891.57</text:p>
          </table:table-cell>
          <table:table-cell table:formula="of:=[.Q141]+[.P142]" office:value-type="float" office:value="422168.674698795">
            <text:p>422,168.67</text:p>
          </table:table-cell>
          <table:table-cell/>
          <table:table-cell table:style-name="ce12" table:formula="of:=(([.B142]+[.D142]+[.C142]+[.E142])/([.B141]+[.D141]+[.C141]+[.E141]))-1" office:value-type="percentage" office:value="-0.00187996428067871">
            <text:p>-0.19%</text:p>
          </table:table-cell>
          <table:table-cell table:formula="of:=[.U141]*[.S142]" office:value-type="float" office:value="-2022.97886051018">
            <text:p>-2,022.98</text:p>
          </table:table-cell>
          <table:table-cell table:formula="of:=[.H142]+[.K142]+[.N142]+[.Q142]" office:value-type="float" office:value="1071612.67833839">
            <text:p>1,071,612.68</text:p>
          </table:table-cell>
          <table:table-cell table:number-columns-repeated="7"/>
          <table:table-cell office:value-type="float" office:value="123.77">
            <text:p>123.77</text:p>
          </table:table-cell>
          <table:table-cell table:formula="of:=[.AC142]/[.$AC$2]" office:value-type="percentage" office:value="1.00097048119693">
            <text:p>100.10%</text:p>
          </table:table-cell>
          <table:table-cell table:style-name="ce18" table:formula="of:=[.$AE$2]*[.AD142]" office:value-type="currency" office:currency="USD" office:value="1000970.48119693">
            <text:p>$1,000,970.4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6</text:p>
          </table:table-cell>
          <table:table-cell office:value-type="float" office:value="83.85">
            <text:p>83.85</text:p>
          </table:table-cell>
          <table:table-cell office:value-type="float" office:value="16.18">
            <text:p>16.18</text:p>
          </table:table-cell>
          <table:table-cell office:value-type="float" office:value="103.87">
            <text:p>103.87</text:p>
          </table:table-cell>
          <table:table-cell office:value-type="float" office:value="8.7">
            <text:p>8.7</text:p>
          </table:table-cell>
          <table:table-cell table:formula="of:=([.AC143]/[.AC142])-1" office:value-type="percentage" office:value="-0.000807950230265808">
            <text:p>-0.08%</text:p>
          </table:table-cell>
          <table:table-cell table:formula="of:=[.H142]*[.F143]" office:value-type="float" office:value="-80.8734330772333">
            <text:p>-$80.87</text:p>
          </table:table-cell>
          <table:table-cell table:formula="of:=[.H142]+[.G143]" office:value-type="float" office:value="100016.174686615">
            <text:p>100,016.17</text:p>
          </table:table-cell>
          <table:table-cell table:formula="of:=([.D143]/[.D142])-1" office:value-type="percentage" office:value="0.00231593168001543">
            <text:p>0.23%</text:p>
          </table:table-cell>
          <table:table-cell table:formula="of:=[.K142]*[.I143]" office:value-type="float" office:value="239.258299272254">
            <text:p>$239.26</text:p>
          </table:table-cell>
          <table:table-cell table:formula="of:=[.K142]+[.J143]" office:value-type="float" office:value="103548.998105872">
            <text:p>103,549.00</text:p>
          </table:table-cell>
          <table:table-cell table:formula="of:=([.C143]/[.C142])-1" office:value-type="percentage" office:value="0">
            <text:p>0.00%</text:p>
          </table:table-cell>
          <table:table-cell table:formula="of:=[.N142]*[.L143]" office:value-type="float" office:value="0">
            <text:p>$0.00</text:p>
          </table:table-cell>
          <table:table-cell table:formula="of:=[.N142]+[.M143]" office:value-type="float" office:value="446037.215713302">
            <text:p>446,037.22</text:p>
          </table:table-cell>
          <table:table-cell table:formula="of:=([.E143]/[.E142])-1" office:value-type="percentage" office:value="-0.00684931506849318">
            <text:p>-0.68%</text:p>
          </table:table-cell>
          <table:table-cell table:formula="of:=[.Q142]*[.O143]" office:value-type="float" office:value="-2891.56626506025">
            <text:p>-$2,891.57</text:p>
          </table:table-cell>
          <table:table-cell table:formula="of:=[.Q142]+[.P143]" office:value-type="float" office:value="419277.108433735">
            <text:p>419,277.11</text:p>
          </table:table-cell>
          <table:table-cell/>
          <table:table-cell table:style-name="ce12" table:formula="of:=(([.B143]+[.D143]+[.C143]+[.E143])/([.B142]+[.D142]+[.C142]+[.E142]))-1" office:value-type="percentage" office:value="0.00108301549183021">
            <text:p>0.11%</text:p>
          </table:table-cell>
          <table:table-cell table:formula="of:=[.U142]*[.S143]" office:value-type="float" office:value="1160.57313188214">
            <text:p>1,160.57</text:p>
          </table:table-cell>
          <table:table-cell table:formula="of:=[.H143]+[.K143]+[.N143]+[.Q143]" office:value-type="float" office:value="1068879.49693952">
            <text:p>1,068,879.50</text:p>
          </table:table-cell>
          <table:table-cell table:number-columns-repeated="7"/>
          <table:table-cell office:value-type="float" office:value="123.67">
            <text:p>123.67</text:p>
          </table:table-cell>
          <table:table-cell table:formula="of:=[.AC143]/[.$AC$2]" office:value-type="percentage" office:value="1.00016174686615">
            <text:p>100.02%</text:p>
          </table:table-cell>
          <table:table-cell table:style-name="ce18" table:formula="of:=[.$AE$2]*[.AD143]" office:value-type="currency" office:currency="USD" office:value="1000161.74686615">
            <text:p>$1,000,161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7</text:p>
          </table:table-cell>
          <table:table-cell office:value-type="float" office:value="83.8">
            <text:p>83.8</text:p>
          </table:table-cell>
          <table:table-cell office:value-type="float" office:value="15.26">
            <text:p>15.26</text:p>
          </table:table-cell>
          <table:table-cell office:value-type="float" office:value="103.7">
            <text:p>103.7</text:p>
          </table:table-cell>
          <table:table-cell office:value-type="float" office:value="8.46">
            <text:p>8.46</text:p>
          </table:table-cell>
          <table:table-cell table:formula="of:=([.AC144]/[.AC143])-1" office:value-type="percentage" office:value="0.0140697016252931">
            <text:p>1.41%</text:p>
          </table:table-cell>
          <table:table-cell table:formula="of:=[.H143]*[.F144]" office:value-type="float" office:value="1407.19773554387">
            <text:p>$1,407.20</text:p>
          </table:table-cell>
          <table:table-cell table:formula="of:=[.H143]+[.G144]" office:value-type="float" office:value="101423.372422159">
            <text:p>101,423.37</text:p>
          </table:table-cell>
          <table:table-cell table:formula="of:=([.D144]/[.D143])-1" office:value-type="percentage" office:value="-0.00163666121112926">
            <text:p>-0.16%</text:p>
          </table:table-cell>
          <table:table-cell table:formula="of:=[.K143]*[.I144]" office:value-type="float" office:value="-169.474628651178">
            <text:p>-$169.47</text:p>
          </table:table-cell>
          <table:table-cell table:formula="of:=[.K143]+[.J144]" office:value-type="float" office:value="103379.523477221">
            <text:p>103,379.52</text:p>
          </table:table-cell>
          <table:table-cell table:formula="of:=([.C144]/[.C143])-1" office:value-type="percentage" office:value="-0.0568603213844252">
            <text:p>-5.69%</text:p>
          </table:table-cell>
          <table:table-cell table:formula="of:=[.N143]*[.L144]" office:value-type="float" office:value="-25361.8194348725">
            <text:p>-$25,361.82</text:p>
          </table:table-cell>
          <table:table-cell table:formula="of:=[.N143]+[.M144]" office:value-type="float" office:value="420675.396278429">
            <text:p>420,675.40</text:p>
          </table:table-cell>
          <table:table-cell table:formula="of:=([.E144]/[.E143])-1" office:value-type="percentage" office:value="-0.0275862068965516">
            <text:p>-2.76%</text:p>
          </table:table-cell>
          <table:table-cell table:formula="of:=[.Q143]*[.O144]" office:value-type="float" office:value="-11566.2650602409">
            <text:p>-$11,566.27</text:p>
          </table:table-cell>
          <table:table-cell table:formula="of:=[.Q143]+[.P144]" office:value-type="float" office:value="407710.843373494">
            <text:p>407,710.84</text:p>
          </table:table-cell>
          <table:table-cell/>
          <table:table-cell table:style-name="ce12" table:formula="of:=(([.B144]+[.D144]+[.C144]+[.E144])/([.B143]+[.D143]+[.C143]+[.E143]))-1" office:value-type="percentage" office:value="-0.00649106302916269">
            <text:p>-0.65%</text:p>
          </table:table-cell>
          <table:table-cell table:formula="of:=[.U143]*[.S144]" office:value-type="float" office:value="-6938.16418521416">
            <text:p>-6,938.16</text:p>
          </table:table-cell>
          <table:table-cell table:formula="of:=[.H144]+[.K144]+[.N144]+[.Q144]" office:value-type="float" office:value="1033189.1355513">
            <text:p>1,033,189.14</text:p>
          </table:table-cell>
          <table:table-cell table:number-columns-repeated="7"/>
          <table:table-cell office:value-type="float" office:value="125.41">
            <text:p>125.41</text:p>
          </table:table-cell>
          <table:table-cell table:formula="of:=[.AC144]/[.$AC$2]" office:value-type="percentage" office:value="1.01423372422159">
            <text:p>101.42%</text:p>
          </table:table-cell>
          <table:table-cell table:style-name="ce18" table:formula="of:=[.$AE$2]*[.AD144]" office:value-type="currency" office:currency="USD" office:value="1014233.72422159">
            <text:p>$1,014,233.7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8</text:p>
          </table:table-cell>
          <table:table-cell office:value-type="float" office:value="83.85">
            <text:p>83.85</text:p>
          </table:table-cell>
          <table:table-cell office:value-type="float" office:value="15.26">
            <text:p>15.26</text:p>
          </table:table-cell>
          <table:table-cell office:value-type="float" office:value="103.9">
            <text:p>103.9</text:p>
          </table:table-cell>
          <table:table-cell office:value-type="float" office:value="8.58">
            <text:p>8.58</text:p>
          </table:table-cell>
          <table:table-cell table:formula="of:=([.AC145]/[.AC144])-1" office:value-type="percentage" office:value="-0.00757515349653137">
            <text:p>-0.76%</text:p>
          </table:table-cell>
          <table:table-cell table:formula="of:=[.H144]*[.F145]" office:value-type="float" office:value="-768.297614233724">
            <text:p>-$768.30</text:p>
          </table:table-cell>
          <table:table-cell table:formula="of:=[.H144]+[.G145]" office:value-type="float" office:value="100655.074807926">
            <text:p>100,655.07</text:p>
          </table:table-cell>
          <table:table-cell table:formula="of:=([.D145]/[.D144])-1" office:value-type="percentage" office:value="0.00192864030858253">
            <text:p>0.19%</text:p>
          </table:table-cell>
          <table:table-cell table:formula="of:=[.K144]*[.I145]" office:value-type="float" office:value="199.381916060222">
            <text:p>$199.38</text:p>
          </table:table-cell>
          <table:table-cell table:formula="of:=[.K144]+[.J145]" office:value-type="float" office:value="103578.905393281">
            <text:p>103,578.91</text:p>
          </table:table-cell>
          <table:table-cell table:formula="of:=([.C145]/[.C144])-1" office:value-type="percentage" office:value="0">
            <text:p>0.00%</text:p>
          </table:table-cell>
          <table:table-cell table:formula="of:=[.N144]*[.L145]" office:value-type="float" office:value="0">
            <text:p>$0.00</text:p>
          </table:table-cell>
          <table:table-cell table:formula="of:=[.N144]+[.M145]" office:value-type="float" office:value="420675.396278429">
            <text:p>420,675.40</text:p>
          </table:table-cell>
          <table:table-cell table:formula="of:=([.E145]/[.E144])-1" office:value-type="percentage" office:value="0.0141843971631204">
            <text:p>1.42%</text:p>
          </table:table-cell>
          <table:table-cell table:formula="of:=[.Q144]*[.O145]" office:value-type="float" office:value="5783.1325301204">
            <text:p>$5,783.13</text:p>
          </table:table-cell>
          <table:table-cell table:formula="of:=[.Q144]+[.P145]" office:value-type="float" office:value="413493.975903614">
            <text:p>413,493.98</text:p>
          </table:table-cell>
          <table:table-cell/>
          <table:table-cell table:style-name="ce12" table:formula="of:=(([.B145]+[.D145]+[.C145]+[.E145])/([.B144]+[.D144]+[.C144]+[.E144]))-1" office:value-type="percentage" office:value="0.00175172805605528">
            <text:p>0.18%</text:p>
          </table:table-cell>
          <table:table-cell table:formula="of:=[.U144]*[.S145]" office:value-type="float" office:value="1809.86639595672">
            <text:p>1,809.87</text:p>
          </table:table-cell>
          <table:table-cell table:formula="of:=[.H145]+[.K145]+[.N145]+[.Q145]" office:value-type="float" office:value="1038403.35238325">
            <text:p>1,038,403.35</text:p>
          </table:table-cell>
          <table:table-cell table:number-columns-repeated="7"/>
          <table:table-cell office:value-type="float" office:value="124.46">
            <text:p>124.46</text:p>
          </table:table-cell>
          <table:table-cell table:formula="of:=[.AC145]/[.$AC$2]" office:value-type="percentage" office:value="1.00655074807926">
            <text:p>100.66%</text:p>
          </table:table-cell>
          <table:table-cell table:style-name="ce18" table:formula="of:=[.$AE$2]*[.AD145]" office:value-type="currency" office:currency="USD" office:value="1006550.74807926">
            <text:p>$1,006,550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7-29</text:p>
          </table:table-cell>
          <table:table-cell office:value-type="float" office:value="83.94">
            <text:p>83.94</text:p>
          </table:table-cell>
          <table:table-cell office:value-type="float" office:value="15.27">
            <text:p>15.27</text:p>
          </table:table-cell>
          <table:table-cell office:value-type="float" office:value="104.52">
            <text:p>104.52</text:p>
          </table:table-cell>
          <table:table-cell office:value-type="float" office:value="8.64">
            <text:p>8.64</text:p>
          </table:table-cell>
          <table:table-cell table:formula="of:=([.AC146]/[.AC145])-1" office:value-type="percentage" office:value="0.0042583962718945">
            <text:p>0.43%</text:p>
          </table:table-cell>
          <table:table-cell table:formula="of:=[.H145]*[.F146]" office:value-type="float" office:value="428.629195309333">
            <text:p>$428.63</text:p>
          </table:table-cell>
          <table:table-cell table:formula="of:=[.H145]+[.G146]" office:value-type="float" office:value="101083.704003235">
            <text:p>101,083.70</text:p>
          </table:table-cell>
          <table:table-cell table:formula="of:=([.D146]/[.D145])-1" office:value-type="percentage" office:value="0.00596727622714144">
            <text:p>0.60%</text:p>
          </table:table-cell>
          <table:table-cell table:formula="of:=[.K145]*[.I146]" office:value-type="float" office:value="618.083939786657">
            <text:p>$618.08</text:p>
          </table:table-cell>
          <table:table-cell table:formula="of:=[.K145]+[.J146]" office:value-type="float" office:value="104196.989333067">
            <text:p>104,196.99</text:p>
          </table:table-cell>
          <table:table-cell table:formula="of:=([.C146]/[.C145])-1" office:value-type="percentage" office:value="0.000655307994757548">
            <text:p>0.07%</text:p>
          </table:table-cell>
          <table:table-cell table:formula="of:=[.N145]*[.L146]" office:value-type="float" office:value="275.671950379054">
            <text:p>$275.67</text:p>
          </table:table-cell>
          <table:table-cell table:formula="of:=[.N145]+[.M146]" office:value-type="float" office:value="420951.068228808">
            <text:p>420,951.07</text:p>
          </table:table-cell>
          <table:table-cell table:formula="of:=([.E146]/[.E145])-1" office:value-type="percentage" office:value="0.00699300699300709">
            <text:p>0.70%</text:p>
          </table:table-cell>
          <table:table-cell table:formula="of:=[.Q145]*[.O146]" office:value-type="float" office:value="2891.56626506028">
            <text:p>$2,891.57</text:p>
          </table:table-cell>
          <table:table-cell table:formula="of:=[.Q145]+[.P146]" office:value-type="float" office:value="416385.542168675">
            <text:p>416,385.54</text:p>
          </table:table-cell>
          <table:table-cell/>
          <table:table-cell table:style-name="ce12" table:formula="of:=(([.B146]+[.D146]+[.C146]+[.E146])/([.B145]+[.D145]+[.C145]+[.E145]))-1" office:value-type="percentage" office:value="0.00368637459237209">
            <text:p>0.37%</text:p>
          </table:table-cell>
          <table:table-cell table:formula="of:=[.U145]*[.S146]" office:value-type="float" office:value="3827.94373485961">
            <text:p>3,827.94</text:p>
          </table:table-cell>
          <table:table-cell table:formula="of:=[.H146]+[.K146]+[.N146]+[.Q146]" office:value-type="float" office:value="1042617.30373379">
            <text:p>1,042,617.30</text:p>
          </table:table-cell>
          <table:table-cell table:number-columns-repeated="7"/>
          <table:table-cell office:value-type="float" office:value="124.99">
            <text:p>124.99</text:p>
          </table:table-cell>
          <table:table-cell table:formula="of:=[.AC146]/[.$AC$2]" office:value-type="percentage" office:value="1.01083704003235">
            <text:p>101.08%</text:p>
          </table:table-cell>
          <table:table-cell table:style-name="ce18" table:formula="of:=[.$AE$2]*[.AD146]" office:value-type="currency" office:currency="USD" office:value="1010837.04003235">
            <text:p>$1,010,837.0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1</text:p>
          </table:table-cell>
          <table:table-cell office:value-type="float" office:value="83.91">
            <text:p>83.91</text:p>
          </table:table-cell>
          <table:table-cell office:value-type="float" office:value="15.75">
            <text:p>15.75</text:p>
          </table:table-cell>
          <table:table-cell office:value-type="float" office:value="104.77">
            <text:p>104.77</text:p>
          </table:table-cell>
          <table:table-cell office:value-type="float" office:value="8.66">
            <text:p>8.66</text:p>
          </table:table-cell>
          <table:table-cell table:formula="of:=([.AC147]/[.AC146])-1" office:value-type="percentage" office:value="0.000560044803584292">
            <text:p>0.06%</text:p>
          </table:table-cell>
          <table:table-cell table:formula="of:=[.H146]*[.F147]" office:value-type="float" office:value="56.6114031540644">
            <text:p>$56.61</text:p>
          </table:table-cell>
          <table:table-cell table:formula="of:=[.H146]+[.G147]" office:value-type="float" office:value="101140.315406389">
            <text:p>101,140.32</text:p>
          </table:table-cell>
          <table:table-cell table:formula="of:=([.D147]/[.D146])-1" office:value-type="percentage" office:value="0.00239188672024504">
            <text:p>0.24%</text:p>
          </table:table-cell>
          <table:table-cell table:formula="of:=[.K146]*[.I147]" office:value-type="float" office:value="249.227395075278">
            <text:p>$249.23</text:p>
          </table:table-cell>
          <table:table-cell table:formula="of:=[.K146]+[.J147]" office:value-type="float" office:value="104446.216728143">
            <text:p>104,446.22</text:p>
          </table:table-cell>
          <table:table-cell table:formula="of:=([.C147]/[.C146])-1" office:value-type="percentage" office:value="0.031434184675835">
            <text:p>3.14%</text:p>
          </table:table-cell>
          <table:table-cell table:formula="of:=[.N146]*[.L147]" office:value-type="float" office:value="13232.2536181944">
            <text:p>$13,232.25</text:p>
          </table:table-cell>
          <table:table-cell table:formula="of:=[.N146]+[.M147]" office:value-type="float" office:value="434183.321847002">
            <text:p>434,183.32</text:p>
          </table:table-cell>
          <table:table-cell table:formula="of:=([.E147]/[.E146])-1" office:value-type="percentage" office:value="0.00231481481481466">
            <text:p>0.23%</text:p>
          </table:table-cell>
          <table:table-cell table:formula="of:=[.Q146]*[.O147]" office:value-type="float" office:value="963.855421686682">
            <text:p>$963.86</text:p>
          </table:table-cell>
          <table:table-cell table:formula="of:=[.Q146]+[.P147]" office:value-type="float" office:value="417349.397590361">
            <text:p>417,349.40</text:p>
          </table:table-cell>
          <table:table-cell/>
          <table:table-cell table:style-name="ce12" table:formula="of:=(([.B147]+[.D147]+[.C147]+[.E147])/([.B146]+[.D146]+[.C146]+[.E146]))-1" office:value-type="percentage" office:value="0.0033903093657297">
            <text:p>0.34%</text:p>
          </table:table-cell>
          <table:table-cell table:formula="of:=[.U146]*[.S147]" office:value-type="float" office:value="3534.7952097205">
            <text:p>3,534.80</text:p>
          </table:table-cell>
          <table:table-cell table:formula="of:=[.H147]+[.K147]+[.N147]+[.Q147]" office:value-type="float" office:value="1057119.2515719">
            <text:p>1,057,119.25</text:p>
          </table:table-cell>
          <table:table-cell table:number-columns-repeated="7"/>
          <table:table-cell office:value-type="float" office:value="125.06">
            <text:p>125.06</text:p>
          </table:table-cell>
          <table:table-cell table:formula="of:=[.AC147]/[.$AC$2]" office:value-type="percentage" office:value="1.01140315406389">
            <text:p>101.14%</text:p>
          </table:table-cell>
          <table:table-cell table:style-name="ce18" table:formula="of:=[.$AE$2]*[.AD147]" office:value-type="currency" office:currency="USD" office:value="1011403.15406389">
            <text:p>$1,011,403.1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2</text:p>
          </table:table-cell>
          <table:table-cell office:value-type="float" office:value="84.02">
            <text:p>84.02</text:p>
          </table:table-cell>
          <table:table-cell office:value-type="float" office:value="15.75">
            <text:p>15.75</text:p>
          </table:table-cell>
          <table:table-cell office:value-type="float" office:value="105.22">
            <text:p>105.22</text:p>
          </table:table-cell>
          <table:table-cell office:value-type="float" office:value="8.67">
            <text:p>8.67</text:p>
          </table:table-cell>
          <table:table-cell table:formula="of:=([.AC148]/[.AC147])-1" office:value-type="percentage" office:value="0.010714856868703">
            <text:p>1.07%</text:p>
          </table:table-cell>
          <table:table-cell table:formula="of:=[.H147]*[.F148]" office:value-type="float" office:value="1083.70400323493">
            <text:p>$1,083.70</text:p>
          </table:table-cell>
          <table:table-cell table:formula="of:=[.H147]+[.G148]" office:value-type="float" office:value="102224.019409624">
            <text:p>102,224.02</text:p>
          </table:table-cell>
          <table:table-cell table:formula="of:=([.D148]/[.D147])-1" office:value-type="percentage" office:value="0.00429512264961351">
            <text:p>0.43%</text:p>
          </table:table-cell>
          <table:table-cell table:formula="of:=[.K147]*[.I148]" office:value-type="float" office:value="448.609311135488">
            <text:p>$448.61</text:p>
          </table:table-cell>
          <table:table-cell table:formula="of:=[.K147]+[.J148]" office:value-type="float" office:value="104894.826039278">
            <text:p>104,894.83</text:p>
          </table:table-cell>
          <table:table-cell table:formula="of:=([.C148]/[.C147])-1" office:value-type="percentage" office:value="0">
            <text:p>0.00%</text:p>
          </table:table-cell>
          <table:table-cell table:formula="of:=[.N147]*[.L148]" office:value-type="float" office:value="0">
            <text:p>$0.00</text:p>
          </table:table-cell>
          <table:table-cell table:formula="of:=[.N147]+[.M148]" office:value-type="float" office:value="434183.321847002">
            <text:p>434,183.32</text:p>
          </table:table-cell>
          <table:table-cell table:formula="of:=([.E148]/[.E147])-1" office:value-type="percentage" office:value="0.00115473441108538">
            <text:p>0.12%</text:p>
          </table:table-cell>
          <table:table-cell table:formula="of:=[.Q147]*[.O148]" office:value-type="float" office:value="481.927710843343">
            <text:p>$481.93</text:p>
          </table:table-cell>
          <table:table-cell table:formula="of:=[.Q147]+[.P148]" office:value-type="float" office:value="417831.325301205">
            <text:p>417,831.33</text:p>
          </table:table-cell>
          <table:table-cell/>
          <table:table-cell table:style-name="ce12" table:formula="of:=(([.B148]+[.D148]+[.C148]+[.E148])/([.B147]+[.D147]+[.C147]+[.E147]))-1" office:value-type="percentage" office:value="0.0026749260875687">
            <text:p>0.27%</text:p>
          </table:table-cell>
          <table:table-cell table:formula="of:=[.U147]*[.S148]" office:value-type="float" office:value="2827.71586370076">
            <text:p>2,827.72</text:p>
          </table:table-cell>
          <table:table-cell table:formula="of:=[.H148]+[.K148]+[.N148]+[.Q148]" office:value-type="float" office:value="1059133.49259711">
            <text:p>1,059,133.49</text:p>
          </table:table-cell>
          <table:table-cell table:number-columns-repeated="7"/>
          <table:table-cell office:value-type="float" office:value="126.4">
            <text:p>126.4</text:p>
          </table:table-cell>
          <table:table-cell table:formula="of:=[.AC148]/[.$AC$2]" office:value-type="percentage" office:value="1.02224019409624">
            <text:p>102.22%</text:p>
          </table:table-cell>
          <table:table-cell table:style-name="ce18" table:formula="of:=[.$AE$2]*[.AD148]" office:value-type="currency" office:currency="USD" office:value="1022240.19409624">
            <text:p>$1,022,240.1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3</text:p>
          </table:table-cell>
          <table:table-cell office:value-type="float" office:value="84.01">
            <text:p>84.01</text:p>
          </table:table-cell>
          <table:table-cell office:value-type="float" office:value="15.75">
            <text:p>15.75</text:p>
          </table:table-cell>
          <table:table-cell office:value-type="float" office:value="105.33">
            <text:p>105.33</text:p>
          </table:table-cell>
          <table:table-cell office:value-type="float" office:value="8.72">
            <text:p>8.72</text:p>
          </table:table-cell>
          <table:table-cell table:formula="of:=([.AC149]/[.AC148])-1" office:value-type="percentage" office:value="0.0100474683544303">
            <text:p>1.00%</text:p>
          </table:table-cell>
          <table:table-cell table:formula="of:=[.H148]*[.F149]" office:value-type="float" office:value="1027.09260008086">
            <text:p>$1,027.09</text:p>
          </table:table-cell>
          <table:table-cell table:formula="of:=[.H148]+[.G149]" office:value-type="float" office:value="103251.112009705">
            <text:p>103,251.11</text:p>
          </table:table-cell>
          <table:table-cell table:formula="of:=([.D149]/[.D148])-1" office:value-type="percentage" office:value="0.00104542862573664">
            <text:p>0.10%</text:p>
          </table:table-cell>
          <table:table-cell table:formula="of:=[.K148]*[.I149]" office:value-type="float" office:value="109.660053833127">
            <text:p>$109.66</text:p>
          </table:table-cell>
          <table:table-cell table:formula="of:=[.K148]+[.J149]" office:value-type="float" office:value="105004.486093111">
            <text:p>105,004.49</text:p>
          </table:table-cell>
          <table:table-cell table:formula="of:=([.C149]/[.C148])-1" office:value-type="percentage" office:value="0">
            <text:p>0.00%</text:p>
          </table:table-cell>
          <table:table-cell table:formula="of:=[.N148]*[.L149]" office:value-type="float" office:value="0">
            <text:p>$0.00</text:p>
          </table:table-cell>
          <table:table-cell table:formula="of:=[.N148]+[.M149]" office:value-type="float" office:value="434183.321847002">
            <text:p>434,183.32</text:p>
          </table:table-cell>
          <table:table-cell table:formula="of:=([.E149]/[.E148])-1" office:value-type="percentage" office:value="0.00576701268742808">
            <text:p>0.58%</text:p>
          </table:table-cell>
          <table:table-cell table:formula="of:=[.Q148]*[.O149]" office:value-type="float" office:value="2409.63855421693">
            <text:p>$2,409.64</text:p>
          </table:table-cell>
          <table:table-cell table:formula="of:=[.Q148]+[.P149]" office:value-type="float" office:value="420240.963855422">
            <text:p>420,240.96</text:p>
          </table:table-cell>
          <table:table-cell/>
          <table:table-cell table:style-name="ce12" table:formula="of:=(([.B149]+[.D149]+[.C149]+[.E149])/([.B148]+[.D148]+[.C148]+[.E148]))-1" office:value-type="percentage" office:value="0.00070204998595913">
            <text:p>0.07%</text:p>
          </table:table-cell>
          <table:table-cell table:formula="of:=[.U148]*[.S149]" office:value-type="float" office:value="743.564653606645">
            <text:p>743.56</text:p>
          </table:table-cell>
          <table:table-cell table:formula="of:=[.H149]+[.K149]+[.N149]+[.Q149]" office:value-type="float" office:value="1062679.88380524">
            <text:p>1,062,679.88</text:p>
          </table:table-cell>
          <table:table-cell table:number-columns-repeated="7"/>
          <table:table-cell office:value-type="float" office:value="127.67">
            <text:p>127.67</text:p>
          </table:table-cell>
          <table:table-cell table:formula="of:=[.AC149]/[.$AC$2]" office:value-type="percentage" office:value="1.03251112009705">
            <text:p>103.25%</text:p>
          </table:table-cell>
          <table:table-cell table:style-name="ce18" table:formula="of:=[.$AE$2]*[.AD149]" office:value-type="currency" office:currency="USD" office:value="1032511.12009705">
            <text:p>$1,032,511.1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4</text:p>
          </table:table-cell>
          <table:table-cell office:value-type="float" office:value="84.09">
            <text:p>84.09</text:p>
          </table:table-cell>
          <table:table-cell office:value-type="float" office:value="15.75">
            <text:p>15.75</text:p>
          </table:table-cell>
          <table:table-cell office:value-type="float" office:value="105.89">
            <text:p>105.89</text:p>
          </table:table-cell>
          <table:table-cell office:value-type="float" office:value="8.62">
            <text:p>8.62</text:p>
          </table:table-cell>
          <table:table-cell table:formula="of:=([.AC150]/[.AC149])-1" office:value-type="percentage" office:value="0.00109657711286904">
            <text:p>0.11%</text:p>
          </table:table-cell>
          <table:table-cell table:formula="of:=[.H149]*[.F150]" office:value-type="float" office:value="113.222806308119">
            <text:p>$113.22</text:p>
          </table:table-cell>
          <table:table-cell table:formula="of:=[.H149]+[.G150]" office:value-type="float" office:value="103364.334816013">
            <text:p>103,364.33</text:p>
          </table:table-cell>
          <table:table-cell table:formula="of:=([.D150]/[.D149])-1" office:value-type="percentage" office:value="0.00531662394379562">
            <text:p>0.53%</text:p>
          </table:table-cell>
          <table:table-cell table:formula="of:=[.K149]*[.I150]" office:value-type="float" office:value="558.26936496859">
            <text:p>$558.27</text:p>
          </table:table-cell>
          <table:table-cell table:formula="of:=[.K149]+[.J150]" office:value-type="float" office:value="105562.75545808">
            <text:p>105,562.76</text:p>
          </table:table-cell>
          <table:table-cell table:formula="of:=([.C150]/[.C149])-1" office:value-type="percentage" office:value="0">
            <text:p>0.00%</text:p>
          </table:table-cell>
          <table:table-cell table:formula="of:=[.N149]*[.L150]" office:value-type="float" office:value="0">
            <text:p>$0.00</text:p>
          </table:table-cell>
          <table:table-cell table:formula="of:=[.N149]+[.M150]" office:value-type="float" office:value="434183.321847002">
            <text:p>434,183.32</text:p>
          </table:table-cell>
          <table:table-cell table:formula="of:=([.E150]/[.E149])-1" office:value-type="percentage" office:value="-0.0114678899082571">
            <text:p>-1.15%</text:p>
          </table:table-cell>
          <table:table-cell table:formula="of:=[.Q149]*[.O150]" office:value-type="float" office:value="-4819.27710843382">
            <text:p>-$4,819.28</text:p>
          </table:table-cell>
          <table:table-cell table:formula="of:=[.Q149]+[.P150]" office:value-type="float" office:value="415421.686746988">
            <text:p>415,421.69</text:p>
          </table:table-cell>
          <table:table-cell/>
          <table:table-cell table:style-name="ce12" table:formula="of:=(([.B150]+[.D150]+[.C150]+[.E150])/([.B149]+[.D149]+[.C149]+[.E149]))-1" office:value-type="percentage" office:value="0.00252560684720082">
            <text:p>0.25%</text:p>
          </table:table-cell>
          <table:table-cell table:formula="of:=[.U149]*[.S150]" office:value-type="float" office:value="2683.91159092109">
            <text:p>2,683.91</text:p>
          </table:table-cell>
          <table:table-cell table:formula="of:=[.H150]+[.K150]+[.N150]+[.Q150]" office:value-type="float" office:value="1058532.09886808">
            <text:p>1,058,532.10</text:p>
          </table:table-cell>
          <table:table-cell table:number-columns-repeated="7"/>
          <table:table-cell office:value-type="float" office:value="127.81">
            <text:p>127.81</text:p>
          </table:table-cell>
          <table:table-cell table:formula="of:=[.AC150]/[.$AC$2]" office:value-type="percentage" office:value="1.03364334816013">
            <text:p>103.36%</text:p>
          </table:table-cell>
          <table:table-cell table:style-name="ce18" table:formula="of:=[.$AE$2]*[.AD150]" office:value-type="currency" office:currency="USD" office:value="1033643.34816013">
            <text:p>$1,033,643.3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5</text:p>
          </table:table-cell>
          <table:table-cell office:value-type="float" office:value="84.07">
            <text:p>84.07</text:p>
          </table:table-cell>
          <table:table-cell office:value-type="float" office:value="15.75">
            <text:p>15.75</text:p>
          </table:table-cell>
          <table:table-cell office:value-type="float" office:value="105.19">
            <text:p>105.19</text:p>
          </table:table-cell>
          <table:table-cell office:value-type="float" office:value="8.6">
            <text:p>8.6</text:p>
          </table:table-cell>
          <table:table-cell table:formula="of:=([.AC151]/[.AC150])-1" office:value-type="percentage" office:value="0.022924653782959">
            <text:p>2.29%</text:p>
          </table:table-cell>
          <table:table-cell table:formula="of:=[.H150]*[.F151]" office:value-type="float" office:value="2369.59158916295">
            <text:p>$2,369.59</text:p>
          </table:table-cell>
          <table:table-cell table:formula="of:=[.H150]+[.G151]" office:value-type="float" office:value="105733.926405176">
            <text:p>105,733.93</text:p>
          </table:table-cell>
          <table:table-cell table:formula="of:=([.D151]/[.D150])-1" office:value-type="percentage" office:value="-0.00661063367645676">
            <text:p>-0.66%</text:p>
          </table:table-cell>
          <table:table-cell table:formula="of:=[.K150]*[.I151]" office:value-type="float" office:value="-697.836706210752">
            <text:p>-$697.84</text:p>
          </table:table-cell>
          <table:table-cell table:formula="of:=[.K150]+[.J151]" office:value-type="float" office:value="104864.918751869">
            <text:p>104,864.92</text:p>
          </table:table-cell>
          <table:table-cell table:formula="of:=([.C151]/[.C150])-1" office:value-type="percentage" office:value="0">
            <text:p>0.00%</text:p>
          </table:table-cell>
          <table:table-cell table:formula="of:=[.N150]*[.L151]" office:value-type="float" office:value="0">
            <text:p>$0.00</text:p>
          </table:table-cell>
          <table:table-cell table:formula="of:=[.N150]+[.M151]" office:value-type="float" office:value="434183.321847002">
            <text:p>434,183.32</text:p>
          </table:table-cell>
          <table:table-cell table:formula="of:=([.E151]/[.E150])-1" office:value-type="percentage" office:value="-0.00232018561484915">
            <text:p>-0.23%</text:p>
          </table:table-cell>
          <table:table-cell table:formula="of:=[.Q150]*[.O151]" office:value-type="float" office:value="-963.855421686729">
            <text:p>-$963.86</text:p>
          </table:table-cell>
          <table:table-cell table:formula="of:=[.Q150]+[.P151]" office:value-type="float" office:value="414457.831325301">
            <text:p>414,457.83</text:p>
          </table:table-cell>
          <table:table-cell/>
          <table:table-cell table:style-name="ce12" table:formula="of:=(([.B151]+[.D151]+[.C151]+[.E151])/([.B150]+[.D150]+[.C150]+[.E150]))-1" office:value-type="percentage" office:value="-0.00345229764404031">
            <text:p>-0.35%</text:p>
          </table:table-cell>
          <table:table-cell table:formula="of:=[.U150]*[.S151]" office:value-type="float" office:value="-3654.36787106333">
            <text:p>-3,654.37</text:p>
          </table:table-cell>
          <table:table-cell table:formula="of:=[.H151]+[.K151]+[.N151]+[.Q151]" office:value-type="float" office:value="1059239.99832935">
            <text:p>1,059,240.00</text:p>
          </table:table-cell>
          <table:table-cell table:number-columns-repeated="7"/>
          <table:table-cell office:value-type="float" office:value="130.74">
            <text:p>130.74</text:p>
          </table:table-cell>
          <table:table-cell table:formula="of:=[.AC151]/[.$AC$2]" office:value-type="percentage" office:value="1.05733926405176">
            <text:p>105.73%</text:p>
          </table:table-cell>
          <table:table-cell table:style-name="ce18" table:formula="of:=[.$AE$2]*[.AD151]" office:value-type="currency" office:currency="USD" office:value="1057339.26405176">
            <text:p>$1,057,339.2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8</text:p>
          </table:table-cell>
          <table:table-cell office:value-type="float" office:value="84.1">
            <text:p>84.1</text:p>
          </table:table-cell>
          <table:table-cell office:value-type="float" office:value="15.75">
            <text:p>15.75</text:p>
          </table:table-cell>
          <table:table-cell office:value-type="float" office:value="105.24">
            <text:p>105.24</text:p>
          </table:table-cell>
          <table:table-cell office:value-type="float" office:value="8.45">
            <text:p>8.45</text:p>
          </table:table-cell>
          <table:table-cell table:formula="of:=([.AC152]/[.AC151])-1" office:value-type="percentage" office:value="-0.0102493498546734">
            <text:p>-1.02%</text:p>
          </table:table-cell>
          <table:table-cell table:formula="of:=[.H151]*[.F152]" office:value-type="float" office:value="-1083.70400323494">
            <text:p>-$1,083.70</text:p>
          </table:table-cell>
          <table:table-cell table:formula="of:=[.H151]+[.G152]" office:value-type="float" office:value="104650.222401941">
            <text:p>104,650.22</text:p>
          </table:table-cell>
          <table:table-cell table:formula="of:=([.D152]/[.D151])-1" office:value-type="percentage" office:value="0.000475330354596348">
            <text:p>0.05%</text:p>
          </table:table-cell>
          <table:table-cell table:formula="of:=[.K151]*[.I152]" office:value-type="float" office:value="49.8454790150432">
            <text:p>$49.85</text:p>
          </table:table-cell>
          <table:table-cell table:formula="of:=[.K151]+[.J152]" office:value-type="float" office:value="104914.764230884">
            <text:p>104,914.76</text:p>
          </table:table-cell>
          <table:table-cell table:formula="of:=([.C152]/[.C151])-1" office:value-type="percentage" office:value="0">
            <text:p>0.00%</text:p>
          </table:table-cell>
          <table:table-cell table:formula="of:=[.N151]*[.L152]" office:value-type="float" office:value="0">
            <text:p>$0.00</text:p>
          </table:table-cell>
          <table:table-cell table:formula="of:=[.N151]+[.M152]" office:value-type="float" office:value="434183.321847002">
            <text:p>434,183.32</text:p>
          </table:table-cell>
          <table:table-cell table:formula="of:=([.E152]/[.E151])-1" office:value-type="percentage" office:value="-0.0174418604651163">
            <text:p>-1.74%</text:p>
          </table:table-cell>
          <table:table-cell table:formula="of:=[.Q151]*[.O152]" office:value-type="float" office:value="-7228.91566265061">
            <text:p>-$7,228.92</text:p>
          </table:table-cell>
          <table:table-cell table:formula="of:=[.Q151]+[.P152]" office:value-type="float" office:value="407228.91566265">
            <text:p>407,228.92</text:p>
          </table:table-cell>
          <table:table-cell/>
          <table:table-cell table:style-name="ce12" table:formula="of:=(([.B152]+[.D152]+[.C152]+[.E152])/([.B151]+[.D151]+[.C151]+[.E151]))-1" office:value-type="percentage" office:value="-0.000327700014044363">
            <text:p>-0.03%</text:p>
          </table:table-cell>
          <table:table-cell table:formula="of:=[.U151]*[.S152]" office:value-type="float" office:value="-347.112962328879">
            <text:p>-347.11</text:p>
          </table:table-cell>
          <table:table-cell table:formula="of:=[.H152]+[.K152]+[.N152]+[.Q152]" office:value-type="float" office:value="1050977.22414248">
            <text:p>1,050,977.22</text:p>
          </table:table-cell>
          <table:table-cell table:number-columns-repeated="7"/>
          <table:table-cell office:value-type="float" office:value="129.4">
            <text:p>129.4</text:p>
          </table:table-cell>
          <table:table-cell table:formula="of:=[.AC152]/[.$AC$2]" office:value-type="percentage" office:value="1.04650222401941">
            <text:p>104.65%</text:p>
          </table:table-cell>
          <table:table-cell table:style-name="ce18" table:formula="of:=[.$AE$2]*[.AD152]" office:value-type="currency" office:currency="USD" office:value="1046502.22401941">
            <text:p>$1,046,502.2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09</text:p>
          </table:table-cell>
          <table:table-cell office:value-type="float" office:value="84.19">
            <text:p>84.19</text:p>
          </table:table-cell>
          <table:table-cell office:value-type="float" office:value="15.74">
            <text:p>15.74</text:p>
          </table:table-cell>
          <table:table-cell office:value-type="float" office:value="105.86">
            <text:p>105.86</text:p>
          </table:table-cell>
          <table:table-cell office:value-type="float" office:value="8.58">
            <text:p>8.58</text:p>
          </table:table-cell>
          <table:table-cell table:formula="of:=([.AC153]/[.AC152])-1" office:value-type="percentage" office:value="-0.00386398763523954">
            <text:p>-0.39%</text:p>
          </table:table-cell>
          <table:table-cell table:formula="of:=[.H152]*[.F153]" office:value-type="float" office:value="-404.367165386168">
            <text:p>-$404.37</text:p>
          </table:table-cell>
          <table:table-cell table:formula="of:=[.H152]+[.G153]" office:value-type="float" office:value="104245.855236555">
            <text:p>104,245.86</text:p>
          </table:table-cell>
          <table:table-cell table:formula="of:=([.D153]/[.D152])-1" office:value-type="percentage" office:value="0.00589129608513872">
            <text:p>0.59%</text:p>
          </table:table-cell>
          <table:table-cell table:formula="of:=[.K152]*[.I153]" office:value-type="float" office:value="618.08393978666">
            <text:p>$618.08</text:p>
          </table:table-cell>
          <table:table-cell table:formula="of:=[.K152]+[.J153]" office:value-type="float" office:value="105532.848170671">
            <text:p>105,532.85</text:p>
          </table:table-cell>
          <table:table-cell table:formula="of:=([.C153]/[.C152])-1" office:value-type="percentage" office:value="-0.000634920634920655">
            <text:p>-0.06%</text:p>
          </table:table-cell>
          <table:table-cell table:formula="of:=[.N152]*[.L153]" office:value-type="float" office:value="-275.671950379058">
            <text:p>-$275.67</text:p>
          </table:table-cell>
          <table:table-cell table:formula="of:=[.N152]+[.M153]" office:value-type="float" office:value="433907.649896624">
            <text:p>433,907.65</text:p>
          </table:table-cell>
          <table:table-cell table:formula="of:=([.E153]/[.E152])-1" office:value-type="percentage" office:value="0.0153846153846156">
            <text:p>1.54%</text:p>
          </table:table-cell>
          <table:table-cell table:formula="of:=[.Q152]*[.O153]" office:value-type="float" office:value="6265.06024096392">
            <text:p>$6,265.06</text:p>
          </table:table-cell>
          <table:table-cell table:formula="of:=[.Q152]+[.P153]" office:value-type="float" office:value="413493.975903614">
            <text:p>413,493.98</text:p>
          </table:table-cell>
          <table:table-cell/>
          <table:table-cell table:style-name="ce12" table:formula="of:=(([.B153]+[.D153]+[.C153]+[.E153])/([.B152]+[.D152]+[.C152]+[.E152]))-1" office:value-type="percentage" office:value="0.00388685960475832">
            <text:p>0.39%</text:p>
          </table:table-cell>
          <table:table-cell table:formula="of:=[.U152]*[.S153]" office:value-type="float" office:value="4085.00091804043">
            <text:p>4,085.00</text:p>
          </table:table-cell>
          <table:table-cell table:formula="of:=[.H153]+[.K153]+[.N153]+[.Q153]" office:value-type="float" office:value="1057180.32920746">
            <text:p>1,057,180.33</text:p>
          </table:table-cell>
          <table:table-cell table:number-columns-repeated="7"/>
          <table:table-cell office:value-type="float" office:value="128.9">
            <text:p>128.9</text:p>
          </table:table-cell>
          <table:table-cell table:formula="of:=[.AC153]/[.$AC$2]" office:value-type="percentage" office:value="1.04245855236555">
            <text:p>104.25%</text:p>
          </table:table-cell>
          <table:table-cell table:style-name="ce18" table:formula="of:=[.$AE$2]*[.AD153]" office:value-type="currency" office:currency="USD" office:value="1042458.55236555">
            <text:p>$1,042,458.5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0</text:p>
          </table:table-cell>
          <table:table-cell office:value-type="float" office:value="84.25">
            <text:p>84.25</text:p>
          </table:table-cell>
          <table:table-cell office:value-type="float" office:value="15.75">
            <text:p>15.75</text:p>
          </table:table-cell>
          <table:table-cell office:value-type="float" office:value="106.72">
            <text:p>106.72</text:p>
          </table:table-cell>
          <table:table-cell office:value-type="float" office:value="8.71">
            <text:p>8.71</text:p>
          </table:table-cell>
          <table:table-cell table:formula="of:=([.AC154]/[.AC153])-1" office:value-type="percentage" office:value="-0.00457719162141201">
            <text:p>-0.46%</text:p>
          </table:table-cell>
          <table:table-cell table:formula="of:=[.H153]*[.F154]" office:value-type="float" office:value="-477.153255155688">
            <text:p>-$477.15</text:p>
          </table:table-cell>
          <table:table-cell table:formula="of:=[.H153]+[.G154]" office:value-type="float" office:value="103768.701981399">
            <text:p>103,768.70</text:p>
          </table:table-cell>
          <table:table-cell table:formula="of:=([.D154]/[.D153])-1" office:value-type="percentage" office:value="0.00812393727564698">
            <text:p>0.81%</text:p>
          </table:table-cell>
          <table:table-cell table:formula="of:=[.K153]*[.I154]" office:value-type="float" office:value="857.342239058906">
            <text:p>$857.34</text:p>
          </table:table-cell>
          <table:table-cell table:formula="of:=[.K153]+[.J154]" office:value-type="float" office:value="106390.19040973">
            <text:p>106,390.19</text:p>
          </table:table-cell>
          <table:table-cell table:formula="of:=([.C154]/[.C153])-1" office:value-type="percentage" office:value="0.000635324015247685">
            <text:p>0.06%</text:p>
          </table:table-cell>
          <table:table-cell table:formula="of:=[.N153]*[.L154]" office:value-type="float" office:value="275.671950379009">
            <text:p>$275.67</text:p>
          </table:table-cell>
          <table:table-cell table:formula="of:=[.N153]+[.M154]" office:value-type="float" office:value="434183.321847002">
            <text:p>434,183.32</text:p>
          </table:table-cell>
          <table:table-cell table:formula="of:=([.E154]/[.E153])-1" office:value-type="percentage" office:value="0.0151515151515151">
            <text:p>1.52%</text:p>
          </table:table-cell>
          <table:table-cell table:formula="of:=[.Q153]*[.O154]" office:value-type="float" office:value="6265.06024096385">
            <text:p>$6,265.06</text:p>
          </table:table-cell>
          <table:table-cell table:formula="of:=[.Q153]+[.P154]" office:value-type="float" office:value="419759.036144578">
            <text:p>419,759.04</text:p>
          </table:table-cell>
          <table:table-cell/>
          <table:table-cell table:style-name="ce12" table:formula="of:=(([.B154]+[.D154]+[.C154]+[.E154])/([.B153]+[.D153]+[.C153]+[.E153]))-1" office:value-type="percentage" office:value="0.00494472174278116">
            <text:p>0.49%</text:p>
          </table:table-cell>
          <table:table-cell table:formula="of:=[.U153]*[.S154]" office:value-type="float" office:value="5227.46255987268">
            <text:p>5,227.46</text:p>
          </table:table-cell>
          <table:table-cell table:formula="of:=[.H154]+[.K154]+[.N154]+[.Q154]" office:value-type="float" office:value="1064101.25038271">
            <text:p>1,064,101.25</text:p>
          </table:table-cell>
          <table:table-cell table:number-columns-repeated="7"/>
          <table:table-cell office:value-type="float" office:value="128.31">
            <text:p>128.31</text:p>
          </table:table-cell>
          <table:table-cell table:formula="of:=[.AC154]/[.$AC$2]" office:value-type="percentage" office:value="1.03768701981399">
            <text:p>103.77%</text:p>
          </table:table-cell>
          <table:table-cell table:style-name="ce18" table:formula="of:=[.$AE$2]*[.AD154]" office:value-type="currency" office:currency="USD" office:value="1037687.01981399">
            <text:p>$1,037,687.0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1</text:p>
          </table:table-cell>
          <table:table-cell office:value-type="float" office:value="84.23">
            <text:p>84.23</text:p>
          </table:table-cell>
          <table:table-cell office:value-type="float" office:value="15.6">
            <text:p>15.6</text:p>
          </table:table-cell>
          <table:table-cell office:value-type="float" office:value="105.39">
            <text:p>105.39</text:p>
          </table:table-cell>
          <table:table-cell office:value-type="float" office:value="8.72">
            <text:p>8.72</text:p>
          </table:table-cell>
          <table:table-cell table:formula="of:=([.AC155]/[.AC154])-1" office:value-type="percentage" office:value="-0.00335125867040764">
            <text:p>-0.34%</text:p>
          </table:table-cell>
          <table:table-cell table:formula="of:=[.H154]*[.F155]" office:value-type="float" office:value="-347.75576223211">
            <text:p>-$347.76</text:p>
          </table:table-cell>
          <table:table-cell table:formula="of:=[.H154]+[.G155]" office:value-type="float" office:value="103420.946219167">
            <text:p>103,420.95</text:p>
          </table:table-cell>
          <table:table-cell table:formula="of:=([.D155]/[.D154])-1" office:value-type="percentage" office:value="-0.0124625187406296">
            <text:p>-1.25%</text:p>
          </table:table-cell>
          <table:table-cell table:formula="of:=[.K154]*[.I155]" office:value-type="float" office:value="-1325.88974180041">
            <text:p>-$1,325.89</text:p>
          </table:table-cell>
          <table:table-cell table:formula="of:=[.K154]+[.J155]" office:value-type="float" office:value="105064.300667929">
            <text:p>105,064.30</text:p>
          </table:table-cell>
          <table:table-cell table:formula="of:=([.C155]/[.C154])-1" office:value-type="percentage" office:value="-0.0095238095238096">
            <text:p>-0.95%</text:p>
          </table:table-cell>
          <table:table-cell table:formula="of:=[.N154]*[.L155]" office:value-type="float" office:value="-4135.07925568577">
            <text:p>-$4,135.08</text:p>
          </table:table-cell>
          <table:table-cell table:formula="of:=[.N154]+[.M155]" office:value-type="float" office:value="430048.242591317">
            <text:p>430,048.24</text:p>
          </table:table-cell>
          <table:table-cell table:formula="of:=([.E155]/[.E154])-1" office:value-type="percentage" office:value="0.00114810562571743">
            <text:p>0.11%</text:p>
          </table:table-cell>
          <table:table-cell table:formula="of:=[.Q154]*[.O155]" office:value-type="float" office:value="481.927710843317">
            <text:p>$481.93</text:p>
          </table:table-cell>
          <table:table-cell table:formula="of:=[.Q154]+[.P155]" office:value-type="float" office:value="420240.963855422">
            <text:p>420,240.96</text:p>
          </table:table-cell>
          <table:table-cell/>
          <table:table-cell table:style-name="ce12" table:formula="of:=(([.B155]+[.D155]+[.C155]+[.E155])/([.B154]+[.D154]+[.C154]+[.E154]))-1" office:value-type="percentage" office:value="-0.00691639975862235">
            <text:p>-0.69%</text:p>
          </table:table-cell>
          <table:table-cell table:formula="of:=[.U154]*[.S155]" office:value-type="float" office:value="-7359.74963129671">
            <text:p>-7,359.75</text:p>
          </table:table-cell>
          <table:table-cell table:formula="of:=[.H155]+[.K155]+[.N155]+[.Q155]" office:value-type="float" office:value="1058774.45333383">
            <text:p>1,058,774.45</text:p>
          </table:table-cell>
          <table:table-cell table:number-columns-repeated="7"/>
          <table:table-cell office:value-type="float" office:value="127.88">
            <text:p>127.88</text:p>
          </table:table-cell>
          <table:table-cell table:formula="of:=[.AC155]/[.$AC$2]" office:value-type="percentage" office:value="1.03420946219167">
            <text:p>103.42%</text:p>
          </table:table-cell>
          <table:table-cell table:style-name="ce18" table:formula="of:=[.$AE$2]*[.AD155]" office:value-type="currency" office:currency="USD" office:value="1034209.46219167">
            <text:p>$1,034,209.4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2</text:p>
          </table:table-cell>
          <table:table-cell office:value-type="float" office:value="84.24">
            <text:p>84.24</text:p>
          </table:table-cell>
          <table:table-cell office:value-type="float" office:value="15.6">
            <text:p>15.6</text:p>
          </table:table-cell>
          <table:table-cell office:value-type="float" office:value="105.86">
            <text:p>105.86</text:p>
          </table:table-cell>
          <table:table-cell office:value-type="float" office:value="8.71">
            <text:p>8.71</text:p>
          </table:table-cell>
          <table:table-cell table:formula="of:=([.AC156]/[.AC155])-1" office:value-type="percentage" office:value="0.000860181420081263">
            <text:p>0.09%</text:p>
          </table:table-cell>
          <table:table-cell table:formula="of:=[.H155]*[.F156]" office:value-type="float" office:value="88.9607763849509">
            <text:p>$88.96</text:p>
          </table:table-cell>
          <table:table-cell table:formula="of:=[.H155]+[.G156]" office:value-type="float" office:value="103509.906995552">
            <text:p>103,509.91</text:p>
          </table:table-cell>
          <table:table-cell table:formula="of:=([.D156]/[.D155])-1" office:value-type="percentage" office:value="0.00445962615048856">
            <text:p>0.45%</text:p>
          </table:table-cell>
          <table:table-cell table:formula="of:=[.K155]*[.I156]" office:value-type="float" office:value="468.54750274149">
            <text:p>$468.55</text:p>
          </table:table-cell>
          <table:table-cell table:formula="of:=[.K155]+[.J156]" office:value-type="float" office:value="105532.848170671">
            <text:p>105,532.85</text:p>
          </table:table-cell>
          <table:table-cell table:formula="of:=([.C156]/[.C155])-1" office:value-type="percentage" office:value="0">
            <text:p>0.00%</text:p>
          </table:table-cell>
          <table:table-cell table:formula="of:=[.N155]*[.L156]" office:value-type="float" office:value="0">
            <text:p>$0.00</text:p>
          </table:table-cell>
          <table:table-cell table:formula="of:=[.N155]+[.M156]" office:value-type="float" office:value="430048.242591317">
            <text:p>430,048.24</text:p>
          </table:table-cell>
          <table:table-cell table:formula="of:=([.E156]/[.E155])-1" office:value-type="percentage" office:value="-0.00114678899082565">
            <text:p>-0.11%</text:p>
          </table:table-cell>
          <table:table-cell table:formula="of:=[.Q155]*[.O156]" office:value-type="float" office:value="-481.927710843359">
            <text:p>-$481.93</text:p>
          </table:table-cell>
          <table:table-cell table:formula="of:=[.Q155]+[.P156]" office:value-type="float" office:value="419759.036144578">
            <text:p>419,759.04</text:p>
          </table:table-cell>
          <table:table-cell/>
          <table:table-cell table:style-name="ce12" table:formula="of:=(([.B156]+[.D156]+[.C156]+[.E156])/([.B155]+[.D155]+[.C155]+[.E155]))-1" office:value-type="percentage" office:value="0.00219687762924181">
            <text:p>0.22%</text:p>
          </table:table-cell>
          <table:table-cell table:formula="of:=[.U155]*[.S156]" office:value-type="float" office:value="2325.99791094183">
            <text:p>2,326.00</text:p>
          </table:table-cell>
          <table:table-cell table:formula="of:=[.H156]+[.K156]+[.N156]+[.Q156]" office:value-type="float" office:value="1058850.03390212">
            <text:p>1,058,850.03</text:p>
          </table:table-cell>
          <table:table-cell table:number-columns-repeated="7"/>
          <table:table-cell office:value-type="float" office:value="127.99">
            <text:p>127.99</text:p>
          </table:table-cell>
          <table:table-cell table:formula="of:=[.AC156]/[.$AC$2]" office:value-type="percentage" office:value="1.03509906995552">
            <text:p>103.51%</text:p>
          </table:table-cell>
          <table:table-cell table:style-name="ce18" table:formula="of:=[.$AE$2]*[.AD156]" office:value-type="currency" office:currency="USD" office:value="1035099.06995552">
            <text:p>$1,035,099.0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5</text:p>
          </table:table-cell>
          <table:table-cell office:value-type="float" office:value="84.21">
            <text:p>84.21</text:p>
          </table:table-cell>
          <table:table-cell office:value-type="float" office:value="16.3">
            <text:p>16.3</text:p>
          </table:table-cell>
          <table:table-cell office:value-type="float" office:value="106.02">
            <text:p>106.02</text:p>
          </table:table-cell>
          <table:table-cell office:value-type="float" office:value="8.78">
            <text:p>8.78</text:p>
          </table:table-cell>
          <table:table-cell table:formula="of:=([.AC157]/[.AC156])-1" office:value-type="percentage" office:value="0.0117196655988749">
            <text:p>1.17%</text:p>
          </table:table-cell>
          <table:table-cell table:formula="of:=[.H156]*[.F157]" office:value-type="float" office:value="1213.10149615851">
            <text:p>$1,213.10</text:p>
          </table:table-cell>
          <table:table-cell table:formula="of:=[.H156]+[.G157]" office:value-type="float" office:value="104723.00849171">
            <text:p>104,723.01</text:p>
          </table:table-cell>
          <table:table-cell table:formula="of:=([.D157]/[.D156])-1" office:value-type="percentage" office:value="0.00151143019081812">
            <text:p>0.15%</text:p>
          </table:table-cell>
          <table:table-cell table:formula="of:=[.K156]*[.I157]" office:value-type="float" office:value="159.505532848177">
            <text:p>$159.51</text:p>
          </table:table-cell>
          <table:table-cell table:formula="of:=[.K156]+[.J157]" office:value-type="float" office:value="105692.353703519">
            <text:p>105,692.35</text:p>
          </table:table-cell>
          <table:table-cell table:formula="of:=([.C157]/[.C156])-1" office:value-type="percentage" office:value="0.0448717948717949">
            <text:p>4.49%</text:p>
          </table:table-cell>
          <table:table-cell table:formula="of:=[.N156]*[.L157]" office:value-type="float" office:value="19297.0365265335">
            <text:p>$19,297.04</text:p>
          </table:table-cell>
          <table:table-cell table:formula="of:=[.N156]+[.M157]" office:value-type="float" office:value="449345.27911785">
            <text:p>449,345.28</text:p>
          </table:table-cell>
          <table:table-cell table:formula="of:=([.E157]/[.E156])-1" office:value-type="percentage" office:value="0.0080367393800227">
            <text:p>0.80%</text:p>
          </table:table-cell>
          <table:table-cell table:formula="of:=[.Q156]*[.O157]" office:value-type="float" office:value="3373.4939759035">
            <text:p>$3,373.49</text:p>
          </table:table-cell>
          <table:table-cell table:formula="of:=[.Q156]+[.P157]" office:value-type="float" office:value="423132.530120482">
            <text:p>423,132.53</text:p>
          </table:table-cell>
          <table:table-cell/>
          <table:table-cell table:style-name="ce12" table:formula="of:=(([.B157]+[.D157]+[.C157]+[.E157])/([.B156]+[.D156]+[.C156]+[.E156]))-1" office:value-type="percentage" office:value="0.00419756541206096">
            <text:p>0.42%</text:p>
          </table:table-cell>
          <table:table-cell table:formula="of:=[.U156]*[.S157]" office:value-type="float" office:value="4444.5922788671">
            <text:p>4,444.59</text:p>
          </table:table-cell>
          <table:table-cell table:formula="of:=[.H157]+[.K157]+[.N157]+[.Q157]" office:value-type="float" office:value="1082893.17143356">
            <text:p>1,082,893.17</text:p>
          </table:table-cell>
          <table:table-cell table:number-columns-repeated="7"/>
          <table:table-cell office:value-type="float" office:value="129.49">
            <text:p>129.49</text:p>
          </table:table-cell>
          <table:table-cell table:formula="of:=[.AC157]/[.$AC$2]" office:value-type="percentage" office:value="1.0472300849171">
            <text:p>104.72%</text:p>
          </table:table-cell>
          <table:table-cell table:style-name="ce18" table:formula="of:=[.$AE$2]*[.AD157]" office:value-type="currency" office:currency="USD" office:value="1047230.0849171">
            <text:p>$1,047,230.0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6</text:p>
          </table:table-cell>
          <table:table-cell office:value-type="float" office:value="84.21">
            <text:p>84.21</text:p>
          </table:table-cell>
          <table:table-cell office:value-type="float" office:value="16.3">
            <text:p>16.3</text:p>
          </table:table-cell>
          <table:table-cell office:value-type="float" office:value="106.25">
            <text:p>106.25</text:p>
          </table:table-cell>
          <table:table-cell office:value-type="float" office:value="8.77">
            <text:p>8.77</text:p>
          </table:table-cell>
          <table:table-cell table:formula="of:=([.AC158]/[.AC157])-1" office:value-type="percentage" office:value="0.00803150822457321">
            <text:p>0.80%</text:p>
          </table:table-cell>
          <table:table-cell table:formula="of:=[.H157]*[.F158]" office:value-type="float" office:value="841.083704003223">
            <text:p>$841.08</text:p>
          </table:table-cell>
          <table:table-cell table:formula="of:=[.H157]+[.G158]" office:value-type="float" office:value="105564.092195714">
            <text:p>105,564.09</text:p>
          </table:table-cell>
          <table:table-cell table:formula="of:=([.D158]/[.D157])-1" office:value-type="percentage" office:value="0.00216940199962279">
            <text:p>0.22%</text:p>
          </table:table-cell>
          <table:table-cell table:formula="of:=[.K157]*[.I158]" office:value-type="float" office:value="229.289203469253">
            <text:p>$229.29</text:p>
          </table:table-cell>
          <table:table-cell table:formula="of:=[.K157]+[.J158]" office:value-type="float" office:value="105921.642906988">
            <text:p>105,921.64</text:p>
          </table:table-cell>
          <table:table-cell table:formula="of:=([.C158]/[.C157])-1" office:value-type="percentage" office:value="0">
            <text:p>0.00%</text:p>
          </table:table-cell>
          <table:table-cell table:formula="of:=[.N157]*[.L158]" office:value-type="float" office:value="0">
            <text:p>$0.00</text:p>
          </table:table-cell>
          <table:table-cell table:formula="of:=[.N157]+[.M158]" office:value-type="float" office:value="449345.27911785">
            <text:p>449,345.28</text:p>
          </table:table-cell>
          <table:table-cell table:formula="of:=([.E158]/[.E157])-1" office:value-type="percentage" office:value="-0.00113895216400906">
            <text:p>-0.11%</text:p>
          </table:table-cell>
          <table:table-cell table:formula="of:=[.Q157]*[.O158]" office:value-type="float" office:value="-481.927710843349">
            <text:p>-$481.93</text:p>
          </table:table-cell>
          <table:table-cell table:formula="of:=[.Q157]+[.P158]" office:value-type="float" office:value="422650.602409638">
            <text:p>422,650.60</text:p>
          </table:table-cell>
          <table:table-cell/>
          <table:table-cell table:style-name="ce12" table:formula="of:=(([.B158]+[.D158]+[.C158]+[.E158])/([.B157]+[.D157]+[.C157]+[.E157]))-1" office:value-type="percentage" office:value="0.00102178254609631">
            <text:p>0.10%</text:p>
          </table:table-cell>
          <table:table-cell table:formula="of:=[.U157]*[.S158]" office:value-type="float" office:value="1106.48134185769">
            <text:p>1,106.48</text:p>
          </table:table-cell>
          <table:table-cell table:formula="of:=[.H158]+[.K158]+[.N158]+[.Q158]" office:value-type="float" office:value="1083481.61663019">
            <text:p>1,083,481.62</text:p>
          </table:table-cell>
          <table:table-cell table:number-columns-repeated="7"/>
          <table:table-cell office:value-type="float" office:value="130.53">
            <text:p>130.53</text:p>
          </table:table-cell>
          <table:table-cell table:formula="of:=[.AC158]/[.$AC$2]" office:value-type="percentage" office:value="1.05564092195714">
            <text:p>105.56%</text:p>
          </table:table-cell>
          <table:table-cell table:style-name="ce18" table:formula="of:=[.$AE$2]*[.AD158]" office:value-type="currency" office:currency="USD" office:value="1055640.92195714">
            <text:p>$1,055,640.9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7</text:p>
          </table:table-cell>
          <table:table-cell office:value-type="float" office:value="84.23">
            <text:p>84.23</text:p>
          </table:table-cell>
          <table:table-cell office:value-type="float" office:value="16.3">
            <text:p>16.3</text:p>
          </table:table-cell>
          <table:table-cell office:value-type="float" office:value="106.42">
            <text:p>106.42</text:p>
          </table:table-cell>
          <table:table-cell office:value-type="float" office:value="8.8">
            <text:p>8.8</text:p>
          </table:table-cell>
          <table:table-cell table:formula="of:=([.AC159]/[.AC158])-1" office:value-type="percentage" office:value="-0.00237493296560176">
            <text:p>-0.24%</text:p>
          </table:table-cell>
          <table:table-cell table:formula="of:=[.H158]*[.F159]" office:value-type="float" office:value="-250.707642539424">
            <text:p>-$250.71</text:p>
          </table:table-cell>
          <table:table-cell table:formula="of:=[.H158]+[.G159]" office:value-type="float" office:value="105313.384553174">
            <text:p>105,313.38</text:p>
          </table:table-cell>
          <table:table-cell table:formula="of:=([.D159]/[.D158])-1" office:value-type="percentage" office:value="0.00160000000000005">
            <text:p>0.16%</text:p>
          </table:table-cell>
          <table:table-cell table:formula="of:=[.K158]*[.I159]" office:value-type="float" office:value="169.474628651186">
            <text:p>$169.47</text:p>
          </table:table-cell>
          <table:table-cell table:formula="of:=[.K158]+[.J159]" office:value-type="float" office:value="106091.117535639">
            <text:p>106,091.12</text:p>
          </table:table-cell>
          <table:table-cell table:formula="of:=([.C159]/[.C158])-1" office:value-type="percentage" office:value="0">
            <text:p>0.00%</text:p>
          </table:table-cell>
          <table:table-cell table:formula="of:=[.N158]*[.L159]" office:value-type="float" office:value="0">
            <text:p>$0.00</text:p>
          </table:table-cell>
          <table:table-cell table:formula="of:=[.N158]+[.M159]" office:value-type="float" office:value="449345.27911785">
            <text:p>449,345.28</text:p>
          </table:table-cell>
          <table:table-cell table:formula="of:=([.E159]/[.E158])-1" office:value-type="percentage" office:value="0.00342075256556451">
            <text:p>0.34%</text:p>
          </table:table-cell>
          <table:table-cell table:formula="of:=[.Q158]*[.O159]" office:value-type="float" office:value="1445.78313253016">
            <text:p>$1,445.78</text:p>
          </table:table-cell>
          <table:table-cell table:formula="of:=[.Q158]+[.P159]" office:value-type="float" office:value="424096.385542169">
            <text:p>424,096.39</text:p>
          </table:table-cell>
          <table:table-cell/>
          <table:table-cell table:style-name="ce12" table:formula="of:=(([.B159]+[.D159]+[.C159]+[.E159])/([.B158]+[.D158]+[.C158]+[.E158]))-1" office:value-type="percentage" office:value="0.00102073957221749">
            <text:p>0.10%</text:p>
          </table:table-cell>
          <table:table-cell table:formula="of:=[.U158]*[.S159]" office:value-type="float" office:value="1105.95256186461">
            <text:p>1,105.95</text:p>
          </table:table-cell>
          <table:table-cell table:formula="of:=[.H159]+[.K159]+[.N159]+[.Q159]" office:value-type="float" office:value="1084846.16674883">
            <text:p>1,084,846.17</text:p>
          </table:table-cell>
          <table:table-cell table:number-columns-repeated="7"/>
          <table:table-cell office:value-type="float" office:value="130.22">
            <text:p>130.22</text:p>
          </table:table-cell>
          <table:table-cell table:formula="of:=[.AC159]/[.$AC$2]" office:value-type="percentage" office:value="1.05313384553174">
            <text:p>105.31%</text:p>
          </table:table-cell>
          <table:table-cell table:style-name="ce18" table:formula="of:=[.$AE$2]*[.AD159]" office:value-type="currency" office:currency="USD" office:value="1053133.84553174">
            <text:p>$1,053,133.8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8</text:p>
          </table:table-cell>
          <table:table-cell office:value-type="float" office:value="84.22">
            <text:p>84.22</text:p>
          </table:table-cell>
          <table:table-cell office:value-type="float" office:value="16.3">
            <text:p>16.3</text:p>
          </table:table-cell>
          <table:table-cell office:value-type="float" office:value="106.58">
            <text:p>106.58</text:p>
          </table:table-cell>
          <table:table-cell office:value-type="float" office:value="8.74">
            <text:p>8.74</text:p>
          </table:table-cell>
          <table:table-cell table:formula="of:=([.AC160]/[.AC159])-1" office:value-type="percentage" office:value="-0.00883120872369836">
            <text:p>-0.88%</text:p>
          </table:table-cell>
          <table:table-cell table:formula="of:=[.H159]*[.F160]" office:value-type="float" office:value="-930.044480388192">
            <text:p>-$930.04</text:p>
          </table:table-cell>
          <table:table-cell table:formula="of:=[.H159]+[.G160]" office:value-type="float" office:value="104383.340072786">
            <text:p>104,383.34</text:p>
          </table:table-cell>
          <table:table-cell table:formula="of:=([.D160]/[.D159])-1" office:value-type="percentage" office:value="0.00150347679007701">
            <text:p>0.15%</text:p>
          </table:table-cell>
          <table:table-cell table:formula="of:=[.K159]*[.I160]" office:value-type="float" office:value="159.505532848166">
            <text:p>$159.51</text:p>
          </table:table-cell>
          <table:table-cell table:formula="of:=[.K159]+[.J160]" office:value-type="float" office:value="106250.623068488">
            <text:p>106,250.62</text:p>
          </table:table-cell>
          <table:table-cell table:formula="of:=([.C160]/[.C159])-1" office:value-type="percentage" office:value="0">
            <text:p>0.00%</text:p>
          </table:table-cell>
          <table:table-cell table:formula="of:=[.N159]*[.L160]" office:value-type="float" office:value="0">
            <text:p>$0.00</text:p>
          </table:table-cell>
          <table:table-cell table:formula="of:=[.N159]+[.M160]" office:value-type="float" office:value="449345.27911785">
            <text:p>449,345.28</text:p>
          </table:table-cell>
          <table:table-cell table:formula="of:=([.E160]/[.E159])-1" office:value-type="percentage" office:value="-0.00681818181818183">
            <text:p>-0.68%</text:p>
          </table:table-cell>
          <table:table-cell table:formula="of:=[.Q159]*[.O160]" office:value-type="float" office:value="-2891.56626506025">
            <text:p>-$2,891.57</text:p>
          </table:table-cell>
          <table:table-cell table:formula="of:=[.Q159]+[.P160]" office:value-type="float" office:value="421204.819277108">
            <text:p>421,204.82</text:p>
          </table:table-cell>
          <table:table-cell/>
          <table:table-cell table:style-name="ce12" table:formula="of:=(([.B160]+[.D160]+[.C160]+[.E160])/([.B159]+[.D159]+[.C159]+[.E159]))-1" office:value-type="percentage" office:value="0.000417149478563195">
            <text:p>0.04%</text:p>
          </table:table-cell>
          <table:table-cell table:formula="of:=[.U159]*[.S160]" office:value-type="float" office:value="452.543012780556">
            <text:p>452.54</text:p>
          </table:table-cell>
          <table:table-cell table:formula="of:=[.H160]+[.K160]+[.N160]+[.Q160]" office:value-type="float" office:value="1081184.06153623">
            <text:p>1,081,184.06</text:p>
          </table:table-cell>
          <table:table-cell table:number-columns-repeated="7"/>
          <table:table-cell office:value-type="float" office:value="129.07">
            <text:p>129.07</text:p>
          </table:table-cell>
          <table:table-cell table:formula="of:=[.AC160]/[.$AC$2]" office:value-type="percentage" office:value="1.04383340072786">
            <text:p>104.38%</text:p>
          </table:table-cell>
          <table:table-cell table:style-name="ce18" table:formula="of:=[.$AE$2]*[.AD160]" office:value-type="currency" office:currency="USD" office:value="1043833.40072786">
            <text:p>$1,043,833.4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19</text:p>
          </table:table-cell>
          <table:table-cell office:value-type="float" office:value="84.22">
            <text:p>84.22</text:p>
          </table:table-cell>
          <table:table-cell office:value-type="float" office:value="15.8">
            <text:p>15.8</text:p>
          </table:table-cell>
          <table:table-cell office:value-type="float" office:value="106.62">
            <text:p>106.62</text:p>
          </table:table-cell>
          <table:table-cell office:value-type="float" office:value="8.77">
            <text:p>8.77</text:p>
          </table:table-cell>
          <table:table-cell table:formula="of:=([.AC161]/[.AC160])-1" office:value-type="percentage" office:value="0.000154954675757324">
            <text:p>0.02%</text:p>
          </table:table-cell>
          <table:table-cell table:formula="of:=[.H160]*[.F161]" office:value-type="float" office:value="16.174686615445">
            <text:p>$16.17</text:p>
          </table:table-cell>
          <table:table-cell table:formula="of:=[.H160]+[.G161]" office:value-type="float" office:value="104399.514759401">
            <text:p>104,399.51</text:p>
          </table:table-cell>
          <table:table-cell table:formula="of:=([.D161]/[.D160])-1" office:value-type="percentage" office:value="0.000375304935259946">
            <text:p>0.04%</text:p>
          </table:table-cell>
          <table:table-cell table:formula="of:=[.K160]*[.I161]" office:value-type="float" office:value="39.8763832120476">
            <text:p>$39.88</text:p>
          </table:table-cell>
          <table:table-cell table:formula="of:=[.K160]+[.J161]" office:value-type="float" office:value="106290.4994517">
            <text:p>106,290.50</text:p>
          </table:table-cell>
          <table:table-cell table:formula="of:=([.C161]/[.C160])-1" office:value-type="percentage" office:value="-0.0306748466257669">
            <text:p>-3.07%</text:p>
          </table:table-cell>
          <table:table-cell table:formula="of:=[.N160]*[.L161]" office:value-type="float" office:value="-13783.5975189525">
            <text:p>-$13,783.60</text:p>
          </table:table-cell>
          <table:table-cell table:formula="of:=[.N160]+[.M161]" office:value-type="float" office:value="435561.681598898">
            <text:p>435,561.68</text:p>
          </table:table-cell>
          <table:table-cell table:formula="of:=([.E161]/[.E160])-1" office:value-type="percentage" office:value="0.00343249427917613">
            <text:p>0.34%</text:p>
          </table:table-cell>
          <table:table-cell table:formula="of:=[.Q160]*[.O161]" office:value-type="float" office:value="1445.78313253009">
            <text:p>$1,445.78</text:p>
          </table:table-cell>
          <table:table-cell table:formula="of:=[.Q160]+[.P161]" office:value-type="float" office:value="422650.602409638">
            <text:p>422,650.60</text:p>
          </table:table-cell>
          <table:table-cell/>
          <table:table-cell table:style-name="ce12" table:formula="of:=(([.B161]+[.D161]+[.C161]+[.E161])/([.B160]+[.D160]+[.C160]+[.E160]))-1" office:value-type="percentage" office:value="-0.00199221645663461">
            <text:p>-0.20%</text:p>
          </table:table-cell>
          <table:table-cell table:formula="of:=[.U160]*[.S161]" office:value-type="float" office:value="-2153.95268004353">
            <text:p>-2,153.95</text:p>
          </table:table-cell>
          <table:table-cell table:formula="of:=[.H161]+[.K161]+[.N161]+[.Q161]" office:value-type="float" office:value="1068902.29821964">
            <text:p>1,068,902.30</text:p>
          </table:table-cell>
          <table:table-cell table:number-columns-repeated="7"/>
          <table:table-cell office:value-type="float" office:value="129.09">
            <text:p>129.09</text:p>
          </table:table-cell>
          <table:table-cell table:formula="of:=[.AC161]/[.$AC$2]" office:value-type="percentage" office:value="1.04399514759402">
            <text:p>104.40%</text:p>
          </table:table-cell>
          <table:table-cell table:style-name="ce18" table:formula="of:=[.$AE$2]*[.AD161]" office:value-type="currency" office:currency="USD" office:value="1043995.14759402">
            <text:p>$1,043,995.1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2</text:p>
          </table:table-cell>
          <table:table-cell office:value-type="float" office:value="84.21">
            <text:p>84.21</text:p>
          </table:table-cell>
          <table:table-cell office:value-type="float" office:value="15.75">
            <text:p>15.75</text:p>
          </table:table-cell>
          <table:table-cell office:value-type="float" office:value="106.49">
            <text:p>106.49</text:p>
          </table:table-cell>
          <table:table-cell office:value-type="float" office:value="8.78">
            <text:p>8.78</text:p>
          </table:table-cell>
          <table:table-cell table:formula="of:=([.AC162]/[.AC161])-1" office:value-type="percentage" office:value="0.00635215740955908">
            <text:p>0.64%</text:p>
          </table:table-cell>
          <table:table-cell table:formula="of:=[.H161]*[.F162]" office:value-type="float" office:value="663.162151233304">
            <text:p>$663.16</text:p>
          </table:table-cell>
          <table:table-cell table:formula="of:=[.H161]+[.G162]" office:value-type="float" office:value="105062.676910635">
            <text:p>105,062.68</text:p>
          </table:table-cell>
          <table:table-cell table:formula="of:=([.D162]/[.D161])-1" office:value-type="percentage" office:value="-0.00121928343650357">
            <text:p>-0.12%</text:p>
          </table:table-cell>
          <table:table-cell table:formula="of:=[.K161]*[.I162]" office:value-type="float" office:value="-129.598245439149">
            <text:p>-$129.60</text:p>
          </table:table-cell>
          <table:table-cell table:formula="of:=[.K161]+[.J162]" office:value-type="float" office:value="106160.901206261">
            <text:p>106,160.90</text:p>
          </table:table-cell>
          <table:table-cell table:formula="of:=([.C162]/[.C161])-1" office:value-type="percentage" office:value="-0.00316455696202533">
            <text:p>-0.32%</text:p>
          </table:table-cell>
          <table:table-cell table:formula="of:=[.N161]*[.L162]" office:value-type="float" office:value="-1378.35975189525">
            <text:p>-$1,378.36</text:p>
          </table:table-cell>
          <table:table-cell table:formula="of:=[.N161]+[.M162]" office:value-type="float" office:value="434183.321847002">
            <text:p>434,183.32</text:p>
          </table:table-cell>
          <table:table-cell table:formula="of:=([.E162]/[.E161])-1" office:value-type="percentage" office:value="0.0011402508551881">
            <text:p>0.11%</text:p>
          </table:table-cell>
          <table:table-cell table:formula="of:=[.Q161]*[.O162]" office:value-type="float" office:value="481.927710843354">
            <text:p>$481.93</text:p>
          </table:table-cell>
          <table:table-cell table:formula="of:=[.Q161]+[.P162]" office:value-type="float" office:value="423132.530120482">
            <text:p>423,132.53</text:p>
          </table:table-cell>
          <table:table-cell/>
          <table:table-cell table:style-name="ce12" table:formula="of:=(([.B162]+[.D162]+[.C162]+[.E162])/([.B161]+[.D161]+[.C161]+[.E161]))-1" office:value-type="percentage" office:value="-0.000835615802423417">
            <text:p>-0.08%</text:p>
          </table:table-cell>
          <table:table-cell table:formula="of:=[.U161]*[.S162]" office:value-type="float" office:value="-893.191651639037">
            <text:p>-893.19</text:p>
          </table:table-cell>
          <table:table-cell table:formula="of:=[.H162]+[.K162]+[.N162]+[.Q162]" office:value-type="float" office:value="1068539.43008438">
            <text:p>1,068,539.43</text:p>
          </table:table-cell>
          <table:table-cell table:number-columns-repeated="7"/>
          <table:table-cell office:value-type="float" office:value="129.91">
            <text:p>129.91</text:p>
          </table:table-cell>
          <table:table-cell table:formula="of:=[.AC162]/[.$AC$2]" office:value-type="percentage" office:value="1.05062676910635">
            <text:p>105.06%</text:p>
          </table:table-cell>
          <table:table-cell table:style-name="ce18" table:formula="of:=[.$AE$2]*[.AD162]" office:value-type="currency" office:currency="USD" office:value="1050626.76910635">
            <text:p>$1,050,626.7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3</text:p>
          </table:table-cell>
          <table:table-cell office:value-type="float" office:value="84.17">
            <text:p>84.17</text:p>
          </table:table-cell>
          <table:table-cell office:value-type="float" office:value="15.9">
            <text:p>15.9</text:p>
          </table:table-cell>
          <table:table-cell office:value-type="float" office:value="106.24">
            <text:p>106.24</text:p>
          </table:table-cell>
          <table:table-cell office:value-type="float" office:value="8.83">
            <text:p>8.83</text:p>
          </table:table-cell>
          <table:table-cell table:formula="of:=([.AC163]/[.AC162])-1" office:value-type="percentage" office:value="0.0077746131937495">
            <text:p>0.78%</text:p>
          </table:table-cell>
          <table:table-cell table:formula="of:=[.H162]*[.F163]" office:value-type="float" office:value="816.821674080062">
            <text:p>$816.82</text:p>
          </table:table-cell>
          <table:table-cell table:formula="of:=[.H162]+[.G163]" office:value-type="float" office:value="105879.498584715">
            <text:p>105,879.50</text:p>
          </table:table-cell>
          <table:table-cell table:formula="of:=([.D163]/[.D162])-1" office:value-type="percentage" office:value="-0.00234763827589446">
            <text:p>-0.23%</text:p>
          </table:table-cell>
          <table:table-cell table:formula="of:=[.K162]*[.I163]" office:value-type="float" office:value="-249.227395075267">
            <text:p>-$249.23</text:p>
          </table:table-cell>
          <table:table-cell table:formula="of:=[.K162]+[.J163]" office:value-type="float" office:value="105911.673811185">
            <text:p>105,911.67</text:p>
          </table:table-cell>
          <table:table-cell table:formula="of:=([.C163]/[.C162])-1" office:value-type="percentage" office:value="0.00952380952380949">
            <text:p>0.95%</text:p>
          </table:table-cell>
          <table:table-cell table:formula="of:=[.N162]*[.L163]" office:value-type="float" office:value="4135.07925568572">
            <text:p>$4,135.08</text:p>
          </table:table-cell>
          <table:table-cell table:formula="of:=[.N162]+[.M163]" office:value-type="float" office:value="438318.401102688">
            <text:p>438,318.40</text:p>
          </table:table-cell>
          <table:table-cell table:formula="of:=([.E163]/[.E162])-1" office:value-type="percentage" office:value="0.00569476082004572">
            <text:p>0.57%</text:p>
          </table:table-cell>
          <table:table-cell table:formula="of:=[.Q162]*[.O163]" office:value-type="float" office:value="2409.63855421693">
            <text:p>$2,409.64</text:p>
          </table:table-cell>
          <table:table-cell table:formula="of:=[.Q162]+[.P163]" office:value-type="float" office:value="425542.168674699">
            <text:p>425,542.17</text:p>
          </table:table-cell>
          <table:table-cell/>
          <table:table-cell table:style-name="ce12" table:formula="of:=(([.B163]+[.D163]+[.C163]+[.E163])/([.B162]+[.D162]+[.C162]+[.E162]))-1" office:value-type="percentage" office:value="-0.000418157320076107">
            <text:p>-0.04%</text:p>
          </table:table-cell>
          <table:table-cell table:formula="of:=[.U162]*[.S163]" office:value-type="float" office:value="-446.817584479735">
            <text:p>-446.82</text:p>
          </table:table-cell>
          <table:table-cell table:formula="of:=[.H163]+[.K163]+[.N163]+[.Q163]" office:value-type="float" office:value="1075651.74217329">
            <text:p>1,075,651.74</text:p>
          </table:table-cell>
          <table:table-cell table:number-columns-repeated="7"/>
          <table:table-cell office:value-type="float" office:value="130.92">
            <text:p>130.92</text:p>
          </table:table-cell>
          <table:table-cell table:formula="of:=[.AC163]/[.$AC$2]" office:value-type="percentage" office:value="1.05879498584715">
            <text:p>105.88%</text:p>
          </table:table-cell>
          <table:table-cell table:style-name="ce18" table:formula="of:=[.$AE$2]*[.AD163]" office:value-type="currency" office:currency="USD" office:value="1058794.98584715">
            <text:p>$1,058,794.9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4</text:p>
          </table:table-cell>
          <table:table-cell office:value-type="float" office:value="84.17">
            <text:p>84.17</text:p>
          </table:table-cell>
          <table:table-cell office:value-type="float" office:value="16">
            <text:p>16</text:p>
          </table:table-cell>
          <table:table-cell office:value-type="float" office:value="105.64">
            <text:p>105.64</text:p>
          </table:table-cell>
          <table:table-cell office:value-type="float" office:value="8.81">
            <text:p>8.81</text:p>
          </table:table-cell>
          <table:table-cell table:formula="of:=([.AC164]/[.AC163])-1" office:value-type="percentage" office:value="-0.00473571646807192">
            <text:p>-0.47%</text:p>
          </table:table-cell>
          <table:table-cell table:formula="of:=[.H163]*[.F164]" office:value-type="float" office:value="-501.415285078831">
            <text:p>-$501.42</text:p>
          </table:table-cell>
          <table:table-cell table:formula="of:=[.H163]+[.G164]" office:value-type="float" office:value="105378.083299636">
            <text:p>105,378.08</text:p>
          </table:table-cell>
          <table:table-cell table:formula="of:=([.D164]/[.D163])-1" office:value-type="percentage" office:value="-0.00564759036144569">
            <text:p>-0.56%</text:p>
          </table:table-cell>
          <table:table-cell table:formula="of:=[.K163]*[.I164]" office:value-type="float" office:value="-598.145748180629">
            <text:p>-$598.15</text:p>
          </table:table-cell>
          <table:table-cell table:formula="of:=[.K163]+[.J164]" office:value-type="float" office:value="105313.528063005">
            <text:p>105,313.53</text:p>
          </table:table-cell>
          <table:table-cell table:formula="of:=([.C164]/[.C163])-1" office:value-type="percentage" office:value="0.00628930817610063">
            <text:p>0.63%</text:p>
          </table:table-cell>
          <table:table-cell table:formula="of:=[.N163]*[.L164]" office:value-type="float" office:value="2756.71950379049">
            <text:p>$2,756.72</text:p>
          </table:table-cell>
          <table:table-cell table:formula="of:=[.N163]+[.M164]" office:value-type="float" office:value="441075.120606479">
            <text:p>441,075.12</text:p>
          </table:table-cell>
          <table:table-cell table:formula="of:=([.E164]/[.E163])-1" office:value-type="percentage" office:value="-0.00226500566251409">
            <text:p>-0.23%</text:p>
          </table:table-cell>
          <table:table-cell table:formula="of:=[.Q163]*[.O164]" office:value-type="float" office:value="-963.855421686717">
            <text:p>-$963.86</text:p>
          </table:table-cell>
          <table:table-cell table:formula="of:=[.Q163]+[.P164]" office:value-type="float" office:value="424578.313253012">
            <text:p>424,578.31</text:p>
          </table:table-cell>
          <table:table-cell/>
          <table:table-cell table:style-name="ce12" table:formula="of:=(([.B164]+[.D164]+[.C164]+[.E164])/([.B163]+[.D163]+[.C163]+[.E163]))-1" office:value-type="percentage" office:value="-0.00241703077066102">
            <text:p>-0.24%</text:p>
          </table:table-cell>
          <table:table-cell table:formula="of:=[.U163]*[.S164]" office:value-type="float" office:value="-2599.88335934797">
            <text:p>-2,599.88</text:p>
          </table:table-cell>
          <table:table-cell table:formula="of:=[.H164]+[.K164]+[.N164]+[.Q164]" office:value-type="float" office:value="1076345.04522213">
            <text:p>1,076,345.05</text:p>
          </table:table-cell>
          <table:table-cell table:number-columns-repeated="7"/>
          <table:table-cell office:value-type="float" office:value="130.3">
            <text:p>130.3</text:p>
          </table:table-cell>
          <table:table-cell table:formula="of:=[.AC164]/[.$AC$2]" office:value-type="percentage" office:value="1.05378083299636">
            <text:p>105.38%</text:p>
          </table:table-cell>
          <table:table-cell table:style-name="ce18" table:formula="of:=[.$AE$2]*[.AD164]" office:value-type="currency" office:currency="USD" office:value="1053780.83299636">
            <text:p>$1,053,780.8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5</text:p>
          </table:table-cell>
          <table:table-cell office:value-type="float" office:value="84.22">
            <text:p>84.22</text:p>
          </table:table-cell>
          <table:table-cell office:value-type="float" office:value="16.16">
            <text:p>16.16</text:p>
          </table:table-cell>
          <table:table-cell office:value-type="float" office:value="105.85">
            <text:p>105.85</text:p>
          </table:table-cell>
          <table:table-cell office:value-type="float" office:value="8.83">
            <text:p>8.83</text:p>
          </table:table-cell>
          <table:table-cell table:formula="of:=([.AC165]/[.AC164])-1" office:value-type="percentage" office:value="0.0105909439754412">
            <text:p>1.06%</text:p>
          </table:table-cell>
          <table:table-cell table:formula="of:=[.H164]*[.F165]" office:value-type="float" office:value="1116.05337646583">
            <text:p>$1,116.05</text:p>
          </table:table-cell>
          <table:table-cell table:formula="of:=[.H164]+[.G165]" office:value-type="float" office:value="106494.136676102">
            <text:p>106,494.14</text:p>
          </table:table-cell>
          <table:table-cell table:formula="of:=([.D165]/[.D164])-1" office:value-type="percentage" office:value="0.00198788337750844">
            <text:p>0.20%</text:p>
          </table:table-cell>
          <table:table-cell table:formula="of:=[.K164]*[.I165]" office:value-type="float" office:value="209.351011863215">
            <text:p>$209.35</text:p>
          </table:table-cell>
          <table:table-cell table:formula="of:=[.K164]+[.J165]" office:value-type="float" office:value="105522.879074868">
            <text:p>105,522.88</text:p>
          </table:table-cell>
          <table:table-cell table:formula="of:=([.C165]/[.C164])-1" office:value-type="percentage" office:value="0.01">
            <text:p>1.00%</text:p>
          </table:table-cell>
          <table:table-cell table:formula="of:=[.N164]*[.L165]" office:value-type="float" office:value="4410.75120606479">
            <text:p>$4,410.75</text:p>
          </table:table-cell>
          <table:table-cell table:formula="of:=[.N164]+[.M165]" office:value-type="float" office:value="445485.871812543">
            <text:p>445,485.87</text:p>
          </table:table-cell>
          <table:table-cell table:formula="of:=([.E165]/[.E164])-1" office:value-type="percentage" office:value="0.00227014755959143">
            <text:p>0.23%</text:p>
          </table:table-cell>
          <table:table-cell table:formula="of:=[.Q164]*[.O165]" office:value-type="float" office:value="963.85542168677">
            <text:p>$963.86</text:p>
          </table:table-cell>
          <table:table-cell table:formula="of:=[.Q164]+[.P165]" office:value-type="float" office:value="425542.168674699">
            <text:p>425,542.17</text:p>
          </table:table-cell>
          <table:table-cell/>
          <table:table-cell table:style-name="ce12" table:formula="of:=(([.B165]+[.D165]+[.C165]+[.E165])/([.B164]+[.D164]+[.C164]+[.E164]))-1" office:value-type="percentage" office:value="0.00205013512254215">
            <text:p>0.21%</text:p>
          </table:table-cell>
          <table:table-cell table:formula="of:=[.U164]*[.S165]" office:value-type="float" office:value="2206.65278118411">
            <text:p>2,206.65</text:p>
          </table:table-cell>
          <table:table-cell table:formula="of:=[.H165]+[.K165]+[.N165]+[.Q165]" office:value-type="float" office:value="1083045.05623821">
            <text:p>1,083,045.06</text:p>
          </table:table-cell>
          <table:table-cell table:number-columns-repeated="7"/>
          <table:table-cell office:value-type="float" office:value="131.68">
            <text:p>131.68</text:p>
          </table:table-cell>
          <table:table-cell table:formula="of:=[.AC165]/[.$AC$2]" office:value-type="percentage" office:value="1.06494136676102">
            <text:p>106.49%</text:p>
          </table:table-cell>
          <table:table-cell table:style-name="ce18" table:formula="of:=[.$AE$2]*[.AD165]" office:value-type="currency" office:currency="USD" office:value="1064941.36676102">
            <text:p>$1,064,941.3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6</text:p>
          </table:table-cell>
          <table:table-cell office:value-type="float" office:value="84.23">
            <text:p>84.23</text:p>
          </table:table-cell>
          <table:table-cell office:value-type="float" office:value="15.9">
            <text:p>15.9</text:p>
          </table:table-cell>
          <table:table-cell office:value-type="float" office:value="105.99">
            <text:p>105.99</text:p>
          </table:table-cell>
          <table:table-cell office:value-type="float" office:value="8.9">
            <text:p>8.9</text:p>
          </table:table-cell>
          <table:table-cell table:formula="of:=([.AC166]/[.AC165])-1" office:value-type="percentage" office:value="-0.00842952612393688">
            <text:p>-0.84%</text:p>
          </table:table-cell>
          <table:table-cell table:formula="of:=[.H165]*[.F166]" office:value-type="float" office:value="-897.695107157305">
            <text:p>-$897.70</text:p>
          </table:table-cell>
          <table:table-cell table:formula="of:=[.H165]+[.G166]" office:value-type="float" office:value="105596.441568945">
            <text:p>105,596.44</text:p>
          </table:table-cell>
          <table:table-cell table:formula="of:=([.D166]/[.D165])-1" office:value-type="percentage" office:value="0.00132262635805391">
            <text:p>0.13%</text:p>
          </table:table-cell>
          <table:table-cell table:formula="of:=[.K165]*[.I166]" office:value-type="float" office:value="139.567341242156">
            <text:p>$139.57</text:p>
          </table:table-cell>
          <table:table-cell table:formula="of:=[.K165]+[.J166]" office:value-type="float" office:value="105662.44641611">
            <text:p>105,662.45</text:p>
          </table:table-cell>
          <table:table-cell table:formula="of:=([.C166]/[.C165])-1" office:value-type="percentage" office:value="-0.0160891089108911">
            <text:p>-1.61%</text:p>
          </table:table-cell>
          <table:table-cell table:formula="of:=[.N165]*[.L166]" office:value-type="float" office:value="-7167.47070985528">
            <text:p>-$7,167.47</text:p>
          </table:table-cell>
          <table:table-cell table:formula="of:=[.N165]+[.M166]" office:value-type="float" office:value="438318.401102688">
            <text:p>438,318.40</text:p>
          </table:table-cell>
          <table:table-cell table:formula="of:=([.E166]/[.E165])-1" office:value-type="percentage" office:value="0.00792751981879958">
            <text:p>0.79%</text:p>
          </table:table-cell>
          <table:table-cell table:formula="of:=[.Q165]*[.O166]" office:value-type="float" office:value="3373.49397590363">
            <text:p>$3,373.49</text:p>
          </table:table-cell>
          <table:table-cell table:formula="of:=[.Q165]+[.P166]" office:value-type="float" office:value="428915.662650602">
            <text:p>428,915.66</text:p>
          </table:table-cell>
          <table:table-cell/>
          <table:table-cell table:style-name="ce12" table:formula="of:=(([.B166]+[.D166]+[.C166]+[.E166])/([.B165]+[.D165]+[.C165]+[.E165]))-1" office:value-type="percentage" office:value="-0.000185994606156426">
            <text:p>-0.02%</text:p>
          </table:table-cell>
          <table:table-cell table:formula="of:=[.U165]*[.S166]" office:value-type="float" office:value="-201.44053868469">
            <text:p>-201.44</text:p>
          </table:table-cell>
          <table:table-cell table:formula="of:=[.H166]+[.K166]+[.N166]+[.Q166]" office:value-type="float" office:value="1078492.95173835">
            <text:p>1,078,492.95</text:p>
          </table:table-cell>
          <table:table-cell table:number-columns-repeated="7"/>
          <table:table-cell office:value-type="float" office:value="130.57">
            <text:p>130.57</text:p>
          </table:table-cell>
          <table:table-cell table:formula="of:=[.AC166]/[.$AC$2]" office:value-type="percentage" office:value="1.05596441568945">
            <text:p>105.60%</text:p>
          </table:table-cell>
          <table:table-cell table:style-name="ce18" table:formula="of:=[.$AE$2]*[.AD166]" office:value-type="currency" office:currency="USD" office:value="1055964.41568945">
            <text:p>$1,055,964.4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29</text:p>
          </table:table-cell>
          <table:table-cell office:value-type="float" office:value="84.21">
            <text:p>84.21</text:p>
          </table:table-cell>
          <table:table-cell office:value-type="float" office:value="16.1">
            <text:p>16.1</text:p>
          </table:table-cell>
          <table:table-cell office:value-type="float" office:value="105.88">
            <text:p>105.88</text:p>
          </table:table-cell>
          <table:table-cell office:value-type="float" office:value="8.89">
            <text:p>8.89</text:p>
          </table:table-cell>
          <table:table-cell table:formula="of:=([.AC167]/[.AC166])-1" office:value-type="percentage" office:value="-0.00382936355977637">
            <text:p>-0.38%</text:p>
          </table:table-cell>
          <table:table-cell table:formula="of:=[.H166]*[.F167]" office:value-type="float" office:value="-404.36716538617">
            <text:p>-$404.37</text:p>
          </table:table-cell>
          <table:table-cell table:formula="of:=[.H166]+[.G167]" office:value-type="float" office:value="105192.074403558">
            <text:p>105,192.07</text:p>
          </table:table-cell>
          <table:table-cell table:formula="of:=([.D167]/[.D166])-1" office:value-type="percentage" office:value="-0.00103783375790167">
            <text:p>-0.10%</text:p>
          </table:table-cell>
          <table:table-cell table:formula="of:=[.K166]*[.I167]" office:value-type="float" office:value="-109.660053833116">
            <text:p>-$109.66</text:p>
          </table:table-cell>
          <table:table-cell table:formula="of:=[.K166]+[.J167]" office:value-type="float" office:value="105552.786362277">
            <text:p>105,552.79</text:p>
          </table:table-cell>
          <table:table-cell table:formula="of:=([.C167]/[.C166])-1" office:value-type="percentage" office:value="0.0125786163522013">
            <text:p>1.26%</text:p>
          </table:table-cell>
          <table:table-cell table:formula="of:=[.N166]*[.L167]" office:value-type="float" office:value="5513.43900758098">
            <text:p>$5,513.44</text:p>
          </table:table-cell>
          <table:table-cell table:formula="of:=[.N166]+[.M167]" office:value-type="float" office:value="443831.840110269">
            <text:p>443,831.84</text:p>
          </table:table-cell>
          <table:table-cell table:formula="of:=([.E167]/[.E166])-1" office:value-type="percentage" office:value="-0.00112359550561791">
            <text:p>-0.11%</text:p>
          </table:table-cell>
          <table:table-cell table:formula="of:=[.Q166]*[.O167]" office:value-type="float" office:value="-481.927710843346">
            <text:p>-$481.93</text:p>
          </table:table-cell>
          <table:table-cell table:formula="of:=[.Q166]+[.P167]" office:value-type="float" office:value="428433.734939759">
            <text:p>428,433.73</text:p>
          </table:table-cell>
          <table:table-cell/>
          <table:table-cell table:style-name="ce12" table:formula="of:=(([.B167]+[.D167]+[.C167]+[.E167])/([.B166]+[.D166]+[.C166]+[.E166]))-1" office:value-type="percentage" office:value="0.000279043809878088">
            <text:p>0.03%</text:p>
          </table:table-cell>
          <table:table-cell table:formula="of:=[.U166]*[.S167]" office:value-type="float" office:value="300.946782179733">
            <text:p>300.95</text:p>
          </table:table-cell>
          <table:table-cell table:formula="of:=[.H167]+[.K167]+[.N167]+[.Q167]" office:value-type="float" office:value="1083010.43581586">
            <text:p>1,083,010.44</text:p>
          </table:table-cell>
          <table:table-cell table:number-columns-repeated="7"/>
          <table:table-cell office:value-type="float" office:value="130.07">
            <text:p>130.07</text:p>
          </table:table-cell>
          <table:table-cell table:formula="of:=[.AC167]/[.$AC$2]" office:value-type="percentage" office:value="1.05192074403558">
            <text:p>105.19%</text:p>
          </table:table-cell>
          <table:table-cell table:style-name="ce18" table:formula="of:=[.$AE$2]*[.AD167]" office:value-type="currency" office:currency="USD" office:value="1051920.74403558">
            <text:p>$1,051,920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30</text:p>
          </table:table-cell>
          <table:table-cell office:value-type="float" office:value="84.23">
            <text:p>84.23</text:p>
          </table:table-cell>
          <table:table-cell office:value-type="float" office:value="16.17">
            <text:p>16.17</text:p>
          </table:table-cell>
          <table:table-cell office:value-type="float" office:value="106.21">
            <text:p>106.21</text:p>
          </table:table-cell>
          <table:table-cell office:value-type="float" office:value="8.93">
            <text:p>8.93</text:p>
          </table:table-cell>
          <table:table-cell table:formula="of:=([.AC168]/[.AC167])-1" office:value-type="percentage" office:value="-0.00445913738756043">
            <text:p>-0.45%</text:p>
          </table:table-cell>
          <table:table-cell table:formula="of:=[.H167]*[.F168]" office:value-type="float" office:value="-469.065911847946">
            <text:p>-$469.07</text:p>
          </table:table-cell>
          <table:table-cell table:formula="of:=[.H167]+[.G168]" office:value-type="float" office:value="104723.00849171">
            <text:p>104,723.01</text:p>
          </table:table-cell>
          <table:table-cell table:formula="of:=([.D168]/[.D167])-1" office:value-type="percentage" office:value="0.00311673592746509">
            <text:p>0.31%</text:p>
          </table:table-cell>
          <table:table-cell table:formula="of:=[.K167]*[.I168]" office:value-type="float" office:value="328.980161499355">
            <text:p>$328.98</text:p>
          </table:table-cell>
          <table:table-cell table:formula="of:=[.K167]+[.J168]" office:value-type="float" office:value="105881.766523776">
            <text:p>105,881.77</text:p>
          </table:table-cell>
          <table:table-cell table:formula="of:=([.C168]/[.C167])-1" office:value-type="percentage" office:value="0.0043478260869565">
            <text:p>0.43%</text:p>
          </table:table-cell>
          <table:table-cell table:formula="of:=[.N167]*[.L168]" office:value-type="float" office:value="1929.70365265333">
            <text:p>$1,929.70</text:p>
          </table:table-cell>
          <table:table-cell table:formula="of:=[.N167]+[.M168]" office:value-type="float" office:value="445761.543762923">
            <text:p>445,761.54</text:p>
          </table:table-cell>
          <table:table-cell table:formula="of:=([.E168]/[.E167])-1" office:value-type="percentage" office:value="0.00449943757030358">
            <text:p>0.45%</text:p>
          </table:table-cell>
          <table:table-cell table:formula="of:=[.Q167]*[.O168]" office:value-type="float" office:value="1927.71084337344">
            <text:p>$1,927.71</text:p>
          </table:table-cell>
          <table:table-cell table:formula="of:=[.Q167]+[.P168]" office:value-type="float" office:value="430361.445783132">
            <text:p>430,361.45</text:p>
          </table:table-cell>
          <table:table-cell/>
          <table:table-cell table:style-name="ce12" table:formula="of:=(([.B168]+[.D168]+[.C168]+[.E168])/([.B167]+[.D167]+[.C167]+[.E167]))-1" office:value-type="percentage" office:value="0.00213873907383322">
            <text:p>0.21%</text:p>
          </table:table-cell>
          <table:table-cell table:formula="of:=[.U167]*[.S168]" office:value-type="float" office:value="2316.27673644853">
            <text:p>2,316.28</text:p>
          </table:table-cell>
          <table:table-cell table:formula="of:=[.H168]+[.K168]+[.N168]+[.Q168]" office:value-type="float" office:value="1086727.76456154">
            <text:p>1,086,727.76</text:p>
          </table:table-cell>
          <table:table-cell table:number-columns-repeated="7"/>
          <table:table-cell office:value-type="float" office:value="129.49">
            <text:p>129.49</text:p>
          </table:table-cell>
          <table:table-cell table:formula="of:=[.AC168]/[.$AC$2]" office:value-type="percentage" office:value="1.0472300849171">
            <text:p>104.72%</text:p>
          </table:table-cell>
          <table:table-cell table:style-name="ce18" table:formula="of:=[.$AE$2]*[.AD168]" office:value-type="currency" office:currency="USD" office:value="1047230.0849171">
            <text:p>$1,047,230.0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8-31</text:p>
          </table:table-cell>
          <table:table-cell office:value-type="float" office:value="84.23">
            <text:p>84.23</text:p>
          </table:table-cell>
          <table:table-cell office:value-type="float" office:value="16.25">
            <text:p>16.25</text:p>
          </table:table-cell>
          <table:table-cell office:value-type="float" office:value="106.11">
            <text:p>106.11</text:p>
          </table:table-cell>
          <table:table-cell office:value-type="float" office:value="9">
            <text:p>9</text:p>
          </table:table-cell>
          <table:table-cell table:formula="of:=([.AC169]/[.AC168])-1" office:value-type="percentage" office:value="0.00918989883388677">
            <text:p>0.92%</text:p>
          </table:table-cell>
          <table:table-cell table:formula="of:=[.H168]*[.F169]" office:value-type="float" office:value="962.393853619083">
            <text:p>$962.39</text:p>
          </table:table-cell>
          <table:table-cell table:formula="of:=[.H168]+[.G169]" office:value-type="float" office:value="105685.402345329">
            <text:p>105,685.40</text:p>
          </table:table-cell>
          <table:table-cell table:formula="of:=([.D169]/[.D168])-1" office:value-type="percentage" office:value="-0.000941530929290946">
            <text:p>-0.09%</text:p>
          </table:table-cell>
          <table:table-cell table:formula="of:=[.K168]*[.I169]" office:value-type="float" office:value="-99.690958030098">
            <text:p>-$99.69</text:p>
          </table:table-cell>
          <table:table-cell table:formula="of:=[.K168]+[.J169]" office:value-type="float" office:value="105782.075565746">
            <text:p>105,782.08</text:p>
          </table:table-cell>
          <table:table-cell table:formula="of:=([.C169]/[.C168])-1" office:value-type="percentage" office:value="0.00494743351886195">
            <text:p>0.49%</text:p>
          </table:table-cell>
          <table:table-cell table:formula="of:=[.N168]*[.L169]" office:value-type="float" office:value="2205.37560303233">
            <text:p>$2,205.38</text:p>
          </table:table-cell>
          <table:table-cell table:formula="of:=[.N168]+[.M169]" office:value-type="float" office:value="447966.919365955">
            <text:p>447,966.92</text:p>
          </table:table-cell>
          <table:table-cell table:formula="of:=([.E169]/[.E168])-1" office:value-type="percentage" office:value="0.0078387458006719">
            <text:p>0.78%</text:p>
          </table:table-cell>
          <table:table-cell table:formula="of:=[.Q168]*[.O169]" office:value-type="float" office:value="3373.49397590362">
            <text:p>$3,373.49</text:p>
          </table:table-cell>
          <table:table-cell table:formula="of:=[.Q168]+[.P169]" office:value-type="float" office:value="433734.939759036">
            <text:p>433,734.94</text:p>
          </table:table-cell>
          <table:table-cell/>
          <table:table-cell table:style-name="ce12" table:formula="of:=(([.B169]+[.D169]+[.C169]+[.E169])/([.B168]+[.D168]+[.C168]+[.E168]))-1" office:value-type="percentage" office:value="0.000231975503386828">
            <text:p>0.02%</text:p>
          </table:table-cell>
          <table:table-cell table:formula="of:=[.U168]*[.S169]" office:value-type="float" office:value="252.094220228605">
            <text:p>252.09</text:p>
          </table:table-cell>
          <table:table-cell table:formula="of:=[.H169]+[.K169]+[.N169]+[.Q169]" office:value-type="float" office:value="1093169.33703607">
            <text:p>1,093,169.34</text:p>
          </table:table-cell>
          <table:table-cell table:number-columns-repeated="7"/>
          <table:table-cell office:value-type="float" office:value="130.68">
            <text:p>130.68</text:p>
          </table:table-cell>
          <table:table-cell table:formula="of:=[.AC169]/[.$AC$2]" office:value-type="percentage" office:value="1.0568540234533">
            <text:p>105.69%</text:p>
          </table:table-cell>
          <table:table-cell table:style-name="ce18" table:formula="of:=[.$AE$2]*[.AD169]" office:value-type="currency" office:currency="USD" office:value="1056854.0234533">
            <text:p>$1,056,854.0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1</text:p>
          </table:table-cell>
          <table:table-cell office:value-type="float" office:value="84.25">
            <text:p>84.25</text:p>
          </table:table-cell>
          <table:table-cell office:value-type="float" office:value="16.25">
            <text:p>16.25</text:p>
          </table:table-cell>
          <table:table-cell office:value-type="float" office:value="106.45">
            <text:p>106.45</text:p>
          </table:table-cell>
          <table:table-cell office:value-type="float" office:value="9.01">
            <text:p>9.01</text:p>
          </table:table-cell>
          <table:table-cell table:formula="of:=([.AC170]/[.AC169])-1" office:value-type="percentage" office:value="0.00665748393021115">
            <text:p>0.67%</text:p>
          </table:table-cell>
          <table:table-cell table:formula="of:=[.H169]*[.F170]" office:value-type="float" office:value="703.598867771931">
            <text:p>$703.60</text:p>
          </table:table-cell>
          <table:table-cell table:formula="of:=[.H169]+[.G170]" office:value-type="float" office:value="106389.001213101">
            <text:p>106,389.00</text:p>
          </table:table-cell>
          <table:table-cell table:formula="of:=([.D170]/[.D169])-1" office:value-type="percentage" office:value="0.00320422203373871">
            <text:p>0.32%</text:p>
          </table:table-cell>
          <table:table-cell table:formula="of:=[.K169]*[.I170]" office:value-type="float" office:value="338.949257302377">
            <text:p>$338.95</text:p>
          </table:table-cell>
          <table:table-cell table:formula="of:=[.K169]+[.J170]" office:value-type="float" office:value="106121.024823049">
            <text:p>106,121.02</text:p>
          </table:table-cell>
          <table:table-cell table:formula="of:=([.C170]/[.C169])-1" office:value-type="percentage" office:value="0">
            <text:p>0.00%</text:p>
          </table:table-cell>
          <table:table-cell table:formula="of:=[.N169]*[.L170]" office:value-type="float" office:value="0">
            <text:p>$0.00</text:p>
          </table:table-cell>
          <table:table-cell table:formula="of:=[.N169]+[.M170]" office:value-type="float" office:value="447966.919365955">
            <text:p>447,966.92</text:p>
          </table:table-cell>
          <table:table-cell table:formula="of:=([.E170]/[.E169])-1" office:value-type="percentage" office:value="0.00111111111111106">
            <text:p>0.11%</text:p>
          </table:table-cell>
          <table:table-cell table:formula="of:=[.Q169]*[.O170]" office:value-type="float" office:value="481.927710843352">
            <text:p>$481.93</text:p>
          </table:table-cell>
          <table:table-cell table:formula="of:=[.Q169]+[.P170]" office:value-type="float" office:value="434216.867469879">
            <text:p>434,216.87</text:p>
          </table:table-cell>
          <table:table-cell/>
          <table:table-cell table:style-name="ce12" table:formula="of:=(([.B170]+[.D170]+[.C170]+[.E170])/([.B169]+[.D169]+[.C169]+[.E169]))-1" office:value-type="percentage" office:value="0.00171622060392407">
            <text:p>0.17%</text:p>
          </table:table-cell>
          <table:table-cell table:formula="of:=[.U169]*[.S170]" office:value-type="float" office:value="1876.11973979931">
            <text:p>1,876.12</text:p>
          </table:table-cell>
          <table:table-cell table:formula="of:=[.H170]+[.K170]+[.N170]+[.Q170]" office:value-type="float" office:value="1094693.81287198">
            <text:p>1,094,693.81</text:p>
          </table:table-cell>
          <table:table-cell table:number-columns-repeated="7"/>
          <table:table-cell office:value-type="float" office:value="131.55">
            <text:p>131.55</text:p>
          </table:table-cell>
          <table:table-cell table:formula="of:=[.AC170]/[.$AC$2]" office:value-type="percentage" office:value="1.06389001213102">
            <text:p>106.39%</text:p>
          </table:table-cell>
          <table:table-cell table:style-name="ce18" table:formula="of:=[.$AE$2]*[.AD170]" office:value-type="currency" office:currency="USD" office:value="1063890.01213102">
            <text:p>$1,063,890.0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2</text:p>
          </table:table-cell>
          <table:table-cell office:value-type="float" office:value="84.21">
            <text:p>84.21</text:p>
          </table:table-cell>
          <table:table-cell office:value-type="float" office:value="16.03">
            <text:p>16.03</text:p>
          </table:table-cell>
          <table:table-cell office:value-type="float" office:value="106.77">
            <text:p>106.77</text:p>
          </table:table-cell>
          <table:table-cell office:value-type="float" office:value="9.01">
            <text:p>9.01</text:p>
          </table:table-cell>
          <table:table-cell table:formula="of:=([.AC171]/[.AC170])-1" office:value-type="percentage" office:value="0.00357278601292288">
            <text:p>0.36%</text:p>
          </table:table-cell>
          <table:table-cell table:formula="of:=[.H170]*[.F171]" office:value-type="float" office:value="380.105135463004">
            <text:p>$380.11</text:p>
          </table:table-cell>
          <table:table-cell table:formula="of:=[.H170]+[.G171]" office:value-type="float" office:value="106769.106348564">
            <text:p>106,769.11</text:p>
          </table:table-cell>
          <table:table-cell table:formula="of:=([.D171]/[.D170])-1" office:value-type="percentage" office:value="0.00300610615312347">
            <text:p>0.30%</text:p>
          </table:table-cell>
          <table:table-cell table:formula="of:=[.K170]*[.I171]" office:value-type="float" office:value="319.011065696334">
            <text:p>$319.01</text:p>
          </table:table-cell>
          <table:table-cell table:formula="of:=[.K170]+[.J171]" office:value-type="float" office:value="106440.035888745">
            <text:p>106,440.04</text:p>
          </table:table-cell>
          <table:table-cell table:formula="of:=([.C171]/[.C170])-1" office:value-type="percentage" office:value="-0.0135384615384615">
            <text:p>-1.35%</text:p>
          </table:table-cell>
          <table:table-cell table:formula="of:=[.N170]*[.L171]" office:value-type="float" office:value="-6064.78290833906">
            <text:p>-$6,064.78</text:p>
          </table:table-cell>
          <table:table-cell table:formula="of:=[.N170]+[.M171]" office:value-type="float" office:value="441902.136457616">
            <text:p>441,902.14</text:p>
          </table:table-cell>
          <table:table-cell table:formula="of:=([.E171]/[.E170])-1" office:value-type="percentage" office:value="0">
            <text:p>0.00%</text:p>
          </table:table-cell>
          <table:table-cell table:formula="of:=[.Q170]*[.O171]" office:value-type="float" office:value="0">
            <text:p>$0.00</text:p>
          </table:table-cell>
          <table:table-cell table:formula="of:=[.Q170]+[.P171]" office:value-type="float" office:value="434216.867469879">
            <text:p>434,216.87</text:p>
          </table:table-cell>
          <table:table-cell/>
          <table:table-cell table:style-name="ce12" table:formula="of:=(([.B171]+[.D171]+[.C171]+[.E171])/([.B170]+[.D170]+[.C170]+[.E170]))-1" office:value-type="percentage" office:value="0.000277829227634863">
            <text:p>0.03%</text:p>
          </table:table-cell>
          <table:table-cell table:formula="of:=[.U170]*[.S171]" office:value-type="float" office:value="304.137936526886">
            <text:p>304.14</text:p>
          </table:table-cell>
          <table:table-cell table:formula="of:=[.H171]+[.K171]+[.N171]+[.Q171]" office:value-type="float" office:value="1089328.1461648">
            <text:p>1,089,328.15</text:p>
          </table:table-cell>
          <table:table-cell table:number-columns-repeated="7"/>
          <table:table-cell office:value-type="float" office:value="132.02">
            <text:p>132.02</text:p>
          </table:table-cell>
          <table:table-cell table:formula="of:=[.AC171]/[.$AC$2]" office:value-type="percentage" office:value="1.06769106348565">
            <text:p>106.77%</text:p>
          </table:table-cell>
          <table:table-cell table:style-name="ce18" table:formula="of:=[.$AE$2]*[.AD171]" office:value-type="currency" office:currency="USD" office:value="1067691.06348565">
            <text:p>$1,067,691.0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6</text:p>
          </table:table-cell>
          <table:table-cell office:value-type="float" office:value="84.22">
            <text:p>84.22</text:p>
          </table:table-cell>
          <table:table-cell office:value-type="float" office:value="16">
            <text:p>16</text:p>
          </table:table-cell>
          <table:table-cell office:value-type="float" office:value="107.05">
            <text:p>107.05</text:p>
          </table:table-cell>
          <table:table-cell office:value-type="float" office:value="9.04">
            <text:p>9.04</text:p>
          </table:table-cell>
          <table:table-cell table:formula="of:=([.AC172]/[.AC171])-1" office:value-type="percentage" office:value="0.00159066808059372">
            <text:p>0.16%</text:p>
          </table:table-cell>
          <table:table-cell table:formula="of:=[.H171]*[.F172]" office:value-type="float" office:value="169.834209462177">
            <text:p>$169.83</text:p>
          </table:table-cell>
          <table:table-cell table:formula="of:=[.H171]+[.G172]" office:value-type="float" office:value="106938.940558027">
            <text:p>106,938.94</text:p>
          </table:table-cell>
          <table:table-cell table:formula="of:=([.D172]/[.D171])-1" office:value-type="percentage" office:value="0.00262245949236672">
            <text:p>0.26%</text:p>
          </table:table-cell>
          <table:table-cell table:formula="of:=[.K171]*[.I172]" office:value-type="float" office:value="279.134682484294">
            <text:p>$279.13</text:p>
          </table:table-cell>
          <table:table-cell table:formula="of:=[.K171]+[.J172]" office:value-type="float" office:value="106719.170571229">
            <text:p>106,719.17</text:p>
          </table:table-cell>
          <table:table-cell table:formula="of:=([.C172]/[.C171])-1" office:value-type="percentage" office:value="-0.00187149095446049">
            <text:p>-0.19%</text:p>
          </table:table-cell>
          <table:table-cell table:formula="of:=[.N171]*[.L172]" office:value-type="float" office:value="-827.015851137191">
            <text:p>-$827.02</text:p>
          </table:table-cell>
          <table:table-cell table:formula="of:=[.N171]+[.M172]" office:value-type="float" office:value="441075.120606479">
            <text:p>441,075.12</text:p>
          </table:table-cell>
          <table:table-cell table:formula="of:=([.E172]/[.E171])-1" office:value-type="percentage" office:value="0.00332963374028861">
            <text:p>0.33%</text:p>
          </table:table-cell>
          <table:table-cell table:formula="of:=[.Q171]*[.O172]" office:value-type="float" office:value="1445.78313253014">
            <text:p>$1,445.78</text:p>
          </table:table-cell>
          <table:table-cell table:formula="of:=[.Q171]+[.P172]" office:value-type="float" office:value="435662.650602409">
            <text:p>435,662.65</text:p>
          </table:table-cell>
          <table:table-cell/>
          <table:table-cell table:style-name="ce12" table:formula="of:=(([.B172]+[.D172]+[.C172]+[.E172])/([.B171]+[.D171]+[.C171]+[.E171]))-1" office:value-type="percentage" office:value="0.0013424682899732">
            <text:p>0.13%</text:p>
          </table:table-cell>
          <table:table-cell table:formula="of:=[.U171]*[.S172]" office:value-type="float" office:value="1462.38849360154">
            <text:p>1,462.39</text:p>
          </table:table-cell>
          <table:table-cell table:formula="of:=[.H172]+[.K172]+[.N172]+[.Q172]" office:value-type="float" office:value="1090395.88233814">
            <text:p>1,090,395.88</text:p>
          </table:table-cell>
          <table:table-cell table:number-columns-repeated="7"/>
          <table:table-cell office:value-type="float" office:value="132.23">
            <text:p>132.23</text:p>
          </table:table-cell>
          <table:table-cell table:formula="of:=[.AC172]/[.$AC$2]" office:value-type="percentage" office:value="1.06938940558027">
            <text:p>106.94%</text:p>
          </table:table-cell>
          <table:table-cell table:style-name="ce18" table:formula="of:=[.$AE$2]*[.AD172]" office:value-type="currency" office:currency="USD" office:value="1069389.40558027">
            <text:p>$1,069,389.4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7</text:p>
          </table:table-cell>
          <table:table-cell office:value-type="float" office:value="84.2">
            <text:p>84.2</text:p>
          </table:table-cell>
          <table:table-cell office:value-type="float" office:value="16">
            <text:p>16</text:p>
          </table:table-cell>
          <table:table-cell office:value-type="float" office:value="106.8">
            <text:p>106.8</text:p>
          </table:table-cell>
          <table:table-cell office:value-type="float" office:value="9.04">
            <text:p>9.04</text:p>
          </table:table-cell>
          <table:table-cell table:formula="of:=([.AC173]/[.AC172])-1" office:value-type="percentage" office:value="-0.00234439990924906">
            <text:p>-0.23%</text:p>
          </table:table-cell>
          <table:table-cell table:formula="of:=[.H172]*[.F173]" office:value-type="float" office:value="-250.707642539428">
            <text:p>-$250.71</text:p>
          </table:table-cell>
          <table:table-cell table:formula="of:=[.H172]+[.G173]" office:value-type="float" office:value="106688.232915487">
            <text:p>106,688.23</text:p>
          </table:table-cell>
          <table:table-cell table:formula="of:=([.D173]/[.D172])-1" office:value-type="percentage" office:value="-0.00233535730966838">
            <text:p>-0.23%</text:p>
          </table:table-cell>
          <table:table-cell table:formula="of:=[.K172]*[.I173]" office:value-type="float" office:value="-249.227395075267">
            <text:p>-$249.23</text:p>
          </table:table-cell>
          <table:table-cell table:formula="of:=[.K172]+[.J173]" office:value-type="float" office:value="106469.943176154">
            <text:p>106,469.94</text:p>
          </table:table-cell>
          <table:table-cell table:formula="of:=([.C173]/[.C172])-1" office:value-type="percentage" office:value="0">
            <text:p>0.00%</text:p>
          </table:table-cell>
          <table:table-cell table:formula="of:=[.N172]*[.L173]" office:value-type="float" office:value="0">
            <text:p>$0.00</text:p>
          </table:table-cell>
          <table:table-cell table:formula="of:=[.N172]+[.M173]" office:value-type="float" office:value="441075.120606479">
            <text:p>441,075.12</text:p>
          </table:table-cell>
          <table:table-cell table:formula="of:=([.E173]/[.E172])-1" office:value-type="percentage" office:value="0">
            <text:p>0.00%</text:p>
          </table:table-cell>
          <table:table-cell table:formula="of:=[.Q172]*[.O173]" office:value-type="float" office:value="0">
            <text:p>$0.00</text:p>
          </table:table-cell>
          <table:table-cell table:formula="of:=[.Q172]+[.P173]" office:value-type="float" office:value="435662.650602409">
            <text:p>435,662.65</text:p>
          </table:table-cell>
          <table:table-cell/>
          <table:table-cell table:style-name="ce12" table:formula="of:=(([.B173]+[.D173]+[.C173]+[.E173])/([.B172]+[.D172]+[.C172]+[.E172]))-1" office:value-type="percentage" office:value="-0.00124820858952424">
            <text:p>-0.12%</text:p>
          </table:table-cell>
          <table:table-cell table:formula="of:=[.U172]*[.S173]" office:value-type="float" office:value="-1361.04150631633">
            <text:p>-1,361.04</text:p>
          </table:table-cell>
          <table:table-cell table:formula="of:=[.H173]+[.K173]+[.N173]+[.Q173]" office:value-type="float" office:value="1089895.94730053">
            <text:p>1,089,895.95</text:p>
          </table:table-cell>
          <table:table-cell table:number-columns-repeated="7"/>
          <table:table-cell office:value-type="float" office:value="131.92">
            <text:p>131.92</text:p>
          </table:table-cell>
          <table:table-cell table:formula="of:=[.AC173]/[.$AC$2]" office:value-type="percentage" office:value="1.06688232915487">
            <text:p>106.69%</text:p>
          </table:table-cell>
          <table:table-cell table:style-name="ce18" table:formula="of:=[.$AE$2]*[.AD173]" office:value-type="currency" office:currency="USD" office:value="1066882.32915487">
            <text:p>$1,066,882.3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8</text:p>
          </table:table-cell>
          <table:table-cell office:value-type="float" office:value="84.23">
            <text:p>84.23</text:p>
          </table:table-cell>
          <table:table-cell office:value-type="float" office:value="16.01">
            <text:p>16.01</text:p>
          </table:table-cell>
          <table:table-cell office:value-type="float" office:value="106.83">
            <text:p>106.83</text:p>
          </table:table-cell>
          <table:table-cell office:value-type="float" office:value="9.1">
            <text:p>9.1</text:p>
          </table:table-cell>
          <table:table-cell table:formula="of:=([.AC174]/[.AC173])-1" office:value-type="percentage" office:value="-0.00325955124317756">
            <text:p>-0.33%</text:p>
          </table:table-cell>
          <table:table-cell table:formula="of:=[.H173]*[.F174]" office:value-type="float" office:value="-347.755762232093">
            <text:p>-$347.76</text:p>
          </table:table-cell>
          <table:table-cell table:formula="of:=[.H173]+[.G174]" office:value-type="float" office:value="106340.477153255">
            <text:p>106,340.48</text:p>
          </table:table-cell>
          <table:table-cell table:formula="of:=([.D174]/[.D173])-1" office:value-type="percentage" office:value="0.000280898876404478">
            <text:p>0.03%</text:p>
          </table:table-cell>
          <table:table-cell table:formula="of:=[.K173]*[.I174]" office:value-type="float" office:value="29.9072874090303">
            <text:p>$29.91</text:p>
          </table:table-cell>
          <table:table-cell table:formula="of:=[.K173]+[.J174]" office:value-type="float" office:value="106499.850463563">
            <text:p>106,499.85</text:p>
          </table:table-cell>
          <table:table-cell table:formula="of:=([.C174]/[.C173])-1" office:value-type="percentage" office:value="0.000625000000000098">
            <text:p>0.06%</text:p>
          </table:table-cell>
          <table:table-cell table:formula="of:=[.N173]*[.L174]" office:value-type="float" office:value="275.671950379092">
            <text:p>$275.67</text:p>
          </table:table-cell>
          <table:table-cell table:formula="of:=[.N173]+[.M174]" office:value-type="float" office:value="441350.792556858">
            <text:p>441,350.79</text:p>
          </table:table-cell>
          <table:table-cell table:formula="of:=([.E174]/[.E173])-1" office:value-type="percentage" office:value="0.00663716814159288">
            <text:p>0.66%</text:p>
          </table:table-cell>
          <table:table-cell table:formula="of:=[.Q173]*[.O174]" office:value-type="float" office:value="2891.56626506022">
            <text:p>$2,891.57</text:p>
          </table:table-cell>
          <table:table-cell table:formula="of:=[.Q173]+[.P174]" office:value-type="float" office:value="438554.21686747">
            <text:p>438,554.22</text:p>
          </table:table-cell>
          <table:table-cell/>
          <table:table-cell table:style-name="ce12" table:formula="of:=(([.B174]+[.D174]+[.C174]+[.E174])/([.B173]+[.D173]+[.C173]+[.E173]))-1" office:value-type="percentage" office:value="0.000601740418441077">
            <text:p>0.06%</text:p>
          </table:table-cell>
          <table:table-cell table:formula="of:=[.U173]*[.S174]" office:value-type="float" office:value="655.834443385854">
            <text:p>655.83</text:p>
          </table:table-cell>
          <table:table-cell table:formula="of:=[.H174]+[.K174]+[.N174]+[.Q174]" office:value-type="float" office:value="1092745.33704115">
            <text:p>1,092,745.34</text:p>
          </table:table-cell>
          <table:table-cell table:number-columns-repeated="7"/>
          <table:table-cell office:value-type="float" office:value="131.49">
            <text:p>131.49</text:p>
          </table:table-cell>
          <table:table-cell table:formula="of:=[.AC174]/[.$AC$2]" office:value-type="percentage" office:value="1.06340477153255">
            <text:p>106.34%</text:p>
          </table:table-cell>
          <table:table-cell table:style-name="ce18" table:formula="of:=[.$AE$2]*[.AD174]" office:value-type="currency" office:currency="USD" office:value="1063404.77153255">
            <text:p>$1,063,404.7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09</text:p>
          </table:table-cell>
          <table:table-cell office:value-type="float" office:value="84.26">
            <text:p>84.26</text:p>
          </table:table-cell>
          <table:table-cell office:value-type="float" office:value="16">
            <text:p>16</text:p>
          </table:table-cell>
          <table:table-cell office:value-type="float" office:value="106.98">
            <text:p>106.98</text:p>
          </table:table-cell>
          <table:table-cell office:value-type="float" office:value="9.03">
            <text:p>9.03</text:p>
          </table:table-cell>
          <table:table-cell table:formula="of:=([.AC175]/[.AC174])-1" office:value-type="percentage" office:value="-0.00646436991406207">
            <text:p>-0.65%</text:p>
          </table:table-cell>
          <table:table-cell table:formula="of:=[.H174]*[.F175]" office:value-type="float" office:value="-687.424181156507">
            <text:p>-$687.42</text:p>
          </table:table-cell>
          <table:table-cell table:formula="of:=[.H174]+[.G175]" office:value-type="float" office:value="105653.052972099">
            <text:p>105,653.05</text:p>
          </table:table-cell>
          <table:table-cell table:formula="of:=([.D175]/[.D174])-1" office:value-type="percentage" office:value="0.00140409997191804">
            <text:p>0.14%</text:p>
          </table:table-cell>
          <table:table-cell table:formula="of:=[.K174]*[.I175]" office:value-type="float" office:value="149.536437045164">
            <text:p>$149.54</text:p>
          </table:table-cell>
          <table:table-cell table:formula="of:=[.K174]+[.J175]" office:value-type="float" office:value="106649.386900608">
            <text:p>106,649.39</text:p>
          </table:table-cell>
          <table:table-cell table:formula="of:=([.C175]/[.C174])-1" office:value-type="percentage" office:value="-0.000624609618988248">
            <text:p>-0.06%</text:p>
          </table:table-cell>
          <table:table-cell table:formula="of:=[.N174]*[.L175]" office:value-type="float" office:value="-275.6719503791">
            <text:p>-$275.67</text:p>
          </table:table-cell>
          <table:table-cell table:formula="of:=[.N174]+[.M175]" office:value-type="float" office:value="441075.120606479">
            <text:p>441,075.12</text:p>
          </table:table-cell>
          <table:table-cell table:formula="of:=([.E175]/[.E174])-1" office:value-type="percentage" office:value="-0.00769230769230778">
            <text:p>-0.77%</text:p>
          </table:table-cell>
          <table:table-cell table:formula="of:=[.Q174]*[.O175]" office:value-type="float" office:value="-3373.49397590365">
            <text:p>-$3,373.49</text:p>
          </table:table-cell>
          <table:table-cell table:formula="of:=[.Q174]+[.P175]" office:value-type="float" office:value="435180.722891566">
            <text:p>435,180.72</text:p>
          </table:table-cell>
          <table:table-cell/>
          <table:table-cell table:style-name="ce12" table:formula="of:=(([.B175]+[.D175]+[.C175]+[.E175])/([.B174]+[.D174]+[.C174]+[.E174]))-1" office:value-type="percentage" office:value="0.000462598880510923">
            <text:p>0.05%</text:p>
          </table:table-cell>
          <table:table-cell table:formula="of:=[.U174]*[.S175]" office:value-type="float" office:value="505.502769598765">
            <text:p>505.50</text:p>
          </table:table-cell>
          <table:table-cell table:formula="of:=[.H175]+[.K175]+[.N175]+[.Q175]" office:value-type="float" office:value="1088558.28337075">
            <text:p>1,088,558.28</text:p>
          </table:table-cell>
          <table:table-cell table:number-columns-repeated="7"/>
          <table:table-cell office:value-type="float" office:value="130.64">
            <text:p>130.64</text:p>
          </table:table-cell>
          <table:table-cell table:formula="of:=[.AC175]/[.$AC$2]" office:value-type="percentage" office:value="1.05653052972099">
            <text:p>105.65%</text:p>
          </table:table-cell>
          <table:table-cell table:style-name="ce18" table:formula="of:=[.$AE$2]*[.AD175]" office:value-type="currency" office:currency="USD" office:value="1056530.52972099">
            <text:p>$1,056,530.5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2</text:p>
          </table:table-cell>
          <table:table-cell office:value-type="float" office:value="84.2">
            <text:p>84.2</text:p>
          </table:table-cell>
          <table:table-cell office:value-type="float" office:value="16">
            <text:p>16</text:p>
          </table:table-cell>
          <table:table-cell office:value-type="float" office:value="106.76">
            <text:p>106.76</text:p>
          </table:table-cell>
          <table:table-cell office:value-type="float" office:value="9.07">
            <text:p>9.07</text:p>
          </table:table-cell>
          <table:table-cell table:formula="of:=([.AC176]/[.AC175])-1" office:value-type="percentage" office:value="-0.00857317819963244">
            <text:p>-0.86%</text:p>
          </table:table-cell>
          <table:table-cell table:formula="of:=[.H175]*[.F176]" office:value-type="float" office:value="-905.782450465006">
            <text:p>-$905.78</text:p>
          </table:table-cell>
          <table:table-cell table:formula="of:=[.H175]+[.G176]" office:value-type="float" office:value="104747.270521634">
            <text:p>104,747.27</text:p>
          </table:table-cell>
          <table:table-cell table:formula="of:=([.D176]/[.D175])-1" office:value-type="percentage" office:value="-0.0020564591512432">
            <text:p>-0.21%</text:p>
          </table:table-cell>
          <table:table-cell table:formula="of:=[.K175]*[.I176]" office:value-type="float" office:value="-219.320107666232">
            <text:p>-$219.32</text:p>
          </table:table-cell>
          <table:table-cell table:formula="of:=[.K175]+[.J176]" office:value-type="float" office:value="106430.066792942">
            <text:p>106,430.07</text:p>
          </table:table-cell>
          <table:table-cell table:formula="of:=([.C176]/[.C175])-1" office:value-type="percentage" office:value="0">
            <text:p>0.00%</text:p>
          </table:table-cell>
          <table:table-cell table:formula="of:=[.N175]*[.L176]" office:value-type="float" office:value="0">
            <text:p>$0.00</text:p>
          </table:table-cell>
          <table:table-cell table:formula="of:=[.N175]+[.M176]" office:value-type="float" office:value="441075.120606479">
            <text:p>441,075.12</text:p>
          </table:table-cell>
          <table:table-cell table:formula="of:=([.E176]/[.E175])-1" office:value-type="percentage" office:value="0.0044296788482836">
            <text:p>0.44%</text:p>
          </table:table-cell>
          <table:table-cell table:formula="of:=[.Q175]*[.O176]" office:value-type="float" office:value="1927.71084337354">
            <text:p>$1,927.71</text:p>
          </table:table-cell>
          <table:table-cell table:formula="of:=[.Q175]+[.P176]" office:value-type="float" office:value="437108.43373494">
            <text:p>437,108.43</text:p>
          </table:table-cell>
          <table:table-cell/>
          <table:table-cell table:style-name="ce12" table:formula="of:=(([.B176]+[.D176]+[.C176]+[.E176])/([.B175]+[.D175]+[.C175]+[.E175]))-1" office:value-type="percentage" office:value="-0.00110972395616593">
            <text:p>-0.11%</text:p>
          </table:table-cell>
          <table:table-cell table:formula="of:=[.U175]*[.S176]" office:value-type="float" office:value="-1207.99920473938">
            <text:p>-1,208.00</text:p>
          </table:table-cell>
          <table:table-cell table:formula="of:=[.H176]+[.K176]+[.N176]+[.Q176]" office:value-type="float" office:value="1089360.89165599">
            <text:p>1,089,360.89</text:p>
          </table:table-cell>
          <table:table-cell table:number-columns-repeated="7"/>
          <table:table-cell office:value-type="float" office:value="129.52">
            <text:p>129.52</text:p>
          </table:table-cell>
          <table:table-cell table:formula="of:=[.AC176]/[.$AC$2]" office:value-type="percentage" office:value="1.04747270521634">
            <text:p>104.75%</text:p>
          </table:table-cell>
          <table:table-cell table:style-name="ce18" table:formula="of:=[.$AE$2]*[.AD176]" office:value-type="currency" office:currency="USD" office:value="1047472.70521634">
            <text:p>$1,047,472.7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3</text:p>
          </table:table-cell>
          <table:table-cell office:value-type="float" office:value="84.21">
            <text:p>84.21</text:p>
          </table:table-cell>
          <table:table-cell office:value-type="float" office:value="16.24">
            <text:p>16.24</text:p>
          </table:table-cell>
          <table:table-cell office:value-type="float" office:value="106.8">
            <text:p>106.8</text:p>
          </table:table-cell>
          <table:table-cell office:value-type="float" office:value="9.06">
            <text:p>9.06</text:p>
          </table:table-cell>
          <table:table-cell table:formula="of:=([.AC177]/[.AC176])-1" office:value-type="percentage" office:value="0.0010809141445336">
            <text:p>0.11%</text:p>
          </table:table-cell>
          <table:table-cell table:formula="of:=[.H176]*[.F177]" office:value-type="float" office:value="113.222806308121">
            <text:p>$113.22</text:p>
          </table:table-cell>
          <table:table-cell table:formula="of:=[.H176]+[.G177]" office:value-type="float" office:value="104860.493327942">
            <text:p>104,860.49</text:p>
          </table:table-cell>
          <table:table-cell table:formula="of:=([.D177]/[.D176])-1" office:value-type="percentage" office:value="0.000374672161858269">
            <text:p>0.04%</text:p>
          </table:table-cell>
          <table:table-cell table:formula="of:=[.K176]*[.I177]" office:value-type="float" office:value="39.8763832120315">
            <text:p>$39.88</text:p>
          </table:table-cell>
          <table:table-cell table:formula="of:=[.K176]+[.J177]" office:value-type="float" office:value="106469.943176154">
            <text:p>106,469.94</text:p>
          </table:table-cell>
          <table:table-cell table:formula="of:=([.C177]/[.C176])-1" office:value-type="percentage" office:value="0.0149999999999999">
            <text:p>1.50%</text:p>
          </table:table-cell>
          <table:table-cell table:formula="of:=[.N176]*[.L177]" office:value-type="float" office:value="6616.12680909714">
            <text:p>$6,616.13</text:p>
          </table:table-cell>
          <table:table-cell table:formula="of:=[.N176]+[.M177]" office:value-type="float" office:value="447691.247415576">
            <text:p>447,691.25</text:p>
          </table:table-cell>
          <table:table-cell table:formula="of:=([.E177]/[.E176])-1" office:value-type="percentage" office:value="-0.00110253583241449">
            <text:p>-0.11%</text:p>
          </table:table-cell>
          <table:table-cell table:formula="of:=[.Q176]*[.O177]" office:value-type="float" office:value="-481.927710843344">
            <text:p>-$481.93</text:p>
          </table:table-cell>
          <table:table-cell table:formula="of:=[.Q176]+[.P177]" office:value-type="float" office:value="436626.506024096">
            <text:p>436,626.51</text:p>
          </table:table-cell>
          <table:table-cell/>
          <table:table-cell table:style-name="ce12" table:formula="of:=(([.B177]+[.D177]+[.C177]+[.E177])/([.B176]+[.D176]+[.C176]+[.E176]))-1" office:value-type="percentage" office:value="0.00129611628014636">
            <text:p>0.13%</text:p>
          </table:table-cell>
          <table:table-cell table:formula="of:=[.U176]*[.S177]" office:value-type="float" office:value="1411.93838663009">
            <text:p>1,411.94</text:p>
          </table:table-cell>
          <table:table-cell table:formula="of:=[.H177]+[.K177]+[.N177]+[.Q177]" office:value-type="float" office:value="1095648.18994377">
            <text:p>1,095,648.19</text:p>
          </table:table-cell>
          <table:table-cell table:number-columns-repeated="7"/>
          <table:table-cell office:value-type="float" office:value="129.66">
            <text:p>129.66</text:p>
          </table:table-cell>
          <table:table-cell table:formula="of:=[.AC177]/[.$AC$2]" office:value-type="percentage" office:value="1.04860493327942">
            <text:p>104.86%</text:p>
          </table:table-cell>
          <table:table-cell table:style-name="ce18" table:formula="of:=[.$AE$2]*[.AD177]" office:value-type="currency" office:currency="USD" office:value="1048604.93327942">
            <text:p>$1,048,604.9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4</text:p>
          </table:table-cell>
          <table:table-cell office:value-type="float" office:value="84.21">
            <text:p>84.21</text:p>
          </table:table-cell>
          <table:table-cell office:value-type="float" office:value="16.24">
            <text:p>16.24</text:p>
          </table:table-cell>
          <table:table-cell office:value-type="float" office:value="106.82">
            <text:p>106.82</text:p>
          </table:table-cell>
          <table:table-cell office:value-type="float" office:value="9.06">
            <text:p>9.06</text:p>
          </table:table-cell>
          <table:table-cell table:formula="of:=([.AC178]/[.AC177])-1" office:value-type="percentage" office:value="-0.00509023600185099">
            <text:p>-0.51%</text:p>
          </table:table-cell>
          <table:table-cell table:formula="of:=[.H177]*[.F178]" office:value-type="float" office:value="-533.764658309744">
            <text:p>-$533.76</text:p>
          </table:table-cell>
          <table:table-cell table:formula="of:=[.H177]+[.G178]" office:value-type="float" office:value="104326.728669632">
            <text:p>104,326.73</text:p>
          </table:table-cell>
          <table:table-cell table:formula="of:=([.D178]/[.D177])-1" office:value-type="percentage" office:value="0.000187265917602986">
            <text:p>0.02%</text:p>
          </table:table-cell>
          <table:table-cell table:formula="of:=[.K177]*[.I178]" office:value-type="float" office:value="19.9381916060202">
            <text:p>$19.94</text:p>
          </table:table-cell>
          <table:table-cell table:formula="of:=[.K177]+[.J178]" office:value-type="float" office:value="106489.88136776">
            <text:p>106,489.88</text:p>
          </table:table-cell>
          <table:table-cell table:formula="of:=([.C178]/[.C177])-1" office:value-type="percentage" office:value="0">
            <text:p>0.00%</text:p>
          </table:table-cell>
          <table:table-cell table:formula="of:=[.N177]*[.L178]" office:value-type="float" office:value="0">
            <text:p>$0.00</text:p>
          </table:table-cell>
          <table:table-cell table:formula="of:=[.N177]+[.M178]" office:value-type="float" office:value="447691.247415576">
            <text:p>447,691.25</text:p>
          </table:table-cell>
          <table:table-cell table:formula="of:=([.E178]/[.E177])-1" office:value-type="percentage" office:value="0">
            <text:p>0.00%</text:p>
          </table:table-cell>
          <table:table-cell table:formula="of:=[.Q177]*[.O178]" office:value-type="float" office:value="0">
            <text:p>$0.00</text:p>
          </table:table-cell>
          <table:table-cell table:formula="of:=[.Q177]+[.P178]" office:value-type="float" office:value="436626.506024096">
            <text:p>436,626.51</text:p>
          </table:table-cell>
          <table:table-cell/>
          <table:table-cell table:style-name="ce12" table:formula="of:=(([.B178]+[.D178]+[.C178]+[.E178])/([.B177]+[.D177]+[.C177]+[.E177]))-1" office:value-type="percentage" office:value="0.0000924598955203138">
            <text:p>0.01%</text:p>
          </table:table-cell>
          <table:table-cell table:formula="of:=[.U177]*[.S178]" office:value-type="float" office:value="101.303517169222">
            <text:p>101.30</text:p>
          </table:table-cell>
          <table:table-cell table:formula="of:=[.H178]+[.K178]+[.N178]+[.Q178]" office:value-type="float" office:value="1095134.36347706">
            <text:p>1,095,134.36</text:p>
          </table:table-cell>
          <table:table-cell table:number-columns-repeated="7"/>
          <table:table-cell office:value-type="float" office:value="129">
            <text:p>129</text:p>
          </table:table-cell>
          <table:table-cell table:formula="of:=[.AC178]/[.$AC$2]" office:value-type="percentage" office:value="1.04326728669632">
            <text:p>104.33%</text:p>
          </table:table-cell>
          <table:table-cell table:style-name="ce18" table:formula="of:=[.$AE$2]*[.AD178]" office:value-type="currency" office:currency="USD" office:value="1043267.28669632">
            <text:p>$1,043,267.2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5</text:p>
          </table:table-cell>
          <table:table-cell office:value-type="float" office:value="84.22">
            <text:p>84.22</text:p>
          </table:table-cell>
          <table:table-cell office:value-type="float" office:value="16.24">
            <text:p>16.24</text:p>
          </table:table-cell>
          <table:table-cell office:value-type="float" office:value="106.51">
            <text:p>106.51</text:p>
          </table:table-cell>
          <table:table-cell office:value-type="float" office:value="9.05">
            <text:p>9.05</text:p>
          </table:table-cell>
          <table:table-cell table:formula="of:=([.AC179]/[.AC178])-1" office:value-type="percentage" office:value="-0.0134883720930232">
            <text:p>-1.35%</text:p>
          </table:table-cell>
          <table:table-cell table:formula="of:=[.H178]*[.F179]" office:value-type="float" office:value="-1407.19773554387">
            <text:p>-$1,407.20</text:p>
          </table:table-cell>
          <table:table-cell table:formula="of:=[.H178]+[.G179]" office:value-type="float" office:value="102919.530934088">
            <text:p>102,919.53</text:p>
          </table:table-cell>
          <table:table-cell table:formula="of:=([.D179]/[.D178])-1" office:value-type="percentage" office:value="-0.00290207826249755">
            <text:p>-0.29%</text:p>
          </table:table-cell>
          <table:table-cell table:formula="of:=[.K178]*[.I179]" office:value-type="float" office:value="-309.041969893319">
            <text:p>-$309.04</text:p>
          </table:table-cell>
          <table:table-cell table:formula="of:=[.K178]+[.J179]" office:value-type="float" office:value="106180.839397867">
            <text:p>106,180.84</text:p>
          </table:table-cell>
          <table:table-cell table:formula="of:=([.C179]/[.C178])-1" office:value-type="percentage" office:value="0">
            <text:p>0.00%</text:p>
          </table:table-cell>
          <table:table-cell table:formula="of:=[.N178]*[.L179]" office:value-type="float" office:value="0">
            <text:p>$0.00</text:p>
          </table:table-cell>
          <table:table-cell table:formula="of:=[.N178]+[.M179]" office:value-type="float" office:value="447691.247415576">
            <text:p>447,691.25</text:p>
          </table:table-cell>
          <table:table-cell table:formula="of:=([.E179]/[.E178])-1" office:value-type="percentage" office:value="-0.0011037527593819">
            <text:p>-0.11%</text:p>
          </table:table-cell>
          <table:table-cell table:formula="of:=[.Q178]*[.O179]" office:value-type="float" office:value="-481.927710843376">
            <text:p>-$481.93</text:p>
          </table:table-cell>
          <table:table-cell table:formula="of:=[.Q178]+[.P179]" office:value-type="float" office:value="436144.578313253">
            <text:p>436,144.58</text:p>
          </table:table-cell>
          <table:table-cell/>
          <table:table-cell table:style-name="ce12" table:formula="of:=(([.B179]+[.D179]+[.C179]+[.E179])/([.B178]+[.D178]+[.C178]+[.E178]))-1" office:value-type="percentage" office:value="-0.00143299588591483">
            <text:p>-0.14%</text:p>
          </table:table-cell>
          <table:table-cell table:formula="of:=[.U178]*[.S179]" office:value-type="float" office:value="-1569.32303738659">
            <text:p>-1,569.32</text:p>
          </table:table-cell>
          <table:table-cell table:formula="of:=[.H179]+[.K179]+[.N179]+[.Q179]" office:value-type="float" office:value="1092936.19606078">
            <text:p>1,092,936.20</text:p>
          </table:table-cell>
          <table:table-cell table:number-columns-repeated="7"/>
          <table:table-cell office:value-type="float" office:value="127.26">
            <text:p>127.26</text:p>
          </table:table-cell>
          <table:table-cell table:formula="of:=[.AC179]/[.$AC$2]" office:value-type="percentage" office:value="1.02919530934088">
            <text:p>102.92%</text:p>
          </table:table-cell>
          <table:table-cell table:style-name="ce18" table:formula="of:=[.$AE$2]*[.AD179]" office:value-type="currency" office:currency="USD" office:value="1029195.30934088">
            <text:p>$1,029,195.3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6</text:p>
          </table:table-cell>
          <table:table-cell office:value-type="float" office:value="84.24">
            <text:p>84.24</text:p>
          </table:table-cell>
          <table:table-cell office:value-type="float" office:value="15.6">
            <text:p>15.6</text:p>
          </table:table-cell>
          <table:table-cell office:value-type="float" office:value="106.67">
            <text:p>106.67</text:p>
          </table:table-cell>
          <table:table-cell office:value-type="float" office:value="9.09">
            <text:p>9.09</text:p>
          </table:table-cell>
          <table:table-cell table:formula="of:=([.AC180]/[.AC179])-1" office:value-type="percentage" office:value="-0.00565770862800563">
            <text:p>-0.57%</text:p>
          </table:table-cell>
          <table:table-cell table:formula="of:=[.H179]*[.F180]" office:value-type="float" office:value="-582.288718156083">
            <text:p>-$582.29</text:p>
          </table:table-cell>
          <table:table-cell table:formula="of:=[.H179]+[.G180]" office:value-type="float" office:value="102337.242215932">
            <text:p>102,337.24</text:p>
          </table:table-cell>
          <table:table-cell table:formula="of:=([.D180]/[.D179])-1" office:value-type="percentage" office:value="0.00150220636559939">
            <text:p>0.15%</text:p>
          </table:table-cell>
          <table:table-cell table:formula="of:=[.K179]*[.I180]" office:value-type="float" office:value="159.505532848162">
            <text:p>$159.51</text:p>
          </table:table-cell>
          <table:table-cell table:formula="of:=[.K179]+[.J180]" office:value-type="float" office:value="106340.344930715">
            <text:p>106,340.34</text:p>
          </table:table-cell>
          <table:table-cell table:formula="of:=([.C180]/[.C179])-1" office:value-type="percentage" office:value="-0.0394088669950738">
            <text:p>-3.94%</text:p>
          </table:table-cell>
          <table:table-cell table:formula="of:=[.N179]*[.L180]" office:value-type="float" office:value="-17643.0048242591">
            <text:p>-$17,643.00</text:p>
          </table:table-cell>
          <table:table-cell table:formula="of:=[.N179]+[.M180]" office:value-type="float" office:value="430048.242591317">
            <text:p>430,048.24</text:p>
          </table:table-cell>
          <table:table-cell table:formula="of:=([.E180]/[.E179])-1" office:value-type="percentage" office:value="0.00441988950276229">
            <text:p>0.44%</text:p>
          </table:table-cell>
          <table:table-cell table:formula="of:=[.Q179]*[.O180]" office:value-type="float" office:value="1927.71084337343">
            <text:p>$1,927.71</text:p>
          </table:table-cell>
          <table:table-cell table:formula="of:=[.Q179]+[.P180]" office:value-type="float" office:value="438072.289156626">
            <text:p>438,072.29</text:p>
          </table:table-cell>
          <table:table-cell/>
          <table:table-cell table:style-name="ce12" table:formula="of:=(([.B180]+[.D180]+[.C180]+[.E180])/([.B179]+[.D179]+[.C179]+[.E179]))-1" office:value-type="percentage" office:value="-0.00194426441996132">
            <text:p>-0.19%</text:p>
          </table:table-cell>
          <table:table-cell table:formula="of:=[.U179]*[.S180]" office:value-type="float" office:value="-2124.95695928885">
            <text:p>-2,124.96</text:p>
          </table:table-cell>
          <table:table-cell table:formula="of:=[.H180]+[.K180]+[.N180]+[.Q180]" office:value-type="float" office:value="1076798.11889459">
            <text:p>1,076,798.12</text:p>
          </table:table-cell>
          <table:table-cell table:number-columns-repeated="7"/>
          <table:table-cell office:value-type="float" office:value="126.54">
            <text:p>126.54</text:p>
          </table:table-cell>
          <table:table-cell table:formula="of:=[.AC180]/[.$AC$2]" office:value-type="percentage" office:value="1.02337242215932">
            <text:p>102.34%</text:p>
          </table:table-cell>
          <table:table-cell table:style-name="ce18" table:formula="of:=[.$AE$2]*[.AD180]" office:value-type="currency" office:currency="USD" office:value="1023372.42215932">
            <text:p>$1,023,372.4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19</text:p>
          </table:table-cell>
          <table:table-cell office:value-type="float" office:value="84.28">
            <text:p>84.28</text:p>
          </table:table-cell>
          <table:table-cell office:value-type="float" office:value="15.75">
            <text:p>15.75</text:p>
          </table:table-cell>
          <table:table-cell office:value-type="float" office:value="106.9">
            <text:p>106.9</text:p>
          </table:table-cell>
          <table:table-cell office:value-type="float" office:value="9.09">
            <text:p>9.09</text:p>
          </table:table-cell>
          <table:table-cell table:formula="of:=([.AC181]/[.AC180])-1" office:value-type="percentage" office:value="0.0113007744586691">
            <text:p>1.13%</text:p>
          </table:table-cell>
          <table:table-cell table:formula="of:=[.H180]*[.F181]" office:value-type="float" office:value="1156.49009300443">
            <text:p>$1,156.49</text:p>
          </table:table-cell>
          <table:table-cell table:formula="of:=[.H180]+[.G181]" office:value-type="float" office:value="103493.732308936">
            <text:p>103,493.73</text:p>
          </table:table-cell>
          <table:table-cell table:formula="of:=([.D181]/[.D180])-1" office:value-type="percentage" office:value="0.00215618261929329">
            <text:p>0.22%</text:p>
          </table:table-cell>
          <table:table-cell table:formula="of:=[.K180]*[.I181]" office:value-type="float" office:value="229.28920346926">
            <text:p>$229.29</text:p>
          </table:table-cell>
          <table:table-cell table:formula="of:=[.K180]+[.J181]" office:value-type="float" office:value="106569.634134184">
            <text:p>106,569.63</text:p>
          </table:table-cell>
          <table:table-cell table:formula="of:=([.C181]/[.C180])-1" office:value-type="percentage" office:value="0.00961538461538458">
            <text:p>0.96%</text:p>
          </table:table-cell>
          <table:table-cell table:formula="of:=[.N180]*[.L181]" office:value-type="float" office:value="4135.07925568572">
            <text:p>$4,135.08</text:p>
          </table:table-cell>
          <table:table-cell table:formula="of:=[.N180]+[.M181]" office:value-type="float" office:value="434183.321847002">
            <text:p>434,183.32</text:p>
          </table:table-cell>
          <table:table-cell table:formula="of:=([.E181]/[.E180])-1" office:value-type="percentage" office:value="0">
            <text:p>0.00%</text:p>
          </table:table-cell>
          <table:table-cell table:formula="of:=[.Q180]*[.O181]" office:value-type="float" office:value="0">
            <text:p>$0.00</text:p>
          </table:table-cell>
          <table:table-cell table:formula="of:=[.Q180]+[.P181]" office:value-type="float" office:value="438072.289156626">
            <text:p>438,072.29</text:p>
          </table:table-cell>
          <table:table-cell/>
          <table:table-cell table:style-name="ce12" table:formula="of:=(([.B181]+[.D181]+[.C181]+[.E181])/([.B180]+[.D180]+[.C180]+[.E180]))-1" office:value-type="percentage" office:value="0.00194805194805192">
            <text:p>0.19%</text:p>
          </table:table-cell>
          <table:table-cell table:formula="of:=[.U180]*[.S181]" office:value-type="float" office:value="2097.65867317125">
            <text:p>2,097.66</text:p>
          </table:table-cell>
          <table:table-cell table:formula="of:=[.H181]+[.K181]+[.N181]+[.Q181]" office:value-type="float" office:value="1082318.97744675">
            <text:p>1,082,318.98</text:p>
          </table:table-cell>
          <table:table-cell table:number-columns-repeated="7"/>
          <table:table-cell office:value-type="float" office:value="127.97">
            <text:p>127.97</text:p>
          </table:table-cell>
          <table:table-cell table:formula="of:=[.AC181]/[.$AC$2]" office:value-type="percentage" office:value="1.03493732308937">
            <text:p>103.49%</text:p>
          </table:table-cell>
          <table:table-cell table:style-name="ce18" table:formula="of:=[.$AE$2]*[.AD181]" office:value-type="currency" office:currency="USD" office:value="1034937.32308937">
            <text:p>$1,034,937.3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0</text:p>
          </table:table-cell>
          <table:table-cell office:value-type="float" office:value="84.24">
            <text:p>84.24</text:p>
          </table:table-cell>
          <table:table-cell office:value-type="float" office:value="15.75">
            <text:p>15.75</text:p>
          </table:table-cell>
          <table:table-cell office:value-type="float" office:value="107.11">
            <text:p>107.11</text:p>
          </table:table-cell>
          <table:table-cell office:value-type="float" office:value="9.08">
            <text:p>9.08</text:p>
          </table:table-cell>
          <table:table-cell table:formula="of:=([.AC182]/[.AC181])-1" office:value-type="percentage" office:value="-0.00359459248261307">
            <text:p>-0.36%</text:p>
          </table:table-cell>
          <table:table-cell table:formula="of:=[.H181]*[.F182]" office:value-type="float" office:value="-372.017792155272">
            <text:p>-$372.02</text:p>
          </table:table-cell>
          <table:table-cell table:formula="of:=[.H181]+[.G182]" office:value-type="float" office:value="103121.714516781">
            <text:p>103,121.71</text:p>
          </table:table-cell>
          <table:table-cell table:formula="of:=([.D182]/[.D181])-1" office:value-type="percentage" office:value="0.00196445275958834">
            <text:p>0.20%</text:p>
          </table:table-cell>
          <table:table-cell table:formula="of:=[.K181]*[.I182]" office:value-type="float" office:value="209.351011863218">
            <text:p>$209.35</text:p>
          </table:table-cell>
          <table:table-cell table:formula="of:=[.K181]+[.J182]" office:value-type="float" office:value="106778.985146047">
            <text:p>106,778.99</text:p>
          </table:table-cell>
          <table:table-cell table:formula="of:=([.C182]/[.C181])-1" office:value-type="percentage" office:value="0">
            <text:p>0.00%</text:p>
          </table:table-cell>
          <table:table-cell table:formula="of:=[.N181]*[.L182]" office:value-type="float" office:value="0">
            <text:p>$0.00</text:p>
          </table:table-cell>
          <table:table-cell table:formula="of:=[.N181]+[.M182]" office:value-type="float" office:value="434183.321847002">
            <text:p>434,183.32</text:p>
          </table:table-cell>
          <table:table-cell table:formula="of:=([.E182]/[.E181])-1" office:value-type="percentage" office:value="-0.00110011001100108">
            <text:p>-0.11%</text:p>
          </table:table-cell>
          <table:table-cell table:formula="of:=[.Q181]*[.O182]" office:value-type="float" office:value="-481.927710843363">
            <text:p>-$481.93</text:p>
          </table:table-cell>
          <table:table-cell table:formula="of:=[.Q181]+[.P182]" office:value-type="float" office:value="437590.361445783">
            <text:p>437,590.36</text:p>
          </table:table-cell>
          <table:table-cell/>
          <table:table-cell table:style-name="ce12" table:formula="of:=(([.B182]+[.D182]+[.C182]+[.E182])/([.B181]+[.D181]+[.C181]+[.E181]))-1" office:value-type="percentage" office:value="0.00074067215998519">
            <text:p>0.07%</text:p>
          </table:table-cell>
          <table:table-cell table:formula="of:=[.U181]*[.S182]" office:value-type="float" office:value="801.643534818445">
            <text:p>801.64</text:p>
          </table:table-cell>
          <table:table-cell table:formula="of:=[.H182]+[.K182]+[.N182]+[.Q182]" office:value-type="float" office:value="1081674.38295561">
            <text:p>1,081,674.38</text:p>
          </table:table-cell>
          <table:table-cell table:number-columns-repeated="7"/>
          <table:table-cell office:value-type="float" office:value="127.51">
            <text:p>127.51</text:p>
          </table:table-cell>
          <table:table-cell table:formula="of:=[.AC182]/[.$AC$2]" office:value-type="percentage" office:value="1.03121714516781">
            <text:p>103.12%</text:p>
          </table:table-cell>
          <table:table-cell table:style-name="ce18" table:formula="of:=[.$AE$2]*[.AD182]" office:value-type="currency" office:currency="USD" office:value="1031217.14516781">
            <text:p>$1,031,217.1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1</text:p>
          </table:table-cell>
          <table:table-cell office:value-type="float" office:value="84.15">
            <text:p>84.15</text:p>
          </table:table-cell>
          <table:table-cell office:value-type="float" office:value="15.71">
            <text:p>15.71</text:p>
          </table:table-cell>
          <table:table-cell office:value-type="float" office:value="107.29">
            <text:p>107.29</text:p>
          </table:table-cell>
          <table:table-cell office:value-type="float" office:value="9.16">
            <text:p>9.16</text:p>
          </table:table-cell>
          <table:table-cell table:formula="of:=([.AC183]/[.AC182])-1" office:value-type="percentage" office:value="-0.000784252215512593">
            <text:p>-0.08%</text:p>
          </table:table-cell>
          <table:table-cell table:formula="of:=[.H182]*[.F183]" office:value-type="float" office:value="-80.8734330772428">
            <text:p>-$80.87</text:p>
          </table:table-cell>
          <table:table-cell table:formula="of:=[.H182]+[.G183]" office:value-type="float" office:value="103040.841083704">
            <text:p>103,040.84</text:p>
          </table:table-cell>
          <table:table-cell table:formula="of:=([.D183]/[.D182])-1" office:value-type="percentage" office:value="0.00168051535804326">
            <text:p>0.17%</text:p>
          </table:table-cell>
          <table:table-cell table:formula="of:=[.K182]*[.I183]" office:value-type="float" office:value="179.443724454205">
            <text:p>$179.44</text:p>
          </table:table-cell>
          <table:table-cell table:formula="of:=[.K182]+[.J183]" office:value-type="float" office:value="106958.428870501">
            <text:p>106,958.43</text:p>
          </table:table-cell>
          <table:table-cell table:formula="of:=([.C183]/[.C182])-1" office:value-type="percentage" office:value="-0.00253968253968251">
            <text:p>-0.25%</text:p>
          </table:table-cell>
          <table:table-cell table:formula="of:=[.N182]*[.L183]" office:value-type="float" office:value="-1102.68780151618">
            <text:p>-$1,102.69</text:p>
          </table:table-cell>
          <table:table-cell table:formula="of:=[.N182]+[.M183]" office:value-type="float" office:value="433080.634045486">
            <text:p>433,080.63</text:p>
          </table:table-cell>
          <table:table-cell table:formula="of:=([.E183]/[.E182])-1" office:value-type="percentage" office:value="0.00881057268722474">
            <text:p>0.88%</text:p>
          </table:table-cell>
          <table:table-cell table:formula="of:=[.Q182]*[.O183]" office:value-type="float" office:value="3855.42168674702">
            <text:p>$3,855.42</text:p>
          </table:table-cell>
          <table:table-cell table:formula="of:=[.Q182]+[.P183]" office:value-type="float" office:value="441445.78313253">
            <text:p>441,445.78</text:p>
          </table:table-cell>
          <table:table-cell/>
          <table:table-cell table:style-name="ce12" table:formula="of:=(([.B183]+[.D183]+[.C183]+[.E183])/([.B182]+[.D182]+[.C182]+[.E182]))-1" office:value-type="percentage" office:value="0.000601350726246563">
            <text:p>0.06%</text:p>
          </table:table-cell>
          <table:table-cell table:formula="of:=[.U182]*[.S183]" office:value-type="float" office:value="650.465675752662">
            <text:p>650.47</text:p>
          </table:table-cell>
          <table:table-cell table:formula="of:=[.H183]+[.K183]+[.N183]+[.Q183]" office:value-type="float" office:value="1084525.68713222">
            <text:p>1,084,525.69</text:p>
          </table:table-cell>
          <table:table-cell table:number-columns-repeated="7"/>
          <table:table-cell office:value-type="float" office:value="127.41">
            <text:p>127.41</text:p>
          </table:table-cell>
          <table:table-cell table:formula="of:=[.AC183]/[.$AC$2]" office:value-type="percentage" office:value="1.03040841083704">
            <text:p>103.04%</text:p>
          </table:table-cell>
          <table:table-cell table:style-name="ce18" table:formula="of:=[.$AE$2]*[.AD183]" office:value-type="currency" office:currency="USD" office:value="1030408.41083704">
            <text:p>$1,030,408.4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2</text:p>
          </table:table-cell>
          <table:table-cell office:value-type="float" office:value="84.16">
            <text:p>84.16</text:p>
          </table:table-cell>
          <table:table-cell office:value-type="float" office:value="15.71">
            <text:p>15.71</text:p>
          </table:table-cell>
          <table:table-cell office:value-type="float" office:value="107.6">
            <text:p>107.6</text:p>
          </table:table-cell>
          <table:table-cell office:value-type="float" office:value="9.11">
            <text:p>9.11</text:p>
          </table:table-cell>
          <table:table-cell table:formula="of:=([.AC184]/[.AC183])-1" office:value-type="percentage" office:value="0.000078486774978348">
            <text:p>0.01%</text:p>
          </table:table-cell>
          <table:table-cell table:formula="of:=[.H183]*[.F184]" office:value-type="float" office:value="8.08734330771638">
            <text:p>$8.09</text:p>
          </table:table-cell>
          <table:table-cell table:formula="of:=[.H183]+[.G184]" office:value-type="float" office:value="103048.928427012">
            <text:p>103,048.93</text:p>
          </table:table-cell>
          <table:table-cell table:formula="of:=([.D184]/[.D183])-1" office:value-type="percentage" office:value="0.00288936527169348">
            <text:p>0.29%</text:p>
          </table:table-cell>
          <table:table-cell table:formula="of:=[.K183]*[.I184]" office:value-type="float" office:value="309.041969893324">
            <text:p>$309.04</text:p>
          </table:table-cell>
          <table:table-cell table:formula="of:=[.K183]+[.J184]" office:value-type="float" office:value="107267.470840395">
            <text:p>107,267.47</text:p>
          </table:table-cell>
          <table:table-cell table:formula="of:=([.C184]/[.C183])-1" office:value-type="percentage" office:value="0">
            <text:p>0.00%</text:p>
          </table:table-cell>
          <table:table-cell table:formula="of:=[.N183]*[.L184]" office:value-type="float" office:value="0">
            <text:p>$0.00</text:p>
          </table:table-cell>
          <table:table-cell table:formula="of:=[.N183]+[.M184]" office:value-type="float" office:value="433080.634045486">
            <text:p>433,080.63</text:p>
          </table:table-cell>
          <table:table-cell table:formula="of:=([.E184]/[.E183])-1" office:value-type="percentage" office:value="-0.00545851528384289">
            <text:p>-0.55%</text:p>
          </table:table-cell>
          <table:table-cell table:formula="of:=[.Q183]*[.O184]" office:value-type="float" office:value="-2409.63855421691">
            <text:p>-$2,409.64</text:p>
          </table:table-cell>
          <table:table-cell table:formula="of:=[.Q183]+[.P184]" office:value-type="float" office:value="439036.144578313">
            <text:p>439,036.14</text:p>
          </table:table-cell>
          <table:table-cell/>
          <table:table-cell table:style-name="ce12" table:formula="of:=(([.B184]+[.D184]+[.C184]+[.E184])/([.B183]+[.D183]+[.C183]+[.E183]))-1" office:value-type="percentage" office:value="0.00124820858952424">
            <text:p>0.12%</text:p>
          </table:table-cell>
          <table:table-cell table:formula="of:=[.U183]*[.S184]" office:value-type="float" office:value="1353.71427823811">
            <text:p>1,353.71</text:p>
          </table:table-cell>
          <table:table-cell table:formula="of:=[.H184]+[.K184]+[.N184]+[.Q184]" office:value-type="float" office:value="1082433.17789121">
            <text:p>1,082,433.18</text:p>
          </table:table-cell>
          <table:table-cell table:number-columns-repeated="7"/>
          <table:table-cell office:value-type="float" office:value="127.42">
            <text:p>127.42</text:p>
          </table:table-cell>
          <table:table-cell table:formula="of:=[.AC184]/[.$AC$2]" office:value-type="percentage" office:value="1.03048928427012">
            <text:p>103.05%</text:p>
          </table:table-cell>
          <table:table-cell table:style-name="ce18" table:formula="of:=[.$AE$2]*[.AD184]" office:value-type="currency" office:currency="USD" office:value="1030489.28427012">
            <text:p>$1,030,489.2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3</text:p>
          </table:table-cell>
          <table:table-cell office:value-type="float" office:value="84.17">
            <text:p>84.17</text:p>
          </table:table-cell>
          <table:table-cell office:value-type="float" office:value="15.71">
            <text:p>15.71</text:p>
          </table:table-cell>
          <table:table-cell office:value-type="float" office:value="107.04">
            <text:p>107.04</text:p>
          </table:table-cell>
          <table:table-cell office:value-type="float" office:value="9.09">
            <text:p>9.09</text:p>
          </table:table-cell>
          <table:table-cell table:formula="of:=([.AC185]/[.AC184])-1" office:value-type="percentage" office:value="0.00753413906765021">
            <text:p>0.75%</text:p>
          </table:table-cell>
          <table:table-cell table:formula="of:=[.H184]*[.F185]" office:value-type="float" office:value="776.384957541439">
            <text:p>$776.38</text:p>
          </table:table-cell>
          <table:table-cell table:formula="of:=[.H184]+[.G185]" office:value-type="float" office:value="103825.313384553">
            <text:p>103,825.31</text:p>
          </table:table-cell>
          <table:table-cell table:formula="of:=([.D185]/[.D184])-1" office:value-type="percentage" office:value="-0.00520446096654259">
            <text:p>-0.52%</text:p>
          </table:table-cell>
          <table:table-cell table:formula="of:=[.K184]*[.I185]" office:value-type="float" office:value="-558.26936496858">
            <text:p>-$558.27</text:p>
          </table:table-cell>
          <table:table-cell table:formula="of:=[.K184]+[.J185]" office:value-type="float" office:value="106709.201475426">
            <text:p>106,709.20</text:p>
          </table:table-cell>
          <table:table-cell table:formula="of:=([.C185]/[.C184])-1" office:value-type="percentage" office:value="0">
            <text:p>0.00%</text:p>
          </table:table-cell>
          <table:table-cell table:formula="of:=[.N184]*[.L185]" office:value-type="float" office:value="0">
            <text:p>$0.00</text:p>
          </table:table-cell>
          <table:table-cell table:formula="of:=[.N184]+[.M185]" office:value-type="float" office:value="433080.634045486">
            <text:p>433,080.63</text:p>
          </table:table-cell>
          <table:table-cell table:formula="of:=([.E185]/[.E184])-1" office:value-type="percentage" office:value="-0.00219538968166844">
            <text:p>-0.22%</text:p>
          </table:table-cell>
          <table:table-cell table:formula="of:=[.Q184]*[.O185]" office:value-type="float" office:value="-963.85542168672">
            <text:p>-$963.86</text:p>
          </table:table-cell>
          <table:table-cell table:formula="of:=[.Q184]+[.P185]" office:value-type="float" office:value="438072.289156626">
            <text:p>438,072.29</text:p>
          </table:table-cell>
          <table:table-cell/>
          <table:table-cell table:style-name="ce12" table:formula="of:=(([.B185]+[.D185]+[.C185]+[.E185])/([.B184]+[.D184]+[.C184]+[.E184]))-1" office:value-type="percentage" office:value="-0.00263182195955292">
            <text:p>-0.26%</text:p>
          </table:table-cell>
          <table:table-cell table:formula="of:=[.U184]*[.S185]" office:value-type="float" office:value="-2848.77140732272">
            <text:p>-2,848.77</text:p>
          </table:table-cell>
          <table:table-cell table:formula="of:=[.H185]+[.K185]+[.N185]+[.Q185]" office:value-type="float" office:value="1081687.43806209">
            <text:p>1,081,687.44</text:p>
          </table:table-cell>
          <table:table-cell table:number-columns-repeated="7"/>
          <table:table-cell office:value-type="float" office:value="128.38">
            <text:p>128.38</text:p>
          </table:table-cell>
          <table:table-cell table:formula="of:=[.AC185]/[.$AC$2]" office:value-type="percentage" office:value="1.03825313384553">
            <text:p>103.83%</text:p>
          </table:table-cell>
          <table:table-cell table:style-name="ce18" table:formula="of:=[.$AE$2]*[.AD185]" office:value-type="currency" office:currency="USD" office:value="1038253.13384553">
            <text:p>$1,038,253.1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6</text:p>
          </table:table-cell>
          <table:table-cell office:value-type="float" office:value="84.14">
            <text:p>84.14</text:p>
          </table:table-cell>
          <table:table-cell office:value-type="float" office:value="15.51">
            <text:p>15.51</text:p>
          </table:table-cell>
          <table:table-cell office:value-type="float" office:value="106.8">
            <text:p>106.8</text:p>
          </table:table-cell>
          <table:table-cell office:value-type="float" office:value="9.08">
            <text:p>9.08</text:p>
          </table:table-cell>
          <table:table-cell table:formula="of:=([.AC186]/[.AC185])-1" office:value-type="percentage" office:value="0.00303785636391973">
            <text:p>0.30%</text:p>
          </table:table-cell>
          <table:table-cell table:formula="of:=[.H185]*[.F186]" office:value-type="float" office:value="315.406389001225">
            <text:p>$315.41</text:p>
          </table:table-cell>
          <table:table-cell table:formula="of:=[.H185]+[.G186]" office:value-type="float" office:value="104140.719773554">
            <text:p>104,140.72</text:p>
          </table:table-cell>
          <table:table-cell table:formula="of:=([.D186]/[.D185])-1" office:value-type="percentage" office:value="-0.00224215246636783">
            <text:p>-0.22%</text:p>
          </table:table-cell>
          <table:table-cell table:formula="of:=[.K185]*[.I186]" office:value-type="float" office:value="-239.258299272268">
            <text:p>-$239.26</text:p>
          </table:table-cell>
          <table:table-cell table:formula="of:=[.K185]+[.J186]" office:value-type="float" office:value="106469.943176154">
            <text:p>106,469.94</text:p>
          </table:table-cell>
          <table:table-cell table:formula="of:=([.C186]/[.C185])-1" office:value-type="percentage" office:value="-0.0127307447485678">
            <text:p>-1.27%</text:p>
          </table:table-cell>
          <table:table-cell table:formula="of:=[.N185]*[.L186]" office:value-type="float" office:value="-5513.439007581">
            <text:p>-$5,513.44</text:p>
          </table:table-cell>
          <table:table-cell table:formula="of:=[.N185]+[.M186]" office:value-type="float" office:value="427567.195037905">
            <text:p>427,567.20</text:p>
          </table:table-cell>
          <table:table-cell table:formula="of:=([.E186]/[.E185])-1" office:value-type="percentage" office:value="-0.00110011001100108">
            <text:p>-0.11%</text:p>
          </table:table-cell>
          <table:table-cell table:formula="of:=[.Q185]*[.O186]" office:value-type="float" office:value="-481.927710843363">
            <text:p>-$481.93</text:p>
          </table:table-cell>
          <table:table-cell table:formula="of:=[.Q185]+[.P186]" office:value-type="float" office:value="437590.361445783">
            <text:p>437,590.36</text:p>
          </table:table-cell>
          <table:table-cell/>
          <table:table-cell table:style-name="ce12" table:formula="of:=(([.B186]+[.D186]+[.C186]+[.E186])/([.B185]+[.D185]+[.C185]+[.E185]))-1" office:value-type="percentage" office:value="-0.00222211934632666">
            <text:p>-0.22%</text:p>
          </table:table-cell>
          <table:table-cell table:formula="of:=[.U185]*[.S186]" office:value-type="float" office:value="-2403.63858279629">
            <text:p>-2,403.64</text:p>
          </table:table-cell>
          <table:table-cell table:formula="of:=[.H186]+[.K186]+[.N186]+[.Q186]" office:value-type="float" office:value="1075768.2194334">
            <text:p>1,075,768.22</text:p>
          </table:table-cell>
          <table:table-cell table:number-columns-repeated="7"/>
          <table:table-cell office:value-type="float" office:value="128.77">
            <text:p>128.77</text:p>
          </table:table-cell>
          <table:table-cell table:formula="of:=[.AC186]/[.$AC$2]" office:value-type="percentage" office:value="1.04140719773554">
            <text:p>104.14%</text:p>
          </table:table-cell>
          <table:table-cell table:style-name="ce18" table:formula="of:=[.$AE$2]*[.AD186]" office:value-type="currency" office:currency="USD" office:value="1041407.19773554">
            <text:p>$1,041,407.2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7</text:p>
          </table:table-cell>
          <table:table-cell office:value-type="float" office:value="84.11">
            <text:p>84.11</text:p>
          </table:table-cell>
          <table:table-cell office:value-type="float" office:value="15.51">
            <text:p>15.51</text:p>
          </table:table-cell>
          <table:table-cell office:value-type="float" office:value="106.66">
            <text:p>106.66</text:p>
          </table:table-cell>
          <table:table-cell office:value-type="float" office:value="9.04">
            <text:p>9.04</text:p>
          </table:table-cell>
          <table:table-cell table:formula="of:=([.AC187]/[.AC186])-1" office:value-type="percentage" office:value="0.00341694494059164">
            <text:p>0.34%</text:p>
          </table:table-cell>
          <table:table-cell table:formula="of:=[.H186]*[.F187]" office:value-type="float" office:value="355.843105539818">
            <text:p>$355.84</text:p>
          </table:table-cell>
          <table:table-cell table:formula="of:=[.H186]+[.G187]" office:value-type="float" office:value="104496.562879094">
            <text:p>104,496.56</text:p>
          </table:table-cell>
          <table:table-cell table:formula="of:=([.D187]/[.D186])-1" office:value-type="percentage" office:value="-0.00131086142322101">
            <text:p>-0.13%</text:p>
          </table:table-cell>
          <table:table-cell table:formula="of:=[.K186]*[.I187]" office:value-type="float" office:value="-139.567341242153">
            <text:p>-$139.57</text:p>
          </table:table-cell>
          <table:table-cell table:formula="of:=[.K186]+[.J187]" office:value-type="float" office:value="106330.375834912">
            <text:p>106,330.38</text:p>
          </table:table-cell>
          <table:table-cell table:formula="of:=([.C187]/[.C186])-1" office:value-type="percentage" office:value="0">
            <text:p>0.00%</text:p>
          </table:table-cell>
          <table:table-cell table:formula="of:=[.N186]*[.L187]" office:value-type="float" office:value="0">
            <text:p>$0.00</text:p>
          </table:table-cell>
          <table:table-cell table:formula="of:=[.N186]+[.M187]" office:value-type="float" office:value="427567.195037905">
            <text:p>427,567.20</text:p>
          </table:table-cell>
          <table:table-cell table:formula="of:=([.E187]/[.E186])-1" office:value-type="percentage" office:value="-0.00440528634361248">
            <text:p>-0.44%</text:p>
          </table:table-cell>
          <table:table-cell table:formula="of:=[.Q186]*[.O187]" office:value-type="float" office:value="-1927.71084337356">
            <text:p>-$1,927.71</text:p>
          </table:table-cell>
          <table:table-cell table:formula="of:=[.Q186]+[.P187]" office:value-type="float" office:value="435662.650602409">
            <text:p>435,662.65</text:p>
          </table:table-cell>
          <table:table-cell/>
          <table:table-cell table:style-name="ce12" table:formula="of:=(([.B187]+[.D187]+[.C187]+[.E187])/([.B186]+[.D186]+[.C186]+[.E186]))-1" office:value-type="percentage" office:value="-0.000974342318934895">
            <text:p>-0.10%</text:p>
          </table:table-cell>
          <table:table-cell table:formula="of:=[.U186]*[.S187]" office:value-type="float" office:value="-1048.1665015592">
            <text:p>-1,048.17</text:p>
          </table:table-cell>
          <table:table-cell table:formula="of:=[.H187]+[.K187]+[.N187]+[.Q187]" office:value-type="float" office:value="1074056.78435432">
            <text:p>1,074,056.78</text:p>
          </table:table-cell>
          <table:table-cell table:number-columns-repeated="7"/>
          <table:table-cell office:value-type="float" office:value="129.21">
            <text:p>129.21</text:p>
          </table:table-cell>
          <table:table-cell table:formula="of:=[.AC187]/[.$AC$2]" office:value-type="percentage" office:value="1.04496562879094">
            <text:p>104.50%</text:p>
          </table:table-cell>
          <table:table-cell table:style-name="ce18" table:formula="of:=[.$AE$2]*[.AD187]" office:value-type="currency" office:currency="USD" office:value="1044965.62879094">
            <text:p>$1,044,965.6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8</text:p>
          </table:table-cell>
          <table:table-cell office:value-type="float" office:value="84.08">
            <text:p>84.08</text:p>
          </table:table-cell>
          <table:table-cell office:value-type="float" office:value="15.48">
            <text:p>15.48</text:p>
          </table:table-cell>
          <table:table-cell office:value-type="float" office:value="106.57">
            <text:p>106.57</text:p>
          </table:table-cell>
          <table:table-cell office:value-type="float" office:value="9.12">
            <text:p>9.12</text:p>
          </table:table-cell>
          <table:table-cell table:formula="of:=([.AC188]/[.AC187])-1" office:value-type="percentage" office:value="0.00255398188994649">
            <text:p>0.26%</text:p>
          </table:table-cell>
          <table:table-cell table:formula="of:=[.H187]*[.F188]" office:value-type="float" office:value="266.882329154861">
            <text:p>$266.88</text:p>
          </table:table-cell>
          <table:table-cell table:formula="of:=[.H187]+[.G188]" office:value-type="float" office:value="104763.445208249">
            <text:p>104,763.45</text:p>
          </table:table-cell>
          <table:table-cell table:formula="of:=([.D188]/[.D187])-1" office:value-type="percentage" office:value="-0.000843802737671151">
            <text:p>-0.08%</text:p>
          </table:table-cell>
          <table:table-cell table:formula="of:=[.K187]*[.I188]" office:value-type="float" office:value="-89.7218622271009">
            <text:p>-$89.72</text:p>
          </table:table-cell>
          <table:table-cell table:formula="of:=[.K187]+[.J188]" office:value-type="float" office:value="106240.653972685">
            <text:p>106,240.65</text:p>
          </table:table-cell>
          <table:table-cell table:formula="of:=([.C188]/[.C187])-1" office:value-type="percentage" office:value="-0.0019342359767891">
            <text:p>-0.19%</text:p>
          </table:table-cell>
          <table:table-cell table:formula="of:=[.N187]*[.L188]" office:value-type="float" office:value="-827.015851137118">
            <text:p>-$827.02</text:p>
          </table:table-cell>
          <table:table-cell table:formula="of:=[.N187]+[.M188]" office:value-type="float" office:value="426740.179186768">
            <text:p>426,740.18</text:p>
          </table:table-cell>
          <table:table-cell table:formula="of:=([.E188]/[.E187])-1" office:value-type="percentage" office:value="0.00884955752212391">
            <text:p>0.88%</text:p>
          </table:table-cell>
          <table:table-cell table:formula="of:=[.Q187]*[.O188]" office:value-type="float" office:value="3855.42168674699">
            <text:p>$3,855.42</text:p>
          </table:table-cell>
          <table:table-cell table:formula="of:=[.Q187]+[.P188]" office:value-type="float" office:value="439518.072289156">
            <text:p>439,518.07</text:p>
          </table:table-cell>
          <table:table-cell/>
          <table:table-cell table:style-name="ce12" table:formula="of:=(([.B188]+[.D188]+[.C188]+[.E188])/([.B187]+[.D187]+[.C187]+[.E187]))-1" office:value-type="percentage" office:value="-0.0003250975292588">
            <text:p>-0.03%</text:p>
          </table:table-cell>
          <table:table-cell table:formula="of:=[.U187]*[.S188]" office:value-type="float" office:value="-349.173206877241">
            <text:p>-349.17</text:p>
          </table:table-cell>
          <table:table-cell table:formula="of:=[.H188]+[.K188]+[.N188]+[.Q188]" office:value-type="float" office:value="1077262.35065686">
            <text:p>1,077,262.35</text:p>
          </table:table-cell>
          <table:table-cell table:number-columns-repeated="7"/>
          <table:table-cell office:value-type="float" office:value="129.54">
            <text:p>129.54</text:p>
          </table:table-cell>
          <table:table-cell table:formula="of:=[.AC188]/[.$AC$2]" office:value-type="percentage" office:value="1.04763445208249">
            <text:p>104.76%</text:p>
          </table:table-cell>
          <table:table-cell table:style-name="ce18" table:formula="of:=[.$AE$2]*[.AD188]" office:value-type="currency" office:currency="USD" office:value="1047634.45208249">
            <text:p>$1,047,634.4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29</text:p>
          </table:table-cell>
          <table:table-cell office:value-type="float" office:value="84.1">
            <text:p>84.1</text:p>
          </table:table-cell>
          <table:table-cell office:value-type="float" office:value="15.81">
            <text:p>15.81</text:p>
          </table:table-cell>
          <table:table-cell office:value-type="float" office:value="106.53">
            <text:p>106.53</text:p>
          </table:table-cell>
          <table:table-cell office:value-type="float" office:value="9.19">
            <text:p>9.19</text:p>
          </table:table-cell>
          <table:table-cell table:formula="of:=([.AC189]/[.AC188])-1" office:value-type="percentage" office:value="-0.00308784931295358">
            <text:p>-0.31%</text:p>
          </table:table-cell>
          <table:table-cell table:formula="of:=[.H188]*[.F189]" office:value-type="float" office:value="-323.493732308942">
            <text:p>-$323.49</text:p>
          </table:table-cell>
          <table:table-cell table:formula="of:=[.H188]+[.G189]" office:value-type="float" office:value="104439.95147594">
            <text:p>104,439.95</text:p>
          </table:table-cell>
          <table:table-cell table:formula="of:=([.D189]/[.D188])-1" office:value-type="percentage" office:value="-0.000375340152012682">
            <text:p>-0.04%</text:p>
          </table:table-cell>
          <table:table-cell table:formula="of:=[.K188]*[.I189]" office:value-type="float" office:value="-39.8763832120342">
            <text:p>-$39.88</text:p>
          </table:table-cell>
          <table:table-cell table:formula="of:=[.K188]+[.J189]" office:value-type="float" office:value="106200.777589473">
            <text:p>106,200.78</text:p>
          </table:table-cell>
          <table:table-cell table:formula="of:=([.C189]/[.C188])-1" office:value-type="percentage" office:value="0.0213178294573644">
            <text:p>2.13%</text:p>
          </table:table-cell>
          <table:table-cell table:formula="of:=[.N188]*[.L189]" office:value-type="float" office:value="9097.17436250864">
            <text:p>$9,097.17</text:p>
          </table:table-cell>
          <table:table-cell table:formula="of:=[.N188]+[.M189]" office:value-type="float" office:value="435837.353549277">
            <text:p>435,837.35</text:p>
          </table:table-cell>
          <table:table-cell table:formula="of:=([.E189]/[.E188])-1" office:value-type="percentage" office:value="0.00767543859649122">
            <text:p>0.77%</text:p>
          </table:table-cell>
          <table:table-cell table:formula="of:=[.Q188]*[.O189]" office:value-type="float" office:value="3373.49397590361">
            <text:p>$3,373.49</text:p>
          </table:table-cell>
          <table:table-cell table:formula="of:=[.Q188]+[.P189]" office:value-type="float" office:value="442891.56626506">
            <text:p>442,891.57</text:p>
          </table:table-cell>
          <table:table-cell/>
          <table:table-cell table:style-name="ce12" table:formula="of:=(([.B189]+[.D189]+[.C189]+[.E189])/([.B188]+[.D188]+[.C188]+[.E188]))-1" office:value-type="percentage" office:value="0.00176538908246227">
            <text:p>0.18%</text:p>
          </table:table-cell>
          <table:table-cell table:formula="of:=[.U188]*[.S189]" office:value-type="float" office:value="1901.78719279725">
            <text:p>1,901.79</text:p>
          </table:table-cell>
          <table:table-cell table:formula="of:=[.H189]+[.K189]+[.N189]+[.Q189]" office:value-type="float" office:value="1089369.64887975">
            <text:p>1,089,369.65</text:p>
          </table:table-cell>
          <table:table-cell table:number-columns-repeated="7"/>
          <table:table-cell office:value-type="float" office:value="129.14">
            <text:p>129.14</text:p>
          </table:table-cell>
          <table:table-cell table:formula="of:=[.AC189]/[.$AC$2]" office:value-type="percentage" office:value="1.0443995147594">
            <text:p>104.44%</text:p>
          </table:table-cell>
          <table:table-cell table:style-name="ce18" table:formula="of:=[.$AE$2]*[.AD189]" office:value-type="currency" office:currency="USD" office:value="1044399.5147594">
            <text:p>$1,044,399.5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09-30</text:p>
          </table:table-cell>
          <table:table-cell office:value-type="float" office:value="84.14">
            <text:p>84.14</text:p>
          </table:table-cell>
          <table:table-cell office:value-type="float" office:value="15.83">
            <text:p>15.83</text:p>
          </table:table-cell>
          <table:table-cell office:value-type="float" office:value="106.93">
            <text:p>106.93</text:p>
          </table:table-cell>
          <table:table-cell office:value-type="float" office:value="9.19">
            <text:p>9.19</text:p>
          </table:table-cell>
          <table:table-cell table:formula="of:=([.AC190]/[.AC189])-1" office:value-type="percentage" office:value="0.000077435341490073">
            <text:p>0.01%</text:p>
          </table:table-cell>
          <table:table-cell table:formula="of:=[.H189]*[.F190]" office:value-type="float" office:value="8.08734330774607">
            <text:p>$8.09</text:p>
          </table:table-cell>
          <table:table-cell table:formula="of:=[.H189]+[.G190]" office:value-type="float" office:value="104448.038819248">
            <text:p>104,448.04</text:p>
          </table:table-cell>
          <table:table-cell table:formula="of:=([.D190]/[.D189])-1" office:value-type="percentage" office:value="0.00375481085140339">
            <text:p>0.38%</text:p>
          </table:table-cell>
          <table:table-cell table:formula="of:=[.K189]*[.I190]" office:value-type="float" office:value="398.763832120429">
            <text:p>$398.76</text:p>
          </table:table-cell>
          <table:table-cell table:formula="of:=[.K189]+[.J190]" office:value-type="float" office:value="106599.541421593">
            <text:p>106,599.54</text:p>
          </table:table-cell>
          <table:table-cell table:formula="of:=([.C190]/[.C189])-1" office:value-type="percentage" office:value="0.00126502213788737">
            <text:p>0.13%</text:p>
          </table:table-cell>
          <table:table-cell table:formula="of:=[.N189]*[.L190]" office:value-type="float" office:value="551.343900758081">
            <text:p>$551.34</text:p>
          </table:table-cell>
          <table:table-cell table:formula="of:=[.N189]+[.M190]" office:value-type="float" office:value="436388.697450035">
            <text:p>436,388.70</text:p>
          </table:table-cell>
          <table:table-cell table:formula="of:=([.E190]/[.E189])-1" office:value-type="percentage" office:value="0">
            <text:p>0.00%</text:p>
          </table:table-cell>
          <table:table-cell table:formula="of:=[.Q189]*[.O190]" office:value-type="float" office:value="0">
            <text:p>$0.00</text:p>
          </table:table-cell>
          <table:table-cell table:formula="of:=[.Q189]+[.P190]" office:value-type="float" office:value="442891.56626506">
            <text:p>442,891.57</text:p>
          </table:table-cell>
          <table:table-cell/>
          <table:table-cell table:style-name="ce12" table:formula="of:=(([.B190]+[.D190]+[.C190]+[.E190])/([.B189]+[.D189]+[.C189]+[.E189]))-1" office:value-type="percentage" office:value="0.00213328386588141">
            <text:p>0.21%</text:p>
          </table:table-cell>
          <table:table-cell table:formula="of:=[.U189]*[.S190]" office:value-type="float" office:value="2323.93469593606">
            <text:p>2,323.93</text:p>
          </table:table-cell>
          <table:table-cell table:formula="of:=[.H190]+[.K190]+[.N190]+[.Q190]" office:value-type="float" office:value="1090327.84395594">
            <text:p>1,090,327.84</text:p>
          </table:table-cell>
          <table:table-cell table:number-columns-repeated="7"/>
          <table:table-cell office:value-type="float" office:value="129.15">
            <text:p>129.15</text:p>
          </table:table-cell>
          <table:table-cell table:formula="of:=[.AC190]/[.$AC$2]" office:value-type="percentage" office:value="1.04448038819248">
            <text:p>104.45%</text:p>
          </table:table-cell>
          <table:table-cell table:style-name="ce18" table:formula="of:=[.$AE$2]*[.AD190]" office:value-type="currency" office:currency="USD" office:value="1044480.38819248">
            <text:p>$1,044,480.3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03</text:p>
          </table:table-cell>
          <table:table-cell office:value-type="float" office:value="84.16">
            <text:p>84.16</text:p>
          </table:table-cell>
          <table:table-cell office:value-type="float" office:value="15.83">
            <text:p>15.83</text:p>
          </table:table-cell>
          <table:table-cell office:value-type="float" office:value="107.36">
            <text:p>107.36</text:p>
          </table:table-cell>
          <table:table-cell office:value-type="float" office:value="9.23">
            <text:p>9.23</text:p>
          </table:table-cell>
          <table:table-cell table:formula="of:=([.AC191]/[.AC190])-1" office:value-type="percentage" office:value="-0.000774293457220243">
            <text:p>-0.08%</text:p>
          </table:table-cell>
          <table:table-cell table:formula="of:=[.H190]*[.F191]" office:value-type="float" office:value="-80.8734330772295">
            <text:p>-$80.87</text:p>
          </table:table-cell>
          <table:table-cell table:formula="of:=[.H190]+[.G191]" office:value-type="float" office:value="104367.165386171">
            <text:p>104,367.17</text:p>
          </table:table-cell>
          <table:table-cell table:formula="of:=([.D191]/[.D190])-1" office:value-type="percentage" office:value="0.00402132236042263">
            <text:p>0.40%</text:p>
          </table:table-cell>
          <table:table-cell table:formula="of:=[.K190]*[.I191]" office:value-type="float" office:value="428.67111952945">
            <text:p>$428.67</text:p>
          </table:table-cell>
          <table:table-cell table:formula="of:=[.K190]+[.J191]" office:value-type="float" office:value="107028.212541122">
            <text:p>107,028.21</text:p>
          </table:table-cell>
          <table:table-cell table:formula="of:=([.C191]/[.C190])-1" office:value-type="percentage" office:value="0">
            <text:p>0.00%</text:p>
          </table:table-cell>
          <table:table-cell table:formula="of:=[.N190]*[.L191]" office:value-type="float" office:value="0">
            <text:p>$0.00</text:p>
          </table:table-cell>
          <table:table-cell table:formula="of:=[.N190]+[.M191]" office:value-type="float" office:value="436388.697450035">
            <text:p>436,388.70</text:p>
          </table:table-cell>
          <table:table-cell table:formula="of:=([.E191]/[.E190])-1" office:value-type="percentage" office:value="0.00435255712731242">
            <text:p>0.44%</text:p>
          </table:table-cell>
          <table:table-cell table:formula="of:=[.Q190]*[.O191]" office:value-type="float" office:value="1927.71084337355">
            <text:p>$1,927.71</text:p>
          </table:table-cell>
          <table:table-cell table:formula="of:=[.Q190]+[.P191]" office:value-type="float" office:value="444819.277108434">
            <text:p>444,819.28</text:p>
          </table:table-cell>
          <table:table-cell/>
          <table:table-cell table:style-name="ce12" table:formula="of:=(([.B191]+[.D191]+[.C191]+[.E191])/([.B190]+[.D190]+[.C190]+[.E190]))-1" office:value-type="percentage" office:value="0.00226757369614505">
            <text:p>0.23%</text:p>
          </table:table-cell>
          <table:table-cell table:formula="of:=[.U190]*[.S191]" office:value-type="float" office:value="2472.39873912903">
            <text:p>2,472.40</text:p>
          </table:table-cell>
          <table:table-cell table:formula="of:=[.H191]+[.K191]+[.N191]+[.Q191]" office:value-type="float" office:value="1092603.35248576">
            <text:p>1,092,603.35</text:p>
          </table:table-cell>
          <table:table-cell table:number-columns-repeated="7"/>
          <table:table-cell office:value-type="float" office:value="129.05">
            <text:p>129.05</text:p>
          </table:table-cell>
          <table:table-cell table:formula="of:=[.AC191]/[.$AC$2]" office:value-type="percentage" office:value="1.04367165386171">
            <text:p>104.37%</text:p>
          </table:table-cell>
          <table:table-cell table:style-name="ce18" table:formula="of:=[.$AE$2]*[.AD191]" office:value-type="currency" office:currency="USD" office:value="1043671.65386171">
            <text:p>$1,043,671.6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04</text:p>
          </table:table-cell>
          <table:table-cell office:value-type="float" office:value="84.11">
            <text:p>84.11</text:p>
          </table:table-cell>
          <table:table-cell office:value-type="float" office:value="15.94">
            <text:p>15.94</text:p>
          </table:table-cell>
          <table:table-cell office:value-type="float" office:value="107.03">
            <text:p>107.03</text:p>
          </table:table-cell>
          <table:table-cell office:value-type="float" office:value="9.15">
            <text:p>9.15</text:p>
          </table:table-cell>
          <table:table-cell table:formula="of:=([.AC192]/[.AC191])-1" office:value-type="percentage" office:value="-0.00418442464161195">
            <text:p>-0.42%</text:p>
          </table:table-cell>
          <table:table-cell table:formula="of:=[.H191]*[.F192]" office:value-type="float" office:value="-436.716538617082">
            <text:p>-$436.72</text:p>
          </table:table-cell>
          <table:table-cell table:formula="of:=[.H191]+[.G192]" office:value-type="float" office:value="103930.448847553">
            <text:p>103,930.45</text:p>
          </table:table-cell>
          <table:table-cell table:formula="of:=([.D192]/[.D191])-1" office:value-type="percentage" office:value="-0.00307377049180324">
            <text:p>-0.31%</text:p>
          </table:table-cell>
          <table:table-cell table:formula="of:=[.K191]*[.I192]" office:value-type="float" office:value="-328.980161499348">
            <text:p>-$328.98</text:p>
          </table:table-cell>
          <table:table-cell table:formula="of:=[.K191]+[.J192]" office:value-type="float" office:value="106699.232379623">
            <text:p>106,699.23</text:p>
          </table:table-cell>
          <table:table-cell table:formula="of:=([.C192]/[.C191])-1" office:value-type="percentage" office:value="0.00694883133291224">
            <text:p>0.69%</text:p>
          </table:table-cell>
          <table:table-cell table:formula="of:=[.N191]*[.L192]" office:value-type="float" office:value="3032.39145416956">
            <text:p>$3,032.39</text:p>
          </table:table-cell>
          <table:table-cell table:formula="of:=[.N191]+[.M192]" office:value-type="float" office:value="439421.088904204">
            <text:p>439,421.09</text:p>
          </table:table-cell>
          <table:table-cell table:formula="of:=([.E192]/[.E191])-1" office:value-type="percentage" office:value="-0.00866738894907915">
            <text:p>-0.87%</text:p>
          </table:table-cell>
          <table:table-cell table:formula="of:=[.Q191]*[.O192]" office:value-type="float" office:value="-3855.42168674701">
            <text:p>-$3,855.42</text:p>
          </table:table-cell>
          <table:table-cell table:formula="of:=[.Q191]+[.P192]" office:value-type="float" office:value="440963.855421686">
            <text:p>440,963.86</text:p>
          </table:table-cell>
          <table:table-cell/>
          <table:table-cell table:style-name="ce12" table:formula="of:=(([.B192]+[.D192]+[.C192]+[.E192])/([.B191]+[.D191]+[.C191]+[.E191]))-1" office:value-type="percentage" office:value="-0.00161603102779573">
            <text:p>-0.16%</text:p>
          </table:table-cell>
          <table:table-cell table:formula="of:=[.U191]*[.S192]" office:value-type="float" office:value="-1765.68091869062">
            <text:p>-1,765.68</text:p>
          </table:table-cell>
          <table:table-cell table:formula="of:=[.H192]+[.K192]+[.N192]+[.Q192]" office:value-type="float" office:value="1091014.62555307">
            <text:p>1,091,014.63</text:p>
          </table:table-cell>
          <table:table-cell table:number-columns-repeated="7"/>
          <table:table-cell office:value-type="float" office:value="128.51">
            <text:p>128.51</text:p>
          </table:table-cell>
          <table:table-cell table:formula="of:=[.AC192]/[.$AC$2]" office:value-type="percentage" office:value="1.03930448847554">
            <text:p>103.93%</text:p>
          </table:table-cell>
          <table:table-cell table:style-name="ce18" table:formula="of:=[.$AE$2]*[.AD192]" office:value-type="currency" office:currency="USD" office:value="1039304.48847554">
            <text:p>$1,039,304.4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05</text:p>
          </table:table-cell>
          <table:table-cell office:value-type="float" office:value="84.11">
            <text:p>84.11</text:p>
          </table:table-cell>
          <table:table-cell office:value-type="float" office:value="15.99">
            <text:p>15.99</text:p>
          </table:table-cell>
          <table:table-cell office:value-type="float" office:value="106.67">
            <text:p>106.67</text:p>
          </table:table-cell>
          <table:table-cell office:value-type="float" office:value="9.12">
            <text:p>9.12</text:p>
          </table:table-cell>
          <table:table-cell table:formula="of:=([.AC193]/[.AC192])-1" office:value-type="percentage" office:value="0.00132285425258738">
            <text:p>0.13%</text:p>
          </table:table-cell>
          <table:table-cell table:formula="of:=[.H192]*[.F193]" office:value-type="float" office:value="137.484836231301">
            <text:p>$137.48</text:p>
          </table:table-cell>
          <table:table-cell table:formula="of:=[.H192]+[.G193]" office:value-type="float" office:value="104067.933683785">
            <text:p>104,067.93</text:p>
          </table:table-cell>
          <table:table-cell table:formula="of:=([.D193]/[.D192])-1" office:value-type="percentage" office:value="-0.00336354293188823">
            <text:p>-0.34%</text:p>
          </table:table-cell>
          <table:table-cell table:formula="of:=[.K192]*[.I193]" office:value-type="float" office:value="-358.887448908381">
            <text:p>-$358.89</text:p>
          </table:table-cell>
          <table:table-cell table:formula="of:=[.K192]+[.J193]" office:value-type="float" office:value="106340.344930715">
            <text:p>106,340.34</text:p>
          </table:table-cell>
          <table:table-cell table:formula="of:=([.C193]/[.C192])-1" office:value-type="percentage" office:value="0.00313676286072773">
            <text:p>0.31%</text:p>
          </table:table-cell>
          <table:table-cell table:formula="of:=[.N192]*[.L193]" office:value-type="float" office:value="1378.35975189524">
            <text:p>$1,378.36</text:p>
          </table:table-cell>
          <table:table-cell table:formula="of:=[.N192]+[.M193]" office:value-type="float" office:value="440799.4486561">
            <text:p>440,799.45</text:p>
          </table:table-cell>
          <table:table-cell table:formula="of:=([.E193]/[.E192])-1" office:value-type="percentage" office:value="-0.00327868852459023">
            <text:p>-0.33%</text:p>
          </table:table-cell>
          <table:table-cell table:formula="of:=[.Q192]*[.O193]" office:value-type="float" office:value="-1445.78313253015">
            <text:p>-$1,445.78</text:p>
          </table:table-cell>
          <table:table-cell table:formula="of:=[.Q192]+[.P193]" office:value-type="float" office:value="439518.072289156">
            <text:p>439,518.07</text:p>
          </table:table-cell>
          <table:table-cell/>
          <table:table-cell table:style-name="ce12" table:formula="of:=(([.B193]+[.D193]+[.C193]+[.E193])/([.B192]+[.D192]+[.C192]+[.E192]))-1" office:value-type="percentage" office:value="-0.00157239975951518">
            <text:p>-0.16%</text:p>
          </table:table-cell>
          <table:table-cell table:formula="of:=[.U192]*[.S193]" office:value-type="float" office:value="-1715.51113484718">
            <text:p>-1,715.51</text:p>
          </table:table-cell>
          <table:table-cell table:formula="of:=[.H193]+[.K193]+[.N193]+[.Q193]" office:value-type="float" office:value="1090725.79955976">
            <text:p>1,090,725.80</text:p>
          </table:table-cell>
          <table:table-cell table:number-columns-repeated="7"/>
          <table:table-cell office:value-type="float" office:value="128.68">
            <text:p>128.68</text:p>
          </table:table-cell>
          <table:table-cell table:formula="of:=[.AC193]/[.$AC$2]" office:value-type="percentage" office:value="1.04067933683785">
            <text:p>104.07%</text:p>
          </table:table-cell>
          <table:table-cell table:style-name="ce18" table:formula="of:=[.$AE$2]*[.AD193]" office:value-type="currency" office:currency="USD" office:value="1040679.33683785">
            <text:p>$1,040,679.3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06</text:p>
          </table:table-cell>
          <table:table-cell office:value-type="float" office:value="84.09">
            <text:p>84.09</text:p>
          </table:table-cell>
          <table:table-cell office:value-type="float" office:value="15.99">
            <text:p>15.99</text:p>
          </table:table-cell>
          <table:table-cell office:value-type="float" office:value="106.5">
            <text:p>106.5</text:p>
          </table:table-cell>
          <table:table-cell office:value-type="float" office:value="9.17">
            <text:p>9.17</text:p>
          </table:table-cell>
          <table:table-cell table:formula="of:=([.AC194]/[.AC193])-1" office:value-type="percentage" office:value="-0.00683866956792045">
            <text:p>-0.68%</text:p>
          </table:table-cell>
          <table:table-cell table:formula="of:=[.H193]*[.F194]" office:value-type="float" office:value="-711.686211079663">
            <text:p>-$711.69</text:p>
          </table:table-cell>
          <table:table-cell table:formula="of:=[.H193]+[.G194]" office:value-type="float" office:value="103356.247472705">
            <text:p>103,356.25</text:p>
          </table:table-cell>
          <table:table-cell table:formula="of:=([.D194]/[.D193])-1" office:value-type="percentage" office:value="-0.00159370019686889">
            <text:p>-0.16%</text:p>
          </table:table-cell>
          <table:table-cell table:formula="of:=[.K193]*[.I194]" office:value-type="float" office:value="-169.474628651185">
            <text:p>-$169.47</text:p>
          </table:table-cell>
          <table:table-cell table:formula="of:=[.K193]+[.J194]" office:value-type="float" office:value="106170.870302064">
            <text:p>106,170.87</text:p>
          </table:table-cell>
          <table:table-cell table:formula="of:=([.C194]/[.C193])-1" office:value-type="percentage" office:value="0">
            <text:p>0.00%</text:p>
          </table:table-cell>
          <table:table-cell table:formula="of:=[.N193]*[.L194]" office:value-type="float" office:value="0">
            <text:p>$0.00</text:p>
          </table:table-cell>
          <table:table-cell table:formula="of:=[.N193]+[.M194]" office:value-type="float" office:value="440799.4486561">
            <text:p>440,799.45</text:p>
          </table:table-cell>
          <table:table-cell table:formula="of:=([.E194]/[.E193])-1" office:value-type="percentage" office:value="0.00548245614035103">
            <text:p>0.55%</text:p>
          </table:table-cell>
          <table:table-cell table:formula="of:=[.Q193]*[.O194]" office:value-type="float" office:value="2409.63855421693">
            <text:p>$2,409.64</text:p>
          </table:table-cell>
          <table:table-cell table:formula="of:=[.Q193]+[.P194]" office:value-type="float" office:value="441927.710843373">
            <text:p>441,927.71</text:p>
          </table:table-cell>
          <table:table-cell/>
          <table:table-cell table:style-name="ce12" table:formula="of:=(([.B194]+[.D194]+[.C194]+[.E194])/([.B193]+[.D193]+[.C193]+[.E193]))-1" office:value-type="percentage" office:value="-0.000648478391773621">
            <text:p>-0.06%</text:p>
          </table:table-cell>
          <table:table-cell table:formula="of:=[.U193]*[.S194]" office:value-type="float" office:value="-707.312112364508">
            <text:p>-707.31</text:p>
          </table:table-cell>
          <table:table-cell table:formula="of:=[.H194]+[.K194]+[.N194]+[.Q194]" office:value-type="float" office:value="1092254.27727424">
            <text:p>1,092,254.28</text:p>
          </table:table-cell>
          <table:table-cell table:number-columns-repeated="7"/>
          <table:table-cell office:value-type="float" office:value="127.8">
            <text:p>127.8</text:p>
          </table:table-cell>
          <table:table-cell table:formula="of:=[.AC194]/[.$AC$2]" office:value-type="percentage" office:value="1.03356247472705">
            <text:p>103.36%</text:p>
          </table:table-cell>
          <table:table-cell table:style-name="ce18" table:formula="of:=[.$AE$2]*[.AD194]" office:value-type="currency" office:currency="USD" office:value="1033562.47472705">
            <text:p>$1,033,562.4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07</text:p>
          </table:table-cell>
          <table:table-cell office:value-type="float" office:value="84.06">
            <text:p>84.06</text:p>
          </table:table-cell>
          <table:table-cell office:value-type="float" office:value="15.99">
            <text:p>15.99</text:p>
          </table:table-cell>
          <table:table-cell office:value-type="float" office:value="106.28">
            <text:p>106.28</text:p>
          </table:table-cell>
          <table:table-cell office:value-type="float" office:value="9.19">
            <text:p>9.19</text:p>
          </table:table-cell>
          <table:table-cell table:formula="of:=([.AC195]/[.AC194])-1" office:value-type="percentage" office:value="-0.00672926447574329">
            <text:p>-0.67%</text:p>
          </table:table-cell>
          <table:table-cell table:formula="of:=[.H194]*[.F195]" office:value-type="float" office:value="-695.511524464207">
            <text:p>-$695.51</text:p>
          </table:table-cell>
          <table:table-cell table:formula="of:=[.H194]+[.G195]" office:value-type="float" office:value="102660.735948241">
            <text:p>102,660.74</text:p>
          </table:table-cell>
          <table:table-cell table:formula="of:=([.D195]/[.D194])-1" office:value-type="percentage" office:value="-0.00206572769953051">
            <text:p>-0.21%</text:p>
          </table:table-cell>
          <table:table-cell table:formula="of:=[.K194]*[.I195]" office:value-type="float" office:value="-219.320107666233">
            <text:p>-$219.32</text:p>
          </table:table-cell>
          <table:table-cell table:formula="of:=[.K194]+[.J195]" office:value-type="float" office:value="105951.550194397">
            <text:p>105,951.55</text:p>
          </table:table-cell>
          <table:table-cell table:formula="of:=([.C195]/[.C194])-1" office:value-type="percentage" office:value="0">
            <text:p>0.00%</text:p>
          </table:table-cell>
          <table:table-cell table:formula="of:=[.N194]*[.L195]" office:value-type="float" office:value="0">
            <text:p>$0.00</text:p>
          </table:table-cell>
          <table:table-cell table:formula="of:=[.N194]+[.M195]" office:value-type="float" office:value="440799.4486561">
            <text:p>440,799.45</text:p>
          </table:table-cell>
          <table:table-cell table:formula="of:=([.E195]/[.E194])-1" office:value-type="percentage" office:value="0.00218102508178841">
            <text:p>0.22%</text:p>
          </table:table-cell>
          <table:table-cell table:formula="of:=[.Q194]*[.O195]" office:value-type="float" office:value="963.855421686734">
            <text:p>$963.86</text:p>
          </table:table-cell>
          <table:table-cell table:formula="of:=[.Q194]+[.P195]" office:value-type="float" office:value="442891.56626506">
            <text:p>442,891.57</text:p>
          </table:table-cell>
          <table:table-cell/>
          <table:table-cell table:style-name="ce12" table:formula="of:=(([.B195]+[.D195]+[.C195]+[.E195])/([.B194]+[.D194]+[.C194]+[.E194]))-1" office:value-type="percentage" office:value="-0.00106604866743909">
            <text:p>-0.11%</text:p>
          </table:table-cell>
          <table:table-cell table:formula="of:=[.U194]*[.S195]" office:value-type="float" office:value="-1164.39621679285">
            <text:p>-1,164.40</text:p>
          </table:table-cell>
          <table:table-cell table:formula="of:=[.H195]+[.K195]+[.N195]+[.Q195]" office:value-type="float" office:value="1092303.3010638">
            <text:p>1,092,303.30</text:p>
          </table:table-cell>
          <table:table-cell table:number-columns-repeated="7"/>
          <table:table-cell office:value-type="float" office:value="126.94">
            <text:p>126.94</text:p>
          </table:table-cell>
          <table:table-cell table:formula="of:=[.AC195]/[.$AC$2]" office:value-type="percentage" office:value="1.02660735948241">
            <text:p>102.66%</text:p>
          </table:table-cell>
          <table:table-cell table:style-name="ce18" table:formula="of:=[.$AE$2]*[.AD195]" office:value-type="currency" office:currency="USD" office:value="1026607.35948241">
            <text:p>$1,026,607.3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0</text:p>
          </table:table-cell>
          <table:table-cell office:value-type="float" office:value="83.99">
            <text:p>83.99</text:p>
          </table:table-cell>
          <table:table-cell office:value-type="float" office:value="15.99">
            <text:p>15.99</text:p>
          </table:table-cell>
          <table:table-cell office:value-type="float" office:value="106.07">
            <text:p>106.07</text:p>
          </table:table-cell>
          <table:table-cell office:value-type="float" office:value="9.19">
            <text:p>9.19</text:p>
          </table:table-cell>
          <table:table-cell table:formula="of:=([.AC196]/[.AC195])-1" office:value-type="percentage" office:value="0.00244209862927369">
            <text:p>0.24%</text:p>
          </table:table-cell>
          <table:table-cell table:formula="of:=[.H195]*[.F196]" office:value-type="float" office:value="250.707642539428">
            <text:p>$250.71</text:p>
          </table:table-cell>
          <table:table-cell table:formula="of:=[.H195]+[.G196]" office:value-type="float" office:value="102911.44359078">
            <text:p>102,911.44</text:p>
          </table:table-cell>
          <table:table-cell table:formula="of:=([.D196]/[.D195])-1" office:value-type="percentage" office:value="-0.00197591268347763">
            <text:p>-0.20%</text:p>
          </table:table-cell>
          <table:table-cell table:formula="of:=[.K195]*[.I196]" office:value-type="float" office:value="-209.351011863227">
            <text:p>-$209.35</text:p>
          </table:table-cell>
          <table:table-cell table:formula="of:=[.K195]+[.J196]" office:value-type="float" office:value="105742.199182534">
            <text:p>105,742.20</text:p>
          </table:table-cell>
          <table:table-cell table:formula="of:=([.C196]/[.C195])-1" office:value-type="percentage" office:value="0">
            <text:p>0.00%</text:p>
          </table:table-cell>
          <table:table-cell table:formula="of:=[.N195]*[.L196]" office:value-type="float" office:value="0">
            <text:p>$0.00</text:p>
          </table:table-cell>
          <table:table-cell table:formula="of:=[.N195]+[.M196]" office:value-type="float" office:value="440799.4486561">
            <text:p>440,799.45</text:p>
          </table:table-cell>
          <table:table-cell table:formula="of:=([.E196]/[.E195])-1" office:value-type="percentage" office:value="0">
            <text:p>0.00%</text:p>
          </table:table-cell>
          <table:table-cell table:formula="of:=[.Q195]*[.O196]" office:value-type="float" office:value="0">
            <text:p>$0.00</text:p>
          </table:table-cell>
          <table:table-cell table:formula="of:=[.Q195]+[.P196]" office:value-type="float" office:value="442891.56626506">
            <text:p>442,891.57</text:p>
          </table:table-cell>
          <table:table-cell/>
          <table:table-cell table:style-name="ce12" table:formula="of:=(([.B196]+[.D196]+[.C196]+[.E196])/([.B195]+[.D195]+[.C195]+[.E195]))-1" office:value-type="percentage" office:value="-0.00129918337045287">
            <text:p>-0.13%</text:p>
          </table:table-cell>
          <table:table-cell table:formula="of:=[.U195]*[.S196]" office:value-type="float" office:value="-1419.10228423286">
            <text:p>-1,419.10</text:p>
          </table:table-cell>
          <table:table-cell table:formula="of:=[.H196]+[.K196]+[.N196]+[.Q196]" office:value-type="float" office:value="1092344.65769447">
            <text:p>1,092,344.66</text:p>
          </table:table-cell>
          <table:table-cell table:number-columns-repeated="7"/>
          <table:table-cell office:value-type="float" office:value="127.25">
            <text:p>127.25</text:p>
          </table:table-cell>
          <table:table-cell table:formula="of:=[.AC196]/[.$AC$2]" office:value-type="percentage" office:value="1.0291144359078">
            <text:p>102.91%</text:p>
          </table:table-cell>
          <table:table-cell table:style-name="ce18" table:formula="of:=[.$AE$2]*[.AD196]" office:value-type="currency" office:currency="USD" office:value="1029114.4359078">
            <text:p>$1,029,114.4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1</text:p>
          </table:table-cell>
          <table:table-cell office:value-type="float" office:value="84.03">
            <text:p>84.03</text:p>
          </table:table-cell>
          <table:table-cell office:value-type="float" office:value="15.99">
            <text:p>15.99</text:p>
          </table:table-cell>
          <table:table-cell office:value-type="float" office:value="106.32">
            <text:p>106.32</text:p>
          </table:table-cell>
          <table:table-cell office:value-type="float" office:value="9.19">
            <text:p>9.19</text:p>
          </table:table-cell>
          <table:table-cell table:formula="of:=([.AC197]/[.AC196])-1" office:value-type="percentage" office:value="-0.00298624754420429">
            <text:p>-0.30%</text:p>
          </table:table-cell>
          <table:table-cell table:formula="of:=[.H196]*[.F197]" office:value-type="float" office:value="-307.319045693486">
            <text:p>-$307.32</text:p>
          </table:table-cell>
          <table:table-cell table:formula="of:=[.H196]+[.G197]" office:value-type="float" office:value="102604.124545087">
            <text:p>102,604.12</text:p>
          </table:table-cell>
          <table:table-cell table:formula="of:=([.D197]/[.D196])-1" office:value-type="percentage" office:value="0.00235693410012261">
            <text:p>0.24%</text:p>
          </table:table-cell>
          <table:table-cell table:formula="of:=[.K196]*[.I197]" office:value-type="float" office:value="249.227395075272">
            <text:p>$249.23</text:p>
          </table:table-cell>
          <table:table-cell table:formula="of:=[.K196]+[.J197]" office:value-type="float" office:value="105991.426577609">
            <text:p>105,991.43</text:p>
          </table:table-cell>
          <table:table-cell table:formula="of:=([.C197]/[.C196])-1" office:value-type="percentage" office:value="0">
            <text:p>0.00%</text:p>
          </table:table-cell>
          <table:table-cell table:formula="of:=[.N196]*[.L197]" office:value-type="float" office:value="0">
            <text:p>$0.00</text:p>
          </table:table-cell>
          <table:table-cell table:formula="of:=[.N196]+[.M197]" office:value-type="float" office:value="440799.4486561">
            <text:p>440,799.45</text:p>
          </table:table-cell>
          <table:table-cell table:formula="of:=([.E197]/[.E196])-1" office:value-type="percentage" office:value="0">
            <text:p>0.00%</text:p>
          </table:table-cell>
          <table:table-cell table:formula="of:=[.Q196]*[.O197]" office:value-type="float" office:value="0">
            <text:p>$0.00</text:p>
          </table:table-cell>
          <table:table-cell table:formula="of:=[.Q196]+[.P197]" office:value-type="float" office:value="442891.56626506">
            <text:p>442,891.57</text:p>
          </table:table-cell>
          <table:table-cell/>
          <table:table-cell table:style-name="ce12" table:formula="of:=(([.B197]+[.D197]+[.C197]+[.E197])/([.B196]+[.D196]+[.C196]+[.E196]))-1" office:value-type="percentage" office:value="0.00134733320944069">
            <text:p>0.13%</text:p>
          </table:table-cell>
          <table:table-cell table:formula="of:=[.U196]*[.S197]" office:value-type="float" office:value="1471.75223346689">
            <text:p>1,471.75</text:p>
          </table:table-cell>
          <table:table-cell table:formula="of:=[.H197]+[.K197]+[.N197]+[.Q197]" office:value-type="float" office:value="1092286.56604386">
            <text:p>1,092,286.57</text:p>
          </table:table-cell>
          <table:table-cell table:number-columns-repeated="7"/>
          <table:table-cell office:value-type="float" office:value="126.87">
            <text:p>126.87</text:p>
          </table:table-cell>
          <table:table-cell table:formula="of:=[.AC197]/[.$AC$2]" office:value-type="percentage" office:value="1.02604124545087">
            <text:p>102.60%</text:p>
          </table:table-cell>
          <table:table-cell table:style-name="ce18" table:formula="of:=[.$AE$2]*[.AD197]" office:value-type="currency" office:currency="USD" office:value="1026041.24545087">
            <text:p>$1,026,041.2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2</text:p>
          </table:table-cell>
          <table:table-cell office:value-type="float" office:value="84.03">
            <text:p>84.03</text:p>
          </table:table-cell>
          <table:table-cell office:value-type="float" office:value="15.99">
            <text:p>15.99</text:p>
          </table:table-cell>
          <table:table-cell office:value-type="float" office:value="106.12">
            <text:p>106.12</text:p>
          </table:table-cell>
          <table:table-cell office:value-type="float" office:value="9.12">
            <text:p>9.12</text:p>
          </table:table-cell>
          <table:table-cell table:formula="of:=([.AC198]/[.AC197])-1" office:value-type="percentage" office:value="-0.0094585008276189">
            <text:p>-0.95%</text:p>
          </table:table-cell>
          <table:table-cell table:formula="of:=[.H197]*[.F198]" office:value-type="float" office:value="-970.481196926817">
            <text:p>-$970.48</text:p>
          </table:table-cell>
          <table:table-cell table:formula="of:=[.H197]+[.G198]" office:value-type="float" office:value="101633.64334816">
            <text:p>101,633.64</text:p>
          </table:table-cell>
          <table:table-cell table:formula="of:=([.D198]/[.D197])-1" office:value-type="percentage" office:value="-0.00188111361926246">
            <text:p>-0.19%</text:p>
          </table:table-cell>
          <table:table-cell table:formula="of:=[.K197]*[.I198]" office:value-type="float" office:value="-199.381916060198">
            <text:p>-$199.38</text:p>
          </table:table-cell>
          <table:table-cell table:formula="of:=[.K197]+[.J198]" office:value-type="float" office:value="105792.044661549">
            <text:p>105,792.04</text:p>
          </table:table-cell>
          <table:table-cell table:formula="of:=([.C198]/[.C197])-1" office:value-type="percentage" office:value="0">
            <text:p>0.00%</text:p>
          </table:table-cell>
          <table:table-cell table:formula="of:=[.N197]*[.L198]" office:value-type="float" office:value="0">
            <text:p>$0.00</text:p>
          </table:table-cell>
          <table:table-cell table:formula="of:=[.N197]+[.M198]" office:value-type="float" office:value="440799.4486561">
            <text:p>440,799.45</text:p>
          </table:table-cell>
          <table:table-cell table:formula="of:=([.E198]/[.E197])-1" office:value-type="percentage" office:value="-0.00761697497279656">
            <text:p>-0.76%</text:p>
          </table:table-cell>
          <table:table-cell table:formula="of:=[.Q197]*[.O198]" office:value-type="float" office:value="-3373.49397590363">
            <text:p>-$3,373.49</text:p>
          </table:table-cell>
          <table:table-cell table:formula="of:=[.Q197]+[.P198]" office:value-type="float" office:value="439518.072289156">
            <text:p>439,518.07</text:p>
          </table:table-cell>
          <table:table-cell/>
          <table:table-cell table:style-name="ce12" table:formula="of:=(([.B198]+[.D198]+[.C198]+[.E198])/([.B197]+[.D197]+[.C197]+[.E197]))-1" office:value-type="percentage" office:value="-0.00125272583863023">
            <text:p>-0.13%</text:p>
          </table:table-cell>
          <table:table-cell table:formula="of:=[.U197]*[.S198]" office:value-type="float" office:value="-1368.33560447182">
            <text:p>-1,368.34</text:p>
          </table:table-cell>
          <table:table-cell table:formula="of:=[.H198]+[.K198]+[.N198]+[.Q198]" office:value-type="float" office:value="1087743.20895497">
            <text:p>1,087,743.21</text:p>
          </table:table-cell>
          <table:table-cell table:number-columns-repeated="7"/>
          <table:table-cell office:value-type="float" office:value="125.67">
            <text:p>125.67</text:p>
          </table:table-cell>
          <table:table-cell table:formula="of:=[.AC198]/[.$AC$2]" office:value-type="percentage" office:value="1.0163364334816">
            <text:p>101.63%</text:p>
          </table:table-cell>
          <table:table-cell table:style-name="ce18" table:formula="of:=[.$AE$2]*[.AD198]" office:value-type="currency" office:currency="USD" office:value="1016336.4334816">
            <text:p>$1,016,336.4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3</text:p>
          </table:table-cell>
          <table:table-cell office:value-type="float" office:value="84.05">
            <text:p>84.05</text:p>
          </table:table-cell>
          <table:table-cell office:value-type="float" office:value="15.99">
            <text:p>15.99</text:p>
          </table:table-cell>
          <table:table-cell office:value-type="float" office:value="106.18">
            <text:p>106.18</text:p>
          </table:table-cell>
          <table:table-cell office:value-type="float" office:value="9.17">
            <text:p>9.17</text:p>
          </table:table-cell>
          <table:table-cell table:formula="of:=([.AC199]/[.AC198])-1" office:value-type="percentage" office:value="-0.00286464550011933">
            <text:p>-0.29%</text:p>
          </table:table-cell>
          <table:table-cell table:formula="of:=[.H198]*[.F199]" office:value-type="float" office:value="-291.14435907804">
            <text:p>-$291.14</text:p>
          </table:table-cell>
          <table:table-cell table:formula="of:=[.H198]+[.G199]" office:value-type="float" office:value="101342.498989082">
            <text:p>101,342.50</text:p>
          </table:table-cell>
          <table:table-cell table:formula="of:=([.D199]/[.D198])-1" office:value-type="percentage" office:value="0.000565397663023104">
            <text:p>0.06%</text:p>
          </table:table-cell>
          <table:table-cell table:formula="of:=[.K198]*[.I199]" office:value-type="float" office:value="59.8145748180757">
            <text:p>$59.81</text:p>
          </table:table-cell>
          <table:table-cell table:formula="of:=[.K198]+[.J199]" office:value-type="float" office:value="105851.859236367">
            <text:p>105,851.86</text:p>
          </table:table-cell>
          <table:table-cell table:formula="of:=([.C199]/[.C198])-1" office:value-type="percentage" office:value="0">
            <text:p>0.00%</text:p>
          </table:table-cell>
          <table:table-cell table:formula="of:=[.N198]*[.L199]" office:value-type="float" office:value="0">
            <text:p>$0.00</text:p>
          </table:table-cell>
          <table:table-cell table:formula="of:=[.N198]+[.M199]" office:value-type="float" office:value="440799.4486561">
            <text:p>440,799.45</text:p>
          </table:table-cell>
          <table:table-cell table:formula="of:=([.E199]/[.E198])-1" office:value-type="percentage" office:value="0.00548245614035103">
            <text:p>0.55%</text:p>
          </table:table-cell>
          <table:table-cell table:formula="of:=[.Q198]*[.O199]" office:value-type="float" office:value="2409.63855421693">
            <text:p>$2,409.64</text:p>
          </table:table-cell>
          <table:table-cell table:formula="of:=[.Q198]+[.P199]" office:value-type="float" office:value="441927.710843373">
            <text:p>441,927.71</text:p>
          </table:table-cell>
          <table:table-cell/>
          <table:table-cell table:style-name="ce12" table:formula="of:=(([.B199]+[.D199]+[.C199]+[.E199])/([.B198]+[.D198]+[.C198]+[.E198]))-1" office:value-type="percentage" office:value="0.000603920839914451">
            <text:p>0.06%</text:p>
          </table:table-cell>
          <table:table-cell table:formula="of:=[.U198]*[.S199]" office:value-type="float" office:value="656.910792363323">
            <text:p>656.91</text:p>
          </table:table-cell>
          <table:table-cell table:formula="of:=[.H199]+[.K199]+[.N199]+[.Q199]" office:value-type="float" office:value="1089921.51772492">
            <text:p>1,089,921.52</text:p>
          </table:table-cell>
          <table:table-cell table:number-columns-repeated="7"/>
          <table:table-cell office:value-type="float" office:value="125.31">
            <text:p>125.31</text:p>
          </table:table-cell>
          <table:table-cell table:formula="of:=[.AC199]/[.$AC$2]" office:value-type="percentage" office:value="1.01342498989082">
            <text:p>101.34%</text:p>
          </table:table-cell>
          <table:table-cell table:style-name="ce18" table:formula="of:=[.$AE$2]*[.AD199]" office:value-type="currency" office:currency="USD" office:value="1013424.98989082">
            <text:p>$1,013,424.9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4</text:p>
          </table:table-cell>
          <table:table-cell office:value-type="float" office:value="84.09">
            <text:p>84.09</text:p>
          </table:table-cell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9.13">
            <text:p>9.13</text:p>
          </table:table-cell>
          <table:table-cell table:formula="of:=([.AC200]/[.AC199])-1" office:value-type="percentage" office:value="0.00343148990503539">
            <text:p>0.34%</text:p>
          </table:table-cell>
          <table:table-cell table:formula="of:=[.H199]*[.F200]" office:value-type="float" office:value="347.755762232094">
            <text:p>$347.76</text:p>
          </table:table-cell>
          <table:table-cell table:formula="of:=[.H199]+[.G200]" office:value-type="float" office:value="101690.254751314">
            <text:p>101,690.25</text:p>
          </table:table-cell>
          <table:table-cell table:formula="of:=([.D200]/[.D199])-1" office:value-type="percentage" office:value="-0.00169523450744025">
            <text:p>-0.17%</text:p>
          </table:table-cell>
          <table:table-cell table:formula="of:=[.K199]*[.I200]" office:value-type="float" office:value="-179.443724454197">
            <text:p>-$179.44</text:p>
          </table:table-cell>
          <table:table-cell table:formula="of:=[.K199]+[.J200]" office:value-type="float" office:value="105672.415511913">
            <text:p>105,672.42</text:p>
          </table:table-cell>
          <table:table-cell table:formula="of:=([.C200]/[.C199])-1" office:value-type="percentage" office:value="-0.0619136960600375">
            <text:p>-6.19%</text:p>
          </table:table-cell>
          <table:table-cell table:formula="of:=[.N199]*[.L200]" office:value-type="float" office:value="-27291.5230875258">
            <text:p>-$27,291.52</text:p>
          </table:table-cell>
          <table:table-cell table:formula="of:=[.N199]+[.M200]" office:value-type="float" office:value="413507.925568574">
            <text:p>413,507.93</text:p>
          </table:table-cell>
          <table:table-cell table:formula="of:=([.E200]/[.E199])-1" office:value-type="percentage" office:value="-0.00436205016357683">
            <text:p>-0.44%</text:p>
          </table:table-cell>
          <table:table-cell table:formula="of:=[.Q199]*[.O200]" office:value-type="float" office:value="-1927.71084337347">
            <text:p>-$1,927.71</text:p>
          </table:table-cell>
          <table:table-cell table:formula="of:=[.Q199]+[.P200]" office:value-type="float" office:value="440000">
            <text:p>440,000.00</text:p>
          </table:table-cell>
          <table:table-cell/>
          <table:table-cell table:style-name="ce12" table:formula="of:=(([.B200]+[.D200]+[.C200]+[.E200])/([.B199]+[.D199]+[.C199]+[.E199]))-1" office:value-type="percentage" office:value="-0.00543200705696656">
            <text:p>-0.54%</text:p>
          </table:table-cell>
          <table:table-cell table:formula="of:=[.U199]*[.S200]" office:value-type="float" office:value="-5920.46137582148">
            <text:p>-5,920.46</text:p>
          </table:table-cell>
          <table:table-cell table:formula="of:=[.H200]+[.K200]+[.N200]+[.Q200]" office:value-type="float" office:value="1060870.5958318">
            <text:p>1,060,870.60</text:p>
          </table:table-cell>
          <table:table-cell table:number-columns-repeated="7"/>
          <table:table-cell office:value-type="float" office:value="125.74">
            <text:p>125.74</text:p>
          </table:table-cell>
          <table:table-cell table:formula="of:=[.AC200]/[.$AC$2]" office:value-type="percentage" office:value="1.01690254751314">
            <text:p>101.69%</text:p>
          </table:table-cell>
          <table:table-cell table:style-name="ce18" table:formula="of:=[.$AE$2]*[.AD200]" office:value-type="currency" office:currency="USD" office:value="1016902.54751314">
            <text:p>$1,016,902.5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7</text:p>
          </table:table-cell>
          <table:table-cell office:value-type="float" office:value="84.1">
            <text:p>84.1</text:p>
          </table:table-cell>
          <table:table-cell office:value-type="float" office:value="15">
            <text:p>15</text:p>
          </table:table-cell>
          <table:table-cell office:value-type="float" office:value="106.42">
            <text:p>106.42</text:p>
          </table:table-cell>
          <table:table-cell office:value-type="float" office:value="9.11">
            <text:p>9.11</text:p>
          </table:table-cell>
          <table:table-cell table:formula="of:=([.AC201]/[.AC200])-1" office:value-type="percentage" office:value="-0.0152696039446477">
            <text:p>-1.53%</text:p>
          </table:table-cell>
          <table:table-cell table:formula="of:=[.H200]*[.F201]" office:value-type="float" office:value="-1552.7699150829">
            <text:p>-$1,552.77</text:p>
          </table:table-cell>
          <table:table-cell table:formula="of:=[.H200]+[.G201]" office:value-type="float" office:value="100137.484836231">
            <text:p>100,137.48</text:p>
          </table:table-cell>
          <table:table-cell table:formula="of:=([.D201]/[.D200])-1" office:value-type="percentage" office:value="0.00396226415094336">
            <text:p>0.40%</text:p>
          </table:table-cell>
          <table:table-cell table:formula="of:=[.K200]*[.I201]" office:value-type="float" office:value="418.702023726444">
            <text:p>$418.70</text:p>
          </table:table-cell>
          <table:table-cell table:formula="of:=[.K200]+[.J201]" office:value-type="float" office:value="106091.117535639">
            <text:p>106,091.12</text:p>
          </table:table-cell>
          <table:table-cell table:formula="of:=([.C201]/[.C200])-1" office:value-type="percentage" office:value="0">
            <text:p>0.00%</text:p>
          </table:table-cell>
          <table:table-cell table:formula="of:=[.N200]*[.L201]" office:value-type="float" office:value="0">
            <text:p>$0.00</text:p>
          </table:table-cell>
          <table:table-cell table:formula="of:=[.N200]+[.M201]" office:value-type="float" office:value="413507.925568574">
            <text:p>413,507.93</text:p>
          </table:table-cell>
          <table:table-cell table:formula="of:=([.E201]/[.E200])-1" office:value-type="percentage" office:value="-0.00219058050383369">
            <text:p>-0.22%</text:p>
          </table:table-cell>
          <table:table-cell table:formula="of:=[.Q200]*[.O201]" office:value-type="float" office:value="-963.855421686825">
            <text:p>-$963.86</text:p>
          </table:table-cell>
          <table:table-cell table:formula="of:=[.Q200]+[.P201]" office:value-type="float" office:value="439036.144578313">
            <text:p>439,036.14</text:p>
          </table:table-cell>
          <table:table-cell/>
          <table:table-cell table:style-name="ce12" table:formula="of:=(([.B201]+[.D201]+[.C201]+[.E201])/([.B200]+[.D200]+[.C200]+[.E200]))-1" office:value-type="percentage" office:value="0.00191392026888249">
            <text:p>0.19%</text:p>
          </table:table-cell>
          <table:table-cell table:formula="of:=[.U200]*[.S201]" office:value-type="float" office:value="2030.42173602392">
            <text:p>2,030.42</text:p>
          </table:table-cell>
          <table:table-cell table:formula="of:=[.H201]+[.K201]+[.N201]+[.Q201]" office:value-type="float" office:value="1058772.67251876">
            <text:p>1,058,772.67</text:p>
          </table:table-cell>
          <table:table-cell table:number-columns-repeated="7"/>
          <table:table-cell office:value-type="float" office:value="123.82">
            <text:p>123.82</text:p>
          </table:table-cell>
          <table:table-cell table:formula="of:=[.AC201]/[.$AC$2]" office:value-type="percentage" office:value="1.00137484836231">
            <text:p>100.14%</text:p>
          </table:table-cell>
          <table:table-cell table:style-name="ce18" table:formula="of:=[.$AE$2]*[.AD201]" office:value-type="currency" office:currency="USD" office:value="1001374.84836231">
            <text:p>$1,001,374.8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8</text:p>
          </table:table-cell>
          <table:table-cell office:value-type="float" office:value="84.1">
            <text:p>84.1</text:p>
          </table:table-cell>
          <table:table-cell office:value-type="float" office:value="15">
            <text:p>15</text:p>
          </table:table-cell>
          <table:table-cell office:value-type="float" office:value="106.3">
            <text:p>106.3</text:p>
          </table:table-cell>
          <table:table-cell office:value-type="float" office:value="9.08">
            <text:p>9.08</text:p>
          </table:table-cell>
          <table:table-cell table:formula="of:=([.AC202]/[.AC201])-1" office:value-type="percentage" office:value="-0.00355354546922948">
            <text:p>-0.36%</text:p>
          </table:table-cell>
          <table:table-cell table:formula="of:=[.H201]*[.F202]" office:value-type="float" office:value="-355.843105539825">
            <text:p>-$355.84</text:p>
          </table:table-cell>
          <table:table-cell table:formula="of:=[.H201]+[.G202]" office:value-type="float" office:value="99781.6417306914">
            <text:p>99,781.64</text:p>
          </table:table-cell>
          <table:table-cell table:formula="of:=([.D202]/[.D201])-1" office:value-type="percentage" office:value="-0.00112760759255781">
            <text:p>-0.11%</text:p>
          </table:table-cell>
          <table:table-cell table:formula="of:=[.K201]*[.I202]" office:value-type="float" office:value="-119.62914963613">
            <text:p>-$119.63</text:p>
          </table:table-cell>
          <table:table-cell table:formula="of:=[.K201]+[.J202]" office:value-type="float" office:value="105971.488386003">
            <text:p>105,971.49</text:p>
          </table:table-cell>
          <table:table-cell table:formula="of:=([.C202]/[.C201])-1" office:value-type="percentage" office:value="0">
            <text:p>0.00%</text:p>
          </table:table-cell>
          <table:table-cell table:formula="of:=[.N201]*[.L202]" office:value-type="float" office:value="0">
            <text:p>$0.00</text:p>
          </table:table-cell>
          <table:table-cell table:formula="of:=[.N201]+[.M202]" office:value-type="float" office:value="413507.925568574">
            <text:p>413,507.93</text:p>
          </table:table-cell>
          <table:table-cell table:formula="of:=([.E202]/[.E201])-1" office:value-type="percentage" office:value="-0.00329308452250265">
            <text:p>-0.33%</text:p>
          </table:table-cell>
          <table:table-cell table:formula="of:=[.Q201]*[.O202]" office:value-type="float" office:value="-1445.78313253008">
            <text:p>-$1,445.78</text:p>
          </table:table-cell>
          <table:table-cell table:formula="of:=[.Q201]+[.P202]" office:value-type="float" office:value="437590.361445783">
            <text:p>437,590.36</text:p>
          </table:table-cell>
          <table:table-cell/>
          <table:table-cell table:style-name="ce12" table:formula="of:=(([.B202]+[.D202]+[.C202]+[.E202])/([.B201]+[.D201]+[.C201]+[.E201]))-1" office:value-type="percentage" office:value="-0.000698877137399245">
            <text:p>-0.07%</text:p>
          </table:table-cell>
          <table:table-cell table:formula="of:=[.U201]*[.S202]" office:value-type="float" office:value="-739.952014526458">
            <text:p>-739.95</text:p>
          </table:table-cell>
          <table:table-cell table:formula="of:=[.H202]+[.K202]+[.N202]+[.Q202]" office:value-type="float" office:value="1056851.41713105">
            <text:p>1,056,851.42</text:p>
          </table:table-cell>
          <table:table-cell table:number-columns-repeated="7"/>
          <table:table-cell office:value-type="float" office:value="123.38">
            <text:p>123.38</text:p>
          </table:table-cell>
          <table:table-cell table:formula="of:=[.AC202]/[.$AC$2]" office:value-type="percentage" office:value="0.997816417306915">
            <text:p>99.78%</text:p>
          </table:table-cell>
          <table:table-cell table:style-name="ce18" table:formula="of:=[.$AE$2]*[.AD202]" office:value-type="currency" office:currency="USD" office:value="997816.417306915">
            <text:p>$997,816.4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19</text:p>
          </table:table-cell>
          <table:table-cell office:value-type="float" office:value="84.13">
            <text:p>84.13</text:p>
          </table:table-cell>
          <table:table-cell office:value-type="float" office:value="15.41">
            <text:p>15.41</text:p>
          </table:table-cell>
          <table:table-cell office:value-type="float" office:value="106.46">
            <text:p>106.46</text:p>
          </table:table-cell>
          <table:table-cell office:value-type="float" office:value="9.11">
            <text:p>9.11</text:p>
          </table:table-cell>
          <table:table-cell table:formula="of:=([.AC203]/[.AC202])-1" office:value-type="percentage" office:value="-0.0131301669638514">
            <text:p>-1.31%</text:p>
          </table:table-cell>
          <table:table-cell table:formula="of:=[.H202]*[.F203]" office:value-type="float" office:value="-1310.14961585118">
            <text:p>-$1,310.15</text:p>
          </table:table-cell>
          <table:table-cell table:formula="of:=[.H202]+[.G203]" office:value-type="float" office:value="98471.4921148402">
            <text:p>98,471.49</text:p>
          </table:table-cell>
          <table:table-cell table:formula="of:=([.D203]/[.D202])-1" office:value-type="percentage" office:value="0.0015051740357479">
            <text:p>0.15%</text:p>
          </table:table-cell>
          <table:table-cell table:formula="of:=[.K202]*[.I203]" office:value-type="float" office:value="159.505532848173">
            <text:p>$159.51</text:p>
          </table:table-cell>
          <table:table-cell table:formula="of:=[.K202]+[.J203]" office:value-type="float" office:value="106130.993918852">
            <text:p>106,130.99</text:p>
          </table:table-cell>
          <table:table-cell table:formula="of:=([.C203]/[.C202])-1" office:value-type="percentage" office:value="0.0273333333333334">
            <text:p>2.73%</text:p>
          </table:table-cell>
          <table:table-cell table:formula="of:=[.N202]*[.L203]" office:value-type="float" office:value="11302.5499655411">
            <text:p>$11,302.55</text:p>
          </table:table-cell>
          <table:table-cell table:formula="of:=[.N202]+[.M203]" office:value-type="float" office:value="424810.475534115">
            <text:p>424,810.48</text:p>
          </table:table-cell>
          <table:table-cell table:formula="of:=([.E203]/[.E202])-1" office:value-type="percentage" office:value="0.00330396475770911">
            <text:p>0.33%</text:p>
          </table:table-cell>
          <table:table-cell table:formula="of:=[.Q202]*[.O203]" office:value-type="float" office:value="1445.78313253006">
            <text:p>$1,445.78</text:p>
          </table:table-cell>
          <table:table-cell table:formula="of:=[.Q202]+[.P203]" office:value-type="float" office:value="439036.144578313">
            <text:p>439,036.14</text:p>
          </table:table-cell>
          <table:table-cell/>
          <table:table-cell table:style-name="ce12" table:formula="of:=(([.B203]+[.D203]+[.C203]+[.E203])/([.B202]+[.D202]+[.C202]+[.E202]))-1" office:value-type="percentage" office:value="0.00293733681462127">
            <text:p>0.29%</text:p>
          </table:table-cell>
          <table:table-cell table:formula="of:=[.U202]*[.S203]" office:value-type="float" office:value="3104.3285751237">
            <text:p>3,104.33</text:p>
          </table:table-cell>
          <table:table-cell table:formula="of:=[.H203]+[.K203]+[.N203]+[.Q203]" office:value-type="float" office:value="1068449.10614612">
            <text:p>1,068,449.11</text:p>
          </table:table-cell>
          <table:table-cell table:number-columns-repeated="7"/>
          <table:table-cell office:value-type="float" office:value="121.76">
            <text:p>121.76</text:p>
          </table:table-cell>
          <table:table-cell table:formula="of:=[.AC203]/[.$AC$2]" office:value-type="percentage" office:value="0.984714921148403">
            <text:p>98.47%</text:p>
          </table:table-cell>
          <table:table-cell table:style-name="ce18" table:formula="of:=[.$AE$2]*[.AD203]" office:value-type="currency" office:currency="USD" office:value="984714.921148403">
            <text:p>$984,714.9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0</text:p>
          </table:table-cell>
          <table:table-cell office:value-type="float" office:value="84.14">
            <text:p>84.14</text:p>
          </table:table-cell>
          <table:table-cell office:value-type="float" office:value="15.41">
            <text:p>15.41</text:p>
          </table:table-cell>
          <table:table-cell office:value-type="float" office:value="106.4">
            <text:p>106.4</text:p>
          </table:table-cell>
          <table:table-cell office:value-type="float" office:value="9.13">
            <text:p>9.13</text:p>
          </table:table-cell>
          <table:table-cell table:formula="of:=([.AC204]/[.AC203])-1" office:value-type="percentage" office:value="0.0188896189224703">
            <text:p>1.89%</text:p>
          </table:table-cell>
          <table:table-cell table:formula="of:=[.H203]*[.F204]" office:value-type="float" office:value="1860.08896077637">
            <text:p>$1,860.09</text:p>
          </table:table-cell>
          <table:table-cell table:formula="of:=[.H203]+[.G204]" office:value-type="float" office:value="100331.581075617">
            <text:p>100,331.58</text:p>
          </table:table-cell>
          <table:table-cell table:formula="of:=([.D204]/[.D203])-1" office:value-type="percentage" office:value="-0.000563591959421239">
            <text:p>-0.06%</text:p>
          </table:table-cell>
          <table:table-cell table:formula="of:=[.K203]*[.I204]" office:value-type="float" office:value="-59.8145748180491">
            <text:p>-$59.81</text:p>
          </table:table-cell>
          <table:table-cell table:formula="of:=[.K203]+[.J204]" office:value-type="float" office:value="106071.179344033">
            <text:p>106,071.18</text:p>
          </table:table-cell>
          <table:table-cell table:formula="of:=([.C204]/[.C203])-1" office:value-type="percentage" office:value="0">
            <text:p>0.00%</text:p>
          </table:table-cell>
          <table:table-cell table:formula="of:=[.N203]*[.L204]" office:value-type="float" office:value="0">
            <text:p>$0.00</text:p>
          </table:table-cell>
          <table:table-cell table:formula="of:=[.N203]+[.M204]" office:value-type="float" office:value="424810.475534115">
            <text:p>424,810.48</text:p>
          </table:table-cell>
          <table:table-cell table:formula="of:=([.E204]/[.E203])-1" office:value-type="percentage" office:value="0.00219538968166866">
            <text:p>0.22%</text:p>
          </table:table-cell>
          <table:table-cell table:formula="of:=[.Q203]*[.O204]" office:value-type="float" office:value="963.855421686817">
            <text:p>$963.86</text:p>
          </table:table-cell>
          <table:table-cell table:formula="of:=[.Q203]+[.P204]" office:value-type="float" office:value="440000">
            <text:p>440,000.00</text:p>
          </table:table-cell>
          <table:table-cell/>
          <table:table-cell table:style-name="ce12" table:formula="of:=(([.B204]+[.D204]+[.C204]+[.E204])/([.B203]+[.D203]+[.C203]+[.E203]))-1" office:value-type="percentage" office:value="-0.000139463530286599">
            <text:p>-0.01%</text:p>
          </table:table-cell>
          <table:table-cell table:formula="of:=[.U203]*[.S204]" office:value-type="float" office:value="-149.009684274699">
            <text:p>-149.01</text:p>
          </table:table-cell>
          <table:table-cell table:formula="of:=[.H204]+[.K204]+[.N204]+[.Q204]" office:value-type="float" office:value="1071213.23595376">
            <text:p>1,071,213.24</text:p>
          </table:table-cell>
          <table:table-cell table:number-columns-repeated="7"/>
          <table:table-cell office:value-type="float" office:value="124.06">
            <text:p>124.06</text:p>
          </table:table-cell>
          <table:table-cell table:formula="of:=[.AC204]/[.$AC$2]" office:value-type="percentage" office:value="1.00331581075617">
            <text:p>100.33%</text:p>
          </table:table-cell>
          <table:table-cell table:style-name="ce18" table:formula="of:=[.$AE$2]*[.AD204]" office:value-type="currency" office:currency="USD" office:value="1003315.81075617">
            <text:p>$1,003,315.8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1</text:p>
          </table:table-cell>
          <table:table-cell office:value-type="float" office:value="84.11">
            <text:p>84.11</text:p>
          </table:table-cell>
          <table:table-cell office:value-type="float" office:value="15.41">
            <text:p>15.41</text:p>
          </table:table-cell>
          <table:table-cell office:value-type="float" office:value="106.46">
            <text:p>106.46</text:p>
          </table:table-cell>
          <table:table-cell office:value-type="float" office:value="9.17">
            <text:p>9.17</text:p>
          </table:table-cell>
          <table:table-cell table:formula="of:=([.AC205]/[.AC204])-1" office:value-type="percentage" office:value="0.0116072867967112">
            <text:p>1.16%</text:p>
          </table:table-cell>
          <table:table-cell table:formula="of:=[.H204]*[.F205]" office:value-type="float" office:value="1164.57743631216">
            <text:p>$1,164.58</text:p>
          </table:table-cell>
          <table:table-cell table:formula="of:=[.H204]+[.G205]" office:value-type="float" office:value="101496.158511929">
            <text:p>101,496.16</text:p>
          </table:table-cell>
          <table:table-cell table:formula="of:=([.D205]/[.D204])-1" office:value-type="percentage" office:value="0.000563909774435878">
            <text:p>0.06%</text:p>
          </table:table-cell>
          <table:table-cell table:formula="of:=[.K204]*[.I205]" office:value-type="float" office:value="59.8145748180415">
            <text:p>$59.81</text:p>
          </table:table-cell>
          <table:table-cell table:formula="of:=[.K204]+[.J205]" office:value-type="float" office:value="106130.993918851">
            <text:p>106,130.99</text:p>
          </table:table-cell>
          <table:table-cell table:formula="of:=([.C205]/[.C204])-1" office:value-type="percentage" office:value="0">
            <text:p>0.00%</text:p>
          </table:table-cell>
          <table:table-cell table:formula="of:=[.N204]*[.L205]" office:value-type="float" office:value="0">
            <text:p>$0.00</text:p>
          </table:table-cell>
          <table:table-cell table:formula="of:=[.N204]+[.M205]" office:value-type="float" office:value="424810.475534115">
            <text:p>424,810.48</text:p>
          </table:table-cell>
          <table:table-cell table:formula="of:=([.E205]/[.E204])-1" office:value-type="percentage" office:value="0.00438116100766695">
            <text:p>0.44%</text:p>
          </table:table-cell>
          <table:table-cell table:formula="of:=[.Q204]*[.O205]" office:value-type="float" office:value="1927.71084337346">
            <text:p>$1,927.71</text:p>
          </table:table-cell>
          <table:table-cell table:formula="of:=[.Q204]+[.P205]" office:value-type="float" office:value="441927.710843373">
            <text:p>441,927.71</text:p>
          </table:table-cell>
          <table:table-cell/>
          <table:table-cell table:style-name="ce12" table:formula="of:=(([.B205]+[.D205]+[.C205]+[.E205])/([.B204]+[.D204]+[.C204]+[.E204]))-1" office:value-type="percentage" office:value="0.00032546029384406">
            <text:p>0.03%</text:p>
          </table:table-cell>
          <table:table-cell table:formula="of:=[.U204]*[.S205]" office:value-type="float" office:value="348.637374543158">
            <text:p>348.64</text:p>
          </table:table-cell>
          <table:table-cell table:formula="of:=[.H205]+[.K205]+[.N205]+[.Q205]" office:value-type="float" office:value="1074365.33880827">
            <text:p>1,074,365.34</text:p>
          </table:table-cell>
          <table:table-cell table:number-columns-repeated="7"/>
          <table:table-cell office:value-type="float" office:value="125.5">
            <text:p>125.5</text:p>
          </table:table-cell>
          <table:table-cell table:formula="of:=[.AC205]/[.$AC$2]" office:value-type="percentage" office:value="1.01496158511929">
            <text:p>101.50%</text:p>
          </table:table-cell>
          <table:table-cell table:style-name="ce18" table:formula="of:=[.$AE$2]*[.AD205]" office:value-type="currency" office:currency="USD" office:value="1014961.58511929">
            <text:p>$1,014,961.5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4</text:p>
          </table:table-cell>
          <table:table-cell office:value-type="float" office:value="84.11">
            <text:p>84.11</text:p>
          </table:table-cell>
          <table:table-cell office:value-type="float" office:value="14.75">
            <text:p>14.75</text:p>
          </table:table-cell>
          <table:table-cell office:value-type="float" office:value="106.29">
            <text:p>106.29</text:p>
          </table:table-cell>
          <table:table-cell office:value-type="float" office:value="9.18">
            <text:p>9.18</text:p>
          </table:table-cell>
          <table:table-cell table:formula="of:=([.AC206]/[.AC205])-1" office:value-type="percentage" office:value="0.00605577689243031">
            <text:p>0.61%</text:p>
          </table:table-cell>
          <table:table-cell table:formula="of:=[.H205]*[.F206]" office:value-type="float" office:value="614.638091386982">
            <text:p>$614.64</text:p>
          </table:table-cell>
          <table:table-cell table:formula="of:=[.H205]+[.G206]" office:value-type="float" office:value="102110.796603316">
            <text:p>102,110.80</text:p>
          </table:table-cell>
          <table:table-cell table:formula="of:=([.D206]/[.D205])-1" office:value-type="percentage" office:value="-0.00159684388502712">
            <text:p>-0.16%</text:p>
          </table:table-cell>
          <table:table-cell table:formula="of:=[.K205]*[.I206]" office:value-type="float" office:value="-169.474628651169">
            <text:p>-$169.47</text:p>
          </table:table-cell>
          <table:table-cell table:formula="of:=[.K205]+[.J206]" office:value-type="float" office:value="105961.5192902">
            <text:p>105,961.52</text:p>
          </table:table-cell>
          <table:table-cell table:formula="of:=([.C206]/[.C205])-1" office:value-type="percentage" office:value="-0.0428293316028553">
            <text:p>-4.28%</text:p>
          </table:table-cell>
          <table:table-cell table:formula="of:=[.N205]*[.L206]" office:value-type="float" office:value="-18194.3487250172">
            <text:p>-$18,194.35</text:p>
          </table:table-cell>
          <table:table-cell table:formula="of:=[.N205]+[.M206]" office:value-type="float" office:value="406616.126809097">
            <text:p>406,616.13</text:p>
          </table:table-cell>
          <table:table-cell table:formula="of:=([.E206]/[.E205])-1" office:value-type="percentage" office:value="0.00109051254089421">
            <text:p>0.11%</text:p>
          </table:table-cell>
          <table:table-cell table:formula="of:=[.Q205]*[.O206]" office:value-type="float" office:value="481.927710843367">
            <text:p>$481.93</text:p>
          </table:table-cell>
          <table:table-cell table:formula="of:=[.Q205]+[.P206]" office:value-type="float" office:value="442409.638554217">
            <text:p>442,409.64</text:p>
          </table:table-cell>
          <table:table-cell/>
          <table:table-cell table:style-name="ce12" table:formula="of:=(([.B206]+[.D206]+[.C206]+[.E206])/([.B205]+[.D205]+[.C205]+[.E205]))-1" office:value-type="percentage" office:value="-0.00381129444573536">
            <text:p>-0.38%</text:p>
          </table:table-cell>
          <table:table-cell table:formula="of:=[.U205]*[.S206]" office:value-type="float" office:value="-4094.72264849054">
            <text:p>-4,094.72</text:p>
          </table:table-cell>
          <table:table-cell table:formula="of:=[.H206]+[.K206]+[.N206]+[.Q206]" office:value-type="float" office:value="1057098.08125683">
            <text:p>1,057,098.08</text:p>
          </table:table-cell>
          <table:table-cell table:number-columns-repeated="7"/>
          <table:table-cell office:value-type="float" office:value="126.26">
            <text:p>126.26</text:p>
          </table:table-cell>
          <table:table-cell table:formula="of:=[.AC206]/[.$AC$2]" office:value-type="percentage" office:value="1.02110796603316">
            <text:p>102.11%</text:p>
          </table:table-cell>
          <table:table-cell table:style-name="ce18" table:formula="of:=[.$AE$2]*[.AD206]" office:value-type="currency" office:currency="USD" office:value="1021107.96603316">
            <text:p>$1,021,107.9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5</text:p>
          </table:table-cell>
          <table:table-cell office:value-type="float" office:value="84.16">
            <text:p>84.16</text:p>
          </table:table-cell>
          <table:table-cell office:value-type="float" office:value="14.75">
            <text:p>14.75</text:p>
          </table:table-cell>
          <table:table-cell office:value-type="float" office:value="106.84">
            <text:p>106.84</text:p>
          </table:table-cell>
          <table:table-cell office:value-type="float" office:value="9.19">
            <text:p>9.19</text:p>
          </table:table-cell>
          <table:table-cell table:formula="of:=([.AC207]/[.AC206])-1" office:value-type="percentage" office:value="-0.00689054332330119">
            <text:p>-0.69%</text:p>
          </table:table-cell>
          <table:table-cell table:formula="of:=[.H206]*[.F207]" office:value-type="float" office:value="-703.598867771943">
            <text:p>-$703.60</text:p>
          </table:table-cell>
          <table:table-cell table:formula="of:=[.H206]+[.G207]" office:value-type="float" office:value="101407.197735544">
            <text:p>101,407.20</text:p>
          </table:table-cell>
          <table:table-cell table:formula="of:=([.D207]/[.D206])-1" office:value-type="percentage" office:value="0.00517452253269357">
            <text:p>0.52%</text:p>
          </table:table-cell>
          <table:table-cell table:formula="of:=[.K206]*[.I207]" office:value-type="float" office:value="548.300269165586">
            <text:p>$548.30</text:p>
          </table:table-cell>
          <table:table-cell table:formula="of:=[.K206]+[.J207]" office:value-type="float" office:value="106509.819559366">
            <text:p>106,509.82</text:p>
          </table:table-cell>
          <table:table-cell table:formula="of:=([.C207]/[.C206])-1" office:value-type="percentage" office:value="0">
            <text:p>0.00%</text:p>
          </table:table-cell>
          <table:table-cell table:formula="of:=[.N206]*[.L207]" office:value-type="float" office:value="0">
            <text:p>$0.00</text:p>
          </table:table-cell>
          <table:table-cell table:formula="of:=[.N206]+[.M207]" office:value-type="float" office:value="406616.126809097">
            <text:p>406,616.13</text:p>
          </table:table-cell>
          <table:table-cell table:formula="of:=([.E207]/[.E206])-1" office:value-type="percentage" office:value="0.00108932461873645">
            <text:p>0.11%</text:p>
          </table:table-cell>
          <table:table-cell table:formula="of:=[.Q206]*[.O207]" office:value-type="float" office:value="481.927710843404">
            <text:p>$481.93</text:p>
          </table:table-cell>
          <table:table-cell table:formula="of:=[.Q206]+[.P207]" office:value-type="float" office:value="442891.56626506">
            <text:p>442,891.57</text:p>
          </table:table-cell>
          <table:table-cell/>
          <table:table-cell table:style-name="ce12" table:formula="of:=(([.B207]+[.D207]+[.C207]+[.E207])/([.B206]+[.D206]+[.C206]+[.E206]))-1" office:value-type="percentage" office:value="0.00284607847711471">
            <text:p>0.28%</text:p>
          </table:table-cell>
          <table:table-cell table:formula="of:=[.U206]*[.S207]" office:value-type="float" office:value="3008.58409726432">
            <text:p>3,008.58</text:p>
          </table:table-cell>
          <table:table-cell table:formula="of:=[.H207]+[.K207]+[.N207]+[.Q207]" office:value-type="float" office:value="1057424.71036907">
            <text:p>1,057,424.71</text:p>
          </table:table-cell>
          <table:table-cell table:number-columns-repeated="7"/>
          <table:table-cell office:value-type="float" office:value="125.39">
            <text:p>125.39</text:p>
          </table:table-cell>
          <table:table-cell table:formula="of:=[.AC207]/[.$AC$2]" office:value-type="percentage" office:value="1.01407197735544">
            <text:p>101.41%</text:p>
          </table:table-cell>
          <table:table-cell table:style-name="ce18" table:formula="of:=[.$AE$2]*[.AD207]" office:value-type="currency" office:currency="USD" office:value="1014071.97735544">
            <text:p>$1,014,071.9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6</text:p>
          </table:table-cell>
          <table:table-cell office:value-type="float" office:value="84.11">
            <text:p>84.11</text:p>
          </table:table-cell>
          <table:table-cell office:value-type="float" office:value="14.75">
            <text:p>14.75</text:p>
          </table:table-cell>
          <table:table-cell office:value-type="float" office:value="106.55">
            <text:p>106.55</text:p>
          </table:table-cell>
          <table:table-cell office:value-type="float" office:value="9.2">
            <text:p>9.2</text:p>
          </table:table-cell>
          <table:table-cell table:formula="of:=([.AC208]/[.AC207])-1" office:value-type="percentage" office:value="0.0189010287901747">
            <text:p>1.89%</text:p>
          </table:table-cell>
          <table:table-cell table:formula="of:=[.H207]*[.F208]" office:value-type="float" office:value="1916.70036393046">
            <text:p>$1,916.70</text:p>
          </table:table-cell>
          <table:table-cell table:formula="of:=[.H207]+[.G208]" office:value-type="float" office:value="103323.898099474">
            <text:p>103,323.90</text:p>
          </table:table-cell>
          <table:table-cell table:formula="of:=([.D208]/[.D207])-1" office:value-type="percentage" office:value="-0.00271433919880204">
            <text:p>-0.27%</text:p>
          </table:table-cell>
          <table:table-cell table:formula="of:=[.K207]*[.I208]" office:value-type="float" office:value="-289.103778287319">
            <text:p>-$289.10</text:p>
          </table:table-cell>
          <table:table-cell table:formula="of:=[.K207]+[.J208]" office:value-type="float" office:value="106220.715781079">
            <text:p>106,220.72</text:p>
          </table:table-cell>
          <table:table-cell table:formula="of:=([.C208]/[.C207])-1" office:value-type="percentage" office:value="0">
            <text:p>0.00%</text:p>
          </table:table-cell>
          <table:table-cell table:formula="of:=[.N207]*[.L208]" office:value-type="float" office:value="0">
            <text:p>$0.00</text:p>
          </table:table-cell>
          <table:table-cell table:formula="of:=[.N207]+[.M208]" office:value-type="float" office:value="406616.126809097">
            <text:p>406,616.13</text:p>
          </table:table-cell>
          <table:table-cell table:formula="of:=([.E208]/[.E207])-1" office:value-type="percentage" office:value="0.00108813928182805">
            <text:p>0.11%</text:p>
          </table:table-cell>
          <table:table-cell table:formula="of:=[.Q207]*[.O208]" office:value-type="float" office:value="481.927710843362">
            <text:p>$481.93</text:p>
          </table:table-cell>
          <table:table-cell table:formula="of:=[.Q207]+[.P208]" office:value-type="float" office:value="443373.493975903">
            <text:p>443,373.49</text:p>
          </table:table-cell>
          <table:table-cell/>
          <table:table-cell table:style-name="ce12" table:formula="of:=(([.B208]+[.D208]+[.C208]+[.E208])/([.B207]+[.D207]+[.C207]+[.E207]))-1" office:value-type="percentage" office:value="-0.00153531218014336">
            <text:p>-0.15%</text:p>
          </table:table-cell>
          <table:table-cell table:formula="of:=[.U207]*[.S208]" office:value-type="float" office:value="-1623.47703741419">
            <text:p>-1,623.48</text:p>
          </table:table-cell>
          <table:table-cell table:formula="of:=[.H208]+[.K208]+[.N208]+[.Q208]" office:value-type="float" office:value="1059534.23466555">
            <text:p>1,059,534.23</text:p>
          </table:table-cell>
          <table:table-cell table:number-columns-repeated="7"/>
          <table:table-cell office:value-type="float" office:value="127.76">
            <text:p>127.76</text:p>
          </table:table-cell>
          <table:table-cell table:formula="of:=[.AC208]/[.$AC$2]" office:value-type="percentage" office:value="1.03323898099474">
            <text:p>103.32%</text:p>
          </table:table-cell>
          <table:table-cell table:style-name="ce18" table:formula="of:=[.$AE$2]*[.AD208]" office:value-type="currency" office:currency="USD" office:value="1033238.98099474">
            <text:p>$1,033,238.9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7</text:p>
          </table:table-cell>
          <table:table-cell office:value-type="float" office:value="84.05">
            <text:p>84.05</text:p>
          </table:table-cell>
          <table:table-cell office:value-type="float" office:value="15.45">
            <text:p>15.45</text:p>
          </table:table-cell>
          <table:table-cell office:value-type="float" office:value="106.14">
            <text:p>106.14</text:p>
          </table:table-cell>
          <table:table-cell office:value-type="float" office:value="9.18">
            <text:p>9.18</text:p>
          </table:table-cell>
          <table:table-cell table:formula="of:=([.AC209]/[.AC208])-1" office:value-type="percentage" office:value="0.00140889167188463">
            <text:p>0.14%</text:p>
          </table:table-cell>
          <table:table-cell table:formula="of:=[.H208]*[.F209]" office:value-type="float" office:value="145.572179539005">
            <text:p>$145.57</text:p>
          </table:table-cell>
          <table:table-cell table:formula="of:=[.H208]+[.G209]" office:value-type="float" office:value="103469.470279013">
            <text:p>103,469.47</text:p>
          </table:table-cell>
          <table:table-cell table:formula="of:=([.D209]/[.D208])-1" office:value-type="percentage" office:value="-0.00384795870483334">
            <text:p>-0.38%</text:p>
          </table:table-cell>
          <table:table-cell table:formula="of:=[.K208]*[.I209]" office:value-type="float" office:value="-408.73292792343">
            <text:p>-$408.73</text:p>
          </table:table-cell>
          <table:table-cell table:formula="of:=[.K208]+[.J209]" office:value-type="float" office:value="105811.982853155">
            <text:p>105,811.98</text:p>
          </table:table-cell>
          <table:table-cell table:formula="of:=([.C209]/[.C208])-1" office:value-type="percentage" office:value="0.047457627118644">
            <text:p>4.75%</text:p>
          </table:table-cell>
          <table:table-cell table:formula="of:=[.N208]*[.L209]" office:value-type="float" office:value="19297.0365265334">
            <text:p>$19,297.04</text:p>
          </table:table-cell>
          <table:table-cell table:formula="of:=[.N208]+[.M209]" office:value-type="float" office:value="425913.163335631">
            <text:p>425,913.16</text:p>
          </table:table-cell>
          <table:table-cell table:formula="of:=([.E209]/[.E208])-1" office:value-type="percentage" office:value="-0.00217391304347825">
            <text:p>-0.22%</text:p>
          </table:table-cell>
          <table:table-cell table:formula="of:=[.Q208]*[.O209]" office:value-type="float" office:value="-963.855421686741">
            <text:p>-$963.86</text:p>
          </table:table-cell>
          <table:table-cell table:formula="of:=[.Q208]+[.P209]" office:value-type="float" office:value="442409.638554217">
            <text:p>442,409.64</text:p>
          </table:table-cell>
          <table:table-cell/>
          <table:table-cell table:style-name="ce12" table:formula="of:=(([.B209]+[.D209]+[.C209]+[.E209])/([.B208]+[.D208]+[.C208]+[.E208]))-1" office:value-type="percentage" office:value="0.000978519174316128">
            <text:p>0.10%</text:p>
          </table:table-cell>
          <table:table-cell table:formula="of:=[.U208]*[.S209]" office:value-type="float" office:value="1036.77456446461">
            <text:p>1,036.77</text:p>
          </table:table-cell>
          <table:table-cell table:formula="of:=[.H209]+[.K209]+[.N209]+[.Q209]" office:value-type="float" office:value="1077604.25502202">
            <text:p>1,077,604.26</text:p>
          </table:table-cell>
          <table:table-cell table:number-columns-repeated="7"/>
          <table:table-cell office:value-type="float" office:value="127.94">
            <text:p>127.94</text:p>
          </table:table-cell>
          <table:table-cell table:formula="of:=[.AC209]/[.$AC$2]" office:value-type="percentage" office:value="1.03469470279013">
            <text:p>103.47%</text:p>
          </table:table-cell>
          <table:table-cell table:style-name="ce18" table:formula="of:=[.$AE$2]*[.AD209]" office:value-type="currency" office:currency="USD" office:value="1034694.70279013">
            <text:p>$1,034,694.7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28</text:p>
          </table:table-cell>
          <table:table-cell office:value-type="float" office:value="84.09">
            <text:p>84.09</text:p>
          </table:table-cell>
          <table:table-cell office:value-type="float" office:value="15.45">
            <text:p>15.45</text:p>
          </table:table-cell>
          <table:table-cell office:value-type="float" office:value="106.56">
            <text:p>106.56</text:p>
          </table:table-cell>
          <table:table-cell office:value-type="float" office:value="9.17">
            <text:p>9.17</text:p>
          </table:table-cell>
          <table:table-cell table:formula="of:=([.AC210]/[.AC209])-1" office:value-type="percentage" office:value="-0.00867594184774112">
            <text:p>-0.87%</text:p>
          </table:table-cell>
          <table:table-cell table:formula="of:=[.H209]*[.F210]" office:value-type="float" office:value="-897.695107157297">
            <text:p>-$897.70</text:p>
          </table:table-cell>
          <table:table-cell table:formula="of:=[.H209]+[.G210]" office:value-type="float" office:value="102571.775171856">
            <text:p>102,571.78</text:p>
          </table:table-cell>
          <table:table-cell table:formula="of:=([.D210]/[.D209])-1" office:value-type="percentage" office:value="0.0039570378745053">
            <text:p>0.40%</text:p>
          </table:table-cell>
          <table:table-cell table:formula="of:=[.K209]*[.I210]" office:value-type="float" office:value="418.70202372644">
            <text:p>$418.70</text:p>
          </table:table-cell>
          <table:table-cell table:formula="of:=[.K209]+[.J210]" office:value-type="float" office:value="106230.684876882">
            <text:p>106,230.68</text:p>
          </table:table-cell>
          <table:table-cell table:formula="of:=([.C210]/[.C209])-1" office:value-type="percentage" office:value="0">
            <text:p>0.00%</text:p>
          </table:table-cell>
          <table:table-cell table:formula="of:=[.N209]*[.L210]" office:value-type="float" office:value="0">
            <text:p>$0.00</text:p>
          </table:table-cell>
          <table:table-cell table:formula="of:=[.N209]+[.M210]" office:value-type="float" office:value="425913.163335631">
            <text:p>425,913.16</text:p>
          </table:table-cell>
          <table:table-cell table:formula="of:=([.E210]/[.E209])-1" office:value-type="percentage" office:value="-0.00108932461873634">
            <text:p>-0.11%</text:p>
          </table:table-cell>
          <table:table-cell table:formula="of:=[.Q209]*[.O210]" office:value-type="float" office:value="-481.927710843355">
            <text:p>-$481.93</text:p>
          </table:table-cell>
          <table:table-cell table:formula="of:=[.Q209]+[.P210]" office:value-type="float" office:value="441927.710843373">
            <text:p>441,927.71</text:p>
          </table:table-cell>
          <table:table-cell/>
          <table:table-cell table:style-name="ce12" table:formula="of:=(([.B210]+[.D210]+[.C210]+[.E210])/([.B209]+[.D209]+[.C209]+[.E209]))-1" office:value-type="percentage" office:value="0.00209477702262362">
            <text:p>0.21%</text:p>
          </table:table-cell>
          <table:table-cell table:formula="of:=[.U209]*[.S210]" office:value-type="float" office:value="2257.34063290156">
            <text:p>2,257.34</text:p>
          </table:table-cell>
          <table:table-cell table:formula="of:=[.H210]+[.K210]+[.N210]+[.Q210]" office:value-type="float" office:value="1076643.33422774">
            <text:p>1,076,643.33</text:p>
          </table:table-cell>
          <table:table-cell table:number-columns-repeated="7"/>
          <table:table-cell office:value-type="float" office:value="126.83">
            <text:p>126.83</text:p>
          </table:table-cell>
          <table:table-cell table:formula="of:=[.AC210]/[.$AC$2]" office:value-type="percentage" office:value="1.02571775171856">
            <text:p>102.57%</text:p>
          </table:table-cell>
          <table:table-cell table:style-name="ce18" table:formula="of:=[.$AE$2]*[.AD210]" office:value-type="currency" office:currency="USD" office:value="1025717.75171856">
            <text:p>$1,025,717.7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0-31</text:p>
          </table:table-cell>
          <table:table-cell office:value-type="float" office:value="84.17">
            <text:p>84.17</text:p>
          </table:table-cell>
          <table:table-cell office:value-type="float" office:value="16.14">
            <text:p>16.14</text:p>
          </table:table-cell>
          <table:table-cell office:value-type="float" office:value="107.06">
            <text:p>107.06</text:p>
          </table:table-cell>
          <table:table-cell office:value-type="float" office:value="9.17">
            <text:p>9.17</text:p>
          </table:table-cell>
          <table:table-cell table:formula="of:=([.AC211]/[.AC210])-1" office:value-type="percentage" office:value="0.00788456989671205">
            <text:p>0.79%</text:p>
          </table:table-cell>
          <table:table-cell table:formula="of:=[.H210]*[.F211]" office:value-type="float" office:value="808.734330772331">
            <text:p>$808.73</text:p>
          </table:table-cell>
          <table:table-cell table:formula="of:=[.H210]+[.G211]" office:value-type="float" office:value="103380.509502628">
            <text:p>103,380.51</text:p>
          </table:table-cell>
          <table:table-cell table:formula="of:=([.D211]/[.D210])-1" office:value-type="percentage" office:value="0.0046921921921923">
            <text:p>0.47%</text:p>
          </table:table-cell>
          <table:table-cell table:formula="of:=[.K210]*[.I211]" office:value-type="float" office:value="498.454790150545">
            <text:p>$498.45</text:p>
          </table:table-cell>
          <table:table-cell table:formula="of:=[.K210]+[.J211]" office:value-type="float" office:value="106729.139667032">
            <text:p>106,729.14</text:p>
          </table:table-cell>
          <table:table-cell table:formula="of:=([.C211]/[.C210])-1" office:value-type="percentage" office:value="0.0446601941747573">
            <text:p>4.47%</text:p>
          </table:table-cell>
          <table:table-cell table:formula="of:=[.N210]*[.L211]" office:value-type="float" office:value="19021.3645761544">
            <text:p>$19,021.36</text:p>
          </table:table-cell>
          <table:table-cell table:formula="of:=[.N210]+[.M211]" office:value-type="float" office:value="444934.527911785">
            <text:p>444,934.53</text:p>
          </table:table-cell>
          <table:table-cell table:formula="of:=([.E211]/[.E210])-1" office:value-type="percentage" office:value="0">
            <text:p>0.00%</text:p>
          </table:table-cell>
          <table:table-cell table:formula="of:=[.Q210]*[.O211]" office:value-type="float" office:value="0">
            <text:p>$0.00</text:p>
          </table:table-cell>
          <table:table-cell table:formula="of:=[.Q210]+[.P211]" office:value-type="float" office:value="441927.710843373">
            <text:p>441,927.71</text:p>
          </table:table-cell>
          <table:table-cell/>
          <table:table-cell table:style-name="ce12" table:formula="of:=(([.B211]+[.D211]+[.C211]+[.E211])/([.B210]+[.D210]+[.C210]+[.E210]))-1" office:value-type="percentage" office:value="0.00589956798439184">
            <text:p>0.59%</text:p>
          </table:table-cell>
          <table:table-cell table:formula="of:=[.U210]*[.S211]" office:value-type="float" office:value="6351.73054521887">
            <text:p>6,351.73</text:p>
          </table:table-cell>
          <table:table-cell table:formula="of:=[.H211]+[.K211]+[.N211]+[.Q211]" office:value-type="float" office:value="1096971.88792482">
            <text:p>1,096,971.89</text:p>
          </table:table-cell>
          <table:table-cell table:number-columns-repeated="7"/>
          <table:table-cell office:value-type="float" office:value="127.83">
            <text:p>127.83</text:p>
          </table:table-cell>
          <table:table-cell table:formula="of:=[.AC211]/[.$AC$2]" office:value-type="percentage" office:value="1.03380509502628">
            <text:p>103.38%</text:p>
          </table:table-cell>
          <table:table-cell table:style-name="ce18" table:formula="of:=[.$AE$2]*[.AD211]" office:value-type="currency" office:currency="USD" office:value="1033805.09502628">
            <text:p>$1,033,805.1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1</text:p>
          </table:table-cell>
          <table:table-cell office:value-type="float" office:value="84.18">
            <text:p>84.18</text:p>
          </table:table-cell>
          <table:table-cell office:value-type="float" office:value="16.07">
            <text:p>16.07</text:p>
          </table:table-cell>
          <table:table-cell office:value-type="float" office:value="107.58">
            <text:p>107.58</text:p>
          </table:table-cell>
          <table:table-cell office:value-type="float" office:value="9.16">
            <text:p>9.16</text:p>
          </table:table-cell>
          <table:table-cell table:formula="of:=([.AC212]/[.AC211])-1" office:value-type="percentage" office:value="0.00758820308221875">
            <text:p>0.76%</text:p>
          </table:table-cell>
          <table:table-cell table:formula="of:=[.H211]*[.F212]" office:value-type="float" office:value="784.472300849188">
            <text:p>$784.47</text:p>
          </table:table-cell>
          <table:table-cell table:formula="of:=[.H211]+[.G212]" office:value-type="float" office:value="104164.981803477">
            <text:p>104,164.98</text:p>
          </table:table-cell>
          <table:table-cell table:formula="of:=([.D212]/[.D211])-1" office:value-type="percentage" office:value="0.00485708948253305">
            <text:p>0.49%</text:p>
          </table:table-cell>
          <table:table-cell table:formula="of:=[.K211]*[.I212]" office:value-type="float" office:value="518.392981756543">
            <text:p>$518.39</text:p>
          </table:table-cell>
          <table:table-cell table:formula="of:=[.K211]+[.J212]" office:value-type="float" office:value="107247.532648789">
            <text:p>107,247.53</text:p>
          </table:table-cell>
          <table:table-cell table:formula="of:=([.C212]/[.C211])-1" office:value-type="percentage" office:value="-0.00433705080545233">
            <text:p>-0.43%</text:p>
          </table:table-cell>
          <table:table-cell table:formula="of:=[.N211]*[.L212]" office:value-type="float" office:value="-1929.70365265336">
            <text:p>-$1,929.70</text:p>
          </table:table-cell>
          <table:table-cell table:formula="of:=[.N211]+[.M212]" office:value-type="float" office:value="443004.824259132">
            <text:p>443,004.82</text:p>
          </table:table-cell>
          <table:table-cell table:formula="of:=([.E212]/[.E211])-1" office:value-type="percentage" office:value="-0.00109051254089421">
            <text:p>-0.11%</text:p>
          </table:table-cell>
          <table:table-cell table:formula="of:=[.Q211]*[.O212]" office:value-type="float" office:value="-481.927710843367">
            <text:p>-$481.93</text:p>
          </table:table-cell>
          <table:table-cell table:formula="of:=[.Q211]+[.P212]" office:value-type="float" office:value="441445.78313253">
            <text:p>441,445.78</text:p>
          </table:table-cell>
          <table:table-cell/>
          <table:table-cell table:style-name="ce12" table:formula="of:=(([.B212]+[.D212]+[.C212]+[.E212])/([.B211]+[.D211]+[.C211]+[.E211]))-1" office:value-type="percentage" office:value="0.00207813798836232">
            <text:p>0.21%</text:p>
          </table:table-cell>
          <table:table-cell table:formula="of:=[.U211]*[.S212]" office:value-type="float" office:value="2279.6589524621">
            <text:p>2,279.66</text:p>
          </table:table-cell>
          <table:table-cell table:formula="of:=[.H212]+[.K212]+[.N212]+[.Q212]" office:value-type="float" office:value="1095863.12184393">
            <text:p>1,095,863.12</text:p>
          </table:table-cell>
          <table:table-cell table:number-columns-repeated="7"/>
          <table:table-cell office:value-type="float" office:value="128.8">
            <text:p>128.8</text:p>
          </table:table-cell>
          <table:table-cell table:formula="of:=[.AC212]/[.$AC$2]" office:value-type="percentage" office:value="1.04164981803478">
            <text:p>104.16%</text:p>
          </table:table-cell>
          <table:table-cell table:style-name="ce18" table:formula="of:=[.$AE$2]*[.AD212]" office:value-type="currency" office:currency="USD" office:value="1041649.81803478">
            <text:p>$1,041,649.8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2</text:p>
          </table:table-cell>
          <table:table-cell office:value-type="float" office:value="84.2">
            <text:p>84.2</text:p>
          </table:table-cell>
          <table:table-cell office:value-type="float" office:value="16">
            <text:p>16</text:p>
          </table:table-cell>
          <table:table-cell office:value-type="float" office:value="107.58">
            <text:p>107.58</text:p>
          </table:table-cell>
          <table:table-cell office:value-type="float" office:value="9.17">
            <text:p>9.17</text:p>
          </table:table-cell>
          <table:table-cell table:formula="of:=([.AC213]/[.AC212])-1" office:value-type="percentage" office:value="-0.0169254658385094">
            <text:p>-1.69%</text:p>
          </table:table-cell>
          <table:table-cell table:formula="of:=[.H212]*[.F213]" office:value-type="float" office:value="-1763.04084108371">
            <text:p>-$1,763.04</text:p>
          </table:table-cell>
          <table:table-cell table:formula="of:=[.H212]+[.G213]" office:value-type="float" office:value="102401.940962394">
            <text:p>102,401.94</text:p>
          </table:table-cell>
          <table:table-cell table:formula="of:=([.D213]/[.D212])-1" office:value-type="percentage" office:value="0">
            <text:p>0.00%</text:p>
          </table:table-cell>
          <table:table-cell table:formula="of:=[.K212]*[.I213]" office:value-type="float" office:value="0">
            <text:p>$0.00</text:p>
          </table:table-cell>
          <table:table-cell table:formula="of:=[.K212]+[.J213]" office:value-type="float" office:value="107247.532648789">
            <text:p>107,247.53</text:p>
          </table:table-cell>
          <table:table-cell table:formula="of:=([.C213]/[.C212])-1" office:value-type="percentage" office:value="-0.00435594275046669">
            <text:p>-0.44%</text:p>
          </table:table-cell>
          <table:table-cell table:formula="of:=[.N212]*[.L213]" office:value-type="float" office:value="-1929.70365265334">
            <text:p>-$1,929.70</text:p>
          </table:table-cell>
          <table:table-cell table:formula="of:=[.N212]+[.M213]" office:value-type="float" office:value="441075.120606479">
            <text:p>441,075.12</text:p>
          </table:table-cell>
          <table:table-cell table:formula="of:=([.E213]/[.E212])-1" office:value-type="percentage" office:value="0.00109170305676853">
            <text:p>0.11%</text:p>
          </table:table-cell>
          <table:table-cell table:formula="of:=[.Q212]*[.O213]" office:value-type="float" office:value="481.927710843362">
            <text:p>$481.93</text:p>
          </table:table-cell>
          <table:table-cell table:formula="of:=[.Q212]+[.P213]" office:value-type="float" office:value="441927.710843373">
            <text:p>441,927.71</text:p>
          </table:table-cell>
          <table:table-cell/>
          <table:table-cell table:style-name="ce12" table:formula="of:=(([.B213]+[.D213]+[.C213]+[.E213])/([.B212]+[.D212]+[.C212]+[.E212]))-1" office:value-type="percentage" office:value="-0.000184340292179286">
            <text:p>-0.02%</text:p>
          </table:table-cell>
          <table:table-cell table:formula="of:=[.U212]*[.S213]" office:value-type="float" office:value="-202.011728069214">
            <text:p>-202.01</text:p>
          </table:table-cell>
          <table:table-cell table:formula="of:=[.H213]+[.K213]+[.N213]+[.Q213]" office:value-type="float" office:value="1092652.30506103">
            <text:p>1,092,652.31</text:p>
          </table:table-cell>
          <table:table-cell table:number-columns-repeated="7"/>
          <table:table-cell office:value-type="float" office:value="126.62">
            <text:p>126.62</text:p>
          </table:table-cell>
          <table:table-cell table:formula="of:=[.AC213]/[.$AC$2]" office:value-type="percentage" office:value="1.02401940962394">
            <text:p>102.40%</text:p>
          </table:table-cell>
          <table:table-cell table:style-name="ce18" table:formula="of:=[.$AE$2]*[.AD213]" office:value-type="currency" office:currency="USD" office:value="1024019.40962394">
            <text:p>$1,024,019.4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3</text:p>
          </table:table-cell>
          <table:table-cell office:value-type="float" office:value="84.21">
            <text:p>84.21</text:p>
          </table:table-cell>
          <table:table-cell office:value-type="float" office:value="16">
            <text:p>16</text:p>
          </table:table-cell>
          <table:table-cell office:value-type="float" office:value="107.34">
            <text:p>107.34</text:p>
          </table:table-cell>
          <table:table-cell office:value-type="float" office:value="9.17">
            <text:p>9.17</text:p>
          </table:table-cell>
          <table:table-cell table:formula="of:=([.AC214]/[.AC213])-1" office:value-type="percentage" office:value="-0.00213236455536259">
            <text:p>-0.21%</text:p>
          </table:table-cell>
          <table:table-cell table:formula="of:=[.H213]*[.F214]" office:value-type="float" office:value="-218.358269308541">
            <text:p>-$218.36</text:p>
          </table:table-cell>
          <table:table-cell table:formula="of:=[.H213]+[.G214]" office:value-type="float" office:value="102183.582693085">
            <text:p>102,183.58</text:p>
          </table:table-cell>
          <table:table-cell table:formula="of:=([.D214]/[.D213])-1" office:value-type="percentage" office:value="-0.0022308979364194">
            <text:p>-0.22%</text:p>
          </table:table-cell>
          <table:table-cell table:formula="of:=[.K213]*[.I214]" office:value-type="float" office:value="-239.258299272254">
            <text:p>-$239.26</text:p>
          </table:table-cell>
          <table:table-cell table:formula="of:=[.K213]+[.J214]" office:value-type="float" office:value="107008.274349516">
            <text:p>107,008.27</text:p>
          </table:table-cell>
          <table:table-cell table:formula="of:=([.C214]/[.C213])-1" office:value-type="percentage" office:value="0">
            <text:p>0.00%</text:p>
          </table:table-cell>
          <table:table-cell table:formula="of:=[.N213]*[.L214]" office:value-type="float" office:value="0">
            <text:p>$0.00</text:p>
          </table:table-cell>
          <table:table-cell table:formula="of:=[.N213]+[.M214]" office:value-type="float" office:value="441075.120606479">
            <text:p>441,075.12</text:p>
          </table:table-cell>
          <table:table-cell table:formula="of:=([.E214]/[.E213])-1" office:value-type="percentage" office:value="0">
            <text:p>0.00%</text:p>
          </table:table-cell>
          <table:table-cell table:formula="of:=[.Q213]*[.O214]" office:value-type="float" office:value="0">
            <text:p>$0.00</text:p>
          </table:table-cell>
          <table:table-cell table:formula="of:=[.Q213]+[.P214]" office:value-type="float" office:value="441927.710843373">
            <text:p>441,927.71</text:p>
          </table:table-cell>
          <table:table-cell/>
          <table:table-cell table:style-name="ce12" table:formula="of:=(([.B214]+[.D214]+[.C214]+[.E214])/([.B213]+[.D213]+[.C213]+[.E213]))-1" office:value-type="percentage" office:value="-0.00106015210878074">
            <text:p>-0.11%</text:p>
          </table:table-cell>
          <table:table-cell table:formula="of:=[.U213]*[.S214]" office:value-type="float" office:value="-1158.3776453746">
            <text:p>-1,158.38</text:p>
          </table:table-cell>
          <table:table-cell table:formula="of:=[.H214]+[.K214]+[.N214]+[.Q214]" office:value-type="float" office:value="1092194.68849245">
            <text:p>1,092,194.69</text:p>
          </table:table-cell>
          <table:table-cell table:number-columns-repeated="7"/>
          <table:table-cell office:value-type="float" office:value="126.35">
            <text:p>126.35</text:p>
          </table:table-cell>
          <table:table-cell table:formula="of:=[.AC214]/[.$AC$2]" office:value-type="percentage" office:value="1.02183582693085">
            <text:p>102.18%</text:p>
          </table:table-cell>
          <table:table-cell table:style-name="ce18" table:formula="of:=[.$AE$2]*[.AD214]" office:value-type="currency" office:currency="USD" office:value="1021835.82693085">
            <text:p>$1,021,835.8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4</text:p>
          </table:table-cell>
          <table:table-cell office:value-type="float" office:value="84.21">
            <text:p>84.21</text:p>
          </table:table-cell>
          <table:table-cell office:value-type="float" office:value="16">
            <text:p>16</text:p>
          </table:table-cell>
          <table:table-cell office:value-type="float" office:value="107.31">
            <text:p>107.31</text:p>
          </table:table-cell>
          <table:table-cell office:value-type="float" office:value="9.25">
            <text:p>9.25</text:p>
          </table:table-cell>
          <table:table-cell table:formula="of:=([.AC215]/[.AC214])-1" office:value-type="percentage" office:value="0.0169370795409578">
            <text:p>1.69%</text:p>
          </table:table-cell>
          <table:table-cell table:formula="of:=[.H214]*[.F215]" office:value-type="float" office:value="1730.69146785282">
            <text:p>$1,730.69</text:p>
          </table:table-cell>
          <table:table-cell table:formula="of:=[.H214]+[.G215]" office:value-type="float" office:value="103914.274160938">
            <text:p>103,914.27</text:p>
          </table:table-cell>
          <table:table-cell table:formula="of:=([.D215]/[.D214])-1" office:value-type="percentage" office:value="-0.000279485746226937">
            <text:p>-0.03%</text:p>
          </table:table-cell>
          <table:table-cell table:formula="of:=[.K214]*[.I215]" office:value-type="float" office:value="-29.9072874090314">
            <text:p>-$29.91</text:p>
          </table:table-cell>
          <table:table-cell table:formula="of:=[.K214]+[.J215]" office:value-type="float" office:value="106978.367062107">
            <text:p>106,978.37</text:p>
          </table:table-cell>
          <table:table-cell table:formula="of:=([.C215]/[.C214])-1" office:value-type="percentage" office:value="0">
            <text:p>0.00%</text:p>
          </table:table-cell>
          <table:table-cell table:formula="of:=[.N214]*[.L215]" office:value-type="float" office:value="0">
            <text:p>$0.00</text:p>
          </table:table-cell>
          <table:table-cell table:formula="of:=[.N214]+[.M215]" office:value-type="float" office:value="441075.120606479">
            <text:p>441,075.12</text:p>
          </table:table-cell>
          <table:table-cell table:formula="of:=([.E215]/[.E214])-1" office:value-type="percentage" office:value="0.00872410032715387">
            <text:p>0.87%</text:p>
          </table:table-cell>
          <table:table-cell table:formula="of:=[.Q214]*[.O215]" office:value-type="float" office:value="3855.42168674704">
            <text:p>$3,855.42</text:p>
          </table:table-cell>
          <table:table-cell table:formula="of:=[.Q214]+[.P215]" office:value-type="float" office:value="445783.13253012">
            <text:p>445,783.13</text:p>
          </table:table-cell>
          <table:table-cell/>
          <table:table-cell table:style-name="ce12" table:formula="of:=(([.B215]+[.D215]+[.C215]+[.E215])/([.B214]+[.D214]+[.C214]+[.E214]))-1" office:value-type="percentage" office:value="0.000230712440014713">
            <text:p>0.02%</text:p>
          </table:table-cell>
          <table:table-cell table:formula="of:=[.U214]*[.S215]" office:value-type="float" office:value="251.982901553203">
            <text:p>251.98</text:p>
          </table:table-cell>
          <table:table-cell table:formula="of:=[.H215]+[.K215]+[.N215]+[.Q215]" office:value-type="float" office:value="1097750.89435964">
            <text:p>1,097,750.89</text:p>
          </table:table-cell>
          <table:table-cell table:number-columns-repeated="7"/>
          <table:table-cell office:value-type="float" office:value="128.49">
            <text:p>128.49</text:p>
          </table:table-cell>
          <table:table-cell table:formula="of:=[.AC215]/[.$AC$2]" office:value-type="percentage" office:value="1.03914274160938">
            <text:p>103.91%</text:p>
          </table:table-cell>
          <table:table-cell table:style-name="ce18" table:formula="of:=[.$AE$2]*[.AD215]" office:value-type="currency" office:currency="USD" office:value="1039142.74160938">
            <text:p>$1,039,142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7</text:p>
          </table:table-cell>
          <table:table-cell office:value-type="float" office:value="84.19">
            <text:p>84.19</text:p>
          </table:table-cell>
          <table:table-cell office:value-type="float" office:value="15.85">
            <text:p>15.85</text:p>
          </table:table-cell>
          <table:table-cell office:value-type="float" office:value="107.4">
            <text:p>107.4</text:p>
          </table:table-cell>
          <table:table-cell office:value-type="float" office:value="9.23">
            <text:p>9.23</text:p>
          </table:table-cell>
          <table:table-cell table:formula="of:=([.AC216]/[.AC215])-1" office:value-type="percentage" office:value="-0.00614833839209283">
            <text:p>-0.61%</text:p>
          </table:table-cell>
          <table:table-cell table:formula="of:=[.H215]*[.F216]" office:value-type="float" office:value="-638.900121310156">
            <text:p>-$638.90</text:p>
          </table:table-cell>
          <table:table-cell table:formula="of:=[.H215]+[.G216]" office:value-type="float" office:value="103275.374039628">
            <text:p>103,275.37</text:p>
          </table:table-cell>
          <table:table-cell table:formula="of:=([.D216]/[.D215])-1" office:value-type="percentage" office:value="0.000838691641040112">
            <text:p>0.08%</text:p>
          </table:table-cell>
          <table:table-cell table:formula="of:=[.K215]*[.I216]" office:value-type="float" office:value="89.7218622271103">
            <text:p>$89.72</text:p>
          </table:table-cell>
          <table:table-cell table:formula="of:=[.K215]+[.J216]" office:value-type="float" office:value="107068.088924335">
            <text:p>107,068.09</text:p>
          </table:table-cell>
          <table:table-cell table:formula="of:=([.C216]/[.C215])-1" office:value-type="percentage" office:value="-0.00937500000000002">
            <text:p>-0.94%</text:p>
          </table:table-cell>
          <table:table-cell table:formula="of:=[.N215]*[.L216]" office:value-type="float" office:value="-4135.07925568575">
            <text:p>-$4,135.08</text:p>
          </table:table-cell>
          <table:table-cell table:formula="of:=[.N215]+[.M216]" office:value-type="float" office:value="436940.041350793">
            <text:p>436,940.04</text:p>
          </table:table-cell>
          <table:table-cell table:formula="of:=([.E216]/[.E215])-1" office:value-type="percentage" office:value="-0.00216216216216214">
            <text:p>-0.22%</text:p>
          </table:table-cell>
          <table:table-cell table:formula="of:=[.Q215]*[.O216]" office:value-type="float" office:value="-963.855421686737">
            <text:p>-$963.86</text:p>
          </table:table-cell>
          <table:table-cell table:formula="of:=[.Q215]+[.P216]" office:value-type="float" office:value="444819.277108434">
            <text:p>444,819.28</text:p>
          </table:table-cell>
          <table:table-cell/>
          <table:table-cell table:style-name="ce12" table:formula="of:=(([.B216]+[.D216]+[.C216]+[.E216])/([.B215]+[.D215]+[.C215]+[.E215]))-1" office:value-type="percentage" office:value="-0.000461318448124692">
            <text:p>-0.05%</text:p>
          </table:table-cell>
          <table:table-cell table:formula="of:=[.U215]*[.S216]" office:value-type="float" office:value="-506.412739013484">
            <text:p>-506.41</text:p>
          </table:table-cell>
          <table:table-cell table:formula="of:=[.H216]+[.K216]+[.N216]+[.Q216]" office:value-type="float" office:value="1092102.78142319">
            <text:p>1,092,102.78</text:p>
          </table:table-cell>
          <table:table-cell table:number-columns-repeated="7"/>
          <table:table-cell office:value-type="float" office:value="127.7">
            <text:p>127.7</text:p>
          </table:table-cell>
          <table:table-cell table:formula="of:=[.AC216]/[.$AC$2]" office:value-type="percentage" office:value="1.03275374039628">
            <text:p>103.28%</text:p>
          </table:table-cell>
          <table:table-cell table:style-name="ce18" table:formula="of:=[.$AE$2]*[.AD216]" office:value-type="currency" office:currency="USD" office:value="1032753.74039628">
            <text:p>$1,032,753.7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8</text:p>
          </table:table-cell>
          <table:table-cell office:value-type="float" office:value="84.18">
            <text:p>84.18</text:p>
          </table:table-cell>
          <table:table-cell office:value-type="float" office:value="15.85">
            <text:p>15.85</text:p>
          </table:table-cell>
          <table:table-cell office:value-type="float" office:value="107.26">
            <text:p>107.26</text:p>
          </table:table-cell>
          <table:table-cell office:value-type="float" office:value="9.26">
            <text:p>9.26</text:p>
          </table:table-cell>
          <table:table-cell table:formula="of:=([.AC217]/[.AC216])-1" office:value-type="percentage" office:value="-0.0105716523101018">
            <text:p>-1.06%</text:p>
          </table:table-cell>
          <table:table-cell table:formula="of:=[.H216]*[.F217]" office:value-type="float" office:value="-1091.79134654266">
            <text:p>-$1,091.79</text:p>
          </table:table-cell>
          <table:table-cell table:formula="of:=[.H216]+[.G217]" office:value-type="float" office:value="102183.582693085">
            <text:p>102,183.58</text:p>
          </table:table-cell>
          <table:table-cell table:formula="of:=([.D217]/[.D216])-1" office:value-type="percentage" office:value="-0.00130353817504658">
            <text:p>-0.13%</text:p>
          </table:table-cell>
          <table:table-cell table:formula="of:=[.K216]*[.I217]" office:value-type="float" office:value="-139.567341242152">
            <text:p>-$139.57</text:p>
          </table:table-cell>
          <table:table-cell table:formula="of:=[.K216]+[.J217]" office:value-type="float" office:value="106928.521583092">
            <text:p>106,928.52</text:p>
          </table:table-cell>
          <table:table-cell table:formula="of:=([.C217]/[.C216])-1" office:value-type="percentage" office:value="0">
            <text:p>0.00%</text:p>
          </table:table-cell>
          <table:table-cell table:formula="of:=[.N216]*[.L217]" office:value-type="float" office:value="0">
            <text:p>$0.00</text:p>
          </table:table-cell>
          <table:table-cell table:formula="of:=[.N216]+[.M217]" office:value-type="float" office:value="436940.041350793">
            <text:p>436,940.04</text:p>
          </table:table-cell>
          <table:table-cell table:formula="of:=([.E217]/[.E216])-1" office:value-type="percentage" office:value="0.00325027085590457">
            <text:p>0.33%</text:p>
          </table:table-cell>
          <table:table-cell table:formula="of:=[.Q216]*[.O217]" office:value-type="float" office:value="1445.78313253008">
            <text:p>$1,445.78</text:p>
          </table:table-cell>
          <table:table-cell table:formula="of:=[.Q216]+[.P217]" office:value-type="float" office:value="446265.060240964">
            <text:p>446,265.06</text:p>
          </table:table-cell>
          <table:table-cell/>
          <table:table-cell table:style-name="ce12" table:formula="of:=(([.B217]+[.D217]+[.C217]+[.E217])/([.B216]+[.D216]+[.C216]+[.E216]))-1" office:value-type="percentage" office:value="-0.000553837633267218">
            <text:p>-0.06%</text:p>
          </table:table-cell>
          <table:table-cell table:formula="of:=[.U216]*[.S217]" office:value-type="float" office:value="-604.847619747965">
            <text:p>-604.85</text:p>
          </table:table-cell>
          <table:table-cell table:formula="of:=[.H217]+[.K217]+[.N217]+[.Q217]" office:value-type="float" office:value="1092317.20586793">
            <text:p>1,092,317.21</text:p>
          </table:table-cell>
          <table:table-cell table:number-columns-repeated="7"/>
          <table:table-cell office:value-type="float" office:value="126.35">
            <text:p>126.35</text:p>
          </table:table-cell>
          <table:table-cell table:formula="of:=[.AC217]/[.$AC$2]" office:value-type="percentage" office:value="1.02183582693085">
            <text:p>102.18%</text:p>
          </table:table-cell>
          <table:table-cell table:style-name="ce18" table:formula="of:=[.$AE$2]*[.AD217]" office:value-type="currency" office:currency="USD" office:value="1021835.82693085">
            <text:p>$1,021,835.8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09</text:p>
          </table:table-cell>
          <table:table-cell office:value-type="float" office:value="84.2">
            <text:p>84.2</text:p>
          </table:table-cell>
          <table:table-cell office:value-type="float" office:value="15.85">
            <text:p>15.85</text:p>
          </table:table-cell>
          <table:table-cell office:value-type="float" office:value="107.44">
            <text:p>107.44</text:p>
          </table:table-cell>
          <table:table-cell office:value-type="float" office:value="9.27">
            <text:p>9.27</text:p>
          </table:table-cell>
          <table:table-cell table:formula="of:=([.AC218]/[.AC217])-1" office:value-type="percentage" office:value="0.000633161851998576">
            <text:p>0.06%</text:p>
          </table:table-cell>
          <table:table-cell table:formula="of:=[.H217]*[.F218]" office:value-type="float" office:value="64.6987464618035">
            <text:p>$64.70</text:p>
          </table:table-cell>
          <table:table-cell table:formula="of:=[.H217]+[.G218]" office:value-type="float" office:value="102248.281439547">
            <text:p>102,248.28</text:p>
          </table:table-cell>
          <table:table-cell table:formula="of:=([.D218]/[.D217])-1" office:value-type="percentage" office:value="0.00167816520604136">
            <text:p>0.17%</text:p>
          </table:table-cell>
          <table:table-cell table:formula="of:=[.K217]*[.I218]" office:value-type="float" office:value="179.443724454188">
            <text:p>$179.44</text:p>
          </table:table-cell>
          <table:table-cell table:formula="of:=[.K217]+[.J218]" office:value-type="float" office:value="107107.965307547">
            <text:p>107,107.97</text:p>
          </table:table-cell>
          <table:table-cell table:formula="of:=([.C218]/[.C217])-1" office:value-type="percentage" office:value="0">
            <text:p>0.00%</text:p>
          </table:table-cell>
          <table:table-cell table:formula="of:=[.N217]*[.L218]" office:value-type="float" office:value="0">
            <text:p>$0.00</text:p>
          </table:table-cell>
          <table:table-cell table:formula="of:=[.N217]+[.M218]" office:value-type="float" office:value="436940.041350793">
            <text:p>436,940.04</text:p>
          </table:table-cell>
          <table:table-cell table:formula="of:=([.E218]/[.E217])-1" office:value-type="percentage" office:value="0.00107991360691151">
            <text:p>0.11%</text:p>
          </table:table-cell>
          <table:table-cell table:formula="of:=[.Q217]*[.O218]" office:value-type="float" office:value="481.927710843401">
            <text:p>$481.93</text:p>
          </table:table-cell>
          <table:table-cell table:formula="of:=[.Q217]+[.P218]" office:value-type="float" office:value="446746.987951807">
            <text:p>446,746.99</text:p>
          </table:table-cell>
          <table:table-cell/>
          <table:table-cell table:style-name="ce12" table:formula="of:=(([.B218]+[.D218]+[.C218]+[.E218])/([.B217]+[.D217]+[.C217]+[.E217]))-1" office:value-type="percentage" office:value="0.00096975294389301">
            <text:p>0.10%</text:p>
          </table:table-cell>
          <table:table-cell table:formula="of:=[.U217]*[.S218]" office:value-type="float" office:value="1059.27782605542">
            <text:p>1,059.28</text:p>
          </table:table-cell>
          <table:table-cell table:formula="of:=[.H218]+[.K218]+[.N218]+[.Q218]" office:value-type="float" office:value="1093043.27604969">
            <text:p>1,093,043.28</text:p>
          </table:table-cell>
          <table:table-cell table:number-columns-repeated="7"/>
          <table:table-cell office:value-type="float" office:value="126.43">
            <text:p>126.43</text:p>
          </table:table-cell>
          <table:table-cell table:formula="of:=[.AC218]/[.$AC$2]" office:value-type="percentage" office:value="1.02248281439547">
            <text:p>102.25%</text:p>
          </table:table-cell>
          <table:table-cell table:style-name="ce18" table:formula="of:=[.$AE$2]*[.AD218]" office:value-type="currency" office:currency="USD" office:value="1022482.81439547">
            <text:p>$1,022,482.8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0</text:p>
          </table:table-cell>
          <table:table-cell office:value-type="float" office:value="84.21">
            <text:p>84.21</text:p>
          </table:table-cell>
          <table:table-cell office:value-type="float" office:value="15.85">
            <text:p>15.85</text:p>
          </table:table-cell>
          <table:table-cell office:value-type="float" office:value="107.24">
            <text:p>107.24</text:p>
          </table:table-cell>
          <table:table-cell office:value-type="float" office:value="9.32">
            <text:p>9.32</text:p>
          </table:table-cell>
          <table:table-cell table:formula="of:=([.AC219]/[.AC218])-1" office:value-type="percentage" office:value="0.00624851696590989">
            <text:p>0.62%</text:p>
          </table:table-cell>
          <table:table-cell table:formula="of:=[.H218]*[.F219]" office:value-type="float" office:value="638.900121310139">
            <text:p>$638.90</text:p>
          </table:table-cell>
          <table:table-cell table:formula="of:=[.H218]+[.G219]" office:value-type="float" office:value="102887.181560857">
            <text:p>102,887.18</text:p>
          </table:table-cell>
          <table:table-cell table:formula="of:=([.D219]/[.D218])-1" office:value-type="percentage" office:value="-0.00186150409530905">
            <text:p>-0.19%</text:p>
          </table:table-cell>
          <table:table-cell table:formula="of:=[.K218]*[.I219]" office:value-type="float" office:value="-199.381916060218">
            <text:p>-$199.38</text:p>
          </table:table-cell>
          <table:table-cell table:formula="of:=[.K218]+[.J219]" office:value-type="float" office:value="106908.583391486">
            <text:p>106,908.58</text:p>
          </table:table-cell>
          <table:table-cell table:formula="of:=([.C219]/[.C218])-1" office:value-type="percentage" office:value="0">
            <text:p>0.00%</text:p>
          </table:table-cell>
          <table:table-cell table:formula="of:=[.N218]*[.L219]" office:value-type="float" office:value="0">
            <text:p>$0.00</text:p>
          </table:table-cell>
          <table:table-cell table:formula="of:=[.N218]+[.M219]" office:value-type="float" office:value="436940.041350793">
            <text:p>436,940.04</text:p>
          </table:table-cell>
          <table:table-cell table:formula="of:=([.E219]/[.E218])-1" office:value-type="percentage" office:value="0.00539374325782105">
            <text:p>0.54%</text:p>
          </table:table-cell>
          <table:table-cell table:formula="of:=[.Q218]*[.O219]" office:value-type="float" office:value="2409.63855421692">
            <text:p>$2,409.64</text:p>
          </table:table-cell>
          <table:table-cell table:formula="of:=[.Q218]+[.P219]" office:value-type="float" office:value="449156.626506024">
            <text:p>449,156.63</text:p>
          </table:table-cell>
          <table:table-cell/>
          <table:table-cell table:style-name="ce12" table:formula="of:=(([.B219]+[.D219]+[.C219]+[.E219])/([.B218]+[.D218]+[.C218]+[.E218]))-1" office:value-type="percentage" office:value="-0.000645875622808712">
            <text:p>-0.06%</text:p>
          </table:table-cell>
          <table:table-cell table:formula="of:=[.U218]*[.S219]" office:value-type="float" office:value="-705.97000667547">
            <text:p>-705.97</text:p>
          </table:table-cell>
          <table:table-cell table:formula="of:=[.H219]+[.K219]+[.N219]+[.Q219]" office:value-type="float" office:value="1095892.43280916">
            <text:p>1,095,892.43</text:p>
          </table:table-cell>
          <table:table-cell table:number-columns-repeated="7"/>
          <table:table-cell office:value-type="float" office:value="127.22">
            <text:p>127.22</text:p>
          </table:table-cell>
          <table:table-cell table:formula="of:=[.AC219]/[.$AC$2]" office:value-type="percentage" office:value="1.02887181560857">
            <text:p>102.89%</text:p>
          </table:table-cell>
          <table:table-cell table:style-name="ce18" table:formula="of:=[.$AE$2]*[.AD219]" office:value-type="currency" office:currency="USD" office:value="1028871.81560857">
            <text:p>$1,028,871.8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1</text:p>
          </table:table-cell>
          <table:table-cell office:value-type="float" office:value="84.17">
            <text:p>84.17</text:p>
          </table:table-cell>
          <table:table-cell office:value-type="float" office:value="15.85">
            <text:p>15.85</text:p>
          </table:table-cell>
          <table:table-cell office:value-type="float" office:value="107.11">
            <text:p>107.11</text:p>
          </table:table-cell>
          <table:table-cell office:value-type="float" office:value="9.29">
            <text:p>9.29</text:p>
          </table:table-cell>
          <table:table-cell table:formula="of:=([.AC220]/[.AC219])-1" office:value-type="percentage" office:value="0.0204370382015406">
            <text:p>2.04%</text:p>
          </table:table-cell>
          <table:table-cell table:formula="of:=[.H219]*[.F220]" office:value-type="float" office:value="2102.70926000808">
            <text:p>$2,102.71</text:p>
          </table:table-cell>
          <table:table-cell table:formula="of:=[.H219]+[.G220]" office:value-type="float" office:value="104989.890820865">
            <text:p>104,989.89</text:p>
          </table:table-cell>
          <table:table-cell table:formula="of:=([.D220]/[.D219])-1" office:value-type="percentage" office:value="-0.00121223424095485">
            <text:p>-0.12%</text:p>
          </table:table-cell>
          <table:table-cell table:formula="of:=[.K219]*[.I220]" office:value-type="float" office:value="-129.598245439136">
            <text:p>-$129.60</text:p>
          </table:table-cell>
          <table:table-cell table:formula="of:=[.K219]+[.J220]" office:value-type="float" office:value="106778.985146047">
            <text:p>106,778.99</text:p>
          </table:table-cell>
          <table:table-cell table:formula="of:=([.C220]/[.C219])-1" office:value-type="percentage" office:value="0">
            <text:p>0.00%</text:p>
          </table:table-cell>
          <table:table-cell table:formula="of:=[.N219]*[.L220]" office:value-type="float" office:value="0">
            <text:p>$0.00</text:p>
          </table:table-cell>
          <table:table-cell table:formula="of:=[.N219]+[.M220]" office:value-type="float" office:value="436940.041350793">
            <text:p>436,940.04</text:p>
          </table:table-cell>
          <table:table-cell table:formula="of:=([.E220]/[.E219])-1" office:value-type="percentage" office:value="-0.00321888412017179">
            <text:p>-0.32%</text:p>
          </table:table-cell>
          <table:table-cell table:formula="of:=[.Q219]*[.O220]" office:value-type="float" office:value="-1445.78313253017">
            <text:p>-$1,445.78</text:p>
          </table:table-cell>
          <table:table-cell table:formula="of:=[.Q219]+[.P220]" office:value-type="float" office:value="447710.843373494">
            <text:p>447,710.84</text:p>
          </table:table-cell>
          <table:table-cell/>
          <table:table-cell table:style-name="ce12" table:formula="of:=(([.B220]+[.D220]+[.C220]+[.E220])/([.B219]+[.D219]+[.C219]+[.E219]))-1" office:value-type="percentage" office:value="-0.000923275782476196">
            <text:p>-0.09%</text:p>
          </table:table-cell>
          <table:table-cell table:formula="of:=[.U219]*[.S220]" office:value-type="float" office:value="-1011.81094341162">
            <text:p>-1,011.81</text:p>
          </table:table-cell>
          <table:table-cell table:formula="of:=[.H220]+[.K220]+[.N220]+[.Q220]" office:value-type="float" office:value="1096419.7606912">
            <text:p>1,096,419.76</text:p>
          </table:table-cell>
          <table:table-cell table:number-columns-repeated="7"/>
          <table:table-cell office:value-type="float" office:value="129.82">
            <text:p>129.82</text:p>
          </table:table-cell>
          <table:table-cell table:formula="of:=[.AC220]/[.$AC$2]" office:value-type="percentage" office:value="1.04989890820865">
            <text:p>104.99%</text:p>
          </table:table-cell>
          <table:table-cell table:style-name="ce18" table:formula="of:=[.$AE$2]*[.AD220]" office:value-type="currency" office:currency="USD" office:value="1049898.90820865">
            <text:p>$1,049,898.9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4</text:p>
          </table:table-cell>
          <table:table-cell office:value-type="float" office:value="84.21">
            <text:p>84.21</text:p>
          </table:table-cell>
          <table:table-cell office:value-type="float" office:value="15.85">
            <text:p>15.85</text:p>
          </table:table-cell>
          <table:table-cell office:value-type="float" office:value="107.2">
            <text:p>107.2</text:p>
          </table:table-cell>
          <table:table-cell office:value-type="float" office:value="9.29">
            <text:p>9.29</text:p>
          </table:table-cell>
          <table:table-cell table:formula="of:=([.AC221]/[.AC220])-1" office:value-type="percentage" office:value="-0.0020798028038822">
            <text:p>-0.21%</text:p>
          </table:table-cell>
          <table:table-cell table:formula="of:=[.H220]*[.F221]" office:value-type="float" office:value="-218.358269308522">
            <text:p>-$218.36</text:p>
          </table:table-cell>
          <table:table-cell table:formula="of:=[.H220]+[.G221]" office:value-type="float" office:value="104771.532551557">
            <text:p>104,771.53</text:p>
          </table:table-cell>
          <table:table-cell table:formula="of:=([.D221]/[.D220])-1" office:value-type="percentage" office:value="0.000840257679021628">
            <text:p>0.08%</text:p>
          </table:table-cell>
          <table:table-cell table:formula="of:=[.K220]*[.I221]" office:value-type="float" office:value="89.7218622271025">
            <text:p>$89.72</text:p>
          </table:table-cell>
          <table:table-cell table:formula="of:=[.K220]+[.J221]" office:value-type="float" office:value="106868.707008274">
            <text:p>106,868.71</text:p>
          </table:table-cell>
          <table:table-cell table:formula="of:=([.C221]/[.C220])-1" office:value-type="percentage" office:value="0">
            <text:p>0.00%</text:p>
          </table:table-cell>
          <table:table-cell table:formula="of:=[.N220]*[.L221]" office:value-type="float" office:value="0">
            <text:p>$0.00</text:p>
          </table:table-cell>
          <table:table-cell table:formula="of:=[.N220]+[.M221]" office:value-type="float" office:value="436940.041350793">
            <text:p>436,940.04</text:p>
          </table:table-cell>
          <table:table-cell table:formula="of:=([.E221]/[.E220])-1" office:value-type="percentage" office:value="0">
            <text:p>0.00%</text:p>
          </table:table-cell>
          <table:table-cell table:formula="of:=[.Q220]*[.O221]" office:value-type="float" office:value="0">
            <text:p>$0.00</text:p>
          </table:table-cell>
          <table:table-cell table:formula="of:=[.Q220]+[.P221]" office:value-type="float" office:value="447710.843373494">
            <text:p>447,710.84</text:p>
          </table:table-cell>
          <table:table-cell/>
          <table:table-cell table:style-name="ce12" table:formula="of:=(([.B221]+[.D221]+[.C221]+[.E221])/([.B220]+[.D220]+[.C220]+[.E220]))-1" office:value-type="percentage" office:value="0.000600683855466189">
            <text:p>0.06%</text:p>
          </table:table-cell>
          <table:table-cell table:formula="of:=[.U220]*[.S221]" office:value-type="float" office:value="658.601649061306">
            <text:p>658.60</text:p>
          </table:table-cell>
          <table:table-cell table:formula="of:=[.H221]+[.K221]+[.N221]+[.Q221]" office:value-type="float" office:value="1096291.12428412">
            <text:p>1,096,291.12</text:p>
          </table:table-cell>
          <table:table-cell table:number-columns-repeated="7"/>
          <table:table-cell office:value-type="float" office:value="129.55">
            <text:p>129.55</text:p>
          </table:table-cell>
          <table:table-cell table:formula="of:=[.AC221]/[.$AC$2]" office:value-type="percentage" office:value="1.04771532551557">
            <text:p>104.77%</text:p>
          </table:table-cell>
          <table:table-cell table:style-name="ce18" table:formula="of:=[.$AE$2]*[.AD221]" office:value-type="currency" office:currency="USD" office:value="1047715.32551557">
            <text:p>$1,047,715.3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5</text:p>
          </table:table-cell>
          <table:table-cell office:value-type="float" office:value="84.2">
            <text:p>84.2</text:p>
          </table:table-cell>
          <table:table-cell office:value-type="float" office:value="15.85">
            <text:p>15.85</text:p>
          </table:table-cell>
          <table:table-cell office:value-type="float" office:value="107.06">
            <text:p>107.06</text:p>
          </table:table-cell>
          <table:table-cell office:value-type="float" office:value="9.28">
            <text:p>9.28</text:p>
          </table:table-cell>
          <table:table-cell table:formula="of:=([.AC222]/[.AC221])-1" office:value-type="percentage" office:value="-0.00293323041296811">
            <text:p>-0.29%</text:p>
          </table:table-cell>
          <table:table-cell table:formula="of:=[.H221]*[.F222]" office:value-type="float" office:value="-307.319045693505">
            <text:p>-$307.32</text:p>
          </table:table-cell>
          <table:table-cell table:formula="of:=[.H221]+[.G222]" office:value-type="float" office:value="104464.213505863">
            <text:p>104,464.21</text:p>
          </table:table-cell>
          <table:table-cell table:formula="of:=([.D222]/[.D221])-1" office:value-type="percentage" office:value="-0.00130597014925371">
            <text:p>-0.13%</text:p>
          </table:table-cell>
          <table:table-cell table:formula="of:=[.K221]*[.I222]" office:value-type="float" office:value="-139.567341242147">
            <text:p>-$139.57</text:p>
          </table:table-cell>
          <table:table-cell table:formula="of:=[.K221]+[.J222]" office:value-type="float" office:value="106729.139667032">
            <text:p>106,729.14</text:p>
          </table:table-cell>
          <table:table-cell table:formula="of:=([.C222]/[.C221])-1" office:value-type="percentage" office:value="0">
            <text:p>0.00%</text:p>
          </table:table-cell>
          <table:table-cell table:formula="of:=[.N221]*[.L222]" office:value-type="float" office:value="0">
            <text:p>$0.00</text:p>
          </table:table-cell>
          <table:table-cell table:formula="of:=[.N221]+[.M222]" office:value-type="float" office:value="436940.041350793">
            <text:p>436,940.04</text:p>
          </table:table-cell>
          <table:table-cell table:formula="of:=([.E222]/[.E221])-1" office:value-type="percentage" office:value="-0.00107642626480087">
            <text:p>-0.11%</text:p>
          </table:table-cell>
          <table:table-cell table:formula="of:=[.Q221]*[.O222]" office:value-type="float" office:value="-481.927710843376">
            <text:p>-$481.93</text:p>
          </table:table-cell>
          <table:table-cell table:formula="of:=[.Q221]+[.P222]" office:value-type="float" office:value="447228.915662651">
            <text:p>447,228.92</text:p>
          </table:table-cell>
          <table:table-cell/>
          <table:table-cell table:style-name="ce12" table:formula="of:=(([.B222]+[.D222]+[.C222]+[.E222])/([.B221]+[.D221]+[.C221]+[.E221]))-1" office:value-type="percentage" office:value="-0.000738859385823076">
            <text:p>-0.07%</text:p>
          </table:table-cell>
          <table:table-cell table:formula="of:=[.U221]*[.S222]" office:value-type="float" office:value="-810.004986771853">
            <text:p>-810.00</text:p>
          </table:table-cell>
          <table:table-cell table:formula="of:=[.H222]+[.K222]+[.N222]+[.Q222]" office:value-type="float" office:value="1095362.31018634">
            <text:p>1,095,362.31</text:p>
          </table:table-cell>
          <table:table-cell table:number-columns-repeated="7"/>
          <table:table-cell office:value-type="float" office:value="129.17">
            <text:p>129.17</text:p>
          </table:table-cell>
          <table:table-cell table:formula="of:=[.AC222]/[.$AC$2]" office:value-type="percentage" office:value="1.04464213505863">
            <text:p>104.46%</text:p>
          </table:table-cell>
          <table:table-cell table:style-name="ce18" table:formula="of:=[.$AE$2]*[.AD222]" office:value-type="currency" office:currency="USD" office:value="1044642.13505863">
            <text:p>$1,044,642.1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6</text:p>
          </table:table-cell>
          <table:table-cell office:value-type="float" office:value="84.18">
            <text:p>84.18</text:p>
          </table:table-cell>
          <table:table-cell office:value-type="float" office:value="15.85">
            <text:p>15.85</text:p>
          </table:table-cell>
          <table:table-cell office:value-type="float" office:value="107.02">
            <text:p>107.02</text:p>
          </table:table-cell>
          <table:table-cell office:value-type="float" office:value="9.3">
            <text:p>9.3</text:p>
          </table:table-cell>
          <table:table-cell table:formula="of:=([.AC223]/[.AC222])-1" office:value-type="percentage" office:value="-0.00634822327165741">
            <text:p>-0.63%</text:p>
          </table:table-cell>
          <table:table-cell table:formula="of:=[.H222]*[.F223]" office:value-type="float" office:value="-663.162151233308">
            <text:p>-$663.16</text:p>
          </table:table-cell>
          <table:table-cell table:formula="of:=[.H222]+[.G223]" office:value-type="float" office:value="103801.05135463">
            <text:p>103,801.05</text:p>
          </table:table-cell>
          <table:table-cell table:formula="of:=([.D223]/[.D222])-1" office:value-type="percentage" office:value="-0.000373622267887175">
            <text:p>-0.04%</text:p>
          </table:table-cell>
          <table:table-cell table:formula="of:=[.K222]*[.I223]" office:value-type="float" office:value="-39.8763832120436">
            <text:p>-$39.88</text:p>
          </table:table-cell>
          <table:table-cell table:formula="of:=[.K222]+[.J223]" office:value-type="float" office:value="106689.26328382">
            <text:p>106,689.26</text:p>
          </table:table-cell>
          <table:table-cell table:formula="of:=([.C223]/[.C222])-1" office:value-type="percentage" office:value="0">
            <text:p>0.00%</text:p>
          </table:table-cell>
          <table:table-cell table:formula="of:=[.N222]*[.L223]" office:value-type="float" office:value="0">
            <text:p>$0.00</text:p>
          </table:table-cell>
          <table:table-cell table:formula="of:=[.N222]+[.M223]" office:value-type="float" office:value="436940.041350793">
            <text:p>436,940.04</text:p>
          </table:table-cell>
          <table:table-cell table:formula="of:=([.E223]/[.E222])-1" office:value-type="percentage" office:value="0.00215517241379315">
            <text:p>0.22%</text:p>
          </table:table-cell>
          <table:table-cell table:formula="of:=[.Q222]*[.O223]" office:value-type="float" office:value="963.855421686768">
            <text:p>$963.86</text:p>
          </table:table-cell>
          <table:table-cell table:formula="of:=[.Q222]+[.P223]" office:value-type="float" office:value="448192.771084337">
            <text:p>448,192.77</text:p>
          </table:table-cell>
          <table:table-cell/>
          <table:table-cell table:style-name="ce12" table:formula="of:=(([.B223]+[.D223]+[.C223]+[.E223])/([.B222]+[.D222]+[.C222]+[.E222]))-1" office:value-type="percentage" office:value="-0.000184851425666599">
            <text:p>-0.02%</text:p>
          </table:table-cell>
          <table:table-cell table:formula="of:=[.U222]*[.S223]" office:value-type="float" office:value="-202.479284659404">
            <text:p>-202.48</text:p>
          </table:table-cell>
          <table:table-cell table:formula="of:=[.H223]+[.K223]+[.N223]+[.Q223]" office:value-type="float" office:value="1095623.12707358">
            <text:p>1,095,623.13</text:p>
          </table:table-cell>
          <table:table-cell table:number-columns-repeated="7"/>
          <table:table-cell office:value-type="float" office:value="128.35">
            <text:p>128.35</text:p>
          </table:table-cell>
          <table:table-cell table:formula="of:=[.AC223]/[.$AC$2]" office:value-type="percentage" office:value="1.0380105135463">
            <text:p>103.80%</text:p>
          </table:table-cell>
          <table:table-cell table:style-name="ce18" table:formula="of:=[.$AE$2]*[.AD223]" office:value-type="currency" office:currency="USD" office:value="1038010.5135463">
            <text:p>$1,038,010.5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7</text:p>
          </table:table-cell>
          <table:table-cell office:value-type="float" office:value="84.19">
            <text:p>84.19</text:p>
          </table:table-cell>
          <table:table-cell office:value-type="float" office:value="15.95">
            <text:p>15.95</text:p>
          </table:table-cell>
          <table:table-cell office:value-type="float" office:value="106.96">
            <text:p>106.96</text:p>
          </table:table-cell>
          <table:table-cell office:value-type="float" office:value="9.26">
            <text:p>9.26</text:p>
          </table:table-cell>
          <table:table-cell table:formula="of:=([.AC224]/[.AC223])-1" office:value-type="percentage" office:value="0.00319439033891711">
            <text:p>0.32%</text:p>
          </table:table-cell>
          <table:table-cell table:formula="of:=[.H223]*[.F224]" office:value-type="float" office:value="331.581075616668">
            <text:p>$331.58</text:p>
          </table:table-cell>
          <table:table-cell table:formula="of:=[.H223]+[.G224]" office:value-type="float" office:value="104132.632430247">
            <text:p>104,132.63</text:p>
          </table:table-cell>
          <table:table-cell table:formula="of:=([.D224]/[.D223])-1" office:value-type="percentage" office:value="-0.000560642870491512">
            <text:p>-0.06%</text:p>
          </table:table-cell>
          <table:table-cell table:formula="of:=[.K223]*[.I224]" office:value-type="float" office:value="-59.8145748180656">
            <text:p>-$59.81</text:p>
          </table:table-cell>
          <table:table-cell table:formula="of:=[.K223]+[.J224]" office:value-type="float" office:value="106629.448709002">
            <text:p>106,629.45</text:p>
          </table:table-cell>
          <table:table-cell table:formula="of:=([.C224]/[.C223])-1" office:value-type="percentage" office:value="0.00630914826498419">
            <text:p>0.63%</text:p>
          </table:table-cell>
          <table:table-cell table:formula="of:=[.N223]*[.L224]" office:value-type="float" office:value="2756.71950379047">
            <text:p>$2,756.72</text:p>
          </table:table-cell>
          <table:table-cell table:formula="of:=[.N223]+[.M224]" office:value-type="float" office:value="439696.760854583">
            <text:p>439,696.76</text:p>
          </table:table-cell>
          <table:table-cell table:formula="of:=([.E224]/[.E223])-1" office:value-type="percentage" office:value="-0.00430107526881729">
            <text:p>-0.43%</text:p>
          </table:table-cell>
          <table:table-cell table:formula="of:=[.Q223]*[.O224]" office:value-type="float" office:value="-1927.71084337353">
            <text:p>-$1,927.71</text:p>
          </table:table-cell>
          <table:table-cell table:formula="of:=[.Q223]+[.P224]" office:value-type="float" office:value="446265.060240964">
            <text:p>446,265.06</text:p>
          </table:table-cell>
          <table:table-cell/>
          <table:table-cell table:style-name="ce12" table:formula="of:=(([.B224]+[.D224]+[.C224]+[.E224])/([.B223]+[.D223]+[.C223]+[.E223]))-1" office:value-type="percentage" office:value="0.0000462214005083617">
            <text:p>0.00%</text:p>
          </table:table-cell>
          <table:table-cell table:formula="of:=[.U223]*[.S224]" office:value-type="float" office:value="50.6412353626916">
            <text:p>50.64</text:p>
          </table:table-cell>
          <table:table-cell table:formula="of:=[.H224]+[.K224]+[.N224]+[.Q224]" office:value-type="float" office:value="1096723.9022348">
            <text:p>1,096,723.90</text:p>
          </table:table-cell>
          <table:table-cell table:number-columns-repeated="7"/>
          <table:table-cell office:value-type="float" office:value="128.76">
            <text:p>128.76</text:p>
          </table:table-cell>
          <table:table-cell table:formula="of:=[.AC224]/[.$AC$2]" office:value-type="percentage" office:value="1.04132632430247">
            <text:p>104.13%</text:p>
          </table:table-cell>
          <table:table-cell table:style-name="ce18" table:formula="of:=[.$AE$2]*[.AD224]" office:value-type="currency" office:currency="USD" office:value="1041326.32430247">
            <text:p>$1,041,326.3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18</text:p>
          </table:table-cell>
          <table:table-cell office:value-type="float" office:value="84.16">
            <text:p>84.16</text:p>
          </table:table-cell>
          <table:table-cell office:value-type="float" office:value="16.05">
            <text:p>16.05</text:p>
          </table:table-cell>
          <table:table-cell office:value-type="float" office:value="106.94">
            <text:p>106.94</text:p>
          </table:table-cell>
          <table:table-cell office:value-type="float" office:value="9.28">
            <text:p>9.28</text:p>
          </table:table-cell>
          <table:table-cell table:formula="of:=([.AC225]/[.AC224])-1" office:value-type="percentage" office:value="-0.00240757999378693">
            <text:p>-0.24%</text:p>
          </table:table-cell>
          <table:table-cell table:formula="of:=[.H224]*[.F225]" office:value-type="float" office:value="-250.70764253943">
            <text:p>-$250.71</text:p>
          </table:table-cell>
          <table:table-cell table:formula="of:=[.H224]+[.G225]" office:value-type="float" office:value="103881.924787707">
            <text:p>103,881.92</text:p>
          </table:table-cell>
          <table:table-cell table:formula="of:=([.D225]/[.D224])-1" office:value-type="percentage" office:value="-0.000186985789079941">
            <text:p>-0.02%</text:p>
          </table:table-cell>
          <table:table-cell table:formula="of:=[.K224]*[.I225]" office:value-type="float" office:value="-19.9381916060118">
            <text:p>-$19.94</text:p>
          </table:table-cell>
          <table:table-cell table:formula="of:=[.K224]+[.J225]" office:value-type="float" office:value="106609.510517396">
            <text:p>106,609.51</text:p>
          </table:table-cell>
          <table:table-cell table:formula="of:=([.C225]/[.C224])-1" office:value-type="percentage" office:value="0.00626959247648906">
            <text:p>0.63%</text:p>
          </table:table-cell>
          <table:table-cell table:formula="of:=[.N224]*[.L225]" office:value-type="float" office:value="2756.71950379051">
            <text:p>$2,756.72</text:p>
          </table:table-cell>
          <table:table-cell table:formula="of:=[.N224]+[.M225]" office:value-type="float" office:value="442453.480358374">
            <text:p>442,453.48</text:p>
          </table:table-cell>
          <table:table-cell table:formula="of:=([.E225]/[.E224])-1" office:value-type="percentage" office:value="0.0021598272138228">
            <text:p>0.22%</text:p>
          </table:table-cell>
          <table:table-cell table:formula="of:=[.Q224]*[.O225]" office:value-type="float" office:value="963.855421686703">
            <text:p>$963.86</text:p>
          </table:table-cell>
          <table:table-cell table:formula="of:=[.Q224]+[.P225]" office:value-type="float" office:value="447228.915662651">
            <text:p>447,228.92</text:p>
          </table:table-cell>
          <table:table-cell/>
          <table:table-cell table:style-name="ce12" table:formula="of:=(([.B225]+[.D225]+[.C225]+[.E225])/([.B224]+[.D224]+[.C224]+[.E224]))-1" office:value-type="percentage" office:value="0.000323534849325346">
            <text:p>0.03%</text:p>
          </table:table-cell>
          <table:table-cell table:formula="of:=[.U224]*[.S225]" office:value-type="float" office:value="354.828402461041">
            <text:p>354.83</text:p>
          </table:table-cell>
          <table:table-cell table:formula="of:=[.H225]+[.K225]+[.N225]+[.Q225]" office:value-type="float" office:value="1100173.83132613">
            <text:p>1,100,173.83</text:p>
          </table:table-cell>
          <table:table-cell table:number-columns-repeated="7"/>
          <table:table-cell office:value-type="float" office:value="128.45">
            <text:p>128.45</text:p>
          </table:table-cell>
          <table:table-cell table:formula="of:=[.AC225]/[.$AC$2]" office:value-type="percentage" office:value="1.03881924787707">
            <text:p>103.88%</text:p>
          </table:table-cell>
          <table:table-cell table:style-name="ce18" table:formula="of:=[.$AE$2]*[.AD225]" office:value-type="currency" office:currency="USD" office:value="1038819.24787707">
            <text:p>$1,038,819.2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1</text:p>
          </table:table-cell>
          <table:table-cell office:value-type="float" office:value="84.17">
            <text:p>84.17</text:p>
          </table:table-cell>
          <table:table-cell office:value-type="float" office:value="16.05">
            <text:p>16.05</text:p>
          </table:table-cell>
          <table:table-cell office:value-type="float" office:value="106.92">
            <text:p>106.92</text:p>
          </table:table-cell>
          <table:table-cell office:value-type="float" office:value="9.29">
            <text:p>9.29</text:p>
          </table:table-cell>
          <table:table-cell table:formula="of:=([.AC226]/[.AC225])-1" office:value-type="percentage" office:value="-0.00591669910470993">
            <text:p>-0.59%</text:p>
          </table:table-cell>
          <table:table-cell table:formula="of:=[.H225]*[.F226]" office:value-type="float" office:value="-614.638091386971">
            <text:p>-$614.64</text:p>
          </table:table-cell>
          <table:table-cell table:formula="of:=[.H225]+[.G226]" office:value-type="float" office:value="103267.28669632">
            <text:p>103,267.29</text:p>
          </table:table-cell>
          <table:table-cell table:formula="of:=([.D226]/[.D225])-1" office:value-type="percentage" office:value="-0.000187020759304213">
            <text:p>-0.02%</text:p>
          </table:table-cell>
          <table:table-cell table:formula="of:=[.K225]*[.I226]" office:value-type="float" office:value="-19.9381916060139">
            <text:p>-$19.94</text:p>
          </table:table-cell>
          <table:table-cell table:formula="of:=[.K225]+[.J226]" office:value-type="float" office:value="106589.57232579">
            <text:p>106,589.57</text:p>
          </table:table-cell>
          <table:table-cell table:formula="of:=([.C226]/[.C225])-1" office:value-type="percentage" office:value="0">
            <text:p>0.00%</text:p>
          </table:table-cell>
          <table:table-cell table:formula="of:=[.N225]*[.L226]" office:value-type="float" office:value="0">
            <text:p>$0.00</text:p>
          </table:table-cell>
          <table:table-cell table:formula="of:=[.N225]+[.M226]" office:value-type="float" office:value="442453.480358374">
            <text:p>442,453.48</text:p>
          </table:table-cell>
          <table:table-cell table:formula="of:=([.E226]/[.E225])-1" office:value-type="percentage" office:value="0.00107758620689657">
            <text:p>0.11%</text:p>
          </table:table-cell>
          <table:table-cell table:formula="of:=[.Q225]*[.O226]" office:value-type="float" office:value="481.927710843384">
            <text:p>$481.93</text:p>
          </table:table-cell>
          <table:table-cell table:formula="of:=[.Q225]+[.P226]" office:value-type="float" office:value="447710.843373494">
            <text:p>447,710.84</text:p>
          </table:table-cell>
          <table:table-cell/>
          <table:table-cell table:style-name="ce12" table:formula="of:=(([.B226]+[.D226]+[.C226]+[.E226])/([.B225]+[.D225]+[.C225]+[.E225]))-1" office:value-type="percentage" office:value="0">
            <text:p>0.00%</text:p>
          </table:table-cell>
          <table:table-cell table:formula="of:=[.U225]*[.S226]" office:value-type="float" office:value="0">
            <text:p>0.00</text:p>
          </table:table-cell>
          <table:table-cell table:formula="of:=[.H226]+[.K226]+[.N226]+[.Q226]" office:value-type="float" office:value="1100021.18275398">
            <text:p>1,100,021.18</text:p>
          </table:table-cell>
          <table:table-cell table:number-columns-repeated="7"/>
          <table:table-cell office:value-type="float" office:value="127.69">
            <text:p>127.69</text:p>
          </table:table-cell>
          <table:table-cell table:formula="of:=[.AC226]/[.$AC$2]" office:value-type="percentage" office:value="1.0326728669632">
            <text:p>103.27%</text:p>
          </table:table-cell>
          <table:table-cell table:style-name="ce18" table:formula="of:=[.$AE$2]*[.AD226]" office:value-type="currency" office:currency="USD" office:value="1032672.8669632">
            <text:p>$1,032,672.8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2</text:p>
          </table:table-cell>
          <table:table-cell office:value-type="float" office:value="84.18">
            <text:p>84.18</text:p>
          </table:table-cell>
          <table:table-cell office:value-type="float" office:value="16.38">
            <text:p>16.38</text:p>
          </table:table-cell>
          <table:table-cell office:value-type="float" office:value="107">
            <text:p>107</text:p>
          </table:table-cell>
          <table:table-cell office:value-type="float" office:value="9.28">
            <text:p>9.28</text:p>
          </table:table-cell>
          <table:table-cell table:formula="of:=([.AC227]/[.AC226])-1" office:value-type="percentage" office:value="-0.000391573341686824">
            <text:p>-0.04%</text:p>
          </table:table-cell>
          <table:table-cell table:formula="of:=[.H226]*[.F227]" office:value-type="float" office:value="-40.4367165386094">
            <text:p>-$40.44</text:p>
          </table:table-cell>
          <table:table-cell table:formula="of:=[.H226]+[.G227]" office:value-type="float" office:value="103226.849979782">
            <text:p>103,226.85</text:p>
          </table:table-cell>
          <table:table-cell table:formula="of:=([.D227]/[.D226])-1" office:value-type="percentage" office:value="0.000748222970445189">
            <text:p>0.07%</text:p>
          </table:table-cell>
          <table:table-cell table:formula="of:=[.K226]*[.I227]" office:value-type="float" office:value="79.752766424085">
            <text:p>$79.75</text:p>
          </table:table-cell>
          <table:table-cell table:formula="of:=[.K226]+[.J227]" office:value-type="float" office:value="106669.325092214">
            <text:p>106,669.33</text:p>
          </table:table-cell>
          <table:table-cell table:formula="of:=([.C227]/[.C226])-1" office:value-type="percentage" office:value="0.0205607476635512">
            <text:p>2.06%</text:p>
          </table:table-cell>
          <table:table-cell table:formula="of:=[.N226]*[.L227]" office:value-type="float" office:value="9097.17436250853">
            <text:p>$9,097.17</text:p>
          </table:table-cell>
          <table:table-cell table:formula="of:=[.N226]+[.M227]" office:value-type="float" office:value="451550.654720882">
            <text:p>451,550.65</text:p>
          </table:table-cell>
          <table:table-cell table:formula="of:=([.E227]/[.E226])-1" office:value-type="percentage" office:value="-0.00107642626480087">
            <text:p>-0.11%</text:p>
          </table:table-cell>
          <table:table-cell table:formula="of:=[.Q226]*[.O227]" office:value-type="float" office:value="-481.927710843376">
            <text:p>-$481.93</text:p>
          </table:table-cell>
          <table:table-cell table:formula="of:=[.Q226]+[.P227]" office:value-type="float" office:value="447228.915662651">
            <text:p>447,228.92</text:p>
          </table:table-cell>
          <table:table-cell/>
          <table:table-cell table:style-name="ce12" table:formula="of:=(([.B227]+[.D227]+[.C227]+[.E227])/([.B226]+[.D226]+[.C226]+[.E226]))-1" office:value-type="percentage" office:value="0.00189437693480565">
            <text:p>0.19%</text:p>
          </table:table-cell>
          <table:table-cell table:formula="of:=[.U226]*[.S227]" office:value-type="float" office:value="2083.85475640677">
            <text:p>2,083.85</text:p>
          </table:table-cell>
          <table:table-cell table:formula="of:=[.H227]+[.K227]+[.N227]+[.Q227]" office:value-type="float" office:value="1108675.74545553">
            <text:p>1,108,675.75</text:p>
          </table:table-cell>
          <table:table-cell table:number-columns-repeated="7"/>
          <table:table-cell office:value-type="float" office:value="127.64">
            <text:p>127.64</text:p>
          </table:table-cell>
          <table:table-cell table:formula="of:=[.AC227]/[.$AC$2]" office:value-type="percentage" office:value="1.03226849979782">
            <text:p>103.23%</text:p>
          </table:table-cell>
          <table:table-cell table:style-name="ce18" table:formula="of:=[.$AE$2]*[.AD227]" office:value-type="currency" office:currency="USD" office:value="1032268.49979782">
            <text:p>$1,032,268.50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3</text:p>
          </table:table-cell>
          <table:table-cell office:value-type="float" office:value="84.19">
            <text:p>84.19</text:p>
          </table:table-cell>
          <table:table-cell office:value-type="float" office:value="16.06">
            <text:p>16.06</text:p>
          </table:table-cell>
          <table:table-cell office:value-type="float" office:value="107.1">
            <text:p>107.1</text:p>
          </table:table-cell>
          <table:table-cell office:value-type="float" office:value="9.29">
            <text:p>9.29</text:p>
          </table:table-cell>
          <table:table-cell table:formula="of:=([.AC228]/[.AC227])-1" office:value-type="percentage" office:value="0.00227201504230656">
            <text:p>0.23%</text:p>
          </table:table-cell>
          <table:table-cell table:formula="of:=[.H227]*[.F228]" office:value-type="float" office:value="234.532955923987">
            <text:p>$234.53</text:p>
          </table:table-cell>
          <table:table-cell table:formula="of:=[.H227]+[.G228]" office:value-type="float" office:value="103461.382935706">
            <text:p>103,461.38</text:p>
          </table:table-cell>
          <table:table-cell table:formula="of:=([.D228]/[.D227])-1" office:value-type="percentage" office:value="0.000934579439252348">
            <text:p>0.09%</text:p>
          </table:table-cell>
          <table:table-cell table:formula="of:=[.K227]*[.I228]" office:value-type="float" office:value="99.6909580301078">
            <text:p>$99.69</text:p>
          </table:table-cell>
          <table:table-cell table:formula="of:=[.K227]+[.J228]" office:value-type="float" office:value="106769.016050244">
            <text:p>106,769.02</text:p>
          </table:table-cell>
          <table:table-cell table:formula="of:=([.C228]/[.C227])-1" office:value-type="percentage" office:value="-0.0195360195360196">
            <text:p>-1.95%</text:p>
          </table:table-cell>
          <table:table-cell table:formula="of:=[.N227]*[.L228]" office:value-type="float" office:value="-8821.50241212959">
            <text:p>-$8,821.50</text:p>
          </table:table-cell>
          <table:table-cell table:formula="of:=[.N227]+[.M228]" office:value-type="float" office:value="442729.152308753">
            <text:p>442,729.15</text:p>
          </table:table-cell>
          <table:table-cell table:formula="of:=([.E228]/[.E227])-1" office:value-type="percentage" office:value="0.00107758620689657">
            <text:p>0.11%</text:p>
          </table:table-cell>
          <table:table-cell table:formula="of:=[.Q227]*[.O228]" office:value-type="float" office:value="481.927710843384">
            <text:p>$481.93</text:p>
          </table:table-cell>
          <table:table-cell table:formula="of:=[.Q227]+[.P228]" office:value-type="float" office:value="447710.843373494">
            <text:p>447,710.84</text:p>
          </table:table-cell>
          <table:table-cell/>
          <table:table-cell table:style-name="ce12" table:formula="of:=(([.B228]+[.D228]+[.C228]+[.E228])/([.B227]+[.D227]+[.C227]+[.E227]))-1" office:value-type="percentage" office:value="-0.000922339051835586">
            <text:p>-0.09%</text:p>
          </table:table-cell>
          <table:table-cell table:formula="of:=[.U227]*[.S228]" office:value-type="float" office:value="-1022.57493585656">
            <text:p>-1,022.57</text:p>
          </table:table-cell>
          <table:table-cell table:formula="of:=[.H228]+[.K228]+[.N228]+[.Q228]" office:value-type="float" office:value="1100670.3946682">
            <text:p>1,100,670.39</text:p>
          </table:table-cell>
          <table:table-cell table:number-columns-repeated="7"/>
          <table:table-cell office:value-type="float" office:value="127.93">
            <text:p>127.93</text:p>
          </table:table-cell>
          <table:table-cell table:formula="of:=[.AC228]/[.$AC$2]" office:value-type="percentage" office:value="1.03461382935706">
            <text:p>103.46%</text:p>
          </table:table-cell>
          <table:table-cell table:style-name="ce18" table:formula="of:=[.$AE$2]*[.AD228]" office:value-type="currency" office:currency="USD" office:value="1034613.82935706">
            <text:p>$1,034,613.8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5</text:p>
          </table:table-cell>
          <table:table-cell office:value-type="float" office:value="84.19">
            <text:p>84.19</text:p>
          </table:table-cell>
          <table:table-cell office:value-type="float" office:value="16.06">
            <text:p>16.06</text:p>
          </table:table-cell>
          <table:table-cell office:value-type="float" office:value="106.95">
            <text:p>106.95</text:p>
          </table:table-cell>
          <table:table-cell office:value-type="float" office:value="9.3">
            <text:p>9.3</text:p>
          </table:table-cell>
          <table:table-cell table:formula="of:=([.AC229]/[.AC228])-1" office:value-type="percentage" office:value="-0.00453372938325658">
            <text:p>-0.45%</text:p>
          </table:table-cell>
          <table:table-cell table:formula="of:=[.H228]*[.F229]" office:value-type="float" office:value="-469.065911847969">
            <text:p>-$469.07</text:p>
          </table:table-cell>
          <table:table-cell table:formula="of:=[.H228]+[.G229]" office:value-type="float" office:value="102992.317023858">
            <text:p>102,992.32</text:p>
          </table:table-cell>
          <table:table-cell table:formula="of:=([.D229]/[.D228])-1" office:value-type="percentage" office:value="-0.00140056022408952">
            <text:p>-0.14%</text:p>
          </table:table-cell>
          <table:table-cell table:formula="of:=[.K228]*[.I229]" office:value-type="float" office:value="-149.536437045148">
            <text:p>-$149.54</text:p>
          </table:table-cell>
          <table:table-cell table:formula="of:=[.K228]+[.J229]" office:value-type="float" office:value="106619.479613199">
            <text:p>106,619.48</text:p>
          </table:table-cell>
          <table:table-cell table:formula="of:=([.C229]/[.C228])-1" office:value-type="percentage" office:value="0">
            <text:p>0.00%</text:p>
          </table:table-cell>
          <table:table-cell table:formula="of:=[.N228]*[.L229]" office:value-type="float" office:value="0">
            <text:p>$0.00</text:p>
          </table:table-cell>
          <table:table-cell table:formula="of:=[.N228]+[.M229]" office:value-type="float" office:value="442729.152308753">
            <text:p>442,729.15</text:p>
          </table:table-cell>
          <table:table-cell table:formula="of:=([.E229]/[.E228])-1" office:value-type="percentage" office:value="0.00107642626480109">
            <text:p>0.11%</text:p>
          </table:table-cell>
          <table:table-cell table:formula="of:=[.Q228]*[.O229]" office:value-type="float" office:value="481.927710843476">
            <text:p>$481.93</text:p>
          </table:table-cell>
          <table:table-cell table:formula="of:=[.Q228]+[.P229]" office:value-type="float" office:value="448192.771084337">
            <text:p>448,192.77</text:p>
          </table:table-cell>
          <table:table-cell/>
          <table:table-cell table:style-name="ce12" table:formula="of:=(([.B229]+[.D229]+[.C229]+[.E229])/([.B228]+[.D228]+[.C228]+[.E228]))-1" office:value-type="percentage" office:value="-0.000646233382570083">
            <text:p>-0.06%</text:p>
          </table:table-cell>
          <table:table-cell table:formula="of:=[.U228]*[.S229]" office:value-type="float" office:value="-711.289952241177">
            <text:p>-711.29</text:p>
          </table:table-cell>
          <table:table-cell table:formula="of:=[.H229]+[.K229]+[.N229]+[.Q229]" office:value-type="float" office:value="1100533.72003015">
            <text:p>1,100,533.72</text:p>
          </table:table-cell>
          <table:table-cell table:number-columns-repeated="7"/>
          <table:table-cell office:value-type="float" office:value="127.35">
            <text:p>127.35</text:p>
          </table:table-cell>
          <table:table-cell table:formula="of:=[.AC229]/[.$AC$2]" office:value-type="percentage" office:value="1.02992317023858">
            <text:p>102.99%</text:p>
          </table:table-cell>
          <table:table-cell table:style-name="ce18" table:formula="of:=[.$AE$2]*[.AD229]" office:value-type="currency" office:currency="USD" office:value="1029923.17023858">
            <text:p>$1,029,923.1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8</text:p>
          </table:table-cell>
          <table:table-cell office:value-type="float" office:value="84.2">
            <text:p>84.2</text:p>
          </table:table-cell>
          <table:table-cell office:value-type="float" office:value="16.2">
            <text:p>16.2</text:p>
          </table:table-cell>
          <table:table-cell office:value-type="float" office:value="106.94">
            <text:p>106.94</text:p>
          </table:table-cell>
          <table:table-cell office:value-type="float" office:value="9.34">
            <text:p>9.34</text:p>
          </table:table-cell>
          <table:table-cell table:formula="of:=([.AC230]/[.AC229])-1" office:value-type="percentage" office:value="-0.00620337652139769">
            <text:p>-0.62%</text:p>
          </table:table-cell>
          <table:table-cell table:formula="of:=[.H229]*[.F230]" office:value-type="float" office:value="-638.900121310145">
            <text:p>-$638.90</text:p>
          </table:table-cell>
          <table:table-cell table:formula="of:=[.H229]+[.G230]" office:value-type="float" office:value="102353.416902547">
            <text:p>102,353.42</text:p>
          </table:table-cell>
          <table:table-cell table:formula="of:=([.D230]/[.D229])-1" office:value-type="percentage" office:value="-0.0000935016362786367">
            <text:p>-0.01%</text:p>
          </table:table-cell>
          <table:table-cell table:formula="of:=[.K229]*[.I230]" office:value-type="float" office:value="-9.96909580301086">
            <text:p>-$9.97</text:p>
          </table:table-cell>
          <table:table-cell table:formula="of:=[.K229]+[.J230]" office:value-type="float" office:value="106609.510517396">
            <text:p>106,609.51</text:p>
          </table:table-cell>
          <table:table-cell table:formula="of:=([.C230]/[.C229])-1" office:value-type="percentage" office:value="0.00871731008717314">
            <text:p>0.87%</text:p>
          </table:table-cell>
          <table:table-cell table:formula="of:=[.N229]*[.L230]" office:value-type="float" office:value="3859.4073053067">
            <text:p>$3,859.41</text:p>
          </table:table-cell>
          <table:table-cell table:formula="of:=[.N229]+[.M230]" office:value-type="float" office:value="446588.55961406">
            <text:p>446,588.56</text:p>
          </table:table-cell>
          <table:table-cell table:formula="of:=([.E230]/[.E229])-1" office:value-type="percentage" office:value="0.00430107526881707">
            <text:p>0.43%</text:p>
          </table:table-cell>
          <table:table-cell table:formula="of:=[.Q229]*[.O230]" office:value-type="float" office:value="1927.71084337343">
            <text:p>$1,927.71</text:p>
          </table:table-cell>
          <table:table-cell table:formula="of:=[.Q229]+[.P230]" office:value-type="float" office:value="450120.481927711">
            <text:p>450,120.48</text:p>
          </table:table-cell>
          <table:table-cell/>
          <table:table-cell table:style-name="ce12" table:formula="of:=(([.B230]+[.D230]+[.C230]+[.E230])/([.B229]+[.D229]+[.C229]+[.E229]))-1" office:value-type="percentage" office:value="0.000831408775981535">
            <text:p>0.08%</text:p>
          </table:table-cell>
          <table:table-cell table:formula="of:=[.U229]*[.S230]" office:value-type="float" office:value="914.993393096669">
            <text:p>914.99</text:p>
          </table:table-cell>
          <table:table-cell table:formula="of:=[.H230]+[.K230]+[.N230]+[.Q230]" office:value-type="float" office:value="1105671.96896171">
            <text:p>1,105,671.97</text:p>
          </table:table-cell>
          <table:table-cell table:number-columns-repeated="7"/>
          <table:table-cell office:value-type="float" office:value="126.56">
            <text:p>126.56</text:p>
          </table:table-cell>
          <table:table-cell table:formula="of:=[.AC230]/[.$AC$2]" office:value-type="percentage" office:value="1.02353416902548">
            <text:p>102.35%</text:p>
          </table:table-cell>
          <table:table-cell table:style-name="ce18" table:formula="of:=[.$AE$2]*[.AD230]" office:value-type="currency" office:currency="USD" office:value="1023534.16902548">
            <text:p>$1,023,534.1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29</text:p>
          </table:table-cell>
          <table:table-cell office:value-type="float" office:value="84.21">
            <text:p>84.21</text:p>
          </table:table-cell>
          <table:table-cell office:value-type="float" office:value="16.2">
            <text:p>16.2</text:p>
          </table:table-cell>
          <table:table-cell office:value-type="float" office:value="106.98">
            <text:p>106.98</text:p>
          </table:table-cell>
          <table:table-cell office:value-type="float" office:value="9.27">
            <text:p>9.27</text:p>
          </table:table-cell>
          <table:table-cell table:formula="of:=([.AC231]/[.AC230])-1" office:value-type="percentage" office:value="-0.00284450063211128">
            <text:p>-0.28%</text:p>
          </table:table-cell>
          <table:table-cell table:formula="of:=[.H230]*[.F231]" office:value-type="float" office:value="-291.144359078045">
            <text:p>-$291.14</text:p>
          </table:table-cell>
          <table:table-cell table:formula="of:=[.H230]+[.G231]" office:value-type="float" office:value="102062.272543469">
            <text:p>102,062.27</text:p>
          </table:table-cell>
          <table:table-cell table:formula="of:=([.D231]/[.D230])-1" office:value-type="percentage" office:value="0.000374041518608648">
            <text:p>0.04%</text:p>
          </table:table-cell>
          <table:table-cell table:formula="of:=[.K230]*[.I231]" office:value-type="float" office:value="39.8763832120514">
            <text:p>$39.88</text:p>
          </table:table-cell>
          <table:table-cell table:formula="of:=[.K230]+[.J231]" office:value-type="float" office:value="106649.386900608">
            <text:p>106,649.39</text:p>
          </table:table-cell>
          <table:table-cell table:formula="of:=([.C231]/[.C230])-1" office:value-type="percentage" office:value="0">
            <text:p>0.00%</text:p>
          </table:table-cell>
          <table:table-cell table:formula="of:=[.N230]*[.L231]" office:value-type="float" office:value="0">
            <text:p>$0.00</text:p>
          </table:table-cell>
          <table:table-cell table:formula="of:=[.N230]+[.M231]" office:value-type="float" office:value="446588.55961406">
            <text:p>446,588.56</text:p>
          </table:table-cell>
          <table:table-cell table:formula="of:=([.E231]/[.E230])-1" office:value-type="percentage" office:value="-0.00749464668094224">
            <text:p>-0.75%</text:p>
          </table:table-cell>
          <table:table-cell table:formula="of:=[.Q230]*[.O231]" office:value-type="float" office:value="-3373.49397590364">
            <text:p>-$3,373.49</text:p>
          </table:table-cell>
          <table:table-cell table:formula="of:=[.Q230]+[.P231]" office:value-type="float" office:value="446746.987951807">
            <text:p>446,746.99</text:p>
          </table:table-cell>
          <table:table-cell/>
          <table:table-cell table:style-name="ce12" table:formula="of:=(([.B231]+[.D231]+[.C231]+[.E231])/([.B230]+[.D230]+[.C230]+[.E230]))-1" office:value-type="percentage" office:value="-0.0000923020121837981">
            <text:p>-0.01%</text:p>
          </table:table-cell>
          <table:table-cell table:formula="of:=[.U230]*[.S231]" office:value-type="float" office:value="-102.055747550388">
            <text:p>-102.06</text:p>
          </table:table-cell>
          <table:table-cell table:formula="of:=[.H231]+[.K231]+[.N231]+[.Q231]" office:value-type="float" office:value="1102047.20700994">
            <text:p>1,102,047.21</text:p>
          </table:table-cell>
          <table:table-cell table:number-columns-repeated="7"/>
          <table:table-cell office:value-type="float" office:value="126.2">
            <text:p>126.2</text:p>
          </table:table-cell>
          <table:table-cell table:formula="of:=[.AC231]/[.$AC$2]" office:value-type="percentage" office:value="1.02062272543469">
            <text:p>102.06%</text:p>
          </table:table-cell>
          <table:table-cell table:style-name="ce18" table:formula="of:=[.$AE$2]*[.AD231]" office:value-type="currency" office:currency="USD" office:value="1020622.72543469">
            <text:p>$1,020,622.7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1-30</text:p>
          </table:table-cell>
          <table:table-cell office:value-type="float" office:value="84.21">
            <text:p>84.21</text:p>
          </table:table-cell>
          <table:table-cell office:value-type="float" office:value="16.07">
            <text:p>16.07</text:p>
          </table:table-cell>
          <table:table-cell office:value-type="float" office:value="106.71">
            <text:p>106.71</text:p>
          </table:table-cell>
          <table:table-cell office:value-type="float" office:value="9.34">
            <text:p>9.34</text:p>
          </table:table-cell>
          <table:table-cell table:formula="of:=([.AC232]/[.AC231])-1" office:value-type="percentage" office:value="-0.00221870047543582">
            <text:p>-0.22%</text:p>
          </table:table-cell>
          <table:table-cell table:formula="of:=[.H231]*[.F232]" office:value-type="float" office:value="-226.445612616256">
            <text:p>-$226.45</text:p>
          </table:table-cell>
          <table:table-cell table:formula="of:=[.H231]+[.G232]" office:value-type="float" office:value="101835.826930853">
            <text:p>101,835.83</text:p>
          </table:table-cell>
          <table:table-cell table:formula="of:=([.D232]/[.D231])-1" office:value-type="percentage" office:value="-0.00252383623107133">
            <text:p>-0.25%</text:p>
          </table:table-cell>
          <table:table-cell table:formula="of:=[.K231]*[.I232]" office:value-type="float" office:value="-269.165586681299">
            <text:p>-$269.17</text:p>
          </table:table-cell>
          <table:table-cell table:formula="of:=[.K231]+[.J232]" office:value-type="float" office:value="106380.221313927">
            <text:p>106,380.22</text:p>
          </table:table-cell>
          <table:table-cell table:formula="of:=([.C232]/[.C231])-1" office:value-type="percentage" office:value="-0.00802469135802464">
            <text:p>-0.80%</text:p>
          </table:table-cell>
          <table:table-cell table:formula="of:=[.N231]*[.L232]" office:value-type="float" office:value="-3583.73535492761">
            <text:p>-$3,583.74</text:p>
          </table:table-cell>
          <table:table-cell table:formula="of:=[.N231]+[.M232]" office:value-type="float" office:value="443004.824259132">
            <text:p>443,004.82</text:p>
          </table:table-cell>
          <table:table-cell table:formula="of:=([.E232]/[.E231])-1" office:value-type="percentage" office:value="0.00755124056094925">
            <text:p>0.76%</text:p>
          </table:table-cell>
          <table:table-cell table:formula="of:=[.Q231]*[.O232]" office:value-type="float" office:value="3373.49397590359">
            <text:p>$3,373.49</text:p>
          </table:table-cell>
          <table:table-cell table:formula="of:=[.Q231]+[.P232]" office:value-type="float" office:value="450120.481927711">
            <text:p>450,120.48</text:p>
          </table:table-cell>
          <table:table-cell/>
          <table:table-cell table:style-name="ce12" table:formula="of:=(([.B232]+[.D232]+[.C232]+[.E232])/([.B231]+[.D231]+[.C231]+[.E231]))-1" office:value-type="percentage" office:value="-0.00152312378842434">
            <text:p>-0.15%</text:p>
          </table:table-cell>
          <table:table-cell table:formula="of:=[.U231]*[.S232]" office:value-type="float" office:value="-1678.55431696345">
            <text:p>-1,678.55</text:p>
          </table:table-cell>
          <table:table-cell table:formula="of:=[.H232]+[.K232]+[.N232]+[.Q232]" office:value-type="float" office:value="1101341.35443162">
            <text:p>1,101,341.35</text:p>
          </table:table-cell>
          <table:table-cell table:number-columns-repeated="7"/>
          <table:table-cell office:value-type="float" office:value="125.92">
            <text:p>125.92</text:p>
          </table:table-cell>
          <table:table-cell table:formula="of:=[.AC232]/[.$AC$2]" office:value-type="percentage" office:value="1.01835826930853">
            <text:p>101.84%</text:p>
          </table:table-cell>
          <table:table-cell table:style-name="ce18" table:formula="of:=[.$AE$2]*[.AD232]" office:value-type="currency" office:currency="USD" office:value="1018358.26930853">
            <text:p>$1,018,358.2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1</text:p>
          </table:table-cell>
          <table:table-cell office:value-type="float" office:value="84.21">
            <text:p>84.21</text:p>
          </table:table-cell>
          <table:table-cell office:value-type="float" office:value="16.07">
            <text:p>16.07</text:p>
          </table:table-cell>
          <table:table-cell office:value-type="float" office:value="106.75">
            <text:p>106.75</text:p>
          </table:table-cell>
          <table:table-cell office:value-type="float" office:value="9.33">
            <text:p>9.33</text:p>
          </table:table-cell>
          <table:table-cell table:formula="of:=([.AC233]/[.AC232])-1" office:value-type="percentage" office:value="0.00190597204574328">
            <text:p>0.19%</text:p>
          </table:table-cell>
          <table:table-cell table:formula="of:=[.H232]*[.F233]" office:value-type="float" office:value="194.096239385356">
            <text:p>$194.10</text:p>
          </table:table-cell>
          <table:table-cell table:formula="of:=[.H232]+[.G233]" office:value-type="float" office:value="102029.923170238">
            <text:p>102,029.92</text:p>
          </table:table-cell>
          <table:table-cell table:formula="of:=([.D233]/[.D232])-1" office:value-type="percentage" office:value="0.000374847718114468">
            <text:p>0.04%</text:p>
          </table:table-cell>
          <table:table-cell table:formula="of:=[.K232]*[.I233]" office:value-type="float" office:value="39.8763832120376">
            <text:p>$39.88</text:p>
          </table:table-cell>
          <table:table-cell table:formula="of:=[.K232]+[.J233]" office:value-type="float" office:value="106420.097697139">
            <text:p>106,420.10</text:p>
          </table:table-cell>
          <table:table-cell table:formula="of:=([.C233]/[.C232])-1" office:value-type="percentage" office:value="0">
            <text:p>0.00%</text:p>
          </table:table-cell>
          <table:table-cell table:formula="of:=[.N232]*[.L233]" office:value-type="float" office:value="0">
            <text:p>$0.00</text:p>
          </table:table-cell>
          <table:table-cell table:formula="of:=[.N232]+[.M233]" office:value-type="float" office:value="443004.824259132">
            <text:p>443,004.82</text:p>
          </table:table-cell>
          <table:table-cell table:formula="of:=([.E233]/[.E232])-1" office:value-type="percentage" office:value="-0.00107066381156318">
            <text:p>-0.11%</text:p>
          </table:table-cell>
          <table:table-cell table:formula="of:=[.Q232]*[.O233]" office:value-type="float" office:value="-481.927710843377">
            <text:p>-$481.93</text:p>
          </table:table-cell>
          <table:table-cell table:formula="of:=[.Q232]+[.P233]" office:value-type="float" office:value="449638.554216867">
            <text:p>449,638.55</text:p>
          </table:table-cell>
          <table:table-cell/>
          <table:table-cell table:style-name="ce12" table:formula="of:=(([.B233]+[.D233]+[.C233]+[.E233])/([.B232]+[.D232]+[.C232]+[.E232]))-1" office:value-type="percentage" office:value="0.000138677021217504">
            <text:p>0.01%</text:p>
          </table:table-cell>
          <table:table-cell table:formula="of:=[.U232]*[.S233]" office:value-type="float" office:value="152.730738376228">
            <text:p>152.73</text:p>
          </table:table-cell>
          <table:table-cell table:formula="of:=[.H233]+[.K233]+[.N233]+[.Q233]" office:value-type="float" office:value="1101093.39934338">
            <text:p>1,101,093.40</text:p>
          </table:table-cell>
          <table:table-cell table:number-columns-repeated="7"/>
          <table:table-cell office:value-type="float" office:value="126.16">
            <text:p>126.16</text:p>
          </table:table-cell>
          <table:table-cell table:formula="of:=[.AC233]/[.$AC$2]" office:value-type="percentage" office:value="1.02029923170239">
            <text:p>102.03%</text:p>
          </table:table-cell>
          <table:table-cell table:style-name="ce18" table:formula="of:=[.$AE$2]*[.AD233]" office:value-type="currency" office:currency="USD" office:value="1020299.23170239">
            <text:p>$1,020,299.2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2</text:p>
          </table:table-cell>
          <table:table-cell office:value-type="float" office:value="84.19">
            <text:p>84.19</text:p>
          </table:table-cell>
          <table:table-cell office:value-type="float" office:value="16.07">
            <text:p>16.07</text:p>
          </table:table-cell>
          <table:table-cell office:value-type="float" office:value="107.02">
            <text:p>107.02</text:p>
          </table:table-cell>
          <table:table-cell office:value-type="float" office:value="9.32">
            <text:p>9.32</text:p>
          </table:table-cell>
          <table:table-cell table:formula="of:=([.AC234]/[.AC233])-1" office:value-type="percentage" office:value="-0.0156943563728598">
            <text:p>-1.57%</text:p>
          </table:table-cell>
          <table:table-cell table:formula="of:=[.H233]*[.F234]" office:value-type="float" office:value="-1601.29397492922">
            <text:p>-$1,601.29</text:p>
          </table:table-cell>
          <table:table-cell table:formula="of:=[.H233]+[.G234]" office:value-type="float" office:value="100428.629195309">
            <text:p>100,428.63</text:p>
          </table:table-cell>
          <table:table-cell table:formula="of:=([.D234]/[.D233])-1" office:value-type="percentage" office:value="0.00252927400468383">
            <text:p>0.25%</text:p>
          </table:table-cell>
          <table:table-cell table:formula="of:=[.K233]*[.I234]" office:value-type="float" office:value="269.165586681287">
            <text:p>$269.17</text:p>
          </table:table-cell>
          <table:table-cell table:formula="of:=[.K233]+[.J234]" office:value-type="float" office:value="106689.26328382">
            <text:p>106,689.26</text:p>
          </table:table-cell>
          <table:table-cell table:formula="of:=([.C234]/[.C233])-1" office:value-type="percentage" office:value="0">
            <text:p>0.00%</text:p>
          </table:table-cell>
          <table:table-cell table:formula="of:=[.N233]*[.L234]" office:value-type="float" office:value="0">
            <text:p>$0.00</text:p>
          </table:table-cell>
          <table:table-cell table:formula="of:=[.N233]+[.M234]" office:value-type="float" office:value="443004.824259132">
            <text:p>443,004.82</text:p>
          </table:table-cell>
          <table:table-cell table:formula="of:=([.E234]/[.E233])-1" office:value-type="percentage" office:value="-0.00107181136120038">
            <text:p>-0.11%</text:p>
          </table:table-cell>
          <table:table-cell table:formula="of:=[.Q233]*[.O234]" office:value-type="float" office:value="-481.927710843352">
            <text:p>-$481.93</text:p>
          </table:table-cell>
          <table:table-cell table:formula="of:=[.Q233]+[.P234]" office:value-type="float" office:value="449156.626506024">
            <text:p>449,156.63</text:p>
          </table:table-cell>
          <table:table-cell/>
          <table:table-cell table:style-name="ce12" table:formula="of:=(([.B234]+[.D234]+[.C234]+[.E234])/([.B233]+[.D233]+[.C233]+[.E233]))-1" office:value-type="percentage" office:value="0.00110926234054354">
            <text:p>0.11%</text:p>
          </table:table-cell>
          <table:table-cell table:formula="of:=[.U233]*[.S234]" office:value-type="float" office:value="1221.40144131267">
            <text:p>1,221.40</text:p>
          </table:table-cell>
          <table:table-cell table:formula="of:=[.H234]+[.K234]+[.N234]+[.Q234]" office:value-type="float" office:value="1099279.34324429">
            <text:p>1,099,279.34</text:p>
          </table:table-cell>
          <table:table-cell table:number-columns-repeated="7"/>
          <table:table-cell office:value-type="float" office:value="124.18">
            <text:p>124.18</text:p>
          </table:table-cell>
          <table:table-cell table:formula="of:=[.AC234]/[.$AC$2]" office:value-type="percentage" office:value="1.00428629195309">
            <text:p>100.43%</text:p>
          </table:table-cell>
          <table:table-cell table:style-name="ce18" table:formula="of:=[.$AE$2]*[.AD234]" office:value-type="currency" office:currency="USD" office:value="1004286.29195309">
            <text:p>$1,004,286.2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5</text:p>
          </table:table-cell>
          <table:table-cell office:value-type="float" office:value="84.2">
            <text:p>84.2</text:p>
          </table:table-cell>
          <table:table-cell office:value-type="float" office:value="16.18">
            <text:p>16.18</text:p>
          </table:table-cell>
          <table:table-cell office:value-type="float" office:value="107.14">
            <text:p>107.14</text:p>
          </table:table-cell>
          <table:table-cell office:value-type="float" office:value="9.3">
            <text:p>9.3</text:p>
          </table:table-cell>
          <table:table-cell table:formula="of:=([.AC235]/[.AC234])-1" office:value-type="percentage" office:value="-0.00748912868416818">
            <text:p>-0.75%</text:p>
          </table:table-cell>
          <table:table-cell table:formula="of:=[.H234]*[.F235]" office:value-type="float" office:value="-752.12292761828">
            <text:p>-$752.12</text:p>
          </table:table-cell>
          <table:table-cell table:formula="of:=[.H234]+[.G235]" office:value-type="float" office:value="99676.506267691">
            <text:p>99,676.51</text:p>
          </table:table-cell>
          <table:table-cell table:formula="of:=([.D235]/[.D234])-1" office:value-type="percentage" office:value="0.00112128574098302">
            <text:p>0.11%</text:p>
          </table:table-cell>
          <table:table-cell table:formula="of:=[.K234]*[.I235]" office:value-type="float" office:value="119.629149636131">
            <text:p>$119.63</text:p>
          </table:table-cell>
          <table:table-cell table:formula="of:=[.K234]+[.J235]" office:value-type="float" office:value="106808.892433456">
            <text:p>106,808.89</text:p>
          </table:table-cell>
          <table:table-cell table:formula="of:=([.C235]/[.C234])-1" office:value-type="percentage" office:value="0.00684505289359061">
            <text:p>0.68%</text:p>
          </table:table-cell>
          <table:table-cell table:formula="of:=[.N234]*[.L235]" office:value-type="float" office:value="3032.39145416957">
            <text:p>$3,032.39</text:p>
          </table:table-cell>
          <table:table-cell table:formula="of:=[.N234]+[.M235]" office:value-type="float" office:value="446037.215713301">
            <text:p>446,037.22</text:p>
          </table:table-cell>
          <table:table-cell table:formula="of:=([.E235]/[.E234])-1" office:value-type="percentage" office:value="-0.00214592274678105">
            <text:p>-0.21%</text:p>
          </table:table-cell>
          <table:table-cell table:formula="of:=[.Q234]*[.O235]" office:value-type="float" office:value="-963.855421686717">
            <text:p>-$963.86</text:p>
          </table:table-cell>
          <table:table-cell table:formula="of:=[.Q234]+[.P235]" office:value-type="float" office:value="448192.771084337">
            <text:p>448,192.77</text:p>
          </table:table-cell>
          <table:table-cell/>
          <table:table-cell table:style-name="ce12" table:formula="of:=(([.B235]+[.D235]+[.C235]+[.E235])/([.B234]+[.D234]+[.C234]+[.E234]))-1" office:value-type="percentage" office:value="0.00101569713758098">
            <text:p>0.10%</text:p>
          </table:table-cell>
          <table:table-cell table:formula="of:=[.U234]*[.S235]" office:value-type="float" office:value="1116.53488233512">
            <text:p>1,116.53</text:p>
          </table:table-cell>
          <table:table-cell table:formula="of:=[.H235]+[.K235]+[.N235]+[.Q235]" office:value-type="float" office:value="1100715.38549879">
            <text:p>1,100,715.39</text:p>
          </table:table-cell>
          <table:table-cell table:number-columns-repeated="7"/>
          <table:table-cell office:value-type="float" office:value="123.25">
            <text:p>123.25</text:p>
          </table:table-cell>
          <table:table-cell table:formula="of:=[.AC235]/[.$AC$2]" office:value-type="percentage" office:value="0.996765062676911">
            <text:p>99.68%</text:p>
          </table:table-cell>
          <table:table-cell table:style-name="ce18" table:formula="of:=[.$AE$2]*[.AD235]" office:value-type="currency" office:currency="USD" office:value="996765.062676911">
            <text:p>$996,765.0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6</text:p>
          </table:table-cell>
          <table:table-cell office:value-type="float" office:value="84.2">
            <text:p>84.2</text:p>
          </table:table-cell>
          <table:table-cell office:value-type="float" office:value="16.18">
            <text:p>16.18</text:p>
          </table:table-cell>
          <table:table-cell office:value-type="float" office:value="107.04">
            <text:p>107.04</text:p>
          </table:table-cell>
          <table:table-cell office:value-type="float" office:value="9.31">
            <text:p>9.31</text:p>
          </table:table-cell>
          <table:table-cell table:formula="of:=([.AC236]/[.AC235])-1" office:value-type="percentage" office:value="0.0177687626774847">
            <text:p>1.78%</text:p>
          </table:table-cell>
          <table:table-cell table:formula="of:=[.H235]*[.F236]" office:value-type="float" office:value="1771.12818439142">
            <text:p>$1,771.13</text:p>
          </table:table-cell>
          <table:table-cell table:formula="of:=[.H235]+[.G236]" office:value-type="float" office:value="101447.634452082">
            <text:p>101,447.63</text:p>
          </table:table-cell>
          <table:table-cell table:formula="of:=([.D236]/[.D235])-1" office:value-type="percentage" office:value="-0.000933358222885872">
            <text:p>-0.09%</text:p>
          </table:table-cell>
          <table:table-cell table:formula="of:=[.K235]*[.I236]" office:value-type="float" office:value="-99.690958030099">
            <text:p>-$99.69</text:p>
          </table:table-cell>
          <table:table-cell table:formula="of:=[.K235]+[.J236]" office:value-type="float" office:value="106709.201475426">
            <text:p>106,709.20</text:p>
          </table:table-cell>
          <table:table-cell table:formula="of:=([.C236]/[.C235])-1" office:value-type="percentage" office:value="0">
            <text:p>0.00%</text:p>
          </table:table-cell>
          <table:table-cell table:formula="of:=[.N235]*[.L236]" office:value-type="float" office:value="0">
            <text:p>$0.00</text:p>
          </table:table-cell>
          <table:table-cell table:formula="of:=[.N235]+[.M236]" office:value-type="float" office:value="446037.215713301">
            <text:p>446,037.22</text:p>
          </table:table-cell>
          <table:table-cell table:formula="of:=([.E236]/[.E235])-1" office:value-type="percentage" office:value="0.00107526881720421">
            <text:p>0.11%</text:p>
          </table:table-cell>
          <table:table-cell table:formula="of:=[.Q235]*[.O236]" office:value-type="float" office:value="481.927710843333">
            <text:p>$481.93</text:p>
          </table:table-cell>
          <table:table-cell table:formula="of:=[.Q235]+[.P236]" office:value-type="float" office:value="448674.698795181">
            <text:p>448,674.70</text:p>
          </table:table-cell>
          <table:table-cell/>
          <table:table-cell table:style-name="ce12" table:formula="of:=(([.B236]+[.D236]+[.C236]+[.E236])/([.B235]+[.D235]+[.C235]+[.E235]))-1" office:value-type="percentage" office:value="-0.00041509085877689">
            <text:p>-0.04%</text:p>
          </table:table-cell>
          <table:table-cell table:formula="of:=[.U235]*[.S236]" office:value-type="float" office:value="-456.896894635626">
            <text:p>-456.90</text:p>
          </table:table-cell>
          <table:table-cell table:formula="of:=[.H236]+[.K236]+[.N236]+[.Q236]" office:value-type="float" office:value="1102868.75043599">
            <text:p>1,102,868.75</text:p>
          </table:table-cell>
          <table:table-cell table:number-columns-repeated="7"/>
          <table:table-cell office:value-type="float" office:value="125.44">
            <text:p>125.44</text:p>
          </table:table-cell>
          <table:table-cell table:formula="of:=[.AC236]/[.$AC$2]" office:value-type="percentage" office:value="1.01447634452083">
            <text:p>101.45%</text:p>
          </table:table-cell>
          <table:table-cell table:style-name="ce18" table:formula="of:=[.$AE$2]*[.AD236]" office:value-type="currency" office:currency="USD" office:value="1014476.34452083">
            <text:p>$1,014,476.3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7</text:p>
          </table:table-cell>
          <table:table-cell office:value-type="float" office:value="84.23">
            <text:p>84.23</text:p>
          </table:table-cell>
          <table:table-cell office:value-type="float" office:value="16.18">
            <text:p>16.18</text:p>
          </table:table-cell>
          <table:table-cell office:value-type="float" office:value="107.24">
            <text:p>107.24</text:p>
          </table:table-cell>
          <table:table-cell office:value-type="float" office:value="9.28">
            <text:p>9.28</text:p>
          </table:table-cell>
          <table:table-cell table:formula="of:=([.AC237]/[.AC236])-1" office:value-type="percentage" office:value="-0.00247130102040816">
            <text:p>-0.25%</text:p>
          </table:table-cell>
          <table:table-cell table:formula="of:=[.H236]*[.F237]" office:value-type="float" office:value="-250.707642539425">
            <text:p>-$250.71</text:p>
          </table:table-cell>
          <table:table-cell table:formula="of:=[.H236]+[.G237]" office:value-type="float" office:value="101196.926809543">
            <text:p>101,196.93</text:p>
          </table:table-cell>
          <table:table-cell table:formula="of:=([.D237]/[.D236])-1" office:value-type="percentage" office:value="0.00186846038863964">
            <text:p>0.19%</text:p>
          </table:table-cell>
          <table:table-cell table:formula="of:=[.K236]*[.I237]" office:value-type="float" office:value="199.3819160602">
            <text:p>$199.38</text:p>
          </table:table-cell>
          <table:table-cell table:formula="of:=[.K236]+[.J237]" office:value-type="float" office:value="106908.583391486">
            <text:p>106,908.58</text:p>
          </table:table-cell>
          <table:table-cell table:formula="of:=([.C237]/[.C236])-1" office:value-type="percentage" office:value="0">
            <text:p>0.00%</text:p>
          </table:table-cell>
          <table:table-cell table:formula="of:=[.N236]*[.L237]" office:value-type="float" office:value="0">
            <text:p>$0.00</text:p>
          </table:table-cell>
          <table:table-cell table:formula="of:=[.N236]+[.M237]" office:value-type="float" office:value="446037.215713301">
            <text:p>446,037.22</text:p>
          </table:table-cell>
          <table:table-cell table:formula="of:=([.E237]/[.E236])-1" office:value-type="percentage" office:value="-0.00322234156820633">
            <text:p>-0.32%</text:p>
          </table:table-cell>
          <table:table-cell table:formula="of:=[.Q236]*[.O237]" office:value-type="float" office:value="-1445.78313253017">
            <text:p>-$1,445.78</text:p>
          </table:table-cell>
          <table:table-cell table:formula="of:=[.Q236]+[.P237]" office:value-type="float" office:value="447228.91566265">
            <text:p>447,228.92</text:p>
          </table:table-cell>
          <table:table-cell/>
          <table:table-cell table:style-name="ce12" table:formula="of:=(([.B237]+[.D237]+[.C237]+[.E237])/([.B236]+[.D236]+[.C236]+[.E236]))-1" office:value-type="percentage" office:value="0.000922807179439822">
            <text:p>0.09%</text:p>
          </table:table-cell>
          <table:table-cell table:formula="of:=[.U236]*[.S237]" office:value-type="float" office:value="1017.73520088216">
            <text:p>1,017.74</text:p>
          </table:table-cell>
          <table:table-cell table:formula="of:=[.H237]+[.K237]+[.N237]+[.Q237]" office:value-type="float" office:value="1101371.64157698">
            <text:p>1,101,371.64</text:p>
          </table:table-cell>
          <table:table-cell table:number-columns-repeated="7"/>
          <table:table-cell office:value-type="float" office:value="125.13">
            <text:p>125.13</text:p>
          </table:table-cell>
          <table:table-cell table:formula="of:=[.AC237]/[.$AC$2]" office:value-type="percentage" office:value="1.01196926809543">
            <text:p>101.20%</text:p>
          </table:table-cell>
          <table:table-cell table:style-name="ce18" table:formula="of:=[.$AE$2]*[.AD237]" office:value-type="currency" office:currency="USD" office:value="1011969.26809543">
            <text:p>$1,011,969.27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8</text:p>
          </table:table-cell>
          <table:table-cell office:value-type="float" office:value="84.24">
            <text:p>84.24</text:p>
          </table:table-cell>
          <table:table-cell office:value-type="float" office:value="16.18">
            <text:p>16.18</text:p>
          </table:table-cell>
          <table:table-cell office:value-type="float" office:value="107.34">
            <text:p>107.34</text:p>
          </table:table-cell>
          <table:table-cell office:value-type="float" office:value="9.26">
            <text:p>9.26</text:p>
          </table:table-cell>
          <table:table-cell table:formula="of:=([.AC238]/[.AC237])-1" office:value-type="percentage" office:value="-0.00383601054902893">
            <text:p>-0.38%</text:p>
          </table:table-cell>
          <table:table-cell table:formula="of:=[.H237]*[.F238]" office:value-type="float" office:value="-388.192478770716">
            <text:p>-$388.19</text:p>
          </table:table-cell>
          <table:table-cell table:formula="of:=[.H237]+[.G238]" office:value-type="float" office:value="100808.734330772">
            <text:p>100,808.73</text:p>
          </table:table-cell>
          <table:table-cell table:formula="of:=([.D238]/[.D237])-1" office:value-type="percentage" office:value="0.000932487877657762">
            <text:p>0.09%</text:p>
          </table:table-cell>
          <table:table-cell table:formula="of:=[.K237]*[.I238]" office:value-type="float" office:value="99.690958030125">
            <text:p>$99.69</text:p>
          </table:table-cell>
          <table:table-cell table:formula="of:=[.K237]+[.J238]" office:value-type="float" office:value="107008.274349517">
            <text:p>107,008.27</text:p>
          </table:table-cell>
          <table:table-cell table:formula="of:=([.C238]/[.C237])-1" office:value-type="percentage" office:value="0">
            <text:p>0.00%</text:p>
          </table:table-cell>
          <table:table-cell table:formula="of:=[.N237]*[.L238]" office:value-type="float" office:value="0">
            <text:p>$0.00</text:p>
          </table:table-cell>
          <table:table-cell table:formula="of:=[.N237]+[.M238]" office:value-type="float" office:value="446037.215713301">
            <text:p>446,037.22</text:p>
          </table:table-cell>
          <table:table-cell table:formula="of:=([.E238]/[.E237])-1" office:value-type="percentage" office:value="-0.00215517241379304">
            <text:p>-0.22%</text:p>
          </table:table-cell>
          <table:table-cell table:formula="of:=[.Q237]*[.O238]" office:value-type="float" office:value="-963.855421686718">
            <text:p>-$963.86</text:p>
          </table:table-cell>
          <table:table-cell table:formula="of:=[.Q237]+[.P238]" office:value-type="float" office:value="446265.060240964">
            <text:p>446,265.06</text:p>
          </table:table-cell>
          <table:table-cell/>
          <table:table-cell table:style-name="ce12" table:formula="of:=(([.B238]+[.D238]+[.C238]+[.E238])/([.B237]+[.D237]+[.C237]+[.E237]))-1" office:value-type="percentage" office:value="0.000414880376158111">
            <text:p>0.04%</text:p>
          </table:table-cell>
          <table:table-cell table:formula="of:=[.U237]*[.S238]" office:value-type="float" office:value="456.937480947334">
            <text:p>456.94</text:p>
          </table:table-cell>
          <table:table-cell table:formula="of:=[.H238]+[.K238]+[.N238]+[.Q238]" office:value-type="float" office:value="1100119.28463455">
            <text:p>1,100,119.28</text:p>
          </table:table-cell>
          <table:table-cell table:number-columns-repeated="7"/>
          <table:table-cell office:value-type="float" office:value="124.65">
            <text:p>124.65</text:p>
          </table:table-cell>
          <table:table-cell table:formula="of:=[.AC238]/[.$AC$2]" office:value-type="percentage" office:value="1.00808734330772">
            <text:p>100.81%</text:p>
          </table:table-cell>
          <table:table-cell table:style-name="ce18" table:formula="of:=[.$AE$2]*[.AD238]" office:value-type="currency" office:currency="USD" office:value="1008087.34330772">
            <text:p>$1,008,087.3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09</text:p>
          </table:table-cell>
          <table:table-cell office:value-type="float" office:value="84.24">
            <text:p>84.24</text:p>
          </table:table-cell>
          <table:table-cell office:value-type="float" office:value="16.18">
            <text:p>16.18</text:p>
          </table:table-cell>
          <table:table-cell office:value-type="float" office:value="107.29">
            <text:p>107.29</text:p>
          </table:table-cell>
          <table:table-cell office:value-type="float" office:value="9.26">
            <text:p>9.26</text:p>
          </table:table-cell>
          <table:table-cell table:formula="of:=([.AC239]/[.AC238])-1" office:value-type="percentage" office:value="-0.000561572402727695">
            <text:p>-0.06%</text:p>
          </table:table-cell>
          <table:table-cell table:formula="of:=[.H238]*[.F239]" office:value-type="float" office:value="-56.6114031540696">
            <text:p>-$56.61</text:p>
          </table:table-cell>
          <table:table-cell table:formula="of:=[.H238]+[.G239]" office:value-type="float" office:value="100752.122927618">
            <text:p>100,752.12</text:p>
          </table:table-cell>
          <table:table-cell table:formula="of:=([.D239]/[.D238])-1" office:value-type="percentage" office:value="-0.000465809577044896">
            <text:p>-0.05%</text:p>
          </table:table-cell>
          <table:table-cell table:formula="of:=[.K238]*[.I239]" office:value-type="float" office:value="-49.8454790150524">
            <text:p>-$49.85</text:p>
          </table:table-cell>
          <table:table-cell table:formula="of:=[.K238]+[.J239]" office:value-type="float" office:value="106958.428870501">
            <text:p>106,958.43</text:p>
          </table:table-cell>
          <table:table-cell table:formula="of:=([.C239]/[.C238])-1" office:value-type="percentage" office:value="0">
            <text:p>0.00%</text:p>
          </table:table-cell>
          <table:table-cell table:formula="of:=[.N238]*[.L239]" office:value-type="float" office:value="0">
            <text:p>$0.00</text:p>
          </table:table-cell>
          <table:table-cell table:formula="of:=[.N238]+[.M239]" office:value-type="float" office:value="446037.215713301">
            <text:p>446,037.22</text:p>
          </table:table-cell>
          <table:table-cell table:formula="of:=([.E239]/[.E238])-1" office:value-type="percentage" office:value="0">
            <text:p>0.00%</text:p>
          </table:table-cell>
          <table:table-cell table:formula="of:=[.Q238]*[.O239]" office:value-type="float" office:value="0">
            <text:p>$0.00</text:p>
          </table:table-cell>
          <table:table-cell table:formula="of:=[.Q238]+[.P239]" office:value-type="float" office:value="446265.060240964">
            <text:p>446,265.06</text:p>
          </table:table-cell>
          <table:table-cell/>
          <table:table-cell table:style-name="ce12" table:formula="of:=(([.B239]+[.D239]+[.C239]+[.E239])/([.B238]+[.D238]+[.C238]+[.E238]))-1" office:value-type="percentage" office:value="-0.000230393512118621">
            <text:p>-0.02%</text:p>
          </table:table-cell>
          <table:table-cell table:formula="of:=[.U238]*[.S239]" office:value-type="float" office:value="-253.460345736379">
            <text:p>-253.46</text:p>
          </table:table-cell>
          <table:table-cell table:formula="of:=[.H239]+[.K239]+[.N239]+[.Q239]" office:value-type="float" office:value="1100012.82775238">
            <text:p>1,100,012.83</text:p>
          </table:table-cell>
          <table:table-cell table:number-columns-repeated="7"/>
          <table:table-cell office:value-type="float" office:value="124.58">
            <text:p>124.58</text:p>
          </table:table-cell>
          <table:table-cell table:formula="of:=[.AC239]/[.$AC$2]" office:value-type="percentage" office:value="1.00752122927618">
            <text:p>100.75%</text:p>
          </table:table-cell>
          <table:table-cell table:style-name="ce18" table:formula="of:=[.$AE$2]*[.AD239]" office:value-type="currency" office:currency="USD" office:value="1007521.22927618">
            <text:p>$1,007,521.2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2</text:p>
          </table:table-cell>
          <table:table-cell office:value-type="float" office:value="84.24">
            <text:p>84.24</text:p>
          </table:table-cell>
          <table:table-cell office:value-type="float" office:value="15.9">
            <text:p>15.9</text:p>
          </table:table-cell>
          <table:table-cell office:value-type="float" office:value="107.31">
            <text:p>107.31</text:p>
          </table:table-cell>
          <table:table-cell office:value-type="float" office:value="9.25">
            <text:p>9.25</text:p>
          </table:table-cell>
          <table:table-cell table:formula="of:=([.AC240]/[.AC239])-1" office:value-type="percentage" office:value="-0.00561887943490125">
            <text:p>-0.56%</text:p>
          </table:table-cell>
          <table:table-cell table:formula="of:=[.H239]*[.F240]" office:value-type="float" office:value="-566.114031540636">
            <text:p>-$566.11</text:p>
          </table:table-cell>
          <table:table-cell table:formula="of:=[.H239]+[.G240]" office:value-type="float" office:value="100186.008896078">
            <text:p>100,186.01</text:p>
          </table:table-cell>
          <table:table-cell table:formula="of:=([.D240]/[.D239])-1" office:value-type="percentage" office:value="0.000186410662689873">
            <text:p>0.02%</text:p>
          </table:table-cell>
          <table:table-cell table:formula="of:=[.K239]*[.I240]" office:value-type="float" office:value="19.9381916060178">
            <text:p>$19.94</text:p>
          </table:table-cell>
          <table:table-cell table:formula="of:=[.K239]+[.J240]" office:value-type="float" office:value="106978.367062107">
            <text:p>106,978.37</text:p>
          </table:table-cell>
          <table:table-cell table:formula="of:=([.C240]/[.C239])-1" office:value-type="percentage" office:value="-0.0173053152039555">
            <text:p>-1.73%</text:p>
          </table:table-cell>
          <table:table-cell table:formula="of:=[.N239]*[.L240]" office:value-type="float" office:value="-7718.81461061338">
            <text:p>-$7,718.81</text:p>
          </table:table-cell>
          <table:table-cell table:formula="of:=[.N239]+[.M240]" office:value-type="float" office:value="438318.401102688">
            <text:p>438,318.40</text:p>
          </table:table-cell>
          <table:table-cell table:formula="of:=([.E240]/[.E239])-1" office:value-type="percentage" office:value="-0.0010799136069114">
            <text:p>-0.11%</text:p>
          </table:table-cell>
          <table:table-cell table:formula="of:=[.Q239]*[.O240]" office:value-type="float" office:value="-481.927710843351">
            <text:p>-$481.93</text:p>
          </table:table-cell>
          <table:table-cell table:formula="of:=[.Q239]+[.P240]" office:value-type="float" office:value="445783.13253012">
            <text:p>445,783.13</text:p>
          </table:table-cell>
          <table:table-cell/>
          <table:table-cell table:style-name="ce12" table:formula="of:=(([.B240]+[.D240]+[.C240]+[.E240])/([.B239]+[.D239]+[.C239]+[.E239]))-1" office:value-type="percentage" office:value="-0.00124441166981604">
            <text:p>-0.12%</text:p>
          </table:table-cell>
          <table:table-cell table:formula="of:=[.U239]*[.S240]" office:value-type="float" office:value="-1368.86879980241">
            <text:p>-1,368.87</text:p>
          </table:table-cell>
          <table:table-cell table:formula="of:=[.H240]+[.K240]+[.N240]+[.Q240]" office:value-type="float" office:value="1091265.90959099">
            <text:p>1,091,265.91</text:p>
          </table:table-cell>
          <table:table-cell table:number-columns-repeated="7"/>
          <table:table-cell office:value-type="float" office:value="123.88">
            <text:p>123.88</text:p>
          </table:table-cell>
          <table:table-cell table:formula="of:=[.AC240]/[.$AC$2]" office:value-type="percentage" office:value="1.00186008896078">
            <text:p>100.19%</text:p>
          </table:table-cell>
          <table:table-cell table:style-name="ce18" table:formula="of:=[.$AE$2]*[.AD240]" office:value-type="currency" office:currency="USD" office:value="1001860.08896078">
            <text:p>$1,001,860.0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3</text:p>
          </table:table-cell>
          <table:table-cell office:value-type="float" office:value="84.24">
            <text:p>84.24</text:p>
          </table:table-cell>
          <table:table-cell office:value-type="float" office:value="15.26">
            <text:p>15.26</text:p>
          </table:table-cell>
          <table:table-cell office:value-type="float" office:value="107.53">
            <text:p>107.53</text:p>
          </table:table-cell>
          <table:table-cell office:value-type="float" office:value="9.36">
            <text:p>9.36</text:p>
          </table:table-cell>
          <table:table-cell table:formula="of:=([.AC241]/[.AC240])-1" office:value-type="percentage" office:value="-0.00226025185663548">
            <text:p>-0.23%</text:p>
          </table:table-cell>
          <table:table-cell table:formula="of:=[.H240]*[.F241]" office:value-type="float" office:value="-226.445612616258">
            <text:p>-$226.45</text:p>
          </table:table-cell>
          <table:table-cell table:formula="of:=[.H240]+[.G241]" office:value-type="float" office:value="99959.5632834613">
            <text:p>99,959.56</text:p>
          </table:table-cell>
          <table:table-cell table:formula="of:=([.D241]/[.D240])-1" office:value-type="percentage" office:value="0.00205013512254215">
            <text:p>0.21%</text:p>
          </table:table-cell>
          <table:table-cell table:formula="of:=[.K240]*[.I241]" office:value-type="float" office:value="219.320107666233">
            <text:p>$219.32</text:p>
          </table:table-cell>
          <table:table-cell table:formula="of:=[.K240]+[.J241]" office:value-type="float" office:value="107197.687169774">
            <text:p>107,197.69</text:p>
          </table:table-cell>
          <table:table-cell table:formula="of:=([.C241]/[.C240])-1" office:value-type="percentage" office:value="-0.040251572327044">
            <text:p>-4.03%</text:p>
          </table:table-cell>
          <table:table-cell table:formula="of:=[.N240]*[.L241]" office:value-type="float" office:value="-17643.0048242591">
            <text:p>-$17,643.00</text:p>
          </table:table-cell>
          <table:table-cell table:formula="of:=[.N240]+[.M241]" office:value-type="float" office:value="420675.396278429">
            <text:p>420,675.40</text:p>
          </table:table-cell>
          <table:table-cell table:formula="of:=([.E241]/[.E240])-1" office:value-type="percentage" office:value="0.0118918918918918">
            <text:p>1.19%</text:p>
          </table:table-cell>
          <table:table-cell table:formula="of:=[.Q240]*[.O241]" office:value-type="float" office:value="5301.20481927705">
            <text:p>$5,301.20</text:p>
          </table:table-cell>
          <table:table-cell table:formula="of:=[.Q240]+[.P241]" office:value-type="float" office:value="451084.337349398">
            <text:p>451,084.34</text:p>
          </table:table-cell>
          <table:table-cell/>
          <table:table-cell table:style-name="ce12" table:formula="of:=(([.B241]+[.D241]+[.C241]+[.E241])/([.B240]+[.D240]+[.C240]+[.E240]))-1" office:value-type="percentage" office:value="-0.00143054914628538">
            <text:p>-0.14%</text:p>
          </table:table-cell>
          <table:table-cell table:formula="of:=[.U240]*[.S241]" office:value-type="float" office:value="-1561.10951533573">
            <text:p>-1,561.11</text:p>
          </table:table-cell>
          <table:table-cell table:formula="of:=[.H241]+[.K241]+[.N241]+[.Q241]" office:value-type="float" office:value="1078916.98408106">
            <text:p>1,078,916.98</text:p>
          </table:table-cell>
          <table:table-cell table:number-columns-repeated="7"/>
          <table:table-cell office:value-type="float" office:value="123.6">
            <text:p>123.6</text:p>
          </table:table-cell>
          <table:table-cell table:formula="of:=[.AC241]/[.$AC$2]" office:value-type="percentage" office:value="0.999595632834614">
            <text:p>99.96%</text:p>
          </table:table-cell>
          <table:table-cell table:style-name="ce18" table:formula="of:=[.$AE$2]*[.AD241]" office:value-type="currency" office:currency="USD" office:value="999595.632834614">
            <text:p>$999,595.63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4</text:p>
          </table:table-cell>
          <table:table-cell office:value-type="float" office:value="84.22">
            <text:p>84.22</text:p>
          </table:table-cell>
          <table:table-cell office:value-type="float" office:value="15.26">
            <text:p>15.26</text:p>
          </table:table-cell>
          <table:table-cell office:value-type="float" office:value="107.8">
            <text:p>107.8</text:p>
          </table:table-cell>
          <table:table-cell office:value-type="float" office:value="9.36">
            <text:p>9.36</text:p>
          </table:table-cell>
          <table:table-cell table:formula="of:=([.AC242]/[.AC241])-1" office:value-type="percentage" office:value="0.00129449838187701">
            <text:p>0.13%</text:p>
          </table:table-cell>
          <table:table-cell table:formula="of:=[.H241]*[.F242]" office:value-type="float" office:value="129.397492923573">
            <text:p>$129.40</text:p>
          </table:table-cell>
          <table:table-cell table:formula="of:=[.H241]+[.G242]" office:value-type="float" office:value="100088.960776385">
            <text:p>100,088.96</text:p>
          </table:table-cell>
          <table:table-cell table:formula="of:=([.D242]/[.D241])-1" office:value-type="percentage" office:value="0.00251092718311163">
            <text:p>0.25%</text:p>
          </table:table-cell>
          <table:table-cell table:formula="of:=[.K241]*[.I242]" office:value-type="float" office:value="269.165586681282">
            <text:p>$269.17</text:p>
          </table:table-cell>
          <table:table-cell table:formula="of:=[.K241]+[.J242]" office:value-type="float" office:value="107466.852756455">
            <text:p>107,466.85</text:p>
          </table:table-cell>
          <table:table-cell table:formula="of:=([.C242]/[.C241])-1" office:value-type="percentage" office:value="0">
            <text:p>0.00%</text:p>
          </table:table-cell>
          <table:table-cell table:formula="of:=[.N241]*[.L242]" office:value-type="float" office:value="0">
            <text:p>$0.00</text:p>
          </table:table-cell>
          <table:table-cell table:formula="of:=[.N241]+[.M242]" office:value-type="float" office:value="420675.396278429">
            <text:p>420,675.40</text:p>
          </table:table-cell>
          <table:table-cell table:formula="of:=([.E242]/[.E241])-1" office:value-type="percentage" office:value="0">
            <text:p>0.00%</text:p>
          </table:table-cell>
          <table:table-cell table:formula="of:=[.Q241]*[.O242]" office:value-type="float" office:value="0">
            <text:p>$0.00</text:p>
          </table:table-cell>
          <table:table-cell table:formula="of:=[.Q241]+[.P242]" office:value-type="float" office:value="451084.337349398">
            <text:p>451,084.34</text:p>
          </table:table-cell>
          <table:table-cell/>
          <table:table-cell table:style-name="ce12" table:formula="of:=(([.B242]+[.D242]+[.C242]+[.E242])/([.B241]+[.D241]+[.C241]+[.E241]))-1" office:value-type="percentage" office:value="0.0011553214104163">
            <text:p>0.12%</text:p>
          </table:table-cell>
          <table:table-cell table:formula="of:=[.U241]*[.S242]" office:value-type="float" office:value="1246.49589177063">
            <text:p>1,246.50</text:p>
          </table:table-cell>
          <table:table-cell table:formula="of:=[.H242]+[.K242]+[.N242]+[.Q242]" office:value-type="float" office:value="1079315.54716067">
            <text:p>1,079,315.55</text:p>
          </table:table-cell>
          <table:table-cell table:number-columns-repeated="7"/>
          <table:table-cell office:value-type="float" office:value="123.76">
            <text:p>123.76</text:p>
          </table:table-cell>
          <table:table-cell table:formula="of:=[.AC242]/[.$AC$2]" office:value-type="percentage" office:value="1.00088960776385">
            <text:p>100.09%</text:p>
          </table:table-cell>
          <table:table-cell table:style-name="ce18" table:formula="of:=[.$AE$2]*[.AD242]" office:value-type="currency" office:currency="USD" office:value="1000889.60776385">
            <text:p>$1,000,889.6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5</text:p>
          </table:table-cell>
          <table:table-cell office:value-type="float" office:value="84.21">
            <text:p>84.21</text:p>
          </table:table-cell>
          <table:table-cell office:value-type="float" office:value="15.8">
            <text:p>15.8</text:p>
          </table:table-cell>
          <table:table-cell office:value-type="float" office:value="107.57">
            <text:p>107.57</text:p>
          </table:table-cell>
          <table:table-cell office:value-type="float" office:value="9.38">
            <text:p>9.38</text:p>
          </table:table-cell>
          <table:table-cell table:formula="of:=([.AC243]/[.AC242])-1" office:value-type="percentage" office:value="0.00993859082094373">
            <text:p>0.99%</text:p>
          </table:table-cell>
          <table:table-cell table:formula="of:=[.H242]*[.F243]" office:value-type="float" office:value="994.743226849975">
            <text:p>$994.74</text:p>
          </table:table-cell>
          <table:table-cell table:formula="of:=[.H242]+[.G243]" office:value-type="float" office:value="101083.704003235">
            <text:p>101,083.70</text:p>
          </table:table-cell>
          <table:table-cell table:formula="of:=([.D243]/[.D242])-1" office:value-type="percentage" office:value="-0.00213358070500935">
            <text:p>-0.21%</text:p>
          </table:table-cell>
          <table:table-cell table:formula="of:=[.K242]*[.I243]" office:value-type="float" office:value="-229.289203469254">
            <text:p>-$229.29</text:p>
          </table:table-cell>
          <table:table-cell table:formula="of:=[.K242]+[.J243]" office:value-type="float" office:value="107237.563552986">
            <text:p>107,237.56</text:p>
          </table:table-cell>
          <table:table-cell table:formula="of:=([.C243]/[.C242])-1" office:value-type="percentage" office:value="0.0353866317169069">
            <text:p>3.54%</text:p>
          </table:table-cell>
          <table:table-cell table:formula="of:=[.N242]*[.L243]" office:value-type="float" office:value="14886.2853204686">
            <text:p>$14,886.29</text:p>
          </table:table-cell>
          <table:table-cell table:formula="of:=[.N242]+[.M243]" office:value-type="float" office:value="435561.681598898">
            <text:p>435,561.68</text:p>
          </table:table-cell>
          <table:table-cell table:formula="of:=([.E243]/[.E242])-1" office:value-type="percentage" office:value="0.00213675213675235">
            <text:p>0.21%</text:p>
          </table:table-cell>
          <table:table-cell table:formula="of:=[.Q242]*[.O243]" office:value-type="float" office:value="963.855421686844">
            <text:p>$963.86</text:p>
          </table:table-cell>
          <table:table-cell table:formula="of:=[.Q242]+[.P243]" office:value-type="float" office:value="452048.192771084">
            <text:p>452,048.19</text:p>
          </table:table-cell>
          <table:table-cell/>
          <table:table-cell table:style-name="ce12" table:formula="of:=(([.B243]+[.D243]+[.C243]+[.E243])/([.B242]+[.D242]+[.C242]+[.E242]))-1" office:value-type="percentage" office:value="0.00147710487444597">
            <text:p>0.15%</text:p>
          </table:table-cell>
          <table:table-cell table:formula="of:=[.U242]*[.S243]" office:value-type="float" office:value="1594.26225577634">
            <text:p>1,594.26</text:p>
          </table:table-cell>
          <table:table-cell table:formula="of:=[.H243]+[.K243]+[.N243]+[.Q243]" office:value-type="float" office:value="1095931.1419262">
            <text:p>1,095,931.14</text:p>
          </table:table-cell>
          <table:table-cell table:number-columns-repeated="7"/>
          <table:table-cell office:value-type="float" office:value="124.99">
            <text:p>124.99</text:p>
          </table:table-cell>
          <table:table-cell table:formula="of:=[.AC243]/[.$AC$2]" office:value-type="percentage" office:value="1.01083704003235">
            <text:p>101.08%</text:p>
          </table:table-cell>
          <table:table-cell table:style-name="ce18" table:formula="of:=[.$AE$2]*[.AD243]" office:value-type="currency" office:currency="USD" office:value="1010837.04003235">
            <text:p>$1,010,837.04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6</text:p>
          </table:table-cell>
          <table:table-cell office:value-type="float" office:value="84.25">
            <text:p>84.25</text:p>
          </table:table-cell>
          <table:table-cell office:value-type="float" office:value="15.05">
            <text:p>15.05</text:p>
          </table:table-cell>
          <table:table-cell office:value-type="float" office:value="107.93">
            <text:p>107.93</text:p>
          </table:table-cell>
          <table:table-cell office:value-type="float" office:value="9.38">
            <text:p>9.38</text:p>
          </table:table-cell>
          <table:table-cell table:formula="of:=([.AC244]/[.AC243])-1" office:value-type="percentage" office:value="-0.00176014081126485">
            <text:p>-0.18%</text:p>
          </table:table-cell>
          <table:table-cell table:formula="of:=[.H243]*[.F244]" office:value-type="float" office:value="-177.92155276991">
            <text:p>-$177.92</text:p>
          </table:table-cell>
          <table:table-cell table:formula="of:=[.H243]+[.G244]" office:value-type="float" office:value="100905.782450465">
            <text:p>100,905.78</text:p>
          </table:table-cell>
          <table:table-cell table:formula="of:=([.D244]/[.D243])-1" office:value-type="percentage" office:value="0.003346657990146">
            <text:p>0.33%</text:p>
          </table:table-cell>
          <table:table-cell table:formula="of:=[.K243]*[.I244]" office:value-type="float" office:value="358.887448908389">
            <text:p>$358.89</text:p>
          </table:table-cell>
          <table:table-cell table:formula="of:=[.K243]+[.J244]" office:value-type="float" office:value="107596.451001894">
            <text:p>107,596.45</text:p>
          </table:table-cell>
          <table:table-cell table:formula="of:=([.C244]/[.C243])-1" office:value-type="percentage" office:value="-0.0474683544303798">
            <text:p>-4.75%</text:p>
          </table:table-cell>
          <table:table-cell table:formula="of:=[.N243]*[.L244]" office:value-type="float" office:value="-20675.3962784287">
            <text:p>-$20,675.40</text:p>
          </table:table-cell>
          <table:table-cell table:formula="of:=[.N243]+[.M244]" office:value-type="float" office:value="414886.285320469">
            <text:p>414,886.29</text:p>
          </table:table-cell>
          <table:table-cell table:formula="of:=([.E244]/[.E243])-1" office:value-type="percentage" office:value="0">
            <text:p>0.00%</text:p>
          </table:table-cell>
          <table:table-cell table:formula="of:=[.Q243]*[.O244]" office:value-type="float" office:value="0">
            <text:p>$0.00</text:p>
          </table:table-cell>
          <table:table-cell table:formula="of:=[.Q243]+[.P244]" office:value-type="float" office:value="452048.192771084">
            <text:p>452,048.19</text:p>
          </table:table-cell>
          <table:table-cell/>
          <table:table-cell table:style-name="ce12" table:formula="of:=(([.B244]+[.D244]+[.C244]+[.E244])/([.B243]+[.D243]+[.C243]+[.E243]))-1" office:value-type="percentage" office:value="-0.00161320058997039">
            <text:p>-0.16%</text:p>
          </table:table-cell>
          <table:table-cell table:formula="of:=[.U243]*[.S244]" office:value-type="float" office:value="-1767.95676472227">
            <text:p>-1,767.96</text:p>
          </table:table-cell>
          <table:table-cell table:formula="of:=[.H244]+[.K244]+[.N244]+[.Q244]" office:value-type="float" office:value="1075436.71154391">
            <text:p>1,075,436.71</text:p>
          </table:table-cell>
          <table:table-cell table:number-columns-repeated="7"/>
          <table:table-cell office:value-type="float" office:value="124.77">
            <text:p>124.77</text:p>
          </table:table-cell>
          <table:table-cell table:formula="of:=[.AC244]/[.$AC$2]" office:value-type="percentage" office:value="1.00905782450465">
            <text:p>100.91%</text:p>
          </table:table-cell>
          <table:table-cell table:style-name="ce18" table:formula="of:=[.$AE$2]*[.AD244]" office:value-type="currency" office:currency="USD" office:value="1009057.82450465">
            <text:p>$1,009,057.82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19</text:p>
          </table:table-cell>
          <table:table-cell office:value-type="float" office:value="84.24">
            <text:p>84.24</text:p>
          </table:table-cell>
          <table:table-cell office:value-type="float" office:value="15.1">
            <text:p>15.1</text:p>
          </table:table-cell>
          <table:table-cell office:value-type="float" office:value="108.04">
            <text:p>108.04</text:p>
          </table:table-cell>
          <table:table-cell office:value-type="float" office:value="9.38">
            <text:p>9.38</text:p>
          </table:table-cell>
          <table:table-cell table:formula="of:=([.AC245]/[.AC244])-1" office:value-type="percentage" office:value="-0.00713312494990781">
            <text:p>-0.71%</text:p>
          </table:table-cell>
          <table:table-cell table:formula="of:=[.H244]*[.F245]" office:value-type="float" office:value="-719.773554387381">
            <text:p>-$719.77</text:p>
          </table:table-cell>
          <table:table-cell table:formula="of:=[.H244]+[.G245]" office:value-type="float" office:value="100186.008896078">
            <text:p>100,186.01</text:p>
          </table:table-cell>
          <table:table-cell table:formula="of:=([.D245]/[.D244])-1" office:value-type="percentage" office:value="0.00101917909756333">
            <text:p>0.10%</text:p>
          </table:table-cell>
          <table:table-cell table:formula="of:=[.K244]*[.I245]" office:value-type="float" office:value="109.660053833127">
            <text:p>$109.66</text:p>
          </table:table-cell>
          <table:table-cell table:formula="of:=[.K244]+[.J245]" office:value-type="float" office:value="107706.111055727">
            <text:p>107,706.11</text:p>
          </table:table-cell>
          <table:table-cell table:formula="of:=([.C245]/[.C244])-1" office:value-type="percentage" office:value="0.00332225913621254">
            <text:p>0.33%</text:p>
          </table:table-cell>
          <table:table-cell table:formula="of:=[.N244]*[.L245]" office:value-type="float" office:value="1378.35975189521">
            <text:p>$1,378.36</text:p>
          </table:table-cell>
          <table:table-cell table:formula="of:=[.N244]+[.M245]" office:value-type="float" office:value="416264.645072364">
            <text:p>416,264.65</text:p>
          </table:table-cell>
          <table:table-cell table:formula="of:=([.E245]/[.E244])-1" office:value-type="percentage" office:value="0">
            <text:p>0.00%</text:p>
          </table:table-cell>
          <table:table-cell table:formula="of:=[.Q244]*[.O245]" office:value-type="float" office:value="0">
            <text:p>$0.00</text:p>
          </table:table-cell>
          <table:table-cell table:formula="of:=[.Q244]+[.P245]" office:value-type="float" office:value="452048.192771084">
            <text:p>452,048.19</text:p>
          </table:table-cell>
          <table:table-cell/>
          <table:table-cell table:style-name="ce12" table:formula="of:=(([.B245]+[.D245]+[.C245]+[.E245])/([.B244]+[.D244]+[.C244]+[.E244]))-1" office:value-type="percentage" office:value="0.000692488804764135">
            <text:p>0.07%</text:p>
          </table:table-cell>
          <table:table-cell table:formula="of:=[.U244]*[.S245]" office:value-type="float" office:value="744.727882976516">
            <text:p>744.73</text:p>
          </table:table-cell>
          <table:table-cell table:formula="of:=[.H245]+[.K245]+[.N245]+[.Q245]" office:value-type="float" office:value="1076204.95779525">
            <text:p>1,076,204.96</text:p>
          </table:table-cell>
          <table:table-cell table:number-columns-repeated="7"/>
          <table:table-cell office:value-type="float" office:value="123.88">
            <text:p>123.88</text:p>
          </table:table-cell>
          <table:table-cell table:formula="of:=[.AC245]/[.$AC$2]" office:value-type="percentage" office:value="1.00186008896078">
            <text:p>100.19%</text:p>
          </table:table-cell>
          <table:table-cell table:style-name="ce18" table:formula="of:=[.$AE$2]*[.AD245]" office:value-type="currency" office:currency="USD" office:value="1001860.08896078">
            <text:p>$1,001,860.09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0</text:p>
          </table:table-cell>
          <table:table-cell office:value-type="float" office:value="84.22">
            <text:p>84.22</text:p>
          </table:table-cell>
          <table:table-cell office:value-type="float" office:value="15.32">
            <text:p>15.32</text:p>
          </table:table-cell>
          <table:table-cell office:value-type="float" office:value="107.89">
            <text:p>107.89</text:p>
          </table:table-cell>
          <table:table-cell office:value-type="float" office:value="9.38">
            <text:p>9.38</text:p>
          </table:table-cell>
          <table:table-cell table:formula="of:=([.AC246]/[.AC245])-1" office:value-type="percentage" office:value="0.00161446561188239">
            <text:p>0.16%</text:p>
          </table:table-cell>
          <table:table-cell table:formula="of:=[.H245]*[.F246]" office:value-type="float" office:value="161.74686615446">
            <text:p>$161.75</text:p>
          </table:table-cell>
          <table:table-cell table:formula="of:=[.H245]+[.G246]" office:value-type="float" office:value="100347.755762232">
            <text:p>100,347.76</text:p>
          </table:table-cell>
          <table:table-cell table:formula="of:=([.D246]/[.D245])-1" office:value-type="percentage" office:value="-0.00138837467604591">
            <text:p>-0.14%</text:p>
          </table:table-cell>
          <table:table-cell table:formula="of:=[.K245]*[.I246]" office:value-type="float" office:value="-149.53643704516">
            <text:p>-$149.54</text:p>
          </table:table-cell>
          <table:table-cell table:formula="of:=[.K245]+[.J246]" office:value-type="float" office:value="107556.574618682">
            <text:p>107,556.57</text:p>
          </table:table-cell>
          <table:table-cell table:formula="of:=([.C246]/[.C245])-1" office:value-type="percentage" office:value="0.0145695364238412">
            <text:p>1.46%</text:p>
          </table:table-cell>
          <table:table-cell table:formula="of:=[.N245]*[.L246]" office:value-type="float" office:value="6064.78290833913">
            <text:p>$6,064.78</text:p>
          </table:table-cell>
          <table:table-cell table:formula="of:=[.N245]+[.M246]" office:value-type="float" office:value="422329.427980703">
            <text:p>422,329.43</text:p>
          </table:table-cell>
          <table:table-cell table:formula="of:=([.E246]/[.E245])-1" office:value-type="percentage" office:value="0">
            <text:p>0.00%</text:p>
          </table:table-cell>
          <table:table-cell table:formula="of:=[.Q245]*[.O246]" office:value-type="float" office:value="0">
            <text:p>$0.00</text:p>
          </table:table-cell>
          <table:table-cell table:formula="of:=[.Q245]+[.P246]" office:value-type="float" office:value="452048.192771084">
            <text:p>452,048.19</text:p>
          </table:table-cell>
          <table:table-cell/>
          <table:table-cell table:style-name="ce12" table:formula="of:=(([.B246]+[.D246]+[.C246]+[.E246])/([.B245]+[.D245]+[.C245]+[.E245]))-1" office:value-type="percentage" office:value="0.000230669865288746">
            <text:p>0.02%</text:p>
          </table:table-cell>
          <table:table-cell table:formula="of:=[.U245]*[.S246]" office:value-type="float" office:value="248.248052637712">
            <text:p>248.25</text:p>
          </table:table-cell>
          <table:table-cell table:formula="of:=[.H246]+[.K246]+[.N246]+[.Q246]" office:value-type="float" office:value="1082281.9511327">
            <text:p>1,082,281.95</text:p>
          </table:table-cell>
          <table:table-cell table:number-columns-repeated="7"/>
          <table:table-cell office:value-type="float" office:value="124.08">
            <text:p>124.08</text:p>
          </table:table-cell>
          <table:table-cell table:formula="of:=[.AC246]/[.$AC$2]" office:value-type="percentage" office:value="1.00347755762232">
            <text:p>100.35%</text:p>
          </table:table-cell>
          <table:table-cell table:style-name="ce18" table:formula="of:=[.$AE$2]*[.AD246]" office:value-type="currency" office:currency="USD" office:value="1003477.55762232">
            <text:p>$1,003,477.56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1</text:p>
          </table:table-cell>
          <table:table-cell office:value-type="float" office:value="84.19">
            <text:p>84.19</text:p>
          </table:table-cell>
          <table:table-cell office:value-type="float" office:value="15.27">
            <text:p>15.27</text:p>
          </table:table-cell>
          <table:table-cell office:value-type="float" office:value="107.62">
            <text:p>107.62</text:p>
          </table:table-cell>
          <table:table-cell office:value-type="float" office:value="9.36">
            <text:p>9.36</text:p>
          </table:table-cell>
          <table:table-cell table:formula="of:=([.AC247]/[.AC246])-1" office:value-type="percentage" office:value="-0.00894584139264987">
            <text:p>-0.89%</text:p>
          </table:table-cell>
          <table:table-cell table:formula="of:=[.H246]*[.F247]" office:value-type="float" office:value="-897.695107157294">
            <text:p>-$897.70</text:p>
          </table:table-cell>
          <table:table-cell table:formula="of:=[.H246]+[.G247]" office:value-type="float" office:value="99450.0606550747">
            <text:p>99,450.06</text:p>
          </table:table-cell>
          <table:table-cell table:formula="of:=([.D247]/[.D246])-1" office:value-type="percentage" office:value="-0.00250254889239032">
            <text:p>-0.25%</text:p>
          </table:table-cell>
          <table:table-cell table:formula="of:=[.K246]*[.I247]" office:value-type="float" office:value="-269.16558668128">
            <text:p>-$269.17</text:p>
          </table:table-cell>
          <table:table-cell table:formula="of:=[.K246]+[.J247]" office:value-type="float" office:value="107287.409032001">
            <text:p>107,287.41</text:p>
          </table:table-cell>
          <table:table-cell table:formula="of:=([.C247]/[.C246])-1" office:value-type="percentage" office:value="-0.00326370757180161">
            <text:p>-0.33%</text:p>
          </table:table-cell>
          <table:table-cell table:formula="of:=[.N246]*[.L247]" office:value-type="float" office:value="-1378.35975189526">
            <text:p>-$1,378.36</text:p>
          </table:table-cell>
          <table:table-cell table:formula="of:=[.N246]+[.M247]" office:value-type="float" office:value="420951.068228808">
            <text:p>420,951.07</text:p>
          </table:table-cell>
          <table:table-cell table:formula="of:=([.E247]/[.E246])-1" office:value-type="percentage" office:value="-0.00213219616204707">
            <text:p>-0.21%</text:p>
          </table:table-cell>
          <table:table-cell table:formula="of:=[.Q246]*[.O247]" office:value-type="float" office:value="-963.855421686821">
            <text:p>-$963.86</text:p>
          </table:table-cell>
          <table:table-cell table:formula="of:=[.Q246]+[.P247]" office:value-type="float" office:value="451084.337349398">
            <text:p>451,084.34</text:p>
          </table:table-cell>
          <table:table-cell/>
          <table:table-cell table:style-name="ce12" table:formula="of:=(([.B247]+[.D247]+[.C247]+[.E247])/([.B246]+[.D246]+[.C246]+[.E246]))-1" office:value-type="percentage" office:value="-0.00170656335039898">
            <text:p>-0.17%</text:p>
          </table:table-cell>
          <table:table-cell table:formula="of:=[.U246]*[.S247]" office:value-type="float" office:value="-1846.98271260137">
            <text:p>-1,846.98</text:p>
          </table:table-cell>
          <table:table-cell table:formula="of:=[.H247]+[.K247]+[.N247]+[.Q247]" office:value-type="float" office:value="1078772.87526528">
            <text:p>1,078,772.88</text:p>
          </table:table-cell>
          <table:table-cell table:number-columns-repeated="7"/>
          <table:table-cell office:value-type="float" office:value="122.97">
            <text:p>122.97</text:p>
          </table:table-cell>
          <table:table-cell table:formula="of:=[.AC247]/[.$AC$2]" office:value-type="percentage" office:value="0.994500606550748">
            <text:p>99.45%</text:p>
          </table:table-cell>
          <table:table-cell table:style-name="ce18" table:formula="of:=[.$AE$2]*[.AD247]" office:value-type="currency" office:currency="USD" office:value="994500.606550748">
            <text:p>$994,500.6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2</text:p>
          </table:table-cell>
          <table:table-cell office:value-type="float" office:value="84.18">
            <text:p>84.18</text:p>
          </table:table-cell>
          <table:table-cell office:value-type="float" office:value="15.27">
            <text:p>15.27</text:p>
          </table:table-cell>
          <table:table-cell office:value-type="float" office:value="107.79">
            <text:p>107.79</text:p>
          </table:table-cell>
          <table:table-cell office:value-type="float" office:value="9.37">
            <text:p>9.37</text:p>
          </table:table-cell>
          <table:table-cell table:formula="of:=([.AC248]/[.AC247])-1" office:value-type="percentage" office:value="-0.00349678783443108">
            <text:p>-0.35%</text:p>
          </table:table-cell>
          <table:table-cell table:formula="of:=[.H247]*[.F248]" office:value-type="float" office:value="-347.755762232098">
            <text:p>-$347.76</text:p>
          </table:table-cell>
          <table:table-cell table:formula="of:=[.H247]+[.G248]" office:value-type="float" office:value="99102.3048928426">
            <text:p>99,102.30</text:p>
          </table:table-cell>
          <table:table-cell table:formula="of:=([.D248]/[.D247])-1" office:value-type="percentage" office:value="0.00157963203865452">
            <text:p>0.16%</text:p>
          </table:table-cell>
          <table:table-cell table:formula="of:=[.K247]*[.I248]" office:value-type="float" office:value="169.474628651181">
            <text:p>$169.47</text:p>
          </table:table-cell>
          <table:table-cell table:formula="of:=[.K247]+[.J248]" office:value-type="float" office:value="107456.883660652">
            <text:p>107,456.88</text:p>
          </table:table-cell>
          <table:table-cell table:formula="of:=([.C248]/[.C247])-1" office:value-type="percentage" office:value="0">
            <text:p>0.00%</text:p>
          </table:table-cell>
          <table:table-cell table:formula="of:=[.N247]*[.L248]" office:value-type="float" office:value="0">
            <text:p>$0.00</text:p>
          </table:table-cell>
          <table:table-cell table:formula="of:=[.N247]+[.M248]" office:value-type="float" office:value="420951.068228808">
            <text:p>420,951.07</text:p>
          </table:table-cell>
          <table:table-cell table:formula="of:=([.E248]/[.E247])-1" office:value-type="percentage" office:value="0.00106837606837606">
            <text:p>0.11%</text:p>
          </table:table-cell>
          <table:table-cell table:formula="of:=[.Q247]*[.O248]" office:value-type="float" office:value="481.927710843372">
            <text:p>$481.93</text:p>
          </table:table-cell>
          <table:table-cell table:formula="of:=[.Q247]+[.P248]" office:value-type="float" office:value="451566.265060241">
            <text:p>451,566.27</text:p>
          </table:table-cell>
          <table:table-cell/>
          <table:table-cell table:style-name="ce12" table:formula="of:=(([.B248]+[.D248]+[.C248]+[.E248])/([.B247]+[.D247]+[.C247]+[.E247]))-1" office:value-type="percentage" office:value="0.000785437072630124">
            <text:p>0.08%</text:p>
          </table:table-cell>
          <table:table-cell table:formula="of:=[.U247]*[.S248]" office:value-type="float" office:value="847.308209181144">
            <text:p>847.31</text:p>
          </table:table-cell>
          <table:table-cell table:formula="of:=[.H248]+[.K248]+[.N248]+[.Q248]" office:value-type="float" office:value="1079076.52184254">
            <text:p>1,079,076.52</text:p>
          </table:table-cell>
          <table:table-cell table:number-columns-repeated="7"/>
          <table:table-cell office:value-type="float" office:value="122.54">
            <text:p>122.54</text:p>
          </table:table-cell>
          <table:table-cell table:formula="of:=[.AC248]/[.$AC$2]" office:value-type="percentage" office:value="0.991023048928427">
            <text:p>99.10%</text:p>
          </table:table-cell>
          <table:table-cell table:style-name="ce18" table:formula="of:=[.$AE$2]*[.AD248]" office:value-type="currency" office:currency="USD" office:value="991023.048928427">
            <text:p>$991,023.0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3</text:p>
          </table:table-cell>
          <table:table-cell office:value-type="float" office:value="84.2">
            <text:p>84.2</text:p>
          </table:table-cell>
          <table:table-cell office:value-type="float" office:value="15.49">
            <text:p>15.49</text:p>
          </table:table-cell>
          <table:table-cell office:value-type="float" office:value="107.66">
            <text:p>107.66</text:p>
          </table:table-cell>
          <table:table-cell office:value-type="float" office:value="9.41">
            <text:p>9.41</text:p>
          </table:table-cell>
          <table:table-cell table:formula="of:=([.AC249]/[.AC248])-1" office:value-type="percentage" office:value="0.00122409009303071">
            <text:p>0.12%</text:p>
          </table:table-cell>
          <table:table-cell table:formula="of:=[.H248]*[.F249]" office:value-type="float" office:value="121.310149615837">
            <text:p>$121.31</text:p>
          </table:table-cell>
          <table:table-cell table:formula="of:=[.H248]+[.G249]" office:value-type="float" office:value="99223.6150424584">
            <text:p>99,223.62</text:p>
          </table:table-cell>
          <table:table-cell table:formula="of:=([.D249]/[.D248])-1" office:value-type="percentage" office:value="-0.00120604879858999">
            <text:p>-0.12%</text:p>
          </table:table-cell>
          <table:table-cell table:formula="of:=[.K248]*[.I249]" office:value-type="float" office:value="-129.598245439153">
            <text:p>-$129.60</text:p>
          </table:table-cell>
          <table:table-cell table:formula="of:=[.K248]+[.J249]" office:value-type="float" office:value="107327.285415213">
            <text:p>107,327.29</text:p>
          </table:table-cell>
          <table:table-cell table:formula="of:=([.C249]/[.C248])-1" office:value-type="percentage" office:value="0.0144073346430911">
            <text:p>1.44%</text:p>
          </table:table-cell>
          <table:table-cell table:formula="of:=[.N248]*[.L249]" office:value-type="float" office:value="6064.7829083391">
            <text:p>$6,064.78</text:p>
          </table:table-cell>
          <table:table-cell table:formula="of:=[.N248]+[.M249]" office:value-type="float" office:value="427015.851137147">
            <text:p>427,015.85</text:p>
          </table:table-cell>
          <table:table-cell table:formula="of:=([.E249]/[.E248])-1" office:value-type="percentage" office:value="0.00426894343649953">
            <text:p>0.43%</text:p>
          </table:table-cell>
          <table:table-cell table:formula="of:=[.Q248]*[.O249]" office:value-type="float" office:value="1927.71084337352">
            <text:p>$1,927.71</text:p>
          </table:table-cell>
          <table:table-cell table:formula="of:=[.Q248]+[.P249]" office:value-type="float" office:value="453493.975903614">
            <text:p>453,493.98</text:p>
          </table:table-cell>
          <table:table-cell/>
          <table:table-cell table:style-name="ce12" table:formula="of:=(([.B249]+[.D249]+[.C249]+[.E249])/([.B248]+[.D248]+[.C248]+[.E248]))-1" office:value-type="percentage" office:value="0.000692488804764135">
            <text:p>0.07%</text:p>
          </table:table-cell>
          <table:table-cell table:formula="of:=[.U248]*[.S249]" office:value-type="float" office:value="747.248410859783">
            <text:p>747.25</text:p>
          </table:table-cell>
          <table:table-cell table:formula="of:=[.H249]+[.K249]+[.N249]+[.Q249]" office:value-type="float" office:value="1087060.72749843">
            <text:p>1,087,060.73</text:p>
          </table:table-cell>
          <table:table-cell table:number-columns-repeated="7"/>
          <table:table-cell office:value-type="float" office:value="122.69">
            <text:p>122.69</text:p>
          </table:table-cell>
          <table:table-cell table:formula="of:=[.AC249]/[.$AC$2]" office:value-type="percentage" office:value="0.992236150424585">
            <text:p>99.22%</text:p>
          </table:table-cell>
          <table:table-cell table:style-name="ce18" table:formula="of:=[.$AE$2]*[.AD249]" office:value-type="currency" office:currency="USD" office:value="992236.150424585">
            <text:p>$992,236.1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7</text:p>
          </table:table-cell>
          <table:table-cell office:value-type="float" office:value="84.17">
            <text:p>84.17</text:p>
          </table:table-cell>
          <table:table-cell office:value-type="float" office:value="15.68">
            <text:p>15.68</text:p>
          </table:table-cell>
          <table:table-cell office:value-type="float" office:value="107.85">
            <text:p>107.85</text:p>
          </table:table-cell>
          <table:table-cell office:value-type="float" office:value="9.43">
            <text:p>9.43</text:p>
          </table:table-cell>
          <table:table-cell table:formula="of:=([.AC250]/[.AC249])-1" office:value-type="percentage" office:value="0.00195614964544788">
            <text:p>0.20%</text:p>
          </table:table-cell>
          <table:table-cell table:formula="of:=[.H249]*[.F250]" office:value-type="float" office:value="194.096239385362">
            <text:p>$194.10</text:p>
          </table:table-cell>
          <table:table-cell table:formula="of:=[.H249]+[.G250]" office:value-type="float" office:value="99417.7112818438">
            <text:p>99,417.71</text:p>
          </table:table-cell>
          <table:table-cell table:formula="of:=([.D250]/[.D249])-1" office:value-type="percentage" office:value="0.00176481515883342">
            <text:p>0.18%</text:p>
          </table:table-cell>
          <table:table-cell table:formula="of:=[.K249]*[.I250]" office:value-type="float" office:value="189.412820257209">
            <text:p>$189.41</text:p>
          </table:table-cell>
          <table:table-cell table:formula="of:=[.K249]+[.J250]" office:value-type="float" office:value="107516.69823547">
            <text:p>107,516.70</text:p>
          </table:table-cell>
          <table:table-cell table:formula="of:=([.C250]/[.C249])-1" office:value-type="percentage" office:value="0.0122659780503551">
            <text:p>1.23%</text:p>
          </table:table-cell>
          <table:table-cell table:formula="of:=[.N249]*[.L250]" office:value-type="float" office:value="5237.76705720196">
            <text:p>$5,237.77</text:p>
          </table:table-cell>
          <table:table-cell table:formula="of:=[.N249]+[.M250]" office:value-type="float" office:value="432253.618194349">
            <text:p>432,253.62</text:p>
          </table:table-cell>
          <table:table-cell table:formula="of:=([.E250]/[.E249])-1" office:value-type="percentage" office:value="0.00212539851222093">
            <text:p>0.21%</text:p>
          </table:table-cell>
          <table:table-cell table:formula="of:=[.Q249]*[.O250]" office:value-type="float" office:value="963.855421686698">
            <text:p>$963.86</text:p>
          </table:table-cell>
          <table:table-cell table:formula="of:=[.Q249]+[.P250]" office:value-type="float" office:value="454457.831325301">
            <text:p>454,457.83</text:p>
          </table:table-cell>
          <table:table-cell/>
          <table:table-cell table:style-name="ce12" table:formula="of:=(([.B250]+[.D250]+[.C250]+[.E250])/([.B249]+[.D249]+[.C249]+[.E249]))-1" office:value-type="percentage" office:value="0.00170695700313694">
            <text:p>0.17%</text:p>
          </table:table-cell>
          <table:table-cell table:formula="of:=[.U249]*[.S250]" office:value-type="float" office:value="1855.56592163859">
            <text:p>1,855.57</text:p>
          </table:table-cell>
          <table:table-cell table:formula="of:=[.H250]+[.K250]+[.N250]+[.Q250]" office:value-type="float" office:value="1093645.85903696">
            <text:p>1,093,645.86</text:p>
          </table:table-cell>
          <table:table-cell table:number-columns-repeated="7"/>
          <table:table-cell office:value-type="float" office:value="122.93">
            <text:p>122.93</text:p>
          </table:table-cell>
          <table:table-cell table:formula="of:=[.AC250]/[.$AC$2]" office:value-type="percentage" office:value="0.994177112818439">
            <text:p>99.42%</text:p>
          </table:table-cell>
          <table:table-cell table:style-name="ce18" table:formula="of:=[.$AE$2]*[.AD250]" office:value-type="currency" office:currency="USD" office:value="994177.112818439">
            <text:p>$994,177.11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8</text:p>
          </table:table-cell>
          <table:table-cell office:value-type="float" office:value="84.19">
            <text:p>84.19</text:p>
          </table:table-cell>
          <table:table-cell office:value-type="float" office:value="15.53">
            <text:p>15.53</text:p>
          </table:table-cell>
          <table:table-cell office:value-type="float" office:value="108.04">
            <text:p>108.04</text:p>
          </table:table-cell>
          <table:table-cell office:value-type="float" office:value="9.44">
            <text:p>9.44</text:p>
          </table:table-cell>
          <table:table-cell table:formula="of:=([.AC251]/[.AC250])-1" office:value-type="percentage" office:value="0.00195233059464739">
            <text:p>0.20%</text:p>
          </table:table-cell>
          <table:table-cell table:formula="of:=[.H250]*[.F251]" office:value-type="float" office:value="194.096239385364">
            <text:p>$194.10</text:p>
          </table:table-cell>
          <table:table-cell table:formula="of:=[.H250]+[.G251]" office:value-type="float" office:value="99611.8075212291">
            <text:p>99,611.81</text:p>
          </table:table-cell>
          <table:table-cell table:formula="of:=([.D251]/[.D250])-1" office:value-type="percentage" office:value="0.00176170607324999">
            <text:p>0.18%</text:p>
          </table:table-cell>
          <table:table-cell table:formula="of:=[.K250]*[.I251]" office:value-type="float" office:value="189.412820257214">
            <text:p>$189.41</text:p>
          </table:table-cell>
          <table:table-cell table:formula="of:=[.K250]+[.J251]" office:value-type="float" office:value="107706.111055727">
            <text:p>107,706.11</text:p>
          </table:table-cell>
          <table:table-cell table:formula="of:=([.C251]/[.C250])-1" office:value-type="percentage" office:value="-0.00956632653061229">
            <text:p>-0.96%</text:p>
          </table:table-cell>
          <table:table-cell table:formula="of:=[.N250]*[.L251]" office:value-type="float" office:value="-4135.07925568576">
            <text:p>-$4,135.08</text:p>
          </table:table-cell>
          <table:table-cell table:formula="of:=[.N250]+[.M251]" office:value-type="float" office:value="428118.538938663">
            <text:p>428,118.54</text:p>
          </table:table-cell>
          <table:table-cell table:formula="of:=([.E251]/[.E250])-1" office:value-type="percentage" office:value="0.00106044538706263">
            <text:p>0.11%</text:p>
          </table:table-cell>
          <table:table-cell table:formula="of:=[.Q250]*[.O251]" office:value-type="float" office:value="481.9277108434">
            <text:p>$481.93</text:p>
          </table:table-cell>
          <table:table-cell table:formula="of:=[.Q250]+[.P251]" office:value-type="float" office:value="454939.759036145">
            <text:p>454,939.76</text:p>
          </table:table-cell>
          <table:table-cell/>
          <table:table-cell table:style-name="ce12" table:formula="of:=(([.B251]+[.D251]+[.C251]+[.E251])/([.B250]+[.D250]+[.C250]+[.E250]))-1" office:value-type="percentage" office:value="0.000322387509786859">
            <text:p>0.03%</text:p>
          </table:table-cell>
          <table:table-cell table:formula="of:=[.U250]*[.S251]" office:value-type="float" office:value="352.577765083637">
            <text:p>352.58</text:p>
          </table:table-cell>
          <table:table-cell table:formula="of:=[.H251]+[.K251]+[.N251]+[.Q251]" office:value-type="float" office:value="1090376.21655176">
            <text:p>1,090,376.22</text:p>
          </table:table-cell>
          <table:table-cell table:number-columns-repeated="7"/>
          <table:table-cell office:value-type="float" office:value="123.17">
            <text:p>123.17</text:p>
          </table:table-cell>
          <table:table-cell table:formula="of:=[.AC251]/[.$AC$2]" office:value-type="percentage" office:value="0.996118075212293">
            <text:p>99.61%</text:p>
          </table:table-cell>
          <table:table-cell table:style-name="ce18" table:formula="of:=[.$AE$2]*[.AD251]" office:value-type="currency" office:currency="USD" office:value="996118.075212293">
            <text:p>$996,118.08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29</text:p>
          </table:table-cell>
          <table:table-cell office:value-type="float" office:value="84.2">
            <text:p>84.2</text:p>
          </table:table-cell>
          <table:table-cell office:value-type="float" office:value="15.65">
            <text:p>15.65</text:p>
          </table:table-cell>
          <table:table-cell office:value-type="float" office:value="108.29">
            <text:p>108.29</text:p>
          </table:table-cell>
          <table:table-cell office:value-type="float" office:value="9.43">
            <text:p>9.43</text:p>
          </table:table-cell>
          <table:table-cell table:formula="of:=([.AC252]/[.AC251])-1" office:value-type="percentage" office:value="-0.00511488187058529">
            <text:p>-0.51%</text:p>
          </table:table-cell>
          <table:table-cell table:formula="of:=[.H251]*[.F252]" office:value-type="float" office:value="-509.502628386566">
            <text:p>-$509.50</text:p>
          </table:table-cell>
          <table:table-cell table:formula="of:=[.H251]+[.G252]" office:value-type="float" office:value="99102.3048928426">
            <text:p>99,102.30</text:p>
          </table:table-cell>
          <table:table-cell table:formula="of:=([.D252]/[.D251])-1" office:value-type="percentage" office:value="0.00231395779340993">
            <text:p>0.23%</text:p>
          </table:table-cell>
          <table:table-cell table:formula="of:=[.K251]*[.I252]" office:value-type="float" office:value="249.227395075275">
            <text:p>$249.23</text:p>
          </table:table-cell>
          <table:table-cell table:formula="of:=[.K251]+[.J252]" office:value-type="float" office:value="107955.338450803">
            <text:p>107,955.34</text:p>
          </table:table-cell>
          <table:table-cell table:formula="of:=([.C252]/[.C251])-1" office:value-type="percentage" office:value="0.00772698003863503">
            <text:p>0.77%</text:p>
          </table:table-cell>
          <table:table-cell table:formula="of:=[.N251]*[.L252]" office:value-type="float" office:value="3308.06340454865">
            <text:p>$3,308.06</text:p>
          </table:table-cell>
          <table:table-cell table:formula="of:=[.N251]+[.M252]" office:value-type="float" office:value="431426.602343212">
            <text:p>431,426.60</text:p>
          </table:table-cell>
          <table:table-cell table:formula="of:=([.E252]/[.E251])-1" office:value-type="percentage" office:value="-0.00105932203389825">
            <text:p>-0.11%</text:p>
          </table:table-cell>
          <table:table-cell table:formula="of:=[.Q251]*[.O252]" office:value-type="float" office:value="-481.927710843347">
            <text:p>-$481.93</text:p>
          </table:table-cell>
          <table:table-cell table:formula="of:=[.Q251]+[.P252]" office:value-type="float" office:value="454457.831325301">
            <text:p>454,457.83</text:p>
          </table:table-cell>
          <table:table-cell/>
          <table:table-cell table:style-name="ce12" table:formula="of:=(([.B252]+[.D252]+[.C252]+[.E252])/([.B251]+[.D251]+[.C251]+[.E251]))-1" office:value-type="percentage" office:value="0.00170349907918976">
            <text:p>0.17%</text:p>
          </table:table-cell>
          <table:table-cell table:formula="of:=[.U251]*[.S252]" office:value-type="float" office:value="1857.45488086635">
            <text:p>1,857.45</text:p>
          </table:table-cell>
          <table:table-cell table:formula="of:=[.H252]+[.K252]+[.N252]+[.Q252]" office:value-type="float" office:value="1092942.07701216">
            <text:p>1,092,942.08</text:p>
          </table:table-cell>
          <table:table-cell table:number-columns-repeated="7"/>
          <table:table-cell office:value-type="float" office:value="122.54">
            <text:p>122.54</text:p>
          </table:table-cell>
          <table:table-cell table:formula="of:=[.AC252]/[.$AC$2]" office:value-type="percentage" office:value="0.991023048928427">
            <text:p>99.10%</text:p>
          </table:table-cell>
          <table:table-cell table:style-name="ce18" table:formula="of:=[.$AE$2]*[.AD252]" office:value-type="currency" office:currency="USD" office:value="991023.048928427">
            <text:p>$991,023.05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2011-12-30</text:p>
          </table:table-cell>
          <table:table-cell office:value-type="float" office:value="84.25">
            <text:p>84.25</text:p>
          </table:table-cell>
          <table:table-cell office:value-type="float" office:value="15.85">
            <text:p>15.85</text:p>
          </table:table-cell>
          <table:table-cell office:value-type="float" office:value="108.16">
            <text:p>108.16</text:p>
          </table:table-cell>
          <table:table-cell office:value-type="float" office:value="9.44">
            <text:p>9.44</text:p>
          </table:table-cell>
          <table:table-cell table:formula="of:=([.AC253]/[.AC252])-1" office:value-type="percentage" office:value="0.000489636037212193">
            <text:p>0.05%</text:p>
          </table:table-cell>
          <table:table-cell table:formula="of:=[.H252]*[.F253]" office:value-type="float" office:value="48.524059846326">
            <text:p>$48.52</text:p>
          </table:table-cell>
          <table:table-cell table:formula="of:=[.H252]+[.G253]" office:value-type="float" office:value="99150.8289526889">
            <text:p>99,150.83</text:p>
          </table:table-cell>
          <table:table-cell table:formula="of:=([.D253]/[.D252])-1" office:value-type="percentage" office:value="-0.00120048019207697">
            <text:p>-0.12%</text:p>
          </table:table-cell>
          <table:table-cell table:formula="of:=[.K252]*[.I253]" office:value-type="float" office:value="-129.598245439154">
            <text:p>-$129.60</text:p>
          </table:table-cell>
          <table:table-cell table:formula="of:=[.K252]+[.J253]" office:value-type="float" office:value="107825.740205363">
            <text:p>107,825.74</text:p>
          </table:table-cell>
          <table:table-cell table:formula="of:=([.C253]/[.C252])-1" office:value-type="percentage" office:value="0.0127795527156549">
            <text:p>1.28%</text:p>
          </table:table-cell>
          <table:table-cell table:formula="of:=[.N252]*[.L253]" office:value-type="float" office:value="5513.43900758096">
            <text:p>$5,513.44</text:p>
          </table:table-cell>
          <table:table-cell table:formula="of:=[.N252]+[.M253]" office:value-type="float" office:value="436940.041350793">
            <text:p>436,940.04</text:p>
          </table:table-cell>
          <table:table-cell table:formula="of:=([.E253]/[.E252])-1" office:value-type="percentage" office:value="0.00106044538706263">
            <text:p>0.11%</text:p>
          </table:table-cell>
          <table:table-cell table:formula="of:=[.Q252]*[.O253]" office:value-type="float" office:value="481.9277108434">
            <text:p>$481.93</text:p>
          </table:table-cell>
          <table:table-cell table:formula="of:=[.Q252]+[.P253]" office:value-type="float" office:value="454939.759036145">
            <text:p>454,939.76</text:p>
          </table:table-cell>
          <table:table-cell/>
          <table:table-cell table:style-name="ce12" table:formula="of:=(([.B253]+[.D253]+[.C253]+[.E253])/([.B252]+[.D252]+[.C252]+[.E252]))-1" office:value-type="percentage" office:value="0.000597508847727024">
            <text:p>0.06%</text:p>
          </table:table-cell>
          <table:table-cell table:formula="of:=[.U252]*[.S253]" office:value-type="float" office:value="653.042561067915">
            <text:p>653.04</text:p>
          </table:table-cell>
          <table:table-cell table:formula="of:=[.H253]+[.K253]+[.N253]+[.Q253]" office:value-type="float" office:value="1098856.36954499">
            <text:p>1,098,856.37</text:p>
          </table:table-cell>
          <table:table-cell table:number-columns-repeated="7"/>
          <table:table-cell office:value-type="float" office:value="122.6">
            <text:p>122.6</text:p>
          </table:table-cell>
          <table:table-cell table:formula="of:=[.AC253]/[.$AC$2]" office:value-type="percentage" office:value="0.99150828952689">
            <text:p>99.15%</text:p>
          </table:table-cell>
          <table:table-cell table:style-name="ce18" table:formula="of:=[.$AE$2]*[.AD253]" office:value-type="currency" office:currency="USD" office:value="991508.28952689">
            <text:p>$991,508.29</text:p>
          </table:table-cell>
          <table:table-cell table:number-columns-repeated="993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7" table:number-columns-repeated="257" table:default-cell-style-name="ce19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heet3" table:style-name="ta3">
        <table:table-column table:style-name="co27" table:number-columns-repeated="257" table:default-cell-style-name="ce19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$</number:text>
      <number:number number:decimal-places="2" number:min-integer-digits="1" number:grouping="true"/>
    </number:number-style>
    <number:currency-style style:name="N127P0" style:volatile="true">
      <number:currency-symbol number:language="en" number:country="US">$</number:currency-symbol>
      <number:number number:decimal-places="2" number:min-integer-digits="7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integer-digits="7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2-10-27T18:29:03</meta:creation-date>
    <dc:creator>daniel </dc:creator>
    <dc:date>2012-10-29T22:54:15</dc:date>
    <meta:editing-cycles>11</meta:editing-cycles>
    <meta:editing-duration>P2171DT14H55M34S</meta:editing-duration>
    <meta:generator>LibreOffice/3.5$Linux_X86_64 LibreOffice_project/350m1$Build-2</meta:generator>
    <meta:document-statistic meta:table-count="3" meta:cell-count="58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text>$</number:text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 style:rotation-angle="74"/>
      <style:graphic-properties svg:stroke-color="#b3b3b3"/>
      <style:text-properties fo:color="#666666" fo:font-size="8pt" style:font-size-asian="10pt" style:font-size-complex="10pt"/>
    </style:style>
    <style:style style:name="ch5" style:family="chart" style:data-style-name="N125">
      <style:chart-properties chart:display-label="true" chart:logarithmic="false" chart:minimum="850000" chart:maximum="1300000" chart:interval-major="20000" chart:reverse-direction="false" text:line-break="false" chart:link-data-style-to-source="false" chart:axis-position="0"/>
      <style:graphic-properties svg:stroke-color="#b3b3b3"/>
      <style:text-properties fo:color="#666666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5">
      <style:chart-properties chart:symbol-type="none"/>
      <style:graphic-properties svg:stroke-width="0.127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/>
      <style:graphic-properties svg:stroke-width="0.127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69cm" svg:height="15.156cm" xlink:href=".." xlink:type="simple" chart:class="chart:line" chart:style-name="ch1">
        <chart:legend svg:x="14.95cm" svg:y="10.655cm" style:legend-expansion="custom" chartooo:width="2.664cm" chartooo:height="2.967cm" style:legend-expansion-aspect-ratio="0.897876643073812" chart:style-name="ch2"/>
        <chart:plot-area chart:style-name="ch3" table:cell-range-address="Sheet1.U1:Sheet1.U253 Sheet1.AE1:Sheet1.AE253" chart:data-source-has-labels="row" svg:x="0.274cm" svg:y="0.33cm" svg:width="17.903cm" svg:height="14.721cm">
          <chartooo:coordinate-region svg:x="2.695cm" svg:y="0.33cm" svg:width="15.482cm" svg:height="13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U2:Sheet1.U253" chart:label-cell-address="Sheet1.U1:Sheet1.U1" chart:class="chart:line">
            <chart:data-point chart:repeated="252"/>
          </chart:series>
          <chart:series chart:attached-axis="primary-y" chart:style-name="ch9" chart:values-cell-range-address="Sheet1.AE2:Sheet1.AE253" chart:label-cell-address="Sheet1.AE1:Sheet1.AE1" chart:class="chart:line">
            <chart:data-point chart:repeated="2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tfolio</text:p>
                <draw:g>
                  <svg:desc>Sheet1.U1:Sheet1.U1</svg:desc>
                </draw:g>
              </table:table-cell>
              <table:table-cell office:value-type="string">
                <text:p>S&amp;P500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U2:Sheet1.U253</svg:desc>
                </draw:g>
              </table:table-cell>
              <table:table-cell office:value-type="float" office:value="1000000">
                <text:p>1000000</text:p>
                <draw:g>
                  <svg:desc>Sheet1.AE2:Sheet1.AE2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3414.80149424">
                <text:p>1003414.80149424</text:p>
              </table:table-cell>
              <table:table-cell office:value-type="float" office:value="1004933.27941771">
                <text:p>1004933.27941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1909.19229562">
                <text:p>1001909.19229562</text:p>
              </table:table-cell>
              <table:table-cell office:value-type="float" office:value="994662.353416902">
                <text:p>994662.353416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7449.8700827">
                <text:p>1007449.8700827</text:p>
              </table:table-cell>
              <table:table-cell office:value-type="float" office:value="1007844.72300849">
                <text:p>1007844.72300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8182.00838803">
                <text:p>1008182.00838803</text:p>
              </table:table-cell>
              <table:table-cell office:value-type="float" office:value="1007116.8621108">
                <text:p>1007116.8621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3688.088085">
                <text:p>1003688.088085</text:p>
              </table:table-cell>
              <table:table-cell office:value-type="float" office:value="998139.911039224">
                <text:p>998139.911039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1179.45905498">
                <text:p>1001179.45905498</text:p>
              </table:table-cell>
              <table:table-cell office:value-type="float" office:value="989405.580266882">
                <text:p>989405.5802668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78.96167874">
                <text:p>1000078.96167874</text:p>
              </table:table-cell>
              <table:table-cell office:value-type="float" office:value="987464.617873029">
                <text:p>987464.617873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4101.662866948">
                <text:p>994101.662866948</text:p>
              </table:table-cell>
              <table:table-cell office:value-type="float" office:value="958511.928831379">
                <text:p>958511.928831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5958.770600795">
                <text:p>995958.770600795</text:p>
              </table:table-cell>
              <table:table-cell office:value-type="float" office:value="968863.728265265">
                <text:p>968863.728265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3121.542008114">
                <text:p>993121.542008114</text:p>
              </table:table-cell>
              <table:table-cell office:value-type="float" office:value="967408.006469875">
                <text:p>967408.006469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8580.842586168">
                <text:p>998580.842586168</text:p>
              </table:table-cell>
              <table:table-cell office:value-type="float" office:value="963930.448847554">
                <text:p>963930.448847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864.583070571">
                <text:p>993864.583070571</text:p>
              </table:table-cell>
              <table:table-cell office:value-type="float" office:value="974282.24828144">
                <text:p>974282.24828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2054.80431766">
                <text:p>1002054.80431766</text:p>
              </table:table-cell>
              <table:table-cell office:value-type="float" office:value="983501.819652244">
                <text:p>983501.819652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424.53605572">
                <text:p>1004424.53605572</text:p>
              </table:table-cell>
              <table:table-cell office:value-type="float" office:value="998059.037606146">
                <text:p>998059.037606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4513.36843675">
                <text:p>1004513.36843675</text:p>
              </table:table-cell>
              <table:table-cell office:value-type="float" office:value="981399.110392236">
                <text:p>981399.110392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1424.04335741">
                <text:p>1001424.04335741</text:p>
              </table:table-cell>
              <table:table-cell office:value-type="float" office:value="1003396.68418924">
                <text:p>1003396.68418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3769.97112795">
                <text:p>1003769.97112795</text:p>
              </table:table-cell>
              <table:table-cell office:value-type="float" office:value="999676.506267691">
                <text:p>999676.506267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5324.96503777">
                <text:p>1005324.96503777</text:p>
              </table:table-cell>
              <table:table-cell office:value-type="float" office:value="999353.012535382">
                <text:p>999353.012535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2681.57580569">
                <text:p>1002681.57580569</text:p>
              </table:table-cell>
              <table:table-cell office:value-type="float" office:value="988596.84593611">
                <text:p>988596.84593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627.72879342">
                <text:p>1004627.72879342</text:p>
              </table:table-cell>
              <table:table-cell office:value-type="float" office:value="989486.45369996">
                <text:p>989486.4536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5353.28299081">
                <text:p>1005353.28299081</text:p>
              </table:table-cell>
              <table:table-cell office:value-type="float" office:value="989648.200566114">
                <text:p>989648.200566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6728.817269013">
                <text:p>996728.817269013</text:p>
              </table:table-cell>
              <table:table-cell office:value-type="float" office:value="950505.458956733">
                <text:p>950505.458956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4619.748265194">
                <text:p>994619.748265194</text:p>
              </table:table-cell>
              <table:table-cell office:value-type="float" office:value="947836.635665184">
                <text:p>947836.635665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9095.249473237">
                <text:p>989095.249473237</text:p>
              </table:table-cell>
              <table:table-cell office:value-type="float" office:value="921148.402749697">
                <text:p>921148.402749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2361.546842183">
                <text:p>992361.546842183</text:p>
              </table:table-cell>
              <table:table-cell office:value-type="float" office:value="922927.618277396">
                <text:p>922927.618277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2759.150333984">
                <text:p>992759.150333984</text:p>
              </table:table-cell>
              <table:table-cell office:value-type="float" office:value="943712.090578245">
                <text:p>943712.090578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3333.961154498">
                <text:p>993333.961154498</text:p>
              </table:table-cell>
              <table:table-cell office:value-type="float" office:value="947432.268499798">
                <text:p>947432.268499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8932.076797573">
                <text:p>998932.076797573</text:p>
              </table:table-cell>
              <table:table-cell office:value-type="float" office:value="965790.53780833">
                <text:p>965790.53780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937.37610652">
                <text:p>1000937.37610652</text:p>
              </table:table-cell>
              <table:table-cell office:value-type="float" office:value="966841.892438334">
                <text:p>966841.892438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1663.97618867">
                <text:p>1001663.97618867</text:p>
              </table:table-cell>
              <table:table-cell office:value-type="float" office:value="982450.46502224">
                <text:p>982450.46502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2352.66343593">
                <text:p>1002352.66343593</text:p>
              </table:table-cell>
              <table:table-cell office:value-type="float" office:value="998301.657905378">
                <text:p>998301.657905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3062.44921512">
                <text:p>1003062.44921512</text:p>
              </table:table-cell>
              <table:table-cell office:value-type="float" office:value="993368.378487667">
                <text:p>993368.378487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4450.71970975">
                <text:p>1004450.71970975</text:p>
              </table:table-cell>
              <table:table-cell office:value-type="float" office:value="1002830.5701577">
                <text:p>1002830.5701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0263.90863088">
                <text:p>1010263.90863088</text:p>
              </table:table-cell>
              <table:table-cell office:value-type="float" office:value="984310.553983017">
                <text:p>984310.553983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5364.12853776">
                <text:p>1005364.12853776</text:p>
              </table:table-cell>
              <table:table-cell office:value-type="float" office:value="975171.856045289">
                <text:p>975171.856045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9602.34704837">
                <text:p>1009602.34704837</text:p>
              </table:table-cell>
              <table:table-cell office:value-type="float" office:value="1012535.38212697">
                <text:p>1012535.38212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1814.30316796">
                <text:p>1011814.30316796</text:p>
              </table:table-cell>
              <table:table-cell office:value-type="float" office:value="999676.506267691">
                <text:p>999676.506267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8836.62134422">
                <text:p>1008836.62134422</text:p>
              </table:table-cell>
              <table:table-cell office:value-type="float" office:value="993530.125353821">
                <text:p>993530.125353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7364.29948331">
                <text:p>1007364.29948331</text:p>
              </table:table-cell>
              <table:table-cell office:value-type="float" office:value="999595.632834614">
                <text:p>999595.632834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2033.61788855">
                <text:p>1012033.61788855</text:p>
              </table:table-cell>
              <table:table-cell office:value-type="float" office:value="981722.604124545">
                <text:p>981722.60412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8661.88445791">
                <text:p>1008661.88445791</text:p>
              </table:table-cell>
              <table:table-cell office:value-type="float" office:value="965952.284674484">
                <text:p>965952.284674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8730.0716298">
                <text:p>1008730.0716298</text:p>
              </table:table-cell>
              <table:table-cell office:value-type="float" office:value="993691.872219976">
                <text:p>993691.872219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9302.67128768">
                <text:p>1009302.67128768</text:p>
              </table:table-cell>
              <table:table-cell office:value-type="float" office:value="1018196.52244238">
                <text:p>1018196.52244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0211.03597287">
                <text:p>1010211.03597287</text:p>
              </table:table-cell>
              <table:table-cell office:value-type="float" office:value="1018439.14274161">
                <text:p>1018439.14274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4611.62215545">
                <text:p>1004611.62215545</text:p>
              </table:table-cell>
              <table:table-cell office:value-type="float" office:value="984148.807116862">
                <text:p>984148.807116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2674.91015884">
                <text:p>1002674.91015884</text:p>
              </table:table-cell>
              <table:table-cell office:value-type="float" office:value="974282.24828144">
                <text:p>974282.24828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2963.31248371">
                <text:p>1012963.31248371</text:p>
              </table:table-cell>
              <table:table-cell office:value-type="float" office:value="993610.998786899">
                <text:p>993610.9987868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9880.43296651">
                <text:p>1009880.43296651</text:p>
              </table:table-cell>
              <table:table-cell office:value-type="float" office:value="981560.857258391">
                <text:p>981560.857258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3612.40236619">
                <text:p>1003612.40236619</text:p>
              </table:table-cell>
              <table:table-cell office:value-type="float" office:value="963283.461382936">
                <text:p>963283.461382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7411.78059698">
                <text:p>1007411.78059698</text:p>
              </table:table-cell>
              <table:table-cell office:value-type="float" office:value="959078.04286292">
                <text:p>959078.04286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9454.25509774">
                <text:p>1009454.25509774</text:p>
              </table:table-cell>
              <table:table-cell office:value-type="float" office:value="970562.070359887">
                <text:p>970562.0703598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3074.12235777">
                <text:p>1003074.12235777</text:p>
              </table:table-cell>
              <table:table-cell office:value-type="float" office:value="951961.180752123">
                <text:p>951961.180752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0612.81620448">
                <text:p>1010612.81620448</text:p>
              </table:table-cell>
              <table:table-cell office:value-type="float" office:value="970481.196926809">
                <text:p>970481.1969268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8507.21424128">
                <text:p>1008507.21424128</text:p>
              </table:table-cell>
              <table:table-cell office:value-type="float" office:value="954144.763445208">
                <text:p>954144.763445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8661.43409745">
                <text:p>1008661.43409745</text:p>
              </table:table-cell>
              <table:table-cell office:value-type="float" office:value="956085.725839062">
                <text:p>956085.725839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8098.65414575">
                <text:p>1008098.65414575</text:p>
              </table:table-cell>
              <table:table-cell office:value-type="float" office:value="947755.762232107">
                <text:p>947755.762232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6466.1010313">
                <text:p>1006466.1010313</text:p>
              </table:table-cell>
              <table:table-cell office:value-type="float" office:value="946785.28103518">
                <text:p>946785.28103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4324.97695615">
                <text:p>1004324.97695615</text:p>
              </table:table-cell>
              <table:table-cell office:value-type="float" office:value="916134.249898908">
                <text:p>916134.2498989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5369.44804616">
                <text:p>1005369.44804616</text:p>
              </table:table-cell>
              <table:table-cell office:value-type="float" office:value="922361.504245855">
                <text:p>922361.504245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7685.19028946">
                <text:p>1007685.19028946</text:p>
              </table:table-cell>
              <table:table-cell office:value-type="float" office:value="905944.197331177">
                <text:p>905944.197331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3998.00135748">
                <text:p>1003998.00135748</text:p>
              </table:table-cell>
              <table:table-cell office:value-type="float" office:value="889446.016983421">
                <text:p>889446.0169834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2718.97073225">
                <text:p>1002718.97073225</text:p>
              </table:table-cell>
              <table:table-cell office:value-type="float" office:value="870440.760210271">
                <text:p>870440.760210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353.7002504">
                <text:p>1007353.7002504</text:p>
              </table:table-cell>
              <table:table-cell office:value-type="float" office:value="895915.8916296">
                <text:p>895915.8916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9441.15473793">
                <text:p>1009441.15473793</text:p>
              </table:table-cell>
              <table:table-cell office:value-type="float" office:value="918883.946623534">
                <text:p>918883.9466235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8422.30830945">
                <text:p>1008422.30830945</text:p>
              </table:table-cell>
              <table:table-cell office:value-type="float" office:value="911686.21107966">
                <text:p>911686.21107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0954.29813466">
                <text:p>1010954.29813466</text:p>
              </table:table-cell>
              <table:table-cell office:value-type="float" office:value="930691.46785281">
                <text:p>930691.467852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9729.70537101">
                <text:p>1009729.70537101</text:p>
              </table:table-cell>
              <table:table-cell office:value-type="float" office:value="920339.668418924">
                <text:p>920339.668418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4802.77143074">
                <text:p>1004802.77143074</text:p>
              </table:table-cell>
              <table:table-cell office:value-type="float" office:value="898989.082086534">
                <text:p>898989.082086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4639.74506964">
                <text:p>1004639.74506964</text:p>
              </table:table-cell>
              <table:table-cell office:value-type="float" office:value="893570.56207036">
                <text:p>893570.56207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6287.85167149">
                <text:p>1006287.85167149</text:p>
              </table:table-cell>
              <table:table-cell office:value-type="float" office:value="923412.858875859">
                <text:p>923412.858875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0922.17968462">
                <text:p>1010922.17968462</text:p>
              </table:table-cell>
              <table:table-cell office:value-type="float" office:value="951475.94015366">
                <text:p>951475.94015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0430.43451815">
                <text:p>1010430.43451815</text:p>
              </table:table-cell>
              <table:table-cell office:value-type="float" office:value="952608.168216741">
                <text:p>952608.168216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2046.11246375">
                <text:p>1012046.11246375</text:p>
              </table:table-cell>
              <table:table-cell office:value-type="float" office:value="962151.233319854">
                <text:p>962151.233319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7399.07511632">
                <text:p>1017399.07511632</text:p>
              </table:table-cell>
              <table:table-cell office:value-type="float" office:value="956490.093004448">
                <text:p>956490.093004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1909.50228297">
                <text:p>1011909.50228297</text:p>
              </table:table-cell>
              <table:table-cell office:value-type="float" office:value="940315.406389001">
                <text:p>940315.406389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1657.25378935">
                <text:p>1011657.25378935</text:p>
              </table:table-cell>
              <table:table-cell office:value-type="float" office:value="927456.530529721">
                <text:p>927456.530529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0875.98466017">
                <text:p>1010875.98466017</text:p>
              </table:table-cell>
              <table:table-cell office:value-type="float" office:value="919045.693489689">
                <text:p>919045.693489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4989.40656312">
                <text:p>1024989.40656312</text:p>
              </table:table-cell>
              <table:table-cell office:value-type="float" office:value="913141.932875051">
                <text:p>913141.9328750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5645.05733247">
                <text:p>1015645.05733247</text:p>
              </table:table-cell>
              <table:table-cell office:value-type="float" office:value="937646.583097452">
                <text:p>937646.5830974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8249.33126718">
                <text:p>1018249.33126718</text:p>
              </table:table-cell>
              <table:table-cell office:value-type="float" office:value="947513.141932875">
                <text:p>947513.141932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2286.15104745">
                <text:p>1012286.15104745</text:p>
              </table:table-cell>
              <table:table-cell office:value-type="float" office:value="921552.769915083">
                <text:p>921552.769915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6333.36586466">
                <text:p>1016333.36586466</text:p>
              </table:table-cell>
              <table:table-cell office:value-type="float" office:value="928346.138293571">
                <text:p>928346.138293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9900.25128921">
                <text:p>1019900.25128921</text:p>
              </table:table-cell>
              <table:table-cell office:value-type="float" office:value="952689.041649818">
                <text:p>952689.041649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3020.205523">
                <text:p>1023020.205523</text:p>
              </table:table-cell>
              <table:table-cell office:value-type="float" office:value="962717.347351395">
                <text:p>962717.347351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3310.88058531">
                <text:p>1023310.88058531</text:p>
              </table:table-cell>
              <table:table-cell office:value-type="float" office:value="958511.928831379">
                <text:p>958511.928831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042.11650366">
                <text:p>1023042.11650366</text:p>
              </table:table-cell>
              <table:table-cell office:value-type="float" office:value="955923.978972908">
                <text:p>955923.978972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3856.44724185">
                <text:p>1023856.44724185</text:p>
              </table:table-cell>
              <table:table-cell office:value-type="float" office:value="929235.74605742">
                <text:p>929235.74605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7382.19051167">
                <text:p>1027382.19051167</text:p>
              </table:table-cell>
              <table:table-cell office:value-type="float" office:value="915972.503032754">
                <text:p>915972.503032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8976.91931497">
                <text:p>1028976.91931497</text:p>
              </table:table-cell>
              <table:table-cell office:value-type="float" office:value="930125.35382127">
                <text:p>930125.35382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9597.95836262">
                <text:p>1029597.95836262</text:p>
              </table:table-cell>
              <table:table-cell office:value-type="float" office:value="917185.604528912">
                <text:p>917185.604528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8283.71609391">
                <text:p>1028283.71609391</text:p>
              </table:table-cell>
              <table:table-cell office:value-type="float" office:value="887990.295188031">
                <text:p>887990.295188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5263.01189636">
                <text:p>1025263.01189636</text:p>
              </table:table-cell>
              <table:table-cell office:value-type="float" office:value="887262.434290336">
                <text:p>887262.434290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8782.24837138">
                <text:p>1028782.24837138</text:p>
              </table:table-cell>
              <table:table-cell office:value-type="float" office:value="901981.399110392">
                <text:p>901981.399110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8488.17388599">
                <text:p>1028488.17388599</text:p>
              </table:table-cell>
              <table:table-cell office:value-type="float" office:value="942660.735948241">
                <text:p>942660.735948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343.72237311">
                <text:p>1028343.72237311</text:p>
              </table:table-cell>
              <table:table-cell office:value-type="float" office:value="942013.748483623">
                <text:p>942013.7484836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32143.71392697">
                <text:p>1032143.71392697</text:p>
              </table:table-cell>
              <table:table-cell office:value-type="float" office:value="950101.091791347">
                <text:p>950101.091791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1706.01821143">
                <text:p>1031706.01821143</text:p>
              </table:table-cell>
              <table:table-cell office:value-type="float" office:value="930448.847553579">
                <text:p>930448.847553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1260.0087305">
                <text:p>1031260.0087305</text:p>
              </table:table-cell>
              <table:table-cell office:value-type="float" office:value="924221.593206632">
                <text:p>924221.593206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6305.32955311">
                <text:p>1026305.32955311</text:p>
              </table:table-cell>
              <table:table-cell office:value-type="float" office:value="884512.73756571">
                <text:p>884512.73756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1580.70079617">
                <text:p>1031580.70079617</text:p>
              </table:table-cell>
              <table:table-cell office:value-type="float" office:value="925434.69470279">
                <text:p>925434.694702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1008.83698567">
                <text:p>1031008.83698567</text:p>
              </table:table-cell>
              <table:table-cell office:value-type="float" office:value="884270.117266478">
                <text:p>884270.117266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7201.29987356">
                <text:p>1037201.29987356</text:p>
              </table:table-cell>
              <table:table-cell office:value-type="float" office:value="945895.67327133">
                <text:p>945895.67327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3701.38264436">
                <text:p>1043701.38264436</text:p>
              </table:table-cell>
              <table:table-cell office:value-type="float" office:value="947270.521633643">
                <text:p>947270.521633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5541.32090746">
                <text:p>1045541.32090746</text:p>
              </table:table-cell>
              <table:table-cell office:value-type="float" office:value="993853.61908613">
                <text:p>993853.61908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5686.50558607">
                <text:p>1045686.50558607</text:p>
              </table:table-cell>
              <table:table-cell office:value-type="float" office:value="988515.972503033">
                <text:p>988515.972503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3885.63523936">
                <text:p>1043885.63523936</text:p>
              </table:table-cell>
              <table:table-cell office:value-type="float" office:value="1014395.47108775">
                <text:p>1014395.47108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3085.91965732">
                <text:p>1043085.91965732</text:p>
              </table:table-cell>
              <table:table-cell office:value-type="float" office:value="1018762.63647392">
                <text:p>1018762.636473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8978.4741271">
                <text:p>1038978.4741271</text:p>
              </table:table-cell>
              <table:table-cell office:value-type="float" office:value="1025717.75171856">
                <text:p>1025717.75171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4227.10406981">
                <text:p>1044227.10406981</text:p>
              </table:table-cell>
              <table:table-cell office:value-type="float" office:value="1028710.06874242">
                <text:p>1028710.068742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5404.51287218">
                <text:p>1045404.51287218</text:p>
              </table:table-cell>
              <table:table-cell office:value-type="float" office:value="1050222.40194096">
                <text:p>1050222.40194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37942.4107424">
                <text:p>1037942.4107424</text:p>
              </table:table-cell>
              <table:table-cell office:value-type="float" office:value="1054185.20016175">
                <text:p>1054185.20016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40183.35577403">
                <text:p>1040183.35577403</text:p>
              </table:table-cell>
              <table:table-cell office:value-type="float" office:value="1060088.96077639">
                <text:p>1060088.960776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8366.24554541">
                <text:p>1048366.24554541</text:p>
              </table:table-cell>
              <table:table-cell office:value-type="float" office:value="1059361.09987869">
                <text:p>1059361.09987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2293.58520179">
                <text:p>1052293.58520179</text:p>
              </table:table-cell>
              <table:table-cell office:value-type="float" office:value="1044884.75535786">
                <text:p>1044884.755357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2596.80728611">
                <text:p>1052596.80728611</text:p>
              </table:table-cell>
              <table:table-cell office:value-type="float" office:value="1045531.74282248">
                <text:p>1045531.74282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0301.23216933">
                <text:p>1050301.23216933</text:p>
              </table:table-cell>
              <table:table-cell office:value-type="float" office:value="1028790.9421755">
                <text:p>1028790.94217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4909.34025354">
                <text:p>1054909.34025354</text:p>
              </table:table-cell>
              <table:table-cell office:value-type="float" office:value="1037363.52608168">
                <text:p>1037363.52608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3277.23775646">
                <text:p>1053277.23775646</text:p>
              </table:table-cell>
              <table:table-cell office:value-type="float" office:value="1031378.89203397">
                <text:p>1031378.892033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8799.6542151">
                <text:p>1068799.6542151</text:p>
              </table:table-cell>
              <table:table-cell office:value-type="float" office:value="1038495.75414476">
                <text:p>1038495.75414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4762.07854347">
                <text:p>1074762.07854347</text:p>
              </table:table-cell>
              <table:table-cell office:value-type="float" office:value="1035018.19652244">
                <text:p>1035018.19652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73930.84543345">
                <text:p>1073930.84543345</text:p>
              </table:table-cell>
              <table:table-cell office:value-type="float" office:value="1039547.10877477">
                <text:p>1039547.10877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62472.26210584">
                <text:p>1062472.26210584</text:p>
              </table:table-cell>
              <table:table-cell office:value-type="float" office:value="1058714.11241407">
                <text:p>1058714.11241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62788.47258882">
                <text:p>1062788.47258882</text:p>
              </table:table-cell>
              <table:table-cell office:value-type="float" office:value="1066235.34169025">
                <text:p>1066235.34169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9124.28649806">
                <text:p>1059124.28649806</text:p>
              </table:table-cell>
              <table:table-cell office:value-type="float" office:value="1055317.42822483">
                <text:p>1055317.42822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6059.82821902">
                <text:p>1056059.82821902</text:p>
              </table:table-cell>
              <table:table-cell office:value-type="float" office:value="1054023.45329559">
                <text:p>1054023.453295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5446.85783528">
                <text:p>1055446.85783528</text:p>
              </table:table-cell>
              <table:table-cell office:value-type="float" office:value="1054913.06105944">
                <text:p>1054913.061059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56163.49087958">
                <text:p>1056163.49087958</text:p>
              </table:table-cell>
              <table:table-cell office:value-type="float" office:value="1039547.10877477">
                <text:p>1039547.10877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5851.58663944">
                <text:p>1055851.58663944</text:p>
              </table:table-cell>
              <table:table-cell office:value-type="float" office:value="1029680.54993934">
                <text:p>1029680.54993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61718.10721446">
                <text:p>1061718.10721446</text:p>
              </table:table-cell>
              <table:table-cell office:value-type="float" office:value="1020946.219167">
                <text:p>1020946.2191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8120.15478874">
                <text:p>1068120.15478874</text:p>
              </table:table-cell>
              <table:table-cell office:value-type="float" office:value="1007763.84957541">
                <text:p>1007763.849575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7653.39512233">
                <text:p>1067653.39512233</text:p>
              </table:table-cell>
              <table:table-cell office:value-type="float" office:value="998867.771936919">
                <text:p>998867.7719369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8134.5780856">
                <text:p>1078134.5780856</text:p>
              </table:table-cell>
              <table:table-cell office:value-type="float" office:value="1010594.41973312">
                <text:p>1010594.41973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85333.99666365">
                <text:p>1085333.99666365</text:p>
              </table:table-cell>
              <table:table-cell office:value-type="float" office:value="1013505.8633239">
                <text:p>1013505.86332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4301.73161062">
                <text:p>1074301.73161062</text:p>
              </table:table-cell>
              <table:table-cell office:value-type="float" office:value="1019652.24423777">
                <text:p>1019652.244237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0849.63596789">
                <text:p>1070849.63596789</text:p>
              </table:table-cell>
              <table:table-cell office:value-type="float" office:value="1005903.76061464">
                <text:p>1005903.76061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1523.30886885">
                <text:p>1071523.30886885</text:p>
              </table:table-cell>
              <table:table-cell office:value-type="float" office:value="1000808.73433077">
                <text:p>1000808.73433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73464.24109203">
                <text:p>1073464.24109203</text:p>
              </table:table-cell>
              <table:table-cell office:value-type="float" office:value="997816.417306915">
                <text:p>997816.4173069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72604.44957903">
                <text:p>1072604.44957903</text:p>
              </table:table-cell>
              <table:table-cell office:value-type="float" office:value="995632.834613829">
                <text:p>995632.834613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76073.03037685">
                <text:p>1076073.03037685</text:p>
              </table:table-cell>
              <table:table-cell office:value-type="float" office:value="1013667.61019005">
                <text:p>1013667.61019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71612.67833839">
                <text:p>1071612.67833839</text:p>
              </table:table-cell>
              <table:table-cell office:value-type="float" office:value="1000970.48119693">
                <text:p>1000970.481196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68879.49693952">
                <text:p>1068879.49693952</text:p>
              </table:table-cell>
              <table:table-cell office:value-type="float" office:value="1000161.74686615">
                <text:p>1000161.746866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33189.1355513">
                <text:p>1033189.1355513</text:p>
              </table:table-cell>
              <table:table-cell office:value-type="float" office:value="1014233.72422159">
                <text:p>1014233.72422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8403.35238325">
                <text:p>1038403.35238325</text:p>
              </table:table-cell>
              <table:table-cell office:value-type="float" office:value="1006550.74807926">
                <text:p>1006550.74807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2617.30373379">
                <text:p>1042617.30373379</text:p>
              </table:table-cell>
              <table:table-cell office:value-type="float" office:value="1010837.04003235">
                <text:p>1010837.040032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7119.2515719">
                <text:p>1057119.2515719</text:p>
              </table:table-cell>
              <table:table-cell office:value-type="float" office:value="1011403.15406389">
                <text:p>1011403.154063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9133.49259711">
                <text:p>1059133.49259711</text:p>
              </table:table-cell>
              <table:table-cell office:value-type="float" office:value="1022240.19409624">
                <text:p>1022240.19409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2679.88380524">
                <text:p>1062679.88380524</text:p>
              </table:table-cell>
              <table:table-cell office:value-type="float" office:value="1032511.12009705">
                <text:p>1032511.120097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8532.09886808">
                <text:p>1058532.09886808</text:p>
              </table:table-cell>
              <table:table-cell office:value-type="float" office:value="1033643.34816013">
                <text:p>1033643.34816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59239.99832935">
                <text:p>1059239.99832935</text:p>
              </table:table-cell>
              <table:table-cell office:value-type="float" office:value="1057339.26405176">
                <text:p>1057339.26405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0977.22414248">
                <text:p>1050977.22414248</text:p>
              </table:table-cell>
              <table:table-cell office:value-type="float" office:value="1046502.22401941">
                <text:p>1046502.22401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7180.32920746">
                <text:p>1057180.32920746</text:p>
              </table:table-cell>
              <table:table-cell office:value-type="float" office:value="1042458.55236555">
                <text:p>1042458.552365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4101.25038271">
                <text:p>1064101.25038271</text:p>
              </table:table-cell>
              <table:table-cell office:value-type="float" office:value="1037687.01981399">
                <text:p>1037687.01981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8774.45333383">
                <text:p>1058774.45333383</text:p>
              </table:table-cell>
              <table:table-cell office:value-type="float" office:value="1034209.46219167">
                <text:p>1034209.46219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8850.03390212">
                <text:p>1058850.03390212</text:p>
              </table:table-cell>
              <table:table-cell office:value-type="float" office:value="1035099.06995552">
                <text:p>1035099.069955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82893.17143356">
                <text:p>1082893.17143356</text:p>
              </table:table-cell>
              <table:table-cell office:value-type="float" office:value="1047230.0849171">
                <text:p>1047230.08491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3481.61663019">
                <text:p>1083481.61663019</text:p>
              </table:table-cell>
              <table:table-cell office:value-type="float" office:value="1055640.92195714">
                <text:p>1055640.92195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4846.16674883">
                <text:p>1084846.16674883</text:p>
              </table:table-cell>
              <table:table-cell office:value-type="float" office:value="1053133.84553174">
                <text:p>1053133.845531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81184.06153623">
                <text:p>1081184.06153623</text:p>
              </table:table-cell>
              <table:table-cell office:value-type="float" office:value="1043833.40072786">
                <text:p>1043833.400727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68902.29821964">
                <text:p>1068902.29821964</text:p>
              </table:table-cell>
              <table:table-cell office:value-type="float" office:value="1043995.14759402">
                <text:p>1043995.147594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8539.43008438">
                <text:p>1068539.43008438</text:p>
              </table:table-cell>
              <table:table-cell office:value-type="float" office:value="1050626.76910635">
                <text:p>1050626.7691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75651.74217329">
                <text:p>1075651.74217329</text:p>
              </table:table-cell>
              <table:table-cell office:value-type="float" office:value="1058794.98584715">
                <text:p>1058794.985847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76345.04522213">
                <text:p>1076345.04522213</text:p>
              </table:table-cell>
              <table:table-cell office:value-type="float" office:value="1053780.83299636">
                <text:p>1053780.832996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83045.05623821">
                <text:p>1083045.05623821</text:p>
              </table:table-cell>
              <table:table-cell office:value-type="float" office:value="1064941.36676102">
                <text:p>1064941.366761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78492.95173835">
                <text:p>1078492.95173835</text:p>
              </table:table-cell>
              <table:table-cell office:value-type="float" office:value="1055964.41568945">
                <text:p>1055964.41568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83010.43581586">
                <text:p>1083010.43581586</text:p>
              </table:table-cell>
              <table:table-cell office:value-type="float" office:value="1051920.74403558">
                <text:p>1051920.744035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86727.76456154">
                <text:p>1086727.76456154</text:p>
              </table:table-cell>
              <table:table-cell office:value-type="float" office:value="1047230.0849171">
                <text:p>1047230.08491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93169.33703607">
                <text:p>1093169.33703607</text:p>
              </table:table-cell>
              <table:table-cell office:value-type="float" office:value="1056854.0234533">
                <text:p>1056854.0234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94693.81287198">
                <text:p>1094693.81287198</text:p>
              </table:table-cell>
              <table:table-cell office:value-type="float" office:value="1063890.01213102">
                <text:p>1063890.01213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9328.1461648">
                <text:p>1089328.1461648</text:p>
              </table:table-cell>
              <table:table-cell office:value-type="float" office:value="1067691.06348565">
                <text:p>1067691.063485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90395.88233814">
                <text:p>1090395.88233814</text:p>
              </table:table-cell>
              <table:table-cell office:value-type="float" office:value="1069389.40558027">
                <text:p>1069389.40558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9895.94730053">
                <text:p>1089895.94730053</text:p>
              </table:table-cell>
              <table:table-cell office:value-type="float" office:value="1066882.32915487">
                <text:p>1066882.329154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92745.33704115">
                <text:p>1092745.33704115</text:p>
              </table:table-cell>
              <table:table-cell office:value-type="float" office:value="1063404.77153255">
                <text:p>1063404.77153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88558.28337075">
                <text:p>1088558.28337075</text:p>
              </table:table-cell>
              <table:table-cell office:value-type="float" office:value="1056530.52972099">
                <text:p>1056530.52972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9360.89165599">
                <text:p>1089360.89165599</text:p>
              </table:table-cell>
              <table:table-cell office:value-type="float" office:value="1047472.70521634">
                <text:p>1047472.705216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95648.18994377">
                <text:p>1095648.18994377</text:p>
              </table:table-cell>
              <table:table-cell office:value-type="float" office:value="1048604.93327942">
                <text:p>1048604.933279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95134.36347706">
                <text:p>1095134.36347706</text:p>
              </table:table-cell>
              <table:table-cell office:value-type="float" office:value="1043267.28669632">
                <text:p>1043267.286696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2936.19606078">
                <text:p>1092936.19606078</text:p>
              </table:table-cell>
              <table:table-cell office:value-type="float" office:value="1029195.30934088">
                <text:p>1029195.309340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6798.11889459">
                <text:p>1076798.11889459</text:p>
              </table:table-cell>
              <table:table-cell office:value-type="float" office:value="1023372.42215932">
                <text:p>1023372.422159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82318.97744675">
                <text:p>1082318.97744675</text:p>
              </table:table-cell>
              <table:table-cell office:value-type="float" office:value="1034937.32308937">
                <text:p>1034937.323089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81674.38295561">
                <text:p>1081674.38295561</text:p>
              </table:table-cell>
              <table:table-cell office:value-type="float" office:value="1031217.14516781">
                <text:p>1031217.145167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4525.68713222">
                <text:p>1084525.68713222</text:p>
              </table:table-cell>
              <table:table-cell office:value-type="float" office:value="1030408.41083704">
                <text:p>1030408.410837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82433.17789121">
                <text:p>1082433.17789121</text:p>
              </table:table-cell>
              <table:table-cell office:value-type="float" office:value="1030489.28427012">
                <text:p>1030489.284270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81687.43806209">
                <text:p>1081687.43806209</text:p>
              </table:table-cell>
              <table:table-cell office:value-type="float" office:value="1038253.13384553">
                <text:p>1038253.133845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5768.2194334">
                <text:p>1075768.2194334</text:p>
              </table:table-cell>
              <table:table-cell office:value-type="float" office:value="1041407.19773554">
                <text:p>1041407.197735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74056.78435432">
                <text:p>1074056.78435432</text:p>
              </table:table-cell>
              <table:table-cell office:value-type="float" office:value="1044965.62879094">
                <text:p>1044965.62879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77262.35065686">
                <text:p>1077262.35065686</text:p>
              </table:table-cell>
              <table:table-cell office:value-type="float" office:value="1047634.45208249">
                <text:p>1047634.45208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89369.64887975">
                <text:p>1089369.64887975</text:p>
              </table:table-cell>
              <table:table-cell office:value-type="float" office:value="1044399.5147594">
                <text:p>1044399.51475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90327.84395594">
                <text:p>1090327.84395594</text:p>
              </table:table-cell>
              <table:table-cell office:value-type="float" office:value="1044480.38819248">
                <text:p>1044480.388192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92603.35248576">
                <text:p>1092603.35248576</text:p>
              </table:table-cell>
              <table:table-cell office:value-type="float" office:value="1043671.65386171">
                <text:p>1043671.653861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1014.62555307">
                <text:p>1091014.62555307</text:p>
              </table:table-cell>
              <table:table-cell office:value-type="float" office:value="1039304.48847554">
                <text:p>1039304.48847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0725.79955976">
                <text:p>1090725.79955976</text:p>
              </table:table-cell>
              <table:table-cell office:value-type="float" office:value="1040679.33683785">
                <text:p>1040679.336837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92254.27727424">
                <text:p>1092254.27727424</text:p>
              </table:table-cell>
              <table:table-cell office:value-type="float" office:value="1033562.47472705">
                <text:p>1033562.47472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2303.3010638">
                <text:p>1092303.3010638</text:p>
              </table:table-cell>
              <table:table-cell office:value-type="float" office:value="1026607.35948241">
                <text:p>1026607.359482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92344.65769447">
                <text:p>1092344.65769447</text:p>
              </table:table-cell>
              <table:table-cell office:value-type="float" office:value="1029114.4359078">
                <text:p>1029114.43590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92286.56604386">
                <text:p>1092286.56604386</text:p>
              </table:table-cell>
              <table:table-cell office:value-type="float" office:value="1026041.24545087">
                <text:p>1026041.24545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7743.20895497">
                <text:p>1087743.20895497</text:p>
              </table:table-cell>
              <table:table-cell office:value-type="float" office:value="1016336.4334816">
                <text:p>1016336.43348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9921.51772492">
                <text:p>1089921.51772492</text:p>
              </table:table-cell>
              <table:table-cell office:value-type="float" office:value="1013424.98989082">
                <text:p>1013424.989890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60870.5958318">
                <text:p>1060870.5958318</text:p>
              </table:table-cell>
              <table:table-cell office:value-type="float" office:value="1016902.54751314">
                <text:p>1016902.547513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8772.67251876">
                <text:p>1058772.67251876</text:p>
              </table:table-cell>
              <table:table-cell office:value-type="float" office:value="1001374.84836231">
                <text:p>1001374.848362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56851.41713105">
                <text:p>1056851.41713105</text:p>
              </table:table-cell>
              <table:table-cell office:value-type="float" office:value="997816.417306915">
                <text:p>997816.4173069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8449.10614612">
                <text:p>1068449.10614612</text:p>
              </table:table-cell>
              <table:table-cell office:value-type="float" office:value="984714.921148403">
                <text:p>984714.9211484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71213.23595376">
                <text:p>1071213.23595376</text:p>
              </table:table-cell>
              <table:table-cell office:value-type="float" office:value="1003315.81075617">
                <text:p>1003315.810756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4365.33880827">
                <text:p>1074365.33880827</text:p>
              </table:table-cell>
              <table:table-cell office:value-type="float" office:value="1014961.58511929">
                <text:p>1014961.585119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7098.08125683">
                <text:p>1057098.08125683</text:p>
              </table:table-cell>
              <table:table-cell office:value-type="float" office:value="1021107.96603316">
                <text:p>1021107.966033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57424.71036907">
                <text:p>1057424.71036907</text:p>
              </table:table-cell>
              <table:table-cell office:value-type="float" office:value="1014071.97735544">
                <text:p>1014071.97735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9534.23466555">
                <text:p>1059534.23466555</text:p>
              </table:table-cell>
              <table:table-cell office:value-type="float" office:value="1033238.98099474">
                <text:p>1033238.980994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7604.25502202">
                <text:p>1077604.25502202</text:p>
              </table:table-cell>
              <table:table-cell office:value-type="float" office:value="1034694.70279013">
                <text:p>1034694.70279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6643.33422774">
                <text:p>1076643.33422774</text:p>
              </table:table-cell>
              <table:table-cell office:value-type="float" office:value="1025717.75171856">
                <text:p>1025717.751718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6971.88792482">
                <text:p>1096971.88792482</text:p>
              </table:table-cell>
              <table:table-cell office:value-type="float" office:value="1033805.09502628">
                <text:p>1033805.095026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95863.12184393">
                <text:p>1095863.12184393</text:p>
              </table:table-cell>
              <table:table-cell office:value-type="float" office:value="1041649.81803478">
                <text:p>1041649.81803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92652.30506103">
                <text:p>1092652.30506103</text:p>
              </table:table-cell>
              <table:table-cell office:value-type="float" office:value="1024019.40962394">
                <text:p>1024019.40962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92194.68849245">
                <text:p>1092194.68849245</text:p>
              </table:table-cell>
              <table:table-cell office:value-type="float" office:value="1021835.82693085">
                <text:p>1021835.826930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7750.89435964">
                <text:p>1097750.89435964</text:p>
              </table:table-cell>
              <table:table-cell office:value-type="float" office:value="1039142.74160938">
                <text:p>1039142.741609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92102.78142319">
                <text:p>1092102.78142319</text:p>
              </table:table-cell>
              <table:table-cell office:value-type="float" office:value="1032753.74039628">
                <text:p>1032753.740396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92317.20586793">
                <text:p>1092317.20586793</text:p>
              </table:table-cell>
              <table:table-cell office:value-type="float" office:value="1021835.82693085">
                <text:p>1021835.826930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3043.27604969">
                <text:p>1093043.27604969</text:p>
              </table:table-cell>
              <table:table-cell office:value-type="float" office:value="1022482.81439547">
                <text:p>1022482.814395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5892.43280916">
                <text:p>1095892.43280916</text:p>
              </table:table-cell>
              <table:table-cell office:value-type="float" office:value="1028871.81560857">
                <text:p>1028871.81560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6419.7606912">
                <text:p>1096419.7606912</text:p>
              </table:table-cell>
              <table:table-cell office:value-type="float" office:value="1049898.90820865">
                <text:p>1049898.90820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6291.12428412">
                <text:p>1096291.12428412</text:p>
              </table:table-cell>
              <table:table-cell office:value-type="float" office:value="1047715.32551557">
                <text:p>1047715.325515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5362.31018634">
                <text:p>1095362.31018634</text:p>
              </table:table-cell>
              <table:table-cell office:value-type="float" office:value="1044642.13505863">
                <text:p>1044642.135058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95623.12707358">
                <text:p>1095623.12707358</text:p>
              </table:table-cell>
              <table:table-cell office:value-type="float" office:value="1038010.5135463">
                <text:p>1038010.51354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96723.9022348">
                <text:p>1096723.9022348</text:p>
              </table:table-cell>
              <table:table-cell office:value-type="float" office:value="1041326.32430247">
                <text:p>1041326.324302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00173.83132613">
                <text:p>1100173.83132613</text:p>
              </table:table-cell>
              <table:table-cell office:value-type="float" office:value="1038819.24787707">
                <text:p>1038819.247877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00021.18275398">
                <text:p>1100021.18275398</text:p>
              </table:table-cell>
              <table:table-cell office:value-type="float" office:value="1032672.8669632">
                <text:p>1032672.86696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08675.74545553">
                <text:p>1108675.74545553</text:p>
              </table:table-cell>
              <table:table-cell office:value-type="float" office:value="1032268.49979782">
                <text:p>1032268.499797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00670.3946682">
                <text:p>1100670.3946682</text:p>
              </table:table-cell>
              <table:table-cell office:value-type="float" office:value="1034613.82935706">
                <text:p>1034613.829357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00533.72003015">
                <text:p>1100533.72003015</text:p>
              </table:table-cell>
              <table:table-cell office:value-type="float" office:value="1029923.17023858">
                <text:p>1029923.17023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5671.96896171">
                <text:p>1105671.96896171</text:p>
              </table:table-cell>
              <table:table-cell office:value-type="float" office:value="1023534.16902548">
                <text:p>1023534.16902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2047.20700994">
                <text:p>1102047.20700994</text:p>
              </table:table-cell>
              <table:table-cell office:value-type="float" office:value="1020622.72543469">
                <text:p>1020622.725434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1341.35443162">
                <text:p>1101341.35443162</text:p>
              </table:table-cell>
              <table:table-cell office:value-type="float" office:value="1018358.26930853">
                <text:p>1018358.269308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01093.39934338">
                <text:p>1101093.39934338</text:p>
              </table:table-cell>
              <table:table-cell office:value-type="float" office:value="1020299.23170239">
                <text:p>1020299.231702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99279.34324429">
                <text:p>1099279.34324429</text:p>
              </table:table-cell>
              <table:table-cell office:value-type="float" office:value="1004286.29195309">
                <text:p>1004286.291953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00715.38549879">
                <text:p>1100715.38549879</text:p>
              </table:table-cell>
              <table:table-cell office:value-type="float" office:value="996765.062676911">
                <text:p>996765.0626769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02868.75043599">
                <text:p>1102868.75043599</text:p>
              </table:table-cell>
              <table:table-cell office:value-type="float" office:value="1014476.34452083">
                <text:p>1014476.344520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01371.64157698">
                <text:p>1101371.64157698</text:p>
              </table:table-cell>
              <table:table-cell office:value-type="float" office:value="1011969.26809543">
                <text:p>1011969.268095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00119.28463455">
                <text:p>1100119.28463455</text:p>
              </table:table-cell>
              <table:table-cell office:value-type="float" office:value="1008087.34330772">
                <text:p>1008087.343307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00012.82775238">
                <text:p>1100012.82775238</text:p>
              </table:table-cell>
              <table:table-cell office:value-type="float" office:value="1007521.22927618">
                <text:p>1007521.229276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91265.90959099">
                <text:p>1091265.90959099</text:p>
              </table:table-cell>
              <table:table-cell office:value-type="float" office:value="1001860.08896078">
                <text:p>1001860.08896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8916.98408106">
                <text:p>1078916.98408106</text:p>
              </table:table-cell>
              <table:table-cell office:value-type="float" office:value="999595.632834614">
                <text:p>999595.6328346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9315.54716067">
                <text:p>1079315.54716067</text:p>
              </table:table-cell>
              <table:table-cell office:value-type="float" office:value="1000889.60776385">
                <text:p>1000889.607763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95931.1419262">
                <text:p>1095931.1419262</text:p>
              </table:table-cell>
              <table:table-cell office:value-type="float" office:value="1010837.04003235">
                <text:p>1010837.040032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5436.71154391">
                <text:p>1075436.71154391</text:p>
              </table:table-cell>
              <table:table-cell office:value-type="float" office:value="1009057.82450465">
                <text:p>1009057.824504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76204.95779525">
                <text:p>1076204.95779525</text:p>
              </table:table-cell>
              <table:table-cell office:value-type="float" office:value="1001860.08896078">
                <text:p>1001860.088960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82281.9511327">
                <text:p>1082281.9511327</text:p>
              </table:table-cell>
              <table:table-cell office:value-type="float" office:value="1003477.55762232">
                <text:p>1003477.557622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78772.87526528">
                <text:p>1078772.87526528</text:p>
              </table:table-cell>
              <table:table-cell office:value-type="float" office:value="994500.606550748">
                <text:p>994500.6065507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9076.52184254">
                <text:p>1079076.52184254</text:p>
              </table:table-cell>
              <table:table-cell office:value-type="float" office:value="991023.048928427">
                <text:p>991023.0489284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87060.72749843">
                <text:p>1087060.72749843</text:p>
              </table:table-cell>
              <table:table-cell office:value-type="float" office:value="992236.150424585">
                <text:p>992236.150424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93645.85903696">
                <text:p>1093645.85903696</text:p>
              </table:table-cell>
              <table:table-cell office:value-type="float" office:value="994177.112818439">
                <text:p>994177.1128184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90376.21655176">
                <text:p>1090376.21655176</text:p>
              </table:table-cell>
              <table:table-cell office:value-type="float" office:value="996118.075212293">
                <text:p>996118.0752122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92942.07701216">
                <text:p>1092942.07701216</text:p>
              </table:table-cell>
              <table:table-cell office:value-type="float" office:value="991023.048928427">
                <text:p>991023.0489284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8856.36954499">
                <text:p>1098856.36954499</text:p>
              </table:table-cell>
              <table:table-cell office:value-type="float" office:value="991508.28952689">
                <text:p>991508.28952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